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de" svg:font-family="Code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de1" svg:font-family="Code" style:font-family-generic="system" style:font-pitch="variable"/>
    <style:font-face style:name="Courier New1" svg:font-family="'Courier New'" style:font-family-generic="system" style:font-pitch="variable"/>
    <style:font-face style:name="HiddenHorzOCR" svg:font-family="HiddenHorzOCR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line-height="100%" fo:text-align="justify" style:justify-single-word="false"/>
    </style:style>
    <style:style style:name="P2" style:family="paragraph" style:parent-style-name="List_20_Paragraph" style:list-style-name="WWNum67">
      <style:paragraph-properties fo:margin-top="0cm" fo:margin-bottom="0cm" loext:contextual-spacing="true" fo:line-height="100%" fo:text-align="justify" style:justify-single-word="false"/>
    </style:style>
    <style:style style:name="P3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</style:style>
    <style:style style:name="P4" style:family="paragraph" style:parent-style-name="List_20_Paragraph" style:list-style-name="WWNum95">
      <style:paragraph-properties fo:margin-top="0cm" fo:margin-bottom="0cm" loext:contextual-spacing="true" fo:line-height="100%" fo:text-align="justify" style:justify-single-word="false"/>
    </style:style>
    <style:style style:name="P5" style:family="paragraph" style:parent-style-name="List_20_Paragraph" style:list-style-name="WWNum97">
      <style:paragraph-properties fo:margin-top="0cm" fo:margin-bottom="0cm" loext:contextual-spacing="true" fo:line-height="100%" fo:text-align="justify" style:justify-single-word="false"/>
    </style:style>
    <style:style style:name="P6" style:family="paragraph" style:parent-style-name="List_20_Paragraph" style:list-style-name="WWNum99">
      <style:paragraph-properties fo:margin-top="0cm" fo:margin-bottom="0cm" loext:contextual-spacing="true" fo:line-height="100%" fo:text-align="justify" style:justify-single-word="false"/>
    </style:style>
    <style:style style:name="P7" style:family="paragraph" style:parent-style-name="List_20_Paragraph" style:list-style-name="WWNum100">
      <style:paragraph-properties fo:margin-top="0cm" fo:margin-bottom="0cm" loext:contextual-spacing="true" fo:line-height="100%" fo:text-align="justify" style:justify-single-word="false"/>
    </style:style>
    <style:style style:name="P8" style:family="paragraph" style:parent-style-name="List_20_Paragraph" style:list-style-name="WWNum103">
      <style:paragraph-properties fo:margin-top="0cm" fo:margin-bottom="0cm" loext:contextual-spacing="true" fo:line-height="100%" fo:text-align="justify" style:justify-single-word="false"/>
    </style:style>
    <style:style style:name="P9" style:family="paragraph" style:parent-style-name="List_20_Paragraph" style:list-style-name="WWNum102">
      <style:paragraph-properties fo:margin-top="0cm" fo:margin-bottom="0cm" loext:contextual-spacing="true" fo:line-height="100%" fo:text-align="justify" style:justify-single-word="false"/>
    </style:style>
    <style:style style:name="P10" style:family="paragraph" style:parent-style-name="List_20_Paragraph" style:list-style-name="WWNum101">
      <style:paragraph-properties fo:margin-top="0cm" fo:margin-bottom="0cm" loext:contextual-spacing="true" fo:line-height="100%" fo:text-align="justify" style:justify-single-word="false"/>
    </style:style>
    <style:style style:name="P11" style:family="paragraph" style:parent-style-name="List_20_Paragraph" style:list-style-name="WWNum104">
      <style:paragraph-properties fo:margin-top="0cm" fo:margin-bottom="0cm" loext:contextual-spacing="true" fo:line-height="100%" fo:text-align="justify" style:justify-single-word="false"/>
    </style:style>
    <style:style style:name="P12" style:family="paragraph" style:parent-style-name="List_20_Paragraph" style:list-style-name="WWNum106">
      <style:paragraph-properties fo:margin-top="0cm" fo:margin-bottom="0cm" loext:contextual-spacing="true" fo:line-height="100%" fo:text-align="justify" style:justify-single-word="false"/>
    </style:style>
    <style:style style:name="P13" style:family="paragraph" style:parent-style-name="List_20_Paragraph" style:list-style-name="WWNum113">
      <style:paragraph-properties fo:margin-top="0cm" fo:margin-bottom="0cm" loext:contextual-spacing="true" fo:line-height="100%" fo:text-align="justify" style:justify-single-word="false"/>
    </style:style>
    <style:style style:name="P14" style:family="paragraph" style:parent-style-name="List_20_Paragraph" style:list-style-name="WWNum105">
      <style:paragraph-properties fo:margin-top="0cm" fo:margin-bottom="0cm" loext:contextual-spacing="true" fo:line-height="100%" fo:text-align="justify" style:justify-single-word="false"/>
    </style:style>
    <style:style style:name="P15" style:family="paragraph" style:parent-style-name="List_20_Paragraph" style:list-style-name="WWNum107">
      <style:paragraph-properties fo:margin-top="0cm" fo:margin-bottom="0cm" loext:contextual-spacing="true" fo:line-height="100%" fo:text-align="justify" style:justify-single-word="false"/>
    </style:style>
    <style:style style:name="P16" style:family="paragraph" style:parent-style-name="List_20_Paragraph" style:list-style-name="WWNum108">
      <style:paragraph-properties fo:margin-top="0cm" fo:margin-bottom="0cm" loext:contextual-spacing="true" fo:line-height="100%" fo:text-align="justify" style:justify-single-word="false"/>
    </style:style>
    <style:style style:name="P17" style:family="paragraph" style:parent-style-name="List_20_Paragraph" style:list-style-name="WWNum110">
      <style:paragraph-properties fo:margin-top="0cm" fo:margin-bottom="0cm" loext:contextual-spacing="true" fo:line-height="100%" fo:text-align="justify" style:justify-single-word="false"/>
    </style:style>
    <style:style style:name="P18" style:family="paragraph" style:parent-style-name="List_20_Paragraph" style:list-style-name="WWNum109">
      <style:paragraph-properties fo:margin-top="0cm" fo:margin-bottom="0cm" loext:contextual-spacing="true" fo:line-height="100%" fo:text-align="justify" style:justify-single-word="false"/>
    </style:style>
    <style:style style:name="P19" style:family="paragraph" style:parent-style-name="List_20_Paragraph" style:list-style-name="WWNum111">
      <style:paragraph-properties fo:margin-top="0cm" fo:margin-bottom="0cm" loext:contextual-spacing="true" fo:line-height="100%" fo:text-align="justify" style:justify-single-word="false"/>
    </style:style>
    <style:style style:name="P20" style:family="paragraph" style:parent-style-name="List_20_Paragraph" style:list-style-name="WWNum112">
      <style:paragraph-properties fo:margin-top="0cm" fo:margin-bottom="0cm" loext:contextual-spacing="true" fo:line-height="100%" fo:text-align="justify" style:justify-single-word="false"/>
    </style:style>
    <style:style style:name="P21" style:family="paragraph" style:parent-style-name="List_20_Paragraph" style:list-style-name="WWNum114">
      <style:paragraph-properties fo:margin-top="0cm" fo:margin-bottom="0cm" loext:contextual-spacing="true" fo:line-height="100%" fo:text-align="justify" style:justify-single-word="false"/>
    </style:style>
    <style:style style:name="P22" style:family="paragraph" style:parent-style-name="List_20_Paragraph" style:list-style-name="WWNum317">
      <style:paragraph-properties fo:margin-top="0cm" fo:margin-bottom="0cm" loext:contextual-spacing="true" fo:line-height="100%" fo:text-align="justify" style:justify-single-word="false"/>
    </style:style>
    <style:style style:name="P23" style:family="paragraph" style:parent-style-name="List_20_Paragraph" style:list-style-name="WWNum311">
      <style:paragraph-properties fo:margin-top="0cm" fo:margin-bottom="0cm" loext:contextual-spacing="true" fo:line-height="100%" fo:text-align="justify" style:justify-single-word="false"/>
    </style:style>
    <style:style style:name="P24" style:family="paragraph" style:parent-style-name="List_20_Paragraph" style:list-style-name="WWNum314">
      <style:paragraph-properties fo:margin-top="0cm" fo:margin-bottom="0cm" loext:contextual-spacing="true" fo:line-height="100%" fo:text-align="justify" style:justify-single-word="false"/>
    </style:style>
    <style:style style:name="P25" style:family="paragraph" style:parent-style-name="List_20_Paragraph" style:list-style-name="WWNum310">
      <style:paragraph-properties fo:margin-top="0cm" fo:margin-bottom="0cm" loext:contextual-spacing="true" fo:line-height="100%" fo:text-align="justify" style:justify-single-word="false"/>
    </style:style>
    <style:style style:name="P26" style:family="paragraph" style:parent-style-name="List_20_Paragraph" style:list-style-name="WWNum315">
      <style:paragraph-properties fo:margin-top="0cm" fo:margin-bottom="0cm" loext:contextual-spacing="true" fo:line-height="100%" fo:text-align="justify" style:justify-single-word="false"/>
    </style:style>
    <style:style style:name="P27" style:family="paragraph" style:parent-style-name="List_20_Paragraph" style:list-style-name="WWNum309">
      <style:paragraph-properties fo:margin-top="0cm" fo:margin-bottom="0cm" loext:contextual-spacing="true" fo:line-height="100%" fo:text-align="justify" style:justify-single-word="false"/>
    </style:style>
    <style:style style:name="P28" style:family="paragraph" style:parent-style-name="List_20_Paragraph" style:list-style-name="WWNum308">
      <style:paragraph-properties fo:margin-top="0cm" fo:margin-bottom="0cm" loext:contextual-spacing="true" fo:line-height="100%" fo:text-align="justify" style:justify-single-word="false"/>
    </style:style>
    <style:style style:name="P29" style:family="paragraph" style:parent-style-name="List_20_Paragraph" style:list-style-name="WWNum312">
      <style:paragraph-properties fo:margin-top="0cm" fo:margin-bottom="0cm" loext:contextual-spacing="true" fo:line-height="100%" fo:text-align="justify" style:justify-single-word="false"/>
    </style:style>
    <style:style style:name="P30" style:family="paragraph" style:parent-style-name="List_20_Paragraph" style:list-style-name="WWNum307">
      <style:paragraph-properties fo:margin-top="0cm" fo:margin-bottom="0cm" loext:contextual-spacing="true" fo:line-height="100%" fo:text-align="justify" style:justify-single-word="false"/>
    </style:style>
    <style:style style:name="P31" style:family="paragraph" style:parent-style-name="List_20_Paragraph" style:list-style-name="WWNum316">
      <style:paragraph-properties fo:margin-top="0cm" fo:margin-bottom="0cm" loext:contextual-spacing="true" fo:line-height="100%" fo:text-align="justify" style:justify-single-word="false"/>
    </style:style>
    <style:style style:name="P32" style:family="paragraph" style:parent-style-name="List_20_Paragraph" style:list-style-name="WWNum313">
      <style:paragraph-properties fo:margin-top="0cm" fo:margin-bottom="0cm" loext:contextual-spacing="true" fo:line-height="100%" fo:text-align="justify" style:justify-single-word="false"/>
    </style:style>
    <style:style style:name="P33" style:family="paragraph" style:parent-style-name="List_20_Paragraph" style:list-style-name="WWNum304">
      <style:paragraph-properties fo:margin-top="0cm" fo:margin-bottom="0cm" loext:contextual-spacing="true" fo:line-height="100%" fo:text-align="justify" style:justify-single-word="false"/>
    </style:style>
    <style:style style:name="P34" style:family="paragraph" style:parent-style-name="List_20_Paragraph" style:list-style-name="WWNum305">
      <style:paragraph-properties fo:margin-top="0cm" fo:margin-bottom="0cm" loext:contextual-spacing="true" fo:line-height="100%" fo:text-align="justify" style:justify-single-word="false"/>
    </style:style>
    <style:style style:name="P35" style:family="paragraph" style:parent-style-name="List_20_Paragraph" style:list-style-name="WWNum301">
      <style:paragraph-properties fo:margin-top="0cm" fo:margin-bottom="0cm" loext:contextual-spacing="true" fo:line-height="100%" fo:text-align="justify" style:justify-single-word="false"/>
    </style:style>
    <style:style style:name="P36" style:family="paragraph" style:parent-style-name="List_20_Paragraph" style:list-style-name="WWNum303">
      <style:paragraph-properties fo:margin-top="0cm" fo:margin-bottom="0cm" loext:contextual-spacing="true" fo:line-height="100%" fo:text-align="justify" style:justify-single-word="false"/>
    </style:style>
    <style:style style:name="P37" style:family="paragraph" style:parent-style-name="List_20_Paragraph" style:list-style-name="WWNum302">
      <style:paragraph-properties fo:margin-top="0cm" fo:margin-bottom="0cm" loext:contextual-spacing="true" fo:line-height="100%" fo:text-align="justify" style:justify-single-word="false"/>
    </style:style>
    <style:style style:name="P38" style:family="paragraph" style:parent-style-name="List_20_Paragraph" style:list-style-name="WWNum300">
      <style:paragraph-properties fo:margin-top="0cm" fo:margin-bottom="0cm" loext:contextual-spacing="true" fo:line-height="100%" fo:text-align="justify" style:justify-single-word="false"/>
    </style:style>
    <style:style style:name="P39" style:family="paragraph" style:parent-style-name="List_20_Paragraph" style:list-style-name="WWNum296">
      <style:paragraph-properties fo:margin-top="0cm" fo:margin-bottom="0cm" loext:contextual-spacing="true" fo:line-height="100%" fo:text-align="justify" style:justify-single-word="false"/>
    </style:style>
    <style:style style:name="P40" style:family="paragraph" style:parent-style-name="List_20_Paragraph" style:list-style-name="WWNum294">
      <style:paragraph-properties fo:margin-top="0cm" fo:margin-bottom="0cm" loext:contextual-spacing="true" fo:line-height="100%" fo:text-align="justify" style:justify-single-word="false"/>
    </style:style>
    <style:style style:name="P41" style:family="paragraph" style:parent-style-name="List_20_Paragraph" style:list-style-name="WWNum293">
      <style:paragraph-properties fo:margin-top="0cm" fo:margin-bottom="0cm" loext:contextual-spacing="true" fo:line-height="100%" fo:text-align="justify" style:justify-single-word="false"/>
    </style:style>
    <style:style style:name="P42" style:family="paragraph" style:parent-style-name="List_20_Paragraph" style:list-style-name="WWNum299">
      <style:paragraph-properties fo:margin-top="0cm" fo:margin-bottom="0cm" loext:contextual-spacing="true" fo:line-height="100%" fo:text-align="justify" style:justify-single-word="false"/>
    </style:style>
    <style:style style:name="P43" style:family="paragraph" style:parent-style-name="List_20_Paragraph" style:list-style-name="WWNum306">
      <style:paragraph-properties fo:margin-top="0cm" fo:margin-bottom="0cm" loext:contextual-spacing="true" fo:line-height="100%" fo:text-align="justify" style:justify-single-word="false"/>
    </style:style>
    <style:style style:name="P44" style:family="paragraph" style:parent-style-name="List_20_Paragraph" style:list-style-name="WWNum298">
      <style:paragraph-properties fo:margin-top="0cm" fo:margin-bottom="0cm" loext:contextual-spacing="true" fo:line-height="100%" fo:text-align="justify" style:justify-single-word="false"/>
    </style:style>
    <style:style style:name="P45" style:family="paragraph" style:parent-style-name="List_20_Paragraph" style:list-style-name="WWNum292">
      <style:paragraph-properties fo:margin-top="0cm" fo:margin-bottom="0cm" loext:contextual-spacing="true" fo:line-height="100%" fo:text-align="justify" style:justify-single-word="false"/>
    </style:style>
    <style:style style:name="P46" style:family="paragraph" style:parent-style-name="List_20_Paragraph" style:list-style-name="WWNum290">
      <style:paragraph-properties fo:margin-top="0cm" fo:margin-bottom="0cm" loext:contextual-spacing="true" fo:line-height="100%" fo:text-align="justify" style:justify-single-word="false"/>
    </style:style>
    <style:style style:name="P47" style:family="paragraph" style:parent-style-name="List_20_Paragraph" style:list-style-name="WWNum277">
      <style:paragraph-properties fo:margin-top="0cm" fo:margin-bottom="0cm" loext:contextual-spacing="true" fo:line-height="100%" fo:text-align="justify" style:justify-single-word="false"/>
    </style:style>
    <style:style style:name="P48" style:family="paragraph" style:parent-style-name="List_20_Paragraph" style:list-style-name="WWNum288">
      <style:paragraph-properties fo:margin-top="0cm" fo:margin-bottom="0cm" loext:contextual-spacing="true" fo:line-height="100%" fo:text-align="justify" style:justify-single-word="false"/>
    </style:style>
    <style:style style:name="P49" style:family="paragraph" style:parent-style-name="List_20_Paragraph" style:list-style-name="WWNum287">
      <style:paragraph-properties fo:margin-top="0cm" fo:margin-bottom="0cm" loext:contextual-spacing="true" fo:line-height="100%" fo:text-align="justify" style:justify-single-word="false"/>
    </style:style>
    <style:style style:name="P50" style:family="paragraph" style:parent-style-name="List_20_Paragraph" style:list-style-name="WWNum286">
      <style:paragraph-properties fo:margin-top="0cm" fo:margin-bottom="0cm" loext:contextual-spacing="true" fo:line-height="100%" fo:text-align="justify" style:justify-single-word="false"/>
    </style:style>
    <style:style style:name="P51" style:family="paragraph" style:parent-style-name="List_20_Paragraph" style:list-style-name="WWNum282">
      <style:paragraph-properties fo:margin-top="0cm" fo:margin-bottom="0cm" loext:contextual-spacing="true" fo:line-height="100%" fo:text-align="justify" style:justify-single-word="false"/>
    </style:style>
    <style:style style:name="P52" style:family="paragraph" style:parent-style-name="List_20_Paragraph" style:list-style-name="WWNum280">
      <style:paragraph-properties fo:margin-top="0cm" fo:margin-bottom="0cm" loext:contextual-spacing="true" fo:line-height="100%" fo:text-align="justify" style:justify-single-word="false"/>
    </style:style>
    <style:style style:name="P53" style:family="paragraph" style:parent-style-name="List_20_Paragraph" style:list-style-name="WWNum285">
      <style:paragraph-properties fo:margin-top="0cm" fo:margin-bottom="0cm" loext:contextual-spacing="true" fo:line-height="100%" fo:text-align="justify" style:justify-single-word="false"/>
    </style:style>
    <style:style style:name="P54" style:family="paragraph" style:parent-style-name="List_20_Paragraph" style:list-style-name="WWNum279">
      <style:paragraph-properties fo:margin-top="0cm" fo:margin-bottom="0cm" loext:contextual-spacing="true" fo:line-height="100%" fo:text-align="justify" style:justify-single-word="false"/>
    </style:style>
    <style:style style:name="P55" style:family="paragraph" style:parent-style-name="List_20_Paragraph" style:list-style-name="WWNum278">
      <style:paragraph-properties fo:margin-top="0cm" fo:margin-bottom="0cm" loext:contextual-spacing="true" fo:line-height="100%" fo:text-align="justify" style:justify-single-word="false"/>
    </style:style>
    <style:style style:name="P56" style:family="paragraph" style:parent-style-name="List_20_Paragraph" style:list-style-name="WWNum284">
      <style:paragraph-properties fo:margin-top="0cm" fo:margin-bottom="0cm" loext:contextual-spacing="true" fo:line-height="100%" fo:text-align="justify" style:justify-single-word="false"/>
    </style:style>
    <style:style style:name="P57" style:family="paragraph" style:parent-style-name="List_20_Paragraph" style:list-style-name="WWNum281">
      <style:paragraph-properties fo:margin-top="0cm" fo:margin-bottom="0cm" loext:contextual-spacing="true" fo:line-height="100%" fo:text-align="justify" style:justify-single-word="false"/>
    </style:style>
    <style:style style:name="P58" style:family="paragraph" style:parent-style-name="List_20_Paragraph" style:list-style-name="WWNum324">
      <style:paragraph-properties fo:margin-top="0cm" fo:margin-bottom="0cm" loext:contextual-spacing="true" fo:line-height="100%" fo:text-align="justify" style:justify-single-word="false"/>
    </style:style>
    <style:style style:name="P59" style:family="paragraph" style:parent-style-name="List_20_Paragraph" style:list-style-name="WWNum273">
      <style:paragraph-properties fo:margin-top="0cm" fo:margin-bottom="0cm" loext:contextual-spacing="true" fo:line-height="100%" fo:text-align="justify" style:justify-single-word="false"/>
    </style:style>
    <style:style style:name="P60" style:family="paragraph" style:parent-style-name="List_20_Paragraph" style:list-style-name="WWNum275">
      <style:paragraph-properties fo:margin-top="0cm" fo:margin-bottom="0cm" loext:contextual-spacing="true" fo:line-height="100%" fo:text-align="justify" style:justify-single-word="false"/>
    </style:style>
    <style:style style:name="P61" style:family="paragraph" style:parent-style-name="List_20_Paragraph" style:list-style-name="WWNum276">
      <style:paragraph-properties fo:margin-top="0cm" fo:margin-bottom="0cm" loext:contextual-spacing="true" fo:line-height="100%" fo:text-align="justify" style:justify-single-word="false"/>
    </style:style>
    <style:style style:name="P62" style:family="paragraph" style:parent-style-name="List_20_Paragraph" style:list-style-name="WWNum274">
      <style:paragraph-properties fo:margin-top="0cm" fo:margin-bottom="0cm" loext:contextual-spacing="true" fo:line-height="100%" fo:text-align="justify" style:justify-single-word="false"/>
    </style:style>
    <style:style style:name="P63" style:family="paragraph" style:parent-style-name="List_20_Paragraph" style:list-style-name="WWNum271">
      <style:paragraph-properties fo:margin-top="0cm" fo:margin-bottom="0cm" loext:contextual-spacing="true" fo:line-height="100%" fo:text-align="justify" style:justify-single-word="false"/>
    </style:style>
    <style:style style:name="P64" style:family="paragraph" style:parent-style-name="List_20_Paragraph" style:list-style-name="WWNum272">
      <style:paragraph-properties fo:margin-top="0cm" fo:margin-bottom="0cm" loext:contextual-spacing="true" fo:line-height="100%" fo:text-align="justify" style:justify-single-word="false"/>
    </style:style>
    <style:style style:name="P65" style:family="paragraph" style:parent-style-name="List_20_Paragraph" style:list-style-name="WWNum262">
      <style:paragraph-properties fo:margin-top="0cm" fo:margin-bottom="0cm" loext:contextual-spacing="true" fo:line-height="100%" fo:text-align="justify" style:justify-single-word="false"/>
    </style:style>
    <style:style style:name="P66" style:family="paragraph" style:parent-style-name="List_20_Paragraph" style:list-style-name="WWNum261">
      <style:paragraph-properties fo:margin-top="0cm" fo:margin-bottom="0cm" loext:contextual-spacing="true" fo:line-height="100%" fo:text-align="justify" style:justify-single-word="false"/>
    </style:style>
    <style:style style:name="P67" style:family="paragraph" style:parent-style-name="List_20_Paragraph" style:list-style-name="WWNum323">
      <style:paragraph-properties fo:margin-top="0cm" fo:margin-bottom="0cm" loext:contextual-spacing="true" fo:line-height="100%" fo:text-align="justify" style:justify-single-word="false"/>
    </style:style>
    <style:style style:name="P68" style:family="paragraph" style:parent-style-name="List_20_Paragraph" style:list-style-name="WWNum258">
      <style:paragraph-properties fo:margin-top="0cm" fo:margin-bottom="0cm" loext:contextual-spacing="true" fo:line-height="100%" fo:text-align="justify" style:justify-single-word="false"/>
    </style:style>
    <style:style style:name="P69" style:family="paragraph" style:parent-style-name="List_20_Paragraph" style:list-style-name="WWNum321">
      <style:paragraph-properties fo:margin-top="0cm" fo:margin-bottom="0cm" loext:contextual-spacing="true" fo:line-height="100%" fo:text-align="justify" style:justify-single-word="false"/>
    </style:style>
    <style:style style:name="P70" style:family="paragraph" style:parent-style-name="List_20_Paragraph" style:list-style-name="WWNum269">
      <style:paragraph-properties fo:margin-top="0cm" fo:margin-bottom="0cm" loext:contextual-spacing="true" fo:line-height="100%" fo:text-align="justify" style:justify-single-word="false"/>
    </style:style>
    <style:style style:name="P71" style:family="paragraph" style:parent-style-name="List_20_Paragraph" style:list-style-name="WWNum267">
      <style:paragraph-properties fo:margin-top="0cm" fo:margin-bottom="0cm" loext:contextual-spacing="true" fo:line-height="100%" fo:text-align="justify" style:justify-single-word="false"/>
    </style:style>
    <style:style style:name="P72" style:family="paragraph" style:parent-style-name="List_20_Paragraph" style:list-style-name="WWNum322">
      <style:paragraph-properties fo:margin-top="0cm" fo:margin-bottom="0cm" loext:contextual-spacing="true" fo:line-height="100%" fo:text-align="justify" style:justify-single-word="false"/>
    </style:style>
    <style:style style:name="P73" style:family="paragraph" style:parent-style-name="List_20_Paragraph" style:list-style-name="WWNum265">
      <style:paragraph-properties fo:margin-top="0cm" fo:margin-bottom="0cm" loext:contextual-spacing="true" fo:line-height="100%" fo:text-align="justify" style:justify-single-word="false"/>
    </style:style>
    <style:style style:name="P74" style:family="paragraph" style:parent-style-name="List_20_Paragraph" style:list-style-name="WWNum264">
      <style:paragraph-properties fo:margin-top="0cm" fo:margin-bottom="0cm" loext:contextual-spacing="true" fo:line-height="100%" fo:text-align="justify" style:justify-single-word="false"/>
    </style:style>
    <style:style style:name="P75" style:family="paragraph" style:parent-style-name="List_20_Paragraph" style:list-style-name="WWNum245">
      <style:paragraph-properties fo:margin-top="0cm" fo:margin-bottom="0cm" loext:contextual-spacing="true" fo:line-height="100%" fo:text-align="justify" style:justify-single-word="false"/>
    </style:style>
    <style:style style:name="P76" style:family="paragraph" style:parent-style-name="List_20_Paragraph" style:list-style-name="WWNum257">
      <style:paragraph-properties fo:margin-top="0cm" fo:margin-bottom="0cm" loext:contextual-spacing="true" fo:line-height="100%" fo:text-align="justify" style:justify-single-word="false"/>
    </style:style>
    <style:style style:name="P77" style:family="paragraph" style:parent-style-name="List_20_Paragraph" style:list-style-name="WWNum260">
      <style:paragraph-properties fo:margin-top="0cm" fo:margin-bottom="0cm" loext:contextual-spacing="true" fo:line-height="100%" fo:text-align="justify" style:justify-single-word="false"/>
    </style:style>
    <style:style style:name="P78" style:family="paragraph" style:parent-style-name="List_20_Paragraph" style:list-style-name="WWNum268">
      <style:paragraph-properties fo:margin-top="0cm" fo:margin-bottom="0cm" loext:contextual-spacing="true" fo:line-height="100%" fo:text-align="justify" style:justify-single-word="false"/>
    </style:style>
    <style:style style:name="P79" style:family="paragraph" style:parent-style-name="List_20_Paragraph" style:list-style-name="WWNum270">
      <style:paragraph-properties fo:margin-top="0cm" fo:margin-bottom="0cm" loext:contextual-spacing="true" fo:line-height="100%" fo:text-align="justify" style:justify-single-word="false"/>
    </style:style>
    <style:style style:name="P80" style:family="paragraph" style:parent-style-name="List_20_Paragraph" style:list-style-name="WWNum266">
      <style:paragraph-properties fo:margin-top="0cm" fo:margin-bottom="0cm" loext:contextual-spacing="true" fo:line-height="100%" fo:text-align="justify" style:justify-single-word="false"/>
    </style:style>
    <style:style style:name="P81" style:family="paragraph" style:parent-style-name="List_20_Paragraph" style:list-style-name="WWNum263">
      <style:paragraph-properties fo:margin-top="0cm" fo:margin-bottom="0cm" loext:contextual-spacing="true" fo:line-height="100%" fo:text-align="justify" style:justify-single-word="false"/>
    </style:style>
    <style:style style:name="P82" style:family="paragraph" style:parent-style-name="List_20_Paragraph" style:list-style-name="WWNum259">
      <style:paragraph-properties fo:margin-top="0cm" fo:margin-bottom="0cm" loext:contextual-spacing="true" fo:line-height="100%" fo:text-align="justify" style:justify-single-word="false"/>
    </style:style>
    <style:style style:name="P83" style:family="paragraph" style:parent-style-name="List_20_Paragraph" style:list-style-name="WWNum319">
      <style:paragraph-properties fo:margin-top="0cm" fo:margin-bottom="0cm" loext:contextual-spacing="true" fo:line-height="100%" fo:text-align="justify" style:justify-single-word="false"/>
    </style:style>
    <style:style style:name="P84" style:family="paragraph" style:parent-style-name="List_20_Paragraph" style:list-style-name="WWNum254">
      <style:paragraph-properties fo:margin-top="0cm" fo:margin-bottom="0cm" loext:contextual-spacing="true" fo:line-height="100%" fo:text-align="justify" style:justify-single-word="false"/>
    </style:style>
    <style:style style:name="P85" style:family="paragraph" style:parent-style-name="List_20_Paragraph" style:list-style-name="WWNum250">
      <style:paragraph-properties fo:margin-top="0cm" fo:margin-bottom="0cm" loext:contextual-spacing="true" fo:line-height="100%" fo:text-align="justify" style:justify-single-word="false"/>
    </style:style>
    <style:style style:name="P86" style:family="paragraph" style:parent-style-name="List_20_Paragraph" style:list-style-name="WWNum255">
      <style:paragraph-properties fo:margin-top="0cm" fo:margin-bottom="0cm" loext:contextual-spacing="true" fo:line-height="100%" fo:text-align="justify" style:justify-single-word="false"/>
    </style:style>
    <style:style style:name="P87" style:family="paragraph" style:parent-style-name="List_20_Paragraph" style:list-style-name="WWNum252">
      <style:paragraph-properties fo:margin-top="0cm" fo:margin-bottom="0cm" loext:contextual-spacing="true" fo:line-height="100%" fo:text-align="justify" style:justify-single-word="false"/>
    </style:style>
    <style:style style:name="P88" style:family="paragraph" style:parent-style-name="List_20_Paragraph" style:list-style-name="WWNum251">
      <style:paragraph-properties fo:margin-top="0cm" fo:margin-bottom="0cm" loext:contextual-spacing="true" fo:line-height="100%" fo:text-align="justify" style:justify-single-word="false"/>
    </style:style>
    <style:style style:name="P89" style:family="paragraph" style:parent-style-name="List_20_Paragraph" style:list-style-name="WWNum249">
      <style:paragraph-properties fo:margin-top="0cm" fo:margin-bottom="0cm" loext:contextual-spacing="true" fo:line-height="100%" fo:text-align="justify" style:justify-single-word="false"/>
    </style:style>
    <style:style style:name="P90" style:family="paragraph" style:parent-style-name="List_20_Paragraph" style:list-style-name="WWNum256">
      <style:paragraph-properties fo:margin-top="0cm" fo:margin-bottom="0cm" loext:contextual-spacing="true" fo:line-height="100%" fo:text-align="justify" style:justify-single-word="false"/>
    </style:style>
    <style:style style:name="P91" style:family="paragraph" style:parent-style-name="List_20_Paragraph" style:list-style-name="WWNum224">
      <style:paragraph-properties fo:margin-top="0cm" fo:margin-bottom="0cm" loext:contextual-spacing="true" fo:line-height="100%" fo:text-align="justify" style:justify-single-word="false"/>
    </style:style>
    <style:style style:name="P92" style:family="paragraph" style:parent-style-name="List_20_Paragraph" style:list-style-name="WWNum207">
      <style:paragraph-properties fo:margin-top="0cm" fo:margin-bottom="0cm" loext:contextual-spacing="true" fo:line-height="100%" fo:text-align="justify" style:justify-single-word="false"/>
    </style:style>
    <style:style style:name="P93" style:family="paragraph" style:parent-style-name="List_20_Paragraph" style:list-style-name="WWNum248">
      <style:paragraph-properties fo:margin-top="0cm" fo:margin-bottom="0cm" loext:contextual-spacing="true" fo:line-height="100%" fo:text-align="justify" style:justify-single-word="false"/>
    </style:style>
    <style:style style:name="P94" style:family="paragraph" style:parent-style-name="List_20_Paragraph" style:list-style-name="WWNum247">
      <style:paragraph-properties fo:margin-top="0cm" fo:margin-bottom="0cm" loext:contextual-spacing="true" fo:line-height="100%" fo:text-align="justify" style:justify-single-word="false"/>
    </style:style>
    <style:style style:name="P95" style:family="paragraph" style:parent-style-name="List_20_Paragraph" style:list-style-name="WWNum246">
      <style:paragraph-properties fo:margin-top="0cm" fo:margin-bottom="0cm" loext:contextual-spacing="true" fo:line-height="100%" fo:text-align="justify" style:justify-single-word="false"/>
    </style:style>
    <style:style style:name="P96" style:family="paragraph" style:parent-style-name="List_20_Paragraph" style:list-style-name="WWNum244">
      <style:paragraph-properties fo:margin-top="0cm" fo:margin-bottom="0cm" loext:contextual-spacing="true" fo:line-height="100%" fo:text-align="justify" style:justify-single-word="false"/>
    </style:style>
    <style:style style:name="P97" style:family="paragraph" style:parent-style-name="List_20_Paragraph" style:list-style-name="WWNum242">
      <style:paragraph-properties fo:margin-top="0cm" fo:margin-bottom="0cm" loext:contextual-spacing="true" fo:line-height="100%" fo:text-align="justify" style:justify-single-word="false"/>
    </style:style>
    <style:style style:name="P98" style:family="paragraph" style:parent-style-name="List_20_Paragraph" style:list-style-name="WWNum243">
      <style:paragraph-properties fo:margin-top="0cm" fo:margin-bottom="0cm" loext:contextual-spacing="true" fo:line-height="100%" fo:text-align="justify" style:justify-single-word="false"/>
    </style:style>
    <style:style style:name="P99" style:family="paragraph" style:parent-style-name="List_20_Paragraph" style:list-style-name="WWNum241">
      <style:paragraph-properties fo:margin-top="0cm" fo:margin-bottom="0cm" loext:contextual-spacing="true" fo:line-height="100%" fo:text-align="justify" style:justify-single-word="false"/>
    </style:style>
    <style:style style:name="P100" style:family="paragraph" style:parent-style-name="List_20_Paragraph" style:list-style-name="WWNum239">
      <style:paragraph-properties fo:margin-top="0cm" fo:margin-bottom="0cm" loext:contextual-spacing="true" fo:line-height="100%" fo:text-align="justify" style:justify-single-word="false"/>
    </style:style>
    <style:style style:name="P101" style:family="paragraph" style:parent-style-name="List_20_Paragraph" style:list-style-name="WWNum238">
      <style:paragraph-properties fo:margin-top="0cm" fo:margin-bottom="0cm" loext:contextual-spacing="true" fo:line-height="100%" fo:text-align="justify" style:justify-single-word="false"/>
    </style:style>
    <style:style style:name="P102" style:family="paragraph" style:parent-style-name="List_20_Paragraph" style:list-style-name="WWNum237">
      <style:paragraph-properties fo:margin-top="0cm" fo:margin-bottom="0cm" loext:contextual-spacing="true" fo:line-height="100%" fo:text-align="justify" style:justify-single-word="false"/>
    </style:style>
    <style:style style:name="P103" style:family="paragraph" style:parent-style-name="List_20_Paragraph" style:list-style-name="WWNum223">
      <style:paragraph-properties fo:margin-top="0cm" fo:margin-bottom="0cm" loext:contextual-spacing="true" fo:line-height="100%" fo:text-align="justify" style:justify-single-word="false"/>
    </style:style>
    <style:style style:name="P104" style:family="paragraph" style:parent-style-name="List_20_Paragraph" style:list-style-name="WWNum221">
      <style:paragraph-properties fo:margin-top="0cm" fo:margin-bottom="0cm" loext:contextual-spacing="true" fo:line-height="100%" fo:text-align="justify" style:justify-single-word="false"/>
    </style:style>
    <style:style style:name="P105" style:family="paragraph" style:parent-style-name="List_20_Paragraph" style:list-style-name="WWNum235">
      <style:paragraph-properties fo:margin-top="0cm" fo:margin-bottom="0cm" loext:contextual-spacing="true" fo:line-height="100%" fo:text-align="justify" style:justify-single-word="false"/>
    </style:style>
    <style:style style:name="P106" style:family="paragraph" style:parent-style-name="List_20_Paragraph" style:list-style-name="WWNum234">
      <style:paragraph-properties fo:margin-top="0cm" fo:margin-bottom="0cm" loext:contextual-spacing="true" fo:line-height="100%" fo:text-align="justify" style:justify-single-word="false"/>
    </style:style>
    <style:style style:name="P107" style:family="paragraph" style:parent-style-name="List_20_Paragraph" style:list-style-name="WWNum233">
      <style:paragraph-properties fo:margin-top="0cm" fo:margin-bottom="0cm" loext:contextual-spacing="true" fo:line-height="100%" fo:text-align="justify" style:justify-single-word="false"/>
    </style:style>
    <style:style style:name="P108" style:family="paragraph" style:parent-style-name="List_20_Paragraph" style:list-style-name="WWNum232">
      <style:paragraph-properties fo:margin-top="0cm" fo:margin-bottom="0cm" loext:contextual-spacing="true" fo:line-height="100%" fo:text-align="justify" style:justify-single-word="false"/>
    </style:style>
    <style:style style:name="P109" style:family="paragraph" style:parent-style-name="List_20_Paragraph" style:list-style-name="WWNum231">
      <style:paragraph-properties fo:margin-top="0cm" fo:margin-bottom="0cm" loext:contextual-spacing="true" fo:line-height="100%" fo:text-align="justify" style:justify-single-word="false"/>
    </style:style>
    <style:style style:name="P110" style:family="paragraph" style:parent-style-name="List_20_Paragraph" style:list-style-name="WWNum230">
      <style:paragraph-properties fo:margin-top="0cm" fo:margin-bottom="0cm" loext:contextual-spacing="true" fo:line-height="100%" fo:text-align="justify" style:justify-single-word="false"/>
    </style:style>
    <style:style style:name="P111" style:family="paragraph" style:parent-style-name="List_20_Paragraph" style:list-style-name="WWNum229">
      <style:paragraph-properties fo:margin-top="0cm" fo:margin-bottom="0cm" loext:contextual-spacing="true" fo:line-height="100%" fo:text-align="justify" style:justify-single-word="false"/>
    </style:style>
    <style:style style:name="P112" style:family="paragraph" style:parent-style-name="List_20_Paragraph" style:list-style-name="WWNum228">
      <style:paragraph-properties fo:margin-top="0cm" fo:margin-bottom="0cm" loext:contextual-spacing="true" fo:line-height="100%" fo:text-align="justify" style:justify-single-word="false"/>
    </style:style>
    <style:style style:name="P113" style:family="paragraph" style:parent-style-name="List_20_Paragraph" style:list-style-name="WWNum227">
      <style:paragraph-properties fo:margin-top="0cm" fo:margin-bottom="0cm" loext:contextual-spacing="true" fo:line-height="100%" fo:text-align="justify" style:justify-single-word="false"/>
    </style:style>
    <style:style style:name="P114" style:family="paragraph" style:parent-style-name="List_20_Paragraph" style:list-style-name="WWNum226">
      <style:paragraph-properties fo:margin-top="0cm" fo:margin-bottom="0cm" loext:contextual-spacing="true" fo:line-height="100%" fo:text-align="justify" style:justify-single-word="false"/>
    </style:style>
    <style:style style:name="P115" style:family="paragraph" style:parent-style-name="List_20_Paragraph" style:list-style-name="WWNum225">
      <style:paragraph-properties fo:margin-top="0cm" fo:margin-bottom="0cm" loext:contextual-spacing="true" fo:line-height="100%" fo:text-align="justify" style:justify-single-word="false"/>
    </style:style>
    <style:style style:name="P116" style:family="paragraph" style:parent-style-name="List_20_Paragraph" style:list-style-name="WWNum222">
      <style:paragraph-properties fo:margin-top="0cm" fo:margin-bottom="0cm" loext:contextual-spacing="true" fo:line-height="100%" fo:text-align="justify" style:justify-single-word="false"/>
    </style:style>
    <style:style style:name="P117" style:family="paragraph" style:parent-style-name="List_20_Paragraph" style:list-style-name="WWNum219">
      <style:paragraph-properties fo:margin-top="0cm" fo:margin-bottom="0cm" loext:contextual-spacing="true" fo:line-height="100%" fo:text-align="justify" style:justify-single-word="false"/>
    </style:style>
    <style:style style:name="P118" style:family="paragraph" style:parent-style-name="List_20_Paragraph" style:list-style-name="WWNum220">
      <style:paragraph-properties fo:margin-top="0cm" fo:margin-bottom="0cm" loext:contextual-spacing="true" fo:line-height="100%" fo:text-align="justify" style:justify-single-word="false"/>
    </style:style>
    <style:style style:name="P119" style:family="paragraph" style:parent-style-name="List_20_Paragraph" style:list-style-name="WWNum336">
      <style:paragraph-properties fo:margin-top="0cm" fo:margin-bottom="0cm" loext:contextual-spacing="true" fo:line-height="100%" fo:text-align="justify" style:justify-single-word="false"/>
    </style:style>
    <style:style style:name="P120" style:family="paragraph" style:parent-style-name="List_20_Paragraph" style:list-style-name="WWNum218">
      <style:paragraph-properties fo:margin-top="0cm" fo:margin-bottom="0cm" loext:contextual-spacing="true" fo:line-height="100%" fo:text-align="justify" style:justify-single-word="false"/>
    </style:style>
    <style:style style:name="P121" style:family="paragraph" style:parent-style-name="List_20_Paragraph" style:list-style-name="WWNum217">
      <style:paragraph-properties fo:margin-top="0cm" fo:margin-bottom="0cm" loext:contextual-spacing="true" fo:line-height="100%" fo:text-align="justify" style:justify-single-word="false"/>
    </style:style>
    <style:style style:name="P122" style:family="paragraph" style:parent-style-name="List_20_Paragraph" style:list-style-name="WWNum216">
      <style:paragraph-properties fo:margin-top="0cm" fo:margin-bottom="0cm" loext:contextual-spacing="true" fo:line-height="100%" fo:text-align="justify" style:justify-single-word="false"/>
    </style:style>
    <style:style style:name="P123" style:family="paragraph" style:parent-style-name="List_20_Paragraph" style:list-style-name="WWNum215">
      <style:paragraph-properties fo:margin-top="0cm" fo:margin-bottom="0cm" loext:contextual-spacing="true" fo:line-height="100%" fo:text-align="justify" style:justify-single-word="false"/>
    </style:style>
    <style:style style:name="P124" style:family="paragraph" style:parent-style-name="List_20_Paragraph" style:list-style-name="WWNum214">
      <style:paragraph-properties fo:margin-top="0cm" fo:margin-bottom="0cm" loext:contextual-spacing="true" fo:line-height="100%" fo:text-align="justify" style:justify-single-word="false"/>
    </style:style>
    <style:style style:name="P125" style:family="paragraph" style:parent-style-name="List_20_Paragraph" style:list-style-name="WWNum213">
      <style:paragraph-properties fo:margin-top="0cm" fo:margin-bottom="0cm" loext:contextual-spacing="true" fo:line-height="100%" fo:text-align="justify" style:justify-single-word="false"/>
    </style:style>
    <style:style style:name="P126" style:family="paragraph" style:parent-style-name="List_20_Paragraph" style:list-style-name="WWNum212">
      <style:paragraph-properties fo:margin-top="0cm" fo:margin-bottom="0cm" loext:contextual-spacing="true" fo:line-height="100%" fo:text-align="justify" style:justify-single-word="false"/>
    </style:style>
    <style:style style:name="P127" style:family="paragraph" style:parent-style-name="List_20_Paragraph" style:list-style-name="WWNum197">
      <style:paragraph-properties fo:margin-top="0cm" fo:margin-bottom="0cm" loext:contextual-spacing="true" fo:line-height="100%" fo:text-align="justify" style:justify-single-word="false"/>
    </style:style>
    <style:style style:name="P128" style:family="paragraph" style:parent-style-name="List_20_Paragraph" style:list-style-name="WWNum196">
      <style:paragraph-properties fo:margin-top="0cm" fo:margin-bottom="0cm" loext:contextual-spacing="true" fo:line-height="100%" fo:text-align="justify" style:justify-single-word="false"/>
    </style:style>
    <style:style style:name="P129" style:family="paragraph" style:parent-style-name="List_20_Paragraph" style:list-style-name="WWNum195">
      <style:paragraph-properties fo:margin-top="0cm" fo:margin-bottom="0cm" loext:contextual-spacing="true" fo:line-height="100%" fo:text-align="justify" style:justify-single-word="false"/>
    </style:style>
    <style:style style:name="P130" style:family="paragraph" style:parent-style-name="List_20_Paragraph" style:list-style-name="WWNum194">
      <style:paragraph-properties fo:margin-top="0cm" fo:margin-bottom="0cm" loext:contextual-spacing="true" fo:line-height="100%" fo:text-align="justify" style:justify-single-word="false"/>
    </style:style>
    <style:style style:name="P131" style:family="paragraph" style:parent-style-name="List_20_Paragraph" style:list-style-name="WWNum190">
      <style:paragraph-properties fo:margin-top="0cm" fo:margin-bottom="0cm" loext:contextual-spacing="true" fo:line-height="100%" fo:text-align="justify" style:justify-single-word="false"/>
    </style:style>
    <style:style style:name="P132" style:family="paragraph" style:parent-style-name="List_20_Paragraph" style:list-style-name="WWNum193">
      <style:paragraph-properties fo:margin-top="0cm" fo:margin-bottom="0cm" loext:contextual-spacing="true" fo:line-height="100%" fo:text-align="justify" style:justify-single-word="false"/>
    </style:style>
    <style:style style:name="P133" style:family="paragraph" style:parent-style-name="List_20_Paragraph" style:list-style-name="WWNum199">
      <style:paragraph-properties fo:margin-top="0cm" fo:margin-bottom="0cm" loext:contextual-spacing="true" fo:line-height="100%" fo:text-align="justify" style:justify-single-word="false"/>
    </style:style>
    <style:style style:name="P134" style:family="paragraph" style:parent-style-name="List_20_Paragraph" style:list-style-name="WWNum200">
      <style:paragraph-properties fo:margin-top="0cm" fo:margin-bottom="0cm" loext:contextual-spacing="true" fo:line-height="100%" fo:text-align="justify" style:justify-single-word="false"/>
    </style:style>
    <style:style style:name="P135" style:family="paragraph" style:parent-style-name="List_20_Paragraph" style:list-style-name="WWNum325">
      <style:paragraph-properties fo:margin-top="0cm" fo:margin-bottom="0cm" loext:contextual-spacing="true" fo:line-height="100%" fo:text-align="justify" style:justify-single-word="false"/>
    </style:style>
    <style:style style:name="P136" style:family="paragraph" style:parent-style-name="List_20_Paragraph" style:list-style-name="WWNum326">
      <style:paragraph-properties fo:margin-top="0cm" fo:margin-bottom="0cm" loext:contextual-spacing="true" fo:line-height="100%" fo:text-align="justify" style:justify-single-word="false"/>
    </style:style>
    <style:style style:name="P137" style:family="paragraph" style:parent-style-name="List_20_Paragraph" style:list-style-name="WWNum327">
      <style:paragraph-properties fo:margin-top="0cm" fo:margin-bottom="0cm" loext:contextual-spacing="true" fo:line-height="100%" fo:text-align="justify" style:justify-single-word="false"/>
    </style:style>
    <style:style style:name="P138" style:family="paragraph" style:parent-style-name="List_20_Paragraph" style:list-style-name="WWNum328">
      <style:paragraph-properties fo:margin-top="0cm" fo:margin-bottom="0cm" loext:contextual-spacing="true" fo:line-height="100%" fo:text-align="justify" style:justify-single-word="false"/>
    </style:style>
    <style:style style:name="P139" style:family="paragraph" style:parent-style-name="List_20_Paragraph" style:list-style-name="WWNum208">
      <style:paragraph-properties fo:margin-top="0cm" fo:margin-bottom="0cm" loext:contextual-spacing="true" fo:line-height="100%" fo:text-align="justify" style:justify-single-word="false"/>
    </style:style>
    <style:style style:name="P140" style:family="paragraph" style:parent-style-name="List_20_Paragraph" style:list-style-name="WWNum206">
      <style:paragraph-properties fo:margin-top="0cm" fo:margin-bottom="0cm" loext:contextual-spacing="true" fo:line-height="100%" fo:text-align="justify" style:justify-single-word="false"/>
    </style:style>
    <style:style style:name="P141" style:family="paragraph" style:parent-style-name="List_20_Paragraph" style:list-style-name="WWNum337">
      <style:paragraph-properties fo:margin-top="0cm" fo:margin-bottom="0cm" loext:contextual-spacing="true" fo:line-height="100%" fo:text-align="justify" style:justify-single-word="false"/>
    </style:style>
    <style:style style:name="P142" style:family="paragraph" style:parent-style-name="List_20_Paragraph" style:list-style-name="WWNum205">
      <style:paragraph-properties fo:margin-top="0cm" fo:margin-bottom="0cm" loext:contextual-spacing="true" fo:line-height="100%" fo:text-align="justify" style:justify-single-word="false"/>
    </style:style>
    <style:style style:name="P143" style:family="paragraph" style:parent-style-name="List_20_Paragraph" style:list-style-name="WWNum209">
      <style:paragraph-properties fo:margin-top="0cm" fo:margin-bottom="0cm" loext:contextual-spacing="true" fo:line-height="100%" fo:text-align="justify" style:justify-single-word="false"/>
    </style:style>
    <style:style style:name="P144" style:family="paragraph" style:parent-style-name="List_20_Paragraph" style:list-style-name="WWNum339">
      <style:paragraph-properties fo:margin-top="0cm" fo:margin-bottom="0cm" loext:contextual-spacing="true" fo:line-height="100%" fo:text-align="justify" style:justify-single-word="false"/>
    </style:style>
    <style:style style:name="P145" style:family="paragraph" style:parent-style-name="List_20_Paragraph" style:list-style-name="WWNum191">
      <style:paragraph-properties fo:margin-top="0cm" fo:margin-bottom="0cm" loext:contextual-spacing="true" fo:line-height="100%" fo:text-align="justify" style:justify-single-word="false"/>
    </style:style>
    <style:style style:name="P146" style:family="paragraph" style:parent-style-name="List_20_Paragraph" style:list-style-name="WWNum203">
      <style:paragraph-properties fo:margin-top="0cm" fo:margin-bottom="0cm" loext:contextual-spacing="true" fo:line-height="100%" fo:text-align="justify" style:justify-single-word="false"/>
    </style:style>
    <style:style style:name="P147" style:family="paragraph" style:parent-style-name="List_20_Paragraph" style:list-style-name="WWNum192">
      <style:paragraph-properties fo:margin-top="0cm" fo:margin-bottom="0cm" loext:contextual-spacing="true" fo:line-height="100%" fo:text-align="justify" style:justify-single-word="false"/>
    </style:style>
    <style:style style:name="P148" style:family="paragraph" style:parent-style-name="List_20_Paragraph" style:list-style-name="WWNum211">
      <style:paragraph-properties fo:margin-top="0cm" fo:margin-bottom="0cm" loext:contextual-spacing="true" fo:line-height="100%" fo:text-align="justify" style:justify-single-word="false"/>
    </style:style>
    <style:style style:name="P149" style:family="paragraph" style:parent-style-name="List_20_Paragraph" style:list-style-name="WWNum210">
      <style:paragraph-properties fo:margin-top="0cm" fo:margin-bottom="0cm" loext:contextual-spacing="true" fo:line-height="100%" fo:text-align="justify" style:justify-single-word="false"/>
    </style:style>
    <style:style style:name="P150" style:family="paragraph" style:parent-style-name="List_20_Paragraph" style:list-style-name="WWNum201">
      <style:paragraph-properties fo:margin-top="0cm" fo:margin-bottom="0cm" loext:contextual-spacing="true" fo:line-height="100%" fo:text-align="justify" style:justify-single-word="false"/>
    </style:style>
    <style:style style:name="P151" style:family="paragraph" style:parent-style-name="List_20_Paragraph" style:list-style-name="WWNum204">
      <style:paragraph-properties fo:margin-top="0cm" fo:margin-bottom="0cm" loext:contextual-spacing="true" fo:line-height="100%" fo:text-align="justify" style:justify-single-word="false"/>
    </style:style>
    <style:style style:name="P152" style:family="paragraph" style:parent-style-name="List_20_Paragraph" style:list-style-name="WWNum338">
      <style:paragraph-properties fo:margin-top="0cm" fo:margin-bottom="0cm" loext:contextual-spacing="true" fo:line-height="100%" fo:text-align="justify" style:justify-single-word="false"/>
    </style:style>
    <style:style style:name="P153" style:family="paragraph" style:parent-style-name="List_20_Paragraph" style:list-style-name="WWNum236">
      <style:paragraph-properties fo:margin-top="0cm" fo:margin-bottom="0cm" loext:contextual-spacing="true" fo:line-height="100%" fo:text-align="justify" style:justify-single-word="false"/>
    </style:style>
    <style:style style:name="P154" style:family="paragraph" style:parent-style-name="List_20_Paragraph" style:list-style-name="WWNum202">
      <style:paragraph-properties fo:margin-top="0cm" fo:margin-bottom="0cm" loext:contextual-spacing="true" fo:line-height="100%" fo:text-align="justify" style:justify-single-word="false"/>
    </style:style>
    <style:style style:name="P155" style:family="paragraph" style:parent-style-name="List_20_Paragraph" style:list-style-name="WWNum185">
      <style:paragraph-properties fo:margin-top="0cm" fo:margin-bottom="0cm" loext:contextual-spacing="true" fo:line-height="100%" fo:text-align="justify" style:justify-single-word="false"/>
    </style:style>
    <style:style style:name="P156" style:family="paragraph" style:parent-style-name="List_20_Paragraph" style:list-style-name="WWNum189">
      <style:paragraph-properties fo:margin-top="0cm" fo:margin-bottom="0cm" loext:contextual-spacing="true" fo:line-height="100%" fo:text-align="justify" style:justify-single-word="false"/>
    </style:style>
    <style:style style:name="P157" style:family="paragraph" style:parent-style-name="List_20_Paragraph" style:list-style-name="WWNum182">
      <style:paragraph-properties fo:margin-top="0cm" fo:margin-bottom="0cm" loext:contextual-spacing="true" fo:line-height="100%" fo:text-align="justify" style:justify-single-word="false"/>
    </style:style>
    <style:style style:name="P158" style:family="paragraph" style:parent-style-name="List_20_Paragraph" style:list-style-name="WWNum183">
      <style:paragraph-properties fo:margin-top="0cm" fo:margin-bottom="0cm" loext:contextual-spacing="true" fo:line-height="100%" fo:text-align="justify" style:justify-single-word="false"/>
    </style:style>
    <style:style style:name="P159" style:family="paragraph" style:parent-style-name="List_20_Paragraph" style:list-style-name="WWNum184">
      <style:paragraph-properties fo:margin-top="0cm" fo:margin-bottom="0cm" loext:contextual-spacing="true" fo:line-height="100%" fo:text-align="justify" style:justify-single-word="false"/>
    </style:style>
    <style:style style:name="P160" style:family="paragraph" style:parent-style-name="List_20_Paragraph" style:list-style-name="WWNum188">
      <style:paragraph-properties fo:margin-top="0cm" fo:margin-bottom="0cm" loext:contextual-spacing="true" fo:line-height="100%" fo:text-align="justify" style:justify-single-word="false"/>
    </style:style>
    <style:style style:name="P161" style:family="paragraph" style:parent-style-name="List_20_Paragraph" style:list-style-name="WWNum180">
      <style:paragraph-properties fo:margin-top="0cm" fo:margin-bottom="0cm" loext:contextual-spacing="true" fo:line-height="100%" fo:text-align="justify" style:justify-single-word="false"/>
    </style:style>
    <style:style style:name="P162" style:family="paragraph" style:parent-style-name="List_20_Paragraph" style:list-style-name="WWNum342">
      <style:paragraph-properties fo:margin-top="0cm" fo:margin-bottom="0cm" loext:contextual-spacing="true" fo:line-height="100%" fo:text-align="justify" style:justify-single-word="false"/>
    </style:style>
    <style:style style:name="P163" style:family="paragraph" style:parent-style-name="List_20_Paragraph" style:list-style-name="WWNum186">
      <style:paragraph-properties fo:margin-top="0cm" fo:margin-bottom="0cm" loext:contextual-spacing="true" fo:line-height="100%" fo:text-align="justify" style:justify-single-word="false"/>
    </style:style>
    <style:style style:name="P164" style:family="paragraph" style:parent-style-name="List_20_Paragraph" style:list-style-name="WWNum187">
      <style:paragraph-properties fo:margin-top="0cm" fo:margin-bottom="0cm" loext:contextual-spacing="true" fo:line-height="100%" fo:text-align="justify" style:justify-single-word="false"/>
    </style:style>
    <style:style style:name="P165" style:family="paragraph" style:parent-style-name="List_20_Paragraph" style:list-style-name="WWNum340">
      <style:paragraph-properties fo:margin-top="0cm" fo:margin-bottom="0cm" loext:contextual-spacing="true" fo:line-height="100%" fo:text-align="justify" style:justify-single-word="false"/>
    </style:style>
    <style:style style:name="P166" style:family="paragraph" style:parent-style-name="List_20_Paragraph" style:list-style-name="WWNum341">
      <style:paragraph-properties fo:margin-top="0cm" fo:margin-bottom="0cm" loext:contextual-spacing="true" fo:line-height="100%" fo:text-align="justify" style:justify-single-word="false"/>
    </style:style>
    <style:style style:name="P167" style:family="paragraph" style:parent-style-name="List_20_Paragraph" style:list-style-name="WWNum96">
      <style:paragraph-properties fo:margin-top="0cm" fo:margin-bottom="0cm" loext:contextual-spacing="true" fo:line-height="100%" fo:text-align="justify" style:justify-single-word="false"/>
    </style:style>
    <style:style style:name="P168" style:family="paragraph" style:parent-style-name="List_20_Paragraph" style:list-style-name="WWNum175">
      <style:paragraph-properties fo:margin-top="0cm" fo:margin-bottom="0cm" loext:contextual-spacing="true" fo:line-height="100%" fo:text-align="justify" style:justify-single-word="false"/>
    </style:style>
    <style:style style:name="P169" style:family="paragraph" style:parent-style-name="List_20_Paragraph" style:list-style-name="WWNum174">
      <style:paragraph-properties fo:margin-top="0cm" fo:margin-bottom="0cm" loext:contextual-spacing="true" fo:line-height="100%" fo:text-align="justify" style:justify-single-word="false"/>
    </style:style>
    <style:style style:name="P170" style:family="paragraph" style:parent-style-name="List_20_Paragraph" style:list-style-name="WWNum178">
      <style:paragraph-properties fo:margin-top="0cm" fo:margin-bottom="0cm" loext:contextual-spacing="true" fo:line-height="100%" fo:text-align="justify" style:justify-single-word="false"/>
    </style:style>
    <style:style style:name="P171" style:family="paragraph" style:parent-style-name="List_20_Paragraph" style:list-style-name="WWNum177">
      <style:paragraph-properties fo:margin-top="0cm" fo:margin-bottom="0cm" loext:contextual-spacing="true" fo:line-height="100%" fo:text-align="justify" style:justify-single-word="false"/>
    </style:style>
    <style:style style:name="P172" style:family="paragraph" style:parent-style-name="List_20_Paragraph" style:list-style-name="WWNum173">
      <style:paragraph-properties fo:margin-top="0cm" fo:margin-bottom="0cm" loext:contextual-spacing="true" fo:line-height="100%" fo:text-align="justify" style:justify-single-word="false"/>
    </style:style>
    <style:style style:name="P173" style:family="paragraph" style:parent-style-name="List_20_Paragraph" style:list-style-name="WWNum179">
      <style:paragraph-properties fo:margin-top="0cm" fo:margin-bottom="0cm" loext:contextual-spacing="true" fo:line-height="100%" fo:text-align="justify" style:justify-single-word="false"/>
    </style:style>
    <style:style style:name="P174" style:family="paragraph" style:parent-style-name="List_20_Paragraph" style:list-style-name="WWNum176">
      <style:paragraph-properties fo:margin-top="0cm" fo:margin-bottom="0cm" loext:contextual-spacing="true" fo:line-height="100%" fo:text-align="justify" style:justify-single-word="false"/>
    </style:style>
    <style:style style:name="P175" style:family="paragraph" style:parent-style-name="List_20_Paragraph" style:list-style-name="WWNum344">
      <style:paragraph-properties fo:margin-top="0cm" fo:margin-bottom="0cm" loext:contextual-spacing="true" fo:line-height="100%" fo:text-align="justify" style:justify-single-word="false"/>
    </style:style>
    <style:style style:name="P176" style:family="paragraph" style:parent-style-name="List_20_Paragraph" style:list-style-name="WWNum172">
      <style:paragraph-properties fo:margin-top="0cm" fo:margin-bottom="0cm" loext:contextual-spacing="true" fo:line-height="100%" fo:text-align="justify" style:justify-single-word="false"/>
    </style:style>
    <style:style style:name="P177" style:family="paragraph" style:parent-style-name="List_20_Paragraph" style:list-style-name="WWNum345">
      <style:paragraph-properties fo:margin-top="0cm" fo:margin-bottom="0cm" loext:contextual-spacing="true" fo:line-height="100%" fo:text-align="justify" style:justify-single-word="false"/>
    </style:style>
    <style:style style:name="P178" style:family="paragraph" style:parent-style-name="List_20_Paragraph" style:list-style-name="WWNum171">
      <style:paragraph-properties fo:margin-top="0cm" fo:margin-bottom="0cm" loext:contextual-spacing="true" fo:line-height="100%" fo:text-align="justify" style:justify-single-word="false"/>
    </style:style>
    <style:style style:name="P179" style:family="paragraph" style:parent-style-name="List_20_Paragraph" style:list-style-name="WWNum169">
      <style:paragraph-properties fo:margin-top="0cm" fo:margin-bottom="0cm" loext:contextual-spacing="true" fo:line-height="100%" fo:text-align="justify" style:justify-single-word="false"/>
    </style:style>
    <style:style style:name="P180" style:family="paragraph" style:parent-style-name="List_20_Paragraph" style:list-style-name="WWNum168">
      <style:paragraph-properties fo:margin-top="0cm" fo:margin-bottom="0cm" loext:contextual-spacing="true" fo:line-height="100%" fo:text-align="justify" style:justify-single-word="false"/>
    </style:style>
    <style:style style:name="P181" style:family="paragraph" style:parent-style-name="List_20_Paragraph" style:list-style-name="WWNum167">
      <style:paragraph-properties fo:margin-top="0cm" fo:margin-bottom="0cm" loext:contextual-spacing="true" fo:line-height="100%" fo:text-align="justify" style:justify-single-word="false"/>
    </style:style>
    <style:style style:name="P182" style:family="paragraph" style:parent-style-name="List_20_Paragraph" style:list-style-name="WWNum166">
      <style:paragraph-properties fo:margin-top="0cm" fo:margin-bottom="0cm" loext:contextual-spacing="true" fo:line-height="100%" fo:text-align="justify" style:justify-single-word="false"/>
    </style:style>
    <style:style style:name="P183" style:family="paragraph" style:parent-style-name="List_20_Paragraph" style:list-style-name="WWNum165">
      <style:paragraph-properties fo:margin-top="0cm" fo:margin-bottom="0cm" loext:contextual-spacing="true" fo:line-height="100%" fo:text-align="justify" style:justify-single-word="false"/>
    </style:style>
    <style:style style:name="P184" style:family="paragraph" style:parent-style-name="List_20_Paragraph" style:list-style-name="WWNum164">
      <style:paragraph-properties fo:margin-top="0cm" fo:margin-bottom="0cm" loext:contextual-spacing="true" fo:line-height="100%" fo:text-align="justify" style:justify-single-word="false"/>
    </style:style>
    <style:style style:name="P185" style:family="paragraph" style:parent-style-name="List_20_Paragraph" style:list-style-name="WWNum163">
      <style:paragraph-properties fo:margin-top="0cm" fo:margin-bottom="0cm" loext:contextual-spacing="true" fo:line-height="100%" fo:text-align="justify" style:justify-single-word="false"/>
    </style:style>
    <style:style style:name="P186" style:family="paragraph" style:parent-style-name="List_20_Paragraph" style:list-style-name="WWNum318">
      <style:paragraph-properties fo:margin-top="0cm" fo:margin-bottom="0cm" loext:contextual-spacing="true" fo:line-height="100%" fo:text-align="justify" style:justify-single-word="false"/>
    </style:style>
    <style:style style:name="P187" style:family="paragraph" style:parent-style-name="List_20_Paragraph" style:list-style-name="WWNum161">
      <style:paragraph-properties fo:margin-top="0cm" fo:margin-bottom="0cm" loext:contextual-spacing="true" fo:line-height="100%" fo:text-align="justify" style:justify-single-word="false"/>
    </style:style>
    <style:style style:name="P188" style:family="paragraph" style:parent-style-name="List_20_Paragraph" style:list-style-name="WWNum157">
      <style:paragraph-properties fo:margin-top="0cm" fo:margin-bottom="0cm" loext:contextual-spacing="true" fo:line-height="100%" fo:text-align="justify" style:justify-single-word="false"/>
    </style:style>
    <style:style style:name="P189" style:family="paragraph" style:parent-style-name="List_20_Paragraph" style:list-style-name="WWNum160">
      <style:paragraph-properties fo:margin-top="0cm" fo:margin-bottom="0cm" loext:contextual-spacing="true" fo:line-height="100%" fo:text-align="justify" style:justify-single-word="false"/>
    </style:style>
    <style:style style:name="P190" style:family="paragraph" style:parent-style-name="List_20_Paragraph" style:list-style-name="WWNum159">
      <style:paragraph-properties fo:margin-top="0cm" fo:margin-bottom="0cm" loext:contextual-spacing="true" fo:line-height="100%" fo:text-align="justify" style:justify-single-word="false"/>
    </style:style>
    <style:style style:name="P191" style:family="paragraph" style:parent-style-name="List_20_Paragraph" style:list-style-name="WWNum158">
      <style:paragraph-properties fo:margin-top="0cm" fo:margin-bottom="0cm" loext:contextual-spacing="true" fo:line-height="100%" fo:text-align="justify" style:justify-single-word="false"/>
    </style:style>
    <style:style style:name="P192" style:family="paragraph" style:parent-style-name="List_20_Paragraph" style:list-style-name="WWNum156">
      <style:paragraph-properties fo:margin-top="0cm" fo:margin-bottom="0cm" loext:contextual-spacing="true" fo:line-height="100%" fo:text-align="justify" style:justify-single-word="false"/>
    </style:style>
    <style:style style:name="P193" style:family="paragraph" style:parent-style-name="List_20_Paragraph" style:list-style-name="WWNum151">
      <style:paragraph-properties fo:margin-top="0cm" fo:margin-bottom="0cm" loext:contextual-spacing="true" fo:line-height="100%" fo:text-align="justify" style:justify-single-word="false"/>
    </style:style>
    <style:style style:name="P194" style:family="paragraph" style:parent-style-name="List_20_Paragraph" style:list-style-name="WWNum153">
      <style:paragraph-properties fo:margin-top="0cm" fo:margin-bottom="0cm" loext:contextual-spacing="true" fo:line-height="100%" fo:text-align="justify" style:justify-single-word="false"/>
    </style:style>
    <style:style style:name="P195" style:family="paragraph" style:parent-style-name="List_20_Paragraph" style:list-style-name="WWNum346">
      <style:paragraph-properties fo:margin-top="0cm" fo:margin-bottom="0cm" loext:contextual-spacing="true" fo:line-height="100%" fo:text-align="justify" style:justify-single-word="false"/>
    </style:style>
    <style:style style:name="P196" style:family="paragraph" style:parent-style-name="List_20_Paragraph" style:list-style-name="WWNum150">
      <style:paragraph-properties fo:margin-top="0cm" fo:margin-bottom="0cm" loext:contextual-spacing="true" fo:line-height="100%" fo:text-align="justify" style:justify-single-word="false"/>
    </style:style>
    <style:style style:name="P197" style:family="paragraph" style:parent-style-name="List_20_Paragraph" style:list-style-name="WWNum149">
      <style:paragraph-properties fo:margin-top="0cm" fo:margin-bottom="0cm" loext:contextual-spacing="true" fo:line-height="100%" fo:text-align="justify" style:justify-single-word="false"/>
    </style:style>
    <style:style style:name="P198" style:family="paragraph" style:parent-style-name="List_20_Paragraph" style:list-style-name="WWNum148">
      <style:paragraph-properties fo:margin-top="0cm" fo:margin-bottom="0cm" loext:contextual-spacing="true" fo:line-height="100%" fo:text-align="justify" style:justify-single-word="false"/>
    </style:style>
    <style:style style:name="P199" style:family="paragraph" style:parent-style-name="List_20_Paragraph" style:list-style-name="WWNum146">
      <style:paragraph-properties fo:margin-top="0cm" fo:margin-bottom="0cm" loext:contextual-spacing="true" fo:line-height="100%" fo:text-align="justify" style:justify-single-word="false"/>
    </style:style>
    <style:style style:name="P200" style:family="paragraph" style:parent-style-name="List_20_Paragraph" style:list-style-name="WWNum147">
      <style:paragraph-properties fo:margin-top="0cm" fo:margin-bottom="0cm" loext:contextual-spacing="true" fo:line-height="100%" fo:text-align="justify" style:justify-single-word="false"/>
    </style:style>
    <style:style style:name="P201" style:family="paragraph" style:parent-style-name="List_20_Paragraph" style:list-style-name="WWNum145">
      <style:paragraph-properties fo:margin-top="0cm" fo:margin-bottom="0cm" loext:contextual-spacing="true" fo:line-height="100%" fo:text-align="justify" style:justify-single-word="false"/>
    </style:style>
    <style:style style:name="P202" style:family="paragraph" style:parent-style-name="List_20_Paragraph" style:list-style-name="WWNum347">
      <style:paragraph-properties fo:margin-top="0cm" fo:margin-bottom="0cm" loext:contextual-spacing="true" fo:line-height="100%" fo:text-align="justify" style:justify-single-word="false"/>
    </style:style>
    <style:style style:name="P203" style:family="paragraph" style:parent-style-name="List_20_Paragraph" style:list-style-name="WWNum143">
      <style:paragraph-properties fo:margin-top="0cm" fo:margin-bottom="0cm" loext:contextual-spacing="true" fo:line-height="100%" fo:text-align="justify" style:justify-single-word="false"/>
    </style:style>
    <style:style style:name="P204" style:family="paragraph" style:parent-style-name="List_20_Paragraph" style:list-style-name="WWNum348">
      <style:paragraph-properties fo:margin-top="0cm" fo:margin-bottom="0cm" loext:contextual-spacing="true" fo:line-height="100%" fo:text-align="justify" style:justify-single-word="false"/>
    </style:style>
    <style:style style:name="P205" style:family="paragraph" style:parent-style-name="List_20_Paragraph" style:list-style-name="WWNum349">
      <style:paragraph-properties fo:margin-top="0cm" fo:margin-bottom="0cm" loext:contextual-spacing="true" fo:line-height="100%" fo:text-align="justify" style:justify-single-word="false"/>
    </style:style>
    <style:style style:name="P206" style:family="paragraph" style:parent-style-name="List_20_Paragraph" style:list-style-name="WWNum140">
      <style:paragraph-properties fo:margin-top="0cm" fo:margin-bottom="0cm" loext:contextual-spacing="true" fo:line-height="100%" fo:text-align="justify" style:justify-single-word="false"/>
    </style:style>
    <style:style style:name="P207" style:family="paragraph" style:parent-style-name="List_20_Paragraph" style:list-style-name="WWNum142">
      <style:paragraph-properties fo:margin-top="0cm" fo:margin-bottom="0cm" loext:contextual-spacing="true" fo:line-height="100%" fo:text-align="justify" style:justify-single-word="false"/>
    </style:style>
    <style:style style:name="P208" style:family="paragraph" style:parent-style-name="List_20_Paragraph" style:list-style-name="WWNum141">
      <style:paragraph-properties fo:margin-top="0cm" fo:margin-bottom="0cm" loext:contextual-spacing="true" fo:line-height="100%" fo:text-align="justify" style:justify-single-word="false"/>
    </style:style>
    <style:style style:name="P209" style:family="paragraph" style:parent-style-name="List_20_Paragraph" style:list-style-name="WWNum139">
      <style:paragraph-properties fo:margin-top="0cm" fo:margin-bottom="0cm" loext:contextual-spacing="true" fo:line-height="100%" fo:text-align="justify" style:justify-single-word="false"/>
    </style:style>
    <style:style style:name="P210" style:family="paragraph" style:parent-style-name="List_20_Paragraph" style:list-style-name="WWNum136">
      <style:paragraph-properties fo:margin-top="0cm" fo:margin-bottom="0cm" loext:contextual-spacing="true" fo:line-height="100%" fo:text-align="justify" style:justify-single-word="false"/>
    </style:style>
    <style:style style:name="P211" style:family="paragraph" style:parent-style-name="List_20_Paragraph" style:list-style-name="WWNum330">
      <style:paragraph-properties fo:margin-top="0cm" fo:margin-bottom="0cm" loext:contextual-spacing="true" fo:line-height="100%" fo:text-align="justify" style:justify-single-word="false"/>
    </style:style>
    <style:style style:name="P212" style:family="paragraph" style:parent-style-name="List_20_Paragraph" style:list-style-name="WWNum137">
      <style:paragraph-properties fo:margin-top="0cm" fo:margin-bottom="0cm" loext:contextual-spacing="true" fo:line-height="100%" fo:text-align="justify" style:justify-single-word="false"/>
    </style:style>
    <style:style style:name="P213" style:family="paragraph" style:parent-style-name="List_20_Paragraph" style:list-style-name="WWNum138">
      <style:paragraph-properties fo:margin-top="0cm" fo:margin-bottom="0cm" loext:contextual-spacing="true" fo:line-height="100%" fo:text-align="justify" style:justify-single-word="false"/>
    </style:style>
    <style:style style:name="P214" style:family="paragraph" style:parent-style-name="List_20_Paragraph" style:list-style-name="WWNum68">
      <style:paragraph-properties fo:margin-top="0cm" fo:margin-bottom="0cm" loext:contextual-spacing="true" fo:line-height="100%" fo:text-align="justify" style:justify-single-word="false"/>
    </style:style>
    <style:style style:name="P215" style:family="paragraph" style:parent-style-name="List_20_Paragraph" style:list-style-name="WWNum72">
      <style:paragraph-properties fo:margin-top="0cm" fo:margin-bottom="0cm" loext:contextual-spacing="true" fo:line-height="100%" fo:text-align="justify" style:justify-single-word="false"/>
    </style:style>
    <style:style style:name="P216" style:family="paragraph" style:parent-style-name="List_20_Paragraph" style:list-style-name="WWNum134">
      <style:paragraph-properties fo:margin-top="0cm" fo:margin-bottom="0cm" loext:contextual-spacing="true" fo:line-height="100%" fo:text-align="justify" style:justify-single-word="false"/>
    </style:style>
    <style:style style:name="P217" style:family="paragraph" style:parent-style-name="List_20_Paragraph" style:list-style-name="WWNum71">
      <style:paragraph-properties fo:margin-top="0cm" fo:margin-bottom="0cm" loext:contextual-spacing="true" fo:line-height="100%" fo:text-align="justify" style:justify-single-word="false"/>
    </style:style>
    <style:style style:name="P218" style:family="paragraph" style:parent-style-name="List_20_Paragraph" style:list-style-name="WWNum74">
      <style:paragraph-properties fo:margin-top="0cm" fo:margin-bottom="0cm" loext:contextual-spacing="true" fo:line-height="100%" fo:text-align="justify" style:justify-single-word="false"/>
    </style:style>
    <style:style style:name="P219" style:family="paragraph" style:parent-style-name="List_20_Paragraph" style:list-style-name="WWNum69">
      <style:paragraph-properties fo:margin-top="0cm" fo:margin-bottom="0cm" loext:contextual-spacing="true" fo:line-height="100%" fo:text-align="justify" style:justify-single-word="false"/>
    </style:style>
    <style:style style:name="P220" style:family="paragraph" style:parent-style-name="List_20_Paragraph" style:list-style-name="WWNum333">
      <style:paragraph-properties fo:margin-top="0cm" fo:margin-bottom="0cm" loext:contextual-spacing="true" fo:line-height="100%" fo:text-align="justify" style:justify-single-word="false"/>
    </style:style>
    <style:style style:name="P221" style:family="paragraph" style:parent-style-name="List_20_Paragraph" style:list-style-name="WWNum73">
      <style:paragraph-properties fo:margin-top="0cm" fo:margin-bottom="0cm" loext:contextual-spacing="true" fo:line-height="100%" fo:text-align="justify" style:justify-single-word="false"/>
    </style:style>
    <style:style style:name="P222" style:family="paragraph" style:parent-style-name="List_20_Paragraph" style:list-style-name="WWNum329">
      <style:paragraph-properties fo:margin-top="0cm" fo:margin-bottom="0cm" loext:contextual-spacing="true" fo:line-height="100%" fo:text-align="justify" style:justify-single-word="false"/>
    </style:style>
    <style:style style:name="P223" style:family="paragraph" style:parent-style-name="List_20_Paragraph" style:list-style-name="WWNum133">
      <style:paragraph-properties fo:margin-top="0cm" fo:margin-bottom="0cm" loext:contextual-spacing="true" fo:line-height="100%" fo:text-align="justify" style:justify-single-word="false"/>
    </style:style>
    <style:style style:name="P224" style:family="paragraph" style:parent-style-name="List_20_Paragraph" style:list-style-name="WWNum132">
      <style:paragraph-properties fo:margin-top="0cm" fo:margin-bottom="0cm" loext:contextual-spacing="true" fo:line-height="100%" fo:text-align="justify" style:justify-single-word="false"/>
    </style:style>
    <style:style style:name="P225" style:family="paragraph" style:parent-style-name="List_20_Paragraph" style:list-style-name="WWNum131">
      <style:paragraph-properties fo:margin-top="0cm" fo:margin-bottom="0cm" loext:contextual-spacing="true" fo:line-height="100%" fo:text-align="justify" style:justify-single-word="false"/>
    </style:style>
    <style:style style:name="P226" style:family="paragraph" style:parent-style-name="List_20_Paragraph" style:list-style-name="WWNum130">
      <style:paragraph-properties fo:margin-top="0cm" fo:margin-bottom="0cm" loext:contextual-spacing="true" fo:line-height="100%" fo:text-align="justify" style:justify-single-word="false"/>
    </style:style>
    <style:style style:name="P227" style:family="paragraph" style:parent-style-name="List_20_Paragraph" style:list-style-name="WWNum129">
      <style:paragraph-properties fo:margin-top="0cm" fo:margin-bottom="0cm" loext:contextual-spacing="true" fo:line-height="100%" fo:text-align="justify" style:justify-single-word="false"/>
    </style:style>
    <style:style style:name="P228" style:family="paragraph" style:parent-style-name="List_20_Paragraph" style:list-style-name="WWNum350">
      <style:paragraph-properties fo:margin-top="0cm" fo:margin-bottom="0cm" loext:contextual-spacing="true" fo:line-height="100%" fo:text-align="justify" style:justify-single-word="false"/>
    </style:style>
    <style:style style:name="P229" style:family="paragraph" style:parent-style-name="List_20_Paragraph" style:list-style-name="WWNum351">
      <style:paragraph-properties fo:margin-top="0cm" fo:margin-bottom="0cm" loext:contextual-spacing="true" fo:line-height="100%" fo:text-align="justify" style:justify-single-word="false"/>
    </style:style>
    <style:style style:name="P230" style:family="paragraph" style:parent-style-name="List_20_Paragraph" style:list-style-name="WWNum352">
      <style:paragraph-properties fo:margin-top="0cm" fo:margin-bottom="0cm" loext:contextual-spacing="true" fo:line-height="100%" fo:text-align="justify" style:justify-single-word="false"/>
    </style:style>
    <style:style style:name="P231" style:family="paragraph" style:parent-style-name="List_20_Paragraph" style:list-style-name="WWNum359">
      <style:paragraph-properties fo:margin-top="0cm" fo:margin-bottom="0cm" loext:contextual-spacing="true" fo:line-height="100%" fo:text-align="justify" style:justify-single-word="false"/>
    </style:style>
    <style:style style:name="P232" style:family="paragraph" style:parent-style-name="List_20_Paragraph" style:list-style-name="WWNum128">
      <style:paragraph-properties fo:margin-top="0cm" fo:margin-bottom="0cm" loext:contextual-spacing="true" fo:line-height="100%" fo:text-align="justify" style:justify-single-word="false"/>
    </style:style>
    <style:style style:name="P233" style:family="paragraph" style:parent-style-name="List_20_Paragraph" style:list-style-name="WWNum7">
      <style:paragraph-properties fo:margin-top="0cm" fo:margin-bottom="0cm" loext:contextual-spacing="true" fo:line-height="100%" fo:text-align="justify" style:justify-single-word="false"/>
    </style:style>
    <style:style style:name="P234" style:family="paragraph" style:parent-style-name="List_20_Paragraph" style:list-style-name="WWNum4">
      <style:paragraph-properties fo:margin-top="0cm" fo:margin-bottom="0cm" loext:contextual-spacing="true" fo:line-height="100%" fo:text-align="justify" style:justify-single-word="false"/>
    </style:style>
    <style:style style:name="P235" style:family="paragraph" style:parent-style-name="List_20_Paragraph" style:list-style-name="WWNum5">
      <style:paragraph-properties fo:margin-top="0cm" fo:margin-bottom="0cm" loext:contextual-spacing="true" fo:line-height="100%" fo:text-align="justify" style:justify-single-word="false"/>
    </style:style>
    <style:style style:name="P236" style:family="paragraph" style:parent-style-name="List_20_Paragraph" style:list-style-name="WWNum6">
      <style:paragraph-properties fo:margin-top="0cm" fo:margin-bottom="0cm" loext:contextual-spacing="true" fo:line-height="100%" fo:text-align="justify" style:justify-single-word="false"/>
    </style:style>
    <style:style style:name="P237" style:family="paragraph" style:parent-style-name="List_20_Paragraph" style:list-style-name="WWNum9">
      <style:paragraph-properties fo:margin-top="0cm" fo:margin-bottom="0cm" loext:contextual-spacing="true" fo:line-height="100%" fo:text-align="justify" style:justify-single-word="false"/>
    </style:style>
    <style:style style:name="P238" style:family="paragraph" style:parent-style-name="List_20_Paragraph" style:list-style-name="WWNum8">
      <style:paragraph-properties fo:margin-top="0cm" fo:margin-bottom="0cm" loext:contextual-spacing="true" fo:line-height="100%" fo:text-align="justify" style:justify-single-word="false"/>
    </style:style>
    <style:style style:name="P239" style:family="paragraph" style:parent-style-name="List_20_Paragraph" style:list-style-name="WWNum10">
      <style:paragraph-properties fo:margin-top="0cm" fo:margin-bottom="0cm" loext:contextual-spacing="true" fo:line-height="100%" fo:text-align="justify" style:justify-single-word="false"/>
    </style:style>
    <style:style style:name="P240" style:family="paragraph" style:parent-style-name="List_20_Paragraph" style:list-style-name="WWNum11">
      <style:paragraph-properties fo:margin-top="0cm" fo:margin-bottom="0cm" loext:contextual-spacing="true" fo:line-height="100%" fo:text-align="justify" style:justify-single-word="false"/>
    </style:style>
    <style:style style:name="P241" style:family="paragraph" style:parent-style-name="List_20_Paragraph" style:list-style-name="WWNum12">
      <style:paragraph-properties fo:margin-top="0cm" fo:margin-bottom="0cm" loext:contextual-spacing="true" fo:line-height="100%" fo:text-align="justify" style:justify-single-word="false"/>
    </style:style>
    <style:style style:name="P242" style:family="paragraph" style:parent-style-name="List_20_Paragraph" style:list-style-name="WWNum13">
      <style:paragraph-properties fo:margin-top="0cm" fo:margin-bottom="0cm" loext:contextual-spacing="true" fo:line-height="100%" fo:text-align="justify" style:justify-single-word="false"/>
    </style:style>
    <style:style style:name="P243" style:family="paragraph" style:parent-style-name="List_20_Paragraph" style:list-style-name="WWNum14">
      <style:paragraph-properties fo:margin-top="0cm" fo:margin-bottom="0cm" loext:contextual-spacing="true" fo:line-height="100%" fo:text-align="justify" style:justify-single-word="false"/>
    </style:style>
    <style:style style:name="P244" style:family="paragraph" style:parent-style-name="List_20_Paragraph" style:list-style-name="WWNum127">
      <style:paragraph-properties fo:margin-top="0cm" fo:margin-bottom="0cm" loext:contextual-spacing="true" fo:line-height="100%" fo:text-align="justify" style:justify-single-word="false"/>
    </style:style>
    <style:style style:name="P245" style:family="paragraph" style:parent-style-name="List_20_Paragraph" style:list-style-name="WWNum18">
      <style:paragraph-properties fo:margin-top="0cm" fo:margin-bottom="0cm" loext:contextual-spacing="true" fo:line-height="100%" fo:text-align="justify" style:justify-single-word="false"/>
    </style:style>
    <style:style style:name="P246" style:family="paragraph" style:parent-style-name="List_20_Paragraph" style:list-style-name="WWNum19">
      <style:paragraph-properties fo:margin-top="0cm" fo:margin-bottom="0cm" loext:contextual-spacing="true" fo:line-height="100%" fo:text-align="justify" style:justify-single-word="false"/>
    </style:style>
    <style:style style:name="P247" style:family="paragraph" style:parent-style-name="List_20_Paragraph" style:list-style-name="WWNum126">
      <style:paragraph-properties fo:margin-top="0cm" fo:margin-bottom="0cm" loext:contextual-spacing="true" fo:line-height="100%" fo:text-align="justify" style:justify-single-word="false"/>
    </style:style>
    <style:style style:name="P248" style:family="paragraph" style:parent-style-name="List_20_Paragraph" style:list-style-name="WWNum16">
      <style:paragraph-properties fo:margin-top="0cm" fo:margin-bottom="0cm" loext:contextual-spacing="true" fo:line-height="100%" fo:text-align="justify" style:justify-single-word="false"/>
    </style:style>
    <style:style style:name="P249" style:family="paragraph" style:parent-style-name="List_20_Paragraph" style:list-style-name="WWNum17">
      <style:paragraph-properties fo:margin-top="0cm" fo:margin-bottom="0cm" loext:contextual-spacing="true" fo:line-height="100%" fo:text-align="justify" style:justify-single-word="false"/>
    </style:style>
    <style:style style:name="P250" style:family="paragraph" style:parent-style-name="List_20_Paragraph" style:list-style-name="WWNum20">
      <style:paragraph-properties fo:margin-top="0cm" fo:margin-bottom="0cm" loext:contextual-spacing="true" fo:line-height="100%" fo:text-align="justify" style:justify-single-word="false"/>
    </style:style>
    <style:style style:name="P251" style:family="paragraph" style:parent-style-name="List_20_Paragraph" style:list-style-name="WWNum21">
      <style:paragraph-properties fo:margin-top="0cm" fo:margin-bottom="0cm" loext:contextual-spacing="true" fo:line-height="100%" fo:text-align="justify" style:justify-single-word="false"/>
    </style:style>
    <style:style style:name="P252" style:family="paragraph" style:parent-style-name="List_20_Paragraph" style:list-style-name="WWNum125">
      <style:paragraph-properties fo:margin-top="0cm" fo:margin-bottom="0cm" loext:contextual-spacing="true" fo:line-height="100%" fo:text-align="justify" style:justify-single-word="false"/>
    </style:style>
    <style:style style:name="P253" style:family="paragraph" style:parent-style-name="List_20_Paragraph" style:list-style-name="WWNum22">
      <style:paragraph-properties fo:margin-top="0cm" fo:margin-bottom="0cm" loext:contextual-spacing="true" fo:line-height="100%" fo:text-align="justify" style:justify-single-word="false"/>
    </style:style>
    <style:style style:name="P254" style:family="paragraph" style:parent-style-name="List_20_Paragraph" style:list-style-name="WWNum24">
      <style:paragraph-properties fo:margin-top="0cm" fo:margin-bottom="0cm" loext:contextual-spacing="true" fo:line-height="100%" fo:text-align="justify" style:justify-single-word="false"/>
    </style:style>
    <style:style style:name="P255" style:family="paragraph" style:parent-style-name="List_20_Paragraph" style:list-style-name="WWNum23">
      <style:paragraph-properties fo:margin-top="0cm" fo:margin-bottom="0cm" loext:contextual-spacing="true" fo:line-height="100%" fo:text-align="justify" style:justify-single-word="false"/>
    </style:style>
    <style:style style:name="P256" style:family="paragraph" style:parent-style-name="List_20_Paragraph" style:list-style-name="WWNum25">
      <style:paragraph-properties fo:margin-top="0cm" fo:margin-bottom="0cm" loext:contextual-spacing="true" fo:line-height="100%" fo:text-align="justify" style:justify-single-word="false"/>
    </style:style>
    <style:style style:name="P257" style:family="paragraph" style:parent-style-name="List_20_Paragraph" style:list-style-name="WWNum26">
      <style:paragraph-properties fo:margin-top="0cm" fo:margin-bottom="0cm" loext:contextual-spacing="true" fo:line-height="100%" fo:text-align="justify" style:justify-single-word="false"/>
    </style:style>
    <style:style style:name="P258" style:family="paragraph" style:parent-style-name="List_20_Paragraph" style:list-style-name="WWNum79">
      <style:paragraph-properties fo:margin-top="0cm" fo:margin-bottom="0cm" loext:contextual-spacing="true" fo:line-height="100%" fo:text-align="justify" style:justify-single-word="false"/>
    </style:style>
    <style:style style:name="P259" style:family="paragraph" style:parent-style-name="List_20_Paragraph" style:list-style-name="WWNum78">
      <style:paragraph-properties fo:margin-top="0cm" fo:margin-bottom="0cm" loext:contextual-spacing="true" fo:line-height="100%" fo:text-align="justify" style:justify-single-word="false"/>
    </style:style>
    <style:style style:name="P260" style:family="paragraph" style:parent-style-name="List_20_Paragraph" style:list-style-name="WWNum77">
      <style:paragraph-properties fo:margin-top="0cm" fo:margin-bottom="0cm" loext:contextual-spacing="true" fo:line-height="100%" fo:text-align="justify" style:justify-single-word="false"/>
    </style:style>
    <style:style style:name="P261" style:family="paragraph" style:parent-style-name="List_20_Paragraph" style:list-style-name="WWNum28">
      <style:paragraph-properties fo:margin-top="0cm" fo:margin-bottom="0cm" loext:contextual-spacing="true" fo:line-height="100%" fo:text-align="justify" style:justify-single-word="false"/>
    </style:style>
    <style:style style:name="P262" style:family="paragraph" style:parent-style-name="List_20_Paragraph" style:list-style-name="WWNum80">
      <style:paragraph-properties fo:margin-top="0cm" fo:margin-bottom="0cm" loext:contextual-spacing="true" fo:line-height="100%" fo:text-align="justify" style:justify-single-word="false"/>
    </style:style>
    <style:style style:name="P263" style:family="paragraph" style:parent-style-name="List_20_Paragraph" style:list-style-name="WWNum27">
      <style:paragraph-properties fo:margin-top="0cm" fo:margin-bottom="0cm" loext:contextual-spacing="true" fo:line-height="100%" fo:text-align="justify" style:justify-single-word="false"/>
    </style:style>
    <style:style style:name="P264" style:family="paragraph" style:parent-style-name="List_20_Paragraph" style:list-style-name="WWNum76">
      <style:paragraph-properties fo:margin-top="0cm" fo:margin-bottom="0cm" loext:contextual-spacing="true" fo:line-height="100%" fo:text-align="justify" style:justify-single-word="false"/>
    </style:style>
    <style:style style:name="P265" style:family="paragraph" style:parent-style-name="List_20_Paragraph" style:list-style-name="WWNum30">
      <style:paragraph-properties fo:margin-top="0cm" fo:margin-bottom="0cm" loext:contextual-spacing="true" fo:line-height="100%" fo:text-align="justify" style:justify-single-word="false"/>
    </style:style>
    <style:style style:name="P266" style:family="paragraph" style:parent-style-name="List_20_Paragraph" style:list-style-name="WWNum31">
      <style:paragraph-properties fo:margin-top="0cm" fo:margin-bottom="0cm" loext:contextual-spacing="true" fo:line-height="100%" fo:text-align="justify" style:justify-single-word="false"/>
    </style:style>
    <style:style style:name="P267" style:family="paragraph" style:parent-style-name="List_20_Paragraph" style:list-style-name="WWNum334">
      <style:paragraph-properties fo:margin-top="0cm" fo:margin-bottom="0cm" loext:contextual-spacing="true" fo:line-height="100%" fo:text-align="justify" style:justify-single-word="false"/>
    </style:style>
    <style:style style:name="P268" style:family="paragraph" style:parent-style-name="List_20_Paragraph" style:list-style-name="WWNum81">
      <style:paragraph-properties fo:margin-top="0cm" fo:margin-bottom="0cm" loext:contextual-spacing="true" fo:line-height="100%" fo:text-align="justify" style:justify-single-word="false"/>
    </style:style>
    <style:style style:name="P269" style:family="paragraph" style:parent-style-name="List_20_Paragraph" style:list-style-name="WWNum83">
      <style:paragraph-properties fo:margin-top="0cm" fo:margin-bottom="0cm" loext:contextual-spacing="true" fo:line-height="100%" fo:text-align="justify" style:justify-single-word="false"/>
    </style:style>
    <style:style style:name="P270" style:family="paragraph" style:parent-style-name="List_20_Paragraph" style:list-style-name="WWNum84">
      <style:paragraph-properties fo:margin-top="0cm" fo:margin-bottom="0cm" loext:contextual-spacing="true" fo:line-height="100%" fo:text-align="justify" style:justify-single-word="false"/>
    </style:style>
    <style:style style:name="P271" style:family="paragraph" style:parent-style-name="List_20_Paragraph" style:list-style-name="WWNum82">
      <style:paragraph-properties fo:margin-top="0cm" fo:margin-bottom="0cm" loext:contextual-spacing="true" fo:line-height="100%" fo:text-align="justify" style:justify-single-word="false"/>
    </style:style>
    <style:style style:name="P272" style:family="paragraph" style:parent-style-name="List_20_Paragraph" style:list-style-name="WWNum124">
      <style:paragraph-properties fo:margin-top="0cm" fo:margin-bottom="0cm" loext:contextual-spacing="true" fo:line-height="100%" fo:text-align="justify" style:justify-single-word="false"/>
    </style:style>
    <style:style style:name="P273" style:family="paragraph" style:parent-style-name="List_20_Paragraph" style:list-style-name="WWNum34">
      <style:paragraph-properties fo:margin-top="0cm" fo:margin-bottom="0cm" loext:contextual-spacing="true" fo:line-height="100%" fo:text-align="justify" style:justify-single-word="false"/>
    </style:style>
    <style:style style:name="P274" style:family="paragraph" style:parent-style-name="List_20_Paragraph" style:list-style-name="WWNum33">
      <style:paragraph-properties fo:margin-top="0cm" fo:margin-bottom="0cm" loext:contextual-spacing="true" fo:line-height="100%" fo:text-align="justify" style:justify-single-word="false"/>
    </style:style>
    <style:style style:name="P275" style:family="paragraph" style:parent-style-name="List_20_Paragraph" style:list-style-name="WWNum364">
      <style:paragraph-properties fo:margin-top="0cm" fo:margin-bottom="0cm" loext:contextual-spacing="true" fo:line-height="100%" fo:text-align="justify" style:justify-single-word="false"/>
    </style:style>
    <style:style style:name="P276" style:family="paragraph" style:parent-style-name="List_20_Paragraph" style:list-style-name="WWNum123">
      <style:paragraph-properties fo:margin-top="0cm" fo:margin-bottom="0cm" loext:contextual-spacing="true" fo:line-height="100%" fo:text-align="justify" style:justify-single-word="false"/>
    </style:style>
    <style:style style:name="P277" style:family="paragraph" style:parent-style-name="List_20_Paragraph" style:list-style-name="WWNum119">
      <style:paragraph-properties fo:margin-top="0cm" fo:margin-bottom="0cm" loext:contextual-spacing="true" fo:line-height="100%" fo:text-align="justify" style:justify-single-word="false"/>
    </style:style>
    <style:style style:name="P278" style:family="paragraph" style:parent-style-name="List_20_Paragraph" style:list-style-name="WWNum35">
      <style:paragraph-properties fo:margin-top="0cm" fo:margin-bottom="0cm" loext:contextual-spacing="true" fo:line-height="100%" fo:text-align="justify" style:justify-single-word="false"/>
    </style:style>
    <style:style style:name="P279" style:family="paragraph" style:parent-style-name="List_20_Paragraph" style:list-style-name="WWNum36">
      <style:paragraph-properties fo:margin-top="0cm" fo:margin-bottom="0cm" loext:contextual-spacing="true" fo:line-height="100%" fo:text-align="justify" style:justify-single-word="false"/>
    </style:style>
    <style:style style:name="P280" style:family="paragraph" style:parent-style-name="List_20_Paragraph" style:list-style-name="WWNum122">
      <style:paragraph-properties fo:margin-top="0cm" fo:margin-bottom="0cm" loext:contextual-spacing="true" fo:line-height="100%" fo:text-align="justify" style:justify-single-word="false"/>
    </style:style>
    <style:style style:name="P281" style:family="paragraph" style:parent-style-name="List_20_Paragraph" style:list-style-name="WWNum37">
      <style:paragraph-properties fo:margin-top="0cm" fo:margin-bottom="0cm" loext:contextual-spacing="true" fo:line-height="100%" fo:text-align="justify" style:justify-single-word="false"/>
    </style:style>
    <style:style style:name="P282" style:family="paragraph" style:parent-style-name="List_20_Paragraph" style:list-style-name="WWNum120">
      <style:paragraph-properties fo:margin-top="0cm" fo:margin-bottom="0cm" loext:contextual-spacing="true" fo:line-height="100%" fo:text-align="justify" style:justify-single-word="false"/>
    </style:style>
    <style:style style:name="P283" style:family="paragraph" style:parent-style-name="List_20_Paragraph" style:list-style-name="WWNum121">
      <style:paragraph-properties fo:margin-top="0cm" fo:margin-bottom="0cm" loext:contextual-spacing="true" fo:line-height="100%" fo:text-align="justify" style:justify-single-word="false"/>
    </style:style>
    <style:style style:name="P284" style:family="paragraph" style:parent-style-name="List_20_Paragraph" style:list-style-name="WWNum38">
      <style:paragraph-properties fo:margin-top="0cm" fo:margin-bottom="0cm" loext:contextual-spacing="true" fo:line-height="100%" fo:text-align="justify" style:justify-single-word="false"/>
    </style:style>
    <style:style style:name="P285" style:family="paragraph" style:parent-style-name="List_20_Paragraph" style:list-style-name="WWNum39">
      <style:paragraph-properties fo:margin-top="0cm" fo:margin-bottom="0cm" loext:contextual-spacing="true" fo:line-height="100%" fo:text-align="justify" style:justify-single-word="false"/>
    </style:style>
    <style:style style:name="P286" style:family="paragraph" style:parent-style-name="List_20_Paragraph" style:list-style-name="WWNum40">
      <style:paragraph-properties fo:margin-top="0cm" fo:margin-bottom="0cm" loext:contextual-spacing="true" fo:line-height="100%" fo:text-align="justify" style:justify-single-word="false"/>
    </style:style>
    <style:style style:name="P287" style:family="paragraph" style:parent-style-name="List_20_Paragraph" style:list-style-name="WWNum332">
      <style:paragraph-properties fo:margin-top="0cm" fo:margin-bottom="0cm" loext:contextual-spacing="true" fo:line-height="100%" fo:text-align="justify" style:justify-single-word="false"/>
    </style:style>
    <style:style style:name="P288" style:family="paragraph" style:parent-style-name="List_20_Paragraph" style:list-style-name="WWNum353">
      <style:paragraph-properties fo:margin-top="0cm" fo:margin-bottom="0cm" loext:contextual-spacing="true" fo:line-height="100%" fo:text-align="justify" style:justify-single-word="false"/>
    </style:style>
    <style:style style:name="P289" style:family="paragraph" style:parent-style-name="List_20_Paragraph" style:list-style-name="WWNum118">
      <style:paragraph-properties fo:margin-top="0cm" fo:margin-bottom="0cm" loext:contextual-spacing="true" fo:line-height="100%" fo:text-align="justify" style:justify-single-word="false"/>
    </style:style>
    <style:style style:name="P290" style:family="paragraph" style:parent-style-name="List_20_Paragraph" style:list-style-name="WWNum41">
      <style:paragraph-properties fo:margin-top="0cm" fo:margin-bottom="0cm" loext:contextual-spacing="true" fo:line-height="100%" fo:text-align="justify" style:justify-single-word="false"/>
    </style:style>
    <style:style style:name="P291" style:family="paragraph" style:parent-style-name="List_20_Paragraph" style:list-style-name="WWNum42">
      <style:paragraph-properties fo:margin-top="0cm" fo:margin-bottom="0cm" loext:contextual-spacing="true" fo:line-height="100%" fo:text-align="justify" style:justify-single-word="false"/>
    </style:style>
    <style:style style:name="P292" style:family="paragraph" style:parent-style-name="List_20_Paragraph" style:list-style-name="WWNum43">
      <style:paragraph-properties fo:margin-top="0cm" fo:margin-bottom="0cm" loext:contextual-spacing="true" fo:line-height="100%" fo:text-align="justify" style:justify-single-word="false"/>
    </style:style>
    <style:style style:name="P293" style:family="paragraph" style:parent-style-name="List_20_Paragraph" style:list-style-name="WWNum44">
      <style:paragraph-properties fo:margin-top="0cm" fo:margin-bottom="0cm" loext:contextual-spacing="true" fo:line-height="100%" fo:text-align="justify" style:justify-single-word="false"/>
    </style:style>
    <style:style style:name="P294" style:family="paragraph" style:parent-style-name="List_20_Paragraph" style:list-style-name="WWNum45">
      <style:paragraph-properties fo:margin-top="0cm" fo:margin-bottom="0cm" loext:contextual-spacing="true" fo:line-height="100%" fo:text-align="justify" style:justify-single-word="false"/>
    </style:style>
    <style:style style:name="P295" style:family="paragraph" style:parent-style-name="List_20_Paragraph" style:list-style-name="WWNum93">
      <style:paragraph-properties fo:margin-top="0cm" fo:margin-bottom="0cm" loext:contextual-spacing="true" fo:line-height="100%" fo:text-align="justify" style:justify-single-word="false"/>
    </style:style>
    <style:style style:name="P296" style:family="paragraph" style:parent-style-name="List_20_Paragraph" style:list-style-name="WWNum46">
      <style:paragraph-properties fo:margin-top="0cm" fo:margin-bottom="0cm" loext:contextual-spacing="true" fo:line-height="100%" fo:text-align="justify" style:justify-single-word="false"/>
    </style:style>
    <style:style style:name="P297" style:family="paragraph" style:parent-style-name="List_20_Paragraph" style:list-style-name="WWNum47">
      <style:paragraph-properties fo:margin-top="0cm" fo:margin-bottom="0cm" loext:contextual-spacing="true" fo:line-height="100%" fo:text-align="justify" style:justify-single-word="false"/>
    </style:style>
    <style:style style:name="P298" style:family="paragraph" style:parent-style-name="List_20_Paragraph" style:list-style-name="WWNum48">
      <style:paragraph-properties fo:margin-top="0cm" fo:margin-bottom="0cm" loext:contextual-spacing="true" fo:line-height="100%" fo:text-align="justify" style:justify-single-word="false"/>
    </style:style>
    <style:style style:name="P299" style:family="paragraph" style:parent-style-name="List_20_Paragraph" style:list-style-name="WWNum49">
      <style:paragraph-properties fo:margin-top="0cm" fo:margin-bottom="0cm" loext:contextual-spacing="true" fo:line-height="100%" fo:text-align="justify" style:justify-single-word="false"/>
    </style:style>
    <style:style style:name="P300" style:family="paragraph" style:parent-style-name="List_20_Paragraph" style:list-style-name="WWNum92">
      <style:paragraph-properties fo:margin-top="0cm" fo:margin-bottom="0cm" loext:contextual-spacing="true" fo:line-height="100%" fo:text-align="justify" style:justify-single-word="false"/>
    </style:style>
    <style:style style:name="P301" style:family="paragraph" style:parent-style-name="List_20_Paragraph" style:list-style-name="WWNum52">
      <style:paragraph-properties fo:margin-top="0cm" fo:margin-bottom="0cm" loext:contextual-spacing="true" fo:line-height="100%" fo:text-align="justify" style:justify-single-word="false"/>
    </style:style>
    <style:style style:name="P302" style:family="paragraph" style:parent-style-name="List_20_Paragraph" style:list-style-name="WWNum89">
      <style:paragraph-properties fo:margin-top="0cm" fo:margin-bottom="0cm" loext:contextual-spacing="true" fo:line-height="100%" fo:text-align="justify" style:justify-single-word="false"/>
    </style:style>
    <style:style style:name="P303" style:family="paragraph" style:parent-style-name="List_20_Paragraph" style:list-style-name="WWNum53">
      <style:paragraph-properties fo:margin-top="0cm" fo:margin-bottom="0cm" loext:contextual-spacing="true" fo:line-height="100%" fo:text-align="justify" style:justify-single-word="false"/>
    </style:style>
    <style:style style:name="P304" style:family="paragraph" style:parent-style-name="List_20_Paragraph" style:list-style-name="WWNum91">
      <style:paragraph-properties fo:margin-top="0cm" fo:margin-bottom="0cm" loext:contextual-spacing="true" fo:line-height="100%" fo:text-align="justify" style:justify-single-word="false"/>
    </style:style>
    <style:style style:name="P305" style:family="paragraph" style:parent-style-name="List_20_Paragraph" style:list-style-name="WWNum90">
      <style:paragraph-properties fo:margin-top="0cm" fo:margin-bottom="0cm" loext:contextual-spacing="true" fo:line-height="100%" fo:text-align="justify" style:justify-single-word="false"/>
    </style:style>
    <style:style style:name="P306" style:family="paragraph" style:parent-style-name="List_20_Paragraph" style:list-style-name="WWNum55">
      <style:paragraph-properties fo:margin-top="0cm" fo:margin-bottom="0cm" loext:contextual-spacing="true" fo:line-height="100%" fo:text-align="justify" style:justify-single-word="false"/>
    </style:style>
    <style:style style:name="P307" style:family="paragraph" style:parent-style-name="List_20_Paragraph" style:list-style-name="WWNum54">
      <style:paragraph-properties fo:margin-top="0cm" fo:margin-bottom="0cm" loext:contextual-spacing="true" fo:line-height="100%" fo:text-align="justify" style:justify-single-word="false"/>
    </style:style>
    <style:style style:name="P308" style:family="paragraph" style:parent-style-name="List_20_Paragraph" style:list-style-name="WWNum57">
      <style:paragraph-properties fo:margin-top="0cm" fo:margin-bottom="0cm" loext:contextual-spacing="true" fo:line-height="100%" fo:text-align="justify" style:justify-single-word="false"/>
    </style:style>
    <style:style style:name="P309" style:family="paragraph" style:parent-style-name="List_20_Paragraph" style:list-style-name="WWNum58">
      <style:paragraph-properties fo:margin-top="0cm" fo:margin-bottom="0cm" loext:contextual-spacing="true" fo:line-height="100%" fo:text-align="justify" style:justify-single-word="false"/>
    </style:style>
    <style:style style:name="P310" style:family="paragraph" style:parent-style-name="List_20_Paragraph" style:list-style-name="WWNum56">
      <style:paragraph-properties fo:margin-top="0cm" fo:margin-bottom="0cm" loext:contextual-spacing="true" fo:line-height="100%" fo:text-align="justify" style:justify-single-word="false"/>
    </style:style>
    <style:style style:name="P311" style:family="paragraph" style:parent-style-name="List_20_Paragraph" style:list-style-name="WWNum87">
      <style:paragraph-properties fo:margin-top="0cm" fo:margin-bottom="0cm" loext:contextual-spacing="true" fo:line-height="100%" fo:text-align="justify" style:justify-single-word="false"/>
    </style:style>
    <style:style style:name="P312" style:family="paragraph" style:parent-style-name="List_20_Paragraph" style:list-style-name="WWNum116">
      <style:paragraph-properties fo:margin-top="0cm" fo:margin-bottom="0cm" loext:contextual-spacing="true" fo:line-height="100%" fo:text-align="justify" style:justify-single-word="false"/>
    </style:style>
    <style:style style:name="P313" style:family="paragraph" style:parent-style-name="List_20_Paragraph" style:list-style-name="WWNum59">
      <style:paragraph-properties fo:margin-top="0cm" fo:margin-bottom="0cm" loext:contextual-spacing="true" fo:line-height="100%" fo:text-align="justify" style:justify-single-word="false"/>
    </style:style>
    <style:style style:name="P314" style:family="paragraph" style:parent-style-name="List_20_Paragraph" style:list-style-name="WWNum60">
      <style:paragraph-properties fo:margin-top="0cm" fo:margin-bottom="0cm" loext:contextual-spacing="true" fo:line-height="100%" fo:text-align="justify" style:justify-single-word="false"/>
    </style:style>
    <style:style style:name="P315" style:family="paragraph" style:parent-style-name="List_20_Paragraph" style:list-style-name="WWNum115">
      <style:paragraph-properties fo:margin-top="0cm" fo:margin-bottom="0cm" loext:contextual-spacing="true" fo:line-height="100%" fo:text-align="justify" style:justify-single-word="false"/>
    </style:style>
    <style:style style:name="P316" style:family="paragraph" style:parent-style-name="List_20_Paragraph" style:list-style-name="WWNum62">
      <style:paragraph-properties fo:margin-top="0cm" fo:margin-bottom="0cm" loext:contextual-spacing="true" fo:line-height="100%" fo:text-align="justify" style:justify-single-word="false"/>
    </style:style>
    <style:style style:name="P317" style:family="paragraph" style:parent-style-name="List_20_Paragraph" style:list-style-name="WWNum63">
      <style:paragraph-properties fo:margin-top="0cm" fo:margin-bottom="0cm" loext:contextual-spacing="true" fo:line-height="100%" fo:text-align="justify" style:justify-single-word="false"/>
    </style:style>
    <style:style style:name="P318" style:family="paragraph" style:parent-style-name="List_20_Paragraph" style:list-style-name="WWNum64">
      <style:paragraph-properties fo:margin-top="0cm" fo:margin-bottom="0cm" loext:contextual-spacing="true" fo:line-height="100%" fo:text-align="justify" style:justify-single-word="false"/>
    </style:style>
    <style:style style:name="P319" style:family="paragraph" style:parent-style-name="List_20_Paragraph" style:list-style-name="WWNum65">
      <style:paragraph-properties fo:margin-top="0cm" fo:margin-bottom="0cm" loext:contextual-spacing="true" fo:line-height="100%" fo:text-align="justify" style:justify-single-word="false"/>
    </style:style>
    <style:style style:name="P320" style:family="paragraph" style:parent-style-name="List_20_Paragraph" style:list-style-name="WWNum66">
      <style:paragraph-properties fo:margin-top="0cm" fo:margin-bottom="0cm" loext:contextual-spacing="true" fo:line-height="100%" fo:text-align="justify" style:justify-single-word="false"/>
    </style:style>
    <style:style style:name="P321" style:family="paragraph" style:parent-style-name="List_20_Paragraph" style:list-style-name="WWNum94">
      <style:paragraph-properties fo:margin-top="0cm" fo:margin-bottom="0cm" loext:contextual-spacing="true" fo:line-height="100%" fo:text-align="justify" style:justify-single-word="false"/>
    </style:style>
    <style:style style:name="P322" style:family="paragraph" style:parent-style-name="List_20_Paragraph" style:list-style-name="WWNum1">
      <style:paragraph-properties fo:margin-left="2.498cm" fo:margin-right="0cm" fo:margin-top="0cm" fo:margin-bottom="0cm" loext:contextual-spacing="true" fo:line-height="100%" fo:text-align="justify" style:justify-single-word="false" fo:text-indent="-1.863cm" style:auto-text-indent="false"/>
    </style:style>
    <style:style style:name="P323" style:family="paragraph" style:parent-style-name="List_20_Paragraph" style:list-style-name="WWNum1">
      <style:paragraph-properties fo:margin-left="1.259cm" fo:margin-right="0cm" fo:margin-top="0cm" fo:margin-bottom="0cm" loext:contextual-spacing="true" fo:line-height="100%" fo:text-align="justify" style:justify-single-word="false" fo:text-indent="-0.63cm" style:auto-text-indent="false"/>
    </style:style>
    <style:style style:name="P324" style:family="paragraph" style:parent-style-name="List_20_Paragraph" style:list-style-name="WWNum1">
      <style:paragraph-properties fo:margin-left="2.529cm" fo:margin-right="0cm" fo:margin-top="0cm" fo:margin-bottom="0cm" loext:contextual-spacing="true" fo:line-height="100%" fo:text-align="justify" style:justify-single-word="false" fo:text-indent="-0.63cm" style:auto-text-indent="false"/>
    </style:style>
    <style:style style:name="P325" style:family="paragraph" style:parent-style-name="Footer">
      <style:paragraph-properties fo:text-align="center" style:justify-single-word="false"/>
    </style:style>
    <style:style style:name="P326" style:family="paragraph" style:parent-style-name="Default" style:list-style-name="WWNum1">
      <style:paragraph-properties fo:text-align="justify" style:justify-single-word="false"/>
    </style:style>
    <style:style style:name="P327" style:family="paragraph" style:parent-style-name="Default" style:list-style-name="WWNum285">
      <style:paragraph-properties fo:text-align="justify" style:justify-single-word="false"/>
    </style:style>
    <style:style style:name="P328" style:family="paragraph" style:parent-style-name="Default" style:list-style-name="WWNum88">
      <style:paragraph-properties fo:text-align="justify" style:justify-single-word="false"/>
    </style:style>
    <style:style style:name="P329" style:family="paragraph" style:parent-style-name="Plain_20_Text">
      <style:paragraph-properties fo:text-align="center" style:justify-single-word="false"/>
    </style:style>
    <style:style style:name="P330" style:family="paragraph" style:parent-style-name="Plain_20_Text">
      <style:paragraph-properties fo:text-align="justify" style:justify-single-word="false"/>
      <style:text-properties style:font-name="Cambria" fo:font-size="11pt" style:font-size-asian="11pt" style:font-size-complex="11pt"/>
    </style:style>
    <style:style style:name="P331" style:family="paragraph" style:parent-style-name="Plain_20_Text" style:list-style-name="WWNum1">
      <style:paragraph-properties fo:line-height="100%" fo:text-align="justify" style:justify-single-word="false"/>
    </style:style>
    <style:style style:name="P332" style:family="paragraph" style:parent-style-name="Plain_20_Text" style:list-style-name="WWNum297">
      <style:paragraph-properties fo:line-height="100%" fo:text-align="justify" style:justify-single-word="false"/>
    </style:style>
    <style:style style:name="P333" style:family="paragraph" style:parent-style-name="Plain_20_Text" style:list-style-name="WWNum283">
      <style:paragraph-properties fo:line-height="100%" fo:text-align="justify" style:justify-single-word="false"/>
    </style:style>
    <style:style style:name="P334" style:family="paragraph" style:parent-style-name="Plain_20_Text" style:list-style-name="WWNum291">
      <style:paragraph-properties fo:line-height="100%" fo:text-align="justify" style:justify-single-word="false"/>
    </style:style>
    <style:style style:name="P335" style:family="paragraph" style:parent-style-name="Plain_20_Text" style:list-style-name="WWNum252">
      <style:paragraph-properties fo:line-height="100%" fo:text-align="justify" style:justify-single-word="false"/>
    </style:style>
    <style:style style:name="P336" style:family="paragraph" style:parent-style-name="Plain_20_Text" style:list-style-name="WWNum253">
      <style:paragraph-properties fo:line-height="100%" fo:text-align="justify" style:justify-single-word="false"/>
    </style:style>
    <style:style style:name="P337" style:family="paragraph" style:parent-style-name="Plain_20_Text" style:list-style-name="WWNum336">
      <style:paragraph-properties fo:line-height="100%" fo:text-align="justify" style:justify-single-word="false"/>
    </style:style>
    <style:style style:name="P338" style:family="paragraph" style:parent-style-name="Plain_20_Text" style:list-style-name="WWNum155">
      <style:paragraph-properties fo:line-height="100%" fo:text-align="justify" style:justify-single-word="false"/>
    </style:style>
    <style:style style:name="P339" style:family="paragraph" style:parent-style-name="Plain_20_Text" style:list-style-name="WWNum15">
      <style:paragraph-properties fo:line-height="100%" fo:text-align="justify" style:justify-single-word="false"/>
    </style:style>
    <style:style style:name="P340" style:family="paragraph" style:parent-style-name="Plain_20_Text" style:list-style-name="WWNum86">
      <style:paragraph-properties fo:line-height="100%" fo:text-align="justify" style:justify-single-word="false"/>
    </style:style>
    <style:style style:name="P341" style:family="paragraph" style:parent-style-name="Plain_20_Text" style:list-style-name="WWNum85">
      <style:paragraph-properties fo:line-height="100%" fo:text-align="justify" style:justify-single-word="false"/>
    </style:style>
    <style:style style:name="P342" style:family="paragraph" style:parent-style-name="Plain_20_Text" style:list-style-name="WWNum117">
      <style:paragraph-properties fo:line-height="100%" fo:text-align="justify" style:justify-single-word="false"/>
    </style:style>
    <style:style style:name="P3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ambria" fo:language="fr" fo:country="FR" fo:font-weight="bold" style:font-weight-asian="bold" style:font-style-complex="italic"/>
    </style:style>
    <style:style style:name="P34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ambria" fo:font-style="italic" style:font-style-asian="italic" style:font-style-complex="italic"/>
    </style:style>
    <style:style style:name="P34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ambria" style:font-name-asian="Times New Roman1" style:language-asian="fr" style:country-asian="CH" style:font-name-complex="Courier New1"/>
    </style:style>
    <style:style style:name="P34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ambria"/>
    </style:style>
    <style:style style:name="P347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348" style:family="paragraph" style:parent-style-name="Standard" style:list-style-name="WWNum67">
      <style:paragraph-properties fo:margin-top="0cm" fo:margin-bottom="0cm" loext:contextual-spacing="false" fo:line-height="100%" fo:text-align="justify" style:justify-single-word="false"/>
    </style:style>
    <style:style style:name="P349" style:family="paragraph" style:parent-style-name="Standard" style:list-style-name="WWNum202">
      <style:paragraph-properties fo:margin-top="0cm" fo:margin-bottom="0cm" loext:contextual-spacing="false" fo:line-height="100%" fo:text-align="justify" style:justify-single-word="false"/>
    </style:style>
    <style:style style:name="P350" style:family="paragraph" style:parent-style-name="Standard" style:list-style-name="WWNum186">
      <style:paragraph-properties fo:margin-top="0cm" fo:margin-bottom="0cm" loext:contextual-spacing="false" fo:line-height="100%" fo:text-align="justify" style:justify-single-word="false"/>
    </style:style>
    <style:style style:name="P351" style:family="paragraph" style:parent-style-name="Standard" style:list-style-name="WWNum1">
      <style:paragraph-properties fo:margin-top="0cm" fo:margin-bottom="0cm" loext:contextual-spacing="false" fo:line-height="100%" fo:text-align="justify" style:justify-single-word="false"/>
    </style:style>
    <style:style style:name="P352" style:family="paragraph" style:parent-style-name="Standard" style:list-style-name="WWNum148">
      <style:paragraph-properties fo:margin-top="0cm" fo:margin-bottom="0cm" loext:contextual-spacing="false" fo:line-height="100%" fo:text-align="justify" style:justify-single-word="false"/>
    </style:style>
    <style:style style:name="P353" style:family="paragraph" style:parent-style-name="Standard" style:list-style-name="WWNum348">
      <style:paragraph-properties fo:margin-top="0cm" fo:margin-bottom="0cm" loext:contextual-spacing="false" fo:line-height="100%" fo:text-align="justify" style:justify-single-word="false"/>
    </style:style>
    <style:style style:name="P354" style:family="paragraph" style:parent-style-name="Standard" style:list-style-name="WWNum355">
      <style:paragraph-properties fo:margin-top="0cm" fo:margin-bottom="0cm" loext:contextual-spacing="false" fo:line-height="100%" fo:text-align="justify" style:justify-single-word="false"/>
    </style:style>
    <style:style style:name="P355" style:family="paragraph" style:parent-style-name="Standard" style:list-style-name="WWNum55">
      <style:paragraph-properties fo:margin-top="0cm" fo:margin-bottom="0cm" loext:contextual-spacing="false" fo:line-height="100%" fo:text-align="justify" style:justify-single-word="false"/>
    </style:style>
    <style:style style:name="P356" style:family="paragraph" style:parent-style-name="Standard" style:master-page-name="Standard">
      <style:paragraph-properties fo:margin-top="0cm" fo:margin-bottom="0cm" loext:contextual-spacing="false" fo:line-height="100%" fo:text-align="justify" style:justify-single-word="false" style:page-number="auto"/>
      <style:text-properties style:font-name="Cambria" fo:language="fr" fo:country="FR" fo:font-weight="bold" style:font-weight-asian="bold" style:font-style-complex="italic"/>
    </style:style>
    <style:style style:name="T1" style:family="text">
      <style:text-properties style:font-name="Cambria"/>
    </style:style>
    <style:style style:name="T2" style:family="text">
      <style:text-properties style:font-name="Cambria" fo:font-size="20pt" style:font-size-asian="20pt" style:font-size-complex="11pt"/>
    </style:style>
    <style:style style:name="T3" style:family="text">
      <style:text-properties style:font-name="Cambria" style:font-style-complex="italic"/>
    </style:style>
    <style:style style:name="T4" style:family="text">
      <style:text-properties style:font-name="Cambria" style:font-style-complex="italic" style:font-weight-complex="bold"/>
    </style:style>
    <style:style style:name="T5" style:family="text">
      <style:text-properties style:font-name="Cambria" fo:font-style="italic" style:font-style-asian="italic"/>
    </style:style>
    <style:style style:name="T6" style:family="text">
      <style:text-properties style:font-name="Cambria" fo:font-style="italic" style:font-style-asian="italic" style:font-style-complex="italic"/>
    </style:style>
    <style:style style:name="T7" style:family="text">
      <style:text-properties style:font-name="Cambria" fo:font-style="italic" style:font-style-asian="italic" style:font-style-complex="italic" style:font-weight-complex="bold"/>
    </style:style>
    <style:style style:name="T8" style:family="text">
      <style:text-properties style:font-name="Cambria" fo:font-style="italic" style:font-style-asian="italic" style:font-name-complex="Segoe UI"/>
    </style:style>
    <style:style style:name="T9" style:family="text">
      <style:text-properties style:font-name="Cambria" fo:font-style="italic" style:font-style-asian="italic" style:font-name-complex="Arial1"/>
    </style:style>
    <style:style style:name="T10" style:family="text">
      <style:text-properties style:font-name="Cambria" fo:font-style="italic" style:font-style-asian="italic" style:font-name-complex="Arial1" style:font-style-complex="italic"/>
    </style:style>
    <style:style style:name="T11" style:family="text">
      <style:text-properties style:font-name="Cambria" fo:font-style="italic" style:font-style-asian="italic" style:font-weight-complex="bold"/>
    </style:style>
    <style:style style:name="T12" style:family="text">
      <style:text-properties style:font-name="Cambria" fo:font-style="italic" style:font-style-asian="italic" style:font-size-complex="12pt" style:font-style-complex="italic"/>
    </style:style>
    <style:style style:name="T13" style:family="text">
      <style:text-properties style:font-name="Cambria" fo:font-style="italic" style:font-style-asian="italic" style:font-name-complex="Courier New1"/>
    </style:style>
    <style:style style:name="T14" style:family="text">
      <style:text-properties style:font-name="Cambria" fo:font-style="italic" style:font-style-asian="italic" style:font-name-complex="Courier New1" style:font-style-complex="italic"/>
    </style:style>
    <style:style style:name="T15" style:family="text">
      <style:text-properties style:font-name="Cambria" fo:font-style="italic" style:font-name-asian="Times New Roman1" style:language-asian="fr" style:country-asian="CH" style:font-style-asian="italic" style:font-name-complex="Courier New1"/>
    </style:style>
    <style:style style:name="T16" style:family="text">
      <style:text-properties style:font-name="Cambria" fo:font-style="italic" style:font-name-asian="Times New Roman1" style:language-asian="fr" style:country-asian="CH" style:font-style-asian="italic" style:font-name-complex="Courier New1" style:font-style-complex="italic"/>
    </style:style>
    <style:style style:name="T17" style:family="text">
      <style:text-properties style:font-name="Cambria" fo:font-style="italic" style:font-name-asian="Times New Roman1" style:language-asian="fr" style:country-asian="CH" style:font-style-asian="italic" style:font-name-complex="Courier New1" style:font-weight-complex="bold"/>
    </style:style>
    <style:style style:name="T18" style:family="text">
      <style:text-properties style:font-name="Cambria" fo:font-style="italic" style:font-name-asian="Times New Roman1" style:language-asian="fr" style:country-asian="CH" style:font-style-asian="italic" style:font-size-complex="12pt"/>
    </style:style>
    <style:style style:name="T19" style:family="text">
      <style:text-properties style:font-name="Cambria" fo:font-style="italic" style:font-name-asian="Times New Roman1" style:font-style-asian="italic"/>
    </style:style>
    <style:style style:name="T20" style:family="text">
      <style:text-properties style:font-name="Cambria" fo:font-style="italic" style:font-name-asian="Times New Roman1" style:font-style-asian="italic" style:font-size-complex="12pt"/>
    </style:style>
    <style:style style:name="T21" style:family="text">
      <style:text-properties style:font-name="Cambria" fo:font-style="italic" style:font-name-asian="Times New Roman1" style:language-asian="de" style:country-asian="CH" style:font-style-asian="italic" style:font-name-complex="Courier New1"/>
    </style:style>
    <style:style style:name="T22" style:family="text">
      <style:text-properties style:font-name="Cambria" fo:font-style="italic" fo:font-weight="bold" style:font-name-asian="Times New Roman1" style:language-asian="fr" style:country-asian="CH" style:font-style-asian="italic" style:font-weight-asian="bold" style:font-name-complex="Courier New1"/>
    </style:style>
    <style:style style:name="T23" style:family="text">
      <style:text-properties style:font-name="Cambria" fo:font-style="italic" fo:font-weight="bold" style:font-name-asian="Times New Roman1" style:language-asian="fr" style:country-asian="CH" style:font-style-asian="italic" style:font-weight-asian="bold" style:font-name-complex="Courier New1" style:font-weight-complex="bold"/>
    </style:style>
    <style:style style:name="T24" style:family="text">
      <style:text-properties style:font-name="Cambria" fo:font-style="italic" style:font-name-asian="HiddenHorzOCR" style:font-style-asian="italic" style:font-name-complex="HiddenHorzOCR"/>
    </style:style>
    <style:style style:name="T25" style:family="text">
      <style:text-properties style:font-name="Cambria" fo:font-style="italic" style:language-asian="fr" style:country-asian="CH" style:font-style-asian="italic"/>
    </style:style>
    <style:style style:name="T26" style:family="text">
      <style:text-properties style:font-name="Cambria" style:font-name-asian="Times New Roman1"/>
    </style:style>
    <style:style style:name="T27" style:family="text">
      <style:text-properties style:font-name="Cambria" style:font-name-asian="Times New Roman1" style:language-asian="fr" style:country-asian="CH"/>
    </style:style>
    <style:style style:name="T28" style:family="text">
      <style:text-properties style:font-name="Cambria" style:font-name-asian="Times New Roman1" style:language-asian="fr" style:country-asian="CH" style:font-name-complex="Courier New1"/>
    </style:style>
    <style:style style:name="T29" style:family="text">
      <style:text-properties style:font-name="Cambria" style:font-name-asian="Times New Roman1" style:language-asian="fr" style:country-asian="CH" style:font-name-complex="Courier New1" style:font-weight-complex="bold"/>
    </style:style>
    <style:style style:name="T30" style:family="text">
      <style:text-properties style:font-name="Cambria" style:font-name-asian="Times New Roman1" style:language-asian="fr" style:country-asian="CH" style:font-name-complex="Courier New1" style:font-style-complex="italic"/>
    </style:style>
    <style:style style:name="T31" style:family="text">
      <style:text-properties style:font-name="Cambria" style:font-name-asian="Times New Roman1" style:language-asian="fr" style:country-asian="CH" style:font-size-complex="12pt"/>
    </style:style>
    <style:style style:name="T32" style:family="text">
      <style:text-properties style:font-name="Cambria" style:font-name-asian="Times New Roman1" style:language-asian="fr" style:country-asian="CH" style:font-size-complex="12pt" style:font-weight-complex="bold"/>
    </style:style>
    <style:style style:name="T33" style:family="text">
      <style:text-properties style:font-name="Cambria" style:font-name-asian="Times New Roman1" style:language-asian="fr" style:country-asian="CH" style:font-name-complex="Tahoma1"/>
    </style:style>
    <style:style style:name="T34" style:family="text">
      <style:text-properties style:font-name="Cambria" style:font-name-asian="Times New Roman1" style:font-size-complex="12pt"/>
    </style:style>
    <style:style style:name="T35" style:family="text">
      <style:text-properties style:font-name="Cambria" style:font-name-asian="Times New Roman1" style:language-asian="de" style:country-asian="CH" style:font-name-complex="Courier New1"/>
    </style:style>
    <style:style style:name="T36" style:family="text">
      <style:text-properties style:font-name="Cambria" fo:language="it" fo:country="CH"/>
    </style:style>
    <style:style style:name="T37" style:family="text">
      <style:text-properties style:font-name="Cambria" fo:language="it" fo:country="CH" style:font-name-asian="Times New Roman1" style:language-asian="fr" style:country-asian="CH" style:font-name-complex="Courier New1"/>
    </style:style>
    <style:style style:name="T38" style:family="text">
      <style:text-properties style:font-name="Cambria" fo:language="it" fo:country="CH" fo:font-style="italic" style:font-name-asian="Times New Roman1" style:language-asian="fr" style:country-asian="CH" style:font-style-asian="italic" style:font-name-complex="Courier New1"/>
    </style:style>
    <style:style style:name="T39" style:family="text">
      <style:text-properties style:font-name="Cambria" fo:language="it" fo:country="CH" fo:font-style="italic" style:font-style-asian="italic"/>
    </style:style>
    <style:style style:name="T40" style:family="text">
      <style:text-properties style:font-name="Cambria" fo:language="it" fo:country="CH" fo:font-style="italic" style:font-style-asian="italic" style:font-name-complex="Segoe UI"/>
    </style:style>
    <style:style style:name="T41" style:family="text">
      <style:text-properties style:font-name="Cambria" fo:language="it" fo:country="CH" fo:font-style="italic" style:font-style-asian="italic" style:font-style-complex="italic"/>
    </style:style>
    <style:style style:name="T42" style:family="text">
      <style:text-properties style:font-name="Cambria" fo:language="it" fo:country="CH" style:font-name-complex="Segoe UI"/>
    </style:style>
    <style:style style:name="T43" style:family="text">
      <style:text-properties style:font-name="Cambria" fo:language="it" fo:country="CH" style:font-style-complex="italic"/>
    </style:style>
    <style:style style:name="T44" style:family="text">
      <style:text-properties style:font-name="Cambria" fo:language="de" fo:country="CH"/>
    </style:style>
    <style:style style:name="T45" style:family="text">
      <style:text-properties style:font-name="Cambria" fo:language="de" fo:country="CH" fo:font-style="italic" style:font-style-asian="italic"/>
    </style:style>
    <style:style style:name="T46" style:family="text">
      <style:text-properties style:font-name="Cambria" fo:language="de" fo:country="CH" fo:font-style="italic" style:font-style-asian="italic" style:font-style-complex="italic"/>
    </style:style>
    <style:style style:name="T47" style:family="text">
      <style:text-properties style:font-name="Cambria" fo:language="de" fo:country="CH" fo:font-style="italic" style:font-style-asian="italic" style:font-name-complex="Courier New1" style:font-style-complex="italic"/>
    </style:style>
    <style:style style:name="T48" style:family="text">
      <style:text-properties style:font-name="Cambria" fo:language="de" fo:country="CH" fo:font-style="italic" style:font-style-asian="italic" style:font-name-complex="Segoe UI"/>
    </style:style>
    <style:style style:name="T49" style:family="text">
      <style:text-properties style:font-name="Cambria" fo:language="de" fo:country="CH" fo:font-style="italic" style:font-name-asian="Times New Roman1" style:language-asian="fr" style:country-asian="CH" style:font-style-asian="italic" style:font-name-complex="Courier New1"/>
    </style:style>
    <style:style style:name="T50" style:family="text">
      <style:text-properties style:font-name="Cambria" fo:language="de" fo:country="CH" fo:font-style="italic" style:font-name-asian="Times New Roman1" style:font-style-asian="italic"/>
    </style:style>
    <style:style style:name="T51" style:family="text">
      <style:text-properties style:font-name="Cambria" fo:language="de" fo:country="CH" style:font-name-asian="Times New Roman1"/>
    </style:style>
    <style:style style:name="T52" style:family="text">
      <style:text-properties style:font-name="Cambria" fo:language="de" fo:country="CH" style:font-name-asian="Times New Roman1" style:language-asian="fr" style:country-asian="CH"/>
    </style:style>
    <style:style style:name="T53" style:family="text">
      <style:text-properties style:font-name="Cambria" fo:language="de" fo:country="CH" style:font-name-asian="Times New Roman1" style:language-asian="fr" style:country-asian="CH" style:font-name-complex="Courier New1"/>
    </style:style>
    <style:style style:name="T54" style:family="text">
      <style:text-properties style:font-name="Cambria" fo:language="de" fo:country="CH" style:font-style-complex="italic"/>
    </style:style>
    <style:style style:name="T55" style:family="text">
      <style:text-properties style:font-name="Cambria" fo:language="de" fo:country="CH" style:font-name-complex="Arial1"/>
    </style:style>
    <style:style style:name="T56" style:family="text">
      <style:text-properties style:font-name="Cambria" fo:language="de" fo:country="CH" style:font-weight-complex="bold"/>
    </style:style>
    <style:style style:name="T57" style:family="text">
      <style:text-properties style:font-name="Cambria" fo:language="de" fo:country="CH" style:font-name-complex="Courier New1"/>
    </style:style>
    <style:style style:name="T58" style:family="text">
      <style:text-properties style:font-name="Cambria" fo:language="de" fo:country="CH" style:font-name-complex="Segoe UI"/>
    </style:style>
    <style:style style:name="T59" style:family="text">
      <style:text-properties style:font-name="Cambria" fo:language="de" fo:country="CH" style:language-asian="fr" style:country-asian="CH"/>
    </style:style>
    <style:style style:name="T60" style:family="text">
      <style:text-properties style:font-name="Cambria" fo:language="es" fo:country="ES"/>
    </style:style>
    <style:style style:name="T61" style:family="text">
      <style:text-properties style:font-name="Cambria" fo:language="es" fo:country="ES" style:font-name-asian="Times New Roman1" style:language-asian="fr" style:country-asian="CH" style:font-name-complex="Courier New1"/>
    </style:style>
    <style:style style:name="T62" style:family="text">
      <style:text-properties style:font-name="Cambria" fo:language="es" fo:country="ES" style:font-name-asian="Times New Roman1" style:language-asian="fr" style:country-asian="CH" style:font-name-complex="Courier New1" style:font-style-complex="italic"/>
    </style:style>
    <style:style style:name="T63" style:family="text">
      <style:text-properties style:font-name="Cambria" fo:language="es" fo:country="ES" fo:font-style="italic" style:font-name-asian="Times New Roman1" style:language-asian="fr" style:country-asian="CH" style:font-style-asian="italic" style:font-name-complex="Courier New1"/>
    </style:style>
    <style:style style:name="T64" style:family="text">
      <style:text-properties style:font-name="Cambria" fo:language="es" fo:country="ES" fo:font-style="italic" style:font-name-asian="Times New Roman1" style:language-asian="fr" style:country-asian="CH" style:font-style-asian="italic" style:font-name-complex="Courier New1" style:font-style-complex="italic"/>
    </style:style>
    <style:style style:name="T65" style:family="text">
      <style:text-properties style:font-name="Cambria" fo:language="es" fo:country="ES" fo:font-style="italic" style:font-style-asian="italic"/>
    </style:style>
    <style:style style:name="T66" style:family="text">
      <style:text-properties style:font-name="Cambria" fo:language="es" fo:country="ES" fo:font-style="italic" style:font-style-asian="italic" style:font-style-complex="italic"/>
    </style:style>
    <style:style style:name="T67" style:family="text">
      <style:text-properties style:font-name="Cambria" fo:language="es" fo:country="ES" style:font-style-complex="italic"/>
    </style:style>
    <style:style style:name="T68" style:family="text">
      <style:text-properties style:font-name="Cambria" fo:language="it" fo:country="IT"/>
    </style:style>
    <style:style style:name="T69" style:family="text">
      <style:text-properties style:font-name="Cambria" fo:language="it" fo:country="IT" fo:font-weight="bold" style:font-weight-asian="bold"/>
    </style:style>
    <style:style style:name="T70" style:family="text">
      <style:text-properties style:font-name="Cambria" fo:language="it" fo:country="IT" fo:font-weight="bold" style:font-weight-asian="bold" style:font-style-complex="italic"/>
    </style:style>
    <style:style style:name="T71" style:family="text">
      <style:text-properties style:font-name="Cambria" fo:language="it" fo:country="IT" fo:font-style="italic" fo:font-weight="bold" style:font-style-asian="italic" style:font-weight-asian="bold" style:font-style-complex="italic"/>
    </style:style>
    <style:style style:name="T72" style:family="text">
      <style:text-properties style:font-name="Cambria" fo:language="it" fo:country="IT" fo:font-style="italic" style:font-style-asian="italic"/>
    </style:style>
    <style:style style:name="T73" style:family="text">
      <style:text-properties style:font-name="Cambria" fo:language="it" fo:country="IT" fo:font-style="italic" style:font-style-asian="italic" style:font-style-complex="italic"/>
    </style:style>
    <style:style style:name="T74" style:family="text">
      <style:text-properties style:font-name="Cambria" fo:language="it" fo:country="IT" fo:font-style="italic" style:font-name-asian="Times New Roman1" style:language-asian="fr" style:country-asian="CH" style:font-style-asian="italic" style:font-name-complex="Courier New1"/>
    </style:style>
    <style:style style:name="T75" style:family="text">
      <style:text-properties style:font-name="Cambria" fo:language="it" fo:country="IT" style:font-style-complex="italic"/>
    </style:style>
    <style:style style:name="T76" style:family="text">
      <style:text-properties style:font-name="Cambria" fo:language="it" fo:country="IT" style:font-name-asian="Times New Roman1" style:language-asian="fr" style:country-asian="CH" style:font-name-complex="Courier New1"/>
    </style:style>
    <style:style style:name="T77" style:family="text">
      <style:text-properties style:font-name="Cambria" style:font-name-complex="Segoe UI"/>
    </style:style>
    <style:style style:name="T78" style:family="text">
      <style:text-properties style:font-name="Cambria" style:font-name-complex="Courier New1"/>
    </style:style>
    <style:style style:name="T79" style:family="text">
      <style:text-properties style:font-name="Cambria" style:font-name-complex="Courier New1" style:font-style-complex="italic"/>
    </style:style>
    <style:style style:name="T80" style:family="text">
      <style:text-properties style:font-name="Cambria" fo:font-weight="bold" style:font-name-asian="Times New Roman1" style:language-asian="fr" style:country-asian="CH" style:font-weight-asian="bold" style:font-name-complex="Courier New1"/>
    </style:style>
    <style:style style:name="T81" style:family="text">
      <style:text-properties style:font-name="Cambria" fo:font-weight="bold" style:font-name-asian="Times New Roman1" style:language-asian="fr" style:country-asian="CH" style:font-weight-asian="bold" style:font-name-complex="Courier New1" style:font-weight-complex="bold"/>
    </style:style>
    <style:style style:name="T82" style:family="text">
      <style:text-properties style:font-name="Cambria" fo:font-weight="bold" style:font-weight-asian="bold"/>
    </style:style>
    <style:style style:name="T83" style:family="text">
      <style:text-properties style:font-name="Cambria" fo:font-weight="bold" style:font-weight-asian="bold" style:font-weight-complex="bold"/>
    </style:style>
    <style:style style:name="T84" style:family="text">
      <style:text-properties style:font-name="Cambria" fo:font-weight="bold" style:font-weight-asian="bold" style:font-name-complex="Courier New1"/>
    </style:style>
    <style:style style:name="T85" style:family="text">
      <style:text-properties style:font-name="Cambria" fo:language="en" fo:country="US"/>
    </style:style>
    <style:style style:name="T86" style:family="text">
      <style:text-properties style:font-name="Cambria" fo:language="en" fo:country="US" style:font-name-asian="Times New Roman1"/>
    </style:style>
    <style:style style:name="T87" style:family="text">
      <style:text-properties style:font-name="Cambria" fo:language="en" fo:country="US" style:font-name-asian="Times New Roman1" style:language-asian="fr" style:country-asian="CH" style:font-name-complex="Courier New1"/>
    </style:style>
    <style:style style:name="T88" style:family="text">
      <style:text-properties style:font-name="Cambria" fo:language="en" fo:country="US" style:font-name-asian="Times New Roman1" style:language-asian="de" style:country-asian="CH" style:font-name-complex="Courier New1"/>
    </style:style>
    <style:style style:name="T89" style:family="text">
      <style:text-properties style:font-name="Cambria" fo:language="en" fo:country="US" fo:font-style="italic" style:font-name-asian="Times New Roman1" style:language-asian="fr" style:country-asian="CH" style:font-style-asian="italic" style:font-name-complex="Courier New1"/>
    </style:style>
    <style:style style:name="T90" style:family="text">
      <style:text-properties style:font-name="Cambria" fo:language="en" fo:country="US" fo:font-style="italic" style:font-style-asian="italic"/>
    </style:style>
    <style:style style:name="T91" style:family="text">
      <style:text-properties style:font-name="Cambria" fo:language="en" fo:country="US" fo:font-style="italic" style:font-style-asian="italic" style:font-style-complex="italic"/>
    </style:style>
    <style:style style:name="T92" style:family="text">
      <style:text-properties style:font-name="Cambria" fo:language="en" fo:country="US" fo:font-style="italic" style:font-style-asian="italic" style:font-name-complex="Arial1" style:font-style-complex="italic"/>
    </style:style>
    <style:style style:name="T93" style:family="text">
      <style:text-properties style:font-name="Cambria" fo:language="en" fo:country="US" fo:font-style="italic" style:font-style-asian="italic" style:font-name-complex="Courier New1" style:font-style-complex="italic"/>
    </style:style>
    <style:style style:name="T94" style:family="text">
      <style:text-properties style:font-name="Cambria" fo:language="en" fo:country="US" style:font-style-complex="italic"/>
    </style:style>
    <style:style style:name="T95" style:family="text">
      <style:text-properties style:font-name="Cambria" fo:language="en" fo:country="US" style:font-name-complex="Courier New1"/>
    </style:style>
    <style:style style:name="T96" style:family="text">
      <style:text-properties style:font-name="Cambria" fo:language="en" fo:country="US" style:font-name-asian="HiddenHorzOCR" style:font-name-complex="HiddenHorzOCR"/>
    </style:style>
    <style:style style:name="T97" style:family="text">
      <style:text-properties style:font-name="Cambria" fo:language="en" fo:country="US" style:font-weight-complex="bold"/>
    </style:style>
    <style:style style:name="T98" style:family="text">
      <style:text-properties style:font-name="Cambria" fo:language="en" fo:country="US" style:font-name-complex="Arial1"/>
    </style:style>
    <style:style style:name="T99" style:family="text">
      <style:text-properties style:font-name="Cambria" fo:language="en" fo:country="US" fo:font-weight="bold" style:font-weight-asian="bold"/>
    </style:style>
    <style:style style:name="T100" style:family="text">
      <style:text-properties style:font-name="Cambria" fo:language="en" fo:country="US" fo:font-weight="bold" style:font-weight-asian="bold" style:font-name-complex="Arial1"/>
    </style:style>
    <style:style style:name="T101" style:family="text">
      <style:text-properties style:font-name="Cambria" style:font-name-complex="Arial1"/>
    </style:style>
    <style:style style:name="T102" style:family="text">
      <style:text-properties style:font-name="Cambria" style:font-name-complex="Arial1" style:font-style-complex="italic"/>
    </style:style>
    <style:style style:name="T103" style:family="text">
      <style:text-properties style:font-name="Cambria" style:font-name-complex="Arial1" style:font-weight-complex="bold"/>
    </style:style>
    <style:style style:name="T104" style:family="text">
      <style:text-properties style:font-name="Cambria" style:font-name-asian="HiddenHorzOCR" style:font-name-complex="HiddenHorzOCR"/>
    </style:style>
    <style:style style:name="T105" style:family="text">
      <style:text-properties style:font-name="Cambria" fo:font-size="11pt" style:font-size-asian="11pt"/>
    </style:style>
    <style:style style:name="T106" style:family="text">
      <style:text-properties style:font-name="Cambria" fo:font-size="11pt" style:font-size-asian="11pt" style:font-size-complex="11pt"/>
    </style:style>
    <style:style style:name="T107" style:family="text">
      <style:text-properties style:font-name="Cambria" fo:font-size="11pt" style:font-size-asian="11pt" style:font-size-complex="11pt" style:font-style-complex="italic"/>
    </style:style>
    <style:style style:name="T108" style:family="text">
      <style:text-properties style:font-name="Cambria" fo:font-size="11pt" style:font-size-asian="11pt" style:font-name-complex="Times New Roman1"/>
    </style:style>
    <style:style style:name="T109" style:family="text">
      <style:text-properties style:font-name="Cambria" fo:font-size="11pt" style:font-size-asian="11pt" style:font-name-complex="Times New Roman1" style:font-size-complex="11pt"/>
    </style:style>
    <style:style style:name="T110" style:family="text">
      <style:text-properties style:font-name="Cambria" fo:font-size="11pt" style:font-size-asian="11pt" style:font-name-complex="Times New Roman1" style:font-size-complex="11pt" style:font-style-complex="italic"/>
    </style:style>
    <style:style style:name="T111" style:family="text">
      <style:text-properties style:font-name="Cambria" fo:font-size="11pt" style:font-size-asian="11pt" style:font-name-complex="Times New Roman1" style:font-size-complex="11pt" style:font-weight-complex="bold"/>
    </style:style>
    <style:style style:name="T112" style:family="text">
      <style:text-properties style:font-name="Cambria" fo:font-size="11pt" style:font-size-asian="11pt" style:font-name-complex="Times New Roman1" style:font-weight-complex="bold"/>
    </style:style>
    <style:style style:name="T113" style:family="text">
      <style:text-properties style:font-name="Cambria" fo:font-size="11pt" style:font-size-asian="11pt" style:font-name-complex="Arial1" style:font-size-complex="11pt"/>
    </style:style>
    <style:style style:name="T114" style:family="text">
      <style:text-properties style:font-name="Cambria" fo:font-size="11pt" style:font-size-asian="11pt" style:language-asian="fr" style:country-asian="CH" style:font-size-complex="11pt"/>
    </style:style>
    <style:style style:name="T115" style:family="text">
      <style:text-properties style:font-name="Cambria" fo:font-size="11pt" fo:font-style="italic" style:font-size-asian="11pt" style:font-style-asian="italic" style:font-name-complex="Times New Roman1" style:font-size-complex="11pt"/>
    </style:style>
    <style:style style:name="T116" style:family="text">
      <style:text-properties style:font-name="Cambria" fo:font-size="11pt" fo:font-style="italic" style:font-size-asian="11pt" style:font-style-asian="italic" style:font-name-complex="Times New Roman1" style:font-size-complex="11pt" style:font-style-complex="italic"/>
    </style:style>
    <style:style style:name="T117" style:family="text">
      <style:text-properties style:font-name="Cambria" fo:font-size="11pt" fo:font-style="italic" style:font-size-asian="11pt" style:font-style-asian="italic" style:font-name-complex="Times New Roman1" style:font-size-complex="11pt" style:font-weight-complex="bold"/>
    </style:style>
    <style:style style:name="T118" style:family="text">
      <style:text-properties style:font-name="Cambria" fo:font-size="11pt" fo:font-style="italic" style:font-size-asian="11pt" style:font-style-asian="italic" style:font-name-complex="Times New Roman1" style:font-weight-complex="bold"/>
    </style:style>
    <style:style style:name="T119" style:family="text">
      <style:text-properties style:font-name="Cambria" fo:font-size="11pt" fo:font-style="italic" style:font-size-asian="11pt" style:font-style-asian="italic" style:font-size-complex="11pt"/>
    </style:style>
    <style:style style:name="T120" style:family="text">
      <style:text-properties style:font-name="Cambria" fo:font-size="11pt" fo:font-style="italic" style:font-size-asian="11pt" style:font-style-asian="italic" style:font-size-complex="11pt" style:font-style-complex="italic"/>
    </style:style>
    <style:style style:name="T121" style:family="text">
      <style:text-properties style:font-name="Cambria" fo:font-size="11pt" fo:font-style="italic" style:font-size-asian="11pt" style:font-style-asian="italic" style:font-style-complex="italic"/>
    </style:style>
    <style:style style:name="T122" style:family="text">
      <style:text-properties style:font-name="Cambria" fo:font-size="11pt" fo:font-style="italic" style:font-size-asian="11pt" style:language-asian="fr" style:country-asian="CH" style:font-style-asian="italic" style:font-size-complex="11pt"/>
    </style:style>
    <style:style style:name="T123" style:family="text">
      <style:text-properties style:font-name="Cambria" fo:font-size="11pt" fo:language="de" fo:country="CH" style:font-size-asian="11pt" style:font-size-complex="11pt"/>
    </style:style>
    <style:style style:name="T124" style:family="text">
      <style:text-properties style:font-name="Cambria" fo:font-size="11pt" fo:language="de" fo:country="CH" style:font-size-asian="11pt" style:font-size-complex="11pt" style:font-style-complex="italic"/>
    </style:style>
    <style:style style:name="T125" style:family="text">
      <style:text-properties style:font-name="Cambria" fo:font-size="11pt" fo:language="de" fo:country="CH" style:font-size-asian="11pt" style:language-asian="fr" style:country-asian="CH" style:font-size-complex="11pt"/>
    </style:style>
    <style:style style:name="T126" style:family="text">
      <style:text-properties style:font-name="Cambria" fo:font-size="11pt" fo:language="de" fo:country="CH" fo:font-style="italic" style:font-size-asian="11pt" style:language-asian="fr" style:country-asian="CH" style:font-style-asian="italic" style:font-size-complex="11pt"/>
    </style:style>
    <style:style style:name="T127" style:family="text">
      <style:text-properties style:font-name="Cambria" fo:font-size="11pt" fo:language="fr" fo:country="FR" style:font-size-asian="11pt" style:font-name-complex="Times New Roman1" style:font-size-complex="11pt"/>
    </style:style>
    <style:style style:name="T128" style:family="text">
      <style:text-properties style:font-name="Cambria" fo:font-size="11pt" fo:language="fr" fo:country="FR" fo:font-style="italic" style:font-size-asian="11pt" style:font-style-asian="italic" style:font-name-complex="Times New Roman1" style:font-size-complex="11pt"/>
    </style:style>
    <style:style style:name="T129" style:family="text">
      <style:text-properties style:font-name="Cambria" style:font-weight-complex="bold"/>
    </style:style>
    <style:style style:name="T130" style:family="text">
      <style:text-properties style:font-name="Cambria" style:font-size-complex="12pt" style:font-style-complex="italic"/>
    </style:style>
    <style:style style:name="T131" style:family="text">
      <style:text-properties style:font-name="Cambria" style:text-underline-style="solid" style:text-underline-width="auto" style:text-underline-color="font-color"/>
    </style:style>
    <style:style style:name="T132" style:family="text">
      <style:text-properties style:font-name="Cambria" fo:font-size="12pt" style:font-size-asian="12pt" style:font-size-complex="11pt"/>
    </style:style>
    <style:style style:name="T133" style:family="text">
      <style:text-properties style:font-name="Cambria" style:language-asian="de" style:country-asian="CH"/>
    </style:style>
    <style:style style:name="T134" style:family="text">
      <style:text-properties style:font-name="Cambria" fo:language="fr" fo:country="FR"/>
    </style:style>
    <style:style style:name="T135" style:family="text">
      <style:text-properties style:font-name="Cambria" fo:language="fr" fo:country="FR" fo:font-style="italic" style:font-style-asian="italic"/>
    </style:style>
    <style:style style:name="T136" style:family="text">
      <style:text-properties style:font-name="Cambria" fo:language="fr" fo:country="FR" fo:font-style="italic" style:font-style-asian="italic" style:font-name-complex="Courier New1"/>
    </style:style>
    <style:style style:name="T137" style:family="text">
      <style:text-properties style:font-name="Cambria" fo:language="fr" fo:country="FR" fo:font-style="italic" style:font-style-asian="italic" style:font-style-complex="italic"/>
    </style:style>
    <style:style style:name="T138" style:family="text">
      <style:text-properties style:font-name="Cambria" fo:language="fr" fo:country="FR" fo:font-style="italic" style:font-name-asian="Times New Roman1" style:language-asian="fr" style:country-asian="CH" style:font-style-asian="italic" style:font-name-complex="Courier New1"/>
    </style:style>
    <style:style style:name="T139" style:family="text">
      <style:text-properties style:font-name="Cambria" fo:language="fr" fo:country="FR" fo:font-style="italic" style:font-name-asian="Times New Roman1" style:font-style-asian="italic"/>
    </style:style>
    <style:style style:name="T140" style:family="text">
      <style:text-properties style:font-name="Cambria" fo:language="fr" fo:country="FR" style:font-style-complex="italic"/>
    </style:style>
    <style:style style:name="T141" style:family="text">
      <style:text-properties style:font-name="Cambria" fo:language="fr" fo:country="FR" style:font-name-complex="Courier New1"/>
    </style:style>
    <style:style style:name="T142" style:family="text">
      <style:text-properties style:font-name="Cambria" fo:language="fr" fo:country="FR" style:font-name-asian="Times New Roman1"/>
    </style:style>
    <style:style style:name="T143" style:family="text">
      <style:text-properties style:font-name="Cambria" fo:language="fr" fo:country="FR" style:font-name-asian="Times New Roman1" style:language-asian="fr" style:country-asian="CH" style:font-name-complex="Courier New1"/>
    </style:style>
    <style:style style:name="T144" style:family="text">
      <style:text-properties style:font-name="Cambria" style:language-asian="fr" style:country-asian="CH"/>
    </style:style>
    <style:style style:name="T145" style:family="text">
      <style:text-properties style:font-name="Cambria" fo:font-size="10pt" fo:language="fr" fo:country="FR" style:font-size-asian="10pt"/>
    </style:style>
    <style:style style:name="T146" style:family="text">
      <style:text-properties style:text-position="super 58%" style:font-name="Cambria"/>
    </style:style>
    <style:style style:name="T147" style:family="text">
      <style:text-properties style:text-position="super 58%" style:font-name="Cambria" style:font-name-asian="Times New Roman1" style:language-asian="fr" style:country-asian="CH" style:font-name-complex="Courier New1"/>
    </style:style>
    <style:style style:name="T148" style:family="text">
      <style:text-properties style:text-position="super 58%" style:font-name="Cambria" fo:font-style="italic" style:font-style-asian="italic"/>
    </style:style>
    <style:style style:name="T149" style:family="text">
      <style:text-properties style:text-position="super 58%" style:font-name="Cambria" fo:font-style="italic" style:font-style-asian="italic" style:font-style-complex="italic"/>
    </style:style>
    <style:style style:name="T150" style:family="text">
      <style:text-properties style:text-position="super 58%" style:font-name="Cambria" fo:font-style="italic" style:font-style-asian="italic" style:font-style-complex="italic" style:font-weight-complex="bold"/>
    </style:style>
    <style:style style:name="T151" style:family="text">
      <style:text-properties style:text-position="super 58%" style:font-name="Cambria" fo:font-style="italic" style:font-style-asian="italic" style:font-name-complex="Arial1" style:font-style-complex="italic"/>
    </style:style>
    <style:style style:name="T152" style:family="text">
      <style:text-properties style:text-position="super 58%" style:font-name="Cambria" fo:font-style="italic" style:font-style-asian="italic" style:font-name-complex="Segoe UI"/>
    </style:style>
    <style:style style:name="T153" style:family="text">
      <style:text-properties style:text-position="super 58%" style:font-name="Cambria" fo:font-style="italic" style:font-name-asian="Times New Roman1" style:language-asian="de" style:country-asian="CH" style:font-style-asian="italic" style:font-name-complex="Courier New1"/>
    </style:style>
    <style:style style:name="T154" style:family="text">
      <style:text-properties style:text-position="super 58%" style:font-name="Cambria" fo:font-style="italic" style:font-name-asian="Times New Roman1" style:language-asian="fr" style:country-asian="CH" style:font-style-asian="italic" style:font-name-complex="Courier New1"/>
    </style:style>
    <style:style style:name="T155" style:family="text">
      <style:text-properties style:text-position="super 58%" style:font-name="Cambria" style:font-size-complex="12pt" style:font-style-complex="italic"/>
    </style:style>
    <style:style style:name="T156" style:family="text">
      <style:text-properties style:text-position="super 58%" style:font-name="Cambria" fo:font-size="11pt" style:font-size-asian="11pt" style:font-name-complex="Times New Roman1" style:font-size-complex="11pt"/>
    </style:style>
    <style:style style:name="T157" style:family="text">
      <style:text-properties style:text-position="super 58%" style:font-name="Cambria" fo:font-size="11pt" style:font-size-asian="11pt" style:font-size-complex="11pt"/>
    </style:style>
    <style:style style:name="T158" style:family="text">
      <style:text-properties style:text-position="super 58%" style:font-name="Cambria" fo:font-size="11pt" fo:language="fr" fo:country="FR" fo:font-style="italic" style:font-size-asian="11pt" style:font-style-asian="italic" style:font-name-complex="Times New Roman1" style:font-size-complex="11pt"/>
    </style:style>
    <style:style style:name="T159" style:family="text">
      <style:text-properties style:text-position="super 58%" style:font-name="Cambria" fo:language="es" fo:country="ES" style:font-name-asian="Times New Roman1" style:language-asian="fr" style:country-asian="CH" style:font-name-complex="Courier New1"/>
    </style:style>
    <style:style style:name="T160" style:family="text">
      <style:text-properties style:text-position="super 58%" style:font-name="Cambria" fo:language="es" fo:country="ES" style:font-name-asian="Times New Roman1" style:language-asian="fr" style:country-asian="CH" style:font-name-complex="Courier New1" style:font-style-complex="italic"/>
    </style:style>
    <style:style style:name="T161" style:family="text">
      <style:text-properties style:text-position="super 58%" style:font-name="Cambria" fo:language="de" fo:country="CH"/>
    </style:style>
    <style:style style:name="T162" style:family="text">
      <style:text-properties style:text-position="super 58%" style:font-name="Cambria" style:font-style-complex="italic"/>
    </style:style>
    <style:style style:name="T163" style:family="text">
      <style:text-properties style:text-position="super 58%" style:font-name="Cambria" style:font-name-complex="Courier New1"/>
    </style:style>
    <style:style style:name="T164" style:family="text">
      <style:text-properties style:text-position="super 58%" style:font-name="Cambria" fo:language="fr" fo:country="FR"/>
    </style:style>
    <style:style style:name="T165" style:family="text">
      <style:text-properties style:text-position="super 58%" style:font-name="Cambria" fo:language="fr" fo:country="FR" style:font-name-asian="Times New Roman1"/>
    </style:style>
    <style:style style:name="T166" style:family="text">
      <style:text-properties fo:color="#00000a" style:font-name="Cambria" fo:font-size="11pt" style:font-size-asian="11pt" style:font-size-complex="11pt"/>
    </style:style>
    <style:style style:name="T167" style:family="text">
      <style:text-properties fo:color="#000000" style:font-name="Cambria" style:font-name-complex="Tahoma1"/>
    </style:style>
    <style:style style:name="T168" style:family="text">
      <style:text-properties fo:color="#000000" style:font-name="Cambria" fo:language="es" fo:country="ES" style:font-name-complex="Tahoma1"/>
    </style:style>
    <style:style style:name="T169" style:family="text">
      <style:text-properties fo:color="#000000" style:font-name="Cambria" fo:language="es" fo:country="ES" fo:font-style="italic" style:font-style-asian="italic" style:font-name-complex="Tahoma1"/>
    </style:style>
    <style:style style:name="T170" style:family="text">
      <style:text-properties fo:color="#000000" style:font-name="Cambria" fo:language="en" fo:country="US" style:font-name-asian="Times New Roman1" style:language-asian="fr" style:country-asian="CH" style:font-name-complex="Tahoma1"/>
    </style:style>
    <style:style style:name="T171" style:family="text">
      <style:text-properties fo:color="#000000" style:font-name="Cambria" fo:language="en" fo:country="US" fo:font-style="italic" style:font-name-asian="Times New Roman1" style:language-asian="fr" style:country-asian="CH" style:font-style-asian="italic" style:font-name-complex="Tahoma1"/>
    </style:style>
    <style:style style:name="T172" style:family="text">
      <style:text-properties fo:color="#000000" style:font-name="Cambria" fo:language="it" fo:country="IT" style:font-name-complex="Tahoma1"/>
    </style:style>
    <style:style style:name="T173" style:family="text">
      <style:text-properties fo:color="#000000" style:font-name="Cambria" fo:font-style="italic" style:font-name-asian="Times New Roman1" style:language-asian="fr" style:country-asian="CH" style:font-style-asian="italic" style:font-name-complex="Tahoma1"/>
    </style:style>
    <style:style style:name="T174" style:family="text">
      <style:text-properties fo:color="#000000" style:font-name="Cambria" fo:font-style="italic" style:font-name-asian="Times New Roman1" style:language-asian="fr" style:country-asian="CH" style:font-style-asian="italic" style:font-name-complex="Tahoma1" style:font-style-complex="italic"/>
    </style:style>
    <style:style style:name="T175" style:family="text">
      <style:text-properties fo:color="#000000" style:font-name="Cambria" fo:font-style="italic" style:language-asian="fr" style:country-asian="CH" style:font-style-asian="italic"/>
    </style:style>
    <style:style style:name="T176" style:family="text">
      <style:text-properties fo:color="#000000" style:font-name="Cambria" fo:font-style="italic" style:language-asian="fr" style:country-asian="CH" style:font-style-asian="italic" style:font-style-complex="italic"/>
    </style:style>
    <style:style style:name="T177" style:family="text">
      <style:text-properties fo:color="#000000" style:font-name="Cambria" fo:font-style="italic" style:language-asian="fr" style:country-asian="CH" style:font-style-asian="italic" style:font-name-complex="Tahoma1"/>
    </style:style>
    <style:style style:name="T178" style:family="text">
      <style:text-properties fo:color="#000000" style:font-name="Cambria" fo:font-style="italic" style:font-style-asian="italic" style:font-name-complex="Tahoma1"/>
    </style:style>
    <style:style style:name="T179" style:family="text">
      <style:text-properties fo:color="#000000" style:font-name="Cambria" style:font-name-asian="Times New Roman1" style:language-asian="fr" style:country-asian="CH" style:font-name-complex="Tahoma1"/>
    </style:style>
    <style:style style:name="T180" style:family="text">
      <style:text-properties fo:color="#000000" style:font-name="Cambria" style:font-name-asian="Times New Roman1" style:language-asian="fr" style:country-asian="CH" style:font-name-complex="Tahoma1" style:font-style-complex="italic"/>
    </style:style>
    <style:style style:name="T181" style:family="text">
      <style:text-properties fo:color="#000000" style:font-name="Cambria" style:language-asian="fr" style:country-asian="CH"/>
    </style:style>
    <style:style style:name="T182" style:family="text">
      <style:text-properties fo:color="#000000" style:font-name="Cambria" style:language-asian="fr" style:country-asian="CH" style:font-style-complex="italic"/>
    </style:style>
    <style:style style:name="T183" style:family="text">
      <style:text-properties fo:color="#000000" style:font-name="Cambria" style:language-asian="fr" style:country-asian="CH" style:font-name-complex="Tahoma1"/>
    </style:style>
    <style:style style:name="T184" style:family="text">
      <style:text-properties fo:color="#000000" style:font-name="Cambria" fo:font-size="11pt" style:font-size-asian="11pt" style:language-asian="fr" style:country-asian="CH" style:font-name-complex="Tahoma1" style:font-size-complex="11pt"/>
    </style:style>
    <style:style style:name="T185" style:family="text">
      <style:text-properties fo:color="#000000" style:font-name="Cambria" fo:font-size="11pt" fo:font-style="italic" style:font-size-asian="11pt" style:language-asian="fr" style:country-asian="CH" style:font-style-asian="italic" style:font-name-complex="Tahoma1" style:font-size-complex="11pt" style:font-style-complex="italic"/>
    </style:style>
    <style:style style:name="T186" style:family="text">
      <style:text-properties fo:color="#000000" style:font-name="Cambria" fo:font-size="11pt" fo:font-style="italic" style:font-size-asian="11pt" style:language-asian="fr" style:country-asian="CH" style:font-style-asian="italic" style:font-name-complex="Tahoma1" style:font-size-complex="11pt"/>
    </style:style>
    <style:style style:name="T187" style:family="text">
      <style:text-properties fo:color="#000000" style:font-name="Cambria" style:font-name-complex="Arial1"/>
    </style:style>
    <style:style style:name="T188" style:family="text">
      <style:text-properties fo:color="#000000" style:font-name="Cambria" fo:language="de" fo:country="CH" style:font-name-asian="Times New Roman1" style:language-asian="fr" style:country-asian="CH" style:font-name-complex="Tahoma1"/>
    </style:style>
    <style:style style:name="T189" style:family="text">
      <style:text-properties fo:color="#000000" style:text-position="super 58%" style:font-name="Cambria" style:font-name-asian="Times New Roman1" style:language-asian="fr" style:country-asian="CH" style:font-name-complex="Tahoma1"/>
    </style:style>
    <style:style style:name="T190" style:family="text">
      <style:text-properties fo:color="#000000" style:text-position="super 58%" style:font-name="Cambria" style:language-asian="fr" style:country-asian="CH" style:font-name-complex="Tahoma1"/>
    </style:style>
    <style:style style:name="T191" style:family="text">
      <style:text-properties style:language-asian="fr" style:country-asian="CH"/>
    </style:style>
    <style:style style:name="T192" style:family="text">
      <style:text-properties fo:language="it" fo:country="IT"/>
    </style:style>
    <style:style style:name="T193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6"/>
      <text:p text:style-name="P343"/>
      <text:p text:style-name="P329"><text:span text:style-name="T2">Bibliographie de Denis de Rougemont</text:span></text:p>
      <text:p text:style-name="P330"/>
      <text:h text:style-name="Heading_20_1" text:outline-level="1">Volumes</text:h>
      <text:p text:style-name="P344"/>
      <text:list xml:id="list1337274967" text:style-name="WWNum67">
        <text:list-item>
          <text:p text:style-name="P2"><text:span text:style-name="T3">[ddr_1929mip_mefaits-instruction-publique] </text:span><text:span text:style-name="T6">Les Méfaits de l'Instruction publique</text:span><text:span text:style-name="T3">, </text:span><text:span text:style-name="T28">Lausanne, éd. des lettres de Lausanne, 1929</text:span><text:span text:style-name="T1">, 51 p., </text:span><text:span text:style-name="T28">Coll. Les petites lettres de Lausanne, Série 1, n° 1.</text:span></text:p>
          <text:list>
            <text:list-item>
              <text:p text:style-name="P2"><text:span text:style-name="T3">Ré</text:span><text:span text:style-name="T1">éd., augmentée d'une </text:span><text:span text:style-name="T6">Suite des Méfaits</text:span><text:span text:style-name="T3">, Neuchâtel, Revue neuchâteloise, n° 59, et </text:span><text:span text:style-name="T1">Lausanne, Eureka, 1972, 89 p., 1972.</text:span></text:p>
            </text:list-item>
            <text:list-item>
              <text:p text:style-name="P2"><text:span text:style-name="T1">Rééd., </text:span><text:span text:style-name="T15">Pamphlets pédagogiques</text:span><text:span text:style-name="T28">, Lausanne, Ed. L'Age d'homme, 1984, coll. Poche Suisse, 31.</text:span></text:p>
            </text:list-item>
            <text:list-item>
              <text:p text:style-name="P2"><text:span text:style-name="T37">Trad. italienne, </text:span><text:span text:style-name="T38">I misfatti dell'istruzione pubblica</text:span><text:span text:style-name="T37">, par Giorgio Bianco, Soveria Mannelli, Rubbettino ; Treviglio, L. Facco, 2005, 103 p., coll. </text:span><text:span text:style-name="T28">Mercato, diritto e libertà, 4, ISBN 8849812337.</text:span></text:p>
            </text:list-item>
          </text:list>
        </text:list-item>
        <text:list-item>
          <text:p text:style-name="P2"><text:span text:style-name="T3">[ddr_1932paydan_paysan-du-danube] </text:span><text:span text:style-name="T15">Le Paysan du Danube</text:span><text:span text:style-name="T28">, Lausanne, Genève, Payot, 1932, 201 p., coll. Les cahiers romands. 2</text:span><text:span text:style-name="T147">e</text:span><text:span text:style-name="T28"> série, n° 9. </text:span></text:p>
          <text:list>
            <text:list-item>
              <text:p text:style-name="P2"><text:span text:style-name="T28">Repris dans le </text:span><text:span text:style-name="T15">Journal d'une époque</text:span><text:span text:style-name="T28">, Paris, Gallimard, 1968.</text:span></text:p>
              <text:list>
                <text:list-item>
                  <text:p text:style-name="P2"><text:span text:style-name="T28">Amputé des textes « Un soir à Vienne avec Gérard » </text:span><text:span text:style-name="T1">et « Les soirées du Brambilla-Club »</text:span><text:span text:style-name="T28">.</text:span></text:p>
                </text:list-item>
              </text:list>
            </text:list-item>
            <text:list-item>
              <text:p text:style-name="P2"><text:span text:style-name="T28">Rééd., Lausanne, L'Age d'Homme, 1982, coll. Poche Suisse, n° 17. Réimpr., 1995, avec ISBN 282510616X.</text:span></text:p>
              <text:list>
                <text:list-item>
                  <text:p text:style-name="P2"><text:span text:style-name="T28">Amputé des textes « Un soir à Vienne avec Gérard », </text:span><text:span text:style-name="T1">« La Tour de Hölderlin » et « Les soirées du Brambilla-Club »</text:span><text:span text:style-name="T28">.</text:span></text:p>
                </text:list-item>
              </text:list>
            </text:list-item>
          </text:list>
        </text:list-item>
        <text:list-item>
          <text:p text:style-name="P2"><text:span text:style-name="T3">[ddr_1934polpers_politique-personne] </text:span><text:span text:style-name="T15">Politique de la personne : problèmes, doctrines et tactique de la révolution personnaliste</text:span><text:span text:style-name="T28">, Paris, Ed. "Je sers" ; Genève, Ed. Labor, 1934, 254 p.</text:span></text:p>
          <text:list>
            <text:list-item>
              <text:p text:style-name="P2"><text:span text:style-name="T28">Ed. revue et augmentée, Paris, Ed. Je sers ; Neuchâtel, Ed. Delachaux et Niestlé, 1946.</text:span></text:p>
            </text:list-item>
            <text:list-item>
              <text:p text:style-name="P2"><text:span text:style-name="T28">Trad. hollandaise, </text:span><text:span text:style-name="T15">Persoonlijkheid als roeping in dezen tijd</text:span><text:span text:style-name="T28">, par Roel Houwink, Amsterdam, U.M. Holland, 1940</text:span></text:p>
            </text:list-item>
          </text:list>
        </text:list-item>
        <text:list-item>
          <text:p text:style-name="P2"><text:span text:style-name="T3">[ddr_1936pm_penser-mains] </text:span><text:span text:style-name="T15">Penser avec les mains</text:span><text:span text:style-name="T28">, Paris, A. Michel, 1936, 252 p.</text:span></text:p>
          <text:list>
            <text:list-item>
              <text:p text:style-name="P2"><text:span text:style-name="T28">Rééd., en coéd. avec Neuchâtel, La Baconnière, 1945, 252 p.</text:span></text:p>
            </text:list-item>
            <text:list-item>
              <text:p text:style-name="P2"><text:span text:style-name="T28">Rééd., Paris, Gallimard, 1972, 249 p., coll. Idées, 266.</text:span></text:p>
            </text:list-item>
            <text:list-item>
              <text:p text:style-name="P2"><text:span text:style-name="T28">Trad. néérlandaise, par J. J. L. van Zuylen</text:span><text:span text:style-name="T46"> Denken met de handen</text:span><text:span text:style-name="T28">, Amsterdam, 1946.</text:span></text:p>
            </text:list-item>
            <text:list-item>
              <text:p text:style-name="P2"><text:span text:style-name="T37">Trad. espagnole, Madrid, Magisterio español, 1977.</text:span></text:p>
              <text:list>
                <text:list-item>
                  <text:p text:style-name="P2"><text:span text:style-name="T61">Autre éd., 1983, par Carlos Pujol, Barcelone, Ed. </text:span><text:span text:style-name="T37">Planeta.</text:span></text:p>
                </text:list-item>
              </text:list>
            </text:list-item>
            <text:list-item>
              <text:p text:style-name="P2"><text:span text:style-name="T28">Trad. arménienne, par Alexandre Toptchian, </text:span><text:span text:style-name="T15">Mdatsel tsér kérov</text:span><text:span text:style-name="T28">, Erevan, Nairi, 1999, 206 p., ISBN 5550011530</text:span></text:p>
            </text:list-item>
            <text:list-item>
              <text:p text:style-name="P348"><text:span text:style-name="T70">Trad. italienne, </text:span><text:span text:style-name="T71">Pensare con le mani. Le radici culturali della crisi europea</text:span><text:span text:style-name="T70">, </text:span><text:span text:style-name="T69">Transeuropa Edizioni,</text:span><text:span text:style-name="T71"> </text:span><text:span text:style-name="T69">2012.</text:span></text:p>
            </text:list-item>
          </text:list>
        </text:list-item>
        <text:list-item>
          <text:p text:style-name="P2"><text:span text:style-name="T3">[ddr_1937jic_journal-intellectuel-chomage] </text:span><text:span text:style-name="T8">Journal d'un intellectuel en chômage</text:span><text:span text:style-name="T77">, </text:span><text:span text:style-name="T28">Lausanne, La Guilde du livre, 1937, 219 p.</text:span></text:p>
          <text:list>
            <text:list-item>
              <text:p text:style-name="P2"><text:span text:style-name="T28">Ed. française, Paris, A. Michel, 1937, 251 p.</text:span></text:p>
            </text:list-item>
            <text:list-item>
              <text:p text:style-name="P2"><text:span text:style-name="T28">Réimpr., Paris, A. Michel ; Neuchâtel, A la Baconnière, 1945, 251 p.</text:span></text:p>
            </text:list-item>
            <text:list-item>
              <text:p text:style-name="P2"><text:soft-page-break/><text:span text:style-name="T28">Reprint, Genève, Slatkine, cop. 1995, 219 p., coll. Fleuron, n° 27, ISBN 2051009902. </text:span></text:p>
            </text:list-item>
            <text:list-item>
              <text:p text:style-name="P2"><text:span text:style-name="T77">Rééd., Chêne-Bourg, La Baconnière, 2013, 267 p., ISBN 9782940431120</text:span></text:p>
            </text:list-item>
            <text:list-item>
              <text:p text:style-name="P2"><text:span text:style-name="T53">Trad. allemande, par R. J. Humm, </text:span><text:span text:style-name="T49">Tagebuch eines arbeitslosen Intellektuellen</text:span><text:span text:style-name="T53">, Zürich, Prag Büchergilde Gutenberg, 1939.</text:span></text:p>
            </text:list-item>
            <text:list-item>
              <text:p text:style-name="P2"><text:span text:style-name="T53">Trad. néérlandaise, par Roel Houwink, </text:span><text:span text:style-name="T49">Dagboek van een werkloos intellectueel</text:span><text:span text:style-name="T53">, Amsterdam, U. M. Holland, 1950.</text:span></text:p>
            </text:list-item>
            <text:list-item>
              <text:p text:style-name="P2"><text:span text:style-name="T53">Trad. japonaise, par Yū Ishikawa, </text:span><text:span text:style-name="T49">Shitsugyō interi no nikki</text:span><text:span text:style-name="T53">, Tōkyō, Shunjūsha, 1938.</text:span></text:p>
            </text:list-item>
            <text:list-item>
              <text:p text:style-name="P2"><text:span text:style-name="T37">Trad. italienne, par Manuela Maddamma, </text:span><text:span text:style-name="T38">Diario di un intellettuale disoccupato</text:span><text:span text:style-name="T37">, Rome, Fazi, 1997.</text:span></text:p>
            </text:list-item>
          </text:list>
        </text:list-item>
        <text:list-item>
          <text:p text:style-name="P2"><text:span text:style-name="T80">[ddr_1937ets_ed-luther-traite-serf-arbitre] [Traduction, annotation et présentation du </text:span><text:span text:style-name="T22">Traité du serf arbitre</text:span><text:span text:style-name="T80"> de Luther], Paris, Ed. Je sers ; Genève, Ed. Labor, 1937, 349 p., coll. Œuvres de Martin Luther, 1.</text:span></text:p>
        </text:list-item>
        <text:list-item>
          <text:p text:style-name="P2"><text:span text:style-name="T3">[ddr_1938ja_journal-allemagne] </text:span><text:span text:style-name="T6">Journal d'Allemagne</text:span><text:span text:style-name="T3">, </text:span><text:span text:style-name="T1">Paris, Gallimard, 1938, 92 p. </text:span><text:span text:style-name="T28">coll. Les tracts de la NRF</text:span><text:span text:style-name="T1">. </text:span></text:p>
          <text:list>
            <text:list-item>
              <text:p text:style-name="P2"><text:span text:style-name="T1">Traductions en hollandais, 1939, espagnol, 1939, japonais, 1939.</text:span></text:p>
            </text:list-item>
            <text:list-item>
              <text:p text:style-name="P2"><text:span text:style-name="T37">Trad. argentine, </text:span><text:span text:style-name="T38">Diario de Alemania</text:span><text:span text:style-name="T37">, par Ricardo Baeza, Buenos Aires, Ed. </text:span><text:span text:style-name="T28">Sudamericana, 1939</text:span></text:p>
            </text:list-item>
            <text:list-item>
              <text:p text:style-name="P2"><text:span text:style-name="T28">Trad. allemande, </text:span><text:span text:style-name="T15">Journal aus Deutschland, 1935-1936</text:span><text:span text:style-name="T28">, par Tobias Scheffel, avec une postface de Jürg Altwegg, Wien, P. Zsolnay, cop. 1998, 164 p., ISBN 3552049061. </text:span></text:p>
              <text:list>
                <text:list-item>
                  <text:p text:style-name="P2"><text:span text:style-name="T53">Rééd. de cette trad., en poche, Wien, Aufbau Taschenbuch Verl., 2001, 151 p., AtV 8063, ISBN 3746680638.</text:span></text:p>
                </text:list-item>
              </text:list>
            </text:list-item>
          </text:list>
        </text:list-item>
        <text:list-item>
          <text:p text:style-name="P2"><text:span text:style-name="T3">[ddr_1939ao_amour-occident] </text:span><text:span text:style-name="T15">L'Amour et l'Occident</text:span><text:span text:style-name="T28">, Paris, Plon, 1939, III, 356 p., coll. Présences. </text:span></text:p>
          <text:list>
            <text:list-item>
              <text:p text:style-name="P2"><text:span text:style-name="T28">Rééd., remaniée et augmenté, 1956, VI, 332 p.</text:span></text:p>
            </text:list-item>
            <text:list-item>
              <text:p text:style-name="P2"><text:span text:style-name="T28">Edition définitive, Paris, Plon, 1972, 316 p.</text:span></text:p>
            </text:list-item>
            <text:list-item>
              <text:p text:style-name="P2"><text:span text:style-name="T28">Edition définitive en poche, Paris, 10/18, 1979, 444 p., coll. Bibliothèque 10/18, n° 34.</text:span></text:p>
            </text:list-item>
            <text:list-item>
              <text:p text:style-name="P2"><text:span text:style-name="T61">Trad. argentine, par Roberto E. Bixio, </text:span><text:span text:style-name="T63">El amor y occidente</text:span><text:span text:style-name="T61">, Buenos Aires, Ed. Sur, 1959.</text:span></text:p>
            </text:list-item>
            <text:list-item>
              <text:p text:style-name="P2"><text:span text:style-name="T37">Trad. italienne partielle, par Luigi Santucci, </text:span><text:span text:style-name="T38">Fedeltà e amore</text:span><text:span text:style-name="T37">, Turin, Borla, 1954, 62 p.</text:span></text:p>
            </text:list-item>
            <text:list-item>
              <text:p text:style-name="P2"><text:span text:style-name="T37">Trad. italienne, par Luigi Santucci, </text:span><text:span text:style-name="T38">L'amore e l'Occidente</text:span><text:span text:style-name="T37">, Milano, A. Mondadori, 1958. </text:span></text:p>
              <text:list>
                <text:list-item>
                  <text:p text:style-name="P2"><text:span text:style-name="T28">Rééd., Milano, Rizzoli, 1977.</text:span></text:p>
                </text:list-item>
                <text:list-item>
                  <text:p text:style-name="P348"><text:span text:style-name="T75">Rééd., </text:span><text:span text:style-name="T73">L’amore e l’Occidente</text:span><text:span text:style-name="T75">, </text:span><text:span text:style-name="T68">BUR, 2006.</text:span></text:p>
                </text:list-item>
              </text:list>
            </text:list-item>
            <text:list-item>
              <text:p text:style-name="P2"><text:span text:style-name="T87">Trad. anglaise, </text:span><text:span text:style-name="T89">Passion and society</text:span><text:span text:style-name="T87">, London, Faber and Faber, 1940.</text:span></text:p>
              <text:list>
                <text:list-item>
                  <text:p text:style-name="P2"><text:span text:style-name="T28">Revue et augmentée en 1956 ; puis sous le titre </text:span><text:span text:style-name="T15">Love in the western world</text:span><text:span text:style-name="T28">, par Montgomery Belgion, New York, Pantheon, cop. 1956.</text:span></text:p>
                </text:list-item>
                <text:list-item>
                  <text:p text:style-name="P2"><text:span text:style-name="T28">Revue et augmentée encore en 1983.</text:span></text:p>
                </text:list-item>
              </text:list>
            </text:list-item>
            <text:list-item>
              <text:p text:style-name="P2"><text:span text:style-name="T61">Trad. mexicaine, par </text:span><text:span text:style-name="T60">Joaquín Yirau, </text:span><text:span text:style-name="T65">Amor y occidente</text:span><text:span text:style-name="T60">, México, Leyenda, 1945.</text:span></text:p>
            </text:list-item>
            <text:list-item>
              <text:p text:style-name="P2"><text:span text:style-name="T28">Trad. néerlandaise, par P. Hijmans, </text:span><text:span text:style-name="T15">Liefde en Avondland</text:span><text:span text:style-name="T28">, Amsterdam, U. M. Holland, 1949</text:span></text:p>
            </text:list-item>
            <text:list-item>
              <text:p text:style-name="P2"><text:span text:style-name="T28">Trad. japonaise, par Katsurō Suzuki et Katsumi Kawamura, </text:span><text:span text:style-name="T15">Ai ni tsuite : erosu to agapē</text:span><text:span text:style-name="T28">, Tōkyō, Iwanami Shoten, 1959, XII, 512, 11 p.</text:span></text:p>
            </text:list-item>
            <text:list-item>
              <text:p text:style-name="P2"><text:span text:style-name="T28">Autre trad. japonaise, Kenrō Suzuki et Katsumi Kawamura, </text:span><text:span text:style-name="T15">Ai ni tsuite : jō</text:span><text:span text:style-name="T28">, </text:span><text:soft-page-break/><text:span text:style-name="T28">par Tōkyō, Heibonsha, 1993, 2 vol., coll. Heibonsha raiburarī, 1480, ISBN 4582760147 et 4582760155</text:span></text:p>
            </text:list-item>
            <text:list-item>
              <text:p text:style-name="P2"><text:span text:style-name="T28">Traduction suédoise, par Eva Alexanderson, </text:span><text:span text:style-name="T15">Kärleken och Västerlandet</text:span><text:span text:style-name="T28">, Stockholm, Natur och kultur, 1963, 249 p.</text:span></text:p>
            </text:list-item>
            <text:list-item>
              <text:p text:style-name="P2"><text:span text:style-name="T53">Trad. allemande, par Friedrich Scholz, </text:span><text:span text:style-name="T49">Die Liebe und das Abendland</text:span><text:span text:style-name="T53">, Köln, Berlin, 1966.</text:span></text:p>
              <text:list>
                <text:list-item>
                  <text:p text:style-name="P2"><text:span text:style-name="T53">Rééd., revue par </text:span><text:span text:style-name="T44">Irène Kuhn, </text:span><text:span text:style-name="T53">Zürich, Diogenes, 1987.</text:span></text:p>
                </text:list-item>
              </text:list>
            </text:list-item>
            <text:list-item>
              <text:p text:style-name="P2"><text:span text:style-name="T61">Trad. portuguaise, par Ana Hatherly, </text:span><text:span text:style-name="T63">O amor e o ocidente</text:span><text:span text:style-name="T61">, Lisboa, Moraes Ed., 1968, 311 p., coll. Temas e problemas.</text:span></text:p>
            </text:list-item>
            <text:list-item>
              <text:p text:style-name="P2"><text:span text:style-name="T61">Trad. polonaise, par Lesław Eustachiewicz et </text:span><text:span text:style-name="T60">M. Bellon</text:span><text:span text:style-name="T61">, </text:span><text:span text:style-name="T63">Miłość a świat kultury zachodniej</text:span><text:span text:style-name="T61">, Varsovie, Inst. Wydawniczy Pax, 1968, 307 p.</text:span></text:p>
              <text:list>
                <text:list-item>
                  <text:p text:style-name="P2"><text:span text:style-name="T87">Rééd., 1999, 245 p., ISBN 8321112404</text:span></text:p>
                </text:list-item>
              </text:list>
            </text:list-item>
            <text:list-item>
              <text:p text:style-name="P2"><text:span text:style-name="T87">Trad. serbo-croate, par Mirjana Dobrović, </text:span><text:span text:style-name="T89">Ljubav i zapad</text:span><text:span text:style-name="T87">, Zagreb, Nakladni Zavod, 1974, 368 p., coll. Biblioteka znak.</text:span></text:p>
            </text:list-item>
            <text:list-item>
              <text:p text:style-name="P2"><text:span text:style-name="T37">Trad. espagnole, par Antoni Vicens, </text:span><text:span text:style-name="T38">El amor y occidente</text:span><text:span text:style-name="T37">, Barcelona, Ed. </text:span><text:span text:style-name="T28">Kairós, 1979, ISBN 8472451054, 438 p.</text:span></text:p>
              <text:list>
                <text:list-item>
                  <text:p text:style-name="P2"><text:span text:style-name="T168">Rééd. de cette trad., </text:span><text:span text:style-name="T169">El amor y Occidente</text:span><text:span text:style-name="T168">, Círculo de Lectores, 2003, 414 p., ISBN 8467200073</text:span></text:p>
                </text:list-item>
              </text:list>
            </text:list-item>
            <text:list-item>
              <text:p text:style-name="P2"><text:span text:style-name="T61">Trad. brésilienne, par Paulo Brandi et Ethel Brandi Cachapuz, </text:span><text:span text:style-name="T63">História do amor no Ocidente</text:span><text:span text:style-name="T61">, Sào Paulo, Ediouro, 2003, 2e éd. revue.</text:span></text:p>
            </text:list-item>
            <text:list-item>
              <text:p text:style-name="P2"><text:span text:style-name="T61">Trad. roumaine, par Ioana Cândea-Marinescu, </text:span><text:span text:style-name="T63">Iubirea şi Occidentul</text:span><text:span text:style-name="T61">, Bucarest, Ed. </text:span><text:span text:style-name="T37">Univers, 1987.</text:span></text:p>
              <text:list>
                <text:list-item>
                  <text:p text:style-name="P2"><text:span text:style-name="T28">Rééd., 2000.</text:span></text:p>
                </text:list-item>
              </text:list>
            </text:list-item>
            <text:list-item>
              <text:p text:style-name="P2"><text:span text:style-name="T87">Trad. hongroise, </text:span><text:span text:style-name="T28">par Szoboszlai Margit, </text:span><text:span text:style-name="T89">A szerelem és a nyugati vilàg</text:span><text:span text:style-name="T87">, Budapest, Helikon Kiado, 1998, 298 p., coll. Helikon universitas, ISBN 9632085361.</text:span></text:p>
            </text:list-item>
            <text:list-item>
              <text:p text:style-name="P2"><text:span text:style-name="T87">Trad. slovène, par Michaela Jurovská, </text:span><text:span text:style-name="T89">Západ a láska</text:span><text:span text:style-name="T87">, Bratislava, Kalligram, 2001, 341 p., ISBN 8071492841</text:span></text:p>
            </text:list-item>
          </text:list>
        </text:list-item>
        <text:list-item>
          <text:p text:style-name="P2"><text:span text:style-name="T3">[ddr_1939nf_nicolas-flue] </text:span><text:span text:style-name="T6">Nicolas de Flue, légende dramatique</text:span><text:span text:style-name="T3">, </text:span><text:span text:style-name="T1">Neuchâtel, Institut Neuchâtelois, 1939, 72 p.</text:span></text:p>
          <text:list>
            <text:list-item>
              <text:p text:style-name="P2"><text:span text:style-name="T1">Edition musicale, Lausanne, Foetisch, 1939, texte et partition, 90 p. (piano et chant), texte oratorio, 32 p.</text:span></text:p>
            </text:list-item>
            <text:list-item>
              <text:p text:style-name="P2"><text:span text:style-name="T44">Tradu. allemande, </text:span><text:span text:style-name="T45">Niklaus von Flüe</text:span><text:span text:style-name="T44">, 1939, </text:span></text:p>
            </text:list-item>
            <text:list-item>
              <text:p text:style-name="P2"><text:span text:style-name="T1">Trad. anglaise, 1940, </text:span></text:p>
            </text:list-item>
            <text:list-item>
              <text:p text:style-name="P2"><text:span text:style-name="T1">Trad. hollandaise, 1945.</text:span></text:p>
            </text:list-item>
            <text:list-item>
              <text:p text:style-name="P2"><text:span text:style-name="T1">Trad. tchèque, 1945.</text:span></text:p>
            </text:list-item>
          </text:list>
        </text:list-item>
        <text:list-item>
          <text:p text:style-name="P2"><text:span text:style-name="T3">[ddr_1939lg_ligue-gothard] </text:span><text:span text:style-name="T15">Qu'est-ce que la Ligue du Gothard ?</text:span><text:span text:style-name="T28">, Berne, Ligue du Gothard ; Boudry, Ed. de la Baconnière, 1940, 13 p.</text:span></text:p>
          <text:list>
            <text:list-item>
              <text:p text:style-name="P348"><text:span text:style-name="T44">Trad. allemande, </text:span><text:span text:style-name="T45">Was ist der Gotthardbund?</text:span><text:span text:style-name="T44">, Zurich, [s.n.], 1940.</text:span></text:p>
            </text:list-item>
          </text:list>
        </text:list-item>
        <text:list-item>
          <text:p text:style-name="P2"><text:span text:style-name="T3">[ddr_1940mds_mission-demission-suisse] </text:span><text:span text:style-name="T15">Mission ou démission de la Suisse</text:span><text:span text:style-name="T28">, Neuchâtel, éd. de la Baconnière, 1940, 217 p.</text:span></text:p>
          <text:list>
            <text:list-item>
              <text:p text:style-name="P2"><text:span text:style-name="T53">Traduction allemande, par Martha Amrein-Widmer et Hans Markun, </text:span><text:span text:style-name="T49">Aufgabe oder Selbstaufgabe der Schweiz</text:span><text:span text:style-name="T53">, Zürich, Leipzig, Rascher Verl., 1941, 147 p.</text:span></text:p>
            </text:list-item>
          </text:list>
        </text:list-item>
        <text:list-item>
          <text:p text:style-name="P2"><text:span text:style-name="T94">[ddr_1941he_heart-europe] </text:span><text:span text:style-name="T89">The Heart of Europe</text:span><text:span text:style-name="T87">, traduit par Charlotte Muret New York, Duell Sloan and Pearce, 1941, XII, 274 p.</text:span></text:p>
          <text:list>
            <text:list-item>
              <text:p text:style-name="P2"><text:span text:style-name="T61">Trad. argentine, </text:span><text:span text:style-name="T63">Suiza corazon de Europa</text:span><text:span text:style-name="T61">, par Ricardo Baeza, Buenos Aires, Ed. del Instituto americano de investigaciones sociales y económicas, 1942, 226 p.</text:span></text:p>
            </text:list-item>
          </text:list>
        </text:list-item>
        <text:list-item>
          <text:p text:style-name="P2"><text:soft-page-break/><text:span text:style-name="T3">[ddr_1942partdia_part-diable] </text:span><text:span text:style-name="T15">La Part du diable</text:span><text:span text:style-name="T28">, New York, Brentano's, cop. 1942, 190 p.</text:span></text:p>
          <text:list>
            <text:list-item>
              <text:p text:style-name="P2"><text:span text:style-name="T28">Nouvelle éd., 1944, 204 p. </text:span></text:p>
            </text:list-item>
            <text:list-item>
              <text:p text:style-name="P2"><text:span text:style-name="T28">Rééd., Neuchâtel, La Baconnière, 1945, 190 p.</text:span></text:p>
            </text:list-item>
            <text:list-item>
              <text:p text:style-name="P2"><text:span text:style-name="T87">Paris, Gallimard, 1946, 225 p. </text:span></text:p>
              <text:list>
                <text:list-item>
                  <text:p text:style-name="P2"><text:span text:style-name="T28">En poche, chez le même, 1982, 250 p., coll. Idées. Sciences humaines, n° 466, ISBN 2070354660.</text:span></text:p>
                </text:list-item>
              </text:list>
            </text:list-item>
            <text:list-item>
              <text:p text:style-name="P2"><text:span text:style-name="T28">Trad. danoise, par Gerda M. Andersen, Copenhague, A. Sörensen, 1948.</text:span></text:p>
            </text:list-item>
            <text:list-item>
              <text:p text:style-name="P2"><text:span text:style-name="T87">Trad. hollandaise, par Agaath van Ree, Amsterdam, U.M. Holland, 1949.</text:span></text:p>
            </text:list-item>
            <text:list-item>
              <text:p text:style-name="P2"><text:span text:style-name="T53">Trad. allemande, par Josef Ziwutschka, </text:span><text:span text:style-name="T45">Der Anteil des Teufels</text:span><text:span text:style-name="T53">, Vienne, Amandus, 1949.</text:span></text:p>
            </text:list-item>
            <text:list-item>
              <text:p text:style-name="P2"><text:span text:style-name="T28">Trad. anglaise, par Kathleen Raine, Londres, Eyre &amp; Spottiswoode, 1945.</text:span></text:p>
            </text:list-item>
            <text:list-item>
              <text:p text:style-name="P2"><text:span text:style-name="T28">Trad. américaine, par Haakon Chevalier, New-York, Pantheon books, 1944.</text:span></text:p>
              <text:list>
                <text:list-item>
                  <text:p text:style-name="P2"><text:span text:style-name="T28">R</text:span><text:span text:style-name="T87">ééd., Merdian books, 1956. Reprise en 1972, Kyoto, Apollon-sha, IV, 127 p.</text:span></text:p>
                </text:list-item>
              </text:list>
            </text:list-item>
            <text:list-item>
              <text:p text:style-name="P2"><text:span text:style-name="T87">Trad. partielle en afrikaans, </text:span><text:span text:style-name="T89">Die aandeel van die duiwel</text:span><text:span text:style-name="T87">, par W.A. de Klerk, Kaapstad, Johannesburg, Tafelberg, 1974, 137 p., ISBN 0624006107</text:span></text:p>
            </text:list-item>
            <text:list-item>
              <text:p text:style-name="P2"><text:span text:style-name="T37">Trad. croate, </text:span><text:span text:style-name="T38">Udio Ðavla</text:span><text:span text:style-name="T37">, par Frano Cetinić-Petris, Split, Feral Tribune, 1995, 225 p., coll. Biblioteka Feral Tribune 6, ISBN 9536359057</text:span></text:p>
            </text:list-item>
            <text:list-item>
              <text:p text:style-name="P2"><text:span text:style-name="T28">Trad. roumaine, </text:span><text:span text:style-name="T15">Partea diavolului</text:span><text:span text:style-name="T28">, par Mircea Ivănescu, Bucureşti, Anastasia, 1996, 209 p., coll. SEU 1. Seria occidentală, ISBN 9739638732</text:span></text:p>
            </text:list-item>
          </text:list>
        </text:list-item>
        <text:list-item>
          <text:p text:style-name="P2"><text:span text:style-name="T3">[ddr_1944persdram_personnes-drame] </text:span><text:span text:style-name="T15">Les Personnes du drame</text:span><text:span text:style-name="T28">, New York, Pantheon books ; éd. par Jacques Schiffrin, 1944, 219 p.</text:span></text:p>
          <text:list>
            <text:list-item>
              <text:p text:style-name="P2"><text:span text:style-name="T28">Rééd., Neuchâtel, La Baconnière, 1945, 219 p.</text:span></text:p>
            </text:list-item>
            <text:list-item>
              <text:p text:style-name="P2"><text:span text:style-name="T87">Paris, Gallimard, 1947, 230 p.</text:span></text:p>
            </text:list-item>
            <text:list-item>
              <text:p text:style-name="P2"><text:span text:style-name="T87">Trad. Anglaise, par Richard Howard, New York, Holt Rinehart and Winston, 1964, puis London, Kennikat press, 1942</text:span></text:p>
            </text:list-item>
          </text:list>
        </text:list-item>
        <text:list-item>
          <text:p text:style-name="P2"><text:span text:style-name="T3">[ddr_1946lba_lettre-bombe-atomique] </text:span><text:span text:style-name="T15">Lettres sur la bombe atomique</text:span><text:span text:style-name="T28">, New York, Brentano's, 1946, 163 p., illustrée par Matta.</text:span></text:p>
          <text:list>
            <text:list-item>
              <text:p text:style-name="P2"><text:span text:style-name="T28">Rééd., Paris, Gallimard, 1946, 131 p.</text:span></text:p>
            </text:list-item>
            <text:list-item>
              <text:p text:style-name="P2"><text:span text:style-name="T28">Rééd., avec une préf. de Christophe Calame, Paris, Ed. de la Différence, 1991, 118 p., coll. 700 ans de littérature en Suisse romande, ISBN 2729106804</text:span></text:p>
            </text:list-item>
            <text:list-item>
              <text:p text:style-name="P2"><text:span text:style-name="T87">Trad. américaine, par Parmenia Migel, </text:span><text:span text:style-name="T89">The last trump</text:span><text:span text:style-name="T87">, Garden City New York, Doubleday, 1947.</text:span></text:p>
            </text:list-item>
            <text:list-item>
              <text:p text:style-name="P2"><text:span text:style-name="T44">Trad. allemande, par Henrich Pfeiffer, </text:span><text:span text:style-name="T45">Über die Atombombe</text:span><text:span text:style-name="T44">, Wien, Amandus, 1948.</text:span></text:p>
            </text:list-item>
            <text:list-item>
              <text:p text:style-name="P2"><text:span text:style-name="T85">Trad. hollandaise, </text:span><text:span text:style-name="T87">par Agaath van Ree, </text:span><text:span text:style-name="T89">Brieven over de atoombom</text:span><text:span text:style-name="T87">, Amsterdam, U. M. Holland, 1947.</text:span></text:p>
            </text:list-item>
            <text:list-item>
              <text:p text:style-name="P2"><text:span text:style-name="T1">Traduction en revues : espagnol, 1947 ; italien, 1948 ; norvégien, 1948.</text:span></text:p>
            </text:list-item>
          </text:list>
        </text:list-item>
        <text:list-item>
          <text:p text:style-name="P2"><text:span text:style-name="T3">[ddr_1947va_vivre-amerique] </text:span><text:span text:style-name="T15">Vivre en Amérique</text:span><text:span text:style-name="T28">, Paris, Stock, 1947, 187 p., coll. Aspects du monde.</text:span></text:p>
        </text:list-item>
        <text:list-item>
          <text:p text:style-name="P2"><text:span text:style-name="T3">[ddr_1947df_doctrine-fabuleuse] </text:span><text:span text:style-name="T6">Doctrine fabuleuse</text:span><text:span text:style-name="T3">, </text:span><text:span text:style-name="T1">Neuchâtel, Ides et Calendes, 1947, 131 p. </text:span></text:p>
          <text:list>
            <text:list-item>
              <text:p text:style-name="P2"><text:span text:style-name="T87">Trad. américaine, par Samuel Hazo et Beth Luey,</text:span><text:span text:style-name="T89"> The growl of deeper waters : essays</text:span><text:span text:style-name="T87">, augmentée de « Notes sur la voie clandestine » (« Notes on the unmapped road »), Pittsburgh, University of Pittsburgh Press, cop. 1976, XI, 83 p., ISBN 0822933152.</text:span></text:p>
            </text:list-item>
          </text:list>
        </text:list-item>
        <text:list-item>
          <text:p text:style-name="P2"><text:span text:style-name="T3">[ddr_1948sn_suite-neuchateloise] </text:span><text:span text:style-name="T15">Suite neuchâteloise</text:span><text:span text:style-name="T28">, Neuchâtel, Ides et Calendes, 1948, 98 p.</text:span></text:p>
          <text:list>
            <text:list-item>
              <text:p text:style-name="P2"><text:soft-page-break/><text:span text:style-name="T28">Repris, précédé de </text:span><text:span text:style-name="T15">Paysan du Danube</text:span><text:span text:style-name="T28"> et suivi de </text:span><text:span text:style-name="T15">Quand je me souviens, c’est l’Europe</text:span><text:span text:style-name="T28">, Lausanne, l'Age d'Homme, 1982, 162 p., coll. Poche suisse, n° 17.</text:span></text:p>
              <text:list>
                <text:list-item>
                  <text:p text:style-name="P2"><text:span text:style-name="T1">Réimpr., </text:span><text:span text:style-name="T5">id.</text:span><text:span text:style-name="T1">, 1995, ISBN 282510616X.</text:span><text:bookmark text:name="_Hlk519787961"/></text:p>
                </text:list-item>
              </text:list>
            </text:list-item>
          </text:list>
        </text:list-item>
        <text:list-item>
          <text:p text:style-name="P2"><text:span text:style-name="T3">[ddr_1948ej_europe-jeu] </text:span><text:span text:style-name="T15">L'Europe en jeu : trois discours</text:span><text:span text:style-name="T28">, suivis de </text:span><text:span text:style-name="T15">Documents de La Haye</text:span><text:span text:style-name="T28">, Neuchâtel, Ed. de la Baconnière, 1948, 170 p., coll. L'évolution du monde et des idées.</text:span></text:p>
          <text:list>
            <text:list-item>
              <text:p text:style-name="P2"><text:span text:style-name="T37">Trad. italienne, </text:span><text:span text:style-name="T38">Vita o morte dell'Europa</text:span><text:span text:style-name="T37">, par Luigi Santucci, Milano, Ed. di Comunità, 1949, 153 p.</text:span></text:p>
            </text:list-item>
          </text:list>
        </text:list-item>
        <text:list-item>
          <text:p text:style-name="P2"><text:span text:style-name="T3">[ddr_1946jdm_journal-deux-mondes] </text:span><text:span text:style-name="T15">Journal des deux mondes</text:span><text:span text:style-name="T28">, Lausanne, Guilde du livre, 1946, 251 p., coll. La Guilde du livre, vol. 98.</text:span></text:p>
          <text:list>
            <text:list-item>
              <text:p text:style-name="P2"><text:span text:style-name="T28">Rééd., Paris, Gallimard, 1948, 234 p.</text:span></text:p>
            </text:list-item>
          </text:list>
        </text:list-item>
        <text:list-item>
          <text:p text:style-name="P2"><text:span text:style-name="T3">[ddr_1950lde_lettres-deputes-europeens] </text:span><text:span text:style-name="T15">Lettres aux députés européens</text:span><text:span text:style-name="T28">, Neuchâtel, Paris, Ides et Calendes, 1950, 33 p.</text:span></text:p>
        </text:list-item>
        <text:list-item>
          <text:p text:style-name="P2"><text:span text:style-name="T3">[ddr_1951lpp_libertes-pouvons-perdre] </text:span><text:span text:style-name="T15">Les libertés que nous pouvons perdre</text:span><text:span text:style-name="T28">, Paris, Société des Editions des amis de la liberté, 1951, 16 p., coll. Les cahiers des amis de la liberté, n° 3.</text:span></text:p>
          <text:list>
            <text:list-item>
              <text:p text:style-name="P348"><text:span text:style-name="T85">Trad. anglaise, </text:span><text:span text:style-name="T90">Thought</text:span><text:span text:style-name="T85">, 30 juillet July 1955, p. 12-13 ; 6 août 1955, p. 10-11 ; 20 août 1955, p. 11-12.</text:span></text:p>
            </text:list-item>
            <text:list-item>
              <text:p text:style-name="P348"><text:span text:style-name="T1">Trad. espagnole, </text:span><text:span text:style-name="T5">Sur</text:span><text:span text:style-name="T1">, Buenos Aires, n° 238(janvier 1956), p. 1-16.</text:span></text:p>
              <text:list>
                <text:list-item>
                  <text:p text:style-name="P348"><text:span text:style-name="T28">Accessible via : </text:span><text:a xlink:type="simple" xlink:href="http://catalogo.bn.gov.ar/F/?func=direct&amp;doc_number=001218322&amp;local_base=GENER" text:style-name="ListLabel_20_370" text:visited-style-name="ListLabel_20_370"><text:span text:style-name="Internet_20_link"><text:span text:style-name="T28">http://catalogo.bn.gov.ar/F/?func=direct&amp;doc_number=001218322&amp;local_base=GENER</text:span></text:span></text:a></text:p>
                </text:list-item>
              </text:list>
            </text:list-item>
            <text:list-item>
              <text:p text:style-name="P2"><text:span text:style-name="T54">Trad. allemande, </text:span><text:span text:style-name="T53">« Freiheiten, die wir verlieren können », </text:span><text:span text:style-name="T49">Der täglich sie erobern muss</text:span><text:span text:style-name="T53">, Bonn, H. Warnecke, 1963, p. 143-149.</text:span></text:p>
            </text:list-item>
            <text:list-item>
              <text:p text:style-name="P2"><text:span text:style-name="T28">Trad. italienne, anglaise, néérlandaise, danoise, suédoise, par les organismes nationaux correspondants.</text:span></text:p>
            </text:list-item>
            <text:list-item>
              <text:p text:style-name="P348"><text:span text:style-name="T1">Note des archives : Voir si le texte a paru dans "Preuves" ?</text:span></text:p>
            </text:list-item>
          </text:list>
        </text:list-item>
        <text:list-item>
          <text:p text:style-name="P2"><text:span text:style-name="T3">[ddr_1953ch_confederation-helvetique] </text:span><text:span text:style-name="T15">La Confédération helvétique</text:span><text:span text:style-name="T28">, introd. de Lucien Febvre, Monaco, Ed. du Rocher, 1953, 181 p., coll. Profil des nations.</text:span></text:p>
        </text:list-item>
        <text:list-item>
          <text:p text:style-name="P2"><text:span text:style-name="T3">[ddr_1957aoh_aventure-ocidentale-homme] </text:span><text:span text:style-name="T15">L'Aventure occidentale de l'homme</text:span><text:span text:style-name="T28">, Paris, A. Michel, 1957, 275 p. </text:span></text:p>
          <text:list>
            <text:list-item>
              <text:p text:style-name="P2"><text:span text:style-name="T37">Rééd., Monte-Carlo, A. Sauret, 1972, 269 p. </text:span></text:p>
            </text:list-item>
            <text:list-item>
              <text:p text:style-name="P2"><text:span text:style-name="T28">Rééd., Lausanne, L'Age d'homme, 2002, 275 p., ISBN 2825117331.</text:span></text:p>
            </text:list-item>
            <text:list-item>
              <text:p text:style-name="P2"><text:span text:style-name="T53">Trad. allemande, par Walter Lenz, </text:span><text:span text:style-name="T49">Das Wagnis Abendland</text:span><text:span text:style-name="T53">, München, A. Langen, G. Müller, cop. 1957</text:span></text:p>
            </text:list-item>
            <text:list-item>
              <text:p text:style-name="P2"><text:span text:style-name="T87">Trad. hollandais, par Agaath Van Ree, Amsterdam, U.M. Holland, 1958</text:span></text:p>
            </text:list-item>
            <text:list-item>
              <text:p text:style-name="P2"><text:span text:style-name="T87">Trad. anglaises, par Montgomery Belgion, New York, Harper, 1957, et London, Allen &amp; Unwin.</text:span></text:p>
              <text:list>
                <text:list-item>
                  <text:p text:style-name="P2"><text:span text:style-name="T87">Rééd., Westport, Greenwood press, 1973, 197 p., coll. World perspectives, vol. 13, ISBN 0837168503.</text:span></text:p>
                </text:list-item>
              </text:list>
            </text:list-item>
            <text:list-item>
              <text:p text:style-name="P2"><text:span text:style-name="T28">Trad. argentine, par Roberto Bixio, </text:span><text:span text:style-name="T15">La aventura occidental del hombre</text:span><text:span text:style-name="T28">, Buenos Aires, Sur, 1968, 196 p.</text:span></text:p>
            </text:list-item>
            <text:list-item>
              <text:p text:style-name="P2"><text:span text:style-name="T28">Trad. serbe, par Frano Cetinić, </text:span><text:span text:style-name="T15">Zapadna pustolovina čovjeka</text:span><text:span text:style-name="T28">, Beograd, Knijiževne novine, 1983, 210 p., coll Biblioteka istok-zapad, 3</text:span></text:p>
            </text:list-item>
          </text:list>
        </text:list-item>
        <text:list-item>
          <text:p text:style-name="P2"><text:span text:style-name="T3">[ddr_1961ctm_comme-toi-meme-mythes-amour] </text:span><text:span text:style-name="T15">Comme toi-même : essais sur les mythes de l'amour</text:span><text:span text:style-name="T28">, Paris, A. Michel, 1961, 285 p.</text:span></text:p>
          <text:list>
            <text:list-item>
              <text:p text:style-name="P2"><text:span text:style-name="T28">Rééd., </text:span><text:span text:style-name="T15">Les Mythes de l'amour</text:span><text:span text:style-name="T28">, Paris, Gallimard, 1967, 317 p., coll. Idées, n° 144.</text:span></text:p>
            </text:list-item>
            <text:list-item>
              <text:p text:style-name="P2"><text:span text:style-name="T28">Rééd., Paris, A. Michel, 1996, coll. Espaces libres, n° 61, ISBN 2226084738.</text:span></text:p>
            </text:list-item>
            <text:list-item>
              <text:p text:style-name="P2"><text:span text:style-name="T28">Rééd., Lausanne, L'Age d'homme, 2011, 285 p., coll. Poche Suisse, n° 266, </text:span><text:soft-page-break/><text:span text:style-name="T28">ISBN </text:span><text:span text:style-name="T77">9782825141113.</text:span></text:p>
            </text:list-item>
            <text:list-item>
              <text:p text:style-name="P2"><text:span text:style-name="T28">Trad. anglaise, par Richard Howard, </text:span><text:span text:style-name="T15">The Myths of Love</text:span><text:span text:style-name="T28">, London, Faber and Faber, 1963 ; publiée aux USA sous le titre </text:span><text:span text:style-name="T15">Love declared : essays on the myths of love</text:span><text:span text:style-name="T28">, même année, par le même traducteur.</text:span></text:p>
            </text:list-item>
            <text:list-item>
              <text:p text:style-name="P2"><text:span text:style-name="T28">Trad. néerlandaise, par J. M. Tillema-de Vries et Line Kamp-Kan</text:span><text:span text:style-name="T15"> Als uzelf : opstellen over de liefdesmythen</text:span><text:span text:style-name="T28">, Rotterdam, Lemniscaat, 1965, 236 p.</text:span></text:p>
            </text:list-item>
            <text:list-item>
              <text:p text:style-name="P2"><text:span text:style-name="T1">Traduction italienne, 1969.</text:span></text:p>
              <text:list>
                <text:list-item>
                  <text:p text:style-name="P348"><text:span text:style-name="T75">Rééd. </text:span><text:span text:style-name="T73">Nuove metamorfosi di Tristano e altri saggi sui miti dell’amore,</text:span><text:span text:style-name="T68"> Ipermedium Libri, 2010.</text:span></text:p>
                </text:list-item>
                <text:list-item>
                  <text:p text:style-name="P348"><text:span text:style-name="T68">Traduction partielle.</text:span></text:p>
                </text:list-item>
              </text:list>
            </text:list-item>
            <text:list-item>
              <text:p text:style-name="P2"><text:span text:style-name="T76">Trad. serbe, par Frano Cetinić, </text:span><text:span text:style-name="T74">Mitovi o ljubavi</text:span><text:span text:style-name="T76">, Beograd, Knijiževne novine, 1985, 227 p., coll. Biblioteka istok-zapad 4.</text:span></text:p>
            </text:list-item>
            <text:list-item>
              <text:p text:style-name="P2"><text:span text:style-name="T61">Trad. espagnole, par Manuel Serrat Crespo,</text:span><text:span text:style-name="T63"> </text:span><text:span text:style-name="T169">Los mitos del amor</text:span><text:span text:style-name="T168">, Barcelona, Kairós, 1999, 331 p., ISBN 8472454304.</text:span></text:p>
            </text:list-item>
          </text:list>
        </text:list-item>
        <text:list-item>
          <text:p text:style-name="P2"><text:span text:style-name="T3">[ddr_1961vhse_vingt-huit-siecles-europe] </text:span><text:span text:style-name="T15">Vingt-huit siècles d'Europe : la conscience européenne à travers les textes : d'Hésiode à nos jours</text:span><text:span text:style-name="T28">, Paris, Payot, 1961, 427 p., coll. Bibliothèque historique.</text:span></text:p>
          <text:list>
            <text:list-item>
              <text:p text:style-name="P2"><text:span text:style-name="T28">Rééd., avec une préf. de Jacques Delors, Étrépilly, C. de Bartillat, 1990, coll. Esprits, 427 p., ISBN 290556332X.</text:span></text:p>
            </text:list-item>
            <text:list-item>
              <text:p text:style-name="P2"><text:span text:style-name="T1">Traduction en américain, 1966 et 1968.</text:span></text:p>
            </text:list-item>
            <text:list-item>
              <text:p text:style-name="P2"><text:span text:style-name="T85">Trad. anglaise, </text:span><text:span text:style-name="T89">The Idea of Europe</text:span><text:span text:style-name="T87">, trad. par Norbert Guterman, New York, The World Publ. Company, cop. 1966, 1968, XII, 434 p., coll. Meridian books, M 251.</text:span></text:p>
            </text:list-item>
            <text:list-item>
              <text:p text:style-name="P2"><text:span text:style-name="T53">Trad. allemande, par Hjalmar Pehrsson et Renate Bieber, </text:span><text:span text:style-name="T49">Europa : vom Mythos zur Wirklichkeit</text:span><text:span text:style-name="T53">, München, Prestel, cop. 1962, 419 p.</text:span></text:p>
            </text:list-item>
            <text:list-item>
              <text:p text:style-name="P2"><text:span text:style-name="T61">Trad. espagnole, par Fernando Vela, </text:span><text:span text:style-name="T63">Tres milenios de Europa : la conciencia europea al través de los textos de Hesíodo a nuestro tiempo</text:span><text:span text:style-name="T61">, Madrid, Revista de Occidente, cop. 1963, 417 p.</text:span></text:p>
              <text:list>
                <text:list-item>
                  <text:p text:style-name="P2"><text:span text:style-name="T168">Rééd. de cette trad., Madrid, Veintisieteletras, 2007, ISBN 9788493596910</text:span></text:p>
                </text:list-item>
              </text:list>
            </text:list-item>
          </text:list>
        </text:list-item>
        <text:list-item>
          <text:p text:style-name="P2"><text:span text:style-name="T3">[ddr_1962ce_chances-europe] </text:span><text:span text:style-name="T6">Les Chances de l'Europe</text:span><text:span text:style-name="T3">, </text:span><text:span text:style-name="T1">Neuchâtel, La Baconnière, 1962, 92 p.</text:span></text:p>
          <text:list>
            <text:list-item>
              <text:p text:style-name="P2"><text:span text:style-name="T28">Éd. parallèle, comme numéro thématique du Bulletin du Centre européen de la culture, n° 3(1962).</text:span></text:p>
            </text:list-item>
            <text:list-item>
              <text:p text:style-name="P2"><text:span text:style-name="T1">Traductions en anglais, 1963, espagnol, 1936, allemand, 1964, américain, 1965.</text:span></text:p>
            </text:list-item>
            <text:list-item>
              <text:p text:style-name="P2"><text:span text:style-name="T53">Trad. allemande par Lise Eberan et Hanna Wulf,</text:span><text:span text:style-name="T49"> Die Chancen Europas : Berufung und Hoffnung</text:span><text:span text:style-name="T53">, Wien, Europa Verlag, cop. 1964, 108 p., coll. Europäische Perspektiven.</text:span></text:p>
            </text:list-item>
            <text:list-item>
              <text:p text:style-name="P2"><text:span text:style-name="T61">Trad. espagnole, par Emilio Artacho, </text:span><text:span text:style-name="T63">Europa como probabilidad</text:span><text:span text:style-name="T61">, Madrid, Taurus Ed., 1964, 111 p., coll. Cuadernos Taurus, 59.</text:span></text:p>
            </text:list-item>
            <text:list-item>
              <text:p text:style-name="P2"><text:span text:style-name="T87">Trad., anglaise, </text:span><text:span text:style-name="T89">The Meaning of Europe</text:span><text:span text:style-name="T87">, trad. par Alan Braley, Liverpool, Sidgwick and Jackson ; New York, Stein and Day, 1965, 126 p.</text:span></text:p>
            </text:list-item>
          </text:list>
        </text:list-item>
        <text:list-item>
          <text:p text:style-name="P2"><text:span text:style-name="T94">[ddr_1963co_christian-opportunity] </text:span><text:span text:style-name="T89">The Christian opportunity</text:span><text:span text:style-name="T87">, trad. de Donald Lehmkuhl, New York, Holt Rinehart and Winston, 1963, 207 p.</text:span></text:p>
          <text:list>
            <text:list-item>
              <text:p text:style-name="P2"><text:span text:style-name="T28">Trad. italienne, </text:span><text:span text:style-name="T15">L'opportunità cristiana</text:span><text:span text:style-name="T28">, par les sœurs du monastère russe Uspenshi de Rome, Rome, éd. </text:span><text:span text:style-name="T76">Paoline, 1966, 253 p., coll. Dimensioni dello spirito. Seconda serie 59.</text:span></text:p>
            </text:list-item>
          </text:list>
        </text:list-item>
        <text:list-item>
          <text:p text:style-name="P2"><text:span text:style-name="T3">[ddr_1965shph_suisse-histoire-peuple-heureux] </text:span><text:span text:style-name="T15">La Suisse ou L'histoire d'un </text:span><text:soft-page-break/><text:span text:style-name="T15">peuple heureux</text:span><text:span text:style-name="T28">, Lausanne, Le Livre du mois, cop. 1965, 328 p.</text:span></text:p>
          <text:list>
            <text:list-item>
              <text:p text:style-name="P2"><text:span text:style-name="T28">Autre éd., Paris, Hachette, 1965, 305 p.</text:span></text:p>
            </text:list-item>
            <text:list-item>
              <text:p text:style-name="P2"><text:span text:style-name="T28">Rééd., Lausanne, Société de la Feuille d'Avis de Lausanne, 1969, 329 p. </text:span></text:p>
            </text:list-item>
            <text:list-item>
              <text:p text:style-name="P2"><text:span text:style-name="T28">Rééd., Lausanne, Le Livre du mois, 1970, avec une préface nouvelle de l'auteur.</text:span></text:p>
            </text:list-item>
            <text:list-item>
              <text:p text:style-name="P2"><text:span text:style-name="T28">Lausanne, l'Age d'Homme, 1989, 328 p. ; 2002, la même avec ISBN 2825127086.</text:span></text:p>
            </text:list-item>
            <text:list-item>
              <text:p text:style-name="P2"><text:span text:style-name="T53">Trad. allemande, par S. Eisler, </text:span><text:span text:style-name="T49">Die Schweiz, Modell Europas : der schweizerische Bund als Vorbild für eine europäische Föderation</text:span><text:span text:style-name="T53">, Wien, München, Verl. F. Molden, cop. 1965, 288 p.</text:span></text:p>
            </text:list-item>
            <text:list-item>
              <text:p text:style-name="P2"><text:span text:style-name="T53">Trad. roumaine, </text:span><text:span text:style-name="T49">Elveţia sau istoia unui popor fericit</text:span><text:span text:style-name="T53">, par Luminiţa Brăileanu et Angela Martin, Bucureşti, Ed. Univers, 1996, IX, 253 p., coll. Sagittarius, ISBN 9733404020</text:span></text:p>
            </text:list-item>
            <text:list-item>
              <text:p text:style-name="P2"><text:span text:style-name="T37">Trad. italienne, </text:span><text:span text:style-name="T38">La Svizzera : storia di un popolo felice</text:span><text:span text:style-name="T37">, par Emanuele Bernasconi, Locarno, A. Dadò, 1998, XVI, 344 p., coll. I cristalli, 1, ISBN 8886315740.</text:span></text:p>
            </text:list-item>
          </text:list>
        </text:list-item>
        <text:list-item>
          <text:p text:style-name="P2"><text:span text:style-name="T3">[ddr_1965vp_vita-pensiero] </text:span><text:span text:style-name="T6">La Vita e </text:span><text:span text:style-name="T10">il p</text:span><text:span text:style-name="T6">ensiero</text:span><text:span text:style-name="T3">, c</text:span><text:span text:style-name="T1">hoix de textes sur l'Europe, traduits par </text:span><text:span text:style-name="T28">E. Alessio-Malapelle,</text:span><text:span text:style-name="T1"> introduits par S. Locatelli et G. de Florentiis,</text:span><text:span text:style-name="T28"> Milan, Ed. </text:span><text:span text:style-name="T37">Ferro, 1965, coll. Quaderni di Europa Una, 201 p.</text:span></text:p>
          <text:list>
            <text:list-item>
              <text:p text:style-name="P2"><text:span text:style-name="T3">Reprend ?</text:span></text:p>
            </text:list-item>
          </text:list>
        </text:list-item>
        <text:list-item>
          <text:p text:style-name="P2"><text:span text:style-name="T3">[ddr_1965fc_federalisme-culturel] </text:span><text:span text:style-name="T15">Fédéralisme culturel</text:span><text:span text:style-name="T28">, suivi des allocutions prononcées lors des cérémonies du 25</text:span><text:span text:style-name="T147">e</text:span><text:span text:style-name="T28"> anniversaire de l'Institut neuchâtelois, Neuchâtel, Ed. de la Baconnière, 1965, 48 p., coll. Cahiers de l'Institut neuchâtelois, 10</text:span></text:p>
          <text:list>
            <text:list-item>
              <text:p text:style-name="P2"><text:span text:style-name="T42">Trad. italienne, </text:span><text:span text:style-name="T40">Federalismo culturale</text:span><text:span text:style-name="T42">, par Cristina Costantini, Tesserete, Pagine d'arte, 2010, 42 p., coll. Sintomi 20, ISBN 9788896529010.</text:span></text:p>
            </text:list-item>
          </text:list>
        </text:list-item>
        <text:list-item>
          <text:p text:style-name="P2"><text:span text:style-name="T3">[ddr_1968jde_journal-epoque] </text:span><text:span text:style-name="T6">Journal d'une époque : </text:span><text:span text:style-name="T15">(1926-1946)</text:span><text:span text:style-name="T28">, </text:span><text:span text:style-name="T1">Paris, Gallimard, 1968, 598 p.</text:span></text:p>
        </text:list-item>
        <text:list-item>
          <text:p text:style-name="P2"><text:span text:style-name="T3">[ddr_1970cde_cheminement-esprits] </text:span><text:span text:style-name="T15">Le Cheminement des esprits</text:span><text:span text:style-name="T28">, Neuchâtel, Ed. de la Baconnière, 1970, 191 p.</text:span></text:p>
          <text:list>
            <text:list-item>
              <text:p text:style-name="P2"><text:span text:style-name="T28">Présenté comme le t. 2 de </text:span><text:span text:style-name="T15">L'Europe en jeu</text:span><text:span text:style-name="T28">.</text:span></text:p>
            </text:list-item>
            <text:list-item>
              <text:p text:style-name="P2"><text:span text:style-name="T28">Éd. parallèle, comme numéro thématique du </text:span><text:span text:style-name="T15">Bulletin du Centre européen de la culture</text:span><text:span text:style-name="T28">, n° 1-2(1970).</text:span></text:p>
            </text:list-item>
          </text:list>
        </text:list-item>
        <text:list-item>
          <text:p text:style-name="P2"><text:span text:style-name="T3">[ddr_1970udce_un-divers-cite-europennne] </text:span><text:span text:style-name="T6">L'Un et le Divers, ou la cité européenne</text:span><text:span text:style-name="T3">,</text:span><text:span text:style-name="T6"> </text:span><text:span text:style-name="T1">Neuchâtel, La Baconnière, 1970, 64 p., coll. Bibliothèque elzévirienne.</text:span></text:p>
          <text:list>
            <text:list-item>
              <text:p text:style-name="P2"><text:span text:style-name="T37">Trad. italienne </text:span><text:span text:style-name="T38">L'uno e il diverso : per una nuova definizione del federalismo</text:span><text:span text:style-name="T37">, par Renata Feltrin et Giuseppe de Bortoli, Roma, Ed. Lavoro, 1995, LIV, 48 p., coll. I grandi piccoli, 5, ISBN 8879106546.</text:span></text:p>
            </text:list-item>
          </text:list>
        </text:list-item>
        <text:list-item>
          <text:p text:style-name="P2"><text:span text:style-name="T3">[ddr_1970loe_lettre-ouverte-europeenes] </text:span><text:span text:style-name="T6">Lettre ouverte aux Européens</text:span><text:span text:style-name="T3">, </text:span><text:span text:style-name="T1">Paris, Albin Michel, 1970, 213 p., coll. Lettre ouverte.</text:span></text:p>
          <text:list>
            <text:list-item>
              <text:p text:style-name="P2"><text:span text:style-name="T1">Traduction en catalan, 1974, japonais, 1975.</text:span></text:p>
            </text:list-item>
            <text:list-item>
              <text:p text:style-name="P2"><text:span text:style-name="T28">Trad. norvégienne, par Marit Eide Rugland, </text:span><text:span text:style-name="T15">Åpent brev til en europeer</text:span><text:span text:style-name="T28">, Oslo, Elingaard, cop. 1971, 197 p., coll Verden i morgen, ISBN 8250500040.</text:span></text:p>
            </text:list-item>
            <text:list-item>
              <text:p text:style-name="P2"><text:span text:style-name="T28">Trad. grecque, par Takē Chatzēanagnōstou, </text:span><text:span text:style-name="T15">Anoichto gramma stous Eurōpaious</text:span><text:span text:style-name="T28">, Athènes, éd. Díptycho, 1973, 219 p., coll. Seirá Ánoichto gramma.</text:span></text:p>
            </text:list-item>
            <text:list-item>
              <text:p text:style-name="P2"><text:span text:style-name="T61">Trad. portuguaise,</text:span><text:span text:style-name="T63"> </text:span><text:span text:style-name="T61">par Carolina de Oliveira, </text:span><text:span text:style-name="T63">Carta aberta aos Europeus</text:span><text:span text:style-name="T61">, Lisboa, Ed. </text:span><text:span text:style-name="T28">Pórtico, [1975?], 190 p.</text:span></text:p>
            </text:list-item>
            <text:list-item>
              <text:p text:style-name="P2"><text:soft-page-break/><text:span text:style-name="T37">Trad. espagnole, par Robert Comet, </text:span><text:span text:style-name="T38">Salvació : Europa</text:span><text:span text:style-name="T37">, Barcelona, Ed. </text:span><text:span text:style-name="T28">Proa, 1975, 200 p., coll. Col·lecció La Mirada, ISBN 8420948810</text:span></text:p>
            </text:list-item>
            <text:list-item>
              <text:p text:style-name="P2"><text:span text:style-name="T61">Autre trad. espagnole, par Justo G. Beramendi, </text:span><text:span text:style-name="T63">Europeos, uníos!</text:span><text:span text:style-name="T61">, Barcelona, Aymá, 1975, 202 p., coll. </text:span><text:span text:style-name="T37">De todo el mundo, ISBN 8420919144</text:span></text:p>
            </text:list-item>
          </text:list>
        </text:list-item>
        <text:list-item>
          <text:p text:style-name="P2"><text:span text:style-name="T3">[ddr_1972dfso_dirigeants-finalites-societes-occidentales] </text:span><text:span text:style-name="T6">Les Dirigeants et les Finalités de la Société occidentale</text:span><text:span text:style-name="T3">.</text:span><text:span text:style-name="T6"> </text:span><text:span text:style-name="T1">Lausanne, Centre de Recherches Européennes, 1972, 37 p.</text:span></text:p>
        </text:list-item>
        <text:list-item>
          <text:p text:style-name="P2"><text:span text:style-name="T28">[ddr-1974jdef_journal-europen-fragments] </text:span><text:span text:style-name="T15">Journal d'un Européen : fragments 1974</text:span><text:span text:style-name="T28">, Genève, numéro thématique du </text:span><text:span text:style-name="T15">Bulletin du Centre européen de la culture</text:span><text:span text:style-name="T28">, n° 2-3(1974), 62 p.</text:span></text:p>
        </text:list-item>
        <text:list-item>
          <text:p text:style-name="P2"><text:span text:style-name="T28">[ddr_1977aena_avenir-est-notre-affaire] </text:span><text:span text:style-name="T15">L'Avenir est notre affaire</text:span><text:span text:style-name="T28">, Lausanne, Zürich, Ex libris, 1977, 374 p.</text:span></text:p>
          <text:list>
            <text:list-item>
              <text:p text:style-name="P2"><text:span text:style-name="T87">Rééd., Paris, Stock, 1978, 374 p., ISBN 2234007593.</text:span></text:p>
            </text:list-item>
            <text:list-item>
              <text:p text:style-name="P2"><text:span text:style-name="T37">Trad. italienne, </text:span><text:span text:style-name="T38">L'avvenire è nelle nostre mani</text:span><text:span text:style-name="T37">, Roma, Ed. Paoline, 1979, 387 p., coll. Immagini del domani, n° 4.</text:span></text:p>
            </text:list-item>
            <text:list-item>
              <text:p text:style-name="P2"><text:span text:style-name="T53">Trad. allemande, </text:span><text:span text:style-name="T49">Die Zukunft ist unsere Sache</text:span><text:span text:style-name="T53">, par Klaus Schomburg et Sylvia M. Schomburg-Scherff, Stuttgart, E. Klett &amp; J. G. Cotta, 1980, ISBN 312926681X.</text:span></text:p>
            </text:list-item>
            <text:list-item>
              <text:p text:style-name="P2"><text:span text:style-name="T61">Trad. argentine, par Álvaro Torres de Tolosa, </text:span><text:span text:style-name="T63">El porvenir es cosa nuestra</text:span><text:span text:style-name="T61">, Buenos Aires, Ed. Sur, 1980.</text:span></text:p>
            </text:list-item>
            <text:list-item>
              <text:p text:style-name="P2"><text:span text:style-name="T61">Trad. japonaise, par Junitsu Hagii, </text:span><text:span text:style-name="T63">Yōroppajin e no tegami</text:span><text:span text:style-name="T61"> Tōkyō, Kinokuniya Shoten, 1975.</text:span></text:p>
            </text:list-item>
            <text:list-item>
              <text:p text:style-name="P2"><text:span text:style-name="T87">Trad. anglaise, par Anthony J.C. Kerr, </text:span><text:span text:style-name="T89">The future is within us</text:span><text:span text:style-name="T87">, Oxford, New York, Pergamon Press, 1983</text:span></text:p>
            </text:list-item>
            <text:list-item>
              <text:p text:style-name="P2"><text:span text:style-name="T37">Trad. bulgare, par Lilija Staleva, </text:span><text:span text:style-name="T38">Băgeštemo e naša raboma</text:span><text:span text:style-name="T37">, Sofia, Zlamoros, 1997, 335 p., ISBN 954437048X</text:span></text:p>
            </text:list-item>
            <text:list-item>
              <text:p text:style-name="P2"><text:span text:style-name="T37">Trad. serbo-croate, par </text:span><text:span text:style-name="T36">Frano Cetinić,</text:span><text:span text:style-name="T39"> </text:span><text:span text:style-name="T36">Književne novine, </text:span><text:span text:style-name="T39">Budućnost je naša stvar</text:span><text:span text:style-name="T36">, Beograd, 1989.</text:span></text:p>
            </text:list-item>
          </text:list>
        </text:list-item>
        <text:list-item>
          <text:p text:style-name="P348"><text:span text:style-name="T28">[ddr_1979rpe_rapport-peuple-europeen] </text:span><text:span text:style-name="T15">Rapport au peuple européen sur l'état de l'union de l'Europe : 1979</text:span><text:span text:style-name="T28">, par le Groupe Cadmos, réd. par Denis de Rougemont, Paris, Stock, 1979, 186 p., ISBN 2234011078.</text:span></text:p>
          <text:list>
            <text:list-item>
              <text:p text:style-name="P348"><text:span text:style-name="T53">Trad. allemande, par Manfred Siebker, </text:span><text:span text:style-name="T49">Das andere Europa : Bericht der Cadmos-Gruppe an die Europäer</text:span><text:span text:style-name="T53">, München, Kösel, cop. 1980, 135 p., ISBN 346611005X.</text:span></text:p>
            </text:list-item>
            <text:list-item>
              <text:p text:style-name="P348"><text:span text:style-name="T37">Trad. italienne, </text:span><text:span text:style-name="T38">Rapporto al popolo europeo sullo stato dell'unione dell'Europa</text:span><text:span text:style-name="T37">, préfacée par Ugo Ronfani, Milano, Pan ed., 1979, 211 p., coll. Il timone, 90.</text:span></text:p>
            </text:list-item>
            <text:list-item>
              <text:p text:style-name="P348"><text:span text:style-name="T87">Trad. anglaise, </text:span><text:span text:style-name="T89">The state of the union of Europe : report of the Cadmos group to the European</text:span><text:span text:style-name="T87">, trad. par V. Ionescu, Oxford, Pergamon Press, 1979, VIII, 100 p., ISBN 0080244831 et 0080244769.</text:span></text:p>
            </text:list-item>
            <text:list-item>
              <text:p text:style-name="P348"><text:span text:style-name="T28">Trad. néérlandaise, </text:span><text:span text:style-name="T15">Rapport aan het europese volk over het tot stand komen van de europese unie</text:span><text:span text:style-name="T28">, traduit par Joost Adriaans et al., Amsterdam, Fondation européenne de la Culture, 1980, 93 p., ISBN 9070376016.</text:span></text:p>
            </text:list-item>
          </text:list>
        </text:list-item>
        <text:list-item>
          <text:p text:style-name="P2"><text:span text:style-name="T28">[ddr_1988ined_inedits] </text:span><text:span text:style-name="T15">Inédits</text:span><text:span text:style-name="T28">, extraits de cours choisis et présentés par Jean Mantzouranis et François Saint-Ouen, Neuchâtel, Ed. de la Baconnière, 1988, coll. L'évolution du monde et des idées, 246 p., ISBN 2825206180</text:span></text:p>
        </text:list-item>
        <text:list-item>
          <text:p text:style-name="P2"><text:span text:style-name="T28">[ddr_1994oct3_œuvres-completes] </text:span><text:span text:style-name="T15">Œuvres complètes</text:span><text:span text:style-name="T28">, éd. établie et présentée par Christophe Calame, Paris, Ed. de la Différence, 1994, 1 tome (tome 3).</text:span></text:p>
          <text:list>
            <text:list-item>
              <text:p text:style-name="P2"><text:span text:style-name="T28">N'est paru que le t. 3, en deux volumes : </text:span><text:span text:style-name="T15">Ecrits sur l'Europe</text:span><text:span text:style-name="T28">, vol. 1, ISBN </text:span><text:soft-page-break/><text:span text:style-name="T28">2729108785 ; vol. 2, ISBN 2729108793</text:span></text:p>
            </text:list-item>
          </text:list>
        </text:list-item>
        <text:list-item>
          <text:p text:style-name="P2"><text:span text:style-name="T77">[ddr_2010fpe_federalisme-personalisme-ecumenisme] </text:span><text:span text:style-name="T8">Federalisme, personalisme, ecumenisme : la inspiració europea</text:span><text:span text:style-name="T77">, anthologie traduite par Joan Alfred Martinez i Segui, Paiporta, Denes, 2010, 147 p., coll. Col.lecció rent 8, ISBN 9788492768424.</text:span></text:p>
          <text:list>
            <text:list-item>
              <text:p text:style-name="P2"><text:span text:style-name="T77">Choix de textes provenant de </text:span><text:span text:style-name="T8">La part du Diable</text:span><text:span text:style-name="T77">, </text:span><text:span text:style-name="T8">Définition de la personne</text:span><text:span text:style-name="T77"> et </text:span><text:span text:style-name="T8">Fédéralisme, personnalisme et œcuménisme</text:span><text:span text:style-name="T77">.</text:span></text:p>
            </text:list-item>
          </text:list>
        </text:list-item>
      </text:list>
      <text:p text:style-name="P345"/>
      <text:p text:style-name="P345"/>
      <text:p text:style-name="P345"/>
      <text:p text:style-name="P345"/>
      <text:p text:style-name="P345"/>
      <text:h text:style-name="Heading_20_1" text:outline-level="1"><text:span text:style-name="T191">Publications en revues et collectifs</text:span></text:h>
      <text:p text:style-name="P345"/>
      <text:p text:style-name="P345"/>
      <text:list xml:id="list835032063" text:style-name="WWNum1">
        <text:list-item>
          <text:p text:style-name="P3"><text:span text:style-name="T3">[ddr_1924-02-24sl] </text:span><text:span text:style-name="T28">« M. de Montherlant, le sport et les Jésuites », </text:span><text:span text:style-name="T15">La Semaine littéraire</text:span><text:span text:style-name="T28">, Genève, n° 1571(9 février 1924), p. 63-65.</text:span></text:p>
        </text:list-item>
        <text:list-item>
          <text:p text:style-name="P3"><text:span text:style-name="T3">[ddr_1924-10-30fan] « [</text:span><text:span text:style-name="T31">Recension de la conférence « Les "ismes" dans la peinture moderne » de Conrad Meili] », </text:span><text:span text:style-name="T18">Feuille d’Avis de Neuchâtel</text:span><text:span text:style-name="T31">, n° 254(30 octobre 1924), p. 6.</text:span></text:p>
          <text:list>
            <text:list-item>
              <text:p text:style-name="P3"><text:span text:style-name="T31">Bien que le feuillet mentionné donne la date de novembre 1925, il s’agit d’une confusion de Rougemont. Une carte postale de Meili du 3 novembre 1924 le confirme. </text:span></text:p>
            </text:list-item>
            <text:list-item>
              <text:p text:style-name="P3"><text:span text:style-name="T31">URL : </text:span><text:a xlink:type="simple" xlink:href="http://www.lexpressarchives.ch/Repository/ml.asp?Ref=RVhQLzE5MjQvMTAvMzAjQXIwMDYwMw==&amp;Mode=Gif&amp;Locale=french-skin-custom" text:style-name="ListLabel_20_371" text:visited-style-name="ListLabel_20_371"><text:span text:style-name="Internet_20_link"><text:span text:style-name="T31">http://www.lexpressarchives.ch/Repository/ml.asp?Ref=RVhQLzE5MjQvMTAvMzAjQXIwMDYwMw==&amp;Mode=Gif&amp;Locale=french-skin-custom</text:span></text:span></text:a></text:p>
            </text:list-item>
          </text:list>
        </text:list-item>
        <text:list-item>
          <text:p text:style-name="P3"><text:span text:style-name="T3">[ddr_1925-03burg] « [</text:span><text:span text:style-name="T101">Recension de </text:span><text:span text:style-name="T6">Chant funèbre pour les </text:span><text:span text:style-name="T24">morts</text:span><text:span text:style-name="T104"> </text:span><text:span text:style-name="T6">de Verdun</text:span><text:span text:style-name="T101"> de </text:span><text:span text:style-name="T1">Henry de Montherlant] », </text:span><text:span text:style-name="T6">Bibliothèque universelle et Revue de Genève</text:span><text:span text:style-name="T3">,</text:span><text:span text:style-name="T6"> </text:span><text:span text:style-name="T1">mars 1925, p. 380-382.</text:span></text:p>
        </text:list-item>
        <text:list-item>
          <text:p text:style-name="P3"><text:span text:style-name="T3">[ddr_1925-06burg] « [</text:span><text:span text:style-name="T101">Recension de </text:span><text:span text:style-name="T6">Manifeste du surréalisme</text:span><text:span text:style-name="T3"> et </text:span><text:span text:style-name="T6">Poisson soluble</text:span><text:span text:style-name="T3"> d'</text:span><text:span text:style-name="T1">André Breton] », </text:span><text:span text:style-name="T6">Bibliothèque universelle et Revue de Genève, </text:span><text:span text:style-name="T1">juin 1925, p. 775-776.</text:span></text:p>
        </text:list-item>
        <text:list-item>
          <text:p text:style-name="P3"><text:span text:style-name="T3">[ddr_1925-08burg] « [Recension de </text:span><text:span text:style-name="T6">Van Gogh</text:span><text:span text:style-name="T1"> de Paul Coling] », </text:span><text:span text:style-name="T6">Bibliothèque universelle et Revue de Genève</text:span><text:span text:style-name="T3">,</text:span><text:span text:style-name="T6"> </text:span><text:span text:style-name="T1">août 1925, p. 1033.</text:span></text:p>
        </text:list-item>
        <text:list-item>
          <text:p text:style-name="P3"><text:span text:style-name="T3">[ddr_1925-09burg] « [</text:span><text:span text:style-name="T101">Recension de </text:span><text:span text:style-name="T6">Le Tarramagnou</text:span><text:span text:style-name="T101"> de </text:span><text:span text:style-name="T1">Lucien Fabre] », </text:span><text:span text:style-name="T6">Bibliothèque universelle et Revue de Genève</text:span><text:span text:style-name="T3">,</text:span><text:span text:style-name="T6"> </text:span><text:span text:style-name="T1">septembre 1925, p. 1151-1152.</text:span></text:p>
        </text:list-item>
        <text:list-item>
          <text:p text:style-name="P3"><text:span text:style-name="T3">[ddr_1925-09burg] « [Recension du numéro thématique </text:span><text:span text:style-name="T5">Les Appels de l'Orient</text:span><text:span text:style-name="T1">, des </text:span><text:span text:style-name="T6">Cahiers du Mois</text:span><text:span text:style-name="T3">,</text:span><text:span text:style-name="T6"> </text:span><text:span text:style-name="T1">n° 9-10] », </text:span><text:span text:style-name="T6">Bibliothèque universelle et Revue de Genève</text:span><text:span text:style-name="T3">,</text:span><text:span text:style-name="T6"> </text:span><text:span text:style-name="T1">septembre 1925, p. 1152-1154.</text:span></text:p>
        </text:list-item>
        <text:list-item>
          <text:p text:style-name="P3"><text:span text:style-name="T3">[ddr_1925-09burg] « [</text:span><text:span text:style-name="T1">Recension de l'</text:span><text:span text:style-name="T6">Almanach 1925</text:span><text:span text:style-name="T3"> du </text:span><text:span text:style-name="T1">S. Fischer Verlag] », </text:span><text:span text:style-name="T6">Bibliothèque universelle et Revue de Genève</text:span><text:span text:style-name="T3">,</text:span><text:span text:style-name="T6"> </text:span><text:span text:style-name="T1">septembre 1925, p. 1162-1163.</text:span></text:p>
        </text:list-item>
        <text:list-item>
          <text:p text:style-name="P1"><text:span text:style-name="T3">[ddr_1925-09burg] « [</text:span><text:span text:style-name="T1">Recension de </text:span><text:span text:style-name="T6">Tentative de solitude</text:span><text:span text:style-name="T3"> de </text:span><text:span text:style-name="T1">Jean Prévost] », </text:span><text:span text:style-name="T6">Bibliothèque universelle et Revue de Genève</text:span><text:span text:style-name="T3">, </text:span><text:span text:style-name="T1">septembre 1925, p. 1156-1157.</text:span></text:p>
        </text:list-item>
        <text:list-item>
          <text:p text:style-name="P3"><text:span text:style-name="T3">[ddr_1925-09burg] « [Recension de </text:span><text:span text:style-name="T6">Der Gute Weg</text:span><text:span text:style-name="T3"> d'</text:span><text:span text:style-name="T1">Otto Flake] », </text:span><text:span text:style-name="T6">Bibliothèque universelle et Revue de Genève</text:span><text:span text:style-name="T3">, </text:span><text:span text:style-name="T1">septembre 1925, p. 1163.</text:span></text:p>
        </text:list-item>
        <text:list-item>
          <text:p text:style-name="P3"><text:span text:style-name="T3">[ddr_1925-09burg] « [</text:span><text:span text:style-name="T1">Recension de </text:span><text:span text:style-name="T6">Trois nouvelles exemplaires et prologue</text:span><text:span text:style-name="T3"> de </text:span><text:span text:style-name="T1">Miguel de Unamuno] », </text:span><text:span text:style-name="T6">Bibliothèque universelle et Revue de Genève</text:span><text:span text:style-name="T3">,</text:span><text:span text:style-name="T6"> </text:span><text:span text:style-name="T1">septembre 1925, p. 1164.</text:span></text:p>
        </text:list-item>
        <text:list-item>
          <text:p text:style-name="P3"><text:soft-page-break/><text:span text:style-name="T3">[ddr_1925-10burg] « [</text:span><text:span text:style-name="T1">Recension d'</text:span><text:span text:style-name="T6">Alexandre Vinet, historien de la pensée protestante</text:span><text:span text:style-name="T3"> d'</text:span><text:span text:style-name="T1">Ernest Seillière] », </text:span><text:span text:style-name="T6">Bibliothèque universelle et Revue de Genève</text:span><text:span text:style-name="T3">,</text:span><text:span text:style-name="T6"> </text:span><text:span text:style-name="T1">octobre 1925, p. 1197-1198.</text:span></text:p>
        </text:list-item>
        <text:list-item>
          <text:p text:style-name="P3"><text:span text:style-name="T3">[ddr_1925-12burg] « [</text:span><text:span text:style-name="T1">Recension de </text:span><text:span text:style-name="T6">Gravitations</text:span><text:span text:style-name="T3"> de </text:span><text:span text:style-name="T1">Jean Supervielle] », </text:span><text:span text:style-name="T6">Bibliothèque universelle et Revue de Genève</text:span><text:span text:style-name="T3">, </text:span><text:span text:style-name="T1">décembre 1925, p. 1560.</text:span></text:p>
        </text:list-item>
        <text:list-item>
          <text:p text:style-name="P3"><text:span text:style-name="T3">[ddr_1925-12burg] « [</text:span><text:span text:style-name="T1">Recension de </text:span><text:span text:style-name="T6">L'Ile des bardes : n</text:span><text:span text:style-name="T5">otes sur la littérature irlandaise contemporaine</text:span><text:span text:style-name="T1"> de Simone Téry] », </text:span><text:span text:style-name="T6">Bibliothèque universelle et Revue de Genève</text:span><text:span text:style-name="T3">, </text:span><text:span text:style-name="T1">décembre 1925, p. 1567.</text:span></text:p>
        </text:list-item>
        <text:list-item>
          <text:p text:style-name="P3"><text:span text:style-name="T3">[ddr_1925-12burg] « [</text:span><text:span text:style-name="T1">Recension de </text:span><text:span text:style-name="T6">La Cité secrète</text:span><text:span text:style-name="T3"> de </text:span><text:span text:style-name="T1">Hugh Walpole] », </text:span><text:span text:style-name="T6">Bibliothèque universelle et Revue de Genève</text:span><text:span text:style-name="T3">, </text:span><text:span text:style-name="T1">décembre 1925, p. 1567-1568.</text:span></text:p>
        </text:list-item>
        <text:list-item>
          <text:p text:style-name="P3"><text:span text:style-name="T3">[ddr_1926-02-02slb] « [</text:span><text:span text:style-name="T31">Recension de la conférence « Sur le saint » de René Guisan] », </text:span><text:span text:style-name="T18">Suisse libérale</text:span><text:span text:style-name="T31">, n° 26(2 février 1926), p. 2.</text:span></text:p>
        </text:list-item>
        <text:list-item>
          <text:p text:style-name="P3"><text:span text:style-name="T3">[ddr_1926-03burg]</text:span><text:span text:style-name="T1"> « Adieu, beau désordre », </text:span><text:span text:style-name="T6">Bibliothèque universelle et Revue de Genève</text:span><text:span text:style-name="T3">,</text:span><text:span text:style-name="T1"> n° 214(mars 1926), p. 311-319.</text:span></text:p>
          <text:list>
            <text:list-item>
              <text:p text:style-name="P3"><text:span text:style-name="T1">Rééd., </text:span><text:span text:style-name="T173">Itinéraire d'un penseur engagé</text:span><text:span text:style-name="T179">, numéro thématique du </text:span><text:span text:style-name="T173">Bulletin du Centre Européen pour la Culture</text:span><text:span text:style-name="T179">, n° 3(1977), p. </text:span><text:span text:style-name="T1">19-26.</text:span></text:p>
            </text:list-item>
          </text:list>
        </text:list-item>
        <text:list-item>
          <text:p text:style-name="P3"><text:span text:style-name="T3">[ddr_1926-04burg] « [</text:span><text:span text:style-name="T1">Recension de </text:span><text:span text:style-name="T6">Paulina 1880</text:span><text:span text:style-name="T3"> de </text:span><text:span text:style-name="T1">Pierre-Jean Jouve] », </text:span><text:span text:style-name="T6">Bibliothèque universelle et Revue de Genève</text:span><text:span text:style-name="T3">, n° 215(</text:span><text:span text:style-name="T1">avril 1926), p. 530-531.</text:span></text:p>
        </text:list-item>
        <text:list-item>
          <text:p text:style-name="P3"><text:span text:style-name="T3">[ddr_1926-04burg] « [</text:span><text:span text:style-name="T1">Recension de </text:span><text:span text:style-name="T6">La Folie de l'espace</text:span><text:span text:style-name="T3"> d'</text:span><text:span text:style-name="T1">Alix de Watteville] », </text:span><text:span text:style-name="T6">Bibliothèque universelle et Revue de Genève</text:span><text:span text:style-name="T3">, n° 215(</text:span><text:span text:style-name="T1">avril 1926), p. 531.</text:span></text:p>
        </text:list-item>
        <text:list-item>
          <text:p text:style-name="P3"><text:span text:style-name="T3">[ddr_1926-04-07slb] </text:span><text:span text:style-name="T31">« Conférence d’Aubonne », </text:span><text:span text:style-name="T18">Suisse libérale</text:span><text:span text:style-name="T31">, n° 78(7 avril 1926), p. 2.</text:span></text:p>
          <text:list>
            <text:list-item>
              <text:p text:style-name="P3"><text:span text:style-name="T31">Signé de la seule abréviation </text:span><text:span text:style-name="T18">stud. litt</text:span><text:span text:style-name="T31">.</text:span></text:p>
            </text:list-item>
            <text:list-item>
              <text:p text:style-name="P3"><text:span text:style-name="T31">Recension de « Dieu et la pensée moderne », conférence d’Aubonne, 22-25 mars 1926, organisée par l’Association chrétienne d’étudiants de la Suisse romande.</text:span></text:p>
            </text:list-item>
          </text:list>
        </text:list-item>
        <text:list-item>
          <text:p text:style-name="P3"><text:span text:style-name="T3">[ddr_1926-05burg] « [</text:span><text:span text:style-name="T1">Recension de </text:span><text:span text:style-name="T6">Spicilège</text:span><text:span text:style-name="T3"> de </text:span><text:span text:style-name="T1">Wilfred Chopard] », </text:span><text:span text:style-name="T6">Bibliothèque universelle et Revue de Genève</text:span><text:span text:style-name="T3">, n° 216(</text:span><text:span text:style-name="T1">mai 1926), p. 661.</text:span></text:p>
        </text:list-item>
        <text:list-item>
          <text:p text:style-name="P3"><text:span text:style-name="T3">[ddr_1926-05burg] « [</text:span><text:span text:style-name="T1">Recension de </text:span><text:span text:style-name="T6">L'Athée</text:span><text:span text:style-name="T1"> de Cécile-Claire Rivier] », </text:span><text:span text:style-name="T6">Bibliothèque universelle et Revue de Genève</text:span><text:span text:style-name="T3">, n° 216(</text:span><text:span text:style-name="T1">mai 1926), p. 661.</text:span></text:p>
        </text:list-item>
        <text:list-item>
          <text:p text:style-name="P3"><text:span text:style-name="T3">[ddr_1926-05burg] « [</text:span><text:span text:style-name="T1">Recension de </text:span><text:span text:style-name="T6">Rappel à l'ordre</text:span><text:span text:style-name="T1"> de Jean Cocteau] », </text:span><text:span text:style-name="T6">Bibliothèque universelle et Revue de Genève</text:span><text:span text:style-name="T3">, n° 216(</text:span><text:span text:style-name="T1">mai 1926), p. 661-662.</text:span></text:p>
        </text:list-item>
        <text:list-item>
          <text:p text:style-name="P3"><text:span text:style-name="T3">[ddr_1926-05burg] « [</text:span><text:span text:style-name="T1">Recension de </text:span><text:span text:style-name="T6">Mon corps et moi</text:span><text:span text:style-name="T1"> de René Crevel] », </text:span><text:span text:style-name="T6">Bibliothèque universelle et Revue de Genève</text:span><text:span text:style-name="T3">, n° 216(</text:span><text:span text:style-name="T1">mai 1926), p. 662-663.</text:span></text:p>
        </text:list-item>
        <text:list-item>
          <text:p text:style-name="P3"><text:span text:style-name="T3">[ddr_1926-05lv] </text:span><text:span text:style-name="T31">« Atmosphère d’Aubonne », </text:span><text:span text:style-name="T18">Lux et Vita : nouvelles de l’Association chrétienne suisse d’étudiants</text:span><text:span text:style-name="T31">, mai 1926, pp. 44-45.</text:span></text:p>
          <text:list>
            <text:list-item>
              <text:p text:style-name="P3"><text:span text:style-name="T31">Recension de « Dieu et la pensée moderne », conférence d’Aubonne, 22-25 mars 1926, organisée par l’Association chrétienne d’étudiants de la Suisse romande.</text:span></text:p>
            </text:list-item>
          </text:list>
        </text:list-item>
        <text:list-item>
          <text:p text:style-name="P3"><text:span text:style-name="T3">[ddr_1926-06cm] </text:span><text:span text:style-name="T28">« Confession tendancieuse », </text:span><text:span text:style-name="T15">Examen de conscience</text:span><text:span text:style-name="T28">, numéro thématique des </text:span><text:span text:style-name="T15">Cahiers du mois</text:span><text:span text:style-name="T28">, n° 21-22([juin]1926), p. 144-148.</text:span></text:p>
        </text:list-item>
        <text:list-item>
          <text:p text:style-name="P3"><text:span text:style-name="T3">[ddr_1926-06burg] « [</text:span><text:span text:style-name="T1">Recension d'</text:span><text:span text:style-name="T6">Urbanisme</text:span><text:span text:style-name="T1"> de Le Corbusier] », </text:span><text:span text:style-name="T6">Bibliothèque universelle et Revue de Genève</text:span><text:span text:style-name="T3">, n° 217(</text:span><text:span text:style-name="T1">juin 1926), p. 797-798.</text:span></text:p>
        </text:list-item>
        <text:list-item>
          <text:p text:style-name="P3"><text:span text:style-name="T3">[ddr_1926-07-10sl] « [</text:span><text:span text:style-name="T1">Recension des </text:span><text:span text:style-name="T5">Bestiaires</text:span><text:span text:style-name="T1"> de Henry de Montherlant] », </text:span><text:span text:style-name="T6">La Semaine littéraire</text:span><text:span text:style-name="T3">, </text:span><text:span text:style-name="T1">Genève, n° 1697(10 juillet 1926), p. 335. </text:span></text:p>
          <text:list>
            <text:list-item>
              <text:p text:style-name="P3"><text:span text:style-name="T1">Texte différent de celui publié en septembre dans la</text:span><text:span text:style-name="T6"> Bibliothèque universelle et Revue de Genève</text:span><text:span text:style-name="T3">.</text:span></text:p>
            </text:list-item>
          </text:list>
        </text:list-item>
        <text:list-item>
          <text:p text:style-name="P3"><text:span text:style-name="T3">[ddr_1926-07-16jg] « [</text:span><text:span text:style-name="T1">Recension du </text:span><text:span text:style-name="T6">Dépaysement oriental </text:span><text:span text:style-name="T3">de </text:span><text:span text:style-name="T1">Robert de Traz] », </text:span><text:span text:style-name="T6">Journal de Genève</text:span><text:span text:style-name="T3">, n° 192(</text:span><text:span text:style-name="T1">16 juillet 1926), p. 1.</text:span></text:p>
          <text:list>
            <text:list-item>
              <text:p text:style-name="P331"><text:soft-page-break/><text:span text:style-name="T106">URL : </text:span><text:a xlink:type="simple" xlink:href="http://www.letempsarchives.ch/page/JDG_1926_07_16/1" text:style-name="ListLabel_20_372" text:visited-style-name="ListLabel_20_372"><text:span text:style-name="Internet_20_link"><text:span text:style-name="T106">http://www.letempsarchives.ch/page/JDG_1926_07_16/1</text:span></text:span></text:a></text:p>
            </text:list-item>
          </text:list>
        </text:list-item>
        <text:list-item>
          <text:p text:style-name="P3"><text:span text:style-name="T3">[ddr_1926-07burg] « [</text:span><text:span text:style-name="T1">Recension de </text:span><text:span text:style-name="T6">Messages</text:span><text:span text:style-name="T1"> de Ramon Fernandez] », </text:span><text:span text:style-name="T6">Bibliothèque universelle et Revue de Genève</text:span><text:span text:style-name="T3">, n° 218(</text:span><text:span text:style-name="T1">juillet 1926), p. 124-125.</text:span></text:p>
        </text:list-item>
        <text:list-item>
          <text:p text:style-name="P3"><text:span text:style-name="T3">[ddr_1926-09burg] « [</text:span><text:span text:style-name="T1">Recension des </text:span><text:span text:style-name="T5">Bestiaires</text:span><text:span text:style-name="T1"> de Henry de Montherlant] », </text:span><text:span text:style-name="T6">Bibliothèque universelle et Revue de Genève</text:span><text:span text:style-name="T3">,</text:span><text:span text:style-name="T6"> </text:span><text:span text:style-name="T1">septembre 1926, p. 397-398.</text:span></text:p>
          <text:list>
            <text:list-item>
              <text:p text:style-name="P3"><text:span text:style-name="T1">Texte différent de celui publié en juillet dans la </text:span><text:span text:style-name="T5">Semaine littéraire</text:span><text:span text:style-name="T1">.</text:span></text:p>
            </text:list-item>
          </text:list>
        </text:list-item>
        <text:list-item>
          <text:p text:style-name="P3"><text:span text:style-name="T3">[ddr_1926-11-13sl] </text:span><text:span text:style-name="T1">« Soir de Florence », </text:span><text:span text:style-name="T6">La Semaine littéraire</text:span><text:span text:style-name="T3">,</text:span><text:span text:style-name="T6"> </text:span><text:span text:style-name="T1">Genève, n° 1715(13 novembre 1926), p. 547-548.</text:span></text:p>
        </text:list-item>
        <text:list-item>
          <text:p text:style-name="P3"><text:span text:style-name="T3">[ddr_1926-12burg] « [</text:span><text:span text:style-name="T1">Recension de </text:span><text:span text:style-name="T6">La Croisière indécise </text:span><text:span text:style-name="T3">de </text:span><text:span text:style-name="T1">Jacques Spitz] », </text:span><text:span text:style-name="T6">Bibliothèque universelle et Revue de Genève</text:span><text:span text:style-name="T3">,</text:span><text:span text:style-name="T6"> </text:span><text:span text:style-name="T1">décembre 1926 p. 810.</text:span></text:p>
        </text:list-item>
        <text:list-item>
          <text:p text:style-name="P3"><text:span text:style-name="T3">[ddr_1926-12burg] « [</text:span><text:span text:style-name="T1">Recension de </text:span><text:span text:style-name="T6">L'Iroquois</text:span><text:span text:style-name="T3"> d'</text:span><text:span text:style-name="T1">Alfred Coling] », </text:span><text:span text:style-name="T6">Bibliothèque universelle et Revue de Genève</text:span><text:span text:style-name="T3">, </text:span><text:span text:style-name="T1">décembre 1926, p. 811.</text:span></text:p>
        </text:list-item>
        <text:list-item>
          <text:p text:style-name="P3"><text:span text:style-name="T3">[ddr_1926-12burg] « [</text:span><text:span text:style-name="T1">Recension de </text:span><text:span text:style-name="T6">La Tentation de l'Occident</text:span><text:span text:style-name="T3"> d'</text:span><text:span text:style-name="T1">André Malraux] », </text:span><text:span text:style-name="T6">Bibliothèque universelle et Revue de Genève, </text:span><text:span text:style-name="T1">décembre 1926, p. 812.</text:span></text:p>
        </text:list-item>
        <text:list-item>
          <text:p text:style-name="P3"><text:span text:style-name="T3">[ddr_1926-12rbl] </text:span><text:span text:style-name="T1">« Avant-propos », </text:span><text:span text:style-name="T6">Revue de Belles-Lettres</text:span><text:span text:style-name="T3">,</text:span><text:span text:style-name="T6"> </text:span><text:span text:style-name="T1">Neuchâtel, n° 1(décembre 1926), p. 3-5.</text:span></text:p>
          <text:list>
            <text:list-item>
              <text:p text:style-name="P3"><text:span text:style-name="T1">Rédigé au nom du Comité central.</text:span></text:p>
            </text:list-item>
          </text:list>
        </text:list-item>
        <text:list-item>
          <text:p text:style-name="P3"><text:span text:style-name="T3">[ddr_1926-12rbl] </text:span><text:span text:style-name="T28">« Paradoxe de la sincérité », </text:span><text:span text:style-name="T15">Revue de Belles-Lettres</text:span><text:span text:style-name="T28">, n° 1(décembre 1926), p. 13-25.</text:span></text:p>
        </text:list-item>
        <text:list-item>
          <text:p text:style-name="P3"><text:span text:style-name="T3">[ddr_1927-01rbl] </text:span><text:span text:style-name="T1">« Billets aigre-doux », </text:span><text:span text:style-name="T5">Revue de Belles-Lettres</text:span><text:span text:style-name="T1">, n° 2(janvier 1927), p. 40.</text:span></text:p>
          <text:list>
            <text:list-item>
              <text:p text:style-name="P3"><text:span text:style-name="T1">Sous le pseudonyme de Julien Domingue.</text:span></text:p>
            </text:list-item>
          </text:list>
        </text:list-item>
        <text:list-item>
          <text:p text:style-name="P3"><text:span text:style-name="T3">[ddr_1927-01rbl] </text:span><text:span text:style-name="T28">« L'individu atteint de strabisme : conte métaphysique », </text:span><text:span text:style-name="T15">Revue de Belles-Lettres</text:span><text:span text:style-name="T28">, n° 2(janvier 1927), p. 54-55.</text:span></text:p>
          <text:list>
            <text:list-item>
              <text:p text:style-name="P3"><text:span text:style-name="T28">Sous le pseudonyme de Salomon de Crac.</text:span></text:p>
            </text:list-item>
          </text:list>
        </text:list-item>
        <text:list-item>
          <text:p text:style-name="P3"><text:span text:style-name="T3">[ddr_1927-01rbl] </text:span><text:span text:style-name="T28">« Echos », </text:span><text:span text:style-name="T15">Revue de Belles-Lettres</text:span><text:span text:style-name="T28">, n° 2(janvier 1921), p. 61-62.</text:span></text:p>
          <text:list>
            <text:list-item>
              <text:p text:style-name="P3"><text:span text:style-name="T28">Rédigé pour le comité de rédaction.</text:span></text:p>
            </text:list-item>
          </text:list>
        </text:list-item>
        <text:list-item>
          <text:p text:style-name="P3"><text:span text:style-name="T3">[ddr_1927-01burg] « [</text:span><text:span text:style-name="T1">Recension du </text:span><text:span text:style-name="T6">Paysan de Paris</text:span><text:span text:style-name="T3"> de </text:span><text:span text:style-name="T1">Louis Aragon] », </text:span><text:span text:style-name="T6">Bibliothèque universelle et Revue de Genève</text:span><text:span text:style-name="T3">, </text:span><text:span text:style-name="T1">janvier </text:span><text:span text:style-name="T3">1927, p. 123-124.</text:span></text:p>
        </text:list-item>
        <text:list-item>
          <text:p text:style-name="P3"><text:span text:style-name="T3">[ddr_1927-02rbl] </text:span><text:span text:style-name="T28">« Lettre du survivant », </text:span><text:span text:style-name="T15">Revue de Belles-Lettres</text:span><text:span text:style-name="T28">, n° 3(février 1927), p. 67-72.</text:span></text:p>
          <text:list>
            <text:list-item>
              <text:p text:style-name="P3"><text:span text:style-name="T28">Sous le pseudonyme d'Arthur. </text:span></text:p>
            </text:list-item>
          </text:list>
        </text:list-item>
        <text:list-item>
          <text:p text:style-name="P3"><text:span text:style-name="T3">[ddr_1927-02rbl] </text:span><text:span text:style-name="T28">« Orphée sans charme », </text:span><text:span text:style-name="T15">Revue de Belles-Lettres</text:span><text:span text:style-name="T28">, n° 3(février 1927), p. 85-87.</text:span></text:p>
          <text:list>
            <text:list-item>
              <text:p text:style-name="P3"><text:span text:style-name="T28">Une réponse d'Elie Gagnebin paraît dans le n° 4, p. 122-123</text:span></text:p>
            </text:list-item>
            <text:list-item>
              <text:p text:style-name="P3"><text:span text:style-name="T28">[ddr_1927-05rbl] A. R., auteur d'un autre article sur la pièce de Cocteau, répond encore une fois, dans le n° 5, p. 154, réponse à laquelle Denis de Rougemont ajoute un mot.</text:span></text:p>
            </text:list-item>
          </text:list>
        </text:list-item>
        <text:list-item>
          <text:p text:style-name="P3"><text:span text:style-name="T3">[ddr_1927-02rbl] </text:span><text:span text:style-name="T28">« L'autre œil », </text:span><text:span text:style-name="T15">Revue de Belles-Lettres</text:span><text:span text:style-name="T28">, n° 3(février 1927), p. 186-187.</text:span></text:p>
          <text:list>
            <text:list-item>
              <text:p text:style-name="P3"><text:span text:style-name="T28">Sous le pseudonyme de Topinet. </text:span></text:p>
            </text:list-item>
          </text:list>
        </text:list-item>
        <text:list-item>
          <text:p text:style-name="P3"><text:span text:style-name="T3">[ddr_1927-02burg] « [</text:span><text:span text:style-name="T1">Recension de </text:span><text:span text:style-name="T6">Montclar</text:span><text:span text:style-name="T3"> de </text:span><text:span text:style-name="T1">Guy de Pourtalès] », </text:span><text:span text:style-name="T6">Bibliothèque universelle et Revue de Genève</text:span><text:span text:style-name="T3">,</text:span><text:span text:style-name="T6"> </text:span><text:span text:style-name="T1">février 1927, p. 257.</text:span></text:p>
        </text:list-item>
        <text:list-item>
          <text:p text:style-name="P3"><text:span text:style-name="T3">[ddr_1927-02burg] « [Recension de </text:span><text:span text:style-name="T6">Maladère</text:span><text:span text:style-name="T3"> de </text:span><text:span text:style-name="T1">Bernard Barbey] », </text:span><text:span text:style-name="T6">Bibliothèque universelle et Revue de Genève</text:span><text:span text:style-name="T3">,</text:span><text:span text:style-name="T6"> </text:span><text:span text:style-name="T1">février 1927, p. 265.</text:span></text:p>
        </text:list-item>
        <text:list-item>
          <text:p text:style-name="P3"><text:span text:style-name="T3">[ddr_1926-02-16fan] « [</text:span><text:span text:style-name="T31">Recension de la conférence « La Révocation de l’Édit de Nantes » d’Edmond Esmonin] », </text:span><text:span text:style-name="T18">Feuille d’Avis de Neuchâtel</text:span><text:span text:style-name="T31">, n° 39(16 février 1927), p. 8. </text:span></text:p>
          <text:list>
            <text:list-item>
              <text:p text:style-name="P3"><text:span text:style-name="T31">URL : </text:span><text:a xlink:type="simple" xlink:href="http://www.lexpressarchives.ch/olive/apa/swisssnp_fr/SharedView.Article.aspx?href=EXP%2F1927%2F02%2F16&amp;id=Ar00800&amp;sk=A585431D" text:style-name="ListLabel_20_371" text:visited-style-name="ListLabel_20_371"><text:span text:style-name="Internet_20_link"><text:span text:style-name="T31">http://www.lexpressarchives.ch/olive/apa/swisssnp_fr/</text:span></text:span></text:a><text:soft-page-break/><text:a xlink:type="simple" xlink:href="http://www.lexpressarchives.ch/olive/apa/swisssnp_fr/SharedView.Article.aspx?href=EXP%2F1927%2F02%2F16&amp;id=Ar00800&amp;sk=A585431D" text:style-name="ListLabel_20_371" text:visited-style-name="ListLabel_20_371"><text:span text:style-name="Internet_20_link"><text:span text:style-name="T31">SharedView.Article.aspx?href=EXP%2F1927%2F02%2F16&amp;id=Ar00800&amp;sk=A585431D</text:span></text:span></text:a></text:p>
            </text:list-item>
          </text:list>
        </text:list-item>
        <text:list-item>
          <text:p text:style-name="P3"><text:span text:style-name="T3">[ddr_1927-03rbl] </text:span><text:span text:style-name="T28">« </text:span><text:span text:style-name="T15">Entr'acte</text:span><text:span text:style-name="T28"> de René Clair, ou L'éloge du Miracle », </text:span><text:span text:style-name="T15">Revue de Belles-Lettres</text:span><text:span text:style-name="T28">, n° 4(mars 1927), p. 124-127.</text:span></text:p>
        </text:list-item>
        <text:list-item>
          <text:p text:style-name="P3"><text:span text:style-name="T3">[ddr_1927-03burg] « [</text:span><text:span text:style-name="T1">Recension de </text:span><text:span text:style-name="T5">O</text:span><text:span text:style-name="T1"> </text:span><text:span text:style-name="T6">Toi que j'eusse aimée...</text:span><text:span text:style-name="T3"> d'</text:span><text:span text:style-name="T1">Edmond Jaloux] », </text:span><text:span text:style-name="T6">Bibliothèque universelle et Revue de Genève</text:span><text:span text:style-name="T3">,</text:span><text:span text:style-name="T6"> </text:span><text:span text:style-name="T1">mars 1927, p. 387-388.</text:span></text:p>
        </text:list-item>
        <text:list-item>
          <text:p text:style-name="P3"><text:span text:style-name="T3">[ddr_1927-04werk] </text:span><text:span text:style-name="T34">« Jeunes artistes neuchâtelois », </text:span><text:span text:style-name="T20">Das Werk</text:span><text:span text:style-name="T34">, vol. 14, cahier 4(avril 1927), p. 123-129.</text:span></text:p>
          <text:list>
            <text:list-item>
              <text:p text:style-name="P3"><text:span text:style-name="T34">URL : </text:span><text:a xlink:type="simple" xlink:href="http://dx.doi.org/10.5169/seals-86267" text:style-name="ListLabel_20_373" text:visited-style-name="ListLabel_20_373"><text:span text:style-name="Internet_20_link"><text:span text:style-name="T34">http://dx.doi.org/10.5169/seals-86267</text:span></text:span></text:a></text:p>
            </text:list-item>
          </text:list>
        </text:list-item>
        <text:list-item>
          <text:p text:style-name="P3"><text:span text:style-name="T3">[ddr_1927-04rbl] </text:span><text:span text:style-name="T28">« Louis Aragon, le beau prétexte », </text:span><text:span text:style-name="T15">Revue de Belles-Lettres</text:span><text:span text:style-name="T28">, n° 5(avril 1927), p. 131-144.</text:span></text:p>
        </text:list-item>
        <text:list-item>
          <text:p text:style-name="P3"><text:span text:style-name="T3">[ddr_1927-04rbl] </text:span><text:span text:style-name="T28">« Quatre incidents : La maîtresse d'école, R.S.V.P., Suicide du marquis, Autre suicide ou La promenade en bateau, proses », </text:span><text:span text:style-name="T15">Revue de Belles-Lettres</text:span><text:span text:style-name="T28">, n° 5(avril 1927), p. 151-153.</text:span></text:p>
          <text:list>
            <text:list-item>
              <text:p text:style-name="P3"><text:span text:style-name="T28">Sous le pseudonyme de Salomon de Crac.</text:span></text:p>
            </text:list-item>
          </text:list>
        </text:list-item>
        <text:list-item>
          <text:p text:style-name="P3"><text:span text:style-name="T3">[ddr_1927-04burg] « [</text:span><text:span text:style-name="T1">Recension de </text:span><text:span text:style-name="T6">Notre inquiétude </text:span><text:span text:style-name="T3">de </text:span><text:span text:style-name="T1">Daniel-Rops] », </text:span><text:span text:style-name="T6">Bibliothèque universelle et Revue de Genève</text:span><text:span text:style-name="T3">,</text:span><text:span text:style-name="T6"> </text:span><text:span text:style-name="T1">avril 1927, p. 563-564.</text:span></text:p>
        </text:list-item>
        <text:list-item>
          <text:p text:style-name="P3"><text:span text:style-name="T3">[ddr_1927-05rbl] </text:span><text:span text:style-name="T28">« Récit du pick-pocket : fragment », </text:span><text:span text:style-name="T15">Revue de Belles-Lettres</text:span><text:span text:style-name="T28">, n° 6(mai 1927), p. 180-185. </text:span></text:p>
          <text:list>
            <text:list-item>
              <text:p text:style-name="P3"><text:span text:style-name="T28">Publié anonymement.</text:span></text:p>
            </text:list-item>
          </text:list>
        </text:list-item>
        <text:list-item>
          <text:p text:style-name="P3"><text:span text:style-name="T3">[ddr_1927-05rbl] </text:span><text:span text:style-name="T28">« Conseils à la jeunesse », </text:span><text:span text:style-name="T15">Revue de Belles-Lettres</text:span><text:span text:style-name="T28">, n° 6(mai 1927), p. 186-187.</text:span></text:p>
        </text:list-item>
        <text:list-item>
          <text:p text:style-name="P3"><text:span text:style-name="T3">[ddr_1927-05burg] « [</text:span><text:span text:style-name="T1">Recension de</text:span><text:span text:style-name="T6"> Jacob</text:span><text:span text:style-name="T3"> de </text:span><text:span text:style-name="T1">Bernard Lecache] », </text:span><text:span text:style-name="T6">Bibliothèque universelle et Revue de Genève</text:span><text:span text:style-name="T3">,</text:span><text:span text:style-name="T6"> </text:span><text:span text:style-name="T1">mai 1927, p. 689-690.</text:span></text:p>
        </text:list-item>
        <text:list-item>
          <text:p text:style-name="P3"><text:span text:style-name="T3">[ddr_1927-05burg] « [</text:span><text:span text:style-name="T1">Recension de</text:span><text:span text:style-name="T6"> La Mort difficile</text:span><text:span text:style-name="T1"> de René Crevel] », </text:span><text:span text:style-name="T6">Bibliothèque universelle et Revue de Genève</text:span><text:span text:style-name="T3">,</text:span><text:span text:style-name="T6"> </text:span><text:span text:style-name="T1">mai 1927, p. 690.</text:span></text:p>
        </text:list-item>
        <text:list-item>
          <text:p text:style-name="P3"><text:span text:style-name="T3">[ddr_1927-05burg] « [</text:span><text:span text:style-name="T1">Recension de</text:span><text:span text:style-name="T6"> Capitale de la douleur</text:span><text:span text:style-name="T3"> de </text:span><text:span text:style-name="T1">Paul Éluard] », </text:span><text:span text:style-name="T6">Bibliothèque universelle et Revue de Genève</text:span><text:span text:style-name="T3">, </text:span><text:span text:style-name="T1">mai 1927, p. 693-694.</text:span></text:p>
        </text:list-item>
        <text:list-item>
          <text:p text:style-name="P3"><text:span text:style-name="T3">[ddr_1927-05burg] « [</text:span><text:span text:style-name="T1">Recension de</text:span><text:span text:style-name="T6"> La Suite dans les idées</text:span><text:span text:style-name="T1"> de Pierre Drieu La Rochelle] », </text:span><text:span text:style-name="T6">Bibliothèque universelle et Revue de Genève</text:span><text:span text:style-name="T3">,</text:span><text:span text:style-name="T6"> </text:span><text:span text:style-name="T1">mai 1927, p. 694.</text:span></text:p>
        </text:list-item>
        <text:list-item>
          <text:p text:style-name="P3"><text:span text:style-name="T3">[ddr_1927-07rbl] </text:span><text:span text:style-name="T28">« La part du feu : lettres sur le mépris de la littérature », </text:span><text:span text:style-name="T15">Revue de Belles-Lettres</text:span><text:span text:style-name="T28">, n° 8(juillet 1927), p. 231-238.</text:span></text:p>
        </text:list-item>
        <text:list-item>
          <text:p text:style-name="P3"><text:span text:style-name="T3">[ddr_1927-07rbl] </text:span><text:span text:style-name="T28">« Les derniers jours », recension </text:span><text:span text:style-name="T30">des </text:span><text:span text:style-name="T16">Cahiers politiques et littéraires</text:span><text:span text:style-name="T30"> de </text:span><text:span text:style-name="T28">Pierre Drieu La Rochelle et Emmanuel Berl, </text:span><text:span text:style-name="T15">Revue de Belles-Lettres</text:span><text:span text:style-name="T28">, n° 8(juillet 1927), p. 249-250.</text:span></text:p>
        </text:list-item>
        <text:list-item>
          <text:p text:style-name="P3"><text:span text:style-name="T3">[ddr_1927-07rbl] </text:span><text:span text:style-name="T28">« Adieu au lecteur », </text:span><text:span text:style-name="T15">Revue de Belles-Lettres</text:span><text:span text:style-name="T28">, n° 8(juillet 1927), p. 256-258.</text:span></text:p>
          <text:list>
            <text:list-item>
              <text:p text:style-name="P3"><text:span text:style-name="T28">Rédigé au nom du comité de rédaction.</text:span></text:p>
            </text:list-item>
          </text:list>
        </text:list-item>
        <text:list-item>
          <text:p text:style-name="P3"><text:span text:style-name="T3">[ddr_1927-07burg] « [</text:span><text:span text:style-name="T1">Recension de </text:span><text:span text:style-name="T6">Connaissez mieux le cœur de femmes </text:span><text:span text:style-name="T3">de </text:span><text:span text:style-name="T1">Pierre Girard] », </text:span><text:span text:style-name="T6">Bibliothèque universelle et Revue de Genève</text:span><text:span text:style-name="T3">,</text:span><text:span text:style-name="T6"> </text:span><text:span text:style-name="T1">juillet 1927, p. 114-115.</text:span></text:p>
        </text:list-item>
        <text:list-item>
          <text:p text:style-name="P3"><text:span text:style-name="T3">[ddr_1927-08burg] « [</text:span><text:span text:style-name="T1">Recension de </text:span><text:span text:style-name="T6">Premières Amours </text:span><text:span text:style-name="T3">de</text:span><text:span text:style-name="T6"> </text:span><text:span text:style-name="T1">Jean-Louis Vaudoyer] », </text:span><text:span text:style-name="T6">Bibliothèque universelle et Revue de Genève</text:span><text:span text:style-name="T3">,</text:span><text:span text:style-name="T6"> </text:span><text:span text:style-name="T1">août 1927, p. 244-245.</text:span></text:p>
        </text:list-item>
        <text:list-item>
          <text:p text:style-name="P3"><text:span text:style-name="T3">[ddr_1927-12burg] « [</text:span><text:span text:style-name="T1">Recension de </text:span><text:span text:style-name="T6">Rainer Maria Rilke</text:span><text:span text:style-name="T3"> d'</text:span><text:span text:style-name="T1">Edmond Jaloux] »</text:span><text:span text:style-name="T6">, Bibliothèque universelle et Revue de Genève</text:span><text:span text:style-name="T3">,</text:span><text:span text:style-name="T6"> </text:span><text:span text:style-name="T1">décembre 1927, p. 787-788.</text:span></text:p>
        </text:list-item>
        <text:list-item>
          <text:p text:style-name="P3"><text:span text:style-name="T3">[ddr_1927-12burg] « [</text:span><text:span text:style-name="T1">Recension d'</text:span><text:span text:style-name="T6">Interférences</text:span><text:span text:style-name="T3"> de </text:span><text:span text:style-name="T1">Léon Bopp] », </text:span><text:span text:style-name="T6">Bibliothèque universelle et Revue de Genève</text:span><text:span text:style-name="T3">,</text:span><text:span text:style-name="T6"> </text:span><text:span text:style-name="T1">décembre 1927, p. 791.</text:span></text:p>
        </text:list-item>
        <text:list-item>
          <text:p text:style-name="P3"><text:span text:style-name="T3">[ddr_1927_Neuchatel-1928-des-clef-champs]</text:span><text:span text:style-name="T28"> « Dés ou la clef des champs », nouvelle, </text:span><text:span text:style-name="T17">Neuchâtel 1928 : beaux-arts, arts appliqués, architecture, littérature</text:span><text:span text:style-name="T29">, </text:span><text:soft-page-break/><text:span text:style-name="T29">Neuchâtel, Impr. réunies Borel et Seiler, 1927, p. 97-104.</text:span></text:p>
          <text:list>
            <text:list-item>
              <text:p text:style-name="P3"><text:span text:style-name="T81">Ackermann situe ce texte dans le numéro du </text:span><text:span text:style-name="T23">Centenaire de Belles-Lettres Neuchâtel en 1932</text:span><text:span text:style-name="T81"> ; voir. Bien trouvé dans ce recueil, pour ma part.</text:span></text:p>
            </text:list-item>
          </text:list>
        </text:list-item>
        <text:list-item>
          <text:p text:style-name="P3"><text:span text:style-name="T3">[ddr_1928-01burg] « [</text:span><text:span text:style-name="T179">Recension de </text:span><text:span text:style-name="T174">Catherine-Paris</text:span><text:span text:style-name="T179"> de la Princesse de Bibesco</text:span><text:span text:style-name="T1">] »</text:span><text:span text:style-name="T179">, </text:span><text:span text:style-name="T174">Bibliothèque universelle et Revue de Genève</text:span><text:span text:style-name="T179">,</text:span><text:span text:style-name="T174"> </text:span><text:span text:style-name="T179">janvier 1928, p. 121-122.</text:span></text:p>
        </text:list-item>
        <text:list-item>
          <text:p text:style-name="P3"><text:span text:style-name="T3">[ddr_1928-02-16fv]</text:span><text:span text:style-name="T28"> « Le péril Ford », </text:span><text:span text:style-name="T15">Foi et vie</text:span><text:span text:style-name="T28">, n° 4(16 février 1928), p. 189-202.</text:span></text:p>
          <text:list>
            <text:list-item>
              <text:p text:style-name="P3"><text:span text:style-name="T28">URL : </text:span><text:a xlink:type="simple" xlink:href="http://gallica.bnf.fr/ark:/12148/bpt6k56970626/f9.image" text:style-name="ListLabel_20_370" text:visited-style-name="ListLabel_20_370"><text:span text:style-name="Internet_20_link"><text:span text:style-name="T28">http://gallica.bnf.fr/ark:/12148/bpt6k56970626/f9.image</text:span></text:span></text:a></text:p>
            </text:list-item>
            <text:list-item>
              <text:p text:style-name="P3"><text:span text:style-name="T28">Rééd., </text:span><text:span text:style-name="T173">Itinéraire d'un penseur engagé</text:span><text:span text:style-name="T179">, numéro thématique du </text:span><text:span text:style-name="T173">Bulletin du Centre Européen pour la Culture</text:span><text:span text:style-name="T179">, n° 3(1977), p. 27-37.</text:span></text:p>
            </text:list-item>
          </text:list>
        </text:list-item>
        <text:list-item>
          <text:p text:style-name="P3"><text:span text:style-name="T3">[ddr_1928-03-24nsal]</text:span><text:span text:style-name="T1"> « Un soir à Vienne avec Gérard », </text:span><text:span text:style-name="T6">La Nouvelle Semaine artistique et littéraire</text:span><text:span text:style-name="T3">, </text:span><text:span text:style-name="T1">Neuchâtel, n° 7(24 mars 1928), p. 105-108.</text:span></text:p>
          <text:list>
            <text:list-item>
              <text:p text:style-name="P3"><text:span text:style-name="T1">Repris dans </text:span><text:span text:style-name="T5">Le Paysan du Danube</text:span><text:span text:style-name="T1">, p. 33-50.</text:span></text:p>
            </text:list-item>
          </text:list>
        </text:list-item>
        <text:list-item>
          <text:p text:style-name="P3"><text:span text:style-name="T3">[ddr_1928-06burg] « [</text:span><text:span text:style-name="T179">Recension de </text:span><text:span text:style-name="T174">Jules Verne, sa vie, son œuvre</text:span><text:span text:style-name="T180"> </text:span><text:span text:style-name="T179">d'Allotte de la Fuye</text:span><text:span text:style-name="T1">] »</text:span><text:span text:style-name="T179">, </text:span><text:span text:style-name="T174">Bibliothèque universelle et Revue de Genève</text:span><text:span text:style-name="T180">, </text:span><text:span text:style-name="T179">juin 1928, p. 768-769.</text:span></text:p>
        </text:list-item>
        <text:list-item>
          <text:p text:style-name="P3"><text:span text:style-name="T3">[ddr_1928-07nyg]</text:span><text:span text:style-name="T28"> « C. F. Ramuz vagy az igazi realizmus », </text:span><text:span text:style-name="T16">Nyugat</text:span><text:span text:style-name="T28">, Budapest, n° 13(juillet 1928).</text:span></text:p>
          <text:list>
            <text:list-item>
              <text:p text:style-name="P3"><text:span text:style-name="T28">URL : </text:span><text:a xlink:type="simple" xlink:href="http://epa.oszk.hu/00000/00022/00446/13950.htm" text:style-name="ListLabel_20_370" text:visited-style-name="ListLabel_20_370"><text:span text:style-name="Internet_20_link"><text:span text:style-name="T28">http://epa.oszk.hu/00000/00022/00446/13950.htm</text:span></text:span></text:a></text:p>
            </text:list-item>
          </text:list>
        </text:list-item>
        <text:list-item>
          <text:p text:style-name="P3"><text:span text:style-name="T3">[ddr_1928-08burg] « [Recension du</text:span><text:span text:style-name="T6"> Traité du style</text:span><text:span text:style-name="T3"> de </text:span><text:span text:style-name="T1">Louis Aragon] », </text:span><text:span text:style-name="T6">Bibliothèque universelle et Revue de Genève</text:span><text:span text:style-name="T3">, </text:span><text:span text:style-name="T1">Genève, août 1928, p. 1034.</text:span></text:p>
        </text:list-item>
        <text:list-item>
          <text:p text:style-name="P3"><text:span text:style-name="T3">[ddr_1928-11burg] </text:span><text:bookmark-start text:name="_Hlk517870609"/><text:span text:style-name="T3">« [</text:span><text:bookmark-end text:name="_Hlk517870609"/><text:span text:style-name="T1">Recension de </text:span><text:span text:style-name="T6">La Révolution et les Intellectuels</text:span><text:span text:style-name="T3"> de</text:span><text:span text:style-name="T1"> Pierre Naville] », </text:span><text:span text:style-name="T6">Bibliothèque universelle et Revue de Genève</text:span><text:span text:style-name="T3">, </text:span><text:span text:style-name="T1">novembre 1928, p. 1410.</text:span></text:p>
        </text:list-item>
        <text:list-item>
          <text:p text:style-name="P3"><text:span text:style-name="T3">[ddr_1928-12burg] « [</text:span><text:span text:style-name="T1">Recension des</text:span><text:span text:style-name="T6"> Conquérants</text:span><text:span text:style-name="T1"> d'André Malraux] », </text:span><text:span text:style-name="T6">Bibliothèque universelle et Revue de Genève</text:span><text:span text:style-name="T3">, </text:span><text:span text:style-name="T1">décembre 1928, p. 1547-1548.</text:span></text:p>
        </text:list-item>
        <text:list-item>
          <text:p text:style-name="P3"><text:span text:style-name="T3">[ddr_1928-12burg] « [Recension de </text:span><text:span text:style-name="T6">Louis II de Bavière ou Hamlet-Roi</text:span><text:span text:style-name="T3"> de </text:span><text:span text:style-name="T1">Guy de Pourtalès] », </text:span><text:span text:style-name="T6">Bibliothèque universelle et Revue de Genève</text:span><text:span text:style-name="T3">, </text:span><text:span text:style-name="T1">décembre 1928, p. 1549.</text:span></text:p>
        </text:list-item>
        <text:list-item>
          <text:p text:style-name="P3"><text:span text:style-name="T3">[ddr_1928-12burg] « [Recension du </text:span><text:span text:style-name="T6">Prince menteur</text:span><text:span text:style-name="T3"> de </text:span><text:span text:style-name="T1">Daniel-Rops] », </text:span><text:span text:style-name="T6">Bibliothèque universelle et Revue de Genève</text:span><text:span text:style-name="T3">, </text:span><text:span text:style-name="T1">décembre 1928, p. 1553.</text:span></text:p>
        </text:list-item>
        <text:list-item>
          <text:p text:style-name="P3"><text:span text:style-name="T3">[ddr_1928-12ca]</text:span><text:span text:style-name="T28"> « Miroirs, ou Comment on perd Eurydice et soi-même », </text:span><text:span text:style-name="T15">Cahiers de l'Anglore</text:span><text:span text:style-name="T28">, Genève, n° 1(décembre 1928), p. 37-42.</text:span></text:p>
          <text:list>
            <text:list-item>
              <text:p text:style-name="P3"><text:span text:style-name="T28">Repris dans </text:span><text:span text:style-name="T15">Doctrine fabuleuse</text:span><text:span text:style-name="T28">.</text:span></text:p>
            </text:list-item>
          </text:list>
        </text:list-item>
        <text:list-item>
          <text:p text:style-name="P3"><text:span text:style-name="T3">[ddr_1929-01burg] « [</text:span><text:span text:style-name="T1">Recension de </text:span><text:span text:style-name="T6">Mon père et moi</text:span><text:span text:style-name="T3"> et de </text:span><text:span text:style-name="T6">Je suis un homme</text:span><text:span text:style-name="T3"> de </text:span><text:span text:style-name="T1">Sherwood Anderson] », </text:span><text:span text:style-name="T6">Bibliothèque universelle et Revue </text:span><text:span text:style-name="T10">de </text:span><text:span text:style-name="T6">Genève</text:span><text:span text:style-name="T3">,</text:span><text:span text:style-name="T6"> </text:span><text:span text:style-name="T1">janvier 1929, p. 123-124.</text:span><text:span text:style-name="T28"> </text:span></text:p>
        </text:list-item>
        <text:list-item>
          <text:p text:style-name="P3"><text:span text:style-name="T3">[ddr_1929-01rbl]</text:span><text:span text:style-name="T28"> « Essence de Belles-Lettres », </text:span><text:span text:style-name="T15">Revue de Belles-Lettres</text:span><text:span text:style-name="T28">, 57</text:span><text:span text:style-name="T147">e</text:span><text:span text:style-name="T28"> année, n° 1(janvier 1929), p. 78-79.</text:span></text:p>
        </text:list-item>
        <text:list-item>
          <text:p text:style-name="P3"><text:span text:style-name="T3">[ddr_1929-03rbl]</text:span><text:span text:style-name="T28"> « Poèmes : Prison, Ailleurs, Etoile de jour », </text:span><text:span text:style-name="T15">Revue de Belles-Lettres</text:span><text:span text:style-name="T28">, 57</text:span><text:span text:style-name="T147">e</text:span><text:span text:style-name="T28"> année, n° 5(mars 1929), p. 168-170.</text:span></text:p>
        </text:list-item>
        <text:list-item>
          <text:p text:style-name="P3"><text:span text:style-name="T3">[ddr_1929-04rbl] « [</text:span><text:span text:style-name="T28">Recension de </text:span><text:span text:style-name="T15">Souvenirs d'enfance et de jeunesse</text:span><text:span text:style-name="T28"> de Philippe Godet</text:span><text:span text:style-name="T1">] »</text:span><text:span text:style-name="T28">, </text:span><text:span text:style-name="T15">Revue de Belles-Lettres</text:span><text:span text:style-name="T28">, n° 6(avril 1929), p. 199.</text:span></text:p>
        </text:list-item>
        <text:list-item>
          <text:p text:style-name="P3"><text:span text:style-name="T3">[ddr_1929-05-29jg]</text:span><text:span text:style-name="T1"> « Panorama de Budapest », </text:span><text:span text:style-name="T6">Journal de Genève</text:span><text:span text:style-name="T3">,</text:span><text:span text:style-name="T6"> </text:span><text:span text:style-name="T1">n° 138(23 mai 1929), p. 1-2.</text:span></text:p>
          <text:list>
            <text:list-item>
              <text:p text:style-name="P3"><text:span text:style-name="T28">URL : </text:span><text:a xlink:type="simple" xlink:href="http://www.letempsarchives.ch/page/JDG_1929_05_23/1" text:style-name="ListLabel_20_370" text:visited-style-name="ListLabel_20_370"><text:span text:style-name="Internet_20_link"><text:span text:style-name="T28">http://www.letempsarchives.ch/page/JDG_1929_05_23/1</text:span></text:span></text:a></text:p>
            </text:list-item>
            <text:list-item>
              <text:p text:style-name="P3"><text:span text:style-name="T1">Repris dans </text:span><text:span text:style-name="T5">Le Paysan du Danube</text:span><text:span text:style-name="T1">.</text:span></text:p>
            </text:list-item>
          </text:list>
        </text:list-item>
        <text:list-item>
          <text:p text:style-name="P3"><text:span text:style-name="T3">[ddr_1929-06burg] « [</text:span><text:span text:style-name="T1">Recension de </text:span><text:span text:style-name="T6">Saisir</text:span><text:span text:style-name="T1"> de Jean Supervielle] », </text:span><text:span text:style-name="T6">Bibliothèque universelle et Revue de Genève</text:span><text:span text:style-name="T3">,</text:span><text:span text:style-name="T6"> </text:span><text:span text:style-name="T1">juin 1929, p. 762-763.</text:span></text:p>
        </text:list-item>
        <text:list-item>
          <text:p text:style-name="P3"><text:span text:style-name="T3">[ddr_1929-07qal]</text:span><text:span text:style-name="T1"> « La Tour de Hölderlin », </text:span><text:span text:style-name="T6">La Quinzaine artistique et littéraire, </text:span><text:span text:style-name="T1">Neuchâtel, n° 18(15 juillet 1929), p. 354-356.</text:span></text:p>
          <text:list>
            <text:list-item>
              <text:p text:style-name="P3"><text:span text:style-name="T1">Repris dans </text:span><text:span text:style-name="T5">Le </text:span><text:span text:style-name="T10">Paysan du Danube</text:span><text:span text:style-name="T1">, p. 121-130, et dans le </text:span><text:span text:style-name="T10">Journal d'une </text:span><text:soft-page-break/><text:span text:style-name="T10">époque</text:span><text:span text:style-name="T1">, p. 61-65.</text:span></text:p>
            </text:list-item>
          </text:list>
        </text:list-item>
        <text:list-item>
          <text:p text:style-name="P3"><text:span text:style-name="T3">[ddr_1929-08burg] « [Recension de </text:span><text:span text:style-name="T6">La Clef des songes</text:span><text:span text:style-name="T1"> de Jean Cassou] », </text:span><text:span text:style-name="T6">Bibliothèque universelle et Revue de Genève</text:span><text:span text:style-name="T3">, </text:span><text:span text:style-name="T1">août 1929, p. 248-249.</text:span></text:p>
        </text:list-item>
        <text:list-item>
          <text:p text:style-name="P3"><text:span text:style-name="T3">[ddr_1929-08burg] « [</text:span><text:span text:style-name="T1">Recension de </text:span><text:span text:style-name="T6">Rimbaud le voyant</text:span><text:span text:style-name="T1"> d'André Roland de Renéville] », </text:span><text:span text:style-name="T6">Bibliothèque universelle et Revue de Genève</text:span><text:span text:style-name="T3">, </text:span><text:span text:style-name="T1">août 1929, p. 250-251.</text:span></text:p>
        </text:list-item>
        <text:list-item>
          <text:p text:style-name="P3"><text:span text:style-name="T3">[ddr_1929-11burg] « [</text:span><text:span text:style-name="T1">Recension de </text:span><text:span text:style-name="T6">La Fin de l'Éternel</text:span><text:span text:style-name="T1"> de Julien Benda] », </text:span><text:span text:style-name="T6">Bibliothèque universelle et Revue de Genève</text:span><text:span text:style-name="T3">, </text:span><text:span text:style-name="T1">novembre 1929, p. 638-639.</text:span></text:p>
        </text:list-item>
        <text:list-item>
          <text:p text:style-name="P3"><text:span text:style-name="T3">[ddr_1929</text:span><text:span text:style-name="T28">-11rbl] « L'ordre social », « Le libéralisme », « L'inspiration », </text:span><text:span text:style-name="T15">Revue de Belles-Lettres</text:span><text:span text:style-name="T28">, 58</text:span><text:span text:style-name="T147">e</text:span><text:span text:style-name="T28"> année, n° 1(novembre 1929), p. 25-27.</text:span></text:p>
        </text:list-item>
        <text:list-item>
          <text:p text:style-name="P3"><text:span text:style-name="T3">[ddr_1930-03burg] « [</text:span><text:span text:style-name="T1">Recension de </text:span><text:span text:style-name="T6">Mes propriétés</text:span><text:span text:style-name="T3"> d'</text:span><text:span text:style-name="T1">Henri Michaux] », </text:span><text:span text:style-name="T6">Bibliothèque universelle et Revue de Genève</text:span><text:span text:style-name="T3">,</text:span><text:span text:style-name="T6"> </text:span><text:span text:style-name="T1">mars 1930, p. 384.</text:span></text:p>
        </text:list-item>
        <text:list-item>
          <text:p text:style-name="P3"><text:span text:style-name="T3">[ddr_1930-03burg] « [</text:span><text:span text:style-name="T1">Recension de </text:span><text:span text:style-name="T6">Saisons suisses</text:span><text:span text:style-name="T3"> de </text:span><text:span text:style-name="T1">Kikou Yamata] », </text:span><text:span text:style-name="T6">Bibliothèque universelle et Revue de Genève</text:span><text:span text:style-name="T3">,</text:span><text:span text:style-name="T6"> </text:span><text:span text:style-name="T1">mars 1930, p. 385.</text:span></text:p>
        </text:list-item>
        <text:list-item>
          <text:p text:style-name="P3"><text:span text:style-name="T3">[ddr_1930-04ca]</text:span><text:span text:style-name="T28"> « Le prisonnier de la nuit », </text:span><text:span text:style-name="T15">Latitude longitude</text:span><text:span text:style-name="T28">,</text:span><text:span text:style-name="T15"> </text:span><text:span text:style-name="T28">numéro des </text:span><text:span text:style-name="T15">Cahiers de l'Anglore</text:span><text:span text:style-name="T28">, Genève, n° 4(avril 1930), p. 10-12.</text:span></text:p>
        </text:list-item>
        <text:list-item>
          <text:p text:style-name="P3"><text:span text:style-name="T3">[ddr_1930-04burg] « [</text:span><text:span text:style-name="T1">Recension de </text:span><text:span text:style-name="T6">Kate</text:span><text:span text:style-name="T3"> d'</text:span><text:span text:style-name="T1">A. Julien de Breuil] », </text:span><text:span text:style-name="T6">Bibliothèque universelle et Revue de Genève</text:span><text:span text:style-name="T3">, </text:span><text:span text:style-name="T1">avril 1930, p. 520.</text:span></text:p>
        </text:list-item>
        <text:list-item>
          <text:p text:style-name="P3"><text:span text:style-name="T3">[ddr_1930-05-01ajd]</text:span><text:span text:style-name="T28"> « Au sujet </text:span><text:span text:style-name="T15">D'un certain esprit français</text:span><text:span text:style-name="T28"> », recension de l'ouvrage éponyme de Pierre Beausire et Daniel Simond, </text:span><text:span text:style-name="T15">Aujourd'hui</text:span><text:span text:style-name="T28">, Lausanne, n° 22(1</text:span><text:span text:style-name="T147">er</text:span><text:span text:style-name="T28"> mai 1930), p. 4.</text:span></text:p>
        </text:list-item>
        <text:list-item>
          <text:p text:style-name="P3"><text:span text:style-name="T3">[ddr_1930-05rbl]</text:span><text:span text:style-name="T28"> « Les soirées du Brambilla-club », </text:span><text:span text:style-name="T15">Revue de Belles-Lettres</text:span><text:span text:style-name="T28">, 58</text:span><text:span text:style-name="T147">e</text:span><text:span text:style-name="T28"> année, n° 5(mai 1930), p. 160-168.</text:span></text:p>
          <text:list>
            <text:list-item>
              <text:p text:style-name="P3"><text:span text:style-name="T28">Repris dans </text:span><text:span text:style-name="T15">Le Paysan du Danube</text:span><text:span text:style-name="T28">, </text:span><text:span text:style-name="T3">p. </text:span><text:span text:style-name="T1">195-201.</text:span></text:p>
            </text:list-item>
          </text:list>
        </text:list-item>
        <text:list-item>
          <text:p text:style-name="P3"><text:span text:style-name="T3">[ddr_1930-06rbl] « [</text:span><text:span text:style-name="T1">Recension du </text:span><text:span text:style-name="T6">Grand Testament</text:span><text:span text:style-name="T3"> </text:span><text:span text:style-name="T1">de Villon, illustré par Marcel North] », </text:span><text:span text:style-name="T6">Revue de Belles-Lettres</text:span><text:span text:style-name="T3">, </text:span><text:span text:style-name="T1">Genève, 58</text:span><text:span text:style-name="T146">e</text:span><text:span text:style-name="T1"> année, n° 6(juin 1930), p. 204-205.</text:span><text:span text:style-name="T102"> </text:span></text:p>
        </text:list-item>
        <text:list-item>
          <text:p text:style-name="P3"><text:span text:style-name="T3">[ddr_1930-07rde]</text:span><text:span text:style-name="T102"> « [« Vos</text:span><text:span text:style-name="T10"> </text:span><text:span text:style-name="T1">fantômes ne sont pas les miens... », réponse à une enquête sur les fantômes] », </text:span><text:span text:style-name="T6">Raison d'être</text:span><text:span text:style-name="T1">, n° 7(juillet 1930), p. 7-8.</text:span></text:p>
          <text:list>
            <text:list-item>
              <text:p text:style-name="P3"><text:span text:style-name="T1">URL : </text:span><text:a xlink:type="simple" xlink:href="http://gallica.bnf.fr/ark:/12148/bpt6k5848791r/f16.image" text:style-name="ListLabel_20_374" text:visited-style-name="ListLabel_20_374"><text:span text:style-name="Internet_20_link"><text:span text:style-name="T1">http://gallica.bnf.fr/ark:/12148/bpt6k5848791r/f16.image</text:span></text:span></text:a></text:p>
            </text:list-item>
          </text:list>
        </text:list-item>
        <text:list-item>
          <text:p text:style-name="P3"><text:span text:style-name="T3">[ddr_1930-09burg] « [</text:span><text:span text:style-name="T1">Recension de </text:span><text:span text:style-name="T6">Le Comte de Lautréamont et Dieu</text:span><text:span text:style-name="T1"> de Léon Pierre-Quint] », </text:span><text:span text:style-name="T6">Bibliothèque universelle et Revue de Genève</text:span><text:span text:style-name="T3">, n° 267(</text:span><text:span text:style-name="T1">septembre 1930), p. 399-400.</text:span></text:p>
        </text:list-item>
        <text:list-item>
          <text:p text:style-name="P3"><text:span text:style-name="T3">[ddr_1930-10burg]</text:span><text:span text:style-name="T1"> « Voyage en Hongrie », I, </text:span><text:span text:style-name="T6">Bibliothèque universelle et Revue de Genève</text:span><text:span text:style-name="T3">, n° 268(</text:span><text:span text:style-name="T1">octobre 1930), p. 405-419.</text:span></text:p>
        </text:list-item>
        <text:list-item>
          <text:p text:style-name="P3"><text:span text:style-name="T3">[ddr_</text:span><text:span text:style-name="T1">19</text:span><text:span text:style-name="T3">30-10burg] « [</text:span><text:span text:style-name="T1">Recension de </text:span><text:span text:style-name="T6">La Mort d'Empédocle</text:span><text:span text:style-name="T1"> d'Hölderlin] », </text:span><text:span text:style-name="T6">Bibliothèque universelle et Revue de Genève</text:span><text:span text:style-name="T3">, n° 268(</text:span><text:span text:style-name="T1">octobre 1930), p. 532-533.</text:span></text:p>
        </text:list-item>
        <text:list-item>
          <text:p text:style-name="P3"><text:span text:style-name="T3">[ddr_1930-11burg]</text:span><text:span text:style-name="T1"> « Voyage en Hongrie », II, </text:span><text:span text:style-name="T6">Bibliothèque universelle et Revue de Genève</text:span><text:span text:style-name="T3">, </text:span><text:span text:style-name="T1">n° 269(novembre 1930), p. 577-590.</text:span></text:p>
          <text:list>
            <text:list-item>
              <text:p text:style-name="P3"><text:span text:style-name="T1">Repris dans </text:span><text:span text:style-name="T5">Le Paysan du Danube</text:span><text:span text:style-name="T1">, et </text:span><text:span text:style-name="T5">Journal d'une époque</text:span><text:span text:style-name="T1">.</text:span></text:p>
            </text:list-item>
          </text:list>
        </text:list-item>
        <text:list-item>
          <text:p text:style-name="P3"><text:span text:style-name="T3">[ddr_</text:span><text:span text:style-name="T1">19</text:span><text:span text:style-name="T3">30-11burg] « [</text:span><text:span text:style-name="T1">Recension de la 4</text:span><text:span text:style-name="T146">e</text:span><text:span text:style-name="T1"> série des </text:span><text:span text:style-name="T6">Approximations</text:span><text:span text:style-name="T1"> </text:span><text:span text:style-name="T3">de </text:span><text:span text:style-name="T1">Charles Du Bos] », </text:span><text:span text:style-name="T6">Bibliothèque universelle et Revue de Genève</text:span><text:span text:style-name="T3">, n° 269(</text:span><text:span text:style-name="T1">novembre 1930), p. 656-658.</text:span></text:p>
        </text:list-item>
        <text:list-item>
          <text:p text:style-name="P3"><text:span text:style-name="T3">[ddr_1930fv] « [</text:span><text:span text:style-name="T28">Réponse à l'enquête « Pour un humanisme nouveau »] », </text:span><text:span text:style-name="T15">Pour un humanisme nouveau</text:span><text:span text:style-name="T28">, numéro hors-série des </text:span><text:span text:style-name="T15">Cahiers de Foi et vie</text:span><text:span text:style-name="T28">, 1930, p. 242-245.</text:span></text:p>
        </text:list-item>
        <text:list-item>
          <text:p text:style-name="P3"><text:span text:style-name="T3">[ddr_1931-02fv] « [</text:span><text:span text:style-name="T1">Recension de </text:span><text:span text:style-name="T6">La Voie royale</text:span><text:span text:style-name="T3"> d'</text:span><text:span text:style-name="T1">André Malraux] », </text:span><text:span text:style-name="T6">Foi et Vie</text:span><text:span text:style-name="T1">, n° 24(février 1931), p. 78-81.</text:span></text:p>
        </text:list-item>
        <text:list-item>
          <text:p text:style-name="P3"><text:span text:style-name="T3">[ddr_1931-03fv]</text:span><text:span text:style-name="T28"> « Sécularisme », </text:span><text:span text:style-name="T6">Foi et Vie</text:span><text:span text:style-name="T1">, n° 25(mars 1931), p. 184-189.</text:span></text:p>
          <text:list>
            <text:list-item>
              <text:p text:style-name="P3"><text:span text:style-name="T1">A propos d'</text:span><text:span text:style-name="T5">Aden-Arabie</text:span><text:span text:style-name="T1"> de Paul Nizan.</text:span></text:p>
            </text:list-item>
            <text:list-item>
              <text:p text:style-name="P3"><text:span text:style-name="T85">URL : </text:span><text:a xlink:type="simple" xlink:href="http://gallica.bnf.fr/ark:/12148/bpt6k5688516q/f87.image" text:style-name="ListLabel_20_375" text:visited-style-name="ListLabel_20_375"><text:span text:style-name="Internet_20_link"><text:span text:style-name="T85">http://gallica.bnf.fr/ark:/12148/bpt6k5688516q/f87.image</text:span></text:span></text:a></text:p>
            </text:list-item>
          </text:list>
        </text:list-item>
        <text:list-item>
          <text:p text:style-name="P3"><text:soft-page-break/><text:span text:style-name="T3">[ddr_1931</text:span><text:span text:style-name="T1">-04fv] « Conférences du comte Keyserling », </text:span><text:span text:style-name="T6">Foi et Vie</text:span><text:span text:style-name="T1">, n° 26(avril 1931), p. 287-288.</text:span></text:p>
          <text:list>
            <text:list-item>
              <text:p text:style-name="P3"><text:span text:style-name="T129">Signé R., attribué sur la base de la bibliographie de Bruno Akcermann.</text:span></text:p>
            </text:list-item>
            <text:list-item>
              <text:p text:style-name="P3"><text:span text:style-name="T1">URL : </text:span><text:a xlink:type="simple" xlink:href="http://gallica.bnf.fr/ark:/12148/bpt6k5688518j/f91.item" text:style-name="ListLabel_20_374" text:visited-style-name="ListLabel_20_374"><text:span text:style-name="Internet_20_link"><text:span text:style-name="T1">http://gallica.bnf.fr/ark:/12148/bpt6k5688518j/f91.item</text:span></text:span></text:a></text:p>
            </text:list-item>
          </text:list>
        </text:list-item>
        <text:list-item>
          <text:p text:style-name="P3"><text:span text:style-name="T3">[ddr_1931-04fv]</text:span><text:span text:style-name="T1"> « Une exposition d'artistes protestants modernes », </text:span><text:span text:style-name="T6">Foi et Vie</text:span><text:span text:style-name="T3">, </text:span><text:span text:style-name="T1">n° 26(avril 1931), p. 274-277.</text:span></text:p>
          <text:list>
            <text:list-item>
              <text:p text:style-name="P3"><text:span text:style-name="T1">URL : </text:span><text:a xlink:type="simple" xlink:href="http://gallica.bnf.fr/ark:/12148/bpt6k5688518j/f78.item" text:style-name="ListLabel_20_374" text:visited-style-name="ListLabel_20_374"><text:span text:style-name="Internet_20_link"><text:span text:style-name="T1">http://gallica.bnf.fr/ark:/12148/bpt6k5688518j/f78.item</text:span></text:span></text:a></text:p>
            </text:list-item>
          </text:list>
        </text:list-item>
        <text:list-item>
          <text:p text:style-name="P3"><text:span text:style-name="T3">[ddr_1931-05fv]</text:span><text:span text:style-name="T179"> « Au sujet d'un grand roman », recension de </text:span><text:span text:style-name="T174">La Princesse blanche</text:span><text:span text:style-name="T179"> de Maurice Baring, </text:span><text:span text:style-name="T174">Foi et Vie</text:span><text:span text:style-name="T179">, n° 27(mai 1931), p. 344-350.</text:span></text:p>
          <text:list>
            <text:list-item>
              <text:p text:style-name="P326"><text:span text:style-name="T166">URL : </text:span><text:a xlink:type="simple" xlink:href="http://gallica.bnf.fr/ark:/12148/bpt6k5688519z/f52.image" text:style-name="ListLabel_20_372" text:visited-style-name="ListLabel_20_372"><text:span text:style-name="Internet_20_link"><text:span text:style-name="T106">http://gallica.bnf.fr/ark:/12148/bpt6k5688519z/f52.image</text:span></text:span></text:a></text:p>
            </text:list-item>
          </text:list>
        </text:list-item>
        <text:list-item>
          <text:p text:style-name="P3"><text:span text:style-name="T3">[ddr_1931-05fv]</text:span><text:span text:style-name="T1"> « Kierkegaard », </text:span><text:span text:style-name="T6">Foi et Vie</text:span><text:span text:style-name="T3">,</text:span><text:span text:style-name="T6"> </text:span><text:span text:style-name="T1">n° 27(mai 1931), p. 351-352.</text:span></text:p>
          <text:list>
            <text:list-item>
              <text:p text:style-name="P3"><text:span text:style-name="T1">Sans signature, attribué sur la base de la bibliographie de Bruno Ackermann.</text:span></text:p>
            </text:list-item>
            <text:list-item>
              <text:p text:style-name="P3"><text:span text:style-name="T1">URL : </text:span><text:a xlink:type="simple" xlink:href="http://gallica.bnf.fr/ark:/12148/bpt6k5688519z/f59.item" text:style-name="ListLabel_20_374" text:visited-style-name="ListLabel_20_374"><text:span text:style-name="Internet_20_link"><text:span text:style-name="T1">http://gallica.bnf.fr/ark:/12148/bpt6k5688519z/f59.item</text:span></text:span></text:a></text:p>
            </text:list-item>
          </text:list>
        </text:list-item>
        <text:list-item>
          <text:p text:style-name="P3"><text:span text:style-name="T3">[ddr_1931-07fv] « [Recension de </text:span><text:span text:style-name="T6">Littérature alpestre en France et en Angleterre aux XVIII</text:span><text:span text:style-name="T149">e</text:span><text:span text:style-name="T6"> et XIX</text:span><text:span text:style-name="T149">e</text:span><text:span text:style-name="T6"> siècle</text:span><text:span text:style-name="T1">] », </text:span><text:span text:style-name="T6">Foi et Vie</text:span><text:span text:style-name="T3">,</text:span><text:span text:style-name="T6"> </text:span><text:span text:style-name="T1">n° 29(juillet 1931), p. 543-551.</text:span></text:p>
        </text:list-item>
        <text:list-item>
          <text:p text:style-name="P3"><text:span text:style-name="T3">[ddr_1931-09fv] « [</text:span><text:span text:style-name="T1">Recension d'</text:span><text:span text:style-name="T6">Avant l'aube</text:span><text:span text:style-name="T3"> de </text:span><text:span text:style-name="T1">Kagawa] », </text:span><text:span text:style-name="T6">Foi et Vie</text:span><text:span text:style-name="T3">,</text:span><text:span text:style-name="T6"> </text:span><text:span text:style-name="T1">n° 30(septembre 1931), p. 623-632.</text:span></text:p>
        </text:list-item>
        <text:list-item>
          <text:p text:style-name="P3"><text:span text:style-name="T3">[ddr_1931-10fv]</text:span><text:span text:style-name="T1"> « André Gide ou le style exquis », recension de </text:span><text:span text:style-name="T5">Divers</text:span><text:span text:style-name="T1">, </text:span><text:span text:style-name="T6">Foi et Vie</text:span><text:span text:style-name="T1">, n° 31(octobre 1931), p. 725-729.</text:span></text:p>
        </text:list-item>
        <text:list-item>
          <text:p text:style-name="P3"><text:span text:style-name="T3">[ddr_1931-10fv]</text:span><text:span text:style-name="T1"> <text:s/>« Le protestantisme jugé », </text:span><text:span text:style-name="T6">Foi et Vie</text:span><text:span text:style-name="T1">, n° 31(octobre 1931), p. 751-754.</text:span></text:p>
          <text:list>
            <text:list-item>
              <text:p text:style-name="P3"><text:span text:style-name="T1">Signé R., attribué sur la base de la bibliographie de Bruno Ackermann.</text:span></text:p>
            </text:list-item>
            <text:list-item>
              <text:p text:style-name="P3"><text:span text:style-name="T1">Vérifier que pas également paru dans le numéro 45-46(janvier-février 1933), p. 184-187.</text:span></text:p>
            </text:list-item>
          </text:list>
        </text:list-item>
        <text:list-item>
          <text:p text:style-name="P3"><text:span text:style-name="T3">[ddr_1931-10nrf] « [</text:span><text:span text:style-name="T1">Recension des</text:span><text:span text:style-name="T7"> Eléments de la grandeur humaine</text:span><text:span text:style-name="T129"> de Rudolf Kassner</text:span><text:span text:style-name="T1">] »</text:span><text:span text:style-name="T129">, </text:span><text:span text:style-name="T11">Nouvelle Revue Française</text:span><text:span text:style-name="T129">, n° </text:span><text:span text:style-name="T1">217(octobre 1931), p. 640-643.</text:span></text:p>
        </text:list-item>
        <text:list-item>
          <text:p text:style-name="P3"><text:span text:style-name="T3">[ddr_1931-11nrf] « [</text:span><text:span text:style-name="T1">Recension de </text:span><text:span text:style-name="T7">Sarah</text:span><text:span text:style-name="T129"> de Jean Cassou</text:span><text:span text:style-name="T1">] »</text:span><text:span text:style-name="T129">, </text:span><text:span text:style-name="T11">Nouvelle Revue Française</text:span><text:span text:style-name="T129">, n° 218(novembre 1931), p. 804-805.</text:span></text:p>
        </text:list-item>
        <text:list-item>
          <text:p text:style-name="P3"><text:span text:style-name="T3">[ddr_1932-01pres]</text:span><text:span text:style-name="T28"> « Penser avec les mains : fragments », </text:span><text:span text:style-name="T15">Présence</text:span><text:span text:style-name="T28">, n° 1(janvier 1932), p. 37-41.</text:span></text:p>
        </text:list-item>
        <text:list-item>
          <text:p text:style-name="P3"><text:span text:style-name="T3">[ddr_1932-01nrf] « [</text:span><text:span text:style-name="T1">Recension des </text:span><text:span text:style-name="T7">Signes parmi nous</text:span><text:span text:style-name="T129"> de C. F. Ramuz</text:span><text:span text:style-name="T1">] »</text:span><text:span text:style-name="T129">, </text:span><text:span text:style-name="T11">Nouvelle Revue Française</text:span><text:span text:style-name="T129">, n° 220(janvier 1932), p. 144-149.</text:span></text:p>
        </text:list-item>
        <text:list-item>
          <text:p text:style-name="P3"><text:span text:style-name="T3">[ddr_1932-01fv]</text:span><text:span text:style-name="T1"> <text:s/>« Romanciers protestants », </text:span><text:span text:style-name="T6">Foi et Vie</text:span><text:span text:style-name="T3">, </text:span><text:span text:style-name="T1">n° 34(janvier 1932), p. 56-63.</text:span></text:p>
        </text:list-item>
        <text:list-item>
          <text:p text:style-name="P3"><text:span text:style-name="T3">[ddr_1932</text:span><text:span text:style-name="T129">-03nrf] « Le silence de Goethe », </text:span><text:span text:style-name="T11">Nouvelle Revue Française</text:span><text:span text:style-name="T129">, n°</text:span><text:span text:style-name="T1"> 222(mars 1932), p. 480-494.</text:span></text:p>
          <text:list>
            <text:list-item>
              <text:p text:style-name="P3"><text:span text:style-name="T1">Repris dans </text:span><text:span text:style-name="T5">Les personnes du drame</text:span><text:span text:style-name="T1">, p. 23-40.</text:span></text:p>
            </text:list-item>
          </text:list>
        </text:list-item>
        <text:list-item>
          <text:p text:style-name="P3"><text:span text:style-name="T3">[ddr_1932-04pres]</text:span><text:span text:style-name="T1"> <text:s/>« Cause commune », </text:span><text:span text:style-name="T6">Présence</text:span><text:span text:style-name="T3">, </text:span><text:span text:style-name="T1">Genève, n° 2(avril-juin 1932), p. 12-15.</text:span></text:p>
          <text:list>
            <text:list-item>
              <text:p text:style-name="P3"><text:span text:style-name="T179">Rééd., </text:span><text:span text:style-name="T173">Itinéraire d'un penseur engagé</text:span><text:span text:style-name="T179">, numéro thématique du </text:span><text:span text:style-name="T173">Bulletin du Centre Européen pour la Culture</text:span><text:span text:style-name="T179">, n° 3(1977), p. 38-41.</text:span></text:p>
            </text:list-item>
            <text:list-item>
              <text:p text:style-name="P3"><text:span text:style-name="T179">Rééd. part., </text:span><text:span text:style-name="T173">Journal d'une époque</text:span><text:span text:style-name="T179">, p. 94-95.</text:span></text:p>
            </text:list-item>
          </text:list>
        </text:list-item>
        <text:list-item>
          <text:p text:style-name="P3"><text:span text:style-name="T3">[ddr_1932-04fv]</text:span><text:span text:style-name="T28"> « Goethe, chrétien, païen », </text:span><text:span text:style-name="T15">Foi et vie</text:span><text:span text:style-name="T28">, n° 37-38(avril-mai 1932), p. 304-309.</text:span></text:p>
          <text:list>
            <text:list-item>
              <text:p text:style-name="P3"><text:span text:style-name="T28">Repris dans </text:span><text:span text:style-name="T15">Les personnes du drame</text:span><text:span text:style-name="T28">, p. 41-49.</text:span></text:p>
            </text:list-item>
          </text:list>
        </text:list-item>
        <text:list-item>
          <text:p text:style-name="P3"><text:span text:style-name="T3">[ddr_1932-04-16jp]</text:span><text:span text:style-name="T130"> « Mouvement », « La morte ou la nue » « Ainsi », poèmes en vers libres, </text:span><text:span text:style-name="T12">Le Journal des poètes</text:span><text:span text:style-name="T130">, 2</text:span><text:span text:style-name="T155">e</text:span><text:span text:style-name="T130"> année, n° 19(16 avril 1932), p. 2.</text:span></text:p>
        </text:list-item>
        <text:list-item>
          <text:p text:style-name="P3"><text:span text:style-name="T3">[ddr_1932-05nrf] « [</text:span><text:span text:style-name="T1">Recension de </text:span><text:span text:style-name="T7">Querelles de famille</text:span><text:span text:style-name="T129"> de Georges Duhamel</text:span><text:span text:style-name="T1">] »</text:span><text:span text:style-name="T129">, </text:span><text:soft-page-break/><text:span text:style-name="T11">Nouvelle Revue Française</text:span><text:span text:style-name="T129">, n° </text:span><text:span text:style-name="T1">224(mai 1932), p. 913-915.</text:span></text:p>
        </text:list-item>
        <text:list-item>
          <text:p text:style-name="P322"><text:span text:style-name="T3">[ddr_1932-05-15plans]</text:span><text:span text:style-name="T1"> « Sur la violence bourgeoise », </text:span><text:span text:style-name="T6">Plans</text:span><text:span text:style-name="T1">, n° 2(15 mai 1932), p. 6-8. </text:span></text:p>
        </text:list-item>
        <text:list-item>
          <text:p text:style-name="P322"><text:span text:style-name="T3">[ddr_1932-06-15plans]</text:span><text:span text:style-name="T1"> « Les "petits purs" », </text:span><text:span text:style-name="T6">Plans</text:span><text:span text:style-name="T1">, n° 4(15 juin 1932), p. 6-7.</text:span></text:p>
        </text:list-item>
        <text:list-item>
          <text:p text:style-name="P3"><text:span text:style-name="T3">[ddr_1932-06fv]</text:span><text:span text:style-name="T1"> « Penser dangereusement », recension de </text:span><text:span text:style-name="T6">La crise est dans l'homme</text:span><text:span text:style-name="T1"> de Thierry Maulnier, </text:span><text:span text:style-name="T3">et des</text:span><text:span text:style-name="T6"> Chiens de garde</text:span><text:span text:style-name="T1"> de Paul Nizan, </text:span><text:span text:style-name="T6">Foi et Vie</text:span><text:span text:style-name="T1">, n° 39(juin 1932), p. 478-484.</text:span></text:p>
        </text:list-item>
        <text:list-item>
          <text:p text:style-name="P3"><text:span text:style-name="T3">[ddr_1932-07nrf] « [</text:span><text:span text:style-name="T1">Recension de </text:span><text:span text:style-name="T7">Ce chien, ton serviteur</text:span><text:span text:style-name="T129"> de Rudyard Kipling</text:span><text:span text:style-name="T1">] »</text:span><text:span text:style-name="T129">, </text:span><text:span text:style-name="T11">Nouvelle Revue Française</text:span><text:span text:style-name="T129">, n° 226(juillet 1932), p. 149.</text:span></text:p>
        </text:list-item>
        <text:list-item>
          <text:p text:style-name="P3"><text:span text:style-name="T3">[ddr_1932-09nrf] « [</text:span><text:span text:style-name="T1">Recension d'</text:span><text:span text:style-name="T7">Éloge de l'imprudence</text:span><text:span text:style-name="T129"> de Marcel Jouhandeau</text:span><text:span text:style-name="T1">] »</text:span><text:span text:style-name="T129">, </text:span><text:span text:style-name="T11">Nouvelle Revue Française</text:span><text:span text:style-name="T129">, n° </text:span><text:span text:style-name="T1">228(septembre 1932), p. 442-444.</text:span></text:p>
        </text:list-item>
        <text:list-item>
          <text:p text:style-name="P3"><text:span text:style-name="T3">[ddr_1932-09nrf] « [</text:span><text:span text:style-name="T1">Recension d'</text:span><text:span text:style-name="T7">Alexandre</text:span><text:span text:style-name="T129"> de Klaus Mann</text:span><text:span text:style-name="T1">] »</text:span><text:span text:style-name="T129">, </text:span><text:span text:style-name="T11">Nouvelle Revue Française</text:span><text:span text:style-name="T129">, n° 228(septembre 1932), p. 477.</text:span></text:p>
        </text:list-item>
        <text:list-item>
          <text:p text:style-name="P3"><text:span text:style-name="T3">[ddr_1932</text:span><text:span text:style-name="T1">-10espr] « A l'index, I », recension de la revue </text:span><text:span text:style-name="T5">Candide</text:span><text:span text:style-name="T1">, </text:span><text:span text:style-name="T5">Esprit</text:span><text:span text:style-name="T1">, n° 1(octobre 1932), p. 194-195.</text:span></text:p>
          <text:list>
            <text:list-item>
              <text:p text:style-name="P3"><text:span text:style-name="T1">URL : </text:span><text:a xlink:type="simple" xlink:href="http://gallica.bnf.fr/ark:/12148/bpt6k30000k/f197.image" text:style-name="ListLabel_20_374" text:visited-style-name="ListLabel_20_374"><text:span text:style-name="Internet_20_link"><text:span text:style-name="T1">http://gallica.bnf.fr/ark:/12148/bpt6k30000k/f197.image</text:span></text:span></text:a></text:p>
            </text:list-item>
          </text:list>
        </text:list-item>
        <text:list-item>
          <text:p text:style-name="P3"><text:span text:style-name="T3">[ddr_19</text:span><text:span text:style-name="T1">-11espr] « On oubliera les juges », </text:span><text:span text:style-name="T6">Esprit</text:span><text:span text:style-name="T3">, n° 2(novembre </text:span><text:span text:style-name="T1">1932), p. 297-301.</text:span></text:p>
          <text:list>
            <text:list-item>
              <text:p text:style-name="P3"><text:span text:style-name="T1">Sous le pseudonyme de Jean-Pierre Cartier.</text:span></text:p>
            </text:list-item>
            <text:list-item>
              <text:p text:style-name="P3"><text:span text:style-name="T1">URL : </text:span><text:a xlink:type="simple" xlink:href="http://gallica.bnf.fr/ark:/12148/bpt6k30001x/f98.image" text:style-name="ListLabel_20_374" text:visited-style-name="ListLabel_20_374"><text:span text:style-name="Internet_20_link"><text:span text:style-name="T1">http://gallica.bnf.fr/ark:/12148/bpt6k30001x/f98.image</text:span></text:span></text:a><text:bookmark text:name="_Hlk499122085"/></text:p>
            </text:list-item>
          </text:list>
        </text:list-item>
        <text:list-item>
          <text:p text:style-name="P3"><text:span text:style-name="T3">[ddr_1932</text:span><text:span text:style-name="T1">-11hn] « Hic et nunc », éditorial cosigné par Denis de Rougemont, </text:span><text:span text:style-name="T5">Hic et Nunc</text:span><text:span text:style-name="T1">, 1</text:span><text:span text:style-name="T146">ère</text:span><text:span text:style-name="T1"> année, n° 1(novembre 1932), p. 1-3.</text:span></text:p>
        </text:list-item>
        <text:list-item>
          <text:p text:style-name="P3"><text:span text:style-name="T3">[ddr_1932</text:span><text:span text:style-name="T1">-11hn] « Principe d'une politique du pessimisme actif », </text:span><text:span text:style-name="T5">Hic et Nunc</text:span><text:span text:style-name="T1">, 1</text:span><text:span text:style-name="T146">ère</text:span><text:span text:style-name="T1"> année, n° 1(novembre 1932), p. 23-29. </text:span></text:p>
          <text:list>
            <text:list-item>
              <text:p text:style-name="P3"><text:span text:style-name="T1">Repris dans </text:span><text:span text:style-name="T5">Politique de la Personne</text:span><text:span text:style-name="T1">, « Sur la devise du Taciturne », p. 91-100.</text:span></text:p>
            </text:list-item>
          </text:list>
        </text:list-item>
        <text:list-item>
          <text:p text:style-name="P3"><text:span text:style-name="T3">[ddr_1932-12nrf] </text:span><text:span text:style-name="T1">Présentation du </text:span><text:span text:style-name="T5">Cahier de revendications</text:span><text:span text:style-name="T1">, </text:span><text:span text:style-name="T11">Nouvelle Revue Française</text:span><text:span text:style-name="T129">, n° 231(décembre 1932), p. 801.</text:span></text:p>
        </text:list-item>
        <text:list-item>
          <text:p text:style-name="P3"><text:span text:style-name="T3">[ddr_1932-12nrf]</text:span><text:span text:style-name="T129"> « À prendre ou à tuer », </text:span><text:span text:style-name="T11">Nouvelle Revue Française</text:span><text:span text:style-name="T129">, n° 231(décembre 1932), p. 838-845.</text:span></text:p>
          <text:list>
            <text:list-item>
              <text:p text:style-name="P3"><text:span text:style-name="T1">Contient également la présentation des contributeurs au </text:span><text:span text:style-name="T5">Cahier de revendications</text:span><text:span text:style-name="T1">, pp. 802, 806, 812, 815, 817, 821, 824, 827, 831, 834, 838.</text:span></text:p>
            </text:list-item>
            <text:list-item>
              <text:p text:style-name="P3"><text:span text:style-name="T179">Repris dans </text:span><text:span text:style-name="T173">Journal d'une époque</text:span><text:span text:style-name="T179">, p. 99-105.</text:span></text:p>
            </text:list-item>
          </text:list>
        </text:list-item>
        <text:list-item>
          <text:p text:style-name="P323"><text:span text:style-name="T3">[ddr_1932-12espr] </text:span><text:span text:style-name="T1">Traduction, avec Arthur Adamov, d'un extrait de </text:span><text:span text:style-name="T5">Le livre de la pauvreté et de la mort</text:span><text:span text:style-name="T1"> de Rainer Maria Rilke, </text:span><text:span text:style-name="T6">Esprit</text:span><text:span text:style-name="T3">,</text:span><text:span text:style-name="T6"> </text:span><text:span text:style-name="T1">n° 3(décembre 1932), p. 388-395.</text:span></text:p>
          <text:list>
            <text:list-item>
              <text:p text:style-name="P3"><text:span text:style-name="T1">URL : </text:span><text:a xlink:type="simple" xlink:href="http://gallica.bnf.fr/ark:/12148/bpt6k300028/f28.image" text:style-name="ListLabel_20_374" text:visited-style-name="ListLabel_20_374"><text:span text:style-name="Internet_20_link"><text:span text:style-name="T1">http://gallica.bnf.fr/ark:/12148/bpt6k300028/f28.image</text:span></text:span></text:a></text:p>
            </text:list-item>
          </text:list>
        </text:list-item>
        <text:list-item>
          <text:p text:style-name="P3"><text:span text:style-name="T3">[ddr_1932rbl]</text:span><text:span text:style-name="T28"> « La pluie et le beau temps : dialogue dans une tête », </text:span><text:span text:style-name="T15">Neuchâtel 1932</text:span><text:span text:style-name="T28">, numéro thématique de la </text:span><text:span text:style-name="T15">Revue de Belles-Lettres</text:span><text:span text:style-name="T28">, n° 8(1932), p. 56-59.</text:span></text:p>
        </text:list-item>
      </text:list>
      <text:list xml:id="list3326217701" text:style-name="WWNum95">
        <text:list-item>
          <text:list>
            <text:list-item>
              <text:p text:style-name="P4"><text:span text:style-name="T28">Sous le pseudonyme de Salomon de Crac.</text:span></text:p>
            </text:list-item>
            <text:list-item>
              <text:p text:style-name="P4"><text:span text:style-name="T101">Repris dans </text:span><text:span text:style-name="T10">Doctrine Fabuleuse</text:span><text:span text:style-name="T102">,</text:span><text:span text:style-name="T1"> p. 11-14.</text:span></text:p>
            </text:list-item>
          </text:list>
        </text:list-item>
      </text:list>
      <text:list xml:id="list175957361237144" text:continue-list="list835032063" text:style-name="WWNum1">
        <text:list-item>
          <text:p text:style-name="P3"><text:span text:style-name="T3">[ddr_1932uvb]</text:span><text:span text:style-name="T101"> « Go</text:span><text:span text:style-name="T1">ethe médiateur », </text:span><text:span text:style-name="T6">Bulletin de l'Union pour la Vérité</text:span><text:span text:style-name="T1">, n° 3-4(1932/1933), p. 11-21 (99-109).</text:span></text:p>
        </text:list-item>
      </text:list>
      <text:list xml:id="list3069373369" text:style-name="WWNum97">
        <text:list-item>
          <text:p text:style-name="P5"><text:span text:style-name="T1">Conférence donnée à Pontigny, en septembre 1932.</text:span></text:p>
        </text:list-item>
        <text:list-item>
          <text:p text:style-name="P5"><text:span text:style-name="T1">Repris dans </text:span><text:span text:style-name="T5">Les personnes du drame</text:span><text:span text:style-name="T1">, p. 41-49.</text:span></text:p>
        </text:list-item>
      </text:list>
      <text:list xml:id="list175956190914625" text:continue-list="list175957361237144" text:style-name="WWNum1">
        <text:list-item>
          <text:p text:style-name="P3"><text:span text:style-name="T3">[ddr_1933rbl]</text:span><text:span text:style-name="T28"> « Petites notes sur les vérités éternelles », </text:span><text:span text:style-name="T15">Revue de Belles-Lettres</text:span><text:span text:style-name="T28">, 61</text:span><text:span text:style-name="T147">e</text:span><text:span text:style-name="T28"> année, n° 2(1932/1933), p. 55-59.</text:span></text:p>
        </text:list-item>
        <text:list-item>
          <text:p text:style-name="P3"><text:span text:style-name="T3">[ddr_1933rbl]</text:span><text:span text:style-name="T28"> « René Guisan : un clerc », </text:span><text:span text:style-name="T15">Revue de Belles-Lettres</text:span><text:span text:style-name="T28">, 61</text:span><text:span text:style-name="T147">e</text:span><text:span text:style-name="T28"> année, n° 7-8(1932/1933), p. 25-26.</text:span></text:p>
        </text:list-item>
        <text:list-item>
          <text:p text:style-name="P3"><text:soft-page-break/><text:span text:style-name="T3">[ddr_1933pres]</text:span><text:span text:style-name="T28"> « Paysage de tête : poème », </text:span><text:span text:style-name="T15">Présence</text:span><text:span text:style-name="T28">, n° 1(1933), p. 53.</text:span></text:p>
        </text:list-item>
        <text:list-item>
          <text:p text:style-name="P3"><text:span text:style-name="T3">[ddr_1933-01fv]</text:span><text:span text:style-name="T1"> « Histoires du monde, s'il vous plaît », </text:span><text:span text:style-name="T6">Foi et Vie</text:span><text:span text:style-name="T3">, </text:span><text:span text:style-name="T1">n° 45-46(janvier-février 1933), p. 134-139.</text:span></text:p>
        </text:list-item>
        <text:list-item>
          <text:p text:style-name="P3"><text:span text:style-name="T3">[ddr_1933-02-15eur]</text:span><text:span text:style-name="T1"> « Sur un certain front unique », </text:span><text:span text:style-name="T6">Europe</text:span><text:span text:style-name="T1">, n° 122(15 février 1933), p. 303-304.</text:span></text:p>
        </text:list-item>
      </text:list>
      <text:list xml:id="list611555478" text:style-name="WWNum99">
        <text:list-item>
          <text:p text:style-name="P6"><text:bookmark-start text:name="_Hlk499122106"/><text:span text:style-name="T1">URL : </text:span><text:a xlink:type="simple" xlink:href="http://gallica.bnf.fr/ark:/12148/bpt6k5426383p/f165.image" text:style-name="ListLabel_20_374" text:visited-style-name="ListLabel_20_374"><text:span text:style-name="Internet_20_link"><text:span text:style-name="T1">http://gallica.bnf.fr/ark:/12148/bpt6k5426383p/f165.image</text:span></text:span></text:a><text:bookmark-end text:name="_Hlk499122106"/></text:p>
        </text:list-item>
      </text:list>
      <text:list xml:id="list175956253974256" text:continue-list="list175956190914625" text:style-name="WWNum1">
        <text:list-item>
          <text:p text:style-name="P3"><text:span text:style-name="T3">[ddr_1933-03espr]</text:span><text:span text:style-name="T1"> « Comment rompre ? », </text:span><text:span text:style-name="T5">Esprit</text:span><text:span text:style-name="T1">, n° 6(mars 1933), p. 909-916.</text:span></text:p>
        </text:list-item>
      </text:list>
      <text:list xml:id="list151063137" text:style-name="WWNum100">
        <text:list-item>
          <text:p text:style-name="P7"><text:bookmark-start text:name="_Hlk499122114"/><text:span text:style-name="T1">URL : </text:span><text:a xlink:type="simple" xlink:href="http://gallica.bnf.fr/ark:/12148/bpt6k300059/f47.image" text:style-name="ListLabel_20_374" text:visited-style-name="ListLabel_20_374"><text:span text:style-name="Internet_20_link"><text:span text:style-name="T1">http://gallica.bnf.fr/ark:/12148/bpt6k300059/f47.image</text:span></text:span></text:a><text:bookmark-end text:name="_Hlk499122114"/></text:p>
        </text:list-item>
      </text:list>
      <text:list xml:id="list175957285766532" text:continue-list="list175956253974256" text:style-name="WWNum1">
        <text:list-item>
          <text:p text:style-name="P3"><text:span text:style-name="T3">[ddr_1933-03espr]</text:span><text:span text:style-name="T1"> « Protestants : la religion et le monde : ceux qui ont commencé », </text:span><text:span text:style-name="T6">Esprit</text:span><text:span text:style-name="T3">, </text:span><text:span text:style-name="T1">n° 6(mars 1933), p. 1034-1037.</text:span></text:p>
          <text:list>
            <text:list-item>
              <text:p text:style-name="P3"><text:span text:style-name="T1">URL : </text:span><text:a xlink:type="simple" xlink:href="http://gallica.bnf.fr/ark:/12148/bpt6k300059/f172.image" text:style-name="ListLabel_20_374" text:visited-style-name="ListLabel_20_374"><text:span text:style-name="Internet_20_link"><text:span text:style-name="T1">http://gallica.bnf.fr/ark:/12148/bpt6k300059/f172.image</text:span></text:span></text:a></text:p>
            </text:list-item>
          </text:list>
        </text:list-item>
        <text:list-item>
          <text:p text:style-name="P3"><text:span text:style-name="T3">[ddr_1933-03hn]</text:span><text:span text:style-name="T1"> « Solutions pratiques ? », </text:span><text:span text:style-name="T5">Hic et Nunc</text:span><text:span text:style-name="T1">, n° 2(mars 1933), p. 37-42.</text:span></text:p>
        </text:list-item>
        <text:list-item>
          <text:p text:style-name="P3"><text:span text:style-name="T3">[ddr_1933-03-01sem]</text:span><text:span text:style-name="T1"> « Humanisme et christianisme », </text:span><text:span text:style-name="T6">Le Semeur</text:span><text:span text:style-name="T1">, n° 5(1</text:span><text:span text:style-name="T146">er</text:span><text:span text:style-name="T1"> mars 1933), p. 293.</text:span></text:p>
          <text:list>
            <text:list-item>
              <text:p text:style-name="P3"><text:span text:style-name="T1">Repris dans </text:span><text:span text:style-name="T5">Politique de la Personne</text:span><text:span text:style-name="T1">.</text:span></text:p>
            </text:list-item>
          </text:list>
        </text:list-item>
        <text:list-item>
          <text:p text:style-name="P3"><text:span text:style-name="T3">[ddr_1933-03demain]</text:span><text:span text:style-name="T1"> « "Forces Nouvelles" en France : Mouvements de jeunesse », </text:span><text:span text:style-name="T6">Demain ?</text:span><text:span text:style-name="T1">, Paris, n° 12-13(mars-avril 1933), p. 23-25.</text:span></text:p>
        </text:list-item>
        <text:list-item>
          <text:p text:style-name="P3"><text:span text:style-name="T3">[ddr_1933-04nrf] « [</text:span><text:span text:style-name="T1">Recension de </text:span><text:span text:style-name="T7">Pétrarque</text:span><text:span text:style-name="T129"> de Charles Albert Cingria</text:span><text:span text:style-name="T1">] »</text:span><text:span text:style-name="T129">, </text:span><text:span text:style-name="T11">Nouvelle Revue Française</text:span><text:span text:style-name="T129">, n° </text:span><text:span text:style-name="T1">235(avril 1933), p. 676-678.</text:span></text:p>
        </text:list-item>
        <text:list-item>
          <text:p text:style-name="P3"><text:span text:style-name="T3">[ddr_1933-05rsec] « [</text:span><text:span text:style-name="T1">Réponse à l'enquête « La jeunesse française devant l'Allemagne »] », </text:span><text:span text:style-name="T6">La Revue du siècle</text:span><text:span text:style-name="T1">, n° 2(mai 1933), p. 7-9. </text:span></text:p>
        </text:list-item>
        <text:list-item>
          <text:p text:style-name="P3"><text:span text:style-name="T3">[ddr_1933-05on]</text:span><text:span text:style-name="T1"> « Liberté ou chômage ? », </text:span><text:span text:style-name="T6">L'Ordre Nouveau</text:span><text:span text:style-name="T1">, n° 1(mai 1933), p. 10-15.</text:span></text:p>
          <text:list>
            <text:list-item>
              <text:p text:style-name="P3"><text:span text:style-name="T1">Repris dans </text:span><text:span text:style-name="T5">Politique de la personne</text:span><text:span text:style-name="T1">, p. 219-225.</text:span></text:p>
            </text:list-item>
          </text:list>
        </text:list-item>
        <text:list-item>
          <text:p text:style-name="P3"><text:span text:style-name="T1">[ddr_1933-06on] « La légion étrangère soviétique », </text:span><text:span text:style-name="T6">L'Ordre Nouveau</text:span><text:span text:style-name="T1">, n° 2(juin 1933), p. 19-23.</text:span></text:p>
        </text:list-item>
        <text:list-item>
          <text:p text:style-name="P3"><text:span text:style-name="T3">[ddr_1933-06nrf] « [</text:span><text:span text:style-name="T1">Recension d'</text:span><text:span text:style-name="T7">Une main</text:span><text:span text:style-name="T129"> de C. F. Ramuz</text:span><text:span text:style-name="T1">] »</text:span><text:span text:style-name="T129">, </text:span><text:span text:style-name="T11">Nouvelle Revue Française</text:span><text:span text:style-name="T129">, n° </text:span><text:span text:style-name="T1">237(juin 1933), p. 1001-1002.</text:span></text:p>
        </text:list-item>
        <text:list-item>
          <text:p text:style-name="P3"><text:span text:style-name="T3">[ddr_1933-07espr]</text:span><text:span text:style-name="T1"> « Loisir ou temps vide ? », </text:span><text:span text:style-name="T5">Esprit</text:span><text:span text:style-name="T1">, n° 10(juillet 1933), p. 604-608.</text:span></text:p>
        </text:list-item>
      </text:list>
      <text:list xml:id="list3587791829" text:style-name="WWNum103">
        <text:list-item>
          <text:p text:style-name="P8"><text:bookmark-start text:name="_Hlk499122145"/><text:span text:style-name="T1">URL : </text:span><text:a xlink:type="simple" xlink:href="http://gallica.bnf.fr/ark:/12148/bpt6k30009p/f158.image" text:style-name="ListLabel_20_374" text:visited-style-name="ListLabel_20_374"><text:span text:style-name="Internet_20_link"><text:span text:style-name="T1">http://gallica.bnf.fr/ark:/12148/bpt6k30009p/f158.image</text:span></text:span></text:a><text:bookmark-end text:name="_Hlk499122145"/></text:p>
        </text:list-item>
        <text:list-item>
          <text:p text:style-name="P8"><text:span text:style-name="T1">Repris dans </text:span><text:span text:style-name="T5">Politique de la personne</text:span><text:span text:style-name="T1">, p. 226-231. </text:span></text:p>
        </text:list-item>
      </text:list>
      <text:list xml:id="list175956784546823" text:continue-list="list175957285766532" text:style-name="WWNum1">
        <text:list-item>
          <text:p text:style-name="P3"><text:span text:style-name="T3">[ddr_1933-07hn]</text:span><text:span text:style-name="T1"> « Dialectique des fins dernières », </text:span><text:span text:style-name="T6">Hic et Nunc</text:span><text:span text:style-name="T3">,</text:span><text:span text:style-name="T1"> n° 3-4(juillet 1933), p. 95-101.</text:span></text:p>
        </text:list-item>
        <text:list-item>
          <text:p text:style-name="P3"><text:span text:style-name="T3">[ddr_1933-07hn]</text:span><text:span text:style-name="T1"> « Poésie dialectique », </text:span><text:span text:style-name="T6">Hic et Nunc</text:span><text:span text:style-name="T1">, n° 3-4(juillet 1933), p. 116-117.</text:span></text:p>
        </text:list-item>
        <text:list-item>
          <text:p text:style-name="P3"><text:span text:style-name="T3">[ddr_1933-07on]</text:span><text:span text:style-name="T1"> « Pourquoi ils sont socialistes », </text:span><text:span text:style-name="T6">L'Ordre Nouveau</text:span><text:span text:style-name="T1">, n° 3(juillet </text:span><text:span text:style-name="T104">1933), p.</text:span><text:span text:style-name="T1"> 5-6.</text:span></text:p>
        </text:list-item>
        <text:list-item>
          <text:p text:style-name="P3"><text:span text:style-name="T3">[ddr_1933-07on]</text:span><text:span text:style-name="T1"> « Spirituel d'abord », </text:span><text:span text:style-name="T6">L'Ordre Nouveau</text:span><text:span text:style-name="T3">,</text:span><text:span text:style-name="T6"> </text:span><text:span text:style-name="T1">n° 3(juillet 1933), p. 13-17. </text:span></text:p>
          <text:list>
            <text:list-item>
              <text:p text:style-name="P3"><text:span text:style-name="T1">Avec Daniel-Rops.</text:span></text:p>
            </text:list-item>
          </text:list>
        </text:list-item>
        <text:list-item>
          <text:p text:style-name="P3"><text:span text:style-name="T3">[ddr_1933-07demain]</text:span><text:span text:style-name="T1"> « Antimarxiste parce que chrétien », </text:span><text:span text:style-name="T9">Demain ?</text:span><text:span text:style-name="T101">, Paris, n° 16-17(juillet-août </text:span><text:span text:style-name="T1">1933), p. 34-35.</text:span></text:p>
        </text:list-item>
      </text:list>
      <text:list xml:id="list348038047" text:style-name="WWNum102">
        <text:list-item>
          <text:p text:style-name="P9"><text:span text:style-name="T3">Repris dans </text:span><text:span text:style-name="T6">Politique de la personne</text:span><text:span text:style-name="T3">,</text:span><text:span text:style-name="T1"> p. 133-144.</text:span></text:p>
        </text:list-item>
      </text:list>
      <text:list xml:id="list175956973215340" text:continue-list="list175956784546823" text:style-name="WWNum1">
        <text:list-item>
          <text:p text:style-name="P3"><text:span text:style-name="T3">[ddr_1933-10on]</text:span><text:span text:style-name="T1"> </text:span><text:span text:style-name="T101">« Le</text:span><text:span text:style-name="T1">s parlementaires contre le Parlement », </text:span><text:span text:style-name="T6">L'Ordre Nouveau</text:span><text:span text:style-name="T1">, n° 4(octobre 1933), p. 7-9.</text:span></text:p>
          <text:list>
            <text:list-item>
              <text:p text:style-name="P3"><text:span text:style-name="T1">Avec Jean Jardin.</text:span></text:p>
            </text:list-item>
          </text:list>
        </text:list-item>
        <text:list-item>
          <text:p text:style-name="P3"><text:span text:style-name="T3">[ddr_1933-10nrf] « [</text:span><text:span text:style-name="T1">Recension de </text:span><text:span text:style-name="T7">Saint-Evremond ou L'humaniste impur</text:span><text:span text:style-name="T129"> </text:span><text:soft-page-break/><text:span text:style-name="T129">d'Albert-Marie Schmidt] », </text:span><text:span text:style-name="T11">Nouvelle Revue Française</text:span><text:span text:style-name="T129">, n° 241(octobre 1933), p. 621-622.</text:span></text:p>
        </text:list-item>
        <text:list-item>
          <text:p text:style-name="P3"><text:span text:style-name="T3">[ddr_1933-12rviv]</text:span><text:span text:style-name="T129"> « Positions d’attaque pour l’Ordre Nouveau », </text:span><text:span text:style-name="T11">La Revue des vivants</text:span><text:span text:style-name="T129">, n° 12(décembre 1933), p. 1821-1827</text:span></text:p>
          <text:list>
            <text:list-item>
              <text:p text:style-name="P3"><text:span text:style-name="T129">Signée par lui et les autres membres de l’ON.</text:span></text:p>
            </text:list-item>
            <text:list-item>
              <text:p text:style-name="P3"><text:span text:style-name="T129">URL : </text:span><text:a xlink:type="simple" xlink:href="http://gallica.bnf.fr/ark:/12148/bpt6k112644q/f535.image" text:style-name="ListLabel_20_376" text:visited-style-name="ListLabel_20_376"><text:span text:style-name="Internet_20_link"><text:span text:style-name="T129">http://gallica.bnf.fr/ark:/12148/bpt6k112644q/f535.image</text:span></text:span></text:a></text:p>
            </text:list-item>
          </text:list>
        </text:list-item>
        <text:list-item>
          <text:p text:style-name="P3"><text:span text:style-name="T3">[ddr_1933-12nrf] « [</text:span><text:span text:style-name="T1">Recension de </text:span><text:span text:style-name="T7">Le deuxième jour de la Création</text:span><text:span text:style-name="T129"> d'Ilya Ehrenbourg] », </text:span><text:span text:style-name="T11">Nouvelle Revue Française</text:span><text:span text:style-name="T129">, n° </text:span><text:span text:style-name="T1">243(décembre 1933), p. 927-929.</text:span></text:p>
        </text:list-item>
        <text:list-item>
          <text:p text:style-name="P3"><text:span text:style-name="T3">[ddr_1933-12-30nlit] « [</text:span><text:span text:style-name="T1">Recension de </text:span><text:span text:style-name="T5">Parole de Dieu et parole humaine</text:span><text:span text:style-name="T1"> de Karl Barth] », </text:span><text:span text:style-name="T5">Les Nouvelles littéraires</text:span><text:span text:style-name="T1">, n° 585(30 décembre 1933), p. 4.</text:span></text:p>
        </text:list-item>
      </text:list>
      <text:list xml:id="list44143543" text:style-name="WWNum101">
        <text:list-item>
          <text:p text:style-name="P10"><text:bookmark-start text:name="_Hlk499122134"/><text:span text:style-name="T1">URL : </text:span><text:a xlink:type="simple" xlink:href="http://gallica.bnf.fr/ark:/12148/bpt6k64521594/f4.image" text:style-name="ListLabel_20_374" text:visited-style-name="ListLabel_20_374"><text:span text:style-name="Internet_20_link"><text:span text:style-name="T1">http://gallica.bnf.fr/ark:/12148/bpt6k64521594/f4.image</text:span></text:span></text:a><text:bookmark-end text:name="_Hlk499122134"/></text:p>
        </text:list-item>
      </text:list>
      <text:list xml:id="list175956951138511" text:continue-list="list175956973215340" text:style-name="WWNum1">
        <text:list-item>
          <text:p text:style-name="P3"><text:span text:style-name="T3">[ddr_1934pres]</text:span><text:span text:style-name="T1"> « L'œuvre et la mort d'Arnaud Dandieu », </text:span><text:span text:style-name="T5">Présence</text:span><text:span text:style-name="T1">, Lausanne, n° 3(1933-1934), p. 57-59.</text:span></text:p>
        </text:list-item>
        <text:list-item>
          <text:p text:style-name="P3"><text:span text:style-name="T3">[ddr_1934-01hn]</text:span><text:span text:style-name="T1"> « Grammaire de la personne », </text:span><text:span text:style-name="T6">Hic et Nunc</text:span><text:span text:style-name="T1">, n° 5(janvier 1934), p. 18-23.</text:span></text:p>
          <text:list>
            <text:list-item>
              <text:p text:style-name="P3"><text:span text:style-name="T1">Repris dans </text:span><text:span text:style-name="T5">Penser avec les mains</text:span><text:span text:style-name="T1">, p. 236-241.</text:span></text:p>
            </text:list-item>
          </text:list>
        </text:list-item>
        <text:list-item>
          <text:p text:style-name="P3"><text:span text:style-name="T3">[ddr_1934-01commune] « [</text:span><text:span text:style-name="T1">Réponse à l'enquête « Pour qui écrivez-vous ? »] », </text:span><text:span text:style-name="T6">Commune</text:span><text:span text:style-name="T1">, n° 5-6(janvier-février 1934), p. 571-572.</text:span></text:p>
        </text:list-item>
      </text:list>
      <text:list xml:id="list3016300574" text:style-name="WWNum104">
        <text:list-item>
          <text:p text:style-name="P11"><text:bookmark-start text:name="_Hlk499122153"/><text:span text:style-name="T85">URL : </text:span><text:a xlink:type="simple" xlink:href="http://gallica.bnf.fr/ark:/12148/bpt6k6251466h/f99.image" text:style-name="ListLabel_20_375" text:visited-style-name="ListLabel_20_375"><text:span text:style-name="Internet_20_link"><text:span text:style-name="T85">http://gallica.bnf.fr/ark:/12148/bpt6k6251466h/f99.image</text:span></text:span></text:a><text:bookmark-end text:name="_Hlk499122153"/></text:p>
        </text:list-item>
      </text:list>
      <text:list xml:id="list175956110823361" text:continue-list="list175956951138511" text:style-name="WWNum1">
        <text:list-item>
          <text:p text:style-name="P3"><text:span text:style-name="T3">[ddr_1934-02on]</text:span><text:span text:style-name="T1"> « Communauté révolutionnaire », </text:span><text:span text:style-name="T5">L'Ordre Nouveau</text:span><text:span text:style-name="T3">,</text:span><text:span text:style-name="T1"> n° 8(février 1934), p. 14-18.</text:span></text:p>
        </text:list-item>
      </text:list>
      <text:list xml:id="list3736374593" text:style-name="WWNum106">
        <text:list-item>
          <text:p text:style-name="P12"><text:span text:style-name="T1">Repris dans </text:span><text:span text:style-name="T5">Politique de la personne</text:span><text:span text:style-name="T1">, p. 171-183.</text:span></text:p>
        </text:list-item>
      </text:list>
      <text:list xml:id="list175956937097880" text:continue-list="list175956110823361" text:style-name="WWNum1">
        <text:list-item>
          <text:p text:style-name="P3"><text:span text:style-name="T3">[ddr_1934-02-24nlit]</text:span><text:span text:style-name="T1"> « D'un humour romand », </text:span><text:span text:style-name="T6">Les Nouvelles littéraires</text:span><text:span text:style-name="T1">, n° 593(24 février 1934), p. 4.</text:span></text:p>
        </text:list-item>
      </text:list>
      <text:list xml:id="list2409914398" text:style-name="WWNum113">
        <text:list-item>
          <text:p text:style-name="P13"><text:span text:style-name="T1">A propos de Toeppfer, Pierre Girard et Charles-Albert Cingria.</text:span></text:p>
        </text:list-item>
        <text:list-item>
          <text:p text:style-name="P13"><text:bookmark-start text:name="_Hlk499122243"/><text:span text:style-name="T35">URL : </text:span><text:a xlink:type="simple" xlink:href="http://gallica.bnf.fr/ark:/12148/bpt6k6452167p/f4.item" text:style-name="ListLabel_20_377" text:visited-style-name="ListLabel_20_377"><text:span text:style-name="Internet_20_link"><text:span text:style-name="T35">http://gallica.bnf.fr/ark:/12148/bpt6k6452167p/f4.item</text:span></text:span></text:a><text:bookmark-end text:name="_Hlk499122243"/></text:p>
        </text:list-item>
      </text:list>
      <text:list xml:id="list175955656331565" text:continue-list="list175956937097880" text:style-name="WWNum1">
        <text:list-item>
          <text:p text:style-name="P3"><text:span text:style-name="T3">[ddr_1934-02fv]</text:span><text:span text:style-name="T1"> « Destin du siècle ou vocation personnelle ? » in </text:span><text:span text:style-name="T6">Foi et Vie</text:span><text:span text:style-name="T1">, n° 58-59(février-mars 1934), p. 143-157.</text:span></text:p>
          <text:list>
            <text:list-item>
              <text:p text:style-name="P3"><text:span text:style-name="T1">Extraits remaniés, « Destin du siècle ou destin de l'homme », </text:span><text:span text:style-name="T5">L'Ordre Nouveau</text:span><text:span text:style-name="T1">, n° 11(1934), p. 3-7. </text:span></text:p>
            </text:list-item>
            <text:list-item>
              <text:p text:style-name="P3"><text:span text:style-name="T1">Extraits remaniés, </text:span><text:span text:style-name="T5">Présence</text:span><text:span text:style-name="T1">, n° 3(1933-1934), p. 22-25.</text:span></text:p>
            </text:list-item>
            <text:list-item>
              <text:p text:style-name="P3"><text:span text:style-name="T1">Repris dans </text:span><text:span text:style-name="T5">Politique de la Personne</text:span><text:span text:style-name="T1">, p. 33-54.</text:span></text:p>
            </text:list-item>
          </text:list>
        </text:list-item>
        <text:list-item>
          <text:p text:style-name="P3"><text:span text:style-name="T3">[ddr_1934-03-24nlit] « [</text:span><text:span text:style-name="T1">Recension de </text:span><text:span text:style-name="T6">L'Humanité de Jésus d'après Calvin</text:span><text:span text:style-name="T3"> de </text:span><text:span text:style-name="T1">Max Dominicé] », </text:span><text:span text:style-name="T6">Les Nouvelles littéraires</text:span><text:span text:style-name="T1">, n° 597(24 mars 1934), p. 4.</text:span></text:p>
          <text:list>
            <text:list-item>
              <text:p text:style-name="P3"><text:bookmark-start text:name="_Hlk499122294"/><text:span text:style-name="T1">URL : </text:span><text:a xlink:type="simple" xlink:href="http://gallica.bnf.fr/ark:/12148/bpt6k6452171k/f4.item" text:style-name="ListLabel_20_374" text:visited-style-name="ListLabel_20_374"><text:span text:style-name="Internet_20_link"><text:span text:style-name="T1">http://gallica.bnf.fr/ark:/12148/bpt6k6452171k/f4.item</text:span></text:span></text:a><text:bookmark-end text:name="_Hlk499122294"/></text:p>
            </text:list-item>
          </text:list>
        </text:list-item>
        <text:list-item>
          <text:p text:style-name="P3"><text:span text:style-name="T3">[ddr_1934-04hn]</text:span><text:span text:style-name="T1"> « Précisions sur la mort du Grand Pan », </text:span><text:span text:style-name="T6">Hic et Nunc</text:span><text:span text:style-name="T3">,</text:span><text:span text:style-name="T1"> n° 6(avril 1934), p. 41-50.</text:span></text:p>
        </text:list-item>
        <text:list-item>
          <text:p text:style-name="P3"><text:span text:style-name="T3">[ddr_1934-04nrf] « [</text:span><text:span text:style-name="T1">Recension de</text:span><text:span text:style-name="T7"> Taille de l'homme</text:span><text:span text:style-name="T129"> de C. F. Ramuz</text:span><text:span text:style-name="T1">] »</text:span><text:span text:style-name="T129">, </text:span><text:span text:style-name="T11">Nouvelle Revue Française</text:span><text:span text:style-name="T129">, n° 247(avril 1934), p. 709-711.</text:span></text:p>
        </text:list-item>
        <text:list-item>
          <text:p text:style-name="P3"><text:span text:style-name="T3">[ddr_1934-05nrf] « [</text:span><text:span text:style-name="T1">Recension de </text:span><text:span text:style-name="T7">Le Procès</text:span><text:span text:style-name="T129"> de Franz Kafka</text:span><text:span text:style-name="T1">] »</text:span><text:span text:style-name="T129">, </text:span><text:span text:style-name="T11">Nouvelle Revue Française</text:span><text:span text:style-name="T129">, n° 248(mai 1934), p. 868-869.</text:span></text:p>
          <text:list>
            <text:list-item>
              <text:p text:style-name="P3"><text:span text:style-name="T129">Repris dans les </text:span><text:span text:style-name="T11">Personnes des drames</text:span><text:span text:style-name="T129">.</text:span></text:p>
            </text:list-item>
          </text:list>
        </text:list-item>
        <text:list-item>
          <text:p text:style-name="P3"><text:span text:style-name="T1">[ddr_1934-05fv] « Deux essais de philosophes chrétiens », </text:span><text:span text:style-name="T6">Foi et Vie</text:span><text:span text:style-name="T1">, n° 61(mai 1934), p. 415-422.</text:span></text:p>
        </text:list-item>
        <text:list-item>
          <text:p text:style-name="P3"><text:span text:style-name="T3">[ddr_1934-05-25jg] « [</text:span><text:span text:style-name="T1">Recension de </text:span><text:span text:style-name="T6">Sara Alelia</text:span><text:span text:style-name="T1"> de Hildur Dixelius von Axter] », </text:span><text:span text:style-name="T6">Journal de Genève</text:span><text:span text:style-name="T3">, n° 140</text:span><text:span text:style-name="T1">(25 mai 1934), p. 1.</text:span></text:p>
        </text:list-item>
      </text:list>
      <text:list xml:id="list962268" text:style-name="WWNum105">
        <text:list-item>
          <text:p text:style-name="P14"><text:bookmark-start text:name="_Hlk499122162"/><text:span text:style-name="T1">URL : </text:span><text:a xlink:type="simple" xlink:href="http://www.letempsarchives.ch/page/JDG_1934_05_25/1" text:style-name="ListLabel_20_374" text:visited-style-name="ListLabel_20_374"><text:span text:style-name="Internet_20_link"><text:span text:style-name="T1">http://www.letempsarchives.ch/page/JDG_1934_05_25/1</text:span></text:span></text:a><text:bookmark-end text:name="_Hlk499122162"/></text:p>
        </text:list-item>
        <text:list-item>
          <text:p text:style-name="P14"><text:span text:style-name="T1">Nouvelle éd., revue et augmentée, « Au sujet de </text:span><text:span text:style-name="T5">Sara Alelila</text:span><text:span text:style-name="T1"> », d'Hildur Dixeluius, </text:span><text:span text:style-name="T6">Les Nouvelles littéraires</text:span><text:span text:style-name="T3">, </text:span><text:span text:style-name="T1">n° 629(3 novembre 1934), p. 3.</text:span></text:p>
        </text:list-item>
      </text:list>
      <text:list xml:id="list175955728084873" text:continue-list="list3326217701" text:style-name="WWNum95">
        <text:list-item>
          <text:list>
            <text:list-item>
              <text:list>
                <text:list-item>
                  <text:p text:style-name="P4"><text:bookmark-start text:name="_Hlk499122169"/><text:soft-page-break/><text:span text:style-name="T1">URL : </text:span><text:a xlink:type="simple" xlink:href="http://gallica.bnf.fr/ark:/12148/bpt6k64522033/f4.item" text:style-name="ListLabel_20_374" text:visited-style-name="ListLabel_20_374"><text:span text:style-name="Internet_20_link"><text:span text:style-name="T1">http://gallica.bnf.fr/ark:/12148/bpt6k64522033/f4.item</text:span></text:span></text:a><text:bookmark-end text:name="_Hlk499122169"/></text:p>
                </text:list-item>
              </text:list>
            </text:list-item>
          </text:list>
        </text:list-item>
      </text:list>
      <text:list xml:id="list175956367156488" text:continue-list="list175955656331565" text:style-name="WWNum1">
        <text:list-item>
          <text:p text:style-name="P3"><text:span text:style-name="T3">[ddr_1934-05-26nlit]</text:span><text:span text:style-name="T1"> « Quelques œuvres et une biographie de Kierkegaard », </text:span><text:span text:style-name="T6">Les Nouvelles </text:span><text:span text:style-name="T5">littéraires</text:span><text:span text:style-name="T1">, n° 606(26 mai 1934), p. 3.</text:span></text:p>
        </text:list-item>
      </text:list>
      <text:list xml:id="list3591604054" text:style-name="WWNum107">
        <text:list-item>
          <text:p text:style-name="P15"><text:bookmark-start text:name="_Hlk499122182"/><text:span text:style-name="T1">URL : </text:span><text:a xlink:type="simple" xlink:href="http://gallica.bnf.fr/ark:/12148/bpt6k6452180j/f3.item" text:style-name="ListLabel_20_374" text:visited-style-name="ListLabel_20_374"><text:span text:style-name="Internet_20_link"><text:span text:style-name="T1">http://gallica.bnf.fr/ark:/12148/bpt6k6452180j/f3.item</text:span></text:span></text:a><text:bookmark-end text:name="_Hlk499122182"/></text:p>
        </text:list-item>
      </text:list>
      <text:list xml:id="list175956155023718" text:continue-list="list175956367156488" text:style-name="WWNum1">
        <text:list-item>
          <text:p text:style-name="P3"><text:span text:style-name="T3">[ddr_1934-06cs] « [</text:span><text:span text:style-name="T1">Recension de </text:span><text:span text:style-name="T5">La Révolution nécessaire</text:span><text:span text:style-name="T1"> d'Arnaud Dandieu et Robert Aron] », </text:span><text:span text:style-name="T6">Cahiers du Sud</text:span><text:span text:style-name="T3">,</text:span><text:span text:style-name="T6"> </text:span><text:span text:style-name="T1">Marseille, n° 162(juin 1934) p. 386-391.</text:span></text:p>
        </text:list-item>
      </text:list>
      <text:list xml:id="list3517012856" text:style-name="WWNum108">
        <text:list-item>
          <text:p text:style-name="P16"><text:span text:style-name="T1">Repris in </text:span><text:span text:style-name="T5">Politique de la Personne</text:span><text:span text:style-name="T1">, p. 245-250.</text:span></text:p>
        </text:list-item>
      </text:list>
      <text:list xml:id="list175955415703699" text:continue-list="list175956155023718" text:style-name="WWNum1">
        <text:list-item>
          <text:p text:style-name="P3"><text:span text:style-name="T3">[ddr_1934-07hn]</text:span><text:span text:style-name="T1"> « Éditorial », </text:span><text:span text:style-name="T6">Hic et Nunc</text:span><text:span text:style-name="T1">, n° 7(juillet 1934), p. 65-67.</text:span></text:p>
        </text:list-item>
        <text:list-item>
          <text:p text:style-name="P3"><text:span text:style-name="T3">[ddr_1934-07christsoc]</text:span><text:span text:style-name="T1"> « </text:span><text:span text:style-name="T101">Où </text:span><text:span text:style-name="T1">sont les jeunes protestants ? » in </text:span><text:span text:style-name="T6">Le Christianisme social</text:span><text:span text:style-name="T3">,</text:span><text:span text:style-name="T6"> </text:span><text:span text:style-name="T1">Paris, n° </text:span><text:span text:style-name="T101">6(juillet-août </text:span><text:span text:style-name="T1">1934), p. 49-58.</text:span></text:p>
        </text:list-item>
        <text:list-item>
          <text:p text:style-name="P3"><text:span text:style-name="T3">[ddr_1934-08-04nlit]</text:span><text:span text:style-name="T1"> « Le mouvement des groupes ; Kagawa », recension </text:span><text:span text:style-name="T21">Vies transformées</text:span><text:span text:style-name="T35"> d'Harold Begbie, sur les Groupes d'Oxford ;</text:span><text:span text:style-name="T1"> d'</text:span><text:span text:style-name="T21">Avant l'aube</text:span><text:span text:style-name="T35"> de Kagawa et </text:span><text:span text:style-name="T1">de </text:span><text:span text:style-name="T6">Kagawa</text:span><text:span text:style-name="T1"> de William Axling, </text:span><text:span text:style-name="T6">Les Nouvelles littéraires</text:span><text:span text:style-name="T1">, n° 6(4 août 1934), p. 3.</text:span></text:p>
        </text:list-item>
      </text:list>
      <text:list xml:id="list993154895" text:style-name="WWNum110">
        <text:list-item>
          <text:p text:style-name="P17"><text:span text:style-name="T88">URL: </text:span><text:a xlink:type="simple" xlink:href="http://gallica.bnf.fr/ark:/12148/bpt6k6452190x/f4.image" text:style-name="ListLabel_20_378" text:visited-style-name="ListLabel_20_378"><text:span text:style-name="Internet_20_link"><text:span text:style-name="T88">http://gallica.bnf.fr/ark:/12148/bpt6k6452190x/f4.image</text:span></text:span></text:a></text:p>
        </text:list-item>
      </text:list>
      <text:list xml:id="list175956203477732" text:continue-list="list175955415703699" text:style-name="WWNum1">
        <text:list-item>
          <text:p text:style-name="P3"><text:span text:style-name="T3">[ddr_1934-08fv]</text:span><text:span text:style-name="T1"> « Notice biographique [Kierkegaard] », </text:span><text:span text:style-name="T6">Foi et Vie</text:span><text:span text:style-name="T3">, </text:span><text:span text:style-name="T1">n° 64(août-septembre 1934), p. 602-604.</text:span></text:p>
        </text:list-item>
        <text:list-item>
          <text:p text:style-name="P3"><text:span text:style-name="T3">[ddr_1934-08fv]</text:span><text:span text:style-name="T1"> « Nécessité de Kierkegaard », </text:span><text:span text:style-name="T6">Foi et Vie</text:span><text:span text:style-name="T3">, </text:span><text:span text:style-name="T1">n° 64(août-septembre 1934), p. 605-620.</text:span></text:p>
        </text:list-item>
      </text:list>
      <text:list xml:id="list299902553" text:style-name="WWNum109">
        <text:list-item>
          <text:p text:style-name="P18"><text:span text:style-name="T1">Le dossier comportait encore quelques fragments traduits du philosophe, dont certains l'ont été par de Rougemont.</text:span></text:p>
        </text:list-item>
        <text:list-item>
          <text:p text:style-name="P18"><text:span text:style-name="T1">Repris dans </text:span><text:span text:style-name="T5">Les Personnes du drame</text:span><text:span text:style-name="T1">.</text:span></text:p>
        </text:list-item>
      </text:list>
      <text:list xml:id="list175955632208901" text:continue-list="list175956203477732" text:style-name="WWNum1">
        <text:list-item>
          <text:p text:style-name="P3"><text:span text:style-name="T3">[ddr_1934-10espr]</text:span><text:span text:style-name="T1"> « Préface à une littérature », </text:span><text:span text:style-name="T6">Esprit</text:span><text:span text:style-name="T3">,</text:span><text:span text:style-name="T1"> n° 25(octobre 1934), p. 24-33.</text:span></text:p>
        </text:list-item>
        <text:list-item>
          <text:p text:style-name="P3"><text:span text:style-name="T3">[ddr_1934-10-15on]</text:span><text:span text:style-name="T1"> « Plans de réforme », </text:span><text:span text:style-name="T6">L'Ordre Nouveau</text:span><text:span text:style-name="T3">,</text:span><text:span text:style-name="T6"> </text:span><text:span text:style-name="T1">n° 14(15 octobre 1934), p. 15-22.</text:span></text:p>
        </text:list-item>
        <text:list-item>
          <text:p text:style-name="P3"><text:span text:style-name="T3">[ddr_1934-10fv] « [</text:span><text:span text:style-name="T181">Recension de </text:span><text:span text:style-name="T175">Destin allemand</text:span><text:span text:style-name="T181"> de Kasimir Edschmid</text:span><text:span text:style-name="T1">] »</text:span><text:span text:style-name="T181">, </text:span><text:span text:style-name="T176">Foi et Vie</text:span><text:span text:style-name="T182">, </text:span><text:span text:style-name="T181">Paris, n° 65(octobre-novembre 1934), p. 812-817. </text:span></text:p>
        </text:list-item>
        <text:list-item>
          <text:p text:style-name="P3"><text:span text:style-name="T3">[ddr_1934-11espr]</text:span><text:span text:style-name="T1"> « Sur une nouvelle de Jean Giono », </text:span><text:span text:style-name="T5">Esprit</text:span><text:span text:style-name="T1">, n° 26(novembre 1934), p. 292-295.</text:span></text:p>
        </text:list-item>
      </text:list>
      <text:list xml:id="list3627577727" text:style-name="WWNum111">
        <text:list-item>
          <text:p text:style-name="P19"><text:span text:style-name="T1">URL : </text:span><text:a xlink:type="simple" xlink:href="http://gallica.bnf.fr/ark:/12148/bpt6k30022w/f126.image" text:style-name="ListLabel_20_374" text:visited-style-name="ListLabel_20_374"><text:span text:style-name="Internet_20_link"><text:span text:style-name="T1">http://gallica.bnf.fr/ark:/12148/bpt6k30022w/f126.image</text:span></text:span></text:a><text:bookmark text:name="_Hlk499122219"/></text:p>
        </text:list-item>
        <text:list-item>
          <text:p text:style-name="P19"><text:span text:style-name="T1">Repris dans </text:span><text:span text:style-name="T5">Journal d'un intellectuel en chômage</text:span><text:span text:style-name="T1">, p. 162-164, annotation du 28 novembre 1934, puis dans </text:span><text:span text:style-name="T5">Journal d'une époque</text:span><text:span text:style-name="T1">, p. 218-219.</text:span></text:p>
        </text:list-item>
      </text:list>
      <text:list xml:id="list175956906201045" text:continue-list="list175955632208901" text:style-name="WWNum1">
        <text:list-item>
          <text:p text:style-name="P3"><text:span text:style-name="T3">[ddr_1934-11rxx]</text:span><text:span text:style-name="T1"> « Jeunesse déracinée », </text:span><text:span text:style-name="T6">La Revue du XX</text:span><text:span text:style-name="T149">e</text:span><text:span text:style-name="T6"> siècle</text:span><text:span text:style-name="T1">, n° 1(novembre 1934), p. 16-18. </text:span></text:p>
        </text:list-item>
        <text:list-item>
          <text:p text:style-name="P3"><text:span text:style-name="T3">[ddr_1934-11sem]</text:span><text:span text:style-name="T1"> « Sur la méthode de M. Goguel », recension de </text:span><text:span text:style-name="T6">Foi à la résurrection de Jésus dans le christianisme primitif</text:span><text:span text:style-name="T3"> de </text:span><text:span text:style-name="T1">Maurice Goguel, </text:span><text:span text:style-name="T6">Le Semeur</text:span><text:span text:style-name="T3">, </text:span><text:span text:style-name="T1">n° 1(novembre 1934), p. 29-35.</text:span></text:p>
        </text:list-item>
        <text:list-item>
          <text:p text:style-name="P3"><text:span text:style-name="T3">[ddr_1934-12espr]</text:span><text:span text:style-name="T1"> « Définition de la Personne », </text:span><text:span text:style-name="T6">Esprit</text:span><text:span text:style-name="T3">, n° </text:span><text:span text:style-name="T1">27(décembre 1934), p. 368-382.</text:span></text:p>
        </text:list-item>
      </text:list>
      <text:list xml:id="list916890988" text:style-name="WWNum112">
        <text:list-item>
          <text:p text:style-name="P20"><text:bookmark-start text:name="_Hlk499122232"/><text:span text:style-name="T1">URL : </text:span><text:a xlink:type="simple" xlink:href="http://gallica.bnf.fr/ark:/12148/bpt6k300237/f34.image" text:style-name="ListLabel_20_374" text:visited-style-name="ListLabel_20_374"><text:span text:style-name="Internet_20_link"><text:span text:style-name="T1">http://gallica.bnf.fr/ark:/12148/bpt6k300237/f34.image</text:span></text:span></text:a><text:bookmark-end text:name="_Hlk499122232"/></text:p>
        </text:list-item>
        <text:list-item>
          <text:p text:style-name="P20"><text:span text:style-name="T44">Trad. allemande, </text:span><text:span text:style-name="T55">« </text:span><text:span text:style-name="T44">Bestimmung der Person », </text:span><text:span text:style-name="T46">Neue Schweizer Rundschau</text:span><text:span text:style-name="T54">, </text:span><text:span text:style-name="T44">H. 4(1939), p. 248-264.</text:span></text:p>
        </text:list-item>
        <text:list-item>
          <text:p text:style-name="P20"><text:span text:style-name="T77">Trad. espagnole, </text:span><text:span text:style-name="T8">Federalisme, personalisme, ecumenisme : la inspiració europea</text:span><text:span text:style-name="T77">, recueil de textes de Denis de Rougemont traduits par Joan Alfred Martinez i Segui, Paiporta, Denes, 2010, 147 p., coll. Rent 8, ISBN 9788492768424.</text:span></text:p>
        </text:list-item>
      </text:list>
      <text:list xml:id="list175956963283166" text:continue-list="list175956906201045" text:style-name="WWNum1">
        <text:list-item>
          <text:p text:style-name="P3"><text:span text:style-name="T3">[ddr_1934-12espr] « [</text:span><text:span text:style-name="T1">Recension de </text:span><text:span text:style-name="T5">Point du jour</text:span><text:span text:style-name="T1"> d'André Breton] », </text:span><text:span text:style-name="T5">Esprit</text:span><text:span text:style-name="T1">, n° 27(décembre 1934), p. 475-476.</text:span></text:p>
        </text:list-item>
        <text:list-item>
          <text:p text:style-name="P3"><text:soft-page-break/><text:span text:style-name="T3">[ddr_1934-12-15nlit]</text:span><text:span text:style-name="T1"> « Une histoire de la Réforme protestante en France », recension de </text:span><text:span text:style-name="T5">l'Histoire de la Réforme française</text:span><text:span text:style-name="T1"> de Camille Jullian, t. II, </text:span><text:span text:style-name="T6">Les Nouvelles littéraires</text:span><text:span text:style-name="T3">, </text:span><text:span text:style-name="T1">n° 635(15 décembre 1934), p. 5.</text:span></text:p>
        </text:list-item>
      </text:list>
      <text:list xml:id="list1456826472" text:style-name="WWNum114">
        <text:list-item>
          <text:p text:style-name="P21"><text:span text:style-name="T1">URL : </text:span><text:a xlink:type="simple" xlink:href="http://gallica.bnf.fr/ark:/12148/bpt6k6452209k/f5.item" text:style-name="ListLabel_20_374" text:visited-style-name="ListLabel_20_374"><text:span text:style-name="Internet_20_link"><text:span text:style-name="T1">http://gallica.bnf.fr/ark:/12148/bpt6k6452209k/f5.item</text:span></text:span></text:a><text:bookmark text:name="_Hlk499122274"/></text:p>
        </text:list-item>
      </text:list>
      <text:list xml:id="list175957355282655" text:continue-list="list175956963283166" text:style-name="WWNum1">
        <text:list-item>
          <text:p text:style-name="P3"><text:span text:style-name="T3">[ddr_1934_preface_koch_soren_kierkegaard] </text:span><text:span text:style-name="T28">Préface à </text:span><text:span text:style-name="T15">Sören Kierkegaard</text:span><text:span text:style-name="T28"> de Carl Koch, trad. du danois par A. Nicolet et F. J. Billeskov Jansen, Ed. Je sers, 1934, p. 7-13.</text:span></text:p>
        </text:list-item>
      </text:list>
      <text:list xml:id="list1299809641" text:style-name="WWNum317">
        <text:list-item>
          <text:p text:style-name="P22"><text:span text:style-name="T28">Repris dans </text:span><text:span text:style-name="T15">Les personnes du drame</text:span><text:span text:style-name="T28">.</text:span></text:p>
        </text:list-item>
      </text:list>
      <text:list xml:id="list175955389787776" text:continue-list="list175957355282655" text:style-name="WWNum1">
        <text:list-item>
          <text:p text:style-name="P3"><text:span text:style-name="T3">[ddr_1935-01on]</text:span><text:span text:style-name="T1"> « Un exemple de tactique révolutionnaire chez Lénine », </text:span><text:span text:style-name="T6">L'Ordre Nouveau</text:span><text:span text:style-name="T3">,</text:span><text:span text:style-name="T1"> n° 17(janvier 1935), p. 9-12.</text:span></text:p>
        </text:list-item>
        <text:list-item>
          <text:p text:style-name="P3"><text:span text:style-name="T3">[ddr_1935-01espr] « [</text:span><text:span text:style-name="T1">Recension de </text:span><text:span text:style-name="T5">Singulier</text:span><text:span text:style-name="T1"> d'André Rouveyre] », </text:span><text:span text:style-name="T6">Esprit</text:span><text:span text:style-name="T3">,</text:span><text:span text:style-name="T6"> </text:span><text:span text:style-name="T1">n° 28(janvier 1935), p. 676-677.</text:span></text:p>
        </text:list-item>
        <text:list-item>
          <text:p text:style-name="P3"><text:span text:style-name="T3">[ddr_1935-02espr]</text:span><text:span text:style-name="T1"> « Quatre indications pour une culture personnaliste », </text:span><text:span text:style-name="T6">L'Ordre Nouveau</text:span><text:span text:style-name="T131">, </text:span><text:span text:style-name="T1">n° 18(février 1935), p. 13-16.</text:span></text:p>
        </text:list-item>
        <text:list-item>
          <text:p text:style-name="P3"><text:span text:style-name="T3">[ddr_1935-02espr] « [</text:span><text:span text:style-name="T1">Recension d'</text:span><text:span text:style-name="T5">Idoles</text:span><text:span text:style-name="T1"> de Maurice Meunier] », </text:span><text:span text:style-name="T5">Esprit</text:span><text:span text:style-name="T1">, n° 29(février 1935), p. 846.</text:span></text:p>
        </text:list-item>
        <text:list-item>
          <text:p text:style-name="P3"><text:span text:style-name="T3">[ddr_1935-02-espr] « [</text:span><text:span text:style-name="T1">Recension de </text:span><text:span text:style-name="T5">Nitro</text:span><text:span text:style-name="T1"> d'Albert Soulillou] », </text:span><text:span text:style-name="T5">Esprit</text:span><text:span text:style-name="T1">, n° 29(février 1935), p. 846-847.</text:span></text:p>
        </text:list-item>
        <text:list-item>
          <text:p text:style-name="P3"><text:span text:style-name="T3">[ddr_1935-02-23nlit]</text:span><text:span text:style-name="T1"> « Kierkegaard, Dostoïevski, Barth », </text:span><text:span text:style-name="T6">Les Nouvelles littéraires</text:span><text:span text:style-name="T1">, n° 645(23 février 1935), p. 5.</text:span></text:p>
        </text:list-item>
      </text:list>
      <text:list xml:id="list836146153" text:style-name="WWNum311">
        <text:list-item>
          <text:p text:style-name="P23"><text:bookmark-start text:name="_Hlk499122371"/><text:span text:style-name="T35">URL : </text:span><text:a xlink:type="simple" xlink:href="http://gallica.bnf.fr/ark:/12148/bpt6k6452219z/f5.item" text:style-name="ListLabel_20_377" text:visited-style-name="ListLabel_20_377"><text:span text:style-name="Internet_20_link"><text:span text:style-name="T35">http://gallica.bnf.fr/ark:/12148/bpt6k6452219z/f5.item</text:span></text:span></text:a><text:bookmark-end text:name="_Hlk499122371"/></text:p>
        </text:list-item>
      </text:list>
      <text:list xml:id="list175955384831343" text:continue-list="list175955389787776" text:style-name="WWNum1">
        <text:list-item>
          <text:p text:style-name="P3"><text:span text:style-name="T3">[ddr_1935-03herm]</text:span><text:span text:style-name="T179"> « Mystère de la Vision », </text:span><text:span text:style-name="T174">Hermès</text:span><text:span text:style-name="T179">, Bruxelles, Paris, n° 4(mars 1935), p. 42-54.</text:span></text:p>
        </text:list-item>
      </text:list>
      <text:list xml:id="list4203160015" text:style-name="WWNum314">
        <text:list-item>
          <text:p text:style-name="P24"><text:span text:style-name="T179">Fragments d'un traité resté inédit sur la vision physiognomique du monde.</text:span></text:p>
        </text:list-item>
      </text:list>
      <text:list xml:id="list175955806499372" text:continue-list="list175955384831343" text:style-name="WWNum1">
        <text:list-item>
          <text:p text:style-name="P3"><text:span text:style-name="T3">[ddr_1935-03fv]</text:span><text:span text:style-name="T179"> « Notes en marge de Nietzsche », recension des </text:span><text:span text:style-name="T174">Œuvres complètes </text:span><text:span text:style-name="T179">de </text:span><text:span text:style-name="T174">Nietzsche</text:span><text:span text:style-name="T179">, traduites par Henri-Jean Bolle, </text:span><text:span text:style-name="T174">Foi et Vie</text:span><text:span text:style-name="T179">, n° 68(mars 1935), p. 250-256.</text:span></text:p>
        </text:list-item>
        <text:list-item>
          <text:p text:style-name="P3"><text:span text:style-name="T3">[ddr_1935-03-15on]</text:span><text:span text:style-name="T104"> « L'Etat </text:span><text:span text:style-name="T1">contre l'esprit : l'Edit de Nantes et sa Révocation », </text:span><text:span text:style-name="T6">L'Ordre Nouveau</text:span><text:span text:style-name="T3">,</text:span><text:span text:style-name="T1"> n° 19(15 mars – 1</text:span><text:span text:style-name="T146">er</text:span><text:span text:style-name="T1"> avril 1935), p. 29-33.</text:span></text:p>
        </text:list-item>
        <text:list-item>
          <text:p text:style-name="P3"><text:span text:style-name="T3">[ddr_1935-04espr] « [</text:span><text:span text:style-name="T1">Recension de </text:span><text:span text:style-name="T5">Les uns les autres</text:span><text:span text:style-name="T1"> de Roger Breuil] », </text:span><text:span text:style-name="T5">Esprit</text:span><text:span text:style-name="T1">, n° 31(avril 1935), p. 102-103.</text:span></text:p>
        </text:list-item>
      </text:list>
      <text:list xml:id="list3234580705" text:style-name="WWNum310">
        <text:list-item>
          <text:p text:style-name="P25"><text:span text:style-name="T1">URL : </text:span><text:a xlink:type="simple" xlink:href="http://gallica.bnf.fr/ark:/12148/bpt6k30028z/f106.image" text:style-name="ListLabel_20_374" text:visited-style-name="ListLabel_20_374"><text:span text:style-name="Internet_20_link"><text:span text:style-name="T1">http://gallica.bnf.fr/ark:/12148/bpt6k30028z/f106.image</text:span></text:span></text:a><text:bookmark text:name="_Hlk499122386"/></text:p>
        </text:list-item>
      </text:list>
      <text:list xml:id="list175956446938219" text:continue-list="list175955806499372" text:style-name="WWNum1">
        <text:list-item>
          <text:p text:style-name="P3"><text:span text:style-name="T3">[ddr_1935-04blon]</text:span><text:span text:style-name="T1"> « Les autres et nous / Esprit », </text:span><text:span text:style-name="T6">Bulletin de liaison des groupes Ordre Nouveau</text:span><text:span text:style-name="T3">, </text:span><text:span text:style-name="T1">n° 1(avril 1935), p. 3-4.</text:span></text:p>
        </text:list-item>
        <text:list-item>
          <text:p text:style-name="P3"><text:span text:style-name="T3">[ddr_1935-04sem]</text:span><text:span text:style-name="T1"> « La cité », dans un dossier thématique sur la vocation, </text:span><text:span text:style-name="T5">Le Semeur</text:span><text:span text:style-name="T1">, Paris, n° 6-7(avril-mai 1935), p. 387-416.</text:span></text:p>
        </text:list-item>
        <text:list-item>
          <text:p text:style-name="P3"><text:span text:style-name="T3">[ddr_1935-04pres]</text:span><text:span text:style-name="T1"> « Contre Nietzsche », </text:span><text:span text:style-name="T5">Présence</text:span><text:span text:style-name="T1">, n° 3(avril-mai 1935), p. 1-4.</text:span></text:p>
        </text:list-item>
        <text:list-item>
          <text:p text:style-name="P3"><text:span text:style-name="T3">[ddr_1935-05hn]</text:span><text:span text:style-name="T1"> « Soirée chez Nicodème », </text:span><text:span text:style-name="T5">Hic et Nunc</text:span><text:span text:style-name="T1">, n° 9-10(mai 1935), p. 152-170.</text:span></text:p>
        </text:list-item>
        <text:list-item>
          <text:p text:style-name="P3"><text:span text:style-name="T3">[ddr_1935-05hn]</text:span><text:span text:style-name="T1"> « Les trois temps de la Parole », </text:span><text:span text:style-name="T6">Hic et Nunc</text:span><text:span text:style-name="T1">, n° 9-10(mai 1935), p. 152-158.</text:span></text:p>
        </text:list-item>
        <text:list-item>
          <text:p text:style-name="P3"><text:span text:style-name="T3">[ddr_1935-05commune]</text:span><text:span text:style-name="T1"> « Lettre », </text:span><text:span text:style-name="T6">Commune</text:span><text:span text:style-name="T1">, n° 21(mai 1935), p. 1059.</text:span></text:p>
        </text:list-item>
      </text:list>
      <text:list xml:id="list3057407554" text:style-name="WWNum315">
        <text:list-item>
          <text:p text:style-name="P26"><text:span text:style-name="T1">URL : </text:span><text:a xlink:type="simple" xlink:href="http://gallica.bnf.fr/ark:/12148/bpt6k6251399j/f658" text:style-name="ListLabel_20_374" text:visited-style-name="ListLabel_20_374"><text:span text:style-name="Internet_20_link"><text:span text:style-name="T1">http://gallica.bnf.fr/ark:/12148/bpt6k6251399j/f658</text:span></text:span></text:a><text:bookmark text:name="_Hlk499122336"/></text:p>
        </text:list-item>
        <text:list-item>
          <text:p text:style-name="P26"><text:span text:style-name="T101">À </text:span><text:span text:style-name="T1">propos du compte rendu de G. Servèze, « </text:span><text:span text:style-name="T6">Politique de la Personne</text:span><text:span text:style-name="T3"> de</text:span><text:span text:style-name="T6"> </text:span><text:span text:style-name="T1">D. de R. », </text:span><text:span text:style-name="T6">Commune</text:span><text:span text:style-name="T3">, n° 19(</text:span><text:span text:style-name="T1">mars 1935), p. 771-772, ainsi qu'à sa « Réponse [à D. de R.] », </text:span><text:span text:style-name="T6">Commune</text:span><text:span text:style-name="T3">, n° 21(</text:span><text:span text:style-name="T1">mai 1935), p. 1059.</text:span></text:p>
          <text:list>
            <text:list-item>
              <text:list>
                <text:list-item>
                  <text:p text:style-name="P26"><text:span text:style-name="T1">Compte-rendu en question : </text:span><text:a xlink:type="simple" xlink:href="http://gallica.bnf.fr/ark:/12148/bpt6k6251399j/f370" text:style-name="ListLabel_20_374" text:visited-style-name="ListLabel_20_374"><text:span text:style-name="Internet_20_link"><text:span text:style-name="T1">http://gallica.bnf.fr/ark:/12148/bpt6k6251399j/f370</text:span></text:span></text:a></text:p>
                </text:list-item>
              </text:list>
            </text:list-item>
          </text:list>
        </text:list-item>
      </text:list>
      <text:list xml:id="list175957260317604" text:continue-list="list175956446938219" text:style-name="WWNum1">
        <text:list-item>
          <text:p text:style-name="P3"><text:span text:style-name="T3">[ddr_1935-05espr] « [</text:span><text:span text:style-name="T1">Recension de </text:span><text:span text:style-name="T5">Destin allemand</text:span><text:span text:style-name="T1"> de Kasimir Edschmid] », </text:span><text:soft-page-break/><text:span text:style-name="T5">Esprit</text:span><text:span text:style-name="T1">, n° 32(mai 1935), p. 292-294.</text:span></text:p>
        </text:list-item>
      </text:list>
      <text:list xml:id="list84721592" text:style-name="WWNum309">
        <text:list-item>
          <text:p text:style-name="P27"><text:bookmark-start text:name="_Hlk499122400"/><text:span text:style-name="T1">URL : </text:span><text:a xlink:type="simple" xlink:href="http://gallica.bnf.fr/ark:/12148/bpt6k300299/f146.image" text:style-name="ListLabel_20_374" text:visited-style-name="ListLabel_20_374"><text:span text:style-name="Internet_20_link"><text:span text:style-name="T1">http://gallica.bnf.fr/ark:/12148/bpt6k300299/f146.image</text:span></text:span></text:a><text:bookmark-end text:name="_Hlk499122400"/></text:p>
        </text:list-item>
      </text:list>
      <text:list xml:id="list175957145642456" text:continue-list="list175957260317604" text:style-name="WWNum1">
        <text:list-item>
          <text:p text:style-name="P3"><text:span text:style-name="T3">[ddr_1935-06espr] « [</text:span><text:span text:style-name="T1">Recension de </text:span><text:span text:style-name="T5">Grains et Issues</text:span><text:span text:style-name="T1"> de Tristan Tzara] », </text:span><text:span text:style-name="T5">Esprit</text:span><text:span text:style-name="T1">, n° 33(juin 1935), p. 430-433.</text:span></text:p>
        </text:list-item>
      </text:list>
      <text:list xml:id="list1622416204" text:style-name="WWNum308">
        <text:list-item>
          <text:p text:style-name="P28"><text:bookmark-start text:name="_Hlk499122410"/><text:span text:style-name="T1">URL : </text:span><text:a xlink:type="simple" xlink:href="http://gallica.bnf.fr/ark:/12148/bpt6k30030h/f100.image" text:style-name="ListLabel_20_374" text:visited-style-name="ListLabel_20_374"><text:span text:style-name="Internet_20_link"><text:span text:style-name="T1">http://gallica.bnf.fr/ark:/12148/bpt6k30030h/f100.image</text:span></text:span></text:a><text:bookmark-end text:name="_Hlk499122410"/></text:p>
        </text:list-item>
      </text:list>
      <text:list xml:id="list175955633667787" text:continue-list="list175957145642456" text:style-name="WWNum1">
        <text:list-item>
          <text:p text:style-name="P3"><text:span text:style-name="T3">[ddr_1935-07-15blon]</text:span><text:span text:style-name="T1"> « Nous ne mangeons pas de ce pain-là (à propos du 14 juillet) », </text:span><text:span text:style-name="T6">Bulletin de liaison des groupes Ordre Nouveau</text:span><text:span text:style-name="T1">, n° 4(15 juillet 1935), p. 2.</text:span></text:p>
          <text:list>
            <text:list-item>
              <text:p text:style-name="P3"><text:span text:style-name="T1">Rééd. part., </text:span><text:span text:style-name="T5">L'Ordre Nouveau</text:span><text:span text:style-name="T1">, n° 22-23(juillet-août 1935), p. [II].</text:span></text:p>
            </text:list-item>
          </text:list>
        </text:list-item>
        <text:list-item>
          <text:p text:style-name="P3"><text:span text:style-name="T3">[ddr_1935-07-20nlit]</text:span><text:span text:style-name="T179"> « Trois traités de Jean Calvin », </text:span><text:span text:style-name="T174">Les Nouvelles littéraires</text:span><text:span text:style-name="T179">, n° 666(20 juillet 1935), p. 5.</text:span></text:p>
          <text:list>
            <text:list-item>
              <text:p text:style-name="P3"><text:span text:style-name="T35">URL : </text:span><text:a xlink:type="simple" xlink:href="http://gallica.bnf.fr/ark:/12148/bpt6k6452240c/f5.image" text:style-name="ListLabel_20_377" text:visited-style-name="ListLabel_20_377"><text:span text:style-name="Internet_20_link"><text:span text:style-name="T35">http://gallica.bnf.fr/ark:/12148/bpt6k6452240c/f5.image</text:span></text:span></text:a></text:p>
            </text:list-item>
          </text:list>
        </text:list-item>
        <text:list-item>
          <text:p text:style-name="P3"><text:span text:style-name="T3">[ddr_1935-08nrf]</text:span><text:span text:style-name="T129"> « Ni gauche ni droite », </text:span><text:span text:style-name="T11">Nouvelle Revue Française</text:span><text:span text:style-name="T129">, n° 263(août 1935), p. 305-306.</text:span></text:p>
        </text:list-item>
      </text:list>
      <text:list xml:id="list3806330010" text:style-name="WWNum312">
        <text:list-item>
          <text:p text:style-name="P29"><text:span text:style-name="T129">Repris dans </text:span><text:span text:style-name="T11">Politique de la personne</text:span><text:span text:style-name="T129">, p. 241-244.</text:span></text:p>
        </text:list-item>
      </text:list>
      <text:list xml:id="list175955678976591" text:continue-list="list175955633667787" text:style-name="WWNum1">
        <text:list-item>
          <text:p text:style-name="P3"><text:span text:style-name="T3">[ddr_1935-09nrf] « [</text:span><text:span text:style-name="T1">Recension de </text:span><text:span text:style-name="T7">Paracelse</text:span><text:span text:style-name="T129"> de Frédéric Gundolf</text:span><text:span text:style-name="T1">] »</text:span><text:span text:style-name="T129">, </text:span><text:span text:style-name="T11">Nouvelle Revue Française</text:span><text:span text:style-name="T129">, n° 264(septembre 1935), p. 445-448.</text:span></text:p>
        </text:list-item>
        <text:list-item>
          <text:p text:style-name="P3"><text:span text:style-name="T3">[ddr_1935-09nrf] « [</text:span><text:span text:style-name="T129">Recension de la revue </text:span><text:span text:style-name="T11">Recherches philosophiques</text:span><text:span text:style-name="T1">] »</text:span><text:span text:style-name="T129">, </text:span><text:span text:style-name="T11">Nouvelle Revue Française</text:span><text:span text:style-name="T129">, n° 264(septembre 1935), p. 460-462.</text:span></text:p>
        </text:list-item>
        <text:list-item>
          <text:p text:style-name="P3"><text:span text:style-name="T3">[ddr_1935-10nrf] « [</text:span><text:span text:style-name="T129">Recension de </text:span><text:span text:style-name="T11">Matinées mexicaines</text:span><text:span text:style-name="T129"> de D. H. Lawrence</text:span><text:span text:style-name="T83"> </text:span><text:span text:style-name="T129">et de </text:span><text:span text:style-name="T11">Lawrence et Brett</text:span><text:span text:style-name="T1"> de Dorothy Brett] »,</text:span><text:span text:style-name="T129"> </text:span><text:span text:style-name="T11">Nouvelle Revue Française</text:span><text:span text:style-name="T129">, n° 265(octobre 1935), p. 596-599</text:span></text:p>
        </text:list-item>
        <text:list-item>
          <text:p text:style-name="P3"><text:span text:style-name="T3">[ddr_1935-10nrf]</text:span><text:span text:style-name="T129"> « "Le plus beau pays du monde" », </text:span><text:span text:style-name="T11">Nouvelle Revue Française</text:span><text:span text:style-name="T129">, n° 265(octobre 1935), p. 633-634.</text:span></text:p>
        </text:list-item>
        <text:list-item>
          <text:p text:style-name="P3"><text:span text:style-name="T3">[ddr_1935-10-15on]</text:span><text:span text:style-name="T179"> « Où en est la France ? La situation politique en France », </text:span><text:span text:style-name="T174">L'Ordre Nouveau</text:span><text:span text:style-name="T179">, n° 24(15 octobre 1935), p. 1-7.</text:span></text:p>
        </text:list-item>
        <text:list-item>
          <text:p text:style-name="P3"><text:span text:style-name="T3">[ddr_1935-10espr]</text:span><text:span text:style-name="T1"> « L'Esprit n'a pas son palais », </text:span><text:span text:style-name="T6">Esprit</text:span><text:span text:style-name="T3">,</text:span><text:span text:style-name="T1"> n° 37(octobre 1935), p. 25-46.</text:span></text:p>
          <text:list>
            <text:list-item>
              <text:p text:style-name="P3"><text:bookmark-start text:name="_Hlk499122452"/><text:span text:style-name="T1">URL : </text:span><text:a xlink:type="simple" xlink:href="http://gallica.bnf.fr/ark:/12148/bpt6k300326/f39.image" text:style-name="ListLabel_20_374" text:visited-style-name="ListLabel_20_374"><text:span text:style-name="Internet_20_link"><text:span text:style-name="T1">http://gallica.bnf.fr/ark:/12148/bpt6k300326/f39.image</text:span></text:span></text:a><text:bookmark-end text:name="_Hlk499122452"/></text:p>
            </text:list-item>
          </text:list>
        </text:list-item>
        <text:list-item>
          <text:p text:style-name="P3"><text:span text:style-name="T3">[ddr_1935-10nrf] « [</text:span><text:span text:style-name="T1">Recension de </text:span><text:span text:style-name="T7">Les mystiques allemands du XIII</text:span><text:span text:style-name="T150">e</text:span><text:span text:style-name="T7"> au XIX</text:span><text:span text:style-name="T150">e</text:span><text:span text:style-name="T7"> siècle</text:span><text:span text:style-name="T129"> de Jean Chuzeville</text:span><text:span text:style-name="T1">] »</text:span><text:span text:style-name="T129">, </text:span><text:span text:style-name="T11">Nouvelle Revue Française</text:span><text:span text:style-name="T129">, n° 265(octobre 1935), p. 596-601.</text:span></text:p>
        </text:list-item>
        <text:list-item>
          <text:p text:style-name="P3"><text:span text:style-name="T3">[ddr_1935-11-02nlit] « [</text:span><text:span text:style-name="T35">Recension de </text:span><text:span text:style-name="T21">Les mystiques allemands du XIII</text:span><text:span text:style-name="T153">e</text:span><text:span text:style-name="T21"> au XIX</text:span><text:span text:style-name="T153">e</text:span><text:span text:style-name="T21"> siècle</text:span><text:span text:style-name="T35"> de Jean Chuzeville</text:span><text:span text:style-name="T1">] »</text:span><text:span text:style-name="T35">, </text:span><text:span text:style-name="T21">Les Nouvelles Littéraires</text:span><text:span text:style-name="T35">, n° 681(2 novembre 1935), p. 5.</text:span></text:p>
        </text:list-item>
      </text:list>
      <text:list xml:id="list505738103" text:style-name="WWNum307">
        <text:list-item>
          <text:p text:style-name="P30"><text:bookmark-start text:name="_Hlk499122422"/><text:span text:style-name="T88">URL : </text:span><text:a xlink:type="simple" xlink:href="http://gallica.bnf.fr/ark:/12148/bpt6k6452255t/f6.item" text:style-name="ListLabel_20_378" text:visited-style-name="ListLabel_20_378"><text:span text:style-name="Internet_20_link"><text:span text:style-name="T88">http://gallica.bnf.fr/ark:/12148/bpt6k6452255t/f6.item</text:span></text:span></text:a><text:bookmark-end text:name="_Hlk499122422"/></text:p>
        </text:list-item>
      </text:list>
      <text:list xml:id="list175956245339786" text:continue-list="list175955678976591" text:style-name="WWNum1">
        <text:list-item>
          <text:p text:style-name="P3"><text:span text:style-name="T3">[ddr_1935-11pres]</text:span><text:span text:style-name="T1"> « Autour de Nietzsche : Petite note sur l'injustice », </text:span><text:span text:style-name="T5">Présence</text:span><text:span text:style-name="T1">, n° 9(novembre 1935), p. 30-31.</text:span></text:p>
        </text:list-item>
        <text:list-item>
          <text:p text:style-name="P3"><text:span text:style-name="T3">[ddr_1935-11-15ven]</text:span><text:span text:style-name="T179"> « Aperçus critiques », recension de </text:span><text:span text:style-name="T174">Service inutile</text:span><text:span text:style-name="T179"> de Henry de Montherlant, </text:span><text:span text:style-name="T174">Vendredi</text:span><text:span text:style-name="T179">, n° 2(15 novembre 1935), p. 5.</text:span></text:p>
        </text:list-item>
        <text:list-item>
          <text:p text:style-name="P3"><text:span text:style-name="T3">[ddr_1935-12-15on]</text:span><text:span text:style-name="T179"> « Conversation avec un S.A. », </text:span><text:span text:style-name="T174">L'Ordre Nouveau</text:span><text:span text:style-name="T179">, n° 26(15 décembre 1935), p. 38-42.</text:span></text:p>
        </text:list-item>
      </text:list>
      <text:list xml:id="list3388893233" text:style-name="WWNum316">
        <text:list-item>
          <text:p text:style-name="P31"><text:span text:style-name="T179">Signé XXX. </text:span></text:p>
        </text:list-item>
        <text:list-item>
          <text:p text:style-name="P31"><text:span text:style-name="T179">Repris dans </text:span><text:span text:style-name="T174">Journal d'Allemagne</text:span><text:span text:style-name="T179">, p. 34-40, et </text:span><text:span text:style-name="T174">Journal d'une époque</text:span><text:span text:style-name="T179">, p. 308-313.</text:span></text:p>
        </text:list-item>
      </text:list>
      <text:list xml:id="list175957236130466" text:continue-list="list175956245339786" text:style-name="WWNum1">
        <text:list-item>
          <text:p text:style-name="P3"><text:span text:style-name="T54">[ddr_1935-11hua]</text:span><text:span text:style-name="T44"> « Junge französische Schriftsteller », </text:span><text:span text:style-name="T46">Hochschule und Ausland</text:span><text:span text:style-name="T54">,</text:span><text:span text:style-name="T46"> </text:span><text:span text:style-name="T44">Berlin, H. 11(novembre 1935), p. 21-29.</text:span></text:p>
        </text:list-item>
      </text:list>
      <text:list xml:id="list2156408046" text:style-name="WWNum313">
        <text:list-item>
          <text:p text:style-name="P32"><text:span text:style-name="T44">Inédit en français.</text:span></text:p>
        </text:list-item>
      </text:list>
      <text:list xml:id="list175955448513574" text:continue-list="list175957236130466" text:style-name="WWNum1">
        <text:list-item>
          <text:p text:style-name="P3"><text:span text:style-name="T3">[ddr_19</text:span><text:bookmark-start text:name="_Hlk516863820"/><text:span text:style-name="T3">36</text:span><text:bookmark-end text:name="_Hlk516863820"/><text:span text:style-name="T3">-01herm]</text:span><text:span text:style-name="T1"> « Forme et transformation, ou l'acte selon Kierkegaard », </text:span><text:span text:style-name="T6">Hermès</text:span><text:span text:style-name="T3">,</text:span><text:span text:style-name="T6"> </text:span><text:span text:style-name="T1">Bruxelles, Paris, II</text:span><text:span text:style-name="T146">e</text:span><text:span text:style-name="T1"> série, n° 1(janvier 1936), p. 83-92.</text:span></text:p>
        </text:list-item>
        <text:list-item>
          <text:p text:style-name="P3"><text:soft-page-break/><text:span text:style-name="T3">[ddr_1936-01hn]</text:span><text:span text:style-name="T1"> « Sur une page de Bossuet », </text:span><text:span text:style-name="T6">Hic et Nunc</text:span><text:span text:style-name="T3">,</text:span><text:span text:style-name="T1"> n° 11(janvier 1936), p. 8-18.</text:span></text:p>
        </text:list-item>
        <text:list-item>
          <text:p text:style-name="P3"><text:span text:style-name="T3">[ddr_1936-01sem] « [</text:span><text:span text:style-name="T101">Recension de </text:span><text:span text:style-name="T9">Notre foi</text:span><text:span text:style-name="T101"> d'Emil Brunner</text:span><text:span text:style-name="T1">] »</text:span><text:span text:style-name="T101">, </text:span><text:span text:style-name="T6">Le Semeur</text:span><text:span text:style-name="T1">, n° 3(janvier 1936), p. 193-194.</text:span></text:p>
        </text:list-item>
        <text:list-item>
          <text:p text:style-name="P3"><text:span text:style-name="T3">[ddr_1936-01-15on]</text:span><text:span text:style-name="T1"> « Echos : </text:span><text:span text:style-name="T101">Et </text:span><text:span text:style-name="T1">Rimbaud ? », </text:span><text:span text:style-name="T6">L'Ordre Nouveau</text:span><text:span text:style-name="T1">, n° 27(15 janvier 1936), p. 47.</text:span></text:p>
        </text:list-item>
        <text:list-item>
          <text:p text:style-name="P3"><text:span text:style-name="T3">[ddr_1936-01-15on]</text:span><text:span text:style-name="T1"> « Echos : La littérature rajeunit », </text:span><text:span text:style-name="T6">L'Ordre Nouveau</text:span><text:span text:style-name="T1">, n° 27(15 janvier 1936), p. 47-48.</text:span></text:p>
        </text:list-item>
        <text:list-item>
          <text:p text:style-name="P3"><text:span text:style-name="T3">[ddr_1936-01-15on]</text:span><text:span text:style-name="T1"> « Echos : À</text:span><text:span text:style-name="T101"> </text:span><text:span text:style-name="T1">propos d'une conversation avec un S. A. », </text:span><text:span text:style-name="T6">L'Ordre Nouveau</text:span><text:span text:style-name="T1">, n° 27(15 janvier 1936), p. 48.</text:span></text:p>
        </text:list-item>
        <text:list-item>
          <text:p text:style-name="P3"><text:span text:style-name="T3">[ddr_1936-02nrf]</text:span><text:span text:style-name="T129"> « Sur l'esprit incarné », </text:span><text:span text:style-name="T11">Nouvelle Revue Française</text:span><text:span text:style-name="T129">, n° </text:span><text:span text:style-name="T1">269(février 1936), p. 304-305.</text:span></text:p>
        </text:list-item>
        <text:list-item>
          <text:p text:style-name="P3"><text:span text:style-name="T3">[ddr_1936-03nrf] « [</text:span><text:span text:style-name="T1">Recension de </text:span><text:span text:style-name="T7">Dictature de la liberté</text:span><text:span text:style-name="T129"> de Robert Aron</text:span><text:span text:style-name="T1">] »</text:span><text:span text:style-name="T129">, </text:span><text:span text:style-name="T11">Nouvelle Revue Française</text:span><text:span text:style-name="T129">, n° 270(mars 1936), p. 435-437.</text:span></text:p>
        </text:list-item>
        <text:list-item>
          <text:p text:style-name="P3"><text:span text:style-name="T3">[ddr_1936-03-15on]</text:span><text:span text:style-name="T1"> « Précisions utiles sur la fabrication des navets », </text:span><text:span text:style-name="T5">L'Ordre nouveau</text:span><text:span text:style-name="T1">, n° 29(15 mars 1936), p. 10-15.</text:span></text:p>
        </text:list-item>
        <text:list-item>
          <text:p text:style-name="P3"><text:span text:style-name="T3">[ddr_1936-04espr]</text:span><text:span text:style-name="T1"> « Francfort, 16 mars 1936 », </text:span><text:span text:style-name="T6">Esprit</text:span><text:span text:style-name="T3">, </text:span><text:span text:style-name="T1">n° 43(avril 1936), p. 17-19.</text:span></text:p>
        </text:list-item>
      </text:list>
      <text:list xml:id="list2033357015" text:style-name="WWNum304">
        <text:list-item>
          <text:p text:style-name="P33"><text:span text:style-name="T1">Repris dans </text:span><text:span text:style-name="T5">Journal d'Allemagne</text:span><text:span text:style-name="T1">, p. 46-49.</text:span></text:p>
        </text:list-item>
      </text:list>
      <text:list xml:id="list175956995858884" text:continue-list="list175955448513574" text:style-name="WWNum1">
        <text:list-item>
          <text:p text:style-name="P3"><text:span text:style-name="T3">[ddr_1936-04-15on]</text:span><text:span text:style-name="T1"> « Plébiscite et démocratie », </text:span><text:span text:style-name="T5">L'Ordre Nouveau</text:span><text:span text:style-name="T1">, n° 30(15 avril 1936), p. 21-25. </text:span></text:p>
          <text:list>
            <text:list-item>
              <text:p text:style-name="P3"><text:span text:style-name="T1">Repris dans </text:span><text:span text:style-name="T5">Journal d'Allemagne</text:span><text:span text:style-name="T1">, p. 80-85.</text:span></text:p>
            </text:list-item>
          </text:list>
        </text:list-item>
        <text:list-item>
          <text:p text:style-name="P3"><text:span text:style-name="T3">[ddr_1936-05espr]</text:span><text:span text:style-name="T28"> « Vues sur C.F. Ramuz », </text:span><text:span text:style-name="T15">Esprit</text:span><text:span text:style-name="T28">, n° 44(mai 1936), p. 154-168.</text:span></text:p>
        </text:list-item>
      </text:list>
      <text:list xml:id="list2005620501" text:style-name="WWNum305">
        <text:list-item>
          <text:p text:style-name="P34"><text:bookmark-start text:name="_Hlk499122463"/><text:span text:style-name="T28">URL : </text:span><text:a xlink:type="simple" xlink:href="http://gallica.bnf.fr/ark:/12148/bpt6k30040t/f20.image" text:style-name="ListLabel_20_370" text:visited-style-name="ListLabel_20_370"><text:span text:style-name="Internet_20_link"><text:span text:style-name="T28">http://gallica.bnf.fr/ark:/12148/bpt6k30040t/f20.image</text:span></text:span></text:a><text:bookmark-end text:name="_Hlk499122463"/></text:p>
        </text:list-item>
        <text:list-item>
          <text:p text:style-name="P34"><text:span text:style-name="T61">Rééd., </text:span><text:span text:style-name="T63">Amigos de Suiza</text:span><text:span text:style-name="T61">, Buenos Aires, Amigos de Suiza, 1961, p. 31-34.</text:span></text:p>
        </text:list-item>
      </text:list>
      <text:list xml:id="list175956796068581" text:continue-list="list175955728084873" text:style-name="WWNum95">
        <text:list-item>
          <text:list>
            <text:list-item>
              <text:list>
                <text:list-item>
                  <text:p text:style-name="P4"><text:span text:style-name="T28">Avec une traduction espagnole, « Observaciones sobre Ramuz », par Enrique Pezzoni, p. 9-12.</text:span></text:p>
                </text:list-item>
              </text:list>
            </text:list-item>
          </text:list>
        </text:list-item>
      </text:list>
      <text:list xml:id="list175956975216232" text:continue-list="list2005620501" text:style-name="WWNum305">
        <text:list-item>
          <text:p text:style-name="P34"><text:span text:style-name="T1">Annoncé comme à paraître dans </text:span><text:span text:style-name="T5">Les Personnes du drame</text:span><text:span text:style-name="T1">, p. 161-190.</text:span></text:p>
        </text:list-item>
      </text:list>
      <text:list xml:id="list175956626748762" text:continue-list="list175956995858884" text:style-name="WWNum1">
        <text:list-item>
          <text:p text:style-name="P3"><text:span text:style-name="T3">[ddr_1936-05-15on]</text:span><text:span text:style-name="T1"> « Qu'est-ce que l'Autorité ? », </text:span><text:span text:style-name="T6">L'Ordre Nouveau</text:span><text:span text:style-name="T1">, n° 31(15 mai 1936), p. 2-5.</text:span></text:p>
        </text:list-item>
        <text:list-item>
          <text:p text:style-name="P3"><text:span text:style-name="T3">[ddr_1936-06nrf]</text:span><text:span text:style-name="T129"> « Kierkegaard en France », </text:span><text:span text:style-name="T11">Nouvelle Revue Française</text:span><text:span text:style-name="T129">, n° 273(juin 1936), p. 971-976.</text:span></text:p>
        </text:list-item>
        <text:list-item>
          <text:p text:style-name="P3"><text:span text:style-name="T3">[ddr_1936-06-15on]</text:span><text:span text:style-name="T1"> « Qu'est-ce que la Politique ? », </text:span><text:span text:style-name="T6">L'Ordre Nouveau</text:span><text:span text:style-name="T1">, n° 32(15 juin 1936), p. 1-10.</text:span></text:p>
        </text:list-item>
      </text:list>
      <text:list xml:id="list541218402" text:style-name="WWNum301">
        <text:list-item>
          <text:p text:style-name="P35"><text:span text:style-name="T1">Repris dans </text:span><text:span text:style-name="T5">Politique de la personne</text:span><text:span text:style-name="T1">, p. 243-257.</text:span></text:p>
        </text:list-item>
      </text:list>
      <text:list xml:id="list175956543446720" text:continue-list="list175956626748762" text:style-name="WWNum1">
        <text:list-item>
          <text:p text:style-name="P3"><text:span text:style-name="T3">[ddr_1936-07-15on] « </text:span><text:span text:style-name="T1">Du danger de confondre la bonne foi et le stalinisme », </text:span><text:span text:style-name="T6">L'Ordre Nouveau</text:span><text:span text:style-name="T1">, n° 33(15 juillet 1936), p. 34-37.</text:span></text:p>
        </text:list-item>
        <text:list-item>
          <text:p text:style-name="P3"><text:span text:style-name="T3">[ddr_1936-09-12nlit] « [</text:span><text:span text:style-name="T1">Recension du </text:span><text:span text:style-name="T5">Problème du bien</text:span><text:span text:style-name="T1"> de Wilfred Monod] », </text:span><text:span text:style-name="T6">Les Nouvelles littéraires</text:span><text:span text:style-name="T1">, n° 726(12 septembre 1936), p. 5.</text:span></text:p>
        </text:list-item>
      </text:list>
      <text:list xml:id="list902324167" text:style-name="WWNum297">
        <text:list-item>
          <text:p text:style-name="P332"><text:bookmark-start text:name="_Hlk499122500"/><text:span text:style-name="T106">URL : </text:span><text:a xlink:type="simple" xlink:href="http://gallica.bnf.fr/ark:/12148/bpt6k64523006/f5.item" text:style-name="ListLabel_20_372" text:visited-style-name="ListLabel_20_372"><text:span text:style-name="Internet_20_link"><text:span text:style-name="T106">http://gallica.bnf.fr/ark:/12148/bpt6k64523006/f5.item</text:span></text:span></text:a><text:bookmark-end text:name="_Hlk499122500"/></text:p>
        </text:list-item>
      </text:list>
      <text:list xml:id="list175956382067013" text:continue-list="list175956543446720" text:style-name="WWNum1">
        <text:list-item>
          <text:p text:style-name="P3"><text:span text:style-name="T3">[ddr_1936-10on] « [</text:span><text:span text:style-name="T1">Recension de </text:span><text:span text:style-name="T7">Manifeste au service du personnalisme</text:span><text:span text:style-name="T129"> d'Emmanuel Mounier</text:span><text:span text:style-name="T1">] »</text:span><text:span text:style-name="T129">, </text:span><text:span text:style-name="T6">L'Ordre Nouveau</text:span><text:span text:style-name="T1">, n° 34(octobre 1936), p. 64.</text:span></text:p>
        </text:list-item>
        <text:list-item>
          <text:p text:style-name="P3"><text:span text:style-name="T3">[ddr_1936-11espr]</text:span><text:span text:style-name="T1"> <text:s/>« Culture et commune mesure », </text:span><text:span text:style-name="T5">Esprit</text:span><text:span text:style-name="T1">, n° 50(novembre 1936), p. 251-273.</text:span></text:p>
        </text:list-item>
      </text:list>
      <text:list xml:id="list3687059664" text:style-name="WWNum303">
        <text:list-item>
          <text:p text:style-name="P36"><text:bookmark-start text:name="_Hlk499122473"/><text:span text:style-name="T1">Bonnes feuilles de </text:span><text:span text:style-name="T5">Penser avec les mains</text:span><text:span text:style-name="T1">.</text:span></text:p>
        </text:list-item>
        <text:list-item>
          <text:p text:style-name="P36"><text:span text:style-name="T1">URL : </text:span><text:a xlink:type="simple" xlink:href="http://gallica.bnf.fr/ark:/12148/bpt6k300446/f37.image" text:style-name="ListLabel_20_374" text:visited-style-name="ListLabel_20_374"><text:span text:style-name="Internet_20_link"><text:span text:style-name="T1">http://gallica.bnf.fr/ark:/12148/bpt6k300446/f37.image</text:span></text:span></text:a><text:bookmark-end text:name="_Hlk499122473"/></text:p>
        </text:list-item>
      </text:list>
      <text:list xml:id="list175957309801880" text:continue-list="list175956382067013" text:style-name="WWNum1">
        <text:list-item>
          <text:p text:style-name="P3"><text:span text:style-name="T3">[ddr_1936-11espr] « [</text:span><text:span text:style-name="T1">Recension d'</text:span><text:span text:style-name="T5">Un homme veut rester vivant</text:span><text:span text:style-name="T1"> d'Henri Petit] », </text:span><text:span text:style-name="T5">Esprit</text:span><text:span text:style-name="T1">, n° 50(novembre 1936), p. 331-333.</text:span></text:p>
        </text:list-item>
      </text:list>
      <text:list xml:id="list3936013923" text:style-name="WWNum302">
        <text:list-item>
          <text:p text:style-name="P37"><text:bookmark-start text:name="_Hlk499122482"/><text:span text:style-name="T1">URL : </text:span><text:a xlink:type="simple" xlink:href="http://gallica.bnf.fr/ark:/12148/bpt6k300446/f117.image" text:style-name="ListLabel_20_374" text:visited-style-name="ListLabel_20_374"><text:span text:style-name="Internet_20_link"><text:span text:style-name="T1">http://gallica.bnf.fr/ark:/12148/bpt6k300446/f117.image</text:span></text:span></text:a><text:bookmark-end text:name="_Hlk499122482"/></text:p>
        </text:list-item>
      </text:list>
      <text:list xml:id="list175955995119192" text:continue-list="list175957309801880" text:style-name="WWNum1">
        <text:list-item>
          <text:p text:style-name="P3"><text:soft-page-break/><text:span text:style-name="T3">[ddr_1936-11espr]</text:span><text:span text:style-name="T1"> « Les lettres : note sur nos notes », </text:span><text:span text:style-name="T5">Esprit</text:span><text:span text:style-name="T1">, n° 50(novembre 1936), p. 346-347.</text:span></text:p>
          <text:list>
            <text:list-item>
              <text:p text:style-name="P3"><text:span text:style-name="T1">URL : </text:span><text:a xlink:type="simple" xlink:href="http://gallica.bnf.fr/ark:/12148/bpt6k300446/f132.image" text:style-name="ListLabel_20_374" text:visited-style-name="ListLabel_20_374"><text:span text:style-name="Internet_20_link"><text:span text:style-name="T1">http://gallica.bnf.fr/ark:/12148/bpt6k300446/f132.image</text:span></text:span></text:a></text:p>
            </text:list-item>
          </text:list>
        </text:list-item>
        <text:list-item>
          <text:p text:style-name="P3"><text:span text:style-name="T3">[ddr_1936-11espr] « [</text:span><text:span text:style-name="T1">Recension de </text:span><text:span text:style-name="T5">Le petit arpent du Bon Dieu</text:span><text:span text:style-name="T1"> d'Erskine Caldwell] », </text:span><text:span text:style-name="T5">Esprit</text:span><text:span text:style-name="T1">, n° 50(novembre 1936), p. 355-356.</text:span></text:p>
        </text:list-item>
      </text:list>
      <text:list xml:id="list3242254825" text:style-name="WWNum300">
        <text:list-item>
          <text:p text:style-name="P38"><text:bookmark-start text:name="_Hlk499122488"/><text:span text:style-name="T1">URL : </text:span><text:a xlink:type="simple" xlink:href="http://gallica.bnf.fr/ark:/12148/bpt6k300446/f141.image" text:style-name="ListLabel_20_374" text:visited-style-name="ListLabel_20_374"><text:span text:style-name="Internet_20_link"><text:span text:style-name="T1">http://gallica.bnf.fr/ark:/12148/bpt6k300446/f141.image</text:span></text:span></text:a><text:bookmark-end text:name="_Hlk499122488"/></text:p>
        </text:list-item>
      </text:list>
      <text:list xml:id="list175956095123312" text:continue-list="list175955995119192" text:style-name="WWNum1">
        <text:list-item>
          <text:p text:style-name="P3"><text:span text:style-name="T3">[ddr_1936-11on]</text:span><text:span text:style-name="T1"> « Du socialisme au fascisme », </text:span><text:span text:style-name="T6">L'Ordre Nouveau</text:span><text:span text:style-name="T1">, n° 35(novembre 1936), p. 18-22.</text:span></text:p>
        </text:list-item>
        <text:list-item>
          <text:p text:style-name="P3"><text:span text:style-name="T3">[ddr_1936-12nrf]</text:span><text:span text:style-name="T129"> « L'art poétique ou Qu'il faut penser avec les mains », </text:span><text:span text:style-name="T11">Nouvelle Revue Française</text:span><text:span text:style-name="T129">, n° 279(décembre 1936), p. 992-997.</text:span></text:p>
        </text:list-item>
      </text:list>
      <text:list xml:id="list2820358926" text:style-name="WWNum296">
        <text:list-item>
          <text:p text:style-name="P39"><text:span text:style-name="T129">Repris dans </text:span><text:span text:style-name="T11">Les Personnes du drame</text:span><text:span text:style-name="T129">.</text:span></text:p>
        </text:list-item>
      </text:list>
      <text:list xml:id="list175957000515036" text:continue-list="list175956095123312" text:style-name="WWNum1">
        <text:list-item>
          <text:p text:style-name="P3"><text:span text:style-name="T3">[ddr_1936-12cs]</text:span><text:span text:style-name="T1"> « Décadence des lieux-communs », </text:span><text:span text:style-name="T6">Cahiers du Sud</text:span><text:span text:style-name="T3">,</text:span><text:span text:style-name="T6"> </text:span><text:span text:style-name="T1">n° 189(décembre 1936), p. 898-905.</text:span></text:p>
        </text:list-item>
      </text:list>
      <text:list xml:id="list540732950" text:style-name="WWNum294">
        <text:list-item>
          <text:p text:style-name="P40"><text:span text:style-name="T1">Repris dans </text:span><text:span text:style-name="T5">Penser avec les mains</text:span><text:span text:style-name="T1">, p. 66-75.</text:span></text:p>
        </text:list-item>
      </text:list>
      <text:list xml:id="list175957359844563" text:continue-list="list175957000515036" text:style-name="WWNum1">
        <text:list-item>
          <text:p text:style-name="P3"><text:span text:style-name="T3">[ddr_1936-12espr] « [</text:span><text:span text:style-name="T1">Recension de </text:span><text:span text:style-name="T5">Retour de l'U.R.S.S.</text:span><text:span text:style-name="T1"> d'André Gide] », </text:span><text:span text:style-name="T5">Esprit</text:span><text:span text:style-name="T1">, n° 51(décembre 1936), p. 465-469.</text:span></text:p>
        </text:list-item>
      </text:list>
      <text:list xml:id="list1187906593" text:style-name="WWNum293">
        <text:list-item>
          <text:p text:style-name="P41"><text:bookmark-start text:name="_Hlk499122519"/><text:span text:style-name="T1">URL : </text:span><text:a xlink:type="simple" xlink:href="http://gallica.bnf.fr/ark:/12148/bpt6k30045j/f103.item" text:style-name="ListLabel_20_374" text:visited-style-name="ListLabel_20_374"><text:span text:style-name="Internet_20_link"><text:span text:style-name="T1">http://gallica.bnf.fr/ark:/12148/bpt6k30045j/f103.item</text:span></text:span></text:a><text:bookmark-end text:name="_Hlk499122519"/></text:p>
        </text:list-item>
      </text:list>
      <text:list xml:id="list175955612910982" text:continue-list="list175957359844563" text:style-name="WWNum1">
        <text:list-item>
          <text:p text:style-name="P3"><text:span text:style-name="T3">[ddr_1936-12-15on]</text:span><text:span text:style-name="T1"> « Les Jacobins en chemise brune », </text:span><text:span text:style-name="T6">L'Ordre Nouveau</text:span><text:span text:style-name="T1">, n° 36(15 décembre 1936), p. 1-6.</text:span></text:p>
        </text:list-item>
      </text:list>
      <text:list xml:id="list1155434053" text:style-name="WWNum299">
        <text:list-item>
          <text:p text:style-name="P42"><text:span text:style-name="T1">Repris dans </text:span><text:span text:style-name="T5">Journal d'Allemagne</text:span><text:span text:style-name="T1">, p. 86-92.</text:span></text:p>
        </text:list-item>
      </text:list>
      <text:list xml:id="list175956564761838" text:continue-list="list175955612910982" text:style-name="WWNum1">
        <text:list-item>
          <text:p text:style-name="P3"><text:span text:style-name="T3">[ddr_1936_preface_brod_royaume_enchante_amour] Préface au </text:span><text:span text:style-name="T6">Royaume enchanté de l'amour</text:span><text:span text:style-name="T3"> de </text:span><text:span text:style-name="T1">Max Brod, Ed. Je Sers, 1936, p. VII-XII.</text:span></text:p>
        </text:list-item>
      </text:list>
      <text:list xml:id="list1842489911" text:style-name="WWNum306">
        <text:list-item>
          <text:p text:style-name="P43"><text:span text:style-name="T1">Rééd. avec la réédition du roman, Paris, V. Hamy, 1990, </text:span><text:span text:style-name="T28">ISBN 2878580079, p. 9-12.</text:span></text:p>
        </text:list-item>
      </text:list>
      <text:list xml:id="list175956143381628" text:continue-list="list175956564761838" text:style-name="WWNum1">
        <text:list-item>
          <text:p text:style-name="P3"><text:span text:style-name="T3">[ddr_1936rph]</text:span><text:span text:style-name="T1"> « L'Acte comme point de départ », </text:span><text:span text:style-name="T6">Recherches philosophiques</text:span><text:span text:style-name="T3">,</text:span><text:span text:style-name="T1"> vol. 6(1936-1937), p. 55-64.</text:span></text:p>
          <text:list>
            <text:list-item>
              <text:p text:style-name="P3"><text:span text:style-name="T1">Avec Arnaud Dandieu.</text:span></text:p>
            </text:list-item>
          </text:list>
        </text:list-item>
      </text:list>
      <text:list xml:id="list661029784" text:style-name="WWNum298">
        <text:list-item>
          <text:p text:style-name="P44"><text:span text:style-name="T28">Rééd., « L'acte : la notion d'acte comme point de départ », </text:span><text:span text:style-name="T15">L'Europe en formation</text:span><text:span text:style-name="T28">, Nice, 1981, p. 29-37.</text:span></text:p>
        </text:list-item>
      </text:list>
      <text:list xml:id="list175956191805863" text:continue-list="list175956143381628" text:style-name="WWNum1">
        <text:list-item>
          <text:p text:style-name="P331"><text:span text:style-name="T107">[ddr_1937-01espr]</text:span><text:span text:style-name="T109"> « Défense de la culture », </text:span><text:span text:style-name="T116">Esprit</text:span><text:span text:style-name="T109">, n° 52(janvier 1937), p. 642-643.</text:span></text:p>
          <text:list>
            <text:list-item>
              <text:p text:style-name="P331"><text:span text:style-name="T109">URL : </text:span><text:a xlink:type="simple" xlink:href="http://gallica.bnf.fr/ark:/12148/bpt6k300477/f124.image" text:style-name="ListLabel_20_379" text:visited-style-name="ListLabel_20_379"><text:span text:style-name="Internet_20_link"><text:span text:style-name="T109">http://gallica.bnf.fr/ark:/12148/bpt6k300477/f124.image</text:span></text:span></text:a></text:p>
            </text:list-item>
          </text:list>
        </text:list-item>
        <text:list-item>
          <text:p text:style-name="P3"><text:span text:style-name="T3">[ddr_1937-01espr]</text:span><text:span text:style-name="T1"> « La fièvre romanesque », </text:span><text:span text:style-name="T5">Esprit</text:span><text:span text:style-name="T1">, n° 52(janvier 1937), p. 656.</text:span></text:p>
        </text:list-item>
      </text:list>
      <text:list xml:id="list1513672535" text:style-name="WWNum292">
        <text:list-item>
          <text:p text:style-name="P45"><text:bookmark-start text:name="_Hlk499122526"/><text:span text:style-name="T1">URL : </text:span><text:a xlink:type="simple" xlink:href="http://gallica.bnf.fr/ark:/12148/bpt6k300477/f138.image" text:style-name="ListLabel_20_374" text:visited-style-name="ListLabel_20_374"><text:span text:style-name="Internet_20_link"><text:span text:style-name="T1">http://gallica.bnf.fr/ark:/12148/bpt6k300477/f138.image</text:span></text:span></text:a><text:bookmark-end text:name="_Hlk499122526"/></text:p>
        </text:list-item>
      </text:list>
      <text:list xml:id="list175956177545061" text:continue-list="list175956191805863" text:style-name="WWNum1">
        <text:list-item>
          <text:p text:style-name="P331"><text:span text:style-name="T107">[ddr_1937-01espr] </text:span><text:span text:style-name="T3">« [</text:span><text:span text:style-name="T109">Recension de </text:span><text:span text:style-name="T115">Septembre</text:span><text:span text:style-name="T109"> de Jean Blanzat</text:span><text:span text:style-name="T1">] »</text:span><text:span text:style-name="T109">, </text:span><text:span text:style-name="T116">Esprit</text:span><text:span text:style-name="T110">, </text:span><text:span text:style-name="T109">n° 52(janvier 1937), p. 664.</text:span></text:p>
          <text:list>
            <text:list-item>
              <text:p text:style-name="P331"><text:span text:style-name="T109">URL : </text:span><text:a xlink:type="simple" xlink:href="http://gallica.bnf.fr/ark:/12148/bpt6k300477/f146.image" text:style-name="ListLabel_20_379" text:visited-style-name="ListLabel_20_379"><text:span text:style-name="Internet_20_link"><text:span text:style-name="T109">http://gallica.bnf.fr/ark:/12148/bpt6k300477/f146.image</text:span></text:span></text:a></text:p>
            </text:list-item>
          </text:list>
        </text:list-item>
        <text:list-item>
          <text:p text:style-name="P331"><text:span text:style-name="T107">[ddr_1937-01espr] </text:span><text:span text:style-name="T3">« [</text:span><text:span text:style-name="T109">Recension d'</text:span><text:span text:style-name="T116">Europe</text:span><text:span text:style-name="T109"> de Robert Briffaut</text:span><text:span text:style-name="T1">] »</text:span><text:span text:style-name="T109">, </text:span><text:span text:style-name="T116">Esprit</text:span><text:span text:style-name="T110">, </text:span><text:span text:style-name="T109">n° 52(janvier 1937), p. 665.</text:span></text:p>
          <text:list>
            <text:list-item>
              <text:p text:style-name="P331"><text:span text:style-name="T109">URL : </text:span><text:a xlink:type="simple" xlink:href="http://gallica.bnf.fr/ark:/12148/bpt6k300477/f147.image" text:style-name="ListLabel_20_379" text:visited-style-name="ListLabel_20_379"><text:span text:style-name="Internet_20_link"><text:span text:style-name="T109">http://gallica.bnf.fr/ark:/12148/bpt6k300477/f147.image</text:span></text:span></text:a></text:p>
            </text:list-item>
          </text:list>
        </text:list-item>
        <text:list-item>
          <text:p text:style-name="P331"><text:span text:style-name="T107">[ddr_1937-01nrf]</text:span><text:span text:style-name="T111"> « Une idée de Law », </text:span><text:span text:style-name="T117">Nouvelle Revue Française</text:span><text:span text:style-name="T111">, n° 280(janvier 1937), p. 149-150.</text:span><text:span text:style-name="T109"> </text:span></text:p>
        </text:list-item>
        <text:list-item>
          <text:p text:style-name="P331"><text:span text:style-name="T107">[ddr_1937-01on]</text:span><text:span text:style-name="T106"> « Historique du mal capitaliste », </text:span><text:span text:style-name="T119">L'Ordre Nouveau</text:span><text:span text:style-name="T106">, n° 37(janvier 1937), p. 1-13.</text:span></text:p>
          <text:list>
            <text:list-item>
              <text:p text:style-name="P331"><text:span text:style-name="T106">Avec René Dupuis.</text:span></text:p>
            </text:list-item>
          </text:list>
        </text:list-item>
        <text:list-item>
          <text:p text:style-name="P331"><text:span text:style-name="T107">[ddr_1937-01-30flech]</text:span><text:span text:style-name="T109"> « Formons des Clubs de presse », </text:span><text:span text:style-name="T116">La Flèche</text:span><text:span text:style-name="T109">, n° 51(30 janvier 1937), p. 2.</text:span></text:p>
        </text:list-item>
      </text:list>
      <text:list xml:id="list3075543839" text:style-name="WWNum283">
        <text:list-item>
          <text:p text:style-name="P333"><text:span text:style-name="T109">Article signé avec Louis-Émile Galey, Jacques Madaule, Jean Maze, Robert-Philippe Millet et Emmanuel Mounier.</text:span></text:p>
        </text:list-item>
        <text:list-item>
          <text:p text:style-name="P333"><text:span text:style-name="T109">Rééd., « Notre action : Clubs de presse », </text:span><text:span text:style-name="T116">Esprit</text:span><text:span text:style-name="T110">,</text:span><text:span text:style-name="T116"> </text:span><text:span text:style-name="T109">n° 53(février 1937), p. 798-801.</text:span></text:p>
        </text:list-item>
        <text:list-item>
          <text:p text:style-name="P333"><text:span text:style-name="T109">Rééd., « Des "Clubs de presse" », </text:span><text:span text:style-name="T116">À nous la liberté</text:span><text:span text:style-name="T110">,</text:span><text:span text:style-name="T116"> </text:span><text:span text:style-name="T109">24 avril 1937, p. 5 et 8.</text:span></text:p>
        </text:list-item>
      </text:list>
      <text:list xml:id="list175957036041087" text:continue-list="list175956177545061" text:style-name="WWNum1">
        <text:list-item>
          <text:p text:style-name="P331"><text:soft-page-break/><text:span text:style-name="T107">[ddr_1937-02espr] </text:span><text:span text:style-name="T3">« [</text:span><text:span text:style-name="T106">Recension de </text:span><text:span text:style-name="T119">Au service de l'Esprit</text:span><text:span text:style-name="T106"> de Paul Valliant-Couturier</text:span><text:span text:style-name="T1">] »</text:span><text:span text:style-name="T106">, </text:span><text:span text:style-name="T119">Esprit</text:span><text:span text:style-name="T106">, n° 53(février 1937), p. 812-814.</text:span></text:p>
        </text:list-item>
      </text:list>
      <text:list xml:id="list222673861" text:style-name="WWNum291">
        <text:list-item>
          <text:p text:style-name="P334"><text:bookmark-start text:name="_Hlk499122544"/><text:span text:style-name="T106">URL : </text:span><text:a xlink:type="simple" xlink:href="http://gallica.bnf.fr/ark:/12148/bpt6k30048k/f126.image" text:style-name="ListLabel_20_372" text:visited-style-name="ListLabel_20_372"><text:span text:style-name="Internet_20_link"><text:span text:style-name="T106">http://gallica.bnf.fr/ark:/12148/bpt6k30048k/f126.image</text:span></text:span></text:a><text:bookmark-end text:name="_Hlk499122544"/></text:p>
        </text:list-item>
      </text:list>
      <text:list xml:id="list175957190278020" text:continue-list="list175957036041087" text:style-name="WWNum1">
        <text:list-item>
          <text:p text:style-name="P3"><text:span text:style-name="T3">[ddr_1937-02espr] « [</text:span><text:span text:style-name="T1">Recension de </text:span><text:span text:style-name="T6">Marylène</text:span><text:span text:style-name="T1"> de Vassily Photiadès, </text:span><text:span text:style-name="T6">Esprit</text:span><text:span text:style-name="T1">, n° 53(février 1937), p. 824.</text:span></text:p>
        </text:list-item>
      </text:list>
      <text:list xml:id="list1140922564" text:style-name="WWNum290">
        <text:list-item>
          <text:p text:style-name="P46"><text:bookmark-start text:name="_Hlk499122599"/><text:span text:style-name="T1">URL : </text:span><text:a xlink:type="simple" xlink:href="http://gallica.bnf.fr/ark:/12148/bpt6k30048k/f138.image" text:style-name="ListLabel_20_374" text:visited-style-name="ListLabel_20_374"><text:span text:style-name="Internet_20_link"><text:span text:style-name="T1">http://gallica.bnf.fr/ark:/12148/bpt6k30048k/f138.image</text:span></text:span></text:a><text:bookmark-end text:name="_Hlk499122599"/></text:p>
        </text:list-item>
      </text:list>
      <text:list xml:id="list175955887763977" text:continue-list="list175957190278020" text:style-name="WWNum1">
        <text:list-item>
          <text:p text:style-name="P3"><text:span text:style-name="T3">[ddr_1937-02uvb]</text:span><text:span text:style-name="T1"> « Entretien », </text:span><text:span text:style-name="T6">Bulletin de l'Union pour </text:span><text:span text:style-name="T10">la </text:span><text:span text:style-name="T6">Vérité</text:span><text:span text:style-name="T1">, n° 5-6(février-mars 1937), p. 241-242. </text:span></text:p>
        </text:list-item>
      </text:list>
      <text:list xml:id="list1149148261" text:style-name="WWNum277">
        <text:list-item>
          <text:p text:style-name="P47"><text:span text:style-name="T1">Résumé d'un exposé à l'Union pour la Vérité, 30 janvier 1937.</text:span></text:p>
        </text:list-item>
      </text:list>
      <text:list xml:id="list175957228053277" text:continue-list="list175955887763977" text:style-name="WWNum1">
        <text:list-item>
          <text:p text:style-name="P3"><text:span text:style-name="T3">[ddr_1937-02nrf] « [Recension de </text:span><text:span text:style-name="T7">Manifeste au service du personnalisme</text:span><text:span text:style-name="T4"> et</text:span><text:span text:style-name="T6"> De la propriété capitaliste à la propriété humaine</text:span><text:span text:style-name="T3"> </text:span><text:span text:style-name="T4">d'Emmanuel Mounier</text:span><text:span text:style-name="T1">] »</text:span><text:span text:style-name="T4">, </text:span><text:span text:style-name="T11">Nouvelle Revue Française</text:span><text:span text:style-name="T129">, n°</text:span><text:span text:style-name="T1"> 281(février 1937), p. 294-296.</text:span></text:p>
          <text:list>
            <text:list-item>
              <text:p text:style-name="P3"><text:span text:style-name="T1">Cf n° 240.</text:span></text:p>
            </text:list-item>
          </text:list>
        </text:list-item>
        <text:list-item>
          <text:p text:style-name="P331"><text:span text:style-name="T107">[ddr_1937-02-15jg]</text:span><text:span text:style-name="T109"> « Condition de l'écrivain », I, </text:span><text:span text:style-name="T116">Journal de Genève</text:span><text:span text:style-name="T110">, n° 45</text:span><text:span text:style-name="T109">(15 février 1937), p. 1.</text:span></text:p>
          <text:list>
            <text:list-item>
              <text:p text:style-name="P331"><text:span text:style-name="T109">URL : </text:span><text:a xlink:type="simple" xlink:href="http://www.letempsarchives.ch/page/JDG_1937_02_15/1" text:style-name="ListLabel_20_372" text:visited-style-name="ListLabel_20_372"><text:span text:style-name="Internet_20_link"><text:span text:style-name="T106">http://www.letempsarchives.ch/page/JDG_1937_02_15/1</text:span></text:span></text:a></text:p>
            </text:list-item>
          </text:list>
        </text:list-item>
        <text:list-item>
          <text:p text:style-name="P331"><text:span text:style-name="T107">[ddr_1937-02-22jg] « </text:span><text:span text:style-name="T109">Condition de l'écrivain : </text:span><text:span text:style-name="T113">II, </text:span><text:span text:style-name="T109">La grande misère de l'édition », </text:span><text:span text:style-name="T116">Journal de Genève</text:span><text:span text:style-name="T110">, </text:span><text:span text:style-name="T109">n° 52(22 février 1937), p. 1.</text:span></text:p>
          <text:list>
            <text:list-item>
              <text:p text:style-name="P331"><text:span text:style-name="T109">URL : </text:span><text:a xlink:type="simple" xlink:href="http://www.letempsarchives.ch/page/JDG_1937_02_22/1" text:style-name="ListLabel_20_372" text:visited-style-name="ListLabel_20_372"><text:span text:style-name="Internet_20_link"><text:span text:style-name="T106">http://www.letempsarchives.ch/page/JDG_1937_02_22/1</text:span></text:span></text:a></text:p>
            </text:list-item>
          </text:list>
        </text:list-item>
        <text:list-item>
          <text:p text:style-name="P331"><text:span text:style-name="T107">[ddr_1937-03-01jg] « </text:span><text:span text:style-name="T109">Condition de l'écrivain : III, « Mission civique de la culture », </text:span><text:span text:style-name="T116">Journal de Genève</text:span><text:span text:style-name="T110">, n° 59</text:span><text:span text:style-name="T109">(1</text:span><text:span text:style-name="T156">er</text:span><text:span text:style-name="T109"> mars 1937), p. 1.</text:span></text:p>
          <text:list>
            <text:list-item>
              <text:p text:style-name="P331"><text:span text:style-name="T106">URL : </text:span><text:a xlink:type="simple" xlink:href="http://www.letempsarchives.ch/page/JDG_1937_03_01/1" text:style-name="ListLabel_20_372" text:visited-style-name="ListLabel_20_372"><text:span text:style-name="Internet_20_link"><text:span text:style-name="T106">http://www.letempsarchives.ch/page/JDG_1937_03_01/1</text:span></text:span></text:a><text:bookmark text:name="_Hlk499122723"/></text:p>
            </text:list-item>
          </text:list>
        </text:list-item>
        <text:list-item>
          <text:p text:style-name="P331"><text:span text:style-name="T107">[ddr_1937-03on]</text:span><text:span text:style-name="T106"> « Chançay », </text:span><text:span text:style-name="T119">L'Ordre nouveau</text:span><text:span text:style-name="T106">, n° 38(mars 1937), p. 60-61.</text:span></text:p>
        </text:list-item>
        <text:list-item>
          <text:p text:style-name="P3"><text:span text:style-name="T3">[ddr_1937-03espr] « [</text:span><text:span text:style-name="T1">Recension d'</text:span><text:span text:style-name="T5">Histoire de la littérature française de 1789 à nos jours</text:span><text:span text:style-name="T1"> d'Albert Thibaudet] », </text:span><text:span text:style-name="T5">Esprit</text:span><text:span text:style-name="T1">, n° 54(mars 1937), p. 970-971.</text:span></text:p>
        </text:list-item>
      </text:list>
      <text:list xml:id="list4118542392" text:style-name="WWNum288">
        <text:list-item>
          <text:p text:style-name="P48"><text:span text:style-name="T1">URL : </text:span><text:a xlink:type="simple" xlink:href="http://gallica.bnf.fr/ark:/12148/bpt6k30049x/f124.image" text:style-name="ListLabel_20_374" text:visited-style-name="ListLabel_20_374"><text:span text:style-name="Internet_20_link"><text:span text:style-name="T1">http://gallica.bnf.fr/ark:/12148/bpt6k30049x/f124.image</text:span></text:span></text:a><text:bookmark text:name="_Hlk499122765"/></text:p>
        </text:list-item>
      </text:list>
      <text:list xml:id="list175955567192461" text:continue-list="list175957228053277" text:style-name="WWNum1">
        <text:list-item>
          <text:p text:style-name="P331"><text:span text:style-name="T107">[ddr_1937-03espr] </text:span><text:span text:style-name="T3">« [</text:span><text:span text:style-name="T109">Recension d'</text:span><text:span text:style-name="T116">Histoire de l'armée allemande depuis l'armistice</text:span><text:span text:style-name="T109"> de Jacques Benoist-Méchin</text:span><text:span text:style-name="T106">] »</text:span><text:span text:style-name="T109">, </text:span><text:span text:style-name="T116">Esprit</text:span><text:span text:style-name="T109">, n° 54(mars 1937), p. 994.</text:span></text:p>
          <text:list>
            <text:list-item>
              <text:p text:style-name="P331"><text:span text:style-name="T109">URL :</text:span> <text:a xlink:type="simple" xlink:href="http://gallica.bnf.fr/ark:/12148/bpt6k30049x/f148.image" text:style-name="ListLabel_20_379" text:visited-style-name="ListLabel_20_379"><text:span text:style-name="Internet_20_link"><text:span text:style-name="T109">http://gallica.bnf.fr/ark:/12148/bpt6k30049x/f148.image</text:span></text:span></text:a></text:p>
            </text:list-item>
          </text:list>
        </text:list-item>
        <text:list-item>
          <text:p text:style-name="P3"><text:span text:style-name="T3">[ddr_1937-03-05anl]</text:span><text:span text:style-name="T1"> « À qui la liberté ? », </text:span><text:span text:style-name="T6">À nous la liberté</text:span><text:span text:style-name="T3">,</text:span><text:span text:style-name="T6"> </text:span><text:span text:style-name="T1">Paris, n° 1(5 mars 1937), p. 10.</text:span></text:p>
        </text:list-item>
        <text:list-item>
          <text:p text:style-name="P3"><text:span text:style-name="T3">[ddr_1937-03-13anl]</text:span><text:span text:style-name="T1"> « Romanciers publicitaires ou la contagion romanesque », </text:span><text:span text:style-name="T6">À nous la liberté</text:span><text:span text:style-name="T3">,</text:span><text:span text:style-name="T6"> </text:span><text:span text:style-name="T1">Paris, n° 2(13 mars 1937), p. 10.</text:span></text:p>
        </text:list-item>
        <text:list-item>
          <text:p text:style-name="P3"><text:span text:style-name="T3">[ddr_1937-03-20anl]</text:span><text:span text:style-name="T1"> « Vers une littérature personnaliste » ; I, </text:span><text:span text:style-name="T10">À </text:span><text:span text:style-name="T6">nous la liberté</text:span><text:span text:style-name="T3">,</text:span><text:span text:style-name="T6"> </text:span><text:span text:style-name="T1">Paris, n° 3(20 mars 1937), p. 10 ; II, </text:span><text:span text:style-name="T6">À nous la liberté</text:span><text:span text:style-name="T3">,</text:span><text:span text:style-name="T6"> </text:span><text:span text:style-name="T1">Paris, n° 4(27 mars 1937), p. 10.</text:span></text:p>
        </text:list-item>
        <text:list-item>
          <text:p text:style-name="P3"><text:span text:style-name="T3">[ddr_1937-03-23jg] « [</text:span><text:span text:style-name="T78">Recension de </text:span><text:span text:style-name="T13">L'Âme romantique et le rêve</text:span><text:span text:style-name="T78"> d'Albert Béguin</text:span><text:span text:style-name="T1">] »</text:span><text:span text:style-name="T78">, </text:span><text:span text:style-name="T13">Journal de Genève</text:span><text:span text:style-name="T78">, n° 81(23 mars 1937), p. 1.</text:span></text:p>
        </text:list-item>
      </text:list>
      <text:list xml:id="list446506646" text:style-name="WWNum287">
        <text:list-item>
          <text:p text:style-name="P49"><text:bookmark-start text:name="_Hlk499122783"/><text:span text:style-name="T78">URL : </text:span><text:a xlink:type="simple" xlink:href="http://www.letempsarchives.ch/page/JDG_1937_03_23/1" text:style-name="ListLabel_20_380" text:visited-style-name="ListLabel_20_380"><text:span text:style-name="Internet_20_link"><text:span text:style-name="T78">http://www.letempsarchives.ch/page/JDG_1937_03_23/1</text:span></text:span></text:a><text:bookmark-end text:name="_Hlk499122783"/></text:p>
        </text:list-item>
      </text:list>
      <text:list xml:id="list175955406729591" text:continue-list="list175955567192461" text:style-name="WWNum1">
        <text:list-item>
          <text:p text:style-name="P3"><text:span text:style-name="T3">[ddr_1937-04on]</text:span><text:span text:style-name="T1"> « Ballet de la non-intervention », </text:span><text:span text:style-name="T6">L'Ordre Nouveau</text:span><text:span text:style-name="T1">, n° 39(avril 1937), p. 41-44.</text:span></text:p>
        </text:list-item>
        <text:list-item>
          <text:p text:style-name="P331"><text:span text:style-name="T107">[ddr_1937-04-10anl]</text:span><text:span text:style-name="T109"> « C'est jeune », </text:span><text:span text:style-name="T116">À nous la liberté</text:span><text:span text:style-name="T109">, n° 6(10 avril 1937), p. 10.</text:span></text:p>
        </text:list-item>
        <text:list-item>
          <text:p text:style-name="P331"><text:span text:style-name="T107">[ddr_1937-04-15mes]</text:span><text:span text:style-name="T109"> « Journal d'un intellectuel en chômage (fragments) », </text:span><text:span text:style-name="T116">Mesures</text:span><text:span text:style-name="T113">, n° 2(15 avril </text:span><text:span text:style-name="T109">1937), p. 43-76.</text:span></text:p>
          <text:list>
            <text:list-item>
              <text:p text:style-name="P331"><text:span text:style-name="T109">Repris dans l'ouvrage éponyme, p. 45-75, puis dans </text:span><text:span text:style-name="T115">Journal d'une époque</text:span><text:span text:style-name="T109">, en divers endroits.</text:span></text:p>
            </text:list-item>
          </text:list>
        </text:list-item>
        <text:list-item>
          <text:p text:style-name="P3"><text:span text:style-name="T3">[ddr_1937-04-17anl]</text:span><text:span text:style-name="T1"> « Lénine, Staline et la littérature », </text:span><text:span text:style-name="T6">À nous la liberté</text:span><text:span text:style-name="T1">, n° 7(17 avril 1937), p. 10.</text:span></text:p>
        </text:list-item>
        <text:list-item>
          <text:p text:style-name="P3"><text:span text:style-name="T3">[ddr_1937-04-30anl]</text:span><text:span text:style-name="T1"> « C'est la Révolution qui fait la Nation », </text:span><text:span text:style-name="T6">À nous la liberté</text:span><text:span text:style-name="T3">, </text:span><text:span text:style-name="T1">n° </text:span><text:span text:style-name="T104">9(30 avril </text:span><text:span text:style-name="T1">1937), p. 3.</text:span></text:p>
        </text:list-item>
        <text:list-item>
          <text:p text:style-name="P3"><text:span text:style-name="T3">[ddr_1937-05espr]</text:span><text:span text:style-name="T1"> « Retour de Nietzsche », </text:span><text:span text:style-name="T5">Esprit</text:span><text:span text:style-name="T1">, n° 56(mai 1937), p. 313-315.</text:span></text:p>
        </text:list-item>
      </text:list>
      <text:list xml:id="list3337189046" text:style-name="WWNum286">
        <text:list-item>
          <text:p text:style-name="P50"><text:bookmark-start text:name="_Hlk499122792"/><text:soft-page-break/><text:span text:style-name="T1">URL : </text:span><text:a xlink:type="simple" xlink:href="http://gallica.bnf.fr/ark:/12148/bpt6k30051g/f115.image" text:style-name="ListLabel_20_374" text:visited-style-name="ListLabel_20_374"><text:span text:style-name="Internet_20_link"><text:span text:style-name="T1">http://gallica.bnf.fr/ark:/12148/bpt6k30051g/f115.image</text:span></text:span></text:a><text:bookmark-end text:name="_Hlk499122792"/></text:p>
        </text:list-item>
      </text:list>
      <text:list xml:id="list175957387473593" text:continue-list="list175955406729591" text:style-name="WWNum1">
        <text:list-item>
          <text:p text:style-name="P3"><text:span text:style-name="T3">[ddr_1937-05on]</text:span><text:span text:style-name="T1"> « L'autorité assure les libertés », avec Claude Chevalley, </text:span><text:span text:style-name="T5">L'Ordre Nouveau</text:span><text:span text:style-name="T1">, n° 40(mai 1937), p. 42-50.</text:span></text:p>
        </text:list-item>
        <text:list-item>
          <text:p text:style-name="P3"><text:span text:style-name="T3">[ddr_1937-05cs]</text:span><text:span text:style-name="T28"> « Chamisso et le mythe de l'ombre perdue », </text:span><text:span text:style-name="T15">Cahiers du Sud</text:span><text:span text:style-name="T28">, n° 194(mai-juin 1937), p. 282-291.</text:span></text:p>
        </text:list-item>
      </text:list>
      <text:list xml:id="list1989816393" text:style-name="WWNum282">
        <text:list-item>
          <text:p text:style-name="P51"><text:span text:style-name="T28">Réimpr. du même cahier, 1949, p. 276-284 ; </text:span><text:span text:style-name="T15">id.</text:span><text:span text:style-name="T28">, 1983.</text:span></text:p>
        </text:list-item>
        <text:list-item>
          <text:p text:style-name="P51"><text:span text:style-name="T28">Repris dans </text:span><text:span text:style-name="T15">Doctrine fabuleuse</text:span><text:span text:style-name="T28">.</text:span></text:p>
        </text:list-item>
      </text:list>
      <text:list xml:id="list175956360184290" text:continue-list="list175957387473593" text:style-name="WWNum1">
        <text:list-item>
          <text:p text:style-name="P3"><text:span text:style-name="T3">[ddr_1937-06espr]</text:span><text:span text:style-name="T1"> « Journal d'un intellectuel en chômage (fragments) », </text:span><text:span text:style-name="T5">Esprit</text:span><text:span text:style-name="T1">, n° 57(juin 1937), p. 368-387.</text:span></text:p>
        </text:list-item>
      </text:list>
      <text:list xml:id="list347108967" text:style-name="WWNum280">
        <text:list-item>
          <text:p text:style-name="P52"><text:bookmark-start text:name="_Hlk499122819"/><text:span text:style-name="T1">URL : </text:span><text:a xlink:type="simple" xlink:href="http://gallica.bnf.fr/ark:/12148/bpt6k30052t/f18.image" text:style-name="ListLabel_20_374" text:visited-style-name="ListLabel_20_374"><text:span text:style-name="Internet_20_link"><text:span text:style-name="T1">http://gallica.bnf.fr/ark:/12148/bpt6k30052t/f18.image</text:span></text:span></text:a><text:bookmark-end text:name="_Hlk499122819"/></text:p>
        </text:list-item>
        <text:list-item>
          <text:p text:style-name="P52"><text:span text:style-name="T1">Repris dans </text:span><text:span text:style-name="T5">Journal d'un intellectuel en chômage</text:span><text:span text:style-name="T1">, p. 182-231, puis dans </text:span><text:span text:style-name="T5">Journal d'une époque</text:span><text:span text:style-name="T1">, en différents endroits.</text:span></text:p>
        </text:list-item>
      </text:list>
      <text:list xml:id="list175956435056183" text:continue-list="list175956360184290" text:style-name="WWNum1">
        <text:list-item>
          <text:p text:style-name="P3"><text:span text:style-name="T3">[ddr_1937-06espr] « [Recension de</text:span><text:span text:style-name="T1"> </text:span><text:span text:style-name="T6">Le Procès</text:span><text:span text:style-name="T3"> de </text:span><text:span text:style-name="T1">Marius Richard] »</text:span><text:span text:style-name="T101">, </text:span><text:span text:style-name="T6">Esprit</text:span><text:span text:style-name="T1">, n° 57(juin 1937), p. 479-480.</text:span></text:p>
        </text:list-item>
        <text:list-item>
          <text:p text:style-name="P3"><text:span text:style-name="T3">[ddr_1937-06espr] « [</text:span><text:span text:style-name="T1">Recension de </text:span><text:span text:style-name="T5">L'Évidence poétique</text:span><text:span text:style-name="T1"> de Paul Eluard] », </text:span><text:span text:style-name="T5">Esprit</text:span><text:span text:style-name="T1">, n° 57(juin 1937), p. 480-481.</text:span></text:p>
        </text:list-item>
        <text:list-item>
          <text:p text:style-name="P3"><text:span text:style-name="T3">[ddr_1937-06-01nc]</text:span><text:span text:style-name="T1"> « Violence et brutalité</text:span><text:span text:style-name="T101"> », </text:span><text:span text:style-name="T6">Les Nouveaux Cahiers</text:span><text:span text:style-name="T1">, n° 6(1</text:span><text:span text:style-name="T146">er</text:span><text:span text:style-name="T1"> juin 1937), p. 14-17.</text:span></text:p>
        </text:list-item>
        <text:list-item>
          <text:p text:style-name="P3"><text:span text:style-name="T3">[ddr_1937-06-15rpar]</text:span><text:span text:style-name="T179"> « Paysans de l'Ouest », </text:span><text:span text:style-name="T173">Revue de Paris</text:span><text:span text:style-name="T179">, n° 12(15 juin 1937), p. 826-851.</text:span></text:p>
        </text:list-item>
      </text:list>
      <text:list xml:id="list3369971051" text:style-name="WWNum285">
        <text:list-item>
          <text:p text:style-name="P327"><text:bookmark-start text:name="_Hlk499122802"/><text:span text:style-name="T166">URL : </text:span><text:a xlink:type="simple" xlink:href="http://gallica.bnf.fr/ark:/12148/bpt6k17697q/f112.image" text:style-name="ListLabel_20_372" text:visited-style-name="ListLabel_20_372"><text:span text:style-name="Internet_20_link"><text:span text:style-name="T106">http://gallica.bnf.fr/ark:/12148/bpt6k17697q/f112.image</text:span></text:span></text:a><text:bookmark-end text:name="_Hlk499122802"/></text:p>
        </text:list-item>
        <text:list-item>
          <text:p text:style-name="P53"><text:span text:style-name="T1">Extrait du </text:span><text:span text:style-name="T5">Journal d'un intellectuel en chômage</text:span><text:span text:style-name="T1">, alors à paraître.</text:span></text:p>
        </text:list-item>
      </text:list>
      <text:list xml:id="list175956591320977" text:continue-list="list175956435056183" text:style-name="WWNum1">
        <text:list-item>
          <text:p text:style-name="P331"><text:span text:style-name="T107">[ddr_1937-06-19nlit]</text:span><text:span text:style-name="T184"> « Luther contre Érasme », recension de </text:span><text:span text:style-name="T185">Traité du Serf Arbitre</text:span><text:span text:style-name="T184"> de Martin Luther, </text:span><text:span text:style-name="T185">Les Nouvelles littéraires</text:span><text:span text:style-name="T184">, n° 766(19 juin 1937), p. 5.</text:span></text:p>
        </text:list-item>
        <text:list-item>
          <text:p text:style-name="P3"><text:span text:style-name="T3">[ddr_1937-07-01nrf]</text:span><text:span text:style-name="T129"> « N'habitez pas les villes », </text:span><text:span text:style-name="T11">Nouvelle Revue Française</text:span><text:span text:style-name="T129">, n° 286(juillet 1937), p. 63-87.</text:span></text:p>
        </text:list-item>
      </text:list>
      <text:list xml:id="list47406733" text:style-name="WWNum279">
        <text:list-item>
          <text:p text:style-name="P54"><text:span text:style-name="T179">Repris dans </text:span><text:span text:style-name="T174">Journal d'un intellectuel au chômage</text:span><text:span text:style-name="T179">, puis dans </text:span><text:span text:style-name="T174">Journal d'une époque</text:span><text:span text:style-name="T179">.</text:span></text:p>
        </text:list-item>
      </text:list>
      <text:list xml:id="list175956644926571" text:continue-list="list175956591320977" text:style-name="WWNum1">
        <text:list-item>
          <text:p text:style-name="P3"><text:span text:style-name="T3">[ddr_1937-07espr]</text:span><text:span text:style-name="T28"> « M. Benda nous "cherche" mais ne nous trouve pas », </text:span><text:span text:style-name="T15">Esprit</text:span><text:span text:style-name="T28">, n° 58(juillet 1937), p. 616-618.</text:span></text:p>
          <text:list>
            <text:list-item>
              <text:p text:style-name="P3"><text:span text:style-name="T28">Signé « l’auditeur de service ».</text:span></text:p>
            </text:list-item>
          </text:list>
        </text:list-item>
        <text:list-item>
          <text:p text:style-name="P3"><text:span text:style-name="T3">[ddr_1937-07-03nlit]</text:span><text:span text:style-name="T1"> « Selma Lagerlöf, conteur de légende », recension de </text:span><text:span text:style-name="T6">L'Anneau de Lowenshold</text:span><text:span text:style-name="T1"> de Selma Lagerlöf, </text:span><text:span text:style-name="T6">Les Nouvelles littéraires</text:span><text:span text:style-name="T1">, n° 768(3 juillet 1937), p. 8.</text:span></text:p>
        </text:list-item>
        <text:list-item>
          <text:p text:style-name="P3"><text:span text:style-name="T3">[ddr_1937-07-25rl] « [</text:span><text:span text:style-name="T1">Extrait du </text:span><text:span text:style-name="T5">Journal d'un intellectuel en chômage</text:span><text:span text:style-name="T1">] », </text:span><text:span text:style-name="T5">Revue du dimanche</text:span><text:span text:style-name="T1">, supplément de la</text:span><text:span text:style-name="T5"> Revue de Lausanne</text:span><text:span text:style-name="T1">, n° 202(25 juillet 1937), p. 1.</text:span></text:p>
          <text:list>
            <text:list-item>
              <text:p text:style-name="P3"><text:span text:style-name="T1">URL : </text:span><text:a xlink:type="simple" xlink:href="https://scriptorium.bcu-lausanne.ch/zoom/148847/view?page=5" text:style-name="ListLabel_20_374" text:visited-style-name="ListLabel_20_374"><text:span text:style-name="Internet_20_link"><text:span text:style-name="T1">https://scriptorium.bcu-lausanne.ch/zoom/148847/view?page=5</text:span></text:span></text:a></text:p>
            </text:list-item>
          </text:list>
        </text:list-item>
        <text:list-item>
          <text:p text:style-name="P3"><text:span text:style-name="T3">[ddr_1937-08bgl]</text:span><text:span text:style-name="T1"> « Introduction au </text:span><text:span text:style-name="T5">Journal d'un Intellectuel en chômage</text:span><text:span text:style-name="T1"> », </text:span><text:span text:style-name="T6">Bulletin mensuel</text:span><text:span text:style-name="T3">, Lausanne, La Guilde du Livre</text:span><text:span text:style-name="T1">, n° 8(août 1937), p. 126-128.</text:span></text:p>
        </text:list-item>
        <text:list-item>
          <text:p text:style-name="P3"><text:span text:style-name="T3">[ddr_1937-08-15journ]</text:span><text:span text:style-name="T1"> « [Bonnes feuilles du </text:span><text:span text:style-name="T5">Journal d'un intellectuel en chômage</text:span><text:span text:style-name="T1">] », </text:span><text:span text:style-name="T5">Le Journal</text:span><text:span text:style-name="T1">, n° 16371(15 août 1937), p. 2.</text:span></text:p>
          <text:list>
            <text:list-item>
              <text:p text:style-name="P3"><text:span text:style-name="T1">URL : </text:span><text:a xlink:type="simple" xlink:href="http://gallica.bnf.fr/ark:/12148/bpt6k7634377h/f2.item" text:style-name="ListLabel_20_374" text:visited-style-name="ListLabel_20_374"><text:span text:style-name="Internet_20_link"><text:span text:style-name="T1">http://gallica.bnf.fr/ark:/12148/bpt6k7634377h/f2.item</text:span></text:span></text:a></text:p>
            </text:list-item>
          </text:list>
        </text:list-item>
        <text:list-item>
          <text:p text:style-name="P3"><text:span text:style-name="T3">[ddr_1937-09espr]</text:span><text:span text:style-name="T1"> « Brève introduction à quelques témoignages littéraires », </text:span><text:span text:style-name="T6">Esprit</text:span><text:span text:style-name="T1">, n° 60(septembre 1937), p. 697-698.</text:span></text:p>
          <text:list>
            <text:list-item>
              <text:p text:style-name="P3"><text:span text:style-name="T1">URL : </text:span><text:a xlink:type="simple" xlink:href="http://gallica.bnf.fr/ark:/12148/bpt6k30055v/f23.image" text:style-name="ListLabel_20_374" text:visited-style-name="ListLabel_20_374"><text:span text:style-name="Internet_20_link"><text:span text:style-name="T1">http://gallica.bnf.fr/ark:/12148/bpt6k30055v/f23.image</text:span></text:span></text:a></text:p>
            </text:list-item>
          </text:list>
        </text:list-item>
        <text:list-item>
          <text:p text:style-name="P3"><text:span text:style-name="T3">[ddr_1937-09espr]</text:span><text:span text:style-name="T1"> </text:span><text:span text:style-name="T3">« [</text:span><text:span text:style-name="T1">Recension de </text:span><text:span text:style-name="T5">Swedenborg</text:span><text:span text:style-name="T1"> de Martin Lamm] », </text:span><text:span text:style-name="T5">Esprit</text:span><text:span text:style-name="T1">, n° 60(septembre 1937), p. 784-788.</text:span></text:p>
          <text:list>
            <text:list-item>
              <text:p text:style-name="P3"><text:span text:style-name="T1">URL : </text:span><text:a xlink:type="simple" xlink:href="http://gallica.bnf.fr/ark:/12148/bpt6k30055v/f110.image" text:style-name="ListLabel_20_374" text:visited-style-name="ListLabel_20_374"><text:span text:style-name="Internet_20_link"><text:span text:style-name="T1">http://gallica.bnf.fr/ark:/12148/bpt6k30055v/f110.image</text:span></text:span></text:a></text:p>
            </text:list-item>
          </text:list>
        </text:list-item>
        <text:list-item>
          <text:p text:style-name="P331"><text:span text:style-name="T107">[ddr_1937-10espr] </text:span><text:span text:style-name="T106">Traduction de « Le mystère suisse » de Max Liehburg, </text:span><text:span text:style-name="T119">Esprit</text:span><text:span text:style-name="T106">, n° 61(octobre 1937), p. 11-21.</text:span></text:p>
        </text:list-item>
        <text:list-item>
          <text:p text:style-name="P3"><text:soft-page-break/><text:span text:style-name="T3">[ddr_1937-10espr]</text:span><text:span text:style-name="T1"> « Neutralité oblige », </text:span><text:span text:style-name="T5">Esprit</text:span><text:span text:style-name="T1">, n° 61(octobre 1937), p. 22-35.</text:span></text:p>
        </text:list-item>
      </text:list>
      <text:list xml:id="list680465984" text:style-name="WWNum278">
        <text:list-item>
          <text:p text:style-name="P55"><text:bookmark-start text:name="_Hlk499122828"/><text:span text:style-name="T1">URL : </text:span><text:a xlink:type="simple" xlink:href="http://gallica.bnf.fr/ark:/12148/bpt6k300566/f48.image" text:style-name="ListLabel_20_374" text:visited-style-name="ListLabel_20_374"><text:span text:style-name="Internet_20_link"><text:span text:style-name="T1">http://gallica.bnf.fr/ark:/12148/bpt6k300566/f48.image</text:span></text:span></text:a><text:bookmark-end text:name="_Hlk499122828"/></text:p>
        </text:list-item>
        <text:list-item>
          <text:p text:style-name="P55"><text:span text:style-name="T1">Ed. part., « Notre armée », </text:span><text:span text:style-name="T6">Feuille centrale de Zofingue</text:span><text:span text:style-name="T3">,</text:span><text:span text:style-name="T6"> </text:span><text:span text:style-name="T1">Zurich, n° 2(1937), p. 108-109.</text:span></text:p>
        </text:list-item>
        <text:list-item>
          <text:p text:style-name="P55"><text:span text:style-name="T1">Repris dans </text:span><text:span text:style-name="T5">Mission et démission de la Suisse</text:span><text:span text:style-name="T1">, p. 103-127.</text:span></text:p>
        </text:list-item>
      </text:list>
      <text:list xml:id="list175955645546531" text:continue-list="list175956644926571" text:style-name="WWNum1">
        <text:list-item>
          <text:p text:style-name="P3"><text:span text:style-name="T3">[ddr_1937-10bgl]</text:span><text:span text:style-name="T1"> « Pages inédites du </text:span><text:span text:style-name="T5">Journal d'un Intellectuel en chômage</text:span><text:span text:style-name="T1"> », </text:span><text:span text:style-name="T6">Bulletin mensuel</text:span><text:span text:style-name="T3">, </text:span><text:span text:style-name="T1">Lausanne, </text:span><text:span text:style-name="T3">la Guilde du Livre,</text:span><text:span text:style-name="T1"> n° 10(octobre 1937), p. 150-153.</text:span></text:p>
          <text:list>
            <text:list-item>
              <text:p text:style-name="P331"><text:span text:style-name="T106">Repris dans </text:span><text:span text:style-name="T119">Journal d'un Intellectuel en chômage</text:span><text:span text:style-name="T106"> et </text:span><text:span text:style-name="T119">Journal d'une époque</text:span><text:span text:style-name="T106">.</text:span><text:bookmark text:name="OLE_LINK1"/><text:bookmark text:name="OLE_LINK2"/></text:p>
            </text:list-item>
          </text:list>
        </text:list-item>
        <text:list-item>
          <text:p text:style-name="P3"><text:span text:style-name="T3">[ddr_1937-11-01nrf] « [</text:span><text:span text:style-name="T1">Recension de </text:span><text:span text:style-name="T7">Gösta Berling</text:span><text:span text:style-name="T129"> de Selma Lagerlöf</text:span><text:span text:style-name="T1">] »</text:span><text:span text:style-name="T129">, </text:span><text:span text:style-name="T11">Nouvelle Revue Française</text:span><text:span text:style-name="T129">, n° </text:span><text:span text:style-name="T1">290(novembre 1937), p. 857-859.</text:span></text:p>
        </text:list-item>
        <text:list-item>
          <text:p text:style-name="P331"><text:span text:style-name="T107">[ddr_1937-11-01nrf]</text:span><text:span text:style-name="T112"> « Au dossier d'une vieille querelle », </text:span><text:span text:style-name="T118">Nouvelle Revue Française</text:span><text:span text:style-name="T112">, n° </text:span><text:span text:style-name="T108">290(novembre 1937), p. 873-874.</text:span></text:p>
        </text:list-item>
        <text:list-item>
          <text:p text:style-name="P3"><text:span text:style-name="T3">[ddr_1937-11-01nc]</text:span><text:span text:style-name="T1"> « Comment savoir à quoi ils pensent (Quelques remarques sur la méthode) », </text:span><text:span text:style-name="T6">Les Nouveaux Cahiers</text:span><text:span text:style-name="T1">, n° 13(1</text:span><text:span text:style-name="T146">er</text:span><text:span text:style-name="T1"> novembre 1937), p. 18-19.</text:span></text:p>
        </text:list-item>
        <text:list-item>
          <text:p text:style-name="P3"><text:span text:style-name="T3">[ddr_1937-12bsfp]</text:span><text:span text:style-name="T1"> « Lettre de M. Denis de Rougemont », </text:span><text:span text:style-name="T6">Bulletin de la Société française de philosophie</text:span><text:span text:style-name="T3">,</text:span><text:span text:style-name="T6"> </text:span><text:span text:style-name="T1">n° 5(décembre 1937), p. 204.</text:span></text:p>
        </text:list-item>
        <text:list-item>
          <text:p text:style-name="P3"><text:span text:style-name="T3">[ddr_1937-12-15nc]</text:span><text:span text:style-name="T1"> « Lectures dirigées dans le III</text:span><text:span text:style-name="T146">e</text:span><text:span text:style-name="T1"> Reich », </text:span><text:span text:style-name="T6">Les Nouveaux Cahiers</text:span><text:span text:style-name="T3">,</text:span><text:span text:style-name="T1"> n° 16(15 décembre 1937), p. 16.</text:span></text:p>
        </text:list-item>
        <text:list-item>
          <text:p text:style-name="P3"><text:span text:style-name="T3">[ddr_1937_preface-luther-serf-arbitre]</text:span><text:span text:style-name="T1"> « Luther inconnu », préface à sa traduction du </text:span><text:span text:style-name="T6">Traité du Serf Arbitre</text:span><text:span text:style-name="T3"> </text:span><text:span text:style-name="T1">de Martin Luther, Paris, Je Sers, 1937, p. 15-27.</text:span></text:p>
        </text:list-item>
      </text:list>
      <text:list xml:id="list3922744798" text:style-name="WWNum284">
        <text:list-item>
          <text:p text:style-name="P56"><text:span text:style-name="T1">Autre éd., « Luther et la liberté (À propos du </text:span><text:span text:style-name="T6">Traité du Serf Arbitre</text:span><text:span text:style-name="T3">)</text:span><text:span text:style-name="T1"> », </text:span><text:span text:style-name="T6">Foi et Vie</text:span><text:span text:style-name="T1">, n° 2(mars-avril 1937), p. 221-231.</text:span></text:p>
        </text:list-item>
      </text:list>
      <text:list xml:id="list175957289769777" text:continue-list="list175955645546531" text:style-name="WWNum1">
        <text:list-item>
          <text:p text:style-name="P3"><text:span text:style-name="T3">[ddr_1937_communisme-chretiens-changer-vie-homme]</text:span><text:span text:style-name="T1"> « Changer la vie ou changer l'homme ? », </text:span><text:span text:style-name="T6">Le Communisme et les chrétiens</text:span><text:span text:style-name="T3">, </text:span><text:span text:style-name="T1">Plon, 1937, p. 203-233.</text:span></text:p>
        </text:list-item>
      </text:list>
      <text:list xml:id="list1737508656" text:style-name="WWNum281">
        <text:list-item>
          <text:p text:style-name="P57"><text:span text:style-name="T1">Trad. croate, « Treba li promijeniti život ili čovjeka ? », </text:span><text:span text:style-name="T5">Komunizam I Kršćani</text:span><text:span text:style-name="T1">, 1937, p. 188-217.</text:span></text:p>
        </text:list-item>
        <text:list-item>
          <text:p text:style-name="P57"><text:span text:style-name="T85">Trad. anglaise, « Shall life or man be changed ? », </text:span><text:span text:style-name="T91">Communism and Christians</text:span><text:span text:style-name="T94">,</text:span><text:span text:style-name="T91"> </text:span><text:span text:style-name="T96">London, </text:span><text:span text:style-name="T85">The Paladin Press, 1938, p. 227-259.</text:span></text:p>
        </text:list-item>
        <text:list-item>
          <text:p text:style-name="P57"><text:span text:style-name="T60">Trad. espagnole, « Cambiar la vida o cambiar el hombre ? », </text:span><text:span text:style-name="T65">Revista Mexicana de ciencias políticas y sociales</text:span><text:span text:style-name="T60">, vol. 36, n° 142(1990), 134-148.</text:span></text:p>
        </text:list-item>
      </text:list>
      <text:list xml:id="list175956128589685" text:continue-list="list175957289769777" text:style-name="WWNum1">
        <text:list-item>
          <text:p text:style-name="P3"><text:span text:style-name="T3">[ddr_1937_les-juifs-vocation-destin-israel]</text:span><text:span text:style-name="T1"> « Vocation et destin d'Israël », </text:span><text:span text:style-name="T6">Les Juifs</text:span><text:span text:style-name="T3">, </text:span><text:span text:style-name="T1">Plon, 1937, p. 143-165.</text:span></text:p>
        </text:list-item>
        <text:list-item>
          <text:p text:style-name="P3"><text:span text:style-name="T3">[ddr_1938-01suir]</text:span><text:span text:style-name="T1"> « Réponse », </text:span><text:span text:style-name="T6">Suisse romande</text:span><text:span text:style-name="T1">, 1</text:span><text:span text:style-name="T146">ère</text:span><text:span text:style-name="T1"> série, n° 4(janvier 1938), p. 182-184.</text:span></text:p>
        </text:list-item>
      </text:list>
      <text:list xml:id="list3916207569" text:style-name="WWNum324">
        <text:list-item>
          <text:list>
            <text:list-item>
              <text:p text:style-name="P58"><text:span text:style-name="T1">Réponse à l'article de Pierre Beausire, « Le personnalisme en Suisse ».</text:span></text:p>
            </text:list-item>
          </text:list>
        </text:list-item>
      </text:list>
      <text:list xml:id="list175955529860558" text:continue-list="list175956128589685" text:style-name="WWNum1">
        <text:list-item>
          <text:p text:style-name="P3"><text:span text:style-name="T3">[ddr_1938-01-01nrf] « [</text:span><text:span text:style-name="T1">Recension du </text:span><text:span text:style-name="T7">Monastère noir</text:span><text:span text:style-name="T129"> d'Aladar Kuncz</text:span><text:span text:style-name="T1">] »</text:span><text:span text:style-name="T129">, </text:span><text:span text:style-name="T11">Nouvelle Revue Française</text:span><text:span text:style-name="T129">, n° 292(janvier 1938), p. 145-146.</text:span></text:p>
        </text:list-item>
        <text:list-item>
          <text:p text:style-name="P3"><text:span text:style-name="T3">[ddr_1938-02-20jj]</text:span><text:span text:style-name="T1"> « Sören Kierkegaard », </text:span><text:span text:style-name="T6">Jean-Jacques</text:span><text:span text:style-name="T3">, </text:span><text:span text:style-name="T1">Paris, n° 20(février 1938), p. 3.</text:span></text:p>
        </text:list-item>
        <text:list-item>
          <text:p text:style-name="P3"><text:span text:style-name="T3">[ddr_1938-02-01nrf] « [</text:span><text:span text:style-name="T1">Recension de </text:span><text:span text:style-name="T7">Victoire à Waterloo</text:span><text:span text:style-name="T129"> de Robert Aron</text:span><text:span text:style-name="T1">] »</text:span><text:span text:style-name="T129">, </text:span><text:span text:style-name="T11">Nouvelle Revue Française</text:span><text:span text:style-name="T129">, n° 293(février 1938), p. 313-314.</text:span></text:p>
        </text:list-item>
        <text:list-item>
          <text:p text:style-name="P3"><text:span text:style-name="T3">[ddr_1938-04ex]</text:span><text:span text:style-name="T1"> « Nouvelles pages du </text:span><text:span text:style-name="T5">Journal d'un intellectuel en chômage</text:span><text:span text:style-name="T1"> », </text:span><text:span text:style-name="T5">Existences</text:span><text:span text:style-name="T1">, n° 15(avril 1938), p. 11-14.</text:span></text:p>
        </text:list-item>
      </text:list>
      <text:list xml:id="list1885486934" text:style-name="WWNum273">
        <text:list-item>
          <text:p text:style-name="P59"><text:span text:style-name="T1">URL : </text:span><text:a xlink:type="simple" xlink:href="http://www.cme-u.fr/components/com_zoom/www/view.php?popup=1&amp;q=%7bobfs:225227208219224263267275276286227215212265217223203263270286227215212265219209259224215219214263286227215212265220219208263275286227215212265207219224263276%7d" text:style-name="ListLabel_20_374" text:visited-style-name="ListLabel_20_374"><text:span text:style-name="Internet_20_link"><text:span text:style-name="T1">http://www.cme-u.fr/components/com_zoom/www/view.php?popup=1&amp;q={obfs:225227208219224263267275276286227215212265217223203263270286227215212265219209259224215219214263286227215212265220219208263275286227215212265207219224263276}</text:span></text:span></text:a></text:p>
        </text:list-item>
      </text:list>
      <text:list xml:id="list175955827003372" text:continue-list="list175955529860558" text:style-name="WWNum1">
        <text:list-item>
          <text:p text:style-name="P3"><text:span text:style-name="T3">[ddr_1938-04-15nc]</text:span><text:span text:style-name="T1"> « Du danger de s'unir », </text:span><text:span text:style-name="T6">Les Nouveaux Cahiers</text:span><text:span text:style-name="T1">, n° 23(15 </text:span><text:soft-page-break/><text:span text:style-name="T1">avril 1938), p. 21-22.</text:span></text:p>
        </text:list-item>
        <text:list-item>
          <text:p text:style-name="P3"><text:span text:style-name="T3">[ddr_1938-06nrh]</text:span><text:span text:style-name="T1"> « Souvenir d'Esztergom », </text:span><text:span text:style-name="T6">Nouvelle Revue de Hongrie</text:span><text:span text:style-name="T3">,</text:span><text:span text:style-name="T6"> </text:span><text:span text:style-name="T1">Budapest, vol. 58(juin 1938), p. 505-506.</text:span></text:p>
          <text:list>
            <text:list-item>
              <text:p text:style-name="P3"><text:span text:style-name="T78">Hommage à Babits. Repris du/dans </text:span><text:span text:style-name="T13">Paysan du Danube</text:span><text:span text:style-name="T78"> nv éd., peut-être ?</text:span></text:p>
            </text:list-item>
          </text:list>
        </text:list-item>
        <text:list-item>
          <text:p text:style-name="P3"><text:span text:style-name="T3">[ddr_1938-06fcz]</text:span><text:span text:style-name="T78"> « Le seul espoir », </text:span><text:span text:style-name="T13">Feuille centrale de Zofingue</text:span><text:span text:style-name="T78">, Zürich, n° 9(juin 1938), p. 469-472.</text:span><text:span text:style-name="T1"> </text:span></text:p>
        </text:list-item>
        <text:list-item>
          <text:p text:style-name="P3"><text:span text:style-name="T3">[ddr_1938-06-01nc]</text:span><text:span text:style-name="T1"> « Vues sur le National-socialisme », </text:span><text:span text:style-name="T6">Les Nouveaux Cahiers</text:span><text:span text:style-name="T1">, n° 26(1</text:span><text:span text:style-name="T146">er</text:span><text:span text:style-name="T1"> juin 1938), p. 5-10.</text:span></text:p>
        </text:list-item>
      </text:list>
      <text:list xml:id="list4075181326" text:style-name="WWNum275">
        <text:list-item>
          <text:p text:style-name="P60"><text:span text:style-name="T1">Repris dans </text:span><text:span text:style-name="T5">Journal d'Allemagne</text:span><text:span text:style-name="T1"> et </text:span><text:span text:style-name="T5">Journal d'une époque</text:span><text:span text:style-name="T1">.</text:span></text:p>
        </text:list-item>
      </text:list>
      <text:list xml:id="list175957454186519" text:continue-list="list175955827003372" text:style-name="WWNum1">
        <text:list-item>
          <text:p text:style-name="P3"><text:span text:style-name="T3">[ddr_1938-06-15on]</text:span><text:span text:style-name="T1"> « Trop d'irresponsables s'engagent ! (responsabilité des intellectuels) », </text:span><text:span text:style-name="T5">L'Ordre Nouveau</text:span><text:span text:style-name="T1">, n° 42(15 juin 1938), p. 19-22.</text:span></text:p>
          <text:list>
            <text:list-item>
              <text:p text:style-name="P3"><text:span text:style-name="T1">[ddr_1946-07-05combat] Reprise ? partielle ? « Réponse à l’enquête : "Les intellectuels sont‑ils responsables ?" », </text:span><text:span text:style-name="T5">Combat</text:span><text:span text:style-name="T1">, Paris, n° 648(5 juillet 1946), p. 1.</text:span></text:p>
              <text:list>
                <text:list-item>
                  <text:p text:style-name="P3"><text:span text:style-name="T1">URL : </text:span><text:a xlink:type="simple" xlink:href="http://gallica.bnf.fr/ark:/12148/bpt6k4749149z/f1.item" text:style-name="ListLabel_20_374" text:visited-style-name="ListLabel_20_374"><text:span text:style-name="Internet_20_link"><text:span text:style-name="T1">http://gallica.bnf.fr/ark:/12148/bpt6k4749149z/f1.item</text:span></text:span></text:a></text:p>
                </text:list-item>
              </text:list>
            </text:list-item>
            <text:list-item>
              <text:p text:style-name="P3"><text:span text:style-name="T1">Repris dans </text:span><text:span text:style-name="T5">Politique de la personne</text:span><text:span text:style-name="T1">, 1946, p. 259‑263.</text:span></text:p>
            </text:list-item>
            <text:list-item>
              <text:p text:style-name="P3"><text:span text:style-name="T1">Repris dans </text:span><text:span text:style-name="T5">Journal d’une époque</text:span><text:span text:style-name="T1">, p. 372‑374.</text:span></text:p>
            </text:list-item>
          </text:list>
        </text:list-item>
        <text:list-item>
          <text:p text:style-name="P3"><text:span text:style-name="T3">[ddr_1938-07-01nrf]</text:span><text:span text:style-name="T129"> « Une révolution refoulée », </text:span><text:span text:style-name="T11">Nouvelle Revue Française</text:span><text:span text:style-name="T129">, n° 298(juillet 1938), p. 158-159.</text:span></text:p>
        </text:list-item>
        <text:list-item>
          <text:p text:style-name="P3"><text:span text:style-name="T3">[ddr_1938-07cp]</text:span><text:span text:style-name="T1"> « La vraie défense contre l'esprit totalitaire », </text:span><text:span text:style-name="T6">Les Cahiers protestants</text:span><text:span text:style-name="T3">, </text:span><text:span text:style-name="T1">n° 7(juillet 1938), p. 411-425.</text:span></text:p>
        </text:list-item>
      </text:list>
      <text:list xml:id="list2216639699" text:style-name="WWNum276">
        <text:list-item>
          <text:p text:style-name="P61"><text:span text:style-name="T1">Trad. hollandaise, La Haye, Boekencentrum, 1942, en brochure.</text:span></text:p>
        </text:list-item>
      </text:list>
      <text:list xml:id="list175956317793383" text:continue-list="list175957454186519" text:style-name="WWNum1">
        <text:list-item>
          <text:p text:style-name="P3"><text:span text:style-name="T3">[ddr_1938-08-01nrf] « [</text:span><text:span text:style-name="T1">Recension d'</text:span><text:span text:style-name="T7">Alice au pays des merveilles</text:span><text:span text:style-name="T129"> de Lewis Carroll</text:span><text:span text:style-name="T1">] »</text:span><text:span text:style-name="T129">, </text:span><text:span text:style-name="T11">Nouvelle Revue Française</text:span><text:span text:style-name="T129">, n° </text:span><text:span text:style-name="T1">299(août 1938), p. 328-329.</text:span></text:p>
        </text:list-item>
        <text:list-item>
          <text:p text:style-name="P3"><text:span text:style-name="T3">[ddr_1938-08bgl]</text:span><text:span text:style-name="T1"> « Caquets d'une vieille poule noir », </text:span><text:span text:style-name="T6">Bulletin mensuel</text:span><text:span text:style-name="T3">, </text:span><text:span text:style-name="T1">Lausanne, </text:span><text:span text:style-name="T3">la Guilde du Livre,</text:span><text:span text:style-name="T1"> n° 8(août 1938), p. 115-117.</text:span></text:p>
        </text:list-item>
      </text:list>
      <text:list xml:id="list2737932953" text:style-name="WWNum274">
        <text:list-item>
          <text:p text:style-name="P62"><text:span text:style-name="T1">Réponse à divers recenseurs du </text:span><text:span text:style-name="T5">Journal d'un intellectuel en chômage</text:span><text:span text:style-name="T1">.</text:span></text:p>
        </text:list-item>
      </text:list>
      <text:list xml:id="list175956607961410" text:continue-list="list175956317793383" text:style-name="WWNum1">
        <text:list-item>
          <text:p text:style-name="P3"><text:span text:style-name="T3">[ddr_1938-09espr]</text:span><text:span text:style-name="T1"> « La passion contre le mariage », </text:span><text:span text:style-name="T5">Esprit</text:span><text:span text:style-name="T1">, n° 72(septembre 1938), p. 652-670.</text:span></text:p>
        </text:list-item>
      </text:list>
      <text:list xml:id="list1341235975" text:style-name="WWNum271">
        <text:list-item>
          <text:p text:style-name="P63"><text:bookmark-start text:name="_Hlk499122858"/><text:span text:style-name="T1">URL : </text:span><text:a xlink:type="simple" xlink:href="http://gallica.bnf.fr/ark:/12148/bpt6k30067v/f26.image" text:style-name="ListLabel_20_374" text:visited-style-name="ListLabel_20_374"><text:span text:style-name="Internet_20_link"><text:span text:style-name="T1">http://gallica.bnf.fr/ark:/12148/bpt6k30067v/f26.image</text:span></text:span></text:a><text:bookmark-end text:name="_Hlk499122858"/></text:p>
        </text:list-item>
        <text:list-item>
          <text:p text:style-name="P63"><text:span text:style-name="T1">[ddr_1938-12espr] « [Suivi d'une « Suite à "la passion contre le mariage" »] », </text:span><text:span text:style-name="T5">Esprit</text:span><text:span text:style-name="T1">, n° 75(décembre 1938), p. 480, lettre-réponse à une lettre publiée dans </text:span><text:span text:style-name="T6">Esprit</text:span><text:span text:style-name="T3">, </text:span><text:span text:style-name="T1">n° 74(novembre 1938), p. 319-320.</text:span></text:p>
        </text:list-item>
        <text:list-item>
          <text:p text:style-name="P63"><text:span text:style-name="T1">Repris dans </text:span><text:span text:style-name="T5">L'Amour et l'Occident</text:span><text:span text:style-name="T1">, livre VI, p. 275-296.</text:span></text:p>
        </text:list-item>
      </text:list>
      <text:list xml:id="list175955687315033" text:continue-list="list175956607961410" text:style-name="WWNum1">
        <text:list-item>
          <text:p text:style-name="P3"><text:span text:style-name="T3">[ddr_1938-09espr] « [</text:span><text:span text:style-name="T1">Recension des revues </text:span><text:span text:style-name="T6">Le fédéraliste</text:span><text:span text:style-name="T1">, </text:span><text:span text:style-name="T5">Combat</text:span><text:span text:style-name="T1"> n° 2, et de la nouvelle « </text:span><text:span text:style-name="T3">La Duchesse de Friedland » </text:span><text:span text:style-name="T1">de Pierre Drieu la Rochelle dans la </text:span><text:span text:style-name="T6">Nouvelle Revue française</text:span><text:span text:style-name="T1"> de mai 1938] », </text:span><text:span text:style-name="T6">Esprit</text:span><text:span text:style-name="T1">, n° 72(septembre 1938), p. 746-748.</text:span></text:p>
        </text:list-item>
        <text:list-item>
          <text:p text:style-name="P3"><text:span text:style-name="T3">[ddr_1938-10-28flech] « [</text:span><text:span text:style-name="T1">Recension du </text:span><text:span text:style-name="T6">Relèvement de l'Allemagne </text:span><text:span text:style-name="T5">(1918-1938)</text:span><text:span text:style-name="T1"> d'Albert Rivaud] », </text:span><text:span text:style-name="T6">La Flèche</text:span><text:span text:style-name="T3">,</text:span><text:span text:style-name="T6"> </text:span><text:span text:style-name="T1">Paris, n° 142(28 octobre 1938), p. 4.</text:span></text:p>
        </text:list-item>
        <text:list-item>
          <text:p text:style-name="P3"><text:span text:style-name="T3">[ddr_1938-11-01nrf]</text:span><text:span text:style-name="T129"> « Page d'histoire », </text:span><text:span text:style-name="T11">Nouvelle Revue Française</text:span><text:span text:style-name="T129">, n° 302(novembre 1938), p. 866-867.</text:span></text:p>
        </text:list-item>
      </text:list>
      <text:list xml:id="list3388651819" text:style-name="WWNum272">
        <text:list-item>
          <text:p text:style-name="P64"><text:span text:style-name="T1">Repris dans </text:span><text:span text:style-name="T5">Journal d'une époque</text:span><text:span text:style-name="T1">, p. 346-348.</text:span></text:p>
        </text:list-item>
      </text:list>
      <text:list xml:id="list175957314956816" text:continue-list="list175955687315033" text:style-name="WWNum1">
        <text:list-item>
          <text:p text:style-name="P3"><text:span text:style-name="T3">[ddr_1938-11fcz]</text:span><text:span text:style-name="T78"> « Réponse de Denis de Rougemont, lauréat du Prix Rambert 1938 », </text:span><text:span text:style-name="T13">Feuille centrale de Zofingue</text:span><text:span text:style-name="T78">, Neuchâtel, n° 1(novembre 1938), p. 36-39.</text:span></text:p>
        </text:list-item>
        <text:list-item>
          <text:p text:style-name="P3"><text:span text:style-name="T3">[ddr_1938-11espr]</text:span><text:span text:style-name="T1"> « Mariage et personne (II) : l'amour action, ou de la fidélité », </text:span><text:span text:style-name="T5">Esprit</text:span><text:span text:style-name="T1">, n° 74(novembre 1938), p. 231-256.</text:span></text:p>
        </text:list-item>
      </text:list>
      <text:list xml:id="list4203841878" text:style-name="WWNum262">
        <text:list-item>
          <text:p text:style-name="P65"><text:span text:style-name="T1">Suite à l'article paru plus tôt, « La passion contre le mariage ».</text:span></text:p>
        </text:list-item>
        <text:list-item>
          <text:p text:style-name="P65"><text:span text:style-name="T1">Repris dans </text:span><text:span text:style-name="T5">L'Amour et l'Occident</text:span><text:span text:style-name="T1">, livre VII, p. 297-327.</text:span></text:p>
        </text:list-item>
        <text:list-item>
          <text:p text:style-name="P65"><text:soft-page-break/><text:span text:style-name="T1">Trad. slovène, par Zdenka Erbežnik, « Dejavna ljubezen ali o zvestobi », </text:span><text:span text:style-name="T5">Emzin</text:span><text:span text:style-name="T1">, vol. 10, n° 1-2(2000), p. 110-115.</text:span></text:p>
        </text:list-item>
      </text:list>
      <text:list xml:id="list175955579262029" text:continue-list="list175957314956816" text:style-name="WWNum1">
        <text:list-item>
          <text:p text:style-name="P3"><text:span text:style-name="T3">[ddr_1938-11rbl]</text:span><text:span text:style-name="T28"> « Le poète et le vilain », </text:span><text:span text:style-name="T15">Revue de Belles-Lettres</text:span><text:span text:style-name="T28">, 66</text:span><text:span text:style-name="T147">e</text:span><text:span text:style-name="T28"> année, n° 1(novembre 1938), p. 2.</text:span></text:p>
        </text:list-item>
      </text:list>
      <text:list xml:id="list2596252108" text:style-name="WWNum261">
        <text:list-item>
          <text:p text:style-name="P66"><text:span text:style-name="T28">Présenté comme un extrait de </text:span><text:span text:style-name="T15">Doctrine fabuleuse</text:span><text:span text:style-name="T28">, alors en préparation, mais ne semble pas y être repris – revoir !</text:span></text:p>
        </text:list-item>
        <text:list-item>
          <text:p text:style-name="P66"><text:span text:style-name="T60">Trad. espagnole, « El poeta y el vilano », </text:span><text:span text:style-name="T66">Sur</text:span><text:span text:style-name="T67">,</text:span><text:span text:style-name="T66"> </text:span><text:span text:style-name="T60">Buenos Aires, n° 63(décembre 1939), p. 34.</text:span></text:p>
        </text:list-item>
      </text:list>
      <text:list xml:id="list2053366239" text:style-name="WWNum323">
        <text:list-item>
          <text:p text:style-name="P67"><text:span text:style-name="T61">Accessible via : </text:span><text:a xlink:type="simple" xlink:href="http://catalogo.bn.gov.ar/F/?func=direct&amp;doc_number=001218322&amp;local_base=GENER" text:style-name="ListLabel_20_381" text:visited-style-name="ListLabel_20_381"><text:span text:style-name="Internet_20_link"><text:span text:style-name="T61">http://catalogo.bn.gov.ar/F/?func=direct&amp;doc_number=001218322&amp;local_base=GENER</text:span></text:span></text:a><text:bookmark text:name="_Hlk499122922"/></text:p>
        </text:list-item>
      </text:list>
      <text:list xml:id="list175957198924998" text:continue-list="list175955579262029" text:style-name="WWNum1">
        <text:list-item>
          <text:p text:style-name="P3"><text:span text:style-name="T3">[ddr_1938-11-25vp]</text:span><text:span text:style-name="T1"> « Le temps des fanatiques », </text:span><text:span text:style-name="T6">La Vie protestante</text:span><text:span text:style-name="T3">, </text:span><text:span text:style-name="T1">Genève, (25 novembre 1938) p. </text:span><text:span text:style-name="T101">1.</text:span></text:p>
        </text:list-item>
        <text:list-item>
          <text:p text:style-name="P3"><text:span text:style-name="T54">[ddr_1938_tagebuch-arbeitslosen-intellektuellen-lesebuch-schweizerischer-dichtung]</text:span><text:span text:style-name="T53"> « Aus dem Tagebuch eines arbeitslosen Intellektuellen », </text:span><text:span text:style-name="T49">Lesebuch schweizerischer Dichtung</text:span><text:span text:style-name="T53">, Zürich, Schweizer Bücherfreunde, 1938, p. 201-202. </text:span></text:p>
        </text:list-item>
        <text:list-item>
          <text:p text:style-name="P3"><text:span text:style-name="T94">[ddr_1938studw] </text:span><text:span text:style-name="T85">« Bourgeois Totalitarianism », </text:span><text:span text:style-name="T91">The Student World</text:span><text:span text:style-name="T94">, v</text:span><text:span text:style-name="T85">ol. XXXI, n° 2(second quarter 1938), p. 146-149.</text:span></text:p>
        </text:list-item>
        <text:list-item>
          <text:p text:style-name="P3"><text:span text:style-name="T3">[ddr_1939-01-01nc]</text:span><text:span text:style-name="T1"> « Faire le jeu d'Hitler », </text:span><text:span text:style-name="T5">Nouveaux Cahiers</text:span><text:span text:style-name="T1">, n° 37(1</text:span><text:span text:style-name="T146">er</text:span><text:span text:style-name="T1"> janvier 1939), p. 14-15.</text:span></text:p>
        </text:list-item>
      </text:list>
      <text:list xml:id="list838333381" text:style-name="WWNum258">
        <text:list-item>
          <text:p text:style-name="P68"><text:span text:style-name="T1">Repris dans le </text:span><text:span text:style-name="T5">Journal d'une époque</text:span><text:span text:style-name="T1">, p. 348-350.</text:span></text:p>
        </text:list-item>
      </text:list>
      <text:list xml:id="list175956103915277" text:continue-list="list175957198924998" text:style-name="WWNum1">
        <text:list-item>
          <text:p text:style-name="P3"><text:span text:style-name="T3">[ddr_1939-02-12nlit]</text:span><text:span text:style-name="T1"> « Non, Tristan et Iseut ne s'aiment pas », interview par Janine Delpech, </text:span><text:span text:style-name="T6">Les Nouvelles littéraires</text:span><text:span text:style-name="T1">, n° 852(12 février 1939), p. 3.</text:span></text:p>
        </text:list-item>
        <text:list-item>
          <text:p text:style-name="P3"><text:span text:style-name="T3">[ddr_1939-02-22fig]</text:span><text:span text:style-name="T1"> « L'ère des religions », </text:span><text:span text:style-name="T6">Le Figaro</text:span><text:span text:style-name="T1">, n° 53(22 février 1939), p. 1 et 3.</text:span></text:p>
          <text:list>
            <text:list-item>
              <text:p text:style-name="P3"><text:span text:style-name="T1">URL : </text:span><text:a xlink:type="simple" xlink:href="http://gallica.bnf.fr/ark:/12148/bpt6k4101413/f1.item" text:style-name="ListLabel_20_374" text:visited-style-name="ListLabel_20_374"><text:span text:style-name="Internet_20_link"><text:span text:style-name="T1">http://gallica.bnf.fr/ark:/12148/bpt6k4101413/f1.item</text:span></text:span></text:a></text:p>
            </text:list-item>
          </text:list>
        </text:list-item>
      </text:list>
      <text:list xml:id="list2860733839" text:style-name="WWNum321">
        <text:list-item>
          <text:list>
            <text:list-item>
              <text:p text:style-name="P69"><text:span text:style-name="T129">Rééd. part. (?), </text:span><text:span text:style-name="T11">Nouvelle Revue Française</text:span><text:span text:style-name="T129">, n° 307(avril 1939), p. 716-717. </text:span></text:p>
            </text:list-item>
          </text:list>
        </text:list-item>
      </text:list>
      <text:list xml:id="list4073425378" text:style-name="WWNum269">
        <text:list-item>
          <text:p text:style-name="P70"><text:span text:style-name="T1">Repris dans </text:span><text:span text:style-name="T5">Journal d'une époque</text:span><text:span text:style-name="T1">, p. 356-359.</text:span></text:p>
        </text:list-item>
      </text:list>
      <text:list xml:id="list175957010493860" text:continue-list="list175956103915277" text:style-name="WWNum1">
        <text:list-item>
          <text:p text:style-name="P3"><text:span text:style-name="T3">[ddr_1939-02-24hebdtp]</text:span><text:span text:style-name="T1"> « Qui est Hitler ? » in </text:span><text:span text:style-name="T6">L'Hebdomadaire du temps présent</text:span><text:span text:style-name="T3">,</text:span><text:span text:style-name="T6"> </text:span><text:span text:style-name="T1">Paris, n° 67(24 février 1939), p. 5.</text:span></text:p>
        </text:list-item>
      </text:list>
      <text:list xml:id="list2922099522" text:style-name="WWNum267">
        <text:list-item>
          <text:p text:style-name="P71"><text:span text:style-name="T1">Rééd., </text:span><text:span text:style-name="T6">Le Progrès du Golfe</text:span><text:span text:style-name="T1">, 24 mars 1939, p. 4. </text:span></text:p>
        </text:list-item>
      </text:list>
      <text:list xml:id="list1950134353" text:style-name="WWNum322">
        <text:list-item>
          <text:p text:style-name="P72"><text:span text:style-name="T1">URL : </text:span><text:a xlink:type="simple" xlink:href="http://collections.banq.qc.ca/ark:/52327/2475684?previewMode=pdf" office:target-frame-name="_blank" xlink:show="new" text:style-name="ListLabel_20_374" text:visited-style-name="ListLabel_20_374"><text:span text:style-name="Internet_20_link"><text:span text:style-name="T1">http://collections.banq.qc.ca/ark:/52327/2475684?previewMode=pdf</text:span></text:span></text:a></text:p>
        </text:list-item>
      </text:list>
      <text:list xml:id="list175955449608036" text:continue-list="list175957010493860" text:style-name="WWNum1">
        <text:list-item>
          <text:p text:style-name="P3"><text:span text:style-name="T3">[ddr_1939-03-20fig]</text:span><text:span text:style-name="T1"> « Le bon vieux temps présent », </text:span><text:span text:style-name="T6">Le Figaro</text:span><text:span text:style-name="T1">, n° 79(20 mars 1939), p. 1.</text:span></text:p>
          <text:list>
            <text:list-item>
              <text:p text:style-name="P3"><text:span text:style-name="T1">URL : </text:span><text:a xlink:type="simple" xlink:href="http://gallica.bnf.fr/ark:/12148/bpt6k4101672/f1.item" text:style-name="ListLabel_20_374" text:visited-style-name="ListLabel_20_374"><text:span text:style-name="Internet_20_link"><text:span text:style-name="T1">http://gallica.bnf.fr/ark:/12148/bpt6k4101672/f1.item</text:span></text:span></text:a></text:p>
            </text:list-item>
          </text:list>
        </text:list-item>
      </text:list>
      <text:list xml:id="list1155299012" text:style-name="WWNum265">
        <text:list-item>
          <text:p text:style-name="P73"><text:span text:style-name="T1">Rééd., suivi de « Mémoire de l'Europe », </text:span><text:span text:style-name="T6">Suisse contemporaine</text:span><text:span text:style-name="T1">, n° 8-9(1946), p. 822-824.</text:span></text:p>
        </text:list-item>
        <text:list-item>
          <text:p text:style-name="P73"><text:span text:style-name="T28">Rééd., « Le bon vieux temps », </text:span><text:span text:style-name="T15">Suites francaises : chroniques du </text:span><text:span text:style-name="T28">Figaro, New York, Brentano, 1945, vol. 1, p. 228-229.</text:span></text:p>
        </text:list-item>
        <text:list-item>
          <text:p text:style-name="P73"><text:span text:style-name="T1">Repris dans </text:span><text:span text:style-name="T5">Journal des deux mondes</text:span><text:span text:style-name="T1">, p. 7-9 et p. 108-209, puis dans </text:span><text:span text:style-name="T5">Journal d'une époque</text:span><text:span text:style-name="T1">, p. 379-380.</text:span></text:p>
        </text:list-item>
      </text:list>
      <text:list xml:id="list175956437103232" text:continue-list="list175955449608036" text:style-name="WWNum1">
        <text:list-item>
          <text:p text:style-name="P3"><text:span text:style-name="T3">[ddr_1939-04-01nrf] « [</text:span><text:span text:style-name="T1">Recension de </text:span><text:span text:style-name="T7">Propos sur la religion</text:span><text:span text:style-name="T129"> d'Alain</text:span><text:span text:style-name="T1">] »</text:span><text:span text:style-name="T129">, </text:span><text:span text:style-name="T11">Nouvelle Revue Française</text:span><text:span text:style-name="T129">, n° 307(avril 1939), p. 704-705.</text:span></text:p>
        </text:list-item>
        <text:list-item>
          <text:p text:style-name="P3"><text:span text:style-name="T3">[ddr_1939-04-01nc]</text:span><text:span text:style-name="T1"> « Hitler hors la loi », </text:span><text:span text:style-name="T6">Les Nouveaux Cahiers</text:span><text:span text:style-name="T1">, n° 42(1</text:span><text:span text:style-name="T146">er</text:span><text:span text:style-name="T1"> avril 1939), p. 9-10.</text:span></text:p>
        </text:list-item>
        <text:list-item>
          <text:p text:style-name="P3"><text:span text:style-name="T3">[ddr_1939-04-24fig]</text:span><text:span text:style-name="T1"> « Une simple question de mots », </text:span><text:span text:style-name="T6">Le Figaro</text:span><text:span text:style-name="T1">, n° 114(24 avril 1939), p. 1 et 3.</text:span></text:p>
          <text:list>
            <text:list-item>
              <text:p text:style-name="P3"><text:span text:style-name="T1">URL : </text:span><text:a xlink:type="simple" xlink:href="http://gallica.bnf.fr/ark:/12148/bpt6k4102011/f1.item" text:style-name="ListLabel_20_374" text:visited-style-name="ListLabel_20_374"><text:span text:style-name="Internet_20_link"><text:span text:style-name="T1">http://gallica.bnf.fr/ark:/12148/bpt6k4102011/f1.item</text:span></text:span></text:a></text:p>
            </text:list-item>
          </text:list>
        </text:list-item>
      </text:list>
      <text:list xml:id="list739882102" text:style-name="WWNum264">
        <text:list-item>
          <text:p text:style-name="P74"><text:span text:style-name="T28">Rééd., </text:span><text:span text:style-name="T15">Suites francaises : chroniques du </text:span><text:span text:style-name="T28">Figaro, New York, Brentano, 1945, </text:span><text:soft-page-break/><text:span text:style-name="T28">vol. 1, p. 229-230.</text:span></text:p>
        </text:list-item>
        <text:list-item>
          <text:p text:style-name="P74"><text:span text:style-name="T1">Repris dans le </text:span><text:span text:style-name="T5">Journal d'une époque</text:span><text:span text:style-name="T1">, p. 354-356.</text:span></text:p>
        </text:list-item>
      </text:list>
      <text:list xml:id="list175956004710815" text:continue-list="list175956437103232" text:style-name="WWNum1">
        <text:list-item>
          <text:p text:style-name="P3"><text:span text:style-name="T3">[ddr_1939-05espr]</text:span><text:span text:style-name="T1"> « D'une critique stérile », </text:span><text:span text:style-name="T5">Esprit</text:span><text:span text:style-name="T1">, n° 80(mai 1939), p. 264-267.</text:span></text:p>
        </text:list-item>
        <text:list-item>
          <text:p text:style-name="P3"><text:span text:style-name="T3">[ddr_1939-06volon] </text:span><text:span text:style-name="T1">« [Réponse à l'enquête « Il y a toujours des directeurs de conscience en Occident »] », </text:span><text:span text:style-name="T5">Volontés</text:span><text:span text:style-name="T1">, n° 18(juin 1939), p. 49-52.</text:span></text:p>
          <text:list>
            <text:list-item>
              <text:p text:style-name="P3"><text:span text:style-name="T1">Autre éd. ?, « Directeurs d'inconscience », </text:span><text:span text:style-name="T6">Le Figaro</text:span><text:span text:style-name="T1">, n° 101(11 avril 1939), p. 1.</text:span></text:p>
              <text:list>
                <text:list-item>
                  <text:p text:style-name="P3"><text:span text:style-name="T28">URL : </text:span><text:a xlink:type="simple" xlink:href="http://gallica.bnf.fr/ark:/12148/bpt6k4101884/f1.item" text:style-name="ListLabel_20_370" text:visited-style-name="ListLabel_20_370"><text:span text:style-name="Internet_20_link"><text:span text:style-name="T28">http://gallica.bnf.fr/ark:/12148/bpt6k4101884/f1.item</text:span></text:span></text:a></text:p>
                </text:list-item>
              </text:list>
            </text:list-item>
          </text:list>
        </text:list-item>
        <text:list-item>
          <text:p text:style-name="P3"><text:span text:style-name="T3">[ddr_1939-06-07fig]</text:span><text:span text:style-name="T1"> « "Le matin vient et la nuit aussi" », </text:span><text:span text:style-name="T6">Le Figaro</text:span><text:span text:style-name="T1">, n° 158(7 juin 1939), p. 1.</text:span></text:p>
          <text:list>
            <text:list-item>
              <text:p text:style-name="P3"><text:span text:style-name="T1">URL : </text:span><text:a xlink:type="simple" xlink:href="http://gallica.bnf.fr/ark:/12148/bpt6k410245x/f1.item" text:style-name="ListLabel_20_374" text:visited-style-name="ListLabel_20_374"><text:span text:style-name="Internet_20_link"><text:span text:style-name="T1">http://gallica.bnf.fr/ark:/12148/bpt6k410245x/f1.item</text:span></text:span></text:a></text:p>
            </text:list-item>
          </text:list>
        </text:list-item>
        <text:list-item>
          <text:p text:style-name="P3"><text:span text:style-name="T3">[ddr_1939-07-01nrf]</text:span><text:span text:style-name="T28"> « Don Juan », </text:span><text:span text:style-name="T15">Nouvelle Revue Française</text:span><text:span text:style-name="T28">, n° 310(juillet 1939), p. 62-68.</text:span></text:p>
        </text:list-item>
        <text:list-item>
          <text:p text:style-name="P3"><text:span text:style-name="T3">[ddr_1939-07-14trifr]</text:span><text:span text:style-name="T1"> « Du mythe de Tristan et Iseult à l'hitlérisme », entretien, </text:span><text:span text:style-name="T5">Tribune de France</text:span><text:span text:style-name="T1">,</text:span><text:span text:style-name="T5"> </text:span><text:span text:style-name="T1">n° 24(14 juillet 1939), p. 4.</text:span></text:p>
        </text:list-item>
        <text:list-item>
          <text:p text:style-name="P3"><text:span text:style-name="T3">[ddr_1939-08sur] </text:span><text:span text:style-name="T60">« La Gloria », </text:span><text:span text:style-name="T66">Sur</text:span><text:span text:style-name="T67">,</text:span><text:span text:style-name="T66"> </text:span><text:span text:style-name="T60">Buenos Aires, n° 59(août 1939), p. 7-12. </text:span></text:p>
        </text:list-item>
      </text:list>
      <text:list xml:id="list2879200250" text:style-name="WWNum245">
        <text:list-item>
          <text:p text:style-name="P75"><text:bookmark-start text:name="_Hlk499123082"/><text:span text:style-name="T60">URL : </text:span><text:a xlink:type="simple" xlink:href="http://trapalanda.bn.gov.ar/jspui/handle/123456789/11479" text:style-name="ListLabel_20_382" text:visited-style-name="ListLabel_20_382"><text:span text:style-name="Internet_20_link"><text:span text:style-name="T60">http://trapalanda.bn.gov.ar/jspui/handle/123456789/11479</text:span></text:span></text:a><text:bookmark-end text:name="_Hlk499123082"/></text:p>
        </text:list-item>
        <text:list-item>
          <text:p text:style-name="P75"><text:span text:style-name="T1">Rééd., « La gloire », </text:span><text:span text:style-name="T6">VVV</text:span><text:span text:style-name="T3">,</text:span><text:span text:style-name="T6"> </text:span><text:span text:style-name="T1">New York, n° 2-3(mars 1943), p. 71-73. </text:span></text:p>
        </text:list-item>
        <text:list-item>
          <text:p text:style-name="P75"><text:span text:style-name="T1">Rééd., </text:span><text:span text:style-name="T6">L'Arche</text:span><text:span text:style-name="T3">, n° 23(</text:span><text:span text:style-name="T1">janvier 1947), p. 34-39.</text:span></text:p>
        </text:list-item>
        <text:list-item>
          <text:p text:style-name="P75"><text:span text:style-name="T1">Repris dans </text:span><text:span text:style-name="T5">Doctrine fabuleuse</text:span><text:span text:style-name="T1">, p. 85-91.</text:span></text:p>
        </text:list-item>
      </text:list>
      <text:list xml:id="list175955515026410" text:continue-list="list175956004710815" text:style-name="WWNum1">
        <text:list-item>
          <text:p text:style-name="P3"><text:span text:style-name="T3">[ddr_1939-08-15rpar] « [</text:span><text:span text:style-name="T1">Recension de </text:span><text:span text:style-name="T5">L'âme romantique et le rêve</text:span><text:span text:style-name="T1"> d'Albert Béguin] », </text:span><text:span text:style-name="T6">Revue de Paris</text:span><text:span text:style-name="T1">, n° 16(15 août 1939), p. 915-928.</text:span></text:p>
        </text:list-item>
        <text:list-item>
          <text:p text:style-name="P3"><text:span text:style-name="T3">[ddr_1939-09espr]</text:span><text:span text:style-name="T1"> « Autour de </text:span><text:span text:style-name="T5">l'Amour et l'Occident</text:span><text:span text:style-name="T1"> », </text:span><text:span text:style-name="T5">Esprit</text:span><text:span text:style-name="T1">, n° 84(septembre 1939), p. 760-765.</text:span></text:p>
        </text:list-item>
      </text:list>
      <text:list xml:id="list2326948743" text:style-name="WWNum257">
        <text:list-item>
          <text:p text:style-name="P76"><text:bookmark-start text:name="_Hlk499123040"/><text:span text:style-name="T1">URL : </text:span><text:a xlink:type="simple" xlink:href="http://gallica.bnf.fr/ark:/12148/bpt6k30079v/f82.image" text:style-name="ListLabel_20_374" text:visited-style-name="ListLabel_20_374"><text:span text:style-name="Internet_20_link"><text:span text:style-name="T1">http://gallica.bnf.fr/ark:/12148/bpt6k30079v/f82.image</text:span></text:span></text:a><text:bookmark-end text:name="_Hlk499123040"/></text:p>
        </text:list-item>
      </text:list>
      <text:list xml:id="list175957227717396" text:continue-list="list175955515026410" text:style-name="WWNum1">
        <text:list-item>
          <text:p text:style-name="P3"><text:span text:style-name="T3">[ddr_1939-09bgl]</text:span><text:span text:style-name="T1"> « Puisque je suis un militaire... », </text:span><text:span text:style-name="T6">Bulletin mensuel</text:span><text:span text:style-name="T3">,</text:span><text:span text:style-name="T6"> </text:span><text:span text:style-name="T3">Lausanne, Guilde du livre, </text:span><text:span text:style-name="T1">n° 9(septembre 1939), p. 131-133.</text:span></text:p>
        </text:list-item>
      </text:list>
      <text:list xml:id="list4058373113" text:style-name="WWNum260">
        <text:list-item>
          <text:p text:style-name="P77"><text:span text:style-name="T1">Repris dans </text:span><text:span text:style-name="T5">Journal des deux mondes</text:span><text:span text:style-name="T1">, p. 33-37, puis </text:span><text:span text:style-name="T5">Journal d'une époque</text:span><text:span text:style-name="T1">, p. 397-400.</text:span></text:p>
        </text:list-item>
      </text:list>
      <text:list xml:id="list175956782527318" text:continue-list="list175957227717396" text:style-name="WWNum1">
        <text:list-item>
          <text:p text:style-name="P3"><text:span text:style-name="T3">[ddr_1939-09-01nrf] « [</text:span><text:span text:style-name="T1">Recension de </text:span><text:span text:style-name="T7">La poésie scientifique en France au XVI</text:span><text:span text:style-name="T150">e</text:span><text:span text:style-name="T7"> siècle</text:span><text:span text:style-name="T129"> d'Albert-Marie Schmidt</text:span><text:span text:style-name="T1">] »</text:span><text:span text:style-name="T129">, </text:span><text:span text:style-name="T11">Nouvelle Revue Française</text:span><text:span text:style-name="T129">, n° </text:span><text:span text:style-name="T1">312(septembre 1939), p. 486-488.</text:span></text:p>
        </text:list-item>
        <text:list-item>
          <text:p text:style-name="P3"><text:span text:style-name="T3">[ddr_1939-11-03radio</text:span><text:span text:style-name="T1">] « Comment j'ai écrit Nicolas de Flue », </text:span><text:span text:style-name="T6">Le Radio</text:span><text:span text:style-name="T3">,</text:span><text:span text:style-name="T6"> </text:span><text:span text:style-name="T1">Lausanne, 3 novembre 1939, p. 1856.</text:span></text:p>
        </text:list-item>
        <text:list-item>
          <text:p text:style-name="P3"><text:span text:style-name="T3">[ddr_1939-12dac]</text:span><text:span text:style-name="T1"> « Pourquoi nous en sommes là », </text:span><text:span text:style-name="T6">La </text:span><text:span text:style-name="T10">D.A.</text:span><text:span text:style-name="T5">C.</text:span><text:span text:style-name="T1">, Berne, n° 1(décembre 1939), p. </text:span><text:span text:style-name="T101">1.</text:span></text:p>
          <text:list>
            <text:list-item>
              <text:p text:style-name="P3"><text:span text:style-name="T3">(La </text:span><text:span text:style-name="T102">D.A.</text:span><text:span text:style-name="T1">C., Organe romand de Défense Anti-Cafard publié par des mobilisés).</text:span></text:p>
            </text:list-item>
            <text:list-item>
              <text:p text:style-name="P3"><text:span text:style-name="T1">Repris dans </text:span><text:span text:style-name="T5">Journal des deux mondes</text:span><text:span text:style-name="T1">, p. 39-40, puis dans </text:span><text:span text:style-name="T5">Journal d'une époque</text:span><text:span text:style-name="T1">, p. 401-402.</text:span></text:p>
            </text:list-item>
            <text:list-item>
              <text:p text:style-name="P3"><text:span text:style-name="T1">Rééd., sous le titre « Socialisme et christianisme : pourquoi nous sommes là », </text:span><text:span text:style-name="T5">La Sentinelle : quotidien socialiste</text:span><text:span text:style-name="T1">, 51</text:span><text:span text:style-name="T146">e</text:span><text:span text:style-name="T1"> année, n° 11(13 janvier 1940), p. 1. </text:span></text:p>
            </text:list-item>
          </text:list>
        </text:list-item>
      </text:list>
      <text:list xml:id="list3056160892" text:style-name="WWNum268">
        <text:list-item>
          <text:p text:style-name="P78"><text:span text:style-name="T1">URL : </text:span><text:a xlink:type="simple" xlink:href="http://doc.rero.ch/record/224023/files/1940-01-13.pdf" text:style-name="ListLabel_20_374" text:visited-style-name="ListLabel_20_374"><text:span text:style-name="Internet_20_link"><text:span text:style-name="T1">http://doc.rero.ch/record/224023/files/1940-01-13.pdf</text:span></text:span></text:a></text:p>
        </text:list-item>
      </text:list>
      <text:list xml:id="list175956669379119" text:continue-list="list175956782527318" text:style-name="WWNum1">
        <text:list-item>
          <text:p text:style-name="P3"><text:span text:style-name="T3">[ddr_1939-12bgl]</text:span><text:span text:style-name="T78"> « Billet d'aller et retour », </text:span><text:span text:style-name="T13">Bulletin mensuel</text:span><text:span text:style-name="T78">, Lausanne, la Guilde du livre, n° 12(décembre 1939), p. 190-191.</text:span></text:p>
          <text:list>
            <text:list-item>
              <text:p text:style-name="P3"><text:span text:style-name="T1">Repris dans </text:span><text:span text:style-name="T5">Journal des deux mondes</text:span><text:span text:style-name="T1">, p. 40-44, puis dans </text:span><text:span text:style-name="T5">Journal d'une époque</text:span><text:span text:style-name="T1">, p. 402-404.</text:span></text:p>
            </text:list-item>
          </text:list>
        </text:list-item>
        <text:list-item>
          <text:p text:style-name="P3"><text:soft-page-break/><text:span text:style-name="T3">[ddr_1939</text:span><text:span text:style-name="T187">baaeun]</text:span><text:span text:style-name="T1"> « "Quel est le rôle de l'Université dans le pays ?" », </text:span><text:span text:style-name="T6">Bulletin de l'Association des Anciens Étudiants l'Université de Neuchâtel</text:span><text:span text:style-name="T3">,</text:span><text:span text:style-name="T6"> </text:span><text:span text:style-name="T1">Neuchâtel, n° 17(1939), p. 150-151.</text:span></text:p>
        </text:list-item>
      </text:list>
      <text:list xml:id="list3577710886" text:style-name="WWNum270">
        <text:list-item>
          <text:p text:style-name="P79"><text:span text:style-name="T1">Extrait du discours prononcé lors du Centenaire de l'Université de Neuchâtel, 11 et 12 novembre 1938. </text:span></text:p>
        </text:list-item>
        <text:list-item>
          <text:p text:style-name="P79"><text:span text:style-name="T1">Ed parallèle, </text:span><text:span text:style-name="T5">Centenaire de l'Université de Neuchâtel</text:span><text:span text:style-name="T1">, Delachaux et Niestlé, 1939, p. 12-13.</text:span></text:p>
        </text:list-item>
      </text:list>
      <text:list xml:id="list175955688293773" text:continue-list="list175956669379119" text:style-name="WWNum1">
        <text:list-item>
          <text:p text:style-name="P3"><text:span text:style-name="T54">[ddr_1939nsr]</text:span><text:span text:style-name="T44"> « Nicolas de Flue », acte II, </text:span><text:span text:style-name="T46">Neue Schweizer Rundschau</text:span><text:span text:style-name="T54">, </text:span><text:span text:style-name="T44">H. 2(1939), p. 109-112.</text:span></text:p>
        </text:list-item>
        <text:list-item>
          <text:p text:style-name="P3"><text:span text:style-name="T3">[ddr_1939cp]</text:span><text:span text:style-name="T1"> « Nicolas de Flue et la Réforme », </text:span><text:span text:style-name="T6">Les Cahiers protestants</text:span><text:span text:style-name="T3">,</text:span><text:span text:style-name="T6"> </text:span><text:span text:style-name="T1">Lausanne, n° 5(1939), p. 263-279.</text:span></text:p>
        </text:list-item>
      </text:list>
      <text:list xml:id="list3912537997" text:style-name="WWNum266">
        <text:list-item>
          <text:p text:style-name="P80"><text:span text:style-name="T1">Autre éd., « Nicolas de Flue et la tradition réformée », </text:span><text:span text:style-name="T6">La Vie protestante</text:span><text:span text:style-name="T3">,</text:span><text:span text:style-name="T6"> </text:span><text:span text:style-name="T1">Genève, 1</text:span><text:span text:style-name="T146">er</text:span><text:span text:style-name="T1"> septembre 1939, p. 8.</text:span></text:p>
        </text:list-item>
      </text:list>
      <text:list xml:id="list175955579960179" text:continue-list="list175955688293773" text:style-name="WWNum1">
        <text:list-item>
          <text:p text:style-name="P3"><text:span text:style-name="T3">[ddr_1939-11sur]</text:span><text:span text:style-name="T1"> « Angerona », </text:span><text:span text:style-name="T6">Sur</text:span><text:span text:style-name="T3">,</text:span><text:span text:style-name="T6"> </text:span><text:span text:style-name="T1">Buenos Aires, n° 62(novembre1939), p. 25-28.</text:span></text:p>
        </text:list-item>
      </text:list>
      <text:list xml:id="list1689047584" text:style-name="WWNum263">
        <text:list-item>
          <text:p text:style-name="P81"><text:span text:style-name="T1">Accessible via : </text:span><text:a xlink:type="simple" xlink:href="http://catalogo.bn.gov.ar/F/?func=direct&amp;doc_number=001218322&amp;local_base=GENER" text:style-name="ListLabel_20_374" text:visited-style-name="ListLabel_20_374"><text:span text:style-name="Internet_20_link"><text:span text:style-name="T1">http://catalogo.bn.gov.ar/F/?func=direct&amp;doc_number=001218322&amp;local_base=GENER</text:span></text:span></text:a></text:p>
        </text:list-item>
        <text:list-item>
          <text:p text:style-name="P81"><text:span text:style-name="T85">Rééd., « Angérone », </text:span><text:span text:style-name="T90">VVV</text:span><text:span text:style-name="T85">, New York, mars 1943, p. 69-70.</text:span></text:p>
        </text:list-item>
        <text:list-item>
          <text:p text:style-name="P81"><text:span text:style-name="T1">Repris dans </text:span><text:span text:style-name="T5">Doctrine fabuleuse</text:span><text:span text:style-name="T1">, p. 63-67.</text:span></text:p>
        </text:list-item>
      </text:list>
      <text:list xml:id="list175955978031725" text:continue-list="list175955579960179" text:style-name="WWNum1">
        <text:list-item>
          <text:p text:style-name="P3"><text:span text:style-name="T3">[ddr_1939fcoul]</text:span><text:span text:style-name="T78"> « Nicolas de Flue : naissance d’un drame », </text:span><text:span text:style-name="T13">Formes et couleurs</text:span><text:span text:style-name="T78">, Lausanne, n° 1(1939), 2 p.</text:span></text:p>
        </text:list-item>
        <text:list-item>
          <text:p text:style-name="P3"><text:span text:style-name="T3">[ddr_1939ie]</text:span><text:span text:style-name="T1"> « Le protestantisme créateur de personnes », </text:span><text:span text:style-name="T6">In Extremis</text:span><text:span text:style-name="T3">,</text:span><text:span text:style-name="T6"> </text:span><text:span text:style-name="T1">Fribourg, n° 1(1939), p. 2-22.</text:span></text:p>
        </text:list-item>
      </text:list>
      <text:list xml:id="list3600192266" text:style-name="WWNum259">
        <text:list-item>
          <text:p text:style-name="P82"><text:span text:style-name="T1">Repris dans </text:span><text:span text:style-name="T5">Mission ou démission de la Suisse</text:span><text:span text:style-name="T1">, p. 11-55.</text:span></text:p>
        </text:list-item>
        <text:list-item>
          <text:p text:style-name="P82"><text:span text:style-name="T1">Repris dans </text:span><text:span text:style-name="T5">Politique de la personne</text:span><text:span text:style-name="T1">, p. 193-222.</text:span></text:p>
        </text:list-item>
      </text:list>
      <text:list xml:id="list175957122822597" text:continue-list="list175955978031725" text:style-name="WWNum1">
        <text:list-item>
          <text:p text:style-name="P3"><text:span text:style-name="T3">[ddr_1939_suisse-travers-exposition-nationale-theatre-communautaire-suisse]</text:span><text:span text:style-name="T1"> « Le théâtre communautaire en Suisse », </text:span><text:span text:style-name="T6">La Suisse vue à travers de l'Exposition Nationale</text:span><text:span text:style-name="T3">,</text:span><text:span text:style-name="T6"> </text:span><text:span text:style-name="T1">Zurich, Atlantis Verlag, vol. </text:span><text:span text:style-name="T101">II, </text:span><text:span text:style-name="T1">1939, p. 542-545.</text:span></text:p>
        </text:list-item>
        <text:list-item>
          <text:p text:style-name="P3"><text:span text:style-name="T3">[ddr_19</text:span><text:bookmark-start text:name="_Hlk516865527"/><text:span text:style-name="T3">40</text:span><text:bookmark-end text:name="_Hlk516865527"/><text:span text:style-name="T3">-01-01nrf]</text:span><text:span text:style-name="T129"> « Au sujet du </text:span><text:span text:style-name="T7">Journal</text:span><text:span text:style-name="T129"> d'André Gide », </text:span><text:span text:style-name="T11">Nouvelle Revue Française</text:span><text:span text:style-name="T129">, n° 316(janvier 1940), p. 24-32.</text:span></text:p>
          <text:list>
            <text:list-item>
              <text:p text:style-name="P3"><text:span text:style-name="T3">Rééd. augmentée, </text:span><text:span text:style-name="T129">« Un complot de protestants », </text:span><text:span text:style-name="T11">Hommage à André Gide</text:span><text:span text:style-name="T129">, numéro hors-série de la </text:span><text:span text:style-name="T11">Nouvelle Revue Française</text:span><text:span text:style-name="T129">, novembre 1951, p. 281-288</text:span><text:span text:style-name="T1">.</text:span></text:p>
            </text:list-item>
          </text:list>
        </text:list-item>
        <text:list-item>
          <text:p text:style-name="P3"><text:span text:style-name="T3">[ddr_1940-01dac]</text:span><text:span text:style-name="T1"> « D'un certain cafard helvétique », </text:span><text:span text:style-name="T6">La D.A.</text:span><text:span text:style-name="T5">C.</text:span><text:span text:style-name="T1">, Berne, n° 2(janvier 1940), p. 1.</text:span></text:p>
        </text:list-item>
        <text:list-item>
          <text:p text:style-name="P3"><text:span text:style-name="T3">[ddr_1940-01-20coop]</text:span><text:span text:style-name="T1"> « Les Suisses sont-ils </text:span><text:span text:style-name="T101">"à </text:span><text:span text:style-name="T1">la hauteur" de la Suisse ? » in </text:span><text:span text:style-name="T6">La Coopération</text:span><text:span text:style-name="T3">,</text:span><text:span text:style-name="T6"> </text:span><text:span text:style-name="T1">Bâle, n° 3(20 janvier 1940), p. 1. </text:span></text:p>
        </text:list-item>
        <text:list-item>
          <text:p text:style-name="P3"><text:span text:style-name="T3">[ddr_1940-01cp]</text:span><text:span text:style-name="T1"> « La bataille de la culture », </text:span><text:span text:style-name="T6">Les Cahiers protestants</text:span><text:span text:style-name="T3">,</text:span><text:span text:style-name="T6"> </text:span><text:span text:style-name="T1">Lausanne, n° 1(janvier-février 1940), p. 9-36. </text:span></text:p>
        </text:list-item>
      </text:list>
      <text:list xml:id="list2156046629" text:style-name="WWNum319">
        <text:list-item>
          <text:list>
            <text:list-item>
              <text:p text:style-name="P83"><text:span text:style-name="T1">Conférence prononcée en automne 1939 lors d'un voyage en Hollande et le 15 janvier 1940 au </text:span><text:span text:style-name="T6">Rathaus </text:span><text:span text:style-name="T1">de Zurich.</text:span></text:p>
            </text:list-item>
            <text:list-item>
              <text:p text:style-name="P83"><text:span text:style-name="T1">Repris dans </text:span><text:span text:style-name="T5">Mission ou démission de la Suisse</text:span><text:span text:style-name="T1">, p. 57-102.</text:span></text:p>
            </text:list-item>
          </text:list>
        </text:list-item>
      </text:list>
      <text:list xml:id="list175957474016079" text:continue-list="list175957122822597" text:style-name="WWNum1">
        <text:list-item>
          <text:p text:style-name="P3"><text:span text:style-name="T3">[ddr_1940-02-24coop]</text:span><text:span text:style-name="T1"> « La Suisse que nous devons défendre », </text:span><text:span text:style-name="T6">La Coopération</text:span><text:span text:style-name="T3">, </text:span><text:span text:style-name="T1">Bâle, n° 8(24 février 1940), p. 1-2 ; n° 9(2 mars 1940), p. 2 ; n° 10(</text:span><text:span text:style-name="T101">9 </text:span><text:span text:style-name="T1">mars 1940), p. 1-2 ; n° 11(16 mars 1940), </text:span><text:span text:style-name="T101">p. </text:span><text:span text:style-name="T1">2.</text:span></text:p>
        </text:list-item>
      </text:list>
      <text:list xml:id="list2346808880" text:style-name="WWNum254">
        <text:list-item>
          <text:p text:style-name="P84"><text:span text:style-name="T1">Conférence prononcée le 28 janvier 1940 au Camp de Tavannes des Unions chrétiennes de jeunes gens.</text:span></text:p>
        </text:list-item>
        <text:list-item>
          <text:p text:style-name="P84"><text:span text:style-name="T1">Repris dans </text:span><text:span text:style-name="T5">Mission ou démission de la Suisse</text:span><text:span text:style-name="T1">.</text:span></text:p>
        </text:list-item>
      </text:list>
      <text:list xml:id="list175957501712232" text:continue-list="list175957474016079" text:style-name="WWNum1">
        <text:list-item>
          <text:p text:style-name="P3"><text:span text:style-name="T54">[ddr_1940-03muw]</text:span><text:span text:style-name="T44"> « Gedanken über Föderalismus », </text:span><text:span text:style-name="T46">Mass und Wert</text:span><text:span text:style-name="T54">, </text:span><text:span text:style-name="T44">H. </text:span><text:soft-page-break/><text:span text:style-name="T44">3(mars-avril 1940), p. 291-322.</text:span></text:p>
        </text:list-item>
        <text:list-item>
          <text:p text:style-name="P3"><text:span text:style-name="T3">[ddr_1940-03-15vp]</text:span><text:span text:style-name="T1"> « De Luther à Hitler », </text:span><text:span text:style-name="T6">La Vie protestante</text:span><text:span text:style-name="T3">,</text:span><text:span text:style-name="T6"> </text:span><text:span text:style-name="T1">Genève, 15 mars 1940, p. 1.</text:span></text:p>
        </text:list-item>
        <text:list-item>
          <text:p text:style-name="P3"><text:span text:style-name="T3">[ddr_1940-04dac]</text:span><text:span text:style-name="T1"> « Le petit nuage », </text:span><text:span text:style-name="T6">La D.A.C.</text:span><text:span text:style-name="T3">, </text:span><text:span text:style-name="T1">Berne, n° 3(avril 1940), p. 2. </text:span></text:p>
        </text:list-item>
      </text:list>
      <text:list xml:id="list4182414057" text:style-name="WWNum250">
        <text:list-item>
          <text:p text:style-name="P85"><text:span text:style-name="T1">Repris dans </text:span><text:span text:style-name="T5">Journal des deux mondes</text:span><text:span text:style-name="T1">, p. 63-65 puis dans </text:span><text:span text:style-name="T5">Journal d'une époque</text:span><text:span text:style-name="T1">, p. 419-420.</text:span></text:p>
        </text:list-item>
      </text:list>
      <text:list xml:id="list175956387945493" text:continue-list="list175957501712232" text:style-name="WWNum1">
        <text:list-item>
          <text:list>
            <text:list-item>
              <text:p text:style-name="P3"><text:span text:style-name="T28">Rééd., </text:span><text:span text:style-name="T15">Le Gouvernail</text:span><text:span text:style-name="T28">, Saint-Blaise, n° 5(1980) p. 5.</text:span></text:p>
              <text:list>
                <text:list-item>
                  <text:p text:style-name="P3"><text:span text:style-name="T68">Accessible via :</text:span><text:span text:style-name="T192"> </text:span><text:a xlink:type="simple" xlink:href="http://doc.rero.ch/record/27295?ln=fr" text:style-name="ListLabel_20_383" text:visited-style-name="ListLabel_20_383"><text:span text:style-name="Internet_20_link"><text:span text:style-name="T68">http://doc.rero.ch/record/27295?ln=fr</text:span></text:span></text:a></text:p>
                </text:list-item>
              </text:list>
            </text:list-item>
          </text:list>
        </text:list-item>
        <text:list-item>
          <text:p text:style-name="P3"><text:span text:style-name="T3">[ddr_1940-04-26vp]</text:span><text:span text:style-name="T1"> « Dieu premier servi », </text:span><text:span text:style-name="T6">La Vie protestante</text:span><text:span text:style-name="T3">, </text:span><text:span text:style-name="T1">Genève, 26 avril 1940, p. 1.</text:span></text:p>
        </text:list-item>
        <text:list-item>
          <text:p text:style-name="P3"><text:span text:style-name="T3">[ddr_1940-05-03vp]</text:span><text:span text:style-name="T1"> « Neutralité », </text:span><text:span text:style-name="T6">La Vie protestante</text:span><text:span text:style-name="T3">,</text:span><text:span text:style-name="T6"> </text:span><text:span text:style-name="T1">Genève, 3 mai 1940, p. 1.</text:span></text:p>
        </text:list-item>
        <text:list-item>
          <text:p text:style-name="P3"><text:span text:style-name="T3">[ddr_1940-05-01glaus]</text:span><text:span text:style-name="T1"> « Erreurs sur l'Allemagne », </text:span><text:span text:style-name="T6">Gazette de Lausanne</text:span><text:span text:style-name="T3">,</text:span><text:span text:style-name="T6"> </text:span><text:span text:style-name="T1">Lausanne, n° 121(1</text:span><text:span text:style-name="T146">er</text:span><text:span text:style-name="T1"> mai 1940), p. 1.</text:span></text:p>
          <text:list>
            <text:list-item>
              <text:p text:style-name="P3"><text:span text:style-name="T1">URL : </text:span><text:a xlink:type="simple" xlink:href="http://www.letempsarchives.ch/page/GDL_1940_05_01/1" text:style-name="ListLabel_20_374" text:visited-style-name="ListLabel_20_374"><text:span text:style-name="Internet_20_link"><text:span text:style-name="T1">http://www.letempsarchives.ch/page/GDL_1940_05_01/1</text:span></text:span></text:a></text:p>
            </text:list-item>
          </text:list>
        </text:list-item>
        <text:list-item>
          <text:p text:style-name="P3"><text:span text:style-name="T3">[ddr_1940-05-01nrf] « [</text:span><text:span text:style-name="T1">Recension d'</text:span><text:span text:style-name="T7">Hommage à C. F. Ramuz</text:span><text:span text:style-name="T4">] »</text:span><text:span text:style-name="T129">, </text:span><text:span text:style-name="T11">Nouvelle Revue Française</text:span><text:span text:style-name="T129">, n° 320(mai 1940), p. 697-698.</text:span></text:p>
        </text:list-item>
        <text:list-item>
          <text:p text:style-name="P3"><text:span text:style-name="T3">[ddr_1940-05fv] « D</text:span><text:span text:style-name="T1">enis de Rougemont défend Luther », </text:span><text:span text:style-name="T6">Foi et Vie</text:span><text:span text:style-name="T3">,</text:span><text:span text:style-name="T6"> </text:span><text:span text:style-name="T1">n° 3, mai-juin 1940, p. 251-253.</text:span></text:p>
        </text:list-item>
        <text:list-item>
          <text:p text:style-name="P3"><text:span text:style-name="T54">[ddr_1940-06nsr]</text:span><text:span text:style-name="T44"> « L'heure sévère », </text:span><text:span text:style-name="T46">Neue Schweizer Rundschau, </text:span><text:span text:style-name="T44">Zürich, H. 2(juin 1940), p. 69-75.</text:span></text:p>
        </text:list-item>
      </text:list>
      <text:list xml:id="list2916853823" text:style-name="WWNum255">
        <text:list-item>
          <text:p text:style-name="P86"><text:span text:style-name="T1">Rééd., non signée, </text:span><text:span text:style-name="T6">Les Cahiers protestants</text:span><text:span text:style-name="T3">,</text:span><text:span text:style-name="T6"> </text:span><text:span text:style-name="T1">Lausanne, n° 4(juin 1940), p. 193-202.</text:span></text:p>
        </text:list-item>
      </text:list>
      <text:list xml:id="list175955555082465" text:continue-list="list175956387945493" text:style-name="WWNum1">
        <text:list-item>
          <text:p text:style-name="P3"><text:span text:style-name="T3">[ddr_1940-06-17glaus]</text:span><text:span text:style-name="T1"> « A cette heure où Paris… », </text:span><text:span text:style-name="T5">Gazette de Lausanne</text:span><text:span text:style-name="T1">, n° 168(17 juin 1940), p. 1.</text:span></text:p>
          <text:list>
            <text:list-item>
              <text:p text:style-name="P3"><text:span text:style-name="T1">URL : </text:span><text:a xlink:type="simple" xlink:href="http://www.letempsarchives.ch/page/GDL_1940_06_17/1" text:style-name="ListLabel_20_374" text:visited-style-name="ListLabel_20_374"><text:span text:style-name="Internet_20_link"><text:span text:style-name="T1">http://www.letempsarchives.ch/page/GDL_1940_06_17/1</text:span></text:span></text:a></text:p>
            </text:list-item>
          </text:list>
        </text:list-item>
      </text:list>
      <text:list xml:id="list3719681584" text:style-name="WWNum252">
        <text:list-item>
          <text:p text:style-name="P335"><text:span text:style-name="T105">Rééd., </text:span><text:span text:style-name="T121">L’Essor</text:span><text:span text:style-name="T105">, n° 13(21 juin 1940) p. 3. </text:span></text:p>
        </text:list-item>
      </text:list>
      <text:list xml:id="list4008848165" text:style-name="WWNum253">
        <text:list-item>
          <text:p text:style-name="P336"><text:span text:style-name="T105">URL : </text:span><text:a xlink:type="simple" xlink:href="http://newspaper.archives.rero.ch/olive/apa/snl_en/get/pdf.ashx?pdf=a0SjwsiJV4oE8UCPqkb3OWM%3D" text:style-name="ListLabel_20_384" text:visited-style-name="ListLabel_20_384"><text:span text:style-name="Internet_20_link"><text:span text:style-name="T105">http://newspaper.archives.rero.ch/olive/apa/snl_en/get/pdf.ashx?pdf=a0SjwsiJV4oE8UCPqkb3OWM%3D</text:span></text:span></text:a></text:p>
        </text:list-item>
      </text:list>
      <text:list xml:id="list175956806787050" text:continue-list="list3719681584" text:style-name="WWNum252">
        <text:list-item>
          <text:p text:style-name="P87"><text:span text:style-name="T1">Rééd., « Juin 1940 », </text:span><text:span text:style-name="T6">Bulletin de la Guilde du Livre</text:span><text:span text:style-name="T3">,</text:span><text:span text:style-name="T6"> </text:span><text:span text:style-name="T1">n° 6(juin 1945), p. 86.</text:span></text:p>
        </text:list-item>
        <text:list-item>
          <text:p text:style-name="P87"><text:span text:style-name="T1">Repris dans </text:span><text:span text:style-name="T5">Journal des deux mondes</text:span><text:span text:style-name="T1">, p. 70-71, puis dans </text:span><text:span text:style-name="T5">Journal d'une époque</text:span><text:span text:style-name="T1">, p. 424-425.</text:span></text:p>
        </text:list-item>
      </text:list>
      <text:list xml:id="list175956544386011" text:continue-list="list175955555082465" text:style-name="WWNum1">
        <text:list-item>
          <text:p text:style-name="P3"><text:span text:style-name="T54">[ddr_1940-08-shs]</text:span><text:span text:style-name="T44"> « Auto-critique de la Suisse », </text:span><text:span text:style-name="T45">Schweizerische Hochschulzeitung</text:span><text:span text:style-name="T44">, H. 3(août 1940), p. 158-167.</text:span></text:p>
          <text:list>
            <text:list-item>
              <text:p text:style-name="P3"><text:span text:style-name="T1">Repris dans </text:span><text:span text:style-name="T5">Mission ou démission de la Suisse</text:span><text:span text:style-name="T1">.</text:span></text:p>
            </text:list-item>
          </text:list>
        </text:list-item>
        <text:list-item>
          <text:p text:style-name="P3"><text:span text:style-name="T3">[ddr_1940-08-cp]</text:span><text:span text:style-name="T1"> « L'Église et la Suisse », </text:span><text:span text:style-name="T6">Les Cahiers protestants</text:span><text:span text:style-name="T3">,</text:span><text:span text:style-name="T6"> </text:span><text:span text:style-name="T1">Lausanne, août 1940, p. 342.</text:span></text:p>
        </text:list-item>
        <text:list-item>
          <text:p text:style-name="P3"><text:span text:style-name="T3">[ddr_1940-08semvd]</text:span><text:span text:style-name="T1"> « L'heure de la Suisse », </text:span><text:span text:style-name="T6">Le Semeur vaudois</text:span><text:span text:style-name="T3">,</text:span><text:span text:style-name="T6"> </text:span><text:span text:style-name="T1">Lausanne, n° 30(août 1940), p. 2.</text:span></text:p>
        </text:list-item>
        <text:list-item>
          <text:p text:style-name="P3"><text:span text:style-name="T3">[ddr_1940-08-23curi]</text:span><text:span text:style-name="T1"> « M. Denis de Rougemont nous dit... », entretien, </text:span><text:span text:style-name="T6">Curieux</text:span><text:span text:style-name="T3">,</text:span><text:span text:style-name="T6"> </text:span><text:span text:style-name="T1">Neuchâtel, 23 août 1940.</text:span></text:p>
        </text:list-item>
        <text:list-item>
          <text:p text:style-name="P3"><text:span text:style-name="T3">[ddr_1940-09-13ess]</text:span><text:span text:style-name="T1"> « La ligue du Gothard : raisons d'espérer », </text:span><text:span text:style-name="T6">L'Essor</text:span><text:span text:style-name="T3">,</text:span><text:span text:style-name="T6"> </text:span><text:span text:style-name="T1">Genève, n° 18(13 septembre 1940), p. 3.</text:span></text:p>
        </text:list-item>
      </text:list>
      <text:list xml:id="list1494817473" text:style-name="WWNum251">
        <text:list-item>
          <text:p text:style-name="P88"><text:span text:style-name="T1">URL : </text:span><text:a xlink:type="simple" xlink:href="http://newspaper.archives.rero.ch/Olive/APA/SNL_EN/get/pdf.ashx?pdf=6szWoyoA7ahFs6WP05QyBGM%3D" text:style-name="ListLabel_20_374" text:visited-style-name="ListLabel_20_374"><text:span text:style-name="Internet_20_link"><text:span text:style-name="T1">http://newspaper.archives.rero.ch/Olive/APA/SNL_EN/get/pdf.ashx?pdf=6szWoyoA7ahFs6WP05QyBGM%3D</text:span></text:span></text:a><text:bookmark text:name="_Hlk499123056"/></text:p>
        </text:list-item>
      </text:list>
      <text:list xml:id="list175956634272156" text:continue-list="list175956544386011" text:style-name="WWNum1">
        <text:list-item>
          <text:p text:style-name="P3"><text:span text:style-name="T94">[ddr_1940-10-11comw] </text:span><text:span text:style-name="T85">« Via Lisbon », </text:span><text:span text:style-name="T91">The Commonweal</text:span><text:span text:style-name="T94">,</text:span><text:span text:style-name="T91"> </text:span><text:span text:style-name="T85">New York, 11 octobre 1940, p. 500-502. </text:span></text:p>
        </text:list-item>
      </text:list>
      <text:list xml:id="list3596921852" text:style-name="WWNum249">
        <text:list-item>
          <text:p text:style-name="P89"><text:span text:style-name="T1">Repris dans </text:span><text:span text:style-name="T5">Journal des deux mondes</text:span><text:span text:style-name="T1">, p. 81-91, puis dans </text:span><text:span text:style-name="T5">Journal d'une époque</text:span><text:span text:style-name="T1">, p. 437-444.</text:span></text:p>
        </text:list-item>
      </text:list>
      <text:list xml:id="list175955410282158" text:continue-list="list175956634272156" text:style-name="WWNum1">
        <text:list-item>
          <text:p text:style-name="P3"><text:span text:style-name="T3">[ddr_1940_28-ecrivains-suisse-romande-homme-poignard-enguirlande]</text:span><text:span text:style-name="T28"> « L'homme au poignard enguirlandé », </text:span><text:span text:style-name="T15">Vingt-huit écrivains de la Suisse romande</text:span><text:span text:style-name="T28">, </text:span><text:soft-page-break/><text:span text:style-name="T28">Neuchatel, Ed. de la Baconnière, 1940, p. 233-240.</text:span></text:p>
        </text:list-item>
        <text:list-item>
          <text:p text:style-name="P3"><text:span text:style-name="T3">[ddr_1940_nos-libertes-breviaire-citoyen-mission-speciale] </text:span><text:span text:style-name="T28">« Mission spéciale », </text:span><text:span text:style-name="T15">Nos libertés : bréviaire du citoyen</text:span><text:span text:style-name="T28">, Lausanne, F. Rouge, 1940, p. 62-63.</text:span></text:p>
        </text:list-item>
        <text:list-item>
          <text:p text:style-name="P3"><text:span text:style-name="T3">[ddr_1940-04fcoul]</text:span><text:span text:style-name="T1"> « D'un journal d'attente (pages démodées) », </text:span><text:span text:style-name="T6">Formes et Couleurs</text:span><text:span text:style-name="T3">,</text:span><text:span text:style-name="T6"> </text:span><text:span text:style-name="T1">Lausanne, n° 1(avril 1940), p. 29-32. </text:span></text:p>
        </text:list-item>
      </text:list>
      <text:list xml:id="list2387125641" text:style-name="WWNum256">
        <text:list-item>
          <text:p text:style-name="P90"><text:span text:style-name="T1">Repris dans </text:span><text:span text:style-name="T5">Journal des deux mondes</text:span><text:span text:style-name="T1">, p. 11-27.</text:span></text:p>
        </text:list-item>
        <text:list-item>
          <text:p text:style-name="P90"><text:span text:style-name="T1">Repris dans </text:span><text:span text:style-name="T5">Journal d'une époque</text:span><text:span text:style-name="T1">, p. 381-393.</text:span></text:p>
        </text:list-item>
      </text:list>
      <text:list xml:id="list175955971025517" text:continue-list="list175955410282158" text:style-name="WWNum1">
        <text:list-item>
          <text:p text:style-name="P3"><text:span text:style-name="T94">[ddr_1941-01rp] </text:span><text:span text:style-name="T87">« Passion and the origin of hitlerism », </text:span><text:span text:style-name="T89">The review of politics</text:span><text:span text:style-name="T87">, Notre Dame (Indiana), vol. 3, n° 1(janvier 1941), p. 65-82.</text:span></text:p>
        </text:list-item>
        <text:list-item>
          <text:p text:style-name="P3"><text:span text:style-name="T3">[ddr_1941-01-17jg]</text:span><text:span text:style-name="T1"> « Santé de la démocratie américaine », </text:span><text:span text:style-name="T6">Journal de Genève</text:span><text:span text:style-name="T3">,</text:span><text:span text:style-name="T1"> n° 14(17 janvier 1941), p. 1.</text:span></text:p>
        </text:list-item>
      </text:list>
      <text:list xml:id="list1797277735" text:style-name="WWNum224">
        <text:list-item>
          <text:p text:style-name="P91"><text:bookmark-start text:name="_Hlk499123155"/><text:span text:style-name="T1">URL : </text:span><text:a xlink:type="simple" xlink:href="http://www.letempsarchives.ch/page/JDG_1941_01_17/1" text:style-name="ListLabel_20_370" text:visited-style-name="ListLabel_20_370"><text:span text:style-name="Internet_20_link"><text:span text:style-name="T28">http://www.letempsarchives.ch/page/JDG_1941_01_17/1</text:span></text:span></text:a><text:bookmark-end text:name="_Hlk499123155"/></text:p>
        </text:list-item>
        <text:list-item>
          <text:p text:style-name="P91"><text:span text:style-name="T1">Repris dans </text:span><text:span text:style-name="T6">Basler Nachrichten</text:span><text:span text:style-name="T3">,</text:span><text:span text:style-name="T6"> </text:span><text:span text:style-name="T1">janvier 1941 </text:span></text:p>
        </text:list-item>
        <text:list-item>
          <text:p text:style-name="P91"><text:span text:style-name="T1">Repris partiellement dans </text:span><text:span text:style-name="T5">Journal des deux mondes</text:span><text:span text:style-name="T1">, p. 106-107, puis dans </text:span><text:span text:style-name="T5">Vivre en Amérique</text:span><text:span text:style-name="T1">, p. 29-35.</text:span></text:p>
        </text:list-item>
      </text:list>
      <text:list xml:id="list175956546461003" text:continue-list="list175955971025517" text:style-name="WWNum1">
        <text:list-item>
          <text:p text:style-name="P3"><text:span text:style-name="T3">[ddr_1941-02cp]</text:span><text:span text:style-name="T1"> « Clarifions notre langage », </text:span><text:span text:style-name="T6">Les Cahiers protestants</text:span><text:span text:style-name="T3">,</text:span><text:span text:style-name="T6"> </text:span><text:span text:style-name="T1">Lausanne, février 1941, p. 129.</text:span></text:p>
        </text:list-item>
        <text:list-item>
          <text:p text:style-name="P3"><text:span text:style-name="T3">[ddr_1941-02-18jg]</text:span><text:span text:style-name="T1"> « Religion et vie publique aux États-Unis », </text:span><text:span text:style-name="T6">Journal de Genève</text:span><text:span text:style-name="T3">, n°</text:span><text:span text:style-name="T6"> </text:span><text:span text:style-name="T1">41(18 février 1941), p. 1.</text:span></text:p>
        </text:list-item>
      </text:list>
      <text:list xml:id="list948512376" text:style-name="WWNum207">
        <text:list-item>
          <text:p text:style-name="P92"><text:bookmark-start text:name="_Hlk499123165"/><text:span text:style-name="T1">URL : </text:span><text:a xlink:type="simple" xlink:href="http://www.letempsarchives.ch/page/JDG_1941_02_18/1" text:style-name="ListLabel_20_374" text:visited-style-name="ListLabel_20_374"><text:span text:style-name="Internet_20_link"><text:span text:style-name="T1">http://www.letempsarchives.ch/page/JDG_1941_02_18/1</text:span></text:span></text:a><text:bookmark-end text:name="_Hlk499123165"/></text:p>
        </text:list-item>
        <text:list-item>
          <text:p text:style-name="P92"><text:span text:style-name="T44">Rééd., </text:span><text:span text:style-name="T46">Basler Nachrichten</text:span><text:span text:style-name="T54">,</text:span><text:span text:style-name="T46"> </text:span><text:span text:style-name="T44">Februar 1941.</text:span></text:p>
        </text:list-item>
      </text:list>
      <text:list xml:id="list175956524146102" text:continue-list="list175956546461003" text:style-name="WWNum1">
        <text:list-item>
          <text:list>
            <text:list-item>
              <text:p text:style-name="P3"><text:span text:style-name="T1">Repris partiellement dans </text:span><text:span text:style-name="T5">Journal des deux mondes</text:span><text:span text:style-name="T1">, p. 107 ; puis dans </text:span><text:span text:style-name="T5">Vivre en Amérique</text:span><text:span text:style-name="T1">, p. 102-107.</text:span></text:p>
            </text:list-item>
          </text:list>
        </text:list-item>
        <text:list-item>
          <text:p text:style-name="P3"><text:span text:style-name="T3">[ddr_1941-03-15glaus]</text:span><text:span text:style-name="T1"> « Souvenir de la paix française », </text:span><text:span text:style-name="T6">Gazette de Lausanne</text:span><text:span text:style-name="T3">, n° 73-74(</text:span><text:span text:style-name="T1">15 mars 1941), p. 1.</text:span></text:p>
          <text:list>
            <text:list-item>
              <text:p text:style-name="P3"><text:span text:style-name="T129">URL : </text:span><text:a xlink:type="simple" xlink:href="http://www.letempsarchives.ch/page/GDL_1941_03_15/1" text:style-name="ListLabel_20_376" text:visited-style-name="ListLabel_20_376"><text:span text:style-name="Internet_20_link"><text:span text:style-name="T129">http://www.letempsarchives.ch/page/GDL_1941_03_15/1</text:span></text:span></text:a></text:p>
            </text:list-item>
          </text:list>
        </text:list-item>
      </text:list>
      <text:list xml:id="list1604902883" text:style-name="WWNum248">
        <text:list-item>
          <text:p text:style-name="P93"><text:span text:style-name="T1">Repris dans le </text:span><text:span text:style-name="T5">Journal des deux mondes</text:span><text:span text:style-name="T1">, p. 56-57, puis dans </text:span><text:span text:style-name="T5">Journal d'une époque</text:span><text:span text:style-name="T1">, p. 414-415.</text:span></text:p>
        </text:list-item>
      </text:list>
      <text:list xml:id="list175955497114546" text:continue-list="list175956524146102" text:style-name="WWNum1">
        <text:list-item>
          <text:p text:style-name="P3"><text:span text:style-name="T94">[ddr_1941-03-22natio]</text:span><text:span text:style-name="T193"> </text:span><text:span text:style-name="T87">« </text:span><text:span text:style-name="T94">The evil in man</text:span><text:span text:style-name="T87"> », r</text:span><text:span text:style-name="T85">ecension de </text:span><text:span text:style-name="T91">The nature and destiny of man</text:span><text:span text:style-name="T94"> de </text:span><text:span text:style-name="T85">Reinhold Niebuhr, </text:span><text:span text:style-name="T91">The Nation</text:span><text:span text:style-name="T94">,</text:span><text:span text:style-name="T91"> </text:span><text:span text:style-name="T85">New York, 22 mars 1941, p. 328-329 ; suite, </text:span><text:span text:style-name="T87">« </text:span><text:span text:style-name="T85">Man and History</text:span><text:span text:style-name="T87"> », </text:span><text:span text:style-name="T89">The Nation</text:span><text:span text:style-name="T87">, New York, 27 mars 1941, p. 457-458.</text:span></text:p>
        </text:list-item>
        <text:list-item>
          <text:p text:style-name="P3"><text:span text:style-name="T94">[ddr_1941-04-12natio] </text:span><text:span text:style-name="T87">« </text:span><text:span text:style-name="T94">The right to continuity</text:span><text:span text:style-name="T87"> », r</text:span><text:span text:style-name="T85">ecension de</text:span><text:span text:style-name="T91"> Toward a philosophy of history</text:span><text:span text:style-name="T85"> de José Ortega y Gasset, </text:span><text:span text:style-name="T91">The Nation</text:span><text:span text:style-name="T94">,</text:span><text:span text:style-name="T91"> </text:span><text:span text:style-name="T85">New York, 12 avril 1941, p. 444-445.</text:span></text:p>
        </text:list-item>
        <text:list-item>
          <text:p text:style-name="P3"><text:span text:style-name="T94">[ddr_1941-06coms] </text:span><text:span text:style-name="T85">« A key to Europe's future : federalism vs. totalitarianism », </text:span><text:span text:style-name="T91">Common Sense</text:span><text:span text:style-name="T94">, </text:span><text:span text:style-name="T85">New York, vol. 10, n° 6(juin 1941), p. 182-183 et 186.</text:span></text:p>
        </text:list-item>
        <text:list-item>
          <text:p text:style-name="P3"><text:span text:style-name="T3">[ddr_1941-10-01lf]</text:span><text:span text:style-name="T179"> « Trois paraboles » : « À la porte du jardin », « Le marché de l'aube », « Le coup de pistolet », </text:span><text:span text:style-name="T174">Lettres françaises</text:span><text:span text:style-name="T179">, Buenos Aires, n° 2(1</text:span><text:span text:style-name="T189">er</text:span><text:span text:style-name="T179"> octobre 1941), p. 9-12.</text:span></text:p>
        </text:list-item>
        <text:list-item>
          <text:p text:style-name="P3"><text:span text:style-name="T67">[ddr_1941-11sur] </text:span><text:span text:style-name="T61">« Para qué sirven los escritores ? », </text:span><text:span text:style-name="T63">Sur</text:span><text:span text:style-name="T61">, </text:span><text:span text:style-name="T60">Buenos Aires, </text:span><text:span text:style-name="T61">10</text:span><text:span text:style-name="T159">e</text:span><text:span text:style-name="T61"> année, n° 86(novembre 1941), p. 31-48.</text:span></text:p>
        </text:list-item>
      </text:list>
      <text:list xml:id="list1236123060" text:style-name="WWNum247">
        <text:list-item>
          <text:p text:style-name="P94"><text:span text:style-name="T61">Accessible via : </text:span><text:a xlink:type="simple" xlink:href="http://catalogo.bn.gov.ar/F/?func=direct&amp;doc_number=001218322&amp;local_base=GENER" text:style-name="ListLabel_20_381" text:visited-style-name="ListLabel_20_381"><text:span text:style-name="Internet_20_link"><text:span text:style-name="T61">http://catalogo.bn.gov.ar/F/?func=direct&amp;doc_number=001218322&amp;local_base=GENER</text:span></text:span></text:a></text:p>
        </text:list-item>
        <text:list-item>
          <text:p text:style-name="P94"><text:span text:style-name="T1">Inédit en français.</text:span></text:p>
        </text:list-item>
      </text:list>
      <text:list xml:id="list175955566478039" text:continue-list="list175955497114546" text:style-name="WWNum1">
        <text:list-item>
          <text:p text:style-name="P3"><text:span text:style-name="T94">[ddr_1941-02coms] </text:span><text:span text:style-name="T85">« German Journal », </text:span><text:span text:style-name="T91">Common Sense</text:span><text:span text:style-name="T94">, </text:span><text:span text:style-name="T85">New York, vol. X, n° 2(février </text:span><text:span text:style-name="T96">1941), p. 41-44.</text:span></text:p>
        </text:list-item>
      </text:list>
      <text:list xml:id="list1044757307" text:style-name="WWNum246">
        <text:list-item>
          <text:p text:style-name="P95"><text:span text:style-name="T1">Repris dans </text:span><text:span text:style-name="T5">Journal d'Allemagne</text:span><text:span text:style-name="T1">, p. 7 </text:span><text:span text:style-name="T6">sq</text:span><text:span text:style-name="T3">.</text:span></text:p>
        </text:list-item>
      </text:list>
      <text:list xml:id="list175956878388045" text:continue-list="list175955566478039" text:style-name="WWNum1">
        <text:list-item>
          <text:p text:style-name="P3"><text:span text:style-name="T94">[ddr_1941christdom] </text:span><text:span text:style-name="T85">« Ecumenicity and federalism », </text:span><text:span text:style-name="T91">Christendom</text:span><text:span text:style-name="T94">,</text:span><text:span text:style-name="T91"> </text:span><text:span text:style-name="T85">New York, n° 2(printemps 1941), p. 219-233. </text:span></text:p>
        </text:list-item>
      </text:list>
      <text:list xml:id="list1586924244" text:style-name="WWNum244">
        <text:list-item>
          <text:p text:style-name="P96"><text:soft-page-break/><text:span text:style-name="T1">« Fédéralisme et œcuménisme », </text:span><text:span text:style-name="T6">Foi et Vie</text:span><text:span text:style-name="T1">, n° 6(septembre-octobre 1946), p. 621-639.</text:span></text:p>
        </text:list-item>
        <text:list-item>
          <text:p text:style-name="P96"><text:span text:style-name="T44">Trad., « Federalisme en oecumeniese beweging », </text:span><text:span text:style-name="T46">Wending</text:span><text:span text:style-name="T54">, </text:span><text:span text:style-name="T44">Amsterdam, n° 4(juin 1946), p. 218-234.</text:span></text:p>
        </text:list-item>
      </text:list>
      <text:list xml:id="list175956598165149" text:continue-list="list175956878388045" text:style-name="WWNum1">
        <text:list-item>
          <text:p text:style-name="P3"><text:span text:style-name="T94">[ddr_1941-06christcris] </text:span><text:span text:style-name="T85">« On the devil and politics », </text:span><text:span text:style-name="T91">Christianity and Crisis</text:span><text:span text:style-name="T94">,</text:span><text:span text:style-name="T91"> </text:span><text:span text:style-name="T85">New York, vol. </text:span><text:span text:style-name="T98">I, n° 9(juin </text:span><text:span text:style-name="T85">1941), p. 2-5.</text:span></text:p>
          <text:list>
            <text:list-item>
              <text:p text:style-name="P3"><text:span text:style-name="T85">Rééd., </text:span><text:span text:style-name="T89">Witness to a generation</text:span><text:span text:style-name="T87">, Indianapolis, Bobbs-Merrill, 1966, p. 6-12, trad. par Edward M. Maisel.</text:span></text:p>
            </text:list-item>
          </text:list>
        </text:list-item>
        <text:list-item>
          <text:p text:style-name="P3"><text:span text:style-name="T94">[ddr_1941-09hm] </text:span><text:span text:style-name="T85">« The army of a democracy : a lesson from the Swiss Army », </text:span><text:span text:style-name="T91">Harper's Magazine</text:span><text:span text:style-name="T94">,</text:span><text:span text:style-name="T91"> </text:span><text:span text:style-name="T85">New York, septembre 1941, p. 337-346. </text:span></text:p>
        </text:list-item>
      </text:list>
      <text:list xml:id="list3808678537" text:style-name="WWNum242">
        <text:list-item>
          <text:p text:style-name="P97"><text:span text:style-name="T85">Rééd. in </text:span><text:span text:style-name="T91">Reader's Digest</text:span><text:span text:style-name="T94">,</text:span><text:span text:style-name="T91"> </text:span><text:span text:style-name="T85">New York, n° 139(1941), p. 49-52.</text:span></text:p>
        </text:list-item>
        <text:list-item>
          <text:p text:style-name="P97"><text:span text:style-name="T35">Éd. française, « La leçon de l'armée suisse », </text:span><text:span text:style-name="T21">Journal suisse d'Egypte</text:span><text:span text:style-name="T35">, n° 9(4 mars 1942), p. 1.</text:span><text:span text:style-name="T1"> </text:span></text:p>
        </text:list-item>
      </text:list>
      <text:list xml:id="list3313173598" text:style-name="WWNum243">
        <text:list-item>
          <text:p text:style-name="P98"><text:span text:style-name="T35">URL : </text:span><text:a xlink:type="simple" xlink:href="http://www.cealex.org/pfe/diffusion/PFEWeb/pfe_021/PFE_021_011_w.pdf" text:style-name="ListLabel_20_385" text:visited-style-name="ListLabel_20_385"><text:span text:style-name="Internet_20_link"><text:span text:style-name="T133">http://www.cealex.org/pfe/diffusion/PFEWeb/pfe_021/PFE_021_011_w.pdf</text:span></text:span></text:a></text:p>
        </text:list-item>
      </text:list>
      <text:list xml:id="list4201238747" text:style-name="WWNum241">
        <text:list-item>
          <text:p text:style-name="P99"><text:span text:style-name="T85">Rééd. in </text:span><text:span text:style-name="T91">The Heart of Europe</text:span><text:span text:style-name="T85">.</text:span></text:p>
        </text:list-item>
      </text:list>
      <text:list xml:id="list175956699952992" text:continue-list="list175956598165149" text:style-name="WWNum1">
        <text:list-item>
          <text:p text:style-name="P3"><text:span text:style-name="T67">[ddr_1941-09sur] </text:span><text:span text:style-name="T61">Participation à « Debates sobre temas sociológicos : nuevas perspectivas en torno a </text:span><text:span text:style-name="T63">Los irresponsables</text:span><text:span text:style-name="T61"> de Archibald MacLeish », </text:span><text:span text:style-name="T64">Sur</text:span><text:span text:style-name="T62">, 10</text:span><text:span text:style-name="T160">e</text:span><text:span text:style-name="T62"> année, n° 84(</text:span><text:span text:style-name="T61">septembre 1941), p. 86-87, 90, 92, 93, 94, 95-98, 101, 102, 103. </text:span></text:p>
          <text:list>
            <text:list-item>
              <text:p text:style-name="P3"><text:span text:style-name="T61">Accessible via : </text:span><text:a xlink:type="simple" xlink:href="http://catalogo.bn.gov.ar/F/?func=direct&amp;doc_number=001218322&amp;local_base=GENER" text:style-name="ListLabel_20_381" text:visited-style-name="ListLabel_20_381"><text:span text:style-name="Internet_20_link"><text:span text:style-name="T61">http://catalogo.bn.gov.ar/F/?func=direct&amp;doc_number=001218322&amp;local_base=GENER</text:span></text:span></text:a></text:p>
            </text:list-item>
            <text:list-item>
              <text:p text:style-name="P3"><text:span text:style-name="T1">Cf., Interventions dans « Debates sobre temas sociologicos », </text:span><text:span text:style-name="T6">Sur</text:span><text:span text:style-name="T3">,</text:span><text:span text:style-name="T6"> </text:span><text:span text:style-name="T1">Buenos Aires, n° 81(1941), p. 83-103.</text:span></text:p>
              <text:list>
                <text:list-item>
                  <text:p text:style-name="P3"><text:span text:style-name="T1">Débats avec Caillois, Ocampo, Weibel-Richard, Erro, Prividal, et al., sur les thèses d'Archibald MacLeish.</text:span></text:p>
                </text:list-item>
              </text:list>
            </text:list-item>
          </text:list>
        </text:list-item>
        <text:list-item>
          <text:p text:style-name="P3"><text:span text:style-name="T94">[ddr_1941vql] </text:span><text:span text:style-name="T85">« The idea of a federation », </text:span><text:span text:style-name="T91">The Virginia Quarterly Review</text:span><text:span text:style-name="T94">,</text:span><text:span text:style-name="T91"> </text:span><text:span text:style-name="T85">n° 4, vol. 17(1941), p. 491-501 [Trad. E. Maisel].</text:span></text:p>
        </text:list-item>
      </text:list>
      <text:list xml:id="list2571887787" text:style-name="WWNum239">
        <text:list-item>
          <text:p text:style-name="P100"><text:span text:style-name="T85">Repris dans </text:span><text:span text:style-name="T91">The Heart of Europe</text:span><text:span text:style-name="T85">.</text:span></text:p>
        </text:list-item>
      </text:list>
      <text:list xml:id="list175957188045765" text:continue-list="list175956699952992" text:style-name="WWNum1">
        <text:list-item>
          <text:p text:style-name="P3"><text:span text:style-name="T94">[ddr_1941-09comw] </text:span><text:span text:style-name="T87">« </text:span><text:span text:style-name="T85">What Switzerland teaches : the lessons of Swiss federalism and regionalism for man's freedom</text:span><text:span text:style-name="T87"> », </text:span><text:span text:style-name="T89">The Commonweal</text:span><text:span text:style-name="T87">, New York, vol. 34, n° 22(septembre 1941), p. 510-512.</text:span></text:p>
        </text:list-item>
      </text:list>
      <text:list xml:id="list2129282108" text:style-name="WWNum238">
        <text:list-item>
          <text:p text:style-name="P101"><text:span text:style-name="T28">Titre au sommaire : « The Swiss example ».</text:span></text:p>
        </text:list-item>
        <text:list-item>
          <text:p text:style-name="P101"><text:span text:style-name="T85">Extrait de </text:span><text:span text:style-name="T91">The Heart of Europe</text:span><text:span text:style-name="T85">.</text:span></text:p>
        </text:list-item>
      </text:list>
      <text:list xml:id="list175957006231365" text:continue-list="list175957188045765" text:style-name="WWNum1">
        <text:list-item>
          <text:p text:style-name="P3"><text:span text:style-name="T94">[ddr_1941ndpp] </text:span><text:span text:style-name="T85">« Stages on death's way », suivi de « The rules of play », </text:span><text:span text:style-name="T91">New Directions in Prose </text:span><text:span text:style-name="T92">&amp; </text:span><text:span text:style-name="T91">Poetry</text:span><text:span text:style-name="T94">,</text:span><text:span text:style-name="T91"> </text:span><text:span text:style-name="T85">Norfolk, vol. 6(1941), p. 244-252.</text:span></text:p>
        </text:list-item>
      </text:list>
      <text:list xml:id="list3579690371" text:style-name="WWNum237">
        <text:list-item>
          <text:p text:style-name="P102"><text:span text:style-name="T1">Rééd., « Les règles du jeu dans l'art romanesque », </text:span><text:span text:style-name="T6">Renaissance</text:span><text:span text:style-name="T3">, </text:span><text:span text:style-name="T1">New York, 2-3(1944-1945), p. 275-283.</text:span></text:p>
          <text:list>
            <text:list-item>
              <text:list>
                <text:list-item>
                  <text:p text:style-name="P102"><text:span text:style-name="T1">Cours à L'École Libre des Hautes Études, New York (1942).</text:span></text:p>
                </text:list-item>
              </text:list>
            </text:list-item>
          </text:list>
        </text:list-item>
      </text:list>
      <text:list xml:id="list175955642567568" text:continue-list="list175957006231365" text:style-name="WWNum1">
        <text:list-item>
          <text:p text:style-name="P3"><text:span text:style-name="T3">[ddr_1941_hommage-gonzague-reynold-reynold-avenir-suisse]</text:span><text:span text:style-name="T28"> « Reynold et l'avenir de la Suisse », </text:span><text:span text:style-name="T15">Hommage à Gonzague de Reynold</text:span><text:span text:style-name="T28">, Fribourg, Librairie de l'Université, 1941, p. 123-125.</text:span></text:p>
        </text:list-item>
        <text:list-item>
          <text:p text:style-name="P3"><text:span text:style-name="T3">[ddr_1942-01-02vp]</text:span><text:span text:style-name="T1"> « Perspective d'avenir du protestantisme », </text:span><text:span text:style-name="T6">La Vie protestante</text:span><text:span text:style-name="T3">, </text:span><text:span text:style-name="T1">Genève, 2 janvier 1942.</text:span></text:p>
          <text:list>
            <text:list-item>
              <text:p text:style-name="P3"><text:span text:style-name="T1">Conclusion de la conférence de septembre 1941 à Rio de la Plata, Eglise évangélique de langue française.</text:span></text:p>
            </text:list-item>
          </text:list>
        </text:list-item>
        <text:list-item>
          <text:p text:style-name="P3"><text:span text:style-name="T94">[ddr_1942-04prot] </text:span><text:span text:style-name="T85">« The war's religious "grand strategy" », </text:span><text:span text:style-name="T91">The Protestant</text:span><text:span text:style-name="T94">,</text:span><text:span text:style-name="T91"> </text:span><text:span text:style-name="T85">New York, vol. IV, vol. 5(avril-juin 1942), p. 9-15.</text:span></text:p>
        </text:list-item>
        <text:list-item>
          <text:p text:style-name="P3"><text:span text:style-name="T94">[ddr_1943-03-27natio] « [</text:span><text:span text:style-name="T85">Recension de </text:span><text:span text:style-name="T90">Man and History</text:span><text:span text:style-name="T85"> de Reinhold Niebuhr] », </text:span><text:span text:style-name="T91">The Nation, </text:span><text:span text:style-name="T85">New York, 27 mars 1943, p. 457-458.</text:span></text:p>
        </text:list-item>
        <text:list-item>
          <text:p text:style-name="P3"><text:soft-page-break/><text:span text:style-name="T3">[ddr_1943-06font]</text:span><text:span text:style-name="T1"> « Rhétorique américaine », préface à </text:span><text:span text:style-name="T5">Écrivains américains d'aujourd'hui</text:span><text:span text:style-name="T1">, numéro thématique de </text:span><text:span text:style-name="T6">Fontaine</text:span><text:span text:style-name="T3">,</text:span><text:span text:style-name="T6"> </text:span><text:span text:style-name="T1">Alger et Paris, n° 27-28(juin-juillet 1943), p. 15-17.</text:span></text:p>
        </text:list-item>
      </text:list>
      <text:list xml:id="list1274985656" text:style-name="WWNum223">
        <text:list-item>
          <text:p text:style-name="P103"><text:span text:style-name="T1">Rééd. in </text:span><text:span text:style-name="T6">Pour la Victoire</text:span><text:span text:style-name="T3">,</text:span><text:span text:style-name="T6"> </text:span><text:span text:style-name="T1">4 décembre 1943.</text:span></text:p>
        </text:list-item>
        <text:list-item>
          <text:p text:style-name="P103"><text:span text:style-name="T1">Repris, avec la rééd. en volume, </text:span><text:span text:style-name="T6">Écrivains américains d'aujourd'hui</text:span><text:span text:style-name="T3">,</text:span><text:span text:style-name="T6"> </text:span><text:span text:style-name="T1">Paris, Stock, 1948, p. 28-31.</text:span></text:p>
        </text:list-item>
        <text:list-item>
          <text:p text:style-name="P103"><text:span text:style-name="T76">Trad. italienne, « Retorica Americana », </text:span><text:span text:style-name="T74">Sud</text:span><text:span text:style-name="T76">, n° 2(décembre 1945).</text:span></text:p>
        </text:list-item>
      </text:list>
      <text:list xml:id="list175956946006366" text:continue-list="list175955642567568" text:style-name="WWNum1">
        <text:list-item>
          <text:p text:style-name="P3"><text:span text:style-name="T3">[ddr_1943-09rpf]</text:span><text:span text:style-name="T1"> « Mémoires de l'Europe », </text:span><text:span text:style-name="T6">Revue de la Pensée française</text:span><text:span text:style-name="T3">,</text:span><text:span text:style-name="T6"> </text:span><text:span text:style-name="T1">New York, septembre 1943, p. 22-29.</text:span></text:p>
        </text:list-item>
      </text:list>
      <text:list xml:id="list3848217054" text:style-name="WWNum221">
        <text:list-item>
          <text:p text:style-name="P104"><text:span text:style-name="T1">Autre éd. ? « L'Héritage culturel de l'Europe », préface au tome III des </text:span><text:span text:style-name="T6">Mémoires de l'Europe</text:span><text:span text:style-name="T3">,</text:span><text:span text:style-name="T1"> R. Laffont, 1971.</text:span></text:p>
        </text:list-item>
        <text:list-item>
          <text:p text:style-name="P104"><text:span text:style-name="T1">Repris dans </text:span><text:span text:style-name="T5">Journal des deux mondes</text:span><text:span text:style-name="T1">, p. 208-209 et </text:span><text:span text:style-name="T5">Journal d'une époque</text:span><text:span text:style-name="T1">, p. 552.</text:span></text:p>
        </text:list-item>
      </text:list>
      <text:list xml:id="list175956178294442" text:continue-list="list175956946006366" text:style-name="WWNum1">
        <text:list-item>
          <text:p text:style-name="P3"><text:span text:style-name="T3">[ddr_1943-10-15vp]</text:span><text:span text:style-name="T1"> « Je ne suis personne », </text:span><text:span text:style-name="T6">La Vie protestante</text:span><text:span text:style-name="T3">,</text:span><text:span text:style-name="T6"> </text:span><text:span text:style-name="T1">Genève, 15 octobre 1943.</text:span></text:p>
          <text:list>
            <text:list-item>
              <text:p text:style-name="P3"><text:span text:style-name="T1">Les tours du Diable I.</text:span></text:p>
            </text:list-item>
          </text:list>
        </text:list-item>
      </text:list>
      <text:list xml:id="list690389168" text:style-name="WWNum235">
        <text:list-item>
          <text:p text:style-name="P105"><text:span text:style-name="T1">Repris dans </text:span><text:span text:style-name="T5">La part du Diable</text:span><text:span text:style-name="T1">,</text:span><text:span text:style-name="T3"> </text:span><text:span text:style-name="T1">p. 21-24.</text:span></text:p>
        </text:list-item>
      </text:list>
      <text:list xml:id="list175957533975913" text:continue-list="list175956178294442" text:style-name="WWNum1">
        <text:list-item>
          <text:p text:style-name="P3"><text:span text:style-name="T3">[ddr_1943-10-22vp]</text:span><text:span text:style-name="T1"> « Le menteur », </text:span><text:span text:style-name="T6">La Vie protestante</text:span><text:span text:style-name="T3">, </text:span><text:span text:style-name="T1">Genève, 22 octobre 1943.</text:span></text:p>
          <text:list>
            <text:list-item>
              <text:p text:style-name="P3"><text:span text:style-name="T1">Les tours du Diable </text:span><text:span text:style-name="T101">II.</text:span></text:p>
            </text:list-item>
          </text:list>
        </text:list-item>
      </text:list>
      <text:list xml:id="list313362285" text:style-name="WWNum234">
        <text:list-item>
          <text:p text:style-name="P106"><text:span text:style-name="T1">Repris dans </text:span><text:span text:style-name="T5">La part du Diable</text:span><text:span text:style-name="T1">,</text:span><text:span text:style-name="T3"> </text:span><text:span text:style-name="T1">p. 39-42.</text:span></text:p>
        </text:list-item>
      </text:list>
      <text:list xml:id="list175956243885397" text:continue-list="list175957533975913" text:style-name="WWNum1">
        <text:list-item>
          <text:p text:style-name="P3"><text:span text:style-name="T3">[ddr_1943-10-29vp]</text:span><text:span text:style-name="T1"> « Diable et sexe », </text:span><text:span text:style-name="T6">La Vie protestante</text:span><text:span text:style-name="T3">, </text:span><text:span text:style-name="T1">Genève, 29 octobre 1943.</text:span></text:p>
          <text:list>
            <text:list-item>
              <text:p text:style-name="P3"><text:span text:style-name="T1">Les tours du Diable </text:span><text:span text:style-name="T101">III.</text:span></text:p>
            </text:list-item>
          </text:list>
        </text:list-item>
      </text:list>
      <text:list xml:id="list2894937518" text:style-name="WWNum233">
        <text:list-item>
          <text:p text:style-name="P107"><text:span text:style-name="T1">Repris dans </text:span><text:span text:style-name="T5">La part du Diable</text:span><text:span text:style-name="T1">,</text:span><text:span text:style-name="T3"> </text:span><text:span text:style-name="T1">p. 156-159.</text:span></text:p>
        </text:list-item>
      </text:list>
      <text:list xml:id="list175955934200810" text:continue-list="list175956243885397" text:style-name="WWNum1">
        <text:list-item>
          <text:p text:style-name="P3"><text:span text:style-name="T3">[ddr_1943-11-05vp]</text:span><text:span text:style-name="T1"> « L'accusateur », </text:span><text:span text:style-name="T6">La Vie protestante</text:span><text:span text:style-name="T3">, </text:span><text:span text:style-name="T1">Genève, 5 novembre 1943.</text:span></text:p>
          <text:list>
            <text:list-item>
              <text:p text:style-name="P3"><text:span text:style-name="T1">Les tours du Diable IV.</text:span></text:p>
            </text:list-item>
          </text:list>
        </text:list-item>
      </text:list>
      <text:list xml:id="list857616664" text:style-name="WWNum232">
        <text:list-item>
          <text:p text:style-name="P108"><text:span text:style-name="T1">Repris dans </text:span><text:span text:style-name="T5">La part du Diable</text:span><text:span text:style-name="T1">,</text:span><text:span text:style-name="T3"> </text:span><text:span text:style-name="T1">p. 42-44.</text:span></text:p>
        </text:list-item>
      </text:list>
      <text:list xml:id="list175956131524203" text:continue-list="list175955934200810" text:style-name="WWNum1">
        <text:list-item>
          <text:p text:style-name="P3"><text:span text:style-name="T3">[ddr_1943-11-12vp]</text:span><text:span text:style-name="T1"> « Le tentateur », </text:span><text:span text:style-name="T6">La Vie protestante</text:span><text:span text:style-name="T3">,</text:span><text:span text:style-name="T6"> </text:span><text:span text:style-name="T1">Genève, 12 novembre 1943.</text:span></text:p>
          <text:list>
            <text:list-item>
              <text:p text:style-name="P3"><text:span text:style-name="T1">Les tours du Diable </text:span><text:span text:style-name="T101">V.</text:span></text:p>
            </text:list-item>
          </text:list>
        </text:list-item>
      </text:list>
      <text:list xml:id="list1066187824" text:style-name="WWNum231">
        <text:list-item>
          <text:p text:style-name="P109"><text:span text:style-name="T1">Repris dans </text:span><text:span text:style-name="T5">La part du Diable</text:span><text:span text:style-name="T1">,</text:span><text:span text:style-name="T3"> </text:span><text:span text:style-name="T1">p. 33-36 et 38.</text:span></text:p>
        </text:list-item>
      </text:list>
      <text:list xml:id="list175957218877171" text:continue-list="list175956131524203" text:style-name="WWNum1">
        <text:list-item>
          <text:p text:style-name="P3"><text:span text:style-name="T3">[ddr_1943-11-19vp]</text:span><text:span text:style-name="T1"> « Le mal du siècle : la dépersonnalisation », </text:span><text:span text:style-name="T6">La Vie protestante</text:span><text:span text:style-name="T3">,</text:span><text:span text:style-name="T6"> </text:span><text:span text:style-name="T1">Genève, 19 novembre 1943.</text:span></text:p>
          <text:list>
            <text:list-item>
              <text:p text:style-name="P3"><text:span text:style-name="T1">Les tours du Diable VI.</text:span></text:p>
            </text:list-item>
          </text:list>
        </text:list-item>
      </text:list>
      <text:list xml:id="list2881080592" text:style-name="WWNum230">
        <text:list-item>
          <text:p text:style-name="P110"><text:span text:style-name="T1">Repris dans </text:span><text:span text:style-name="T5">La part du Diable</text:span><text:span text:style-name="T1">,</text:span><text:span text:style-name="T3"> </text:span><text:span text:style-name="T1">p. 129-133.</text:span></text:p>
        </text:list-item>
      </text:list>
      <text:list xml:id="list175957073033520" text:continue-list="list175957218877171" text:style-name="WWNum1">
        <text:list-item>
          <text:p text:style-name="P3"><text:span text:style-name="T3">[ddr_1943-11-26vp]</text:span><text:span text:style-name="T1"> « La cinquième colonne », </text:span><text:span text:style-name="T6">La Vie protestante</text:span><text:span text:style-name="T3">,</text:span><text:span text:style-name="T6"> </text:span><text:span text:style-name="T1">Genève, 26 novembre 1943.</text:span></text:p>
          <text:list>
            <text:list-item>
              <text:p text:style-name="P3"><text:span text:style-name="T1">Les tours du Diable </text:span><text:span text:style-name="T101">VII.</text:span></text:p>
            </text:list-item>
          </text:list>
        </text:list-item>
      </text:list>
      <text:list xml:id="list3070589527" text:style-name="WWNum229">
        <text:list-item>
          <text:p text:style-name="P111"><text:span text:style-name="T1">Repris dans </text:span><text:span text:style-name="T5">La part du Diable</text:span><text:span text:style-name="T1">,</text:span><text:span text:style-name="T3"> </text:span><text:span text:style-name="T1">p. 106-107.</text:span></text:p>
        </text:list-item>
      </text:list>
      <text:list xml:id="list175956256066819" text:continue-list="list175957073033520" text:style-name="WWNum1">
        <text:list-item>
          <text:p text:style-name="P3"><text:span text:style-name="T3">[ddr_1943-12-03vp]</text:span><text:span text:style-name="T1"> « Le Diable démocrate », </text:span><text:span text:style-name="T6">La Vie protestante</text:span><text:span text:style-name="T3">,</text:span><text:span text:style-name="T6"> </text:span><text:span text:style-name="T1">Genève, 3 décembre 1943.</text:span></text:p>
          <text:list>
            <text:list-item>
              <text:p text:style-name="P3"><text:span text:style-name="T1">Les tours du Diable </text:span><text:span text:style-name="T101">VIII.</text:span></text:p>
            </text:list-item>
          </text:list>
        </text:list-item>
      </text:list>
      <text:list xml:id="list1242646082" text:style-name="WWNum228">
        <text:list-item>
          <text:p text:style-name="P112"><text:span text:style-name="T1">Repris dans </text:span><text:span text:style-name="T5">La part du Diable</text:span><text:span text:style-name="T1">,</text:span><text:span text:style-name="T3"> </text:span><text:span text:style-name="T1">p. 85-89.</text:span></text:p>
        </text:list-item>
      </text:list>
      <text:list xml:id="list175956355165069" text:continue-list="list175956256066819" text:style-name="WWNum1">
        <text:list-item>
          <text:p text:style-name="P3"><text:span text:style-name="T3">[ddr_1943-12-10vp]</text:span><text:span text:style-name="T1"> « Nous sommes tous coupables », </text:span><text:span text:style-name="T6">La Vie protestante</text:span><text:span text:style-name="T3">,</text:span><text:span text:style-name="T6"> </text:span><text:span text:style-name="T1">Genève, 10 décembre 1943.</text:span></text:p>
          <text:list>
            <text:list-item>
              <text:p text:style-name="P3"><text:span text:style-name="T1">Les tours du Diable IX.</text:span></text:p>
            </text:list-item>
          </text:list>
        </text:list-item>
      </text:list>
      <text:list xml:id="list431016486" text:style-name="WWNum227">
        <text:list-item>
          <text:p text:style-name="P113"><text:span text:style-name="T1">Repris dans </text:span><text:span text:style-name="T5">La part du Diable</text:span><text:span text:style-name="T1">,</text:span><text:span text:style-name="T3"> </text:span><text:span text:style-name="T1">p. 80-84.</text:span></text:p>
        </text:list-item>
      </text:list>
      <text:list xml:id="list175957130585242" text:continue-list="list175956355165069" text:style-name="WWNum1">
        <text:list-item>
          <text:p text:style-name="P3"><text:soft-page-break/><text:span text:style-name="T3">[ddr_1943-12-17vp]</text:span><text:span text:style-name="T1"> « Le Diable homme du monde », </text:span><text:span text:style-name="T6">La Vie protestante</text:span><text:span text:style-name="T3">,</text:span><text:span text:style-name="T6"> </text:span><text:span text:style-name="T1">Genève, 17 décembre 1943.</text:span></text:p>
          <text:list>
            <text:list-item>
              <text:p text:style-name="P3"><text:span text:style-name="T1">Les tours du Diable X.</text:span></text:p>
            </text:list-item>
          </text:list>
        </text:list-item>
      </text:list>
      <text:list xml:id="list3451340661" text:style-name="WWNum226">
        <text:list-item>
          <text:p text:style-name="P114"><text:span text:style-name="T1">Repris dans </text:span><text:span text:style-name="T5">La part du Diable</text:span><text:span text:style-name="T1">,</text:span><text:span text:style-name="T3"> </text:span><text:span text:style-name="T1">p. 119-120.</text:span></text:p>
        </text:list-item>
      </text:list>
      <text:list xml:id="list175955968005296" text:continue-list="list175957130585242" text:style-name="WWNum1">
        <text:list-item>
          <text:p text:style-name="P3"><text:span text:style-name="T3">[ddr_1943-12-24vp]</text:span><text:span text:style-name="T1"> « Le Diable dans nos dieux », </text:span><text:span text:style-name="T6">La Vie protestante</text:span><text:span text:style-name="T3">,</text:span><text:span text:style-name="T6"> </text:span><text:span text:style-name="T1">Genève, 24 décembre 1943.</text:span></text:p>
          <text:list>
            <text:list-item>
              <text:p text:style-name="P3"><text:span text:style-name="T1">Les tours du Diable XI.</text:span></text:p>
            </text:list-item>
          </text:list>
        </text:list-item>
      </text:list>
      <text:list xml:id="list2102820945" text:style-name="WWNum225">
        <text:list-item>
          <text:p text:style-name="P115"><text:span text:style-name="T1">Repris dans </text:span><text:span text:style-name="T5">La part du Diable</text:span><text:span text:style-name="T1">,</text:span><text:span text:style-name="T3"> </text:span><text:span text:style-name="T1">p. 111-112.</text:span></text:p>
        </text:list-item>
      </text:list>
      <text:list xml:id="list175957408287359" text:continue-list="list175955968005296" text:style-name="WWNum1">
        <text:list-item>
          <text:p text:style-name="P3"><text:span text:style-name="T94">[ddr_1943_preface-ramuz-end-all-men] </text:span><text:span text:style-name="T85">Préface à </text:span><text:span text:style-name="T91">The End of All Men</text:span><text:span text:style-name="T94"> de Ramuz, </text:span><text:span text:style-name="T85">New York, Pantheon, 1943, p. VII-XVI.</text:span></text:p>
        </text:list-item>
      </text:list>
      <text:list xml:id="list1463755028" text:style-name="WWNum222">
        <text:list-item>
          <text:p text:style-name="P116"><text:span text:style-name="T1">Rééd.,</text:span><text:span text:style-name="T28"> « Préface à la traduction américaine de </text:span><text:span text:style-name="T15">Présence de la mort</text:span><text:span text:style-name="T28"> », </text:span><text:span text:style-name="T15">Cahiers de l'Alliance culturelle romande</text:span><text:span text:style-name="T28">, Genève, n° 24(septembre 1978), p. 32-35. </text:span></text:p>
        </text:list-item>
      </text:list>
      <text:list xml:id="list175956863042223" text:continue-list="list175957408287359" text:style-name="WWNum1">
        <text:list-item>
          <text:p text:style-name="P3"><text:span text:style-name="T3">[ddr_1944-02font]</text:span><text:span text:style-name="T1"> « Le peuple se révèle dans son malheur », </text:span><text:span text:style-name="T6">Fontaine</text:span><text:span text:style-name="T3">, </text:span><text:span text:style-name="T1">n° 33(février 1944), p. 353-354. </text:span></text:p>
        </text:list-item>
      </text:list>
      <text:list xml:id="list493640691" text:style-name="WWNum219">
        <text:list-item>
          <text:p text:style-name="P117"><text:span text:style-name="T1">Repris dans </text:span><text:span text:style-name="T5">Journal des deux mondes</text:span><text:span text:style-name="T1">, p. 204-207, et dans </text:span><text:span text:style-name="T5">Journal d'une époque</text:span><text:span text:style-name="T1">, p. 549-550.</text:span></text:p>
        </text:list-item>
      </text:list>
      <text:list xml:id="list175955624481006" text:continue-list="list175956863042223" text:style-name="WWNum1">
        <text:list-item>
          <text:p text:style-name="P3"><text:span text:style-name="T3">[ddr_1944hems]</text:span><text:span text:style-name="T28"> « Ars prophetica ou D'un langage qui ne veut pas être clair », </text:span><text:span text:style-name="T15">Hémisphères : revue franco-américaine de poésie</text:span><text:span text:style-name="T28">, New-York, n° 4(hiver 1944), p. 3-9.</text:span></text:p>
        </text:list-item>
      </text:list>
      <text:list xml:id="list659990337" text:style-name="WWNum220">
        <text:list-item>
          <text:p text:style-name="P118"><text:span text:style-name="T1">Repris dans </text:span><text:span text:style-name="T5">Doctrine fabuleuse</text:span><text:span text:style-name="T1">,</text:span><text:span text:style-name="T5"> </text:span><text:span text:style-name="T1">p. 33-43.</text:span></text:p>
        </text:list-item>
      </text:list>
      <text:list xml:id="list175956736483575" text:continue-list="list175955624481006" text:style-name="WWNum1">
        <text:list-item>
          <text:p text:style-name="P3"><text:span text:style-name="T3">[ddr_1944-10ml]</text:span><text:span text:style-name="T1"> « L'attitude personnaliste », </text:span><text:span text:style-name="T6">Le Monde libre</text:span><text:span text:style-name="T3">,</text:span><text:span text:style-name="T6"> </text:span><text:span text:style-name="T1">New York, Montréal, vol. </text:span><text:span text:style-name="T101">II,</text:span><text:span text:style-name="T1"> n° 3</text:span><text:span text:style-name="T101">(octobre </text:span><text:span text:style-name="T1">1944), p. 69-72.</text:span></text:p>
        </text:list-item>
        <text:list-item>
          <text:p text:style-name="P3"><text:span text:style-name="T94">[ddr_1944-10tom] </text:span><text:span text:style-name="T85">« The case for political psychology », </text:span><text:span text:style-name="T91">Tomorrow</text:span><text:span text:style-name="T94">,</text:span><text:span text:style-name="T91"> </text:span><text:span text:style-name="T85">New York, vol. IV, n° 2(octobre 1944).</text:span></text:p>
        </text:list-item>
        <text:list-item>
          <text:p text:style-name="P3"><text:span text:style-name="T3">[ddr_1944-10arche] </text:span><text:span text:style-name="T36">« Quelle guerre cruelle », </text:span><text:span text:style-name="T41">L'Arche</text:span><text:span text:style-name="T43">,</text:span><text:span text:style-name="T41"> </text:span><text:span text:style-name="T36">Alger, n° 6(octobre-novembre 1944), p. 69-78.</text:span></text:p>
        </text:list-item>
        <text:list-item>
          <text:p text:style-name="P3"><text:span text:style-name="T3">[ddr_1944-11sem]</text:span><text:span text:style-name="T1"> « Luther-Hitler », </text:span><text:span text:style-name="T6">Le Semeur</text:span><text:span text:style-name="T3">,</text:span><text:span text:style-name="T6"> </text:span><text:span text:style-name="T1">Paris, novembre 1944, p. 63-65.</text:span></text:p>
        </text:list-item>
        <text:list-item>
          <text:p text:style-name="P3"><text:span text:style-name="T94">[ddr_1944-12view] </text:span><text:span text:style-name="T85">« Tie the Gordian Knot Again », trad. anglaise, par Harold Roditi, </text:span><text:span text:style-name="T91">View</text:span><text:span text:style-name="T94">,</text:span><text:span text:style-name="T91"> </text:span><text:span text:style-name="T85">New York, n° 4(décembre 1944), p. 118-119.</text:span></text:p>
        </text:list-item>
      </text:list>
      <text:list xml:id="list1593348536" text:style-name="WWNum336">
        <text:list-item>
          <text:list>
            <text:list-item>
              <text:p text:style-name="P119"><text:span text:style-name="T1">Éd. française, « Le Nœud gordien renoué », </text:span><text:span text:style-name="T6">Présence</text:span><text:span text:style-name="T3">,</text:span><text:span text:style-name="T6"> </text:span><text:span text:style-name="T1">Lausanne, Genève, n° 1(avril 1946), p. 45-48.</text:span></text:p>
            </text:list-item>
            <text:list-item>
              <text:p text:style-name="P119"><text:span text:style-name="T53">Trad. allemande, par Emma v. Pelet, « Der neu geknüpfte gordische Knoten », </text:span><text:span text:style-name="T49">Antaios</text:span><text:span text:style-name="T53">, Stuttgart, Bd. 1, n° 4(1959/1960), p. 393-396.</text:span></text:p>
            </text:list-item>
            <text:list-item>
              <text:p text:style-name="P119"><text:span text:style-name="T1">Repris dans </text:span><text:span text:style-name="T5">Doctrine fabuleuse</text:span><text:span text:style-name="T1">, p. 93-97.</text:span></text:p>
            </text:list-item>
          </text:list>
        </text:list-item>
      </text:list>
      <text:list xml:id="list175956926157824" text:continue-list="list175956736483575" text:style-name="WWNum1">
        <text:list-item>
          <text:p text:style-name="P3"><text:span text:style-name="T3">[ddr_1945hems]</text:span><text:span text:style-name="T1"> « Présentation du tarot », </text:span><text:span text:style-name="T15">Hémisphères : revue franco-américaine de poésie</text:span><text:span text:style-name="T3">, </text:span><text:span text:style-name="T1">New York, n° 5(printemps 1945), p. 31-43.</text:span></text:p>
        </text:list-item>
        <text:list-item>
          <text:p text:style-name="P3"><text:span text:style-name="T3">[ddr_1945-01-01choix]</text:span><text:span text:style-name="T179"> « Le diable en chemise brune », </text:span><text:span text:style-name="T173">Choix</text:span><text:span text:style-name="T179">, n° 2(1</text:span><text:span text:style-name="T189">er</text:span><text:span text:style-name="T179"> janvier 1945).</text:span></text:p>
        </text:list-item>
      </text:list>
      <text:list xml:id="list934337257" text:style-name="WWNum218">
        <text:list-item>
          <text:p text:style-name="P120"><text:span text:style-name="T179">Repris de </text:span><text:span text:style-name="T173">La Part du diable</text:span><text:span text:style-name="T179">.</text:span></text:p>
        </text:list-item>
      </text:list>
      <text:list xml:id="list175956047414281" text:continue-list="list175956926157824" text:style-name="WWNum1">
        <text:list-item>
          <text:p text:style-name="P3"><text:span text:style-name="T94">[ddr_1945-03-03srl] </text:span><text:span text:style-name="T85">« Portrait », </text:span><text:span text:style-name="T91">The Saturday Review of Literature</text:span><text:span text:style-name="T94">,</text:span><text:span text:style-name="T91"> </text:span><text:span text:style-name="T94">v</text:span><text:span text:style-name="T85">ol. XVIII(3 mars 1945), p. 16.</text:span></text:p>
        </text:list-item>
        <text:list-item>
          <text:p text:style-name="P3"><text:span text:style-name="T3">[ddr_1945-03sem]</text:span><text:span text:style-name="T1"> « La responsabilité culturelle de l'Eglise », </text:span><text:span text:style-name="T5">Le Semeur</text:span><text:span text:style-name="T1">, Paris, n° 5(mars 1945), p. 17-25.</text:span></text:p>
        </text:list-item>
        <text:list-item>
          <text:p text:style-name="P3"><text:span text:style-name="T3">[ddr_1945-08-16fig]</text:span><text:span text:style-name="T1"> « Le mensonge allemand », </text:span><text:span text:style-name="T6">Le Figaro</text:span><text:span text:style-name="T1">, n° 312(16 août 1945).</text:span></text:p>
        </text:list-item>
      </text:list>
      <text:list xml:id="list3203999488" text:style-name="WWNum217">
        <text:list-item>
          <text:p text:style-name="P121"><text:span text:style-name="T1">Repris dans </text:span><text:span text:style-name="T5">Journal des deux mondes</text:span><text:span text:style-name="T1">, p. 217-219, puis dans </text:span><text:span text:style-name="T5">Journal d'une époque</text:span><text:span text:style-name="T1">, p. 559-560.</text:span></text:p>
        </text:list-item>
      </text:list>
      <text:list xml:id="list175955935247635" text:continue-list="list175956047414281" text:style-name="WWNum1">
        <text:list-item>
          <text:p text:style-name="P3"><text:span text:style-name="T3">[ddr_1945-08-22fig]</text:span><text:span text:style-name="T1"> « Un climat tempéré », </text:span><text:span text:style-name="T6">Le Figaro</text:span><text:span text:style-name="T1">, n° 316(22 août 1945), p. 1.</text:span></text:p>
        </text:list-item>
      </text:list>
      <text:list xml:id="list2672776911" text:style-name="WWNum216">
        <text:list-item>
          <text:p text:style-name="P122"><text:soft-page-break/><text:span text:style-name="T1">Repris dans </text:span><text:span text:style-name="T5">Journal des deux mondes</text:span><text:span text:style-name="T1">, p. 167-169, puis dans </text:span><text:span text:style-name="T5">Journal d'une époque</text:span><text:span text:style-name="T1">, p. 517-518.</text:span></text:p>
        </text:list-item>
      </text:list>
      <text:list xml:id="list175957474869347" text:continue-list="list175955935247635" text:style-name="WWNum1">
        <text:list-item>
          <text:p text:style-name="P3"><text:span text:style-name="T3">[ddr_1945-09-05fig]</text:span><text:span text:style-name="T1"> « La guerre est morte », </text:span><text:span text:style-name="T6">Le Figaro</text:span><text:span text:style-name="T1">, n° 329(5 septembre 1945), p. 1.</text:span></text:p>
        </text:list-item>
      </text:list>
      <text:list xml:id="list944714250" text:style-name="WWNum215">
        <text:list-item>
          <text:p text:style-name="P123"><text:span text:style-name="T1">Rééd., </text:span><text:span text:style-name="T6">Pour </text:span><text:span text:style-name="T10">la </text:span><text:span text:style-name="T6">Victoire</text:span><text:span text:style-name="T3">,</text:span><text:span text:style-name="T6"> </text:span><text:span text:style-name="T1">New York, n° 11(16 mars 1946), p. 1 et 2.</text:span></text:p>
        </text:list-item>
        <text:list-item>
          <text:p text:style-name="P123"><text:span text:style-name="T1">Repris dans </text:span><text:span text:style-name="T5">Lettres sur la bombe atomique</text:span><text:span text:style-name="T1">, p…</text:span></text:p>
        </text:list-item>
      </text:list>
      <text:list xml:id="list175957554324742" text:continue-list="list175957474869347" text:style-name="WWNum1">
        <text:list-item>
          <text:p text:style-name="P3"><text:span text:style-name="T3">[ddr_1945aq]</text:span><text:span text:style-name="T1"> « Kierkegaard's irony », </text:span><text:span text:style-name="T6">Arizona Quarterly</text:span><text:span text:style-name="T3">,</text:span><text:span text:style-name="T6"> </text:span><text:span text:style-name="T1">vol. </text:span><text:span text:style-name="T85">I, n° 2(1945), p. 4-6.</text:span></text:p>
        </text:list-item>
        <text:list-item>
          <text:p text:style-name="P3"><text:span text:style-name="T3">[ddr_1945-10-11fig]</text:span><text:span text:style-name="T1"> « Le dernier des Mohicans », </text:span><text:span text:style-name="T6">Le Figaro</text:span><text:span text:style-name="T1">, n° 360(11 octobre 1945), p. 1.</text:span></text:p>
        </text:list-item>
      </text:list>
      <text:list xml:id="list2043071389" text:style-name="WWNum214">
        <text:list-item>
          <text:p text:style-name="P124"><text:span text:style-name="T1">Repris dans </text:span><text:span text:style-name="T5">Journal des deux mondes</text:span><text:span text:style-name="T1">, p. 212-215, et dans </text:span><text:span text:style-name="T5">Journal d'une époque</text:span><text:span text:style-name="T1">, p. 555-557.</text:span></text:p>
        </text:list-item>
      </text:list>
      <text:list xml:id="list175957492295184" text:continue-list="list175957554324742" text:style-name="WWNum1">
        <text:list-item>
          <text:p text:style-name="P3"><text:span text:style-name="T3">[ddr_1945-10-19carf]</text:span><text:span text:style-name="T179"> « L'Amérique de la vie quotidienne », </text:span><text:span text:style-name="T173">Carrefour</text:span><text:span text:style-name="T179">, n° 61(19 octobre 1945), p. 1.</text:span></text:p>
        </text:list-item>
      </text:list>
      <text:list xml:id="list1118072261" text:style-name="WWNum213">
        <text:list-item>
          <text:p text:style-name="P125"><text:span text:style-name="T179">Repris dans </text:span><text:span text:style-name="T173">Vivre en Amérique</text:span><text:span text:style-name="T179">, p. 11-18.</text:span></text:p>
        </text:list-item>
      </text:list>
      <text:list xml:id="list175955998453103" text:continue-list="list175957492295184" text:style-name="WWNum1">
        <text:list-item>
          <text:p text:style-name="P3"><text:span text:style-name="T3">[ddr_1945-11-08fig]</text:span><text:span text:style-name="T1"> « Le savant et le général », </text:span><text:span text:style-name="T6">Le Figaro</text:span><text:span text:style-name="T1">, n° 385(8 novembre 1945).</text:span></text:p>
        </text:list-item>
        <text:list-item>
          <text:p text:style-name="P3"><text:span text:style-name="T3">[ddr_1945-11-09carf]</text:span><text:span text:style-name="T1"> « Le rêve américain », </text:span><text:span text:style-name="T6">Carrefour</text:span><text:span text:style-name="T1">, 9 novembre 1945. p. 3.</text:span></text:p>
        </text:list-item>
      </text:list>
      <text:list xml:id="list5410251" text:style-name="WWNum212">
        <text:list-item>
          <text:p text:style-name="P126"><text:span text:style-name="T1">Repris dans </text:span><text:span text:style-name="T5">Vivre en Amérique</text:span><text:span text:style-name="T1">, p. 21-28.</text:span></text:p>
        </text:list-item>
      </text:list>
      <text:list xml:id="list175957218070744" text:continue-list="list175955998453103" text:style-name="WWNum1">
        <text:list-item>
          <text:p text:style-name="P3"><text:span text:style-name="T3">[ddr_1945-12-13carf]</text:span><text:span text:style-name="T1"> « Hollywood n'a plus d'idées », </text:span><text:span text:style-name="T6">Carrefour</text:span><text:span text:style-name="T1">, 13 décembre 1945, p. 7.</text:span></text:p>
        </text:list-item>
        <text:list-item>
          <text:p text:style-name="P3"><text:span text:style-name="T94">[ddr_1945-12-20carf]</text:span><text:span text:style-name="T85"> « Noël à New York. </text:span><text:span text:style-name="T1">Les enfants américains réclament des bombes atomiques », </text:span><text:span text:style-name="T6">Carrefour</text:span><text:span text:style-name="T1">, 20 décembre 1945, p. 4.</text:span></text:p>
        </text:list-item>
        <text:list-item>
          <text:p text:style-name="P3"><text:span text:style-name="T3">[ddr_1945-12-21fig]</text:span><text:span text:style-name="T1"> « Les résultats de la guerre », </text:span><text:span text:style-name="T6">Le Figaro</text:span><text:span text:style-name="T1">, n° 423(21 décembre 1945).</text:span></text:p>
        </text:list-item>
        <text:list-item>
          <text:p text:style-name="P3"><text:span text:style-name="T3">[ddr_1945-12-26fig]</text:span><text:span text:style-name="T1"> « Un salon atomique », </text:span><text:span text:style-name="T6">Le Figaro</text:span><text:span text:style-name="T3">, </text:span><text:span text:style-name="T1">n° 427(26 décembre 1945).</text:span></text:p>
        </text:list-item>
        <text:list-item>
          <text:p text:style-name="P3"><text:span text:style-name="T3">[ddr_1946_hommage-reconnaissance-barth-theologie-litterature]</text:span><text:span text:style-name="T28"> « Théologie et littérature », </text:span><text:span text:style-name="T15">Hommage et reconnaissance : recueil de travaux publiés à l'occasion du soixantième anniversaire de Karl Barth</text:span><text:span text:style-name="T28">, Neuchâtel, Delachaux et Niestlé, 1946, p. 162-167.</text:span></text:p>
        </text:list-item>
      </text:list>
      <text:list xml:id="list1928494176" text:style-name="WWNum197">
        <text:list-item>
          <text:p text:style-name="P127"><text:span text:style-name="T1">Autre éd., </text:span><text:span text:style-name="T6">Les Cahiers protestants</text:span><text:span text:style-name="T3">,</text:span><text:span text:style-name="T6"> </text:span><text:span text:style-name="T1">Lausanne, mars 1946, p. 140-150.</text:span></text:p>
        </text:list-item>
      </text:list>
      <text:list xml:id="list175956466457180" text:continue-list="list175957218070744" text:style-name="WWNum1">
        <text:list-item>
          <text:p text:style-name="P3"><text:span text:style-name="T3">[ddr_1946-03-30figlitt]</text:span><text:span text:style-name="T1"> « Les quatre libertés », </text:span><text:span text:style-name="T21">Le Figaro littéraire</text:span><text:span text:style-name="T35">, n° 2(30 mars 1946), p. 1.</text:span></text:p>
        </text:list-item>
      </text:list>
      <text:list xml:id="list1258825210" text:style-name="WWNum196">
        <text:list-item>
          <text:p text:style-name="P128"><text:span text:style-name="T53">Trad. allemande, par Walter M. Guggenheimer,</text:span><text:span text:style-name="T56"> « </text:span><text:span text:style-name="T44">Die "Vier Freiheiten"», </text:span><text:span text:style-name="T46">Alfred Andersch </text:span><text:span text:style-name="T49">« </text:span><text:span text:style-name="T46">Europäische Avantgarde</text:span><text:span text:style-name="T45"> »</text:span><text:span text:style-name="T53">, Frankfurt a. Main, Verl. der Frankfurter Hefte, 1949, p. 22-31 ;</text:span><text:span text:style-name="T44"> précédé de </text:span><text:span text:style-name="T53">« Die Krankheiten Europas », </text:span><text:span text:style-name="T44">p. 32-34.</text:span></text:p>
        </text:list-item>
      </text:list>
      <text:list xml:id="list175956388155851" text:continue-list="list175956466457180" text:style-name="WWNum1">
        <text:list-item>
          <text:p text:style-name="P3"><text:span text:style-name="T3">[ddr_1946-03-30plv]</text:span><text:span text:style-name="T1"> « La pensée planétaire », </text:span><text:span text:style-name="T6">Pour la Victoire</text:span><text:span text:style-name="T3">,</text:span><text:span text:style-name="T6"> </text:span><text:span text:style-name="T1">New York, n° 13(30 mars 1946), p. 1-2.</text:span></text:p>
        </text:list-item>
      </text:list>
      <text:list xml:id="list735283091" text:style-name="WWNum195">
        <text:list-item>
          <text:p text:style-name="P129"><text:span text:style-name="T1">Autre éd., </text:span><text:span text:style-name="T6">Servir</text:span><text:span text:style-name="T3">,</text:span><text:span text:style-name="T6"> </text:span><text:span text:style-name="T1">Lausanne, n° 22(30 mai 1946), p. 1.</text:span></text:p>
        </text:list-item>
      </text:list>
      <text:list xml:id="list175956599997521" text:continue-list="list175956388155851" text:style-name="WWNum1">
        <text:list-item>
          <text:p text:style-name="P3"><text:span text:style-name="T3">[ddr_1946-04-04carf]</text:span><text:span text:style-name="T1"> « Deux presses, deux méthodes : l'Américain expose, le Français explique », </text:span><text:span text:style-name="T6">Carrefour</text:span><text:span text:style-name="T1">, 4 avril 1946, p. 1.</text:span></text:p>
        </text:list-item>
        <text:list-item>
          <text:p text:style-name="P3"><text:span text:style-name="T3">[ddr_1946-04-20plv]</text:span><text:span text:style-name="T1"> « La paix ou la bombe », </text:span><text:span text:style-name="T6">Pour </text:span><text:span text:style-name="T10">la </text:span><text:span text:style-name="T6">Victoire</text:span><text:span text:style-name="T3">,</text:span><text:span text:style-name="T6"> </text:span><text:span text:style-name="T1">New York, n° 16(20 avril 1946), p. 1-2. </text:span></text:p>
        </text:list-item>
      </text:list>
      <text:list xml:id="list1822863107" text:style-name="WWNum194">
        <text:list-item>
          <text:p text:style-name="P130"><text:span text:style-name="T1">Dialogues sur la bombe atomique.</text:span></text:p>
        </text:list-item>
      </text:list>
      <text:list xml:id="list175956188748069" text:continue-list="list175956599997521" text:style-name="WWNum1">
        <text:list-item>
          <text:p text:style-name="P3"><text:span text:style-name="T3">[ddr_1946-04-23fig]</text:span><text:span text:style-name="T1"> « Pour la suppression des visas », </text:span><text:span text:style-name="T6">Le Figaro</text:span><text:span text:style-name="T1">, 23 avril 1946. </text:span></text:p>
        </text:list-item>
      </text:list>
      <text:list xml:id="list1885495127" text:style-name="WWNum190">
        <text:list-item>
          <text:p text:style-name="P131"><text:span text:style-name="T1">Repris dans </text:span><text:span text:style-name="T5">Journal des deux mondes</text:span><text:span text:style-name="T1">, p. 235-238, et dans </text:span><text:span text:style-name="T5">Journal d'une époque</text:span><text:span text:style-name="T1">, p. 581-583.</text:span></text:p>
        </text:list-item>
      </text:list>
      <text:list xml:id="list175957229986816" text:continue-list="list175956188748069" text:style-name="WWNum1">
        <text:list-item>
          <text:p text:style-name="P3"><text:soft-page-break/><text:span text:style-name="T3">[ddr_1946-04-27plv]</text:span><text:span text:style-name="T1"> « Post-scriptum », </text:span><text:span text:style-name="T6">Pour la Victoire</text:span><text:span text:style-name="T3">,</text:span><text:span text:style-name="T6"> </text:span><text:span text:style-name="T1">New York, n° 17(27 avril 1946), p. 1-2.</text:span></text:p>
        </text:list-item>
      </text:list>
      <text:list xml:id="list242495925" text:style-name="WWNum193">
        <text:list-item>
          <text:p text:style-name="P132"><text:span text:style-name="T134">Autre éd., </text:span><text:span text:style-name="T135">Combat</text:span><text:span text:style-name="T134">, Paris, n° 610(24 mai 1946), p. 1.</text:span></text:p>
        </text:list-item>
        <text:list-item>
          <text:p text:style-name="P132"><text:span text:style-name="T1">Sur-titré : « La bombe atomique : V ». </text:span></text:p>
        </text:list-item>
        <text:list-item>
          <text:p text:style-name="P132"><text:span text:style-name="T134">URL : </text:span><text:a xlink:type="simple" xlink:href="http://gallica.bnf.fr/ark:/12148/bpt6k4749111h/f1.item" text:style-name="ListLabel_20_386" text:visited-style-name="ListLabel_20_386"><text:span text:style-name="Internet_20_link"><text:span text:style-name="T134">http://gallica.bnf.fr/ark:/12148/bpt6k4749111h/f1.item</text:span></text:span></text:a><text:span text:style-name="T134"> </text:span></text:p>
        </text:list-item>
        <text:list-item>
          <text:p text:style-name="P132"><text:span text:style-name="T1">Repris dans </text:span><text:span text:style-name="T5">Lettres sur la bombe atomique</text:span><text:span text:style-name="T1">.</text:span></text:p>
        </text:list-item>
      </text:list>
      <text:list xml:id="list175956916442703" text:continue-list="list175957229986816" text:style-name="WWNum1">
        <text:list-item>
          <text:p text:style-name="P3"><text:span text:style-name="T3">[ddr_1946-05-04plv]</text:span><text:span text:style-name="T1"> « Faut-il rentrer ? », </text:span><text:span text:style-name="T6">Pour la Victoire</text:span><text:span text:style-name="T3">,</text:span><text:span text:style-name="T6"> </text:span><text:span text:style-name="T1">New York, n° 18(4 mai 1946), p. 1-2.</text:span></text:p>
        </text:list-item>
        <text:list-item>
          <text:p text:style-name="P331"><text:span text:style-name="T107">[ddr_1946-05-04glaus] </text:span><text:span text:style-name="T109">Entretien, propos recueillis par C.-P. B., « Monsieur Denis de Rougemont, de passage en Europe, nous dit… », </text:span><text:span text:style-name="T115">Gazette de Lausanne</text:span><text:span text:style-name="T109">, n° 105(4 mai 1946), p. 3.</text:span></text:p>
        </text:list-item>
      </text:list>
      <text:list xml:id="list175955794659410" text:continue-list="list1593348536" text:style-name="WWNum336">
        <text:list-item>
          <text:list>
            <text:list-item>
              <text:p text:style-name="P337"><text:span text:style-name="T109">URL : </text:span><text:a xlink:type="simple" xlink:href="http://letempsarchives.ch/page/GDL_1946_05_04/3" text:style-name="ListLabel_20_379" text:visited-style-name="ListLabel_20_379"><text:span text:style-name="Internet_20_link"><text:span text:style-name="T109">http://letempsarchives.ch/page/GDL_1946_05_04/3</text:span></text:span></text:a></text:p>
            </text:list-item>
          </text:list>
        </text:list-item>
      </text:list>
      <text:list xml:id="list175957338691360" text:continue-list="list175956916442703" text:style-name="WWNum1">
        <text:list-item>
          <text:p text:style-name="P3"><text:span text:style-name="T3">[ddr_1946-05-10fan]</text:span><text:span text:style-name="T1"> « De retour à Neuchâtel, Denis de Rougemont nous parle de ses impressions et de ses projets », </text:span><text:span text:style-name="T6">Feuille d'Avis de Neuchâtel</text:span><text:span text:style-name="T3">, </text:span><text:span text:style-name="T1">10 mai 1946, p. 1 et 7.</text:span></text:p>
        </text:list-item>
        <text:list-item>
          <text:p text:style-name="P3"><text:span text:style-name="T3">[ddr_1946-05-11figlitt]</text:span><text:span text:style-name="T1"> « Conseils à un Français pour vivre en Amérique », </text:span><text:span text:style-name="T21">Le Figaro littéraire</text:span><text:span text:style-name="T35">, n° 8(</text:span><text:span text:style-name="T1">11 mai 1946).</text:span></text:p>
        </text:list-item>
        <text:list-item>
          <text:p text:style-name="P3"><text:span text:style-name="T3">[ddr_1946-05-11jg]</text:span><text:span text:style-name="T1"> « Journal d'un retour » I, </text:span><text:span text:style-name="T6">Journal de Genève</text:span><text:span text:style-name="T3">, n° 111(11-</text:span><text:span text:style-name="T1">12 mai 1946), p. 3 ; II, n° 117(18-19 mai 1946), p. 3.</text:span></text:p>
        </text:list-item>
      </text:list>
      <text:list xml:id="list2498715120" text:style-name="WWNum199">
        <text:list-item>
          <text:p text:style-name="P133"><text:span text:style-name="T1">URL :</text:span></text:p>
        </text:list-item>
      </text:list>
      <text:list xml:id="list4130570047" text:style-name="WWNum200">
        <text:list-item>
          <text:p text:style-name="P134"><text:bookmark-start text:name="_Hlk499123291"/><text:a xlink:type="simple" xlink:href="http://www.letempsarchives.ch/page/JDG_1946_05_11/2" text:style-name="ListLabel_20_374" text:visited-style-name="ListLabel_20_374"><text:span text:style-name="Internet_20_link"><text:span text:style-name="T1">http://www.letempsarchives.ch/page/JDG_1946_05_11/2</text:span></text:span></text:a><text:bookmark-end text:name="_Hlk499123291"/></text:p>
        </text:list-item>
        <text:list-item>
          <text:p text:style-name="P134"><text:bookmark-start text:name="_Hlk499123296"/><text:a xlink:type="simple" xlink:href="http://www.letempsarchives.ch/page/JDG_1946_05_18/3" text:style-name="ListLabel_20_374" text:visited-style-name="ListLabel_20_374"><text:span text:style-name="Internet_20_link"><text:span text:style-name="T1">http://www.letempsarchives.ch/page/JDG_1946_05_18/3</text:span></text:span></text:a><text:bookmark-end text:name="_Hlk499123296"/></text:p>
        </text:list-item>
      </text:list>
      <text:list xml:id="list175955831370744" text:continue-list="list2498715120" text:style-name="WWNum199">
        <text:list-item>
          <text:p text:style-name="P133"><text:span text:style-name="T1">Repris in </text:span><text:span text:style-name="T5">Journal des deux mondes</text:span><text:span text:style-name="T1">, p. 235-238, puis in </text:span><text:span text:style-name="T5">Journal d'une époque</text:span><text:span text:style-name="T1">, p. 581-583.</text:span></text:p>
        </text:list-item>
      </text:list>
      <text:list xml:id="list175956377145411" text:continue-list="list175957338691360" text:style-name="WWNum1">
        <text:list-item>
          <text:p text:style-name="P3"><text:span text:style-name="T3">[ddr_1946-05-16serv]</text:span><text:span text:style-name="T1"> « Histoire de singes ou deux secrets de l'Europe », </text:span><text:span text:style-name="T6">Servir</text:span><text:span text:style-name="T3">, </text:span><text:span text:style-name="T1">Lausanne, 16 mai 1946.</text:span></text:p>
        </text:list-item>
        <text:list-item>
          <text:p text:style-name="P3"><text:span text:style-name="T3">[ddr_1946-05-16ill]</text:span><text:span text:style-name="T1"> « Selon Denis de Rougemont, le centre de gravité du monde s'est déplacé d'Europe en Amérique », propos recueillis par Georges Gygax, </text:span><text:span text:style-name="T5">L'Illustré</text:span><text:span text:style-name="T1">, </text:span><text:span text:style-name="T78">Lausanne, </text:span><text:span text:style-name="T1">n° 20(16 mai 1946), p. 5 et 23.</text:span></text:p>
          <text:list>
            <text:list-item>
              <text:p text:style-name="P3"><text:span text:style-name="T1">URL : </text:span><text:a xlink:type="simple" xlink:href="https://scriptorium.bcu-lausanne.ch/zoom/192952/view?page=5" text:style-name="ListLabel_20_374" text:visited-style-name="ListLabel_20_374"><text:span text:style-name="Internet_20_link"><text:span text:style-name="T1">https://scriptorium.bcu-lausanne.ch/zoom/192952/view?page=5</text:span></text:span></text:a></text:p>
            </text:list-item>
          </text:list>
        </text:list-item>
        <text:list-item>
          <text:p text:style-name="P3"><text:span text:style-name="T3">[ddr_1946-05-19combat]</text:span><text:span text:style-name="T1"> « Ni secret ni défense », </text:span><text:span text:style-name="T5">Combat</text:span><text:span text:style-name="T1">, n° 606(19-20 mai 1946), p. 1.</text:span></text:p>
        </text:list-item>
      </text:list>
      <text:list xml:id="list3686046367" text:style-name="WWNum325">
        <text:list-item>
          <text:list>
            <text:list-item>
              <text:p text:style-name="P135"><text:span text:style-name="T1">Sur-titré : « La bombe atomique : I ».</text:span></text:p>
            </text:list-item>
            <text:list-item>
              <text:p text:style-name="P135"><text:span text:style-name="T1">Repris dans </text:span><text:span text:style-name="T5">Lettres sur la bombe atomique</text:span><text:span text:style-name="T1">, 1946, p. 49-52.</text:span></text:p>
            </text:list-item>
            <text:list-item>
              <text:p text:style-name="P135"><text:span text:style-name="T1">URL : </text:span><text:a xlink:type="simple" xlink:href="http://gallica.bnf.fr/ark:/12148/bpt6k4749107m/f1.item" text:style-name="ListLabel_20_374" text:visited-style-name="ListLabel_20_374"><text:span text:style-name="Internet_20_link"><text:span text:style-name="T1">http://gallica.bnf.fr/ark:/12148/bpt6k4749107m/f1.item</text:span></text:span></text:a><text:span text:style-name="T1"> </text:span></text:p>
            </text:list-item>
          </text:list>
        </text:list-item>
      </text:list>
      <text:list xml:id="list175956402320220" text:continue-list="list175956377145411" text:style-name="WWNum1">
        <text:list-item>
          <text:p text:style-name="P3"><text:span text:style-name="T3">[ddr_1946-05-21combat]</text:span><text:span text:style-name="T1"> « Paralysie des hommes d'État », </text:span><text:span text:style-name="T5">Combat</text:span><text:span text:style-name="T1">, n° 607(21 mai 1946), p. 1.</text:span></text:p>
        </text:list-item>
      </text:list>
      <text:list xml:id="list1012458486" text:style-name="WWNum326">
        <text:list-item>
          <text:p text:style-name="P136"><text:span text:style-name="T1">Sur-titré : « La bombe atomique : II ».</text:span></text:p>
        </text:list-item>
        <text:list-item>
          <text:p text:style-name="P136"><text:span text:style-name="T1">Repris dans </text:span><text:span text:style-name="T5">Lettres sur la bombe atomique</text:span><text:span text:style-name="T1">, 1946, p. 79-83.</text:span></text:p>
        </text:list-item>
        <text:list-item>
          <text:p text:style-name="P136"><text:span text:style-name="T1">URL : </text:span><text:a xlink:type="simple" xlink:href="http://gallica.bnf.fr/ark:/12148/bpt6k47491081/f1.item" text:style-name="ListLabel_20_374" text:visited-style-name="ListLabel_20_374"><text:span text:style-name="Internet_20_link"><text:span text:style-name="T1">http://gallica.bnf.fr/ark:/12148/bpt6k47491081/f1.item</text:span></text:span></text:a></text:p>
        </text:list-item>
      </text:list>
      <text:list xml:id="list175956016621590" text:continue-list="list175956402320220" text:style-name="WWNum1">
        <text:list-item>
          <text:p text:style-name="P3"><text:span text:style-name="T3">[ddr_1946-05-22combat]</text:span><text:span text:style-name="T1"> « Tous démocrates », </text:span><text:span text:style-name="T5">Combat</text:span><text:span text:style-name="T1">, n° 608(22 mai 1946), p. 1.</text:span></text:p>
        </text:list-item>
      </text:list>
      <text:list xml:id="list67292140" text:style-name="WWNum327">
        <text:list-item>
          <text:p text:style-name="P137"><text:span text:style-name="T1">Sur-titré : « La bombe atomique : III ». </text:span></text:p>
        </text:list-item>
        <text:list-item>
          <text:p text:style-name="P137"><text:span text:style-name="T1">URL : </text:span><text:a xlink:type="simple" xlink:href="http://gallica.bnf.fr/ark:/12148/bpt6k4749109f/f1.item" text:style-name="ListLabel_20_374" text:visited-style-name="ListLabel_20_374"><text:span text:style-name="Internet_20_link"><text:span text:style-name="T1">http://gallica.bnf.fr/ark:/12148/bpt6k4749109f/f1.item</text:span></text:span></text:a></text:p>
        </text:list-item>
        <text:list-item>
          <text:p text:style-name="P137"><text:span text:style-name="T1">Autre éd. ? in </text:span><text:span text:style-name="T5">Pour la Victoire</text:span><text:span text:style-name="T1">, New York, n° 12(23 mars 1946), p. 1 et 2.</text:span></text:p>
        </text:list-item>
        <text:list-item>
          <text:p text:style-name="P137"><text:span text:style-name="T1">Repris dans </text:span><text:span text:style-name="T5">Lettres sur la bombe atomique</text:span><text:span text:style-name="T1">.</text:span></text:p>
        </text:list-item>
      </text:list>
      <text:list xml:id="list175956248402558" text:continue-list="list175956016621590" text:style-name="WWNum1">
        <text:list-item>
          <text:p text:style-name="P3"><text:span text:style-name="T3">[ddr_1946-05-23combat]</text:span><text:span text:style-name="T1"> « Les cochons en uniforme ou le nouveau Déluge », </text:span><text:span text:style-name="T5">Combat</text:span><text:span text:style-name="T1">, n° 609(23 mai 1946), p. 1.</text:span></text:p>
        </text:list-item>
      </text:list>
      <text:list xml:id="list2206899343" text:style-name="WWNum328">
        <text:list-item>
          <text:p text:style-name="P138"><text:span text:style-name="T1">Sur-titré : « La bombe atomique : IV ». </text:span></text:p>
        </text:list-item>
        <text:list-item>
          <text:p text:style-name="P138"><text:span text:style-name="T1">URL : </text:span><text:a xlink:type="simple" xlink:href="http://gallica.bnf.fr/ark:/12148/bpt6k47491103/f1.item" text:style-name="ListLabel_20_374" text:visited-style-name="ListLabel_20_374"><text:span text:style-name="Internet_20_link"><text:span text:style-name="T1">http://gallica.bnf.fr/ark:/12148/bpt6k47491103/f1.item</text:span></text:span></text:a></text:p>
        </text:list-item>
        <text:list-item>
          <text:p text:style-name="P138"><text:soft-page-break/><text:span text:style-name="T44">Trad., « Zwijnen in uniform », </text:span><text:span text:style-name="T46">Internationale Informatie-Eladen</text:span><text:span text:style-name="T54">, </text:span><text:span text:style-name="T44">[Van Vrij Nederla], n° 20(1</text:span><text:span text:style-name="T161">er</text:span><text:span text:style-name="T44"> juin 1946), p. 1.</text:span></text:p>
        </text:list-item>
        <text:list-item>
          <text:p text:style-name="P138"><text:span text:style-name="T1">Repris dans </text:span><text:span text:style-name="T5">Lettres sur la bombe atomique</text:span><text:span text:style-name="T1">. </text:span></text:p>
        </text:list-item>
      </text:list>
      <text:list xml:id="list175957519785308" text:continue-list="list175956248402558" text:style-name="WWNum1">
        <text:list-item>
          <text:p text:style-name="P3"><text:span text:style-name="T3">[ddr_1946-05-23carf]</text:span><text:span text:style-name="T1"> « Une bureaucratie sans ronds-de-cuir », </text:span><text:span text:style-name="T6">Carrefour</text:span><text:span text:style-name="T1">, 23 mai 1946, p. 3.</text:span></text:p>
        </text:list-item>
        <text:list-item>
          <text:p text:style-name="P3"><text:span text:style-name="T3">[ddr_1946-05-30fig]</text:span><text:span text:style-name="T1"> « Les nouveaux aspects du problème allemand », </text:span><text:span text:style-name="T6">Le Figaro</text:span><text:span text:style-name="T1">, 30 mai 1946.</text:span></text:p>
        </text:list-item>
        <text:list-item>
          <text:p text:style-name="P3"><text:span text:style-name="T3">[ddr_1946-06-01ref]</text:span><text:span text:style-name="T1"> « À hauteur d'homme », </text:span><text:span text:style-name="T6">Réforme</text:span><text:span text:style-name="T3">,</text:span><text:span text:style-name="T6"> </text:span><text:span text:style-name="T1">Paris, n° 63(1</text:span><text:span text:style-name="T146">er</text:span><text:span text:style-name="T1"> juin 1946), p. 1.</text:span></text:p>
        </text:list-item>
        <text:list-item>
          <text:p text:style-name="P3"><text:span text:style-name="T3">[ddr_1946-06-04mondes]</text:span><text:span text:style-name="T1"> « Deux lettres sur le gouvernement mondial », </text:span><text:span text:style-name="T6">Mondes</text:span><text:span text:style-name="T3">,</text:span><text:span text:style-name="T6"> </text:span><text:span text:style-name="T1">n° 49(4 juin 1946), p. 1 et 3.</text:span></text:p>
        </text:list-item>
        <text:list-item>
          <text:p text:style-name="P3"><text:span text:style-name="T3">[ddr_1946-06-07tc]</text:span><text:span text:style-name="T1"> « La terre est ronde », </text:span><text:span text:style-name="T6">Témoignage chrétien</text:span><text:span text:style-name="T3">,</text:span><text:span text:style-name="T6"> </text:span><text:span text:style-name="T1">n° 106(7 juin 1946), p. 1.</text:span></text:p>
        </text:list-item>
        <text:list-item>
          <text:p text:style-name="P3"><text:span text:style-name="T3">[ddr_1946-06-29ref]</text:span><text:span text:style-name="T1"> « Deux lettres sur la fin du monde », </text:span><text:span text:style-name="T6">Réforme</text:span><text:span text:style-name="T3">, </text:span><text:span text:style-name="T1">Paris, n° 67(29 juin 1946), p. 1.</text:span></text:p>
        </text:list-item>
      </text:list>
      <text:list xml:id="list3629070923" text:style-name="WWNum208">
        <text:list-item>
          <text:p text:style-name="P139"><text:span text:style-name="T1">Rééd., </text:span><text:span text:style-name="T6">Pour la Victoire</text:span><text:span text:style-name="T3">,</text:span><text:span text:style-name="T6"> </text:span><text:span text:style-name="T1">6 avril 1946.</text:span></text:p>
        </text:list-item>
        <text:list-item>
          <text:p text:style-name="P139"><text:span text:style-name="T1">Extrait des </text:span><text:span text:style-name="T5">Lettres sur la bombe atomique</text:span><text:span text:style-name="T1"> qui paraissaient alors.</text:span></text:p>
        </text:list-item>
      </text:list>
      <text:list xml:id="list175956189315375" text:continue-list="list175957519785308" text:style-name="WWNum1">
        <text:list-item>
          <text:p text:style-name="P3"><text:span text:style-name="T3">[ddr_1946-06-30fig]</text:span><text:span text:style-name="T1"> « Demain la bombe ou la chance d'en finir avec la terre », </text:span><text:span text:style-name="T6">Le Figaro</text:span><text:span text:style-name="T1">, 30 juin 1946.</text:span></text:p>
        </text:list-item>
      </text:list>
      <text:list xml:id="list1416899963" text:style-name="WWNum206">
        <text:list-item>
          <text:p text:style-name="P140"><text:span text:style-name="T1">Repris dans </text:span><text:span text:style-name="T5">Lettres sur la bombe atomique</text:span><text:span text:style-name="T1">.</text:span></text:p>
        </text:list-item>
      </text:list>
      <text:list xml:id="list175957236250609" text:continue-list="list175956189315375" text:style-name="WWNum1">
        <text:list-item>
          <text:p text:style-name="P3"><text:span text:style-name="T3">[ddr_1946-06sem]</text:span><text:span text:style-name="T1"> « Chances d'action du christianisme », </text:span><text:span text:style-name="T6">Le Semeur</text:span><text:span text:style-name="T3">,</text:span><text:span text:style-name="T6"> </text:span><text:span text:style-name="T1">n° 8-9(juin-juillet 1946), p. 654-659.</text:span></text:p>
        </text:list-item>
        <text:list-item>
          <text:p text:style-name="P3"><text:span text:style-name="T3">[ddr_1946-07-02combat]</text:span><text:span text:style-name="T1"> « Bikini bluff »,</text:span><text:span text:style-name="T5"> Combat</text:span><text:span text:style-name="T1">, n° 645(2 juillet 1946), p. 1 et 3. </text:span></text:p>
        </text:list-item>
      </text:list>
      <text:list xml:id="list2458953116" text:style-name="WWNum337">
        <text:list-item>
          <text:p text:style-name="P141"><text:span text:style-name="T1">URL : </text:span><text:a xlink:type="simple" xlink:href="http://gallica.bnf.fr/ark:/12148/bpt6k4749146q/f1.item" text:style-name="ListLabel_20_374" text:visited-style-name="ListLabel_20_374"><text:span text:style-name="Internet_20_link"><text:span text:style-name="T1">http://gallica.bnf.fr/ark:/12148/bpt6k4749146q/f1.item</text:span></text:span></text:a></text:p>
        </text:list-item>
      </text:list>
      <text:list xml:id="list175956774680237" text:continue-list="list175957236250609" text:style-name="WWNum1">
        <text:list-item>
          <text:p text:style-name="P3"><text:span text:style-name="T3">[ddr_1946-07-13figlitt]</text:span><text:span text:style-name="T1"> « Conseils à un Français pour écrire à l'américaine », </text:span><text:span text:style-name="T21">Le Figaro littéraire</text:span><text:span text:style-name="T35">, n° 17(</text:span><text:span text:style-name="T1">13 juillet 1946), p. 1.</text:span></text:p>
        </text:list-item>
        <text:list-item>
          <text:p text:style-name="P3"><text:span text:style-name="T3">[ddr_1946-07-19figlitt]</text:span><text:span text:style-name="T1"> « L'Américain croit à la vie, le Français aux raisons de vivre », </text:span><text:span text:style-name="T6">Temps présent</text:span><text:span text:style-name="T3">, </text:span><text:span text:style-name="T1">n° 100(19 juillet 1946), p. </text:span><text:span text:style-name="T101">1.</text:span></text:p>
        </text:list-item>
        <text:list-item>
          <text:p text:style-name="P3"><text:span text:style-name="T67">[ddr_1946-07sur]</text:span><text:span text:style-name="T60"> « Cartas sobre la bomba atomica », </text:span><text:span text:style-name="T66">Sur</text:span><text:span text:style-name="T67">,</text:span><text:span text:style-name="T66"> </text:span><text:span text:style-name="T60">Buenos Aires, n° 141(juillet 1946), p. 54-81 ; n° 142(août 1946), p. 64-88.</text:span></text:p>
        </text:list-item>
      </text:list>
      <text:list xml:id="list3538941250" text:style-name="WWNum205">
        <text:list-item>
          <text:p text:style-name="P142"><text:span text:style-name="T61">Accessible via : </text:span><text:a xlink:type="simple" xlink:href="http://catalogo.bn.gov.ar/F/?func=direct&amp;doc_number=001218322&amp;local_base=GENER" text:style-name="ListLabel_20_381" text:visited-style-name="ListLabel_20_381"><text:span text:style-name="Internet_20_link"><text:span text:style-name="T61">http://catalogo.bn.gov.ar/F/?func=direct&amp;doc_number=001218322&amp;local_base=GENER</text:span></text:span></text:a></text:p>
        </text:list-item>
        <text:list-item>
          <text:p text:style-name="P142"><text:span text:style-name="T1">Repris dans </text:span><text:span text:style-name="T5">Lettres sur la bombe atomique</text:span><text:span text:style-name="T1">.</text:span><text:bookmark text:name="_Hlk499123192"/></text:p>
        </text:list-item>
      </text:list>
      <text:list xml:id="list175956902396210" text:continue-list="list175956774680237" text:style-name="WWNum1">
        <text:list-item>
          <text:p text:style-name="P3"><text:span text:style-name="T3">[ddr_1946-08espr]</text:span><text:span text:style-name="T1"> « [« Problème nouveau, problème éternel », réponse à l'enquête « Monde chrétien et monde moderne »] », </text:span><text:span text:style-name="T6">Esprit</text:span><text:span text:style-name="T1">, n° 8-9(août-septembre 1946), p. 188-189.</text:span></text:p>
        </text:list-item>
        <text:list-item>
          <text:p text:style-name="P3"><text:span text:style-name="T3">[ddr_1946-08suic]</text:span><text:span text:style-name="T1"> « Mémoire de l'Europe (écrit en Amérique, en 1943) », </text:span><text:span text:style-name="T5">Suisse contemporaine</text:span><text:span text:style-name="T1">, n° 8-9(août-septembre 1946), p. 824.</text:span></text:p>
        </text:list-item>
      </text:list>
      <text:list xml:id="list3606715415" text:style-name="WWNum209">
        <text:list-item>
          <text:p text:style-name="P143"><text:span text:style-name="T60">Rééd., </text:span><text:span text:style-name="T168">« Mémoire de L'Europe », </text:span><text:span text:style-name="T169">Historia y pensamiento : homenaje a Luis Díez del Corral ofrecido por la Universidad Complutense</text:span><text:span text:style-name="T168">, coord. </text:span><text:span text:style-name="T167">Luis Díez del Corral, Madrid, Eudema, 1987, 2 vol., ISBN 8477540071, p. 395-398.</text:span></text:p>
        </text:list-item>
      </text:list>
      <text:list xml:id="list175955751235779" text:continue-list="list175956902396210" text:style-name="WWNum1">
        <text:list-item>
          <text:p text:style-name="P3"><text:span text:style-name="T3">[ddr_1946-12rpar]</text:span><text:span text:style-name="T1"> « Tableaux américains », </text:span><text:span text:style-name="T6">Revue de Paris</text:span><text:span text:style-name="T3">, </text:span><text:span text:style-name="T1">n° 12(décembre 1946), p. 51-62.</text:span></text:p>
        </text:list-item>
      </text:list>
      <text:list xml:id="list1155601707" text:style-name="WWNum339">
        <text:list-item>
          <text:p text:style-name="P144"><text:span text:style-name="T1">URL : </text:span><text:a xlink:type="simple" xlink:href="http://gallica.bnf.fr/ark:/12148/bpt6k177839/f49.image" text:style-name="ListLabel_20_374" text:visited-style-name="ListLabel_20_374"><text:span text:style-name="Internet_20_link"><text:span text:style-name="T1">http://gallica.bnf.fr/ark:/12148/bpt6k177839/f49.image</text:span></text:span></text:a></text:p>
        </text:list-item>
        <text:list-item>
          <text:p text:style-name="P144"><text:span text:style-name="T1">Contient : « New York alpestre », « Sortie de Manhattan », « Manhattan – suite », « Beekman Place », « Slums », « Cohoes », « Souvenir d'un orage en Virginie », « La route américaine » ; fragments non datés.</text:span></text:p>
        </text:list-item>
        <text:list-item>
          <text:p text:style-name="P144"><text:span text:style-name="T1">Éd. part., « New York alpestre », </text:span><text:span text:style-name="T6">Gazette de Lausanne</text:span><text:span text:style-name="T3">, n° 44(</text:span><text:span text:style-name="T1">14 février </text:span><text:soft-page-break/><text:span text:style-name="T1">1941), p. 1.</text:span></text:p>
        </text:list-item>
      </text:list>
      <text:list xml:id="list175956347065306" text:continue-list="list175955794659410" text:style-name="WWNum336">
        <text:list-item>
          <text:list>
            <text:list-item>
              <text:list>
                <text:list-item>
                  <text:p text:style-name="P119"><text:span text:style-name="T1">URL : </text:span><text:a xlink:type="simple" xlink:href="http://letempsarchives.ch/page/GDL_1941_02_14/1" text:style-name="ListLabel_20_374" text:visited-style-name="ListLabel_20_374"><text:span text:style-name="Internet_20_link"><text:span text:style-name="T1">http://letempsarchives.ch/page/GDL_1941_02_14/1</text:span></text:span></text:a></text:p>
                </text:list-item>
              </text:list>
            </text:list-item>
          </text:list>
        </text:list-item>
      </text:list>
      <text:list xml:id="list175956272505196" text:continue-list="list1155601707" text:style-name="WWNum339">
        <text:list-item>
          <text:p text:style-name="P144"><text:span text:style-name="T1">Éd. part., « La route américaine », </text:span><text:span text:style-name="T6">Gazette de Lausanne</text:span><text:span text:style-name="T3">, n° 48(</text:span><text:span text:style-name="T1">18 février 1941), p. 1.</text:span></text:p>
        </text:list-item>
      </text:list>
      <text:list xml:id="list175957061347431" text:continue-list="list175956347065306" text:style-name="WWNum336">
        <text:list-item>
          <text:list>
            <text:list-item>
              <text:list>
                <text:list-item>
                  <text:p text:style-name="P119"><text:span text:style-name="T1">URL : </text:span><text:a xlink:type="simple" xlink:href="http://letempsarchives.ch/page/GDL_1941_02_18/1" text:style-name="ListLabel_20_374" text:visited-style-name="ListLabel_20_374"><text:span text:style-name="Internet_20_link"><text:span text:style-name="T1">http://letempsarchives.ch/page/GDL_1941_02_18/1</text:span></text:span></text:a></text:p>
                </text:list-item>
              </text:list>
            </text:list-item>
            <text:list-item>
              <text:p text:style-name="P119"><text:span text:style-name="T1">Repris dans </text:span><text:span text:style-name="T5">Journal des deux mondes</text:span><text:span text:style-name="T1">, p. 99-101, puis </text:span><text:span text:style-name="T5">Journal d'une époque</text:span><text:span text:style-name="T1">, p. 451-452, à divers chapitres.</text:span></text:p>
            </text:list-item>
          </text:list>
        </text:list-item>
      </text:list>
      <text:list xml:id="list175955681350069" text:continue-list="list175955751235779" text:style-name="WWNum1">
        <text:list-item>
          <text:p text:style-name="P3"><text:span text:style-name="T3">[ddr_1946-08-24figlitt]</text:span><text:span text:style-name="T1"> « (Les travaux d'écrivain /</text:span><text:span text:style-name="T3"> </text:span><text:span text:style-name="T1">Denis de Rougemont) », </text:span><text:span text:style-name="T6">Le Figaro littéraire</text:span><text:span text:style-name="T1">, 24 août 1946.</text:span></text:p>
        </text:list-item>
        <text:list-item>
          <text:p text:style-name="P3"><text:span text:style-name="T3">[ddr_1946-09-21figlitt]</text:span><text:span text:style-name="T179"> « En 1940 j'ai vu chanceler une civilisation », </text:span><text:span text:style-name="T21">Le Figaro littéraire</text:span><text:span text:style-name="T35">,</text:span><text:span text:style-name="T179"> n° 27(21 septembre 1946), p. 1.</text:span></text:p>
        </text:list-item>
      </text:list>
      <text:list xml:id="list3205084441" text:style-name="WWNum191">
        <text:list-item>
          <text:p text:style-name="P145"><text:span text:style-name="T179">Repris in</text:span><text:span text:style-name="T1"> </text:span><text:span text:style-name="T5">Journal des deux mondes</text:span><text:span text:style-name="T1">,</text:span><text:span text:style-name="T5"> </text:span><text:span text:style-name="T1">p. 91-96, puis </text:span><text:span text:style-name="T5">Journal d'une époque</text:span><text:span text:style-name="T1">, p. 443-448.</text:span></text:p>
        </text:list-item>
      </text:list>
      <text:list xml:id="list175955957089328" text:continue-list="list175955681350069" text:style-name="WWNum1">
        <text:list-item>
          <text:p text:style-name="P3"><text:span text:style-name="T3">[ddr_1946-08-26carf]</text:span><text:span text:style-name="T1"> « L'Amérique est-elle nationaliste ? » in </text:span><text:span text:style-name="T6">Carrefour</text:span><text:span text:style-name="T1">, n° 106(29 août 1946), p. 1.</text:span></text:p>
        </text:list-item>
        <text:list-item>
          <text:p text:style-name="P3"><text:span text:style-name="T3">[ddr_1946-10font]</text:span><text:span text:style-name="T1"> « Le supplice de Tantale », </text:span><text:span text:style-name="T5">Fontaine</text:span><text:span text:style-name="T1">, n° 55(octobre 1946) p. 362-367.</text:span></text:p>
        </text:list-item>
      </text:list>
      <text:list xml:id="list326669847" text:style-name="WWNum203">
        <text:list-item>
          <text:p text:style-name="P146"><text:span text:style-name="T44">Trad. allemande, « Die Qual des Tantalus », </text:span><text:span text:style-name="T46">Antaios : </text:span><text:span text:style-name="T45">Zeitschrift für eine Freie Welt</text:span><text:span text:style-name="T44">, Bd I, Nr. 4(1960), p. 560-565.</text:span></text:p>
        </text:list-item>
        <text:list-item>
          <text:p text:style-name="P146"><text:span text:style-name="T101">Repris dans </text:span><text:span text:style-name="T9">Doctrine fabuleuse</text:span><text:span text:style-name="T101">, </text:span><text:span text:style-name="T1">p. 99-105.</text:span></text:p>
        </text:list-item>
      </text:list>
      <text:list xml:id="list175956754703996" text:continue-list="list175955957089328" text:style-name="WWNum1">
        <text:list-item>
          <text:p text:style-name="P3"><text:span text:style-name="T3">[ddr_1946-10ie]</text:span><text:span text:style-name="T44"> « Säkularismus », </text:span><text:span text:style-name="T46">In Extremis</text:span><text:span text:style-name="T54">,</text:span><text:span text:style-name="T46"> </text:span><text:span text:style-name="T44">Bâle, n° 3-5(octobre 1946), p. 52-68.</text:span></text:p>
        </text:list-item>
      </text:list>
      <text:list xml:id="list3473251848" text:style-name="WWNum192">
        <text:list-item>
          <text:p text:style-name="P147"><text:span text:style-name="T1">Conférence de Bâle à la Semaine oecuménique universitaire, Association chrétienne suisse d'étudiants (été 1946).</text:span></text:p>
        </text:list-item>
      </text:list>
      <text:list xml:id="list175956773407508" text:continue-list="list175956754703996" text:style-name="WWNum1">
        <text:list-item>
          <text:p text:style-name="P3"><text:span text:style-name="T3">[ddr_1946-10bgl]</text:span><text:span text:style-name="T1"> « Beekman Place », </text:span><text:span text:style-name="T6">Bulletin mensuel</text:span><text:span text:style-name="T3">, </text:span><text:span text:style-name="T1">Lausanne, </text:span><text:span text:style-name="T3">la Guilde du Livre,</text:span><text:span text:style-name="T1"> n° 10(octobre 1946), p. 243-245.</text:span></text:p>
        </text:list-item>
      </text:list>
      <text:list xml:id="list2384842507" text:style-name="WWNum211">
        <text:list-item>
          <text:p text:style-name="P148"><text:span text:style-name="T1">Repris dans </text:span><text:span text:style-name="T5">Journal des deux mondes</text:span><text:span text:style-name="T1">, p. 189-192, puis dans </text:span><text:span text:style-name="T5">Journal d'une époque</text:span><text:span text:style-name="T1">, p. 536-538.</text:span></text:p>
        </text:list-item>
      </text:list>
      <text:list xml:id="list175956802733579" text:continue-list="list175956773407508" text:style-name="WWNum1">
        <text:list-item>
          <text:p text:style-name="P3"><text:span text:style-name="T3">[ddr_1946-10-12ref]</text:span><text:span text:style-name="T1"> « Vues générales des Églises de New York », </text:span><text:span text:style-name="T6">Réforme</text:span><text:span text:style-name="T3">, </text:span><text:span text:style-name="T1">Paris, n° 82(12 octobre 1946), p. 2.</text:span></text:p>
        </text:list-item>
        <text:list-item>
          <text:p text:style-name="P3"><text:span text:style-name="T3">[ddr_1946-10-19ref] </text:span><text:span text:style-name="T104">« Spiritualité </text:span><text:span text:style-name="T1">américaine », </text:span><text:span text:style-name="T6">Réforme</text:span><text:span text:style-name="T3">, </text:span><text:span text:style-name="T1">Paris, n° 83(19 octobre 1946), p. 2.</text:span></text:p>
        </text:list-item>
        <text:list-item>
          <text:p text:style-name="P3"><text:span text:style-name="T3">[ddr_1946-11bgl]</text:span><text:span text:style-name="T1"> « Souvenir d'un orage en Virginie », </text:span><text:span text:style-name="T6">Bulletin mensuel</text:span><text:span text:style-name="T3">, </text:span><text:span text:style-name="T1">Lausanne, </text:span><text:span text:style-name="T3">la Guilde du Livre</text:span><text:span text:style-name="T1">, n° 11(novembre 1946), p. 282-284.</text:span></text:p>
        </text:list-item>
      </text:list>
      <text:list xml:id="list2063284930" text:style-name="WWNum210">
        <text:list-item>
          <text:p text:style-name="P149"><text:span text:style-name="T1">Repris dans </text:span><text:span text:style-name="T5">Journal des deux mondes</text:span><text:span text:style-name="T1">, p. 198-202, puis dans </text:span><text:span text:style-name="T5">Journal d'une époque</text:span><text:span text:style-name="T1">, p. 545-547.</text:span></text:p>
        </text:list-item>
      </text:list>
      <text:list xml:id="list175957527210787" text:continue-list="list175956802733579" text:style-name="WWNum1">
        <text:list-item>
          <text:p text:style-name="P3"><text:span text:style-name="T3">[ddr_1946</text:span><text:span text:style-name="T1">-11espr] « Épilogue : </text:span><text:bookmark-start text:name="_Hlk499123266"/><text:span text:style-name="T1">comment un Américain juge la France</text:span><text:bookmark-end text:name="_Hlk499123266"/><text:span text:style-name="T1"> », </text:span><text:span text:style-name="T5">Esprit</text:span><text:span text:style-name="T1">, n° 11(novembre 1946), p. 741-748.</text:span></text:p>
        </text:list-item>
      </text:list>
      <text:list xml:id="list407972506" text:style-name="WWNum201">
        <text:list-item>
          <text:p text:style-name="P150"><text:bookmark-start text:name="_Hlk499123238"/><text:span text:style-name="T1">URL : </text:span><text:a xlink:type="simple" xlink:href="http://gallica.bnf.fr/ark:/12148/bpt6k30118x/f215.image" text:style-name="ListLabel_20_374" text:visited-style-name="ListLabel_20_374"><text:span text:style-name="Internet_20_link"><text:span text:style-name="T1">http://gallica.bnf.fr/ark:/12148/bpt6k30118x/f215.image</text:span></text:span></text:a><text:bookmark-end text:name="_Hlk499123238"/></text:p>
        </text:list-item>
        <text:list-item>
          <text:p text:style-name="P150"><text:span text:style-name="T1">Sous-titres : « Comment un Américain juge la France », « Comment un Américain moyen voit le monde », « Comment l'Europe peut aider l'Amérique », « Comment l'Amérique peut aider l'Europe ».</text:span></text:p>
        </text:list-item>
        <text:list-item>
          <text:p text:style-name="P150"><text:span text:style-name="T1">Repris dans </text:span><text:span text:style-name="T6">Voyage en Amérique</text:span><text:span text:style-name="T1">, p. 168 </text:span><text:span text:style-name="T6">sq. </text:span></text:p>
        </text:list-item>
      </text:list>
      <text:list xml:id="list175955539314841" text:continue-list="list175957527210787" text:style-name="WWNum1">
        <text:list-item>
          <text:p text:style-name="P3"><text:span text:style-name="T3">[ddr_1946-01csa]</text:span><text:span text:style-name="T1"> « "Il est temps de proclamer vaine toute œuvre qui laisse son auteur intact…" », </text:span><text:span text:style-name="T5">Cahiers de la saison</text:span><text:span text:style-name="T1">, Genève, n° 1(janvier 1946), 1 p. (non paginé).</text:span><text:span text:style-name="T28"> </text:span></text:p>
        </text:list-item>
      </text:list>
      <text:list xml:id="list999298627" text:style-name="WWNum204">
        <text:list-item>
          <text:p text:style-name="P151"><text:span text:style-name="T1">Extrait de </text:span><text:span text:style-name="T5">Penser avec les mains</text:span><text:span text:style-name="T1">.</text:span></text:p>
        </text:list-item>
      </text:list>
      <text:list xml:id="list175957327142187" text:continue-list="list175955539314841" text:style-name="WWNum1">
        <text:list-item>
          <text:p text:style-name="P3"><text:span text:style-name="T3">[ddr_1946-06font]</text:span><text:span text:style-name="T28"> « La fin du monde », </text:span><text:span text:style-name="T15">Fontaine</text:span><text:span text:style-name="T28">, n° 53(juin 1946), p. 7-16.</text:span></text:p>
        </text:list-item>
      </text:list>
      <text:list xml:id="list1780424162" text:style-name="WWNum338">
        <text:list-item>
          <text:p text:style-name="P152"><text:span text:style-name="T1">Autre éd., </text:span><text:span text:style-name="T6">Pour </text:span><text:span text:style-name="T10">la </text:span><text:span text:style-name="T6">Victoire</text:span><text:span text:style-name="T3">,</text:span><text:span text:style-name="T6"> </text:span><text:span text:style-name="T1">New York, n° 14(6 avril 1946), p. 1/2.</text:span></text:p>
        </text:list-item>
        <text:list-item>
          <text:p text:style-name="P152"><text:soft-page-break/><text:span text:style-name="T28">Rééd., </text:span><text:span text:style-name="T15">Panorama de la nouvelle littérature française</text:span><text:span text:style-name="T28">, éd. Gaëtan Picon, Paris, Gallimard, Le point du jour, 1949, p. 486-487.</text:span></text:p>
        </text:list-item>
      </text:list>
      <text:list xml:id="list744898556" text:style-name="WWNum236">
        <text:list-item>
          <text:p text:style-name="P153"><text:span text:style-name="T53">Repris dans la traduction </text:span><text:span text:style-name="T44">« Das Ende der Welt », </text:span><text:span text:style-name="T45">Panorama Der Modernen Literatur</text:span><text:span text:style-name="T44">, 1963.</text:span></text:p>
        </text:list-item>
        <text:list-item>
          <text:p text:style-name="P153"><text:span text:style-name="T28">Dans le </text:span><text:span text:style-name="T15">Panorama</text:span><text:span text:style-name="T28">, annoncé comme repris des </text:span><text:span text:style-name="T15">Lettres sur la bombe atomique</text:span><text:span text:style-name="T28"> : erreur ? voir !</text:span></text:p>
        </text:list-item>
      </text:list>
      <text:list xml:id="list175955551801748" text:continue-list="list1780424162" text:style-name="WWNum338">
        <text:list-item>
          <text:p text:style-name="P152"><text:span text:style-name="T1">Repris dans </text:span><text:span text:style-name="T5">Doctrine fabuleuse</text:span><text:span text:style-name="T1">, p. 107-118.</text:span></text:p>
        </text:list-item>
      </text:list>
      <text:list xml:id="list175956651959637" text:continue-list="list175957327142187" text:style-name="WWNum1">
        <text:list-item>
          <text:p text:style-name="P3"><text:span text:style-name="T3">[ddr_1946fcoul]</text:span><text:span text:style-name="T1"> « Contribution à l'étude du coup de foudre », </text:span><text:span text:style-name="T6">Formes et Couleurs</text:span><text:span text:style-name="T3">,</text:span><text:span text:style-name="T6"> </text:span><text:span text:style-name="T104">Lausanne, </text:span><text:span text:style-name="T1">n° 2(1946), 4 p. (non paginé). </text:span></text:p>
        </text:list-item>
      </text:list>
      <text:list xml:id="list3106355150" text:style-name="WWNum202">
        <text:list-item>
          <text:p text:style-name="P154"><text:span text:style-name="T1">Repris dans </text:span><text:span text:style-name="T5">Doctrine fabuleuse</text:span><text:span text:style-name="T1">, p. 69-75. </text:span></text:p>
        </text:list-item>
        <text:list-item>
          <text:p text:style-name="P154"><text:span text:style-name="T1">Rééd., </text:span><text:span text:style-name="T6">Magazine littéraire</text:span><text:span text:style-name="T3">,</text:span><text:span text:style-name="T1"> </text:span><text:span text:style-name="T28">n° 163(</text:span><text:span text:style-name="T1">1980)</text:span><text:span text:style-name="T28">, p. 11-12.</text:span></text:p>
        </text:list-item>
        <text:list-item>
          <text:p text:style-name="P349"><text:span text:style-name="T179">Rééd., </text:span><text:span text:style-name="T173">La Gazette des lettres</text:span><text:span text:style-name="T179">, n° 46(4 octobre 1947), p. </text:span></text:p>
        </text:list-item>
      </text:list>
      <text:list xml:id="list175956412548096" text:continue-list="list175956651959637" text:style-name="WWNum1">
        <text:list-item>
          <text:p text:style-name="P3"><text:span text:style-name="T3">[ddr_1947-01nef]</text:span><text:span text:style-name="T1"> « La guerre des sexes en Amérique », </text:span><text:span text:style-name="T6">La NEF</text:span><text:span text:style-name="T1">, n° 26(janvier 1947), p. 3-12.</text:span></text:p>
        </text:list-item>
      </text:list>
      <text:list xml:id="list3596782930" text:style-name="WWNum185">
        <text:list-item>
          <text:p text:style-name="P155"><text:span text:style-name="T1">Repris dans </text:span><text:span text:style-name="T5">Vivre en Amérique</text:span><text:span text:style-name="T1">, p. 115-133.</text:span></text:p>
        </text:list-item>
      </text:list>
      <text:list xml:id="list175956400759857" text:continue-list="list175956412548096" text:style-name="WWNum1">
        <text:list-item>
          <text:p text:style-name="P3"><text:span text:style-name="T3">[ddr_1947-01bgl]</text:span><text:span text:style-name="T1"> « Slums : extrait du </text:span><text:span text:style-name="T5">Journal des deux mondes</text:span><text:span text:style-name="T1"> », </text:span><text:span text:style-name="T5">Bulletin mensuel</text:span><text:span text:style-name="T1">, Lausanne, La guilde du livre, n° 1(janvier 1947), p. 15-16.</text:span></text:p>
        </text:list-item>
      </text:list>
      <text:list xml:id="list3883218014" text:style-name="WWNum189">
        <text:list-item>
          <text:p text:style-name="P156"><text:span text:style-name="T1">Repris dans </text:span><text:span text:style-name="T5">Journal des deux mondes</text:span><text:span text:style-name="T1">, p. 224-226, puis dans </text:span><text:span text:style-name="T5">Journal d'une époque</text:span><text:span text:style-name="T1">, p. 572-573.</text:span></text:p>
        </text:list-item>
      </text:list>
      <text:list xml:id="list175956451869428" text:continue-list="list175956400759857" text:style-name="WWNum1">
        <text:list-item>
          <text:p text:style-name="P3"><text:span text:style-name="T3">[ddr_1947-01-23carf]</text:span><text:span text:style-name="T1"> « [Réponse à l'enquête sur l'art dirigé] », </text:span><text:span text:style-name="T6">Carrefour</text:span><text:span text:style-name="T1">, n° 123(23 janvier 1947), p. 6.</text:span></text:p>
        </text:list-item>
        <text:list-item>
          <text:p text:style-name="P3"><text:span text:style-name="T3">[ddr_1947-03font]</text:span><text:span text:style-name="T1"> « Journal d'un intellectuel en exil », </text:span><text:span text:style-name="T6">Fontaine</text:span><text:span text:style-name="T3">, </text:span><text:span text:style-name="T1">n° 58(mars 1947), p. 899-916. </text:span></text:p>
        </text:list-item>
      </text:list>
      <text:list xml:id="list2007616438" text:style-name="WWNum182">
        <text:list-item>
          <text:p text:style-name="P157"><text:span text:style-name="T1">Repris dans </text:span><text:span text:style-name="T5">Journal des deux mondes</text:span><text:span text:style-name="T1">, puis dans </text:span><text:span text:style-name="T5">Journal d'une époque</text:span><text:span text:style-name="T1">.</text:span></text:p>
        </text:list-item>
      </text:list>
      <text:list xml:id="list175955813375092" text:continue-list="list175956451869428" text:style-name="WWNum1">
        <text:list-item>
          <text:p text:style-name="P3"><text:span text:style-name="T3">[ddr_1947-04-03fig]</text:span><text:span text:style-name="T1"> « Le droit d'opposition », </text:span><text:span text:style-name="T6">Le Figaro</text:span><text:span text:style-name="T1">, 3 avril 1947.</text:span></text:p>
        </text:list-item>
        <text:list-item>
          <text:p text:style-name="P3"><text:span text:style-name="T3">[ddr_1947-04-09carf]</text:span><text:span text:style-name="T1"> « Fédération ou dictature mondiale », </text:span><text:span text:style-name="T6">Carrefour</text:span><text:span text:style-name="T3">, </text:span><text:span text:style-name="T1">n° 134(9 avril 1947), p. 1 et 3.</text:span></text:p>
        </text:list-item>
        <text:list-item>
          <text:p text:style-name="P3"><text:span text:style-name="T94">[ddr_1947-05-16comw] </text:span><text:span text:style-name="T85">« The Hero or the man nobody sees », </text:span><text:span text:style-name="T91">The Commonweal</text:span><text:span text:style-name="T94">,</text:span><text:span text:style-name="T91"> </text:span><text:span text:style-name="T85">New York, vol. 34(16 mai 1947), p. 112-114.</text:span></text:p>
        </text:list-item>
        <text:list-item>
          <text:p text:style-name="P3"><text:span text:style-name="T3">[ddr_1947-06-07sdm]</text:span><text:span text:style-name="T1"> « Drôle de paix », </text:span><text:span text:style-name="T6">Une Semaine dans le monde</text:span><text:span text:style-name="T1">, n° 56(7 juin 1947), p. 1 et 6.</text:span></text:p>
        </text:list-item>
        <text:list-item>
          <text:p text:style-name="P3"><text:span text:style-name="T3">[ddr_1947-06-07figlitt]</text:span><text:span text:style-name="T1"> « La jeune littérature des États-Unis devant le roman américain », </text:span><text:span text:style-name="T173">Le Figaro littéraire</text:span><text:span text:style-name="T179">, n° 59(7 juin 1947).</text:span></text:p>
        </text:list-item>
        <text:list-item>
          <text:p text:style-name="P3"><text:span text:style-name="T94">[ddr_1947-07-21nyt] </text:span><text:span text:style-name="T85">« Liturgy and Language », </text:span><text:span text:style-name="T91">Time</text:span><text:span text:style-name="T94">,</text:span><text:span text:style-name="T91"> </text:span><text:span text:style-name="T85">New York, 21 juillet 1947, p. 57-59.</text:span></text:p>
        </text:list-item>
        <text:list-item>
          <text:p text:style-name="P3"><text:span text:style-name="T3">[ddr_1947-08-09pp]</text:span><text:span text:style-name="T1"> « Einstein, patriarche de l'âge atomique, m'a dit », </text:span><text:span text:style-name="T6">Paris Presse</text:span><text:span text:style-name="T3">,</text:span><text:span text:style-name="T6"> </text:span><text:span text:style-name="T1">n° 821(9 août 1947), p. 113.</text:span></text:p>
        </text:list-item>
        <text:list-item>
          <text:p text:style-name="P331"><text:span text:style-name="T107">[ddr_1947-09-01trige]</text:span><text:span text:style-name="T109"> « Conversation à bâtons rompus avec M. Denis de Rougemont</text:span><text:span text:style-name="T113"> », </text:span><text:span text:style-name="T116">Tribune de Genève</text:span><text:span text:style-name="T110">,</text:span><text:span text:style-name="T116"> </text:span><text:span text:style-name="T109">1</text:span><text:span text:style-name="T156">er</text:span><text:span text:style-name="T109"> septembre 1947.</text:span></text:p>
        </text:list-item>
        <text:list-item>
          <text:p text:style-name="P3"><text:span text:style-name="T3">[ddr_1947-10nef]</text:span><text:span text:style-name="T28"> « L'attitude fédéraliste », </text:span><text:span text:style-name="T15">La NEF</text:span><text:span text:style-name="T28">, n° 35(octobre 1947), p. 49-60. </text:span></text:p>
        </text:list-item>
      </text:list>
      <text:list xml:id="list556707194" text:style-name="WWNum183">
        <text:list-item>
          <text:p text:style-name="P158"><text:span text:style-name="T28">Autre éd., </text:span><text:span text:style-name="T19">Revue économique et sociale</text:span><text:span text:style-name="T26">, vol. 5, n° 4(octobre 1947), p. 228-236.</text:span></text:p>
        </text:list-item>
      </text:list>
      <text:list xml:id="list388555715" text:style-name="WWNum184">
        <text:list-item>
          <text:p text:style-name="P159"><text:bookmark-start text:name="_Hlk499123325"/><text:span text:style-name="T86">URL : </text:span><text:a xlink:type="simple" xlink:href="http://dx.doi.org/10.5169/seals-132546" text:style-name="ListLabel_20_387" text:visited-style-name="ListLabel_20_387"><text:span text:style-name="Internet_20_link"><text:span text:style-name="T86">http://dx.doi.org/10.5169/seals-132546</text:span></text:span></text:a><text:bookmark-end text:name="_Hlk499123325"/></text:p>
        </text:list-item>
      </text:list>
      <text:list xml:id="list175956123027504" text:continue-list="list556707194" text:style-name="WWNum183">
        <text:list-item>
          <text:p text:style-name="P158"><text:span text:style-name="T1">Autre éd., </text:span><text:span text:style-name="T5">Rapport du premier Congrès de l'Union européenne des Fédéralistes</text:span><text:span text:style-name="T1">, Genève, 1947, p. 8-16.</text:span></text:p>
        </text:list-item>
        <text:list-item>
          <text:p text:style-name="P158"><text:span text:style-name="T1">Autre éd., </text:span><text:span text:style-name="T6">L'action fédéraliste européenne</text:span><text:span text:style-name="T3">,</text:span><text:span text:style-name="T6"> </text:span><text:span text:style-name="T1">Neuchâtel, n° 8-9(octobre-novembre 1947), p. 37-49.</text:span></text:p>
        </text:list-item>
        <text:list-item>
          <text:p text:style-name="P158"><text:span text:style-name="T1">Autre éd., </text:span><text:span text:style-name="T6">Fédéralisme européen</text:span><text:span text:style-name="T3">,</text:span><text:span text:style-name="T6"> </text:span><text:span text:style-name="T1">Paris, La Fédération, 1948, p. 5-16.</text:span></text:p>
        </text:list-item>
        <text:list-item>
          <text:p text:style-name="P158"><text:span text:style-name="T87">Trad. parallèle en anglais, « The way of federalism », trad. par R. Anson, </text:span><text:soft-page-break/><text:span text:style-name="T87">London, Federal Union.</text:span></text:p>
        </text:list-item>
        <text:list-item>
          <text:p text:style-name="P158"><text:span text:style-name="T78">Ed. part., </text:span><text:span text:style-name="T13">Panorama des idées contemporaines</text:span><text:span text:style-name="T78">, éd. Gaëtan Picon, Paris, Gallimard, cop. 1957, p. 358-359. </text:span></text:p>
        </text:list-item>
        <text:list-item>
          <text:p text:style-name="P158"><text:span text:style-name="T28">Rééd., en brochure, auprès de la Jeunesse fédéraliste de France, 1954, 16 p., coll. Le XX</text:span><text:span text:style-name="T147">e</text:span><text:span text:style-name="T28"> siècle fédéraliste, n° 109 (supplément).</text:span></text:p>
        </text:list-item>
        <text:list-item>
          <text:p text:style-name="P158"><text:span text:style-name="T28">Ed. part., </text:span><text:span text:style-name="T15">L'unité politique de l'Europe : histoire d'une idée : les grands textes</text:span><text:span text:style-name="T28">, Bruxelles, Bruylant, 2006, p. 516-522.</text:span></text:p>
        </text:list-item>
        <text:list-item>
          <text:p text:style-name="P158"><text:span text:style-name="T1">Repris, comme texte définitif, dans </text:span><text:span text:style-name="T6">L'Europe en jeu</text:span><text:span text:style-name="T1">, 1948, p. 59-83.</text:span></text:p>
        </text:list-item>
        <text:list-item>
          <text:p text:style-name="P158"><text:span text:style-name="T167">« L'attitude fédéraliste : rapport au Congrès de Montreux » de 1947, </text:span><text:span text:style-name="T178">L'Unité politique de l'Europe : histoire d'une idée : les grands textes</text:span><text:span text:style-name="T167">, coord. par Patrice Rolland, 2006, ISBN 2802721763, p. 516-522.</text:span></text:p>
        </text:list-item>
        <text:list-item>
          <text:p text:style-name="P158"><text:span text:style-name="T28">Rééd., comme brochure, </text:span><text:span text:style-name="T8">L'attitude fédéraliste = Die föderalistische Haltung = L'attitudine federalista = The federalist attitude</text:span><text:span text:style-name="T77">, Le Locle, Ed. G. d'Encre ; Montézillon, L'Aubier, 2012, 99 p., ISBN 9782940501175.</text:span></text:p>
        </text:list-item>
      </text:list>
      <text:list xml:id="list175957041492215" text:continue-list="list175955813375092" text:style-name="WWNum1">
        <text:list-item>
          <text:p text:style-name="P3"><text:span text:style-name="T3">[ddr_1947-11-08figlitt]</text:span><text:span text:style-name="T179"> « La balance n'est pas égale entre les Etats-Unis et l'U.R.S.S. », </text:span><text:span text:style-name="T173">Le Figaro littéraire</text:span><text:span text:style-name="T179">, n° 81(8 novembre 1947), p. 1-2.</text:span></text:p>
        </text:list-item>
        <text:list-item>
          <text:p text:style-name="P3"><text:span text:style-name="T3">[ddr_1947-11-26carf]</text:span><text:span text:style-name="T1"> « La France est assez grande pour n'être pas ingrate », </text:span><text:span text:style-name="T6">Carrefour</text:span><text:span text:style-name="T1">, n° 167(26 novembre 1947), p. 1 et 5.</text:span></text:p>
        </text:list-item>
        <text:list-item>
          <text:p text:style-name="P3"><text:span text:style-name="T3">[ddr_1947-12bgl]</text:span><text:span text:style-name="T1"> « Consolation à M</text:span><text:span text:style-name="T146">e</text:span><text:span text:style-name="T1"> Duperrier sur un procès perdu »,</text:span><text:span text:style-name="T5"> Bulletin mensuel</text:span><text:span text:style-name="T1">, Lausanne, La guilde du livre, n° 12(décembre 1947), p. 326‑328.</text:span></text:p>
        </text:list-item>
      </text:list>
      <text:list xml:id="list1364183983" text:style-name="WWNum188">
        <text:list-item>
          <text:p text:style-name="P160"><text:span text:style-name="T1">Rééd. part., </text:span><text:span text:style-name="T5">Gazette de Lausanne</text:span><text:span text:style-name="T1">, Lausanne, n° 287(5 décembre 1947), p. 3.</text:span></text:p>
        </text:list-item>
      </text:list>
      <text:list xml:id="list175956976373663" text:continue-list="list175957041492215" text:style-name="WWNum1">
        <text:list-item>
          <text:p text:style-name="P3"><text:span text:style-name="T3">[ddr_1947-12mondi]</text:span><text:span text:style-name="T1"> « Idées françaises », </text:span><text:span text:style-name="T6">Le Monde illustré</text:span><text:span text:style-name="T1">, décembre 1947, p. 5-6.</text:span></text:p>
        </text:list-item>
        <text:list-item>
          <text:p text:style-name="P3"><text:span text:style-name="T3">[ddr_1947-12-20sdm]</text:span><text:span text:style-name="T1"> « Une Europe fédérée », </text:span><text:span text:style-name="T6">Une Semaine dans le monde</text:span><text:span text:style-name="T1">, n° 84(20 décembre 1947), p. 1-2.</text:span></text:p>
        </text:list-item>
        <text:list-item>
          <text:p text:style-name="P3"><text:span text:style-name="T3">[ddr_1947-12-25lily]</text:span><text:span text:style-name="T1"> « Les deux blocs ? Il n'en existe qu'un », </text:span><text:span text:style-name="T6">Liberté de Lyon</text:span><text:span text:style-name="T3">,</text:span><text:span text:style-name="T6"> </text:span><text:span text:style-name="T1">25 décembre 1947. </text:span></text:p>
        </text:list-item>
      </text:list>
      <text:list xml:id="list2587546969" text:style-name="WWNum180">
        <text:list-item>
          <text:p text:style-name="P161"><text:span text:style-name="T1">Repris dans </text:span><text:span text:style-name="T6">L'intransigeant</text:span><text:span text:style-name="T3">,</text:span><text:span text:style-name="T6"> </text:span><text:span text:style-name="T1">9 janvier 1948.</text:span></text:p>
        </text:list-item>
      </text:list>
      <text:list xml:id="list175957552412133" text:continue-list="list175956976373663" text:style-name="WWNum1">
        <text:list-item>
          <text:p text:style-name="P3"><text:span text:style-name="T3">[ddr_1947-12-26combat]</text:span><text:span text:style-name="T1"> « La tâche française c'est d'inventer la paix », propos recueillis par Bernard Voyenne, </text:span><text:span text:style-name="T6">Combat</text:span><text:span text:style-name="T1">, n° 1079(26 décembre 1947), p. 1-2.</text:span></text:p>
        </text:list-item>
      </text:list>
      <text:list xml:id="list1582304784" text:style-name="WWNum342">
        <text:list-item>
          <text:p text:style-name="P162"><text:span text:style-name="T1">URL : </text:span><text:a xlink:type="simple" xlink:href="http://gallica.bnf.fr/ark:/12148/bpt6k4749581j.item" text:style-name="ListLabel_20_374" text:visited-style-name="ListLabel_20_374"><text:span text:style-name="Internet_20_link"><text:span text:style-name="T1">http://gallica.bnf.fr/ark:/12148/bpt6k4749581j.item</text:span></text:span></text:a></text:p>
        </text:list-item>
      </text:list>
      <text:list xml:id="list175955697651269" text:continue-list="list175957552412133" text:style-name="WWNum1">
        <text:list-item>
          <text:p text:style-name="P3"><text:span text:style-name="T3">[ddr_1947_esprit-europeen-maladies-europe]</text:span><text:span text:style-name="T28"> « Les maladies de l'Europe », </text:span><text:span text:style-name="T15">L'Esprit européen : textes des R. I. G. 1946</text:span><text:span text:style-name="T28">, Neuchâtel, Ed. de la Baconnière, 1947, p. 143-163.</text:span></text:p>
        </text:list-item>
      </text:list>
      <text:list xml:id="list3687372498" text:style-name="WWNum186">
        <text:list-item>
          <text:p text:style-name="P163"><text:span text:style-name="T28">Autre éd., abrégée, </text:span><text:span text:style-name="T15">La Nef</text:span><text:span text:style-name="T28">, n° 24(1946), p. 30-38.</text:span></text:p>
        </text:list-item>
      </text:list>
      <text:list xml:id="list2638991916" text:style-name="WWNum187">
        <text:list-item>
          <text:p text:style-name="P164"><text:span text:style-name="T1">Suivi d'un extrait de sa participation au 1</text:span><text:span text:style-name="T146">er</text:span><text:span text:style-name="T1"> entretien, p. 62-63.</text:span></text:p>
        </text:list-item>
      </text:list>
      <text:list xml:id="list175957413087982" text:continue-list="list3687372498" text:style-name="WWNum186">
        <text:list-item>
          <text:p text:style-name="P163"><text:span text:style-name="T53">Trad. allemande, « Die Krankheiten Europas », </text:span><text:span text:style-name="T49">Merkur</text:span><text:span text:style-name="T53">, 1. Jg., H. 1(janvier 1947), p. 17-26.</text:span></text:p>
        </text:list-item>
        <text:list-item>
          <text:p text:style-name="P163"><text:span text:style-name="T53">Rééd. de la trad allemande, « Die Krankheiten Europas », </text:span><text:span text:style-name="T46">Alfred Andersch </text:span><text:span text:style-name="T49">« </text:span><text:span text:style-name="T46">Europäische Avantgarde</text:span><text:span text:style-name="T45"> »</text:span><text:span text:style-name="T53">, Frankfurt a. Main, Verl. der Frankfurter Hefte, 1949, p. 22-31, trad. de Walter M. Guggenheimer,</text:span><text:span text:style-name="T44"> suivi de </text:span><text:span text:style-name="T56">« </text:span><text:span text:style-name="T44">Die "Vier Freiheiten"», p. 32-34.</text:span></text:p>
        </text:list-item>
        <text:list-item>
          <text:p text:style-name="P163"><text:span text:style-name="T44">« Die Krankheit der europaïsche Kultur », </text:span><text:span text:style-name="T46">Der Monat</text:span><text:span text:style-name="T54">, </text:span><text:span text:style-name="T44">H. 32(mai 1951), p. 115-123.</text:span></text:p>
        </text:list-item>
        <text:list-item>
          <text:p text:style-name="P163"><text:span text:style-name="T28">Trad. espagnole, </text:span><text:span text:style-name="T15">El espiritu europeo</text:span><text:span text:style-name="T28">, Madrid, Guadarrama, cop. 1957. Traduction du même volume des R.I.G.</text:span></text:p>
        </text:list-item>
        <text:list-item>
          <text:p text:style-name="P350"><text:span text:style-name="T60">Trad. danoise, </text:span><text:span text:style-name="T65">Heretica</text:span><text:span text:style-name="T60">, n° 3(1948).</text:span></text:p>
        </text:list-item>
      </text:list>
      <text:list xml:id="list175956182087566" text:continue-list="list175955697651269" text:style-name="WWNum1">
        <text:list-item>
          <text:p text:style-name="P3"><text:span text:style-name="T3">[ddr_1947_cff-anniversaire-lutte-classes]</text:span><text:span text:style-name="T28"> « La lutte des classes », </text:span><text:span text:style-name="T15">CFF : pour un anniversaire : 1847-1947</text:span><text:span text:style-name="T28">, Lausanne, Mermod, 1947, p. 143-152.</text:span></text:p>
        </text:list-item>
      </text:list>
      <text:list xml:id="list3559451427" text:style-name="WWNum340">
        <text:list-item>
          <text:p text:style-name="P165"><text:soft-page-break/><text:span text:style-name="T28">Autre éd.,</text:span><text:span text:style-name="T1"> « Petits trajets sur les axes du monde », </text:span><text:span text:style-name="T6">Médecine de France</text:span><text:span text:style-name="T1">, n° 78(août 1956), p. 33-35.</text:span></text:p>
        </text:list-item>
      </text:list>
      <text:list xml:id="list175955580323900" text:continue-list="list175956182087566" text:style-name="WWNum1">
        <text:list-item>
          <text:p text:style-name="P3"><text:span text:style-name="T3">[ddr_1947tho]</text:span><text:span text:style-name="T1"> « L'opportunité chrétienne », </text:span><text:span text:style-name="T6">La Troisième heure</text:span><text:span text:style-name="T3">,</text:span><text:span text:style-name="T6"> </text:span><text:span text:style-name="T1">New York, fasc. II(1947), p. 12-15.</text:span></text:p>
          <text:list>
            <text:list-item>
              <text:p text:style-name="P3"><text:span text:style-name="T94">Trad. anglaise, dans la parution anglaise, </text:span><text:span text:style-name="T85">« The christian opportunity », </text:span><text:span text:style-name="T91">The Third Hour</text:span><text:span text:style-name="T94">,</text:span><text:span text:style-name="T91"> </text:span><text:span text:style-name="T85">New York, Issue III, 1947, p. 19-23.</text:span></text:p>
            </text:list-item>
            <text:list-item>
              <text:p text:style-name="P3"><text:span text:style-name="T85">Repris dans le volume anthologie </text:span><text:span text:style-name="T91">The Third Hour</text:span><text:span text:style-name="T94">,</text:span><text:span text:style-name="T91"> </text:span><text:span text:style-name="T85">Helen Iswolsky Memorial Volume, New York, 1976, p. 105-108.</text:span></text:p>
            </text:list-item>
          </text:list>
        </text:list-item>
        <text:list-item>
          <text:p text:style-name="P3"><text:span text:style-name="T3">[ddr_1947ao] « [Réponse à l'enquête « La liberté dans l'amour »] », </text:span><text:span text:style-name="T6">L'Age d'or</text:span><text:span text:style-name="T3">, n° 8(1947), p. 48-50.</text:span></text:p>
        </text:list-item>
        <text:list-item>
          <text:p text:style-name="P3"><text:span text:style-name="T3">[ddr_1947_preface</text:span><text:span text:style-name="T140">-mccullers-cœur-chasseur-solitaire]</text:span><text:span text:style-name="T3"> </text:span><text:span text:style-name="T77">Préface à </text:span><text:span text:style-name="T8">Le cœur est un chasseur solitaire</text:span><text:span text:style-name="T77"> de Carson McCullers,</text:span><text:span text:style-name="T28"> Stock, 1947, p. I-V. </text:span></text:p>
        </text:list-item>
      </text:list>
      <text:list xml:id="list845823218" text:style-name="WWNum341">
        <text:list-item>
          <text:p text:style-name="P166"><text:span text:style-name="T28">Rééditions comportant cette préface : </text:span></text:p>
        </text:list-item>
      </text:list>
      <text:list xml:id="list175956567945247" text:continue-list="list175957061347431" text:style-name="WWNum336">
        <text:list-item>
          <text:list>
            <text:list-item>
              <text:list>
                <text:list-item>
                  <text:p text:style-name="P119"><text:span text:style-name="T28">Paris, Club des libraires de France, 1956</text:span></text:p>
                </text:list-item>
                <text:list-item>
                  <text:p text:style-name="P119"><text:span text:style-name="T28">Lausanne, Guilde du livre, 1957, coll. La Guilde du livre, vol. 300.</text:span></text:p>
                </text:list-item>
                <text:list-item>
                  <text:p text:style-name="P119"><text:span text:style-name="T28">Genève, Famot, 1977.</text:span></text:p>
                </text:list-item>
                <text:list-item>
                  <text:p text:style-name="P119"><text:span text:style-name="T77">Paris, Librairie générale française, 1983, coll. Biblio 3025.</text:span></text:p>
                </text:list-item>
              </text:list>
            </text:list-item>
          </text:list>
        </text:list-item>
      </text:list>
      <text:list xml:id="list3399793377" text:style-name="WWNum96">
        <text:list-item>
          <text:p text:style-name="P167"><text:span text:style-name="T77">Rééd., </text:span><text:span text:style-name="T15">Œuvres</text:span><text:span text:style-name="T28"> de Carson Mc Cullers, Paris, Stock, 1974.</text:span></text:p>
        </text:list-item>
      </text:list>
      <text:list xml:id="list175957518278133" text:continue-list="list175955580323900" text:style-name="WWNum1">
        <text:list-item>
          <text:p text:style-name="P3"><text:span text:style-name="T3">[ddr_1948-01paru]</text:span><text:span text:style-name="T1"> « Rencontre avec Denis de Rougemont », interview par André Bourin, </text:span><text:span text:style-name="T6">Paru</text:span><text:span text:style-name="T1">, janvier 1948, p. 10-15.</text:span></text:p>
        </text:list-item>
        <text:list-item>
          <text:p text:style-name="P3"><text:span text:style-name="T94">[ddr_1948-01catw] </text:span><text:span text:style-name="T85">« Romantic love renovates the law », </text:span><text:span text:style-name="T91">Catholic World</text:span><text:span text:style-name="T94">,</text:span><text:span text:style-name="T91"> </text:span><text:span text:style-name="T85">janvier 1948, p. 257-261. Trad. anglaise de J. B. Sheerin.</text:span></text:p>
        </text:list-item>
        <text:list-item>
          <text:p text:style-name="P3"><text:span text:style-name="T94">[ddr_1948-02-02lift] </text:span><text:span text:style-name="T85">« Devil », </text:span><text:span text:style-name="T91">Lift</text:span><text:span text:style-name="T94">,</text:span><text:span text:style-name="T91"> </text:span><text:span text:style-name="T85">New York, vol. XXIV(2 février 1948), p. 81.</text:span></text:p>
        </text:list-item>
        <text:list-item>
          <text:p text:style-name="P3"><text:span text:style-name="T3">[ddr_1948-02-15figlitt] « Ce sont les Français qui ont commencé », à propos de </text:span><text:span text:style-name="T179">« la querelle des condensés », </text:span><text:span text:style-name="T173">Le Figaro littéraire</text:span><text:span text:style-name="T179">, n° 95(14 février 1948).</text:span></text:p>
        </text:list-item>
        <text:list-item>
          <text:p text:style-name="P3"><text:span text:style-name="T3">[ddr_1948-03-13ref]</text:span><text:span text:style-name="T1"> « Roger Breuil qui vient de mourir était un grand écrivain », </text:span><text:span text:style-name="T6">Réforme</text:span><text:span text:style-name="T3">,</text:span><text:span text:style-name="T6"> </text:span><text:span text:style-name="T1">n° 156(13 mars 1948), p. 7.</text:span></text:p>
        </text:list-item>
        <text:list-item>
          <text:p text:style-name="P3"><text:span text:style-name="T3">[ddr_1948-05ech]</text:span><text:span text:style-name="T179"> « Les six principes du fédéralisme », </text:span><text:span text:style-name="T173">Echo</text:span><text:span text:style-name="T179">, n° 21(mai 1948), p. 259-264.</text:span></text:p>
        </text:list-item>
      </text:list>
      <text:list xml:id="list4252155130" text:style-name="WWNum175">
        <text:list-item>
          <text:p text:style-name="P168"><text:span text:style-name="T1">Autre éd., « Vers l'Europe fédérale : six principes directeurs », </text:span><text:span text:style-name="T6">Vers l'Europe</text:span><text:span text:style-name="T3">,</text:span><text:span text:style-name="T6"> </text:span><text:span text:style-name="T1">juillet-août 1950, p. 10.</text:span></text:p>
        </text:list-item>
        <text:list-item>
          <text:p text:style-name="P168"><text:span text:style-name="T179">Rééd. « Les principes du fédéralisme », </text:span><text:span text:style-name="T173">Krisis</text:span><text:span text:style-name="T179">, n° 29(1 février 2008), p. 124-131.</text:span></text:p>
        </text:list-item>
        <text:list-item>
          <text:p text:style-name="P168"><text:span text:style-name="T36">Trad., « Principi della dottrina federalista », </text:span><text:span text:style-name="T41">Piccola Antologia Federalista</text:span><text:span text:style-name="T43">,</text:span><text:span text:style-name="T41"> </text:span><text:span text:style-name="T36">Roma, Giovane Europa Editrice, 1956, p. 31-46.</text:span></text:p>
        </text:list-item>
      </text:list>
      <text:list xml:id="list175956791734442" text:continue-list="list175957518278133" text:style-name="WWNum1">
        <text:list-item>
          <text:p text:style-name="P3"><text:span text:style-name="T3">[ddr_1948-05ref]</text:span><text:span text:style-name="T1"> « L'Europe, aventure du XX</text:span><text:span text:style-name="T146">e</text:span><text:span text:style-name="T1"> siècle », </text:span><text:span text:style-name="T6">Réforme</text:span><text:span text:style-name="T3">,</text:span><text:span text:style-name="T6"> </text:span><text:span text:style-name="T1">Paris, n° 163(mai 1948), p. 1.</text:span></text:p>
        </text:list-item>
        <text:list-item>
          <text:p text:style-name="P3"><text:span text:style-name="T3">[ddr_1948-06cmn]</text:span><text:span text:style-name="T1"> « Message aux Européens », </text:span><text:span text:style-name="T6">Cahiers du Monde nouveau</text:span><text:span text:style-name="T1">, n° 6(juin-juillet 1948), p. 3-4. </text:span></text:p>
        </text:list-item>
      </text:list>
      <text:list xml:id="list514412255" text:style-name="WWNum174">
        <text:list-item>
          <text:p text:style-name="P169"><text:span text:style-name="T1">Repris dans </text:span><text:span text:style-name="T6">Fédération</text:span><text:span text:style-name="T3">,</text:span><text:span text:style-name="T6"> </text:span><text:span text:style-name="T1">Paris, n° 41(juin 1948), p. 16.</text:span></text:p>
        </text:list-item>
      </text:list>
      <text:list xml:id="list175955850353626" text:continue-list="list175956791734442" text:style-name="WWNum1">
        <text:list-item>
          <text:p text:style-name="P3"><text:span text:style-name="T3">[ddr_1948-06fed]</text:span><text:span text:style-name="T1"> « Pour sauver nos diversités (le sens de La Haye) », </text:span><text:span text:style-name="T6">Fédération</text:span><text:span text:style-name="T3">,</text:span><text:span text:style-name="T6"> </text:span><text:span text:style-name="T1">Paris, n° 41(juin 1948), p. 14-15.</text:span></text:p>
        </text:list-item>
        <text:list-item>
          <text:p text:style-name="P3"><text:span text:style-name="T3">[ddr_1948-07archint]</text:span><text:span text:style-name="T1"> « Le Congrès fédéraliste européen de La Haye », </text:span><text:span text:style-name="T6">Archives internationales</text:span><text:span text:style-name="T3">, </text:span><text:span text:style-name="T1">n° 673(juillet 1948), 4 p.</text:span></text:p>
        </text:list-item>
        <text:list-item>
          <text:p text:style-name="P3"><text:span text:style-name="T3">[ddr_1948-08bgl]</text:span><text:span text:style-name="T1"> « Lacs », </text:span><text:span text:style-name="T6">Bulletin mensuel</text:span><text:span text:style-name="T3">, L</text:span><text:span text:style-name="T1">ausanne, </text:span><text:span text:style-name="T3">la Guilde du Livre</text:span><text:span text:style-name="T1">, n° 8(août 1948), p. 192-194.</text:span></text:p>
        </text:list-item>
      </text:list>
      <text:list xml:id="list3077411673" text:style-name="WWNum178">
        <text:list-item>
          <text:p text:style-name="P170"><text:span text:style-name="T1">Repris de </text:span><text:span text:style-name="T5">Suite neuchâteloise</text:span><text:span text:style-name="T1">, p. 69-82.</text:span></text:p>
        </text:list-item>
      </text:list>
      <text:list xml:id="list175957489129665" text:continue-list="list175955850353626" text:style-name="WWNum1">
        <text:list-item>
          <text:p text:style-name="P3"><text:span text:style-name="T3">[ddr_1948-10sur]</text:span><text:span text:style-name="T28"> « Elegir Europa », </text:span><text:span text:style-name="T15">Sur</text:span><text:span text:style-name="T28">, 16</text:span><text:span text:style-name="T147">e</text:span><text:span text:style-name="T28"> année, n° 168(octobre 1948), p. 80-83.</text:span></text:p>
        </text:list-item>
      </text:list>
      <text:list xml:id="list3940120523" text:style-name="WWNum177">
        <text:list-item>
          <text:p text:style-name="P171"><text:soft-page-break/><text:span text:style-name="T28">Repris de </text:span><text:span text:style-name="T15">L'Europe en jeu</text:span><text:span text:style-name="T28">. </text:span></text:p>
        </text:list-item>
        <text:list-item>
          <text:p text:style-name="P171"><text:span text:style-name="T28">Accessible via : </text:span><text:a xlink:type="simple" xlink:href="http://catalogo.bn.gov.ar/F/?func=direct&amp;doc_number=001218322&amp;local_base=GENER" text:style-name="ListLabel_20_370" text:visited-style-name="ListLabel_20_370"><text:span text:style-name="Internet_20_link"><text:span text:style-name="T28">http://catalogo.bn.gov.ar/F/?func=direct&amp;doc_number=001218322&amp;local_base=GENER</text:span></text:span></text:a><text:bookmark text:name="_Hlk499123342"/></text:p>
        </text:list-item>
      </text:list>
      <text:list xml:id="list175956933605810" text:continue-list="list175957489129665" text:style-name="WWNum1">
        <text:list-item>
          <text:p text:style-name="P3"><text:span text:style-name="T3">[ddr_1948-10-13fig]</text:span><text:span text:style-name="T134"> « Sagesse et folie de la Suisse », recension de</text:span><text:span text:style-name="T135"> La Suisse, démocratie‑témoin</text:span><text:span text:style-name="T134"> d'André Siegfried, </text:span><text:span text:style-name="T135">Le Figaro</text:span><text:span text:style-name="T134">, n° 1272(13 octobre 1948), p. 1 et 4.</text:span></text:p>
        </text:list-item>
        <text:list-item>
          <text:p text:style-name="P3"><text:span text:style-name="T3">[ddr_1948-11espr]</text:span><text:span text:style-name="T1"> « Thèses du fédéralisme », </text:span><text:span text:style-name="T6">Esprit</text:span><text:span text:style-name="T3">, n° 150(</text:span><text:span text:style-name="T1">novembre 1948), p. 608-610. </text:span></text:p>
        </text:list-item>
        <text:list-item>
          <text:p text:style-name="P3"><text:span text:style-name="T94">[ddr_1948-11-08uneur] </text:span><text:span text:style-name="T85">« Message in favour of European unity adressed to the readers of united Europe », </text:span><text:span text:style-name="T91">United Europe</text:span><text:span text:style-name="T94">, </text:span><text:span text:style-name="T85">8 novembre 1948, p. 68-69.</text:span></text:p>
        </text:list-item>
        <text:list-item>
          <text:p text:style-name="P3"><text:span text:style-name="T94">[ddr_1948-11-13slr] </text:span><text:span text:style-name="T85">« The Romantic route to divorce », </text:span><text:span text:style-name="T91">The Saturday Review of Literature</text:span><text:span text:style-name="T94">,</text:span><text:span text:style-name="T91"> </text:span><text:span text:style-name="T85">New York, vol. 31(13 novembre 1948), p. 9-10 et 59.</text:span></text:p>
        </text:list-item>
        <text:list-item>
          <text:p text:style-name="P3"><text:span text:style-name="T3">[ddr_1948cpl]</text:span><text:span text:style-name="T1"> « Notes sur la voie clandestine », </text:span><text:span text:style-name="T6">Cahiers de la Pléiade</text:span><text:span text:style-name="T3">,</text:span><text:span text:style-name="T1"> n° 3(hiver 1948), p. 57-63.</text:span></text:p>
        </text:list-item>
      </text:list>
      <text:list xml:id="list4255292186" text:style-name="WWNum173">
        <text:list-item>
          <text:p text:style-name="P172"><text:span text:style-name="T1">Trad. anglaise, en appendice à la traduction américaine de </text:span><text:span text:style-name="T5">Doctrine fabuleuse</text:span><text:span text:style-name="T1"> (</text:span><text:span text:style-name="T5">The Growl of deeper waters</text:span><text:span text:style-name="T1">), sous le titre « Notes on the unmapped road ».</text:span></text:p>
        </text:list-item>
      </text:list>
      <text:list xml:id="list175957418264501" text:continue-list="list175956933605810" text:style-name="WWNum1">
        <text:list-item>
          <text:p text:style-name="P3"><text:span text:style-name="T3">[ddr_1948_georges-rougemont-si-mon-pere]</text:span><text:span text:style-name="T1"> « "Si mon père incarnait à mes yeux…" », </text:span><text:span text:style-name="T5">Georges de Rougemont : textes et témoignages</text:span><text:span text:style-name="T1">, Neuchâtel, A la Baconnière, 1948, p. 19-21.</text:span></text:p>
        </text:list-item>
      </text:list>
      <text:list xml:id="list2732987596" text:style-name="WWNum179">
        <text:list-item>
          <text:p text:style-name="P173"><text:span text:style-name="T1">Repris de </text:span><text:span text:style-name="T5">Suite neuchâteloise</text:span><text:span text:style-name="T1">, p. 42-46. </text:span></text:p>
        </text:list-item>
      </text:list>
      <text:list xml:id="list175956965795798" text:continue-list="list175957418264501" text:style-name="WWNum1">
        <text:list-item>
          <text:p text:style-name="P3"><text:span text:style-name="T3">[ddr_1948_democratie-suisse-idee-federaliste]</text:span><text:span text:style-name="T28"> « L'idée fédéraliste », </text:span><text:span text:style-name="T15">La démocratie suisse : 1848-1948 : ouvrage commémoratif publié à l'occasion du centenaire de la Constitution fédérale</text:span><text:span text:style-name="T28">, Morat, Ed. patriotiques, cop. 1948, p. 461-464.</text:span></text:p>
        </text:list-item>
        <text:list-item>
          <text:p text:style-name="P3"><text:span text:style-name="T75">[ddr_1948_pro-regno-sanctuario-essai-avenir] </text:span><text:span text:style-name="T37">« Essai sur l'avenir », </text:span><text:span text:style-name="T38">Pro regno pro sanctuario</text:span><text:span text:style-name="T37">, Nijkerk, G.F. Callenbach, 1948, p. 401-407.</text:span></text:p>
        </text:list-item>
      </text:list>
      <text:list xml:id="list42619999" text:style-name="WWNum176">
        <text:list-item>
          <text:p text:style-name="P174"><text:span text:style-name="T179">Rééd., </text:span><text:span text:style-name="T173">Itinéraire d'un penseur engagé</text:span><text:span text:style-name="T179">, numéro thématique du </text:span><text:span text:style-name="T173">Bulletin du Centre Européen pour la Culture</text:span><text:span text:style-name="T179">, n° 3(1977), p. 42-48.</text:span></text:p>
        </text:list-item>
      </text:list>
      <text:list xml:id="list175956433442917" text:continue-list="list175956965795798" text:style-name="WWNum1">
        <text:list-item>
          <text:p text:style-name="P3"><text:span text:style-name="T3">[ddr_1948-02merk]</text:span><text:span text:style-name="T28"> « Des Teufels Anteil », </text:span><text:span text:style-name="T15">Merkur</text:span><text:span text:style-name="T28">, 2e année, n° 8(février 1948), p. 174-187.</text:span></text:p>
          <text:list>
            <text:list-item>
              <text:p text:style-name="P351"><text:span text:style-name="T134">Extraits de </text:span><text:span text:style-name="T135">La Part du Diable</text:span><text:span text:style-name="T134">, p.m.</text:span></text:p>
            </text:list-item>
          </text:list>
        </text:list-item>
        <text:list-item>
          <text:p text:style-name="P3"><text:span text:style-name="T3">[ddr_1949-01-29ref] « [</text:span><text:span text:style-name="T1">Réponse à l'enquête « Êtes-vous partisan du rapprochement franco-allemand »] », </text:span><text:span text:style-name="T6">Réforme</text:span><text:span text:style-name="T3">,</text:span><text:span text:style-name="T6"> </text:span><text:span text:style-name="T1">Paris, n° 202(29 janvier 1949), p. 4.</text:span></text:p>
        </text:list-item>
        <text:list-item>
          <text:p text:style-name="P3"><text:span text:style-name="T3">[ddr_1949-02fed]</text:span><text:span text:style-name="T1"> « Commencer par l'Europe », </text:span><text:span text:style-name="T6">Fédération</text:span><text:span text:style-name="T1">, n° 49(février 1949), p. 70-77.</text:span></text:p>
        </text:list-item>
        <text:list-item>
          <text:p text:style-name="P3"><text:span text:style-name="T3">[ddr_1949-02sem] « [</text:span><text:span text:style-name="T1">Réponse à l'enquête « Les protestants et l'esthétisme »] », </text:span><text:span text:style-name="T6">Le Semeur</text:span><text:span text:style-name="T3">,</text:span><text:span text:style-name="T6"> </text:span><text:span text:style-name="T1">Paris, n° 4-5(février-mars 1949), p. 342-344.</text:span></text:p>
        </text:list-item>
        <text:list-item>
          <text:p text:style-name="P3"><text:bookmark-start text:name="_Hlk499123430"/><text:span text:style-name="T3">[ddr_1949-03sur]</text:span><text:span text:style-name="T28"> « Prototipo T.E.L. », trad par Enrique Pezzoni, </text:span><text:span text:style-name="T15">Sur</text:span><text:span text:style-name="T28">, 17</text:span><text:span text:style-name="T147">e</text:span><text:span text:style-name="T28"> année, n° 173(mars 1949), p. 7-22.</text:span></text:p>
        </text:list-item>
      </text:list>
      <text:list xml:id="list786720107" text:style-name="WWNum344">
        <text:list-item>
          <text:p text:style-name="P175"><text:span text:style-name="T28">URL : </text:span><text:a xlink:type="simple" xlink:href="http://trapalanda.bn.gov.ar/jspui/handle/123456789/16704" text:style-name="ListLabel_20_370" text:visited-style-name="ListLabel_20_370"><text:span text:style-name="Internet_20_link"><text:span text:style-name="T28">http://trapalanda.bn.gov.ar/jspui/handle/123456789/16704</text:span></text:span></text:a><text:bookmark-end text:name="_Hlk499123430"/></text:p>
        </text:list-item>
        <text:list-item>
          <text:p text:style-name="P175"><text:span text:style-name="T28">Éd. française, « Prototype T.E.L. », </text:span><text:span text:style-name="T15">La Table ronde</text:span><text:span text:style-name="T28">, n° 49(janvier 1952), p. 32-44.</text:span></text:p>
        </text:list-item>
        <text:list-item>
          <text:p text:style-name="P175"><text:span text:style-name="T94">Trad. allemande, </text:span><text:span text:style-name="T87">« Modell T. E. L. : Lawrence und Saint-Exupéry », </text:span><text:span text:style-name="T89">Merkur</text:span><text:span text:style-name="T87">, 3. Jg., H. 13(1949), p. 229-241.</text:span></text:p>
        </text:list-item>
      </text:list>
      <text:list xml:id="list175956942746266" text:continue-list="list175956433442917" text:style-name="WWNum1">
        <text:list-item>
          <text:p text:style-name="P3"><text:span text:style-name="T3">[ddr_1949-04rpar]</text:span><text:span text:style-name="T1"> « Le mouvement européen », </text:span><text:span text:style-name="T6">Revue de Paris</text:span><text:span text:style-name="T3">, 76</text:span><text:span text:style-name="T162">e</text:span><text:span text:style-name="T3"> année,</text:span><text:span text:style-name="T6"> </text:span><text:span text:style-name="T1">n° 4(avril 1949), p. 76-84.</text:span></text:p>
        </text:list-item>
      </text:list>
      <text:list xml:id="list3715808457" text:style-name="WWNum172">
        <text:list-item>
          <text:p text:style-name="P176"><text:span text:style-name="T1">Repris dans </text:span><text:span text:style-name="T6">Le Cheminement des Esprits</text:span><text:span text:style-name="T1">, p. 1-10.</text:span></text:p>
        </text:list-item>
      </text:list>
      <text:list xml:id="list175957317224982" text:continue-list="list175956942746266" text:style-name="WWNum1">
        <text:list-item>
          <text:p text:style-name="P3"><text:soft-page-break/><text:span text:style-name="T3">[ddr_1949clib]</text:span><text:span text:style-name="T1"> « La liberté religieuse à l'école », </text:span><text:span text:style-name="T6">Conscience et Liberté</text:span><text:span text:style-name="T3">, </text:span><text:span text:style-name="T1">Paris, n° 2(2</text:span><text:span text:style-name="T146">e</text:span><text:span text:style-name="T1"> semestre 1949), p. 11-14.</text:span></text:p>
        </text:list-item>
        <text:list-item>
          <text:p text:style-name="P3"><text:span text:style-name="T94">[ddr_1949-08euraff] </text:span><text:span text:style-name="T85">« The way towards a federal Europe », </text:span><text:span text:style-name="T91">European Affairs</text:span><text:span text:style-name="T94">,</text:span><text:span text:style-name="T91"> </text:span><text:span text:style-name="T85">Strasbourg, août 1949, p. 13-14.</text:span></text:p>
        </text:list-item>
        <text:list-item>
          <text:p text:style-name="P3"><text:span text:style-name="T3">[ddr_1949-09-10glaus] « [</text:span><text:span text:style-name="T1">Réponse à l'enquête « Les écrivains romands et Paris »] », </text:span><text:span text:style-name="T5">Gazette de Lausanne</text:span><text:span text:style-name="T1">, n° 215(10 septembre 1949), p. 12.</text:span></text:p>
        </text:list-item>
      </text:list>
      <text:list xml:id="list4066624325" text:style-name="WWNum345">
        <text:list-item>
          <text:p text:style-name="P177"><text:bookmark-start text:name="_Hlk499123370"/><text:span text:style-name="T1">URL : </text:span><text:a xlink:type="simple" xlink:href="http://www.letempsarchives.ch/page/GDL_1949_09_10/12" text:style-name="ListLabel_20_374" text:visited-style-name="ListLabel_20_374"><text:span text:style-name="Internet_20_link"><text:span text:style-name="T1">http://www.letempsarchives.ch/page/GDL_1949_09_10/12</text:span></text:span></text:a><text:bookmark-end text:name="_Hlk499123370"/></text:p>
        </text:list-item>
      </text:list>
      <text:list xml:id="list175955917508065" text:continue-list="list175957317224982" text:style-name="WWNum1">
        <text:list-item>
          <text:p text:style-name="P3"><text:span text:style-name="T3">[ddr_1949-10rpar]</text:span><text:span text:style-name="T1"> « Découverte de l'Europe », </text:span><text:span text:style-name="T6">Revue de Paris</text:span><text:span text:style-name="T3">,</text:span><text:span text:style-name="T1"> n° 10(octobre 1949), p. 147-151.</text:span></text:p>
        </text:list-item>
        <text:list-item>
          <text:p text:style-name="P3"><text:span text:style-name="T3">[ddr_1949-12-08glaus]</text:span><text:span text:style-name="T1"> « L'Europe est encore un espoir », réponse à Virgil Gheorghiu, </text:span><text:span text:style-name="T6">Gazette de Lausanne</text:span><text:span text:style-name="T3">, n° 291(</text:span><text:span text:style-name="T1">8 décembre 1949), p. 1.</text:span></text:p>
          <text:list>
            <text:list-item>
              <text:p text:style-name="P3"><text:span text:style-name="T28">URL : </text:span><text:a xlink:type="simple" xlink:href="http://www.letempsarchives.ch/page/GDL_1949_12_08/1" text:style-name="ListLabel_20_370" text:visited-style-name="ListLabel_20_370"><text:span text:style-name="Internet_20_link"><text:span text:style-name="T28">http://www.letempsarchives.ch/page/GDL_1949_12_08/1</text:span></text:span></text:a></text:p>
            </text:list-item>
          </text:list>
        </text:list-item>
        <text:list-item>
          <text:p text:style-name="P3"><text:span text:style-name="T3">[ddr_1949cmn]</text:span><text:span text:style-name="T1"> « L'Europe, cap du destin », </text:span><text:span text:style-name="T6">Cahiers du Monde nouveau</text:span><text:span text:style-name="T1">, n° 6-7(1949), p. 47-50.</text:span></text:p>
          <text:list>
            <text:list-item>
              <text:p text:style-name="P351"><text:span text:style-name="T44">Trad. néérlandaise, « Europa kaap en kern », </text:span><text:span text:style-name="T45">Vrij Federland</text:span><text:span text:style-name="T44">, 30 juillet 1949.</text:span></text:p>
            </text:list-item>
          </text:list>
        </text:list-item>
        <text:list-item>
          <text:p text:style-name="P3"><text:span text:style-name="T94">[ddr_1950-01wr] </text:span><text:span text:style-name="T85">« A look into the future », </text:span><text:span text:style-name="T91">World Review</text:span><text:span text:style-name="T94">,</text:span><text:span text:style-name="T91"> </text:span><text:span text:style-name="T85">n° 11(janvier 1950), p. 21-24.</text:span></text:p>
        </text:list-item>
        <text:list-item>
          <text:p text:style-name="P3"><text:span text:style-name="T3">[ddr_1950-04les]</text:span><text:span text:style-name="T1"> « Un gage à Jean Paulhan ! », </text:span><text:span text:style-name="T6">Liberté de l'esprit</text:span><text:span text:style-name="T1">, n° 9(avril 1950), p. 33-34.</text:span></text:p>
          <text:list>
            <text:list-item>
              <text:p text:style-name="P3"><text:span text:style-name="T1">Lettre ouverte, suivie de la réponse de Jean Paulhan, p. 34.</text:span></text:p>
            </text:list-item>
          </text:list>
        </text:list-item>
        <text:list-item>
          <text:p text:style-name="P3"><text:span text:style-name="T3">[ddr_1950-08fed]</text:span><text:span text:style-name="T1"> « Europe et Culture », </text:span><text:span text:style-name="T6">Fédération</text:span><text:span text:style-name="T3">,</text:span><text:span text:style-name="T6"> </text:span><text:span text:style-name="T1">Paris, n° 67-68(août-septembre 1950), p. 375-383.</text:span><text:span text:style-name="T101"> </text:span></text:p>
        </text:list-item>
      </text:list>
      <text:list xml:id="list840356158" text:style-name="WWNum171">
        <text:list-item>
          <text:p text:style-name="P178"><text:span text:style-name="T101">Rééd. ?, </text:span><text:span text:style-name="T28">« Europe et culture », </text:span><text:span text:style-name="T15">Quelle Europe ?</text:span><text:span text:style-name="T28">, Paris, A. Fayard, 1958, coll. Recherches et débats, cahier 22, p. 69-76.</text:span></text:p>
        </text:list-item>
      </text:list>
      <text:list xml:id="list175956548254307" text:continue-list="list175955917508065" text:style-name="WWNum1">
        <text:list-item>
          <text:p text:style-name="P3"><text:span text:style-name="T3">[ddr_1950-08-05franind]</text:span><text:span text:style-name="T101"> « </text:span><text:span text:style-name="T1">Il est impossible de sauver l'Europe sans sauver sa culture », </text:span><text:span text:style-name="T6">France indépendante</text:span><text:span text:style-name="T3">, </text:span><text:span text:style-name="T1">Paris, n° 15(5 août 1950), p. 1-2.</text:span></text:p>
        </text:list-item>
        <text:list-item>
          <text:p text:style-name="P3"><text:span text:style-name="T3">[ddr_1950-08-15jg]</text:span><text:span text:style-name="T1"> « Lettre aux Députés européens », </text:span><text:span text:style-name="T6">Journal de Genève</text:span><text:span text:style-name="T3">, n° 100</text:span><text:span text:style-name="T1">(15 août 1950), p. 1.</text:span></text:p>
        </text:list-item>
      </text:list>
      <text:list xml:id="list1404706167" text:style-name="WWNum169">
        <text:list-item>
          <text:p text:style-name="P179"><text:bookmark-start text:name="_Hlk499123379"/><text:span text:style-name="T1">URL : </text:span><text:a xlink:type="simple" xlink:href="http://www.letempsarchives.ch/page/JDG_1950_08_15/1" text:style-name="ListLabel_20_374" text:visited-style-name="ListLabel_20_374"><text:span text:style-name="Internet_20_link"><text:span text:style-name="T1">http://www.letempsarchives.ch/page/JDG_1950_08_15/1</text:span></text:span></text:a><text:bookmark-end text:name="_Hlk499123379"/></text:p>
        </text:list-item>
        <text:list-item>
          <text:p text:style-name="P179"><text:span text:style-name="T1">Reprise dans </text:span><text:span text:style-name="T5">Lettres aux députés européens</text:span><text:span text:style-name="T1">.</text:span></text:p>
        </text:list-item>
      </text:list>
      <text:list xml:id="list175957155580813" text:continue-list="list175956548254307" text:style-name="WWNum1">
        <text:list-item>
          <text:p text:style-name="P3"><text:span text:style-name="T3">[ddr_1950-08-16jg]</text:span><text:span text:style-name="T1"> « Deuxième lettre aux députés européens », </text:span><text:span text:style-name="T5">Journal de Genève</text:span><text:span text:style-name="T1">, n° 101(16 août 1950), p. 1. </text:span></text:p>
        </text:list-item>
      </text:list>
      <text:list xml:id="list2577455100" text:style-name="WWNum168">
        <text:list-item>
          <text:p text:style-name="P180"><text:bookmark-start text:name="_Hlk499123384"/><text:span text:style-name="T1">URL : </text:span><text:a xlink:type="simple" xlink:href="http://www.letempsarchives.ch/page/JDG_1950_08_16/1" text:style-name="ListLabel_20_374" text:visited-style-name="ListLabel_20_374"><text:span text:style-name="Internet_20_link"><text:span text:style-name="T1">http://www.letempsarchives.ch/page/JDG_1950_08_16/1</text:span></text:span></text:a><text:bookmark-end text:name="_Hlk499123384"/></text:p>
        </text:list-item>
        <text:list-item>
          <text:p text:style-name="P180"><text:span text:style-name="T1">Reprise dans </text:span><text:span text:style-name="T5">Lettres aux députés européens</text:span><text:span text:style-name="T1">.</text:span></text:p>
        </text:list-item>
      </text:list>
      <text:list xml:id="list175956204209487" text:continue-list="list175957155580813" text:style-name="WWNum1">
        <text:list-item>
          <text:p text:style-name="P3"><text:span text:style-name="T3">[ddr_1950-08-17jg]</text:span><text:span text:style-name="T1"> « Troisième lettre aux Députés européens : L'orgueil de l'Europe », </text:span><text:span text:style-name="T6">Journal de Genève</text:span><text:span text:style-name="T3">, n° 102</text:span><text:span text:style-name="T1">(17 août 1950), p. 1.</text:span></text:p>
        </text:list-item>
      </text:list>
      <text:list xml:id="list821606647" text:style-name="WWNum167">
        <text:list-item>
          <text:p text:style-name="P181"><text:bookmark-start text:name="_Hlk499123390"/><text:span text:style-name="T1">URL : </text:span><text:a xlink:type="simple" xlink:href="http://www.letempsarchives.ch/page/JDG_1950_08_17/1" text:style-name="ListLabel_20_374" text:visited-style-name="ListLabel_20_374"><text:span text:style-name="Internet_20_link"><text:span text:style-name="T1">http://www.letempsarchives.ch/page/JDG_1950_08_17/1</text:span></text:span></text:a><text:bookmark-end text:name="_Hlk499123390"/></text:p>
        </text:list-item>
        <text:list-item>
          <text:p text:style-name="P181"><text:span text:style-name="T1">Reprise dans </text:span><text:span text:style-name="T5">Lettres aux députés européens</text:span><text:span text:style-name="T1">.</text:span></text:p>
        </text:list-item>
      </text:list>
      <text:list xml:id="list175956225837393" text:continue-list="list175956204209487" text:style-name="WWNum1">
        <text:list-item>
          <text:p text:style-name="P3"><text:span text:style-name="T3">[ddr_1950-08-18jg]</text:span><text:span text:style-name="T1"> « Quatrième lettre aux Députés européens : En lisant le pamphlet du Labour Party », </text:span><text:span text:style-name="T6">Journal de Genève</text:span><text:span text:style-name="T3">, n° 103</text:span><text:span text:style-name="T1">(18 août 1950), p. 1.</text:span></text:p>
        </text:list-item>
      </text:list>
      <text:list xml:id="list1830420283" text:style-name="WWNum166">
        <text:list-item>
          <text:p text:style-name="P182"><text:bookmark-start text:name="_Hlk499123394"/><text:span text:style-name="T1">URL : </text:span><text:a xlink:type="simple" xlink:href="http://www.letempsarchives.ch/page/JDG_1950_08_18/1" text:style-name="ListLabel_20_374" text:visited-style-name="ListLabel_20_374"><text:span text:style-name="Internet_20_link"><text:span text:style-name="T1">http://www.letempsarchives.ch/page/JDG_1950_08_18/1</text:span></text:span></text:a><text:bookmark-end text:name="_Hlk499123394"/></text:p>
        </text:list-item>
        <text:list-item>
          <text:p text:style-name="P182"><text:span text:style-name="T1">Reprise dans </text:span><text:span text:style-name="T5">Lettres aux députés européens</text:span><text:span text:style-name="T1">.</text:span></text:p>
        </text:list-item>
      </text:list>
      <text:list xml:id="list175956781640704" text:continue-list="list175956225837393" text:style-name="WWNum1">
        <text:list-item>
          <text:p text:style-name="P3"><text:span text:style-name="T3">[ddr_1950-08-19jg]</text:span><text:span text:style-name="T1"> « Cinquième lettre aux Députés européens : Méritez votre nom ! », </text:span><text:span text:style-name="T6">Journal de Genève</text:span><text:span text:style-name="T3">, n° 104</text:span><text:span text:style-name="T1">(19-20 août 1950), p. 1.</text:span></text:p>
        </text:list-item>
      </text:list>
      <text:list xml:id="list4255725547" text:style-name="WWNum165">
        <text:list-item>
          <text:p text:style-name="P183"><text:bookmark-start text:name="_Hlk499123400"/><text:span text:style-name="T1">URL : </text:span><text:a xlink:type="simple" xlink:href="http://www.letempsarchives.ch/page/JDG_1950_08_19/1" text:style-name="ListLabel_20_374" text:visited-style-name="ListLabel_20_374"><text:span text:style-name="Internet_20_link"><text:span text:style-name="T1">http://www.letempsarchives.ch/page/JDG_1950_08_19/1</text:span></text:span></text:a><text:bookmark-end text:name="_Hlk499123400"/></text:p>
        </text:list-item>
        <text:list-item>
          <text:p text:style-name="P183"><text:span text:style-name="T1">Reprise dans </text:span><text:span text:style-name="T5">Lettres aux députés européens</text:span><text:span text:style-name="T1">.</text:span></text:p>
        </text:list-item>
      </text:list>
      <text:list xml:id="list175957526663946" text:continue-list="list175956781640704" text:style-name="WWNum1">
        <text:list-item>
          <text:p text:style-name="P3"><text:span text:style-name="T3">[ddr_1950-10-03combat]</text:span><text:span text:style-name="T104"> « Messieurs, n’oubliez pas l'exemple de la Suisse », </text:span><text:span text:style-name="T24">Combat</text:span><text:span text:style-name="T104">, n° 1943(3 octobre 1950), p. 6.</text:span></text:p>
        </text:list-item>
      </text:list>
      <text:list xml:id="list1710913853" text:style-name="WWNum164">
        <text:list-item>
          <text:p text:style-name="P184"><text:span text:style-name="T104">Repris dans </text:span><text:span text:style-name="T24">Lettres aux députés européens</text:span><text:span text:style-name="T104">, p. 7-11.</text:span></text:p>
        </text:list-item>
      </text:list>
      <text:list xml:id="list175957406772264" text:continue-list="list175957526663946" text:style-name="WWNum1">
        <text:list-item>
          <text:p text:style-name="P3"><text:soft-page-break/><text:span text:style-name="T3">[ddr_1950-10-04combat]</text:span><text:span text:style-name="T104"> « Messieurs, on vous attend encore au pied du mur ! », </text:span><text:span text:style-name="T24">Combat</text:span><text:span text:style-name="T104">, n° 1944(4 octobre 1950), p. 6.</text:span></text:p>
        </text:list-item>
      </text:list>
      <text:list xml:id="list1268729282" text:style-name="WWNum163">
        <text:list-item>
          <text:p text:style-name="P185"><text:span text:style-name="T104">Repris dans </text:span><text:span text:style-name="T24">Lettres aux députés européens</text:span><text:span text:style-name="T104">, p. 28-34.</text:span></text:p>
        </text:list-item>
      </text:list>
      <text:list xml:id="list175956156883292" text:continue-list="list175957406772264" text:style-name="WWNum1">
        <text:list-item>
          <text:p text:style-name="P3"><text:span text:style-name="T3">[ddr_1950-11cp]</text:span><text:span text:style-name="T1"> « Europe unie et neutralité suisse », </text:span><text:span text:style-name="T6">Les Cahiers protestants</text:span><text:span text:style-name="T3">,</text:span><text:span text:style-name="T6"> </text:span><text:span text:style-name="T1">Lausanne, n° 6(novembre-décembre 1950), p. 309-316.</text:span></text:p>
        </text:list-item>
        <text:list-item>
          <text:p text:style-name="P3"><text:span text:style-name="T3">[ddr_1950-11fed]</text:span><text:span text:style-name="T1"> « Extrait du discours d'inauguration du CEC », </text:span><text:span text:style-name="T6">Fédération</text:span><text:span text:style-name="T1">, n° 70(novembre 1950), p. 498-500.</text:span></text:p>
        </text:list-item>
        <text:list-item>
          <text:p text:style-name="P3"><text:span text:style-name="T3">[ddr_1950-11-18mond]</text:span><text:span text:style-name="T1"> « Pour un standard unique de la télévision », </text:span><text:span text:style-name="T5">Le Monde</text:span><text:span text:style-name="T1">, 18 novembre 1950.</text:span></text:p>
        </text:list-item>
      </text:list>
      <text:list xml:id="list1636276492" text:style-name="WWNum318">
        <text:list-item>
          <text:list>
            <text:list-item>
              <text:p text:style-name="P186"><text:span text:style-name="T1">Brève lettre au journal.</text:span></text:p>
            </text:list-item>
          </text:list>
        </text:list-item>
      </text:list>
      <text:list xml:id="list175957572812677" text:continue-list="list175956156883292" text:style-name="WWNum1">
        <text:list-item>
          <text:p text:style-name="P3"><text:span text:style-name="T3">[ddr_1950_preface-philip-probleme-union-europeenne] </text:span><text:span text:style-name="T28">Préface à </text:span><text:span text:style-name="T15">Le problème de l'Union européenne</text:span><text:span text:style-name="T28"> d'Olivier Philip, Neuchâtel, Ed. de la Baconnière, 1950, p. 9-11.</text:span></text:p>
        </text:list-item>
        <text:list-item>
          <text:p text:style-name="P3"><text:span text:style-name="T3">[ddr_1950-11rpar]</text:span><text:span text:style-name="T28"> « L'Europe et sa culture », </text:span><text:span text:style-name="T15">Revue de Paris</text:span><text:span text:style-name="T28">, n° 11(novembre 1950), p. 79-90.</text:span></text:p>
          <text:list>
            <text:list-item>
              <text:p text:style-name="P324"><text:span text:style-name="T44">Rééd., en brochure bilingue, </text:span><text:span text:style-name="T45">Europa und seine Kultur = L'Europe et sa culture</text:span><text:span text:style-name="T44">, Würzburg, Holzner, 1951, 27 p., coll. Schriftenreihe der Deutschen Europa-Akademie, H. 8.</text:span></text:p>
            </text:list-item>
          </text:list>
        </text:list-item>
        <text:list-item>
          <text:p text:style-name="P3"><text:span text:style-name="T3">[ddr_1950cpl]</text:span><text:span text:style-name="T1"> « Saint-John Perse et l'Amérique », </text:span><text:span text:style-name="T6">Les Cahiers de </text:span><text:span text:style-name="T10">la </text:span><text:span text:style-name="T6">Pléiade</text:span><text:span text:style-name="T1">, n° 10(1950), p. 136-139.</text:span></text:p>
          <text:list>
            <text:list-item>
              <text:p text:style-name="P3"><text:span text:style-name="T1">Repris dans </text:span><text:span text:style-name="T15">Honneur à Saint-John Perse : hommages et témoignages littéraires, suivis d'une documentation sur Alexis Léger, diplomate</text:span><text:span text:style-name="T28">, Gallimard, 1965, p. 126-130.</text:span></text:p>
            </text:list-item>
          </text:list>
        </text:list-item>
        <text:list-item>
          <text:p text:style-name="P3"><text:span text:style-name="T3">[ddr_1951-04preuv]</text:span><text:span text:style-name="T1"> « Mesurons nos forces », </text:span><text:span text:style-name="T6">Preuves</text:span><text:span text:style-name="T3">, </text:span><text:span text:style-name="T1">n° 2(avril 1951), p. 1-3. </text:span></text:p>
        </text:list-item>
      </text:list>
      <text:list xml:id="list2176609248" text:style-name="WWNum161">
        <text:list-item>
          <text:p text:style-name="P187"><text:span text:style-name="T1">Extrait des </text:span><text:span text:style-name="T5">Libertés que nous pourrions perdre</text:span><text:span text:style-name="T1">, alors à paraître.</text:span></text:p>
        </text:list-item>
      </text:list>
      <text:list xml:id="list175957585771403" text:continue-list="list175957572812677" text:style-name="WWNum1">
        <text:list-item>
          <text:p text:style-name="P3"><text:span text:style-name="T3">[ddr_1951-05preuv]</text:span><text:span text:style-name="T1"> « Neutralité et neutralisme », </text:span><text:span text:style-name="T6">Preuves</text:span><text:span text:style-name="T1">, n° 3(mai 1951), p. 20-21.</text:span></text:p>
        </text:list-item>
      </text:list>
      <text:list xml:id="list848888918" text:style-name="WWNum157">
        <text:list-item>
          <text:p text:style-name="P188"><text:span text:style-name="T1">Extraits du discours au Congrès indien pour la Liberté de la Culture, Bombay, 28-31 mars 1951.</text:span></text:p>
        </text:list-item>
      </text:list>
      <text:list xml:id="list175956599611211" text:continue-list="list175957585771403" text:style-name="WWNum1">
        <text:list-item>
          <text:p text:style-name="P3"><text:span text:style-name="T3">[ddr_1951-11preuv]</text:span><text:span text:style-name="T1"> « Culture et famine », </text:span><text:span text:style-name="T5">Preuves</text:span><text:span text:style-name="T1">, n° 9(novembre 1951), p. 3.</text:span></text:p>
        </text:list-item>
      </text:list>
      <text:list xml:id="list2776943609" text:style-name="WWNum160">
        <text:list-item>
          <text:p text:style-name="P189"><text:span text:style-name="T1">Autre titre trouvé (ou autres articles ?) : « Niveaux de vie, degrés de liberté ».</text:span></text:p>
        </text:list-item>
      </text:list>
      <text:list xml:id="list175957052724945" text:continue-list="list175956599611211" text:style-name="WWNum1">
        <text:list-item>
          <text:p text:style-name="P3"><text:span text:style-name="T94">[ddr_1951tho] </text:span><text:span text:style-name="T85">« Plan of a Trinitary Meditation on Art », </text:span><text:span text:style-name="T91">The Third Hour</text:span><text:span text:style-name="T94">, </text:span><text:span text:style-name="T85">New York, 5(1951), p. 82-89.</text:span></text:p>
        </text:list-item>
        <text:list-item>
          <text:p text:style-name="P3"><text:span text:style-name="T94">[ddr_1951_america-mind-europe-mind-moral-conquest-anarchy] </text:span><text:span text:style-name="T85">« Minds and morals : the conquest of anarchy », </text:span><text:span text:style-name="T91">America and the Mind of Europe</text:span><text:span text:style-name="T94">, </text:span><text:span text:style-name="T85">London, Hamish Hamilton, 1951, p. 30-46.</text:span></text:p>
        </text:list-item>
      </text:list>
      <text:list xml:id="list4151652470" text:style-name="WWNum159">
        <text:list-item>
          <text:p text:style-name="P190"><text:span text:style-name="T85">Autre éd., « The Conquest of Anarchy », </text:span><text:span text:style-name="T91">The Saturday Review of Literature</text:span><text:span text:style-name="T94">,</text:span><text:span text:style-name="T91"> </text:span><text:span text:style-name="T85">New York, vol. XXXIV, n° 2(13 janvier 1951), p. 16-18 ; p. 88-91.</text:span></text:p>
        </text:list-item>
        <text:list-item>
          <text:p text:style-name="P190"><text:span text:style-name="T78">Repris, sous le titre « L'Europe contestée par elle-même », dans </text:span><text:span text:style-name="T13">L'Europe en jeu</text:span><text:span text:style-name="T78">, II, p. 49-61.</text:span></text:p>
        </text:list-item>
      </text:list>
      <text:list xml:id="list175955925407668" text:continue-list="list175957052724945" text:style-name="WWNum1">
        <text:list-item>
          <text:p text:style-name="P3"><text:span text:style-name="T3">[ddr_1951-03neur]</text:span><text:span text:style-name="T1"> « Comment fabriquer un Européen ? » in </text:span><text:span text:style-name="T6">Notre Europe</text:span><text:span text:style-name="T3">,</text:span><text:span text:style-name="T6"> </text:span><text:span text:style-name="T1">Strasbourg, n° 3(mars 1951), p. 41-44.</text:span></text:p>
        </text:list-item>
        <text:list-item>
          <text:p text:style-name="P3"><text:span text:style-name="T3">[ddr_1951-11cls]</text:span><text:span text:style-name="T1"> « Défense de nos libertés », </text:span><text:span text:style-name="T6">Contacts littéraires et sociaux</text:span><text:span text:style-name="T3">,</text:span><text:span text:style-name="T6"> </text:span><text:span text:style-name="T1">Paris, n° 13(octobre 1951), p. 1 et 6.</text:span></text:p>
        </text:list-item>
      </text:list>
      <text:list xml:id="list865436670" text:style-name="WWNum158">
        <text:list-item>
          <text:p text:style-name="P191"><text:span text:style-name="T1">Repris dans </text:span><text:span text:style-name="T6">Les Mythes de l'Amour</text:span><text:span text:style-name="T1">, p. 177-204.</text:span></text:p>
        </text:list-item>
      </text:list>
      <text:list xml:id="list175956829965067" text:continue-list="list175955925407668" text:style-name="WWNum1">
        <text:list-item>
          <text:p text:style-name="P3"><text:span text:style-name="T3">[ddr_1951-12rpar]</text:span><text:span text:style-name="T1"> « Inde 1951 », </text:span><text:span text:style-name="T6">Revue de Paris</text:span><text:span text:style-name="T3">, </text:span><text:span text:style-name="T1">n° 12(décembre 1951), p. 56-69.</text:span></text:p>
        </text:list-item>
      </text:list>
      <text:list xml:id="list2616496680" text:style-name="WWNum156">
        <text:list-item>
          <text:p text:style-name="P192"><text:span text:style-name="T53">Trad. allemande, « </text:span><text:span text:style-name="T51">Indisches Tagebuch</text:span><text:span text:style-name="T53"> »</text:span><text:span text:style-name="T51">, </text:span><text:span text:style-name="T50">Merkur</text:span><text:span text:style-name="T51">, 6. Jg., H. 47(janvier 1952), </text:span><text:soft-page-break/><text:span text:style-name="T51">p. 36-52.</text:span></text:p>
        </text:list-item>
      </text:list>
      <text:list xml:id="list175955768037069" text:continue-list="list175956829965067" text:style-name="WWNum1">
        <text:list-item>
          <text:p text:style-name="P331"><text:span text:style-name="T107">[ddr_1952-03je]</text:span><text:span text:style-name="T106"> « L'Heure de l'impatience », </text:span><text:span text:style-name="T119">Jeunesse d'Europe : bulletin d'information de la Campagne européenne de la Jeunesse</text:span><text:span text:style-name="T106">, n° 1(mars 1952), p. 1.</text:span></text:p>
        </text:list-item>
        <text:list-item>
          <text:p text:style-name="P331"><text:span text:style-name="T107">[ddr_1952-05</text:span><text:bookmark-start text:name="_Hlk517897326"/><text:span text:style-name="T107">preuv]</text:span><text:bookmark-end text:name="_Hlk517897326"/><text:span text:style-name="T106"> « "L'œuvre du XX</text:span><text:span text:style-name="T157">e</text:span><text:span text:style-name="T106"> siècle" : une réponse, ou une question ? » in </text:span><text:span text:style-name="T120">Preuves</text:span><text:span text:style-name="T106">, n° 15(mai 1952), p. 1-2.</text:span></text:p>
          <text:list>
            <text:list-item>
              <text:p text:style-name="P351"><text:span text:style-name="T60">Trad. espagnole, « "La Obra del Siglo XX" : ¿ Es una respuesta o una pregunta ? », </text:span><text:span text:style-name="T65">Cuadernos</text:span><text:span text:style-name="T60">, Paris, n° 1(mars-mai 1953), p. 55-57.</text:span></text:p>
            </text:list-item>
          </text:list>
        </text:list-item>
        <text:list-item>
          <text:p text:style-name="P331"><text:span text:style-name="T107">[ddr_1952-06-14ref]</text:span><text:span text:style-name="T106"> « Après l'œuvre du XX</text:span><text:span text:style-name="T157">e</text:span><text:span text:style-name="T106"> siècle », </text:span><text:span text:style-name="T120">Réforme</text:span><text:span text:style-name="T107">,</text:span><text:span text:style-name="T120"> </text:span><text:span text:style-name="T106">Paris, n° 378(14 juin 1952), p. 7.</text:span></text:p>
        </text:list-item>
        <text:list-item>
          <text:p text:style-name="P331"><text:span text:style-name="T107">[ddr_1952-05-22arts]</text:span><text:span text:style-name="T106"> « Appel à ceux qui osent être différents », </text:span><text:span text:style-name="T120">Arts</text:span><text:span text:style-name="T106">, n° 360(22 mai 1952), p. 1 et 12-13.</text:span></text:p>
        </text:list-item>
        <text:list-item>
          <text:p text:style-name="P3"><text:span text:style-name="T3">[ddr_1952-11-29jg]</text:span><text:span text:style-name="T1"> « Au pays du Patriarche », </text:span><text:span text:style-name="T6">Journal de Genève</text:span><text:span text:style-name="T3">, </text:span><text:span text:style-name="T1">n° 281(29-30 novembre 1952), p. 3.</text:span></text:p>
        </text:list-item>
      </text:list>
      <text:list xml:id="list3967952994" text:style-name="WWNum151">
        <text:list-item>
          <text:p text:style-name="P193"><text:bookmark-start text:name="_Hlk499123538"/><text:span text:style-name="T1">URL : </text:span><text:a xlink:type="simple" xlink:href="http://www.letempsarchives.ch/page/JDG_1952_11_29/3" text:style-name="ListLabel_20_374" text:visited-style-name="ListLabel_20_374"><text:span text:style-name="Internet_20_link"><text:span text:style-name="T1">http://www.letempsarchives.ch/page/JDG_1952_11_29/3</text:span></text:span></text:a><text:bookmark-end text:name="_Hlk499123538"/></text:p>
        </text:list-item>
      </text:list>
      <text:list xml:id="list175956080969842" text:continue-list="list175955768037069" text:style-name="WWNum1">
        <text:list-item>
          <text:p text:style-name="P331"><text:span text:style-name="T107">[ddr_1952-12eura]</text:span><text:span text:style-name="T106"> « Suisse, Europe et neutralité », </text:span><text:span text:style-name="T119">Europa</text:span><text:span text:style-name="T106">, décembre 1952.</text:span></text:p>
        </text:list-item>
      </text:list>
      <text:list xml:id="list296204565" text:style-name="WWNum155">
        <text:list-item>
          <text:p text:style-name="P338"><text:span text:style-name="T106">Rééd., </text:span><text:span text:style-name="T120">L’Essor</text:span><text:span text:style-name="T106">, n° 5(6 mars 1953), p. 4-5.</text:span><text:bookmark text:name="_Hlk499123464"/></text:p>
        </text:list-item>
      </text:list>
      <text:list xml:id="list175956133992647" text:continue-list="list175956080969842" text:style-name="WWNum1">
        <text:list-item>
          <text:p text:style-name="P3"><text:span text:style-name="T3">[ddr_1952-12-05qrp]</text:span><text:span text:style-name="T1"> « Grandeur de la Petite Europe », </text:span><text:span text:style-name="T6">La IV</text:span><text:span text:style-name="T149">e</text:span><text:span text:style-name="T6"> République des Pyrénées</text:span><text:span text:style-name="T3">, </text:span><text:span text:style-name="T1">Pau, 5 décembre 1952, p. 1-2.</text:span></text:p>
        </text:list-item>
        <text:list-item>
          <text:p text:style-name="P3"><text:span text:style-name="T3">[ddr_1952-03bcec]</text:span><text:span text:style-name="T1"> « Présentation », </text:span><text:span text:style-name="T6">Bulletin du Centre européen de la Culture</text:span><text:span text:style-name="T3">, </text:span><text:span text:style-name="T1">Genève, n° 1(mars 1952), p. 3-6.</text:span></text:p>
        </text:list-item>
        <text:list-item>
          <text:p text:style-name="P3"><text:span text:style-name="T3">[ddr_1952-04bcec]</text:span><text:span text:style-name="T78"> « Contre la culture organisée », </text:span><text:span text:style-name="T14">Bulletin du Centre européen de la Culture</text:span><text:span text:style-name="T78">, Genève, n° 2(avril 1952), p. 3-6.</text:span></text:p>
        </text:list-item>
      </text:list>
      <text:list xml:id="list3403146944" text:style-name="WWNum153">
        <text:list-item>
          <text:p text:style-name="P194"><text:span text:style-name="T1">Autre éd., « Préface à l'œuvre du XX</text:span><text:span text:style-name="T146">e</text:span><text:span text:style-name="T1"> siècle », </text:span><text:span text:style-name="T6">Le Figaro</text:span><text:span text:style-name="T1">, </text:span><text:span text:style-name="T82">avril ??? 1952</text:span><text:span text:style-name="T1">.</text:span></text:p>
        </text:list-item>
      </text:list>
      <text:list xml:id="list175956865190591" text:continue-list="list175956133992647" text:style-name="WWNum1">
        <text:list-item>
          <text:p text:style-name="P3"><text:span text:style-name="T3">[ddr_1952-06bcec]</text:span><text:span text:style-name="T1"> « Le dialogue Europe-Amérique », </text:span><text:span text:style-name="T5">Bulletin du Centre européen de la Culture</text:span><text:span text:style-name="T1">, Genève, n° 4(juin-juillet 1952), p. 3-7.</text:span></text:p>
          <text:list>
            <text:list-item>
              <text:p text:style-name="P3"><text:span text:style-name="T1">[ddr_1952-08bcec] « [Addenda au « Dialogue »] », </text:span><text:span text:style-name="T5">Bulletin du Centre européen de la culture</text:span><text:span text:style-name="T1">, Genève, I</text:span><text:span text:style-name="T146">ère</text:span><text:span text:style-name="T1"> re année, n° 5(août-septembre 1952), p. 25.</text:span></text:p>
            </text:list-item>
            <text:list-item>
              <text:p text:style-name="P3"><text:span text:style-name="T1">Autre éd., </text:span><text:span text:style-name="T5">Preuves</text:span><text:span text:style-name="T1">, n° 18-19(août-septembre 1952), p. 68-70.</text:span></text:p>
            </text:list-item>
            <text:list-item>
              <text:p text:style-name="P3"><text:span text:style-name="T1">Autre éd., sous le titre </text:span><text:span text:style-name="T134">« Europe-Amérique : pour un dialogue fécond », </text:span><text:span text:style-name="T135">Jeunesse d’Europe, Bulletin d’information de la Campagne européenne de la jeunesse,</text:span><text:span text:style-name="T134"> Paris, n° 8(octobre 1952), p. 3.</text:span></text:p>
            </text:list-item>
          </text:list>
        </text:list-item>
        <text:list-item>
          <text:p text:style-name="P3"><text:span text:style-name="T3">[ddr_1952-10bcec]</text:span><text:span text:style-name="T1"> « Culture et politique européenne », </text:span><text:span text:style-name="T6">Bulletin du Centre européen de la Culture</text:span><text:span text:style-name="T3">,</text:span><text:span text:style-name="T6"> </text:span><text:span text:style-name="T1">Genève, n° 6(octobre 1952), p. 3-7.</text:span></text:p>
        </text:list-item>
        <text:list-item>
          <text:p text:style-name="P3"><text:span text:style-name="T3">[ddr_1953-</text:span><text:span text:style-name="T1">12bcec] « À propos de la crise de l'UNESCO », </text:span><text:span text:style-name="T5">Bulletin du Centre Européen de la Culture</text:span><text:span text:style-name="T1">, n° 8-9(décembre 1952 – janvier 1953), p. 3-7.</text:span></text:p>
          <text:list>
            <text:list-item>
              <text:p text:style-name="P351"><text:span text:style-name="T1">Rééd., </text:span><text:span text:style-name="T6">Preuves</text:span><text:span text:style-name="T3">,</text:span><text:span text:style-name="T6"> </text:span><text:span text:style-name="T1">n° 25(mars 1953), p. 74-76.</text:span></text:p>
            </text:list-item>
          </text:list>
        </text:list-item>
        <text:list-item>
          <text:p text:style-name="P3"><text:span text:style-name="T94">[ddr_1952_spiritual-problems-contemporary-literature-religion-mission-artist] </text:span><text:span text:style-name="T85">« Religion and mission of the artist », </text:span><text:span text:style-name="T91">Spiritual Problems in Contemporary Literature</text:span><text:span text:style-name="T94">, </text:span><text:span text:style-name="T85">New York, Harper </text:span><text:span text:style-name="T98">&amp; </text:span><text:span text:style-name="T85">Brothers, 1952, p. 173-187. </text:span></text:p>
        </text:list-item>
      </text:list>
      <text:list xml:id="list2141594688" text:style-name="WWNum346">
        <text:list-item>
          <text:p text:style-name="P195"><text:span text:style-name="T1">Texte français, ronéotype conservé en archives : « La mission de l'art en tant qu'expression créatrice de l'esprit humain », conférence à l'Institut œcuménique au Château de Bossey.</text:span></text:p>
        </text:list-item>
      </text:list>
      <text:list xml:id="list175956467843742" text:continue-list="list175956865190591" text:style-name="WWNum1">
        <text:list-item>
          <text:p text:style-name="P3"><text:span text:style-name="T3">[ddr_1952quad]</text:span><text:span text:style-name="T1"> « Le sens de nos vies ou l'Europe », </text:span><text:span text:style-name="T6">Quaderni ACI</text:span><text:span text:style-name="T3">,</text:span><text:span text:style-name="T6"> </text:span><text:span text:style-name="T1">Turin, Associazione Culturale Italiana, n° 8(1952), p. 37-52.</text:span></text:p>
        </text:list-item>
      </text:list>
      <text:list xml:id="list3429894088" text:style-name="WWNum150">
        <text:list-item>
          <text:p text:style-name="P196"><text:span text:style-name="T1">Autre éd., </text:span><text:span text:style-name="T6">Preuves</text:span><text:span text:style-name="T1">, n° 16(juin 1952), p. 3-8.</text:span></text:p>
        </text:list-item>
        <text:list-item>
          <text:p text:style-name="P196"><text:span text:style-name="T44">Trad. allemande, </text:span><text:span text:style-name="T53">« Der Sinn unseres Lebens, oder : Europa », </text:span><text:span text:style-name="T49">Reformatio</text:span><text:span text:style-name="T53">, Berne, n° 4-5(1952), p. 227-257.</text:span></text:p>
        </text:list-item>
      </text:list>
      <text:list xml:id="list175956646392715" text:continue-list="list175956467843742" text:style-name="WWNum1">
        <text:list-item>
          <text:p text:style-name="P3"><text:span text:style-name="T3">[ddr_1952_souvenir-robert-traz-europeen]</text:span><text:span text:style-name="T28"> « L'Européen », </text:span><text:span text:style-name="T15">Le souvenir de Robert de Traz</text:span><text:span text:style-name="T28">, Neuchâtel, La Baconnière, 1952, p. 178-182.</text:span></text:p>
        </text:list-item>
      </text:list>
      <text:list xml:id="list1512186681" text:style-name="WWNum149">
        <text:list-item>
          <text:p text:style-name="P197"><text:soft-page-break/><text:span text:style-name="T28">Ed. parallèle, </text:span><text:span text:style-name="T1">« Robert de Traz, l'Européen », </text:span><text:span text:style-name="T6">Revue de Suisse</text:span><text:span text:style-name="T1">, n° 10(1952), p. 3-5.</text:span></text:p>
        </text:list-item>
      </text:list>
      <text:list xml:id="list175956188143720" text:continue-list="list175956646392715" text:style-name="WWNum1">
        <text:list-item>
          <text:p text:style-name="P3"><text:span text:style-name="T3">[ddr_1953-01ar]</text:span><text:span text:style-name="T1"> « From Nicae to the atomic bomb / Des conciles à la bombe atomique ou la fin dans le commencement », </text:span><text:span text:style-name="T6">The Alliance Review</text:span><text:span text:style-name="T3">, v</text:span><text:span text:style-name="T1">ol. VIII, n° 26(janvier 1953), 2 p., n.p.</text:span></text:p>
        </text:list-item>
        <text:list-item>
          <text:p text:style-name="P3"><text:span text:style-name="T3">[ddr_1953-02preuv]</text:span><text:span text:style-name="T1"> « Kierkegaard et Hamlet : deux princes danois », </text:span><text:span text:style-name="T5">Preuves</text:span><text:span text:style-name="T1">, n° 24(février 1953), p. 3-11.</text:span></text:p>
        </text:list-item>
      </text:list>
      <text:list xml:id="list2743808065" text:style-name="WWNum148">
        <text:list-item>
          <text:p text:style-name="P198"><text:span text:style-name="T3">Repris dans </text:span><text:span text:style-name="T6">Les Mythes de l'Amour</text:span><text:span text:style-name="T1">, p. 89-111.</text:span></text:p>
        </text:list-item>
        <text:list-item>
          <text:p text:style-name="P198"><text:span text:style-name="T85">Trad. anglaise, « Kierkegaard and Hamlet : Two Danish princes », </text:span><text:span text:style-name="T90">Anchor Review</text:span><text:span text:style-name="T85">, n° 1(1955), p. 109-127.</text:span></text:p>
        </text:list-item>
        <text:list-item>
          <text:p text:style-name="P352"><text:span text:style-name="T44">Trad. allemande, « Kierkegaard und Hamlet », </text:span><text:span text:style-name="T45">Der Monat</text:span><text:span text:style-name="T44">, Berlin, n° 56(mai 1953), p. 115-124.</text:span></text:p>
        </text:list-item>
      </text:list>
      <text:list xml:id="list175956330574876" text:continue-list="list175956188143720" text:style-name="WWNum1">
        <text:list-item>
          <text:p text:style-name="P3"><text:span text:style-name="T3">[ddr_1953-04-11ref]</text:span><text:span text:style-name="T1"> « Les écrivains protestants », </text:span><text:span text:style-name="T6">Réforme</text:span><text:span text:style-name="T3">,</text:span><text:span text:style-name="T6"> </text:span><text:span text:style-name="T1">Paris, n° 421(11 avril 1953), p. 7.</text:span></text:p>
        </text:list-item>
        <text:list-item>
          <text:p text:style-name="P3"><text:span text:style-name="T3">[ddr_1953-04courfed]</text:span><text:span text:style-name="T78"> « Situation de l'Europe en avril 1953 », </text:span><text:span text:style-name="T13">Courrier Fédéral</text:span><text:span text:style-name="T78">, organe du groupe des 20, en lien avec le </text:span><text:span text:style-name="T79">Centre européen de la Culture</text:span><text:span text:style-name="T78">, n° 1(avril 1953), p. 1-6.</text:span></text:p>
        </text:list-item>
        <text:list-item>
          <text:p text:style-name="P3"><text:span text:style-name="T3">[ddr_1953-04courfed]</text:span><text:span text:style-name="T78"> « Aller et retour », </text:span><text:span text:style-name="T13">Courrier Fédéral</text:span><text:span text:style-name="T78">, organe du groupe des 20, en lien avec le </text:span><text:span text:style-name="T79">Centre européen de la Culture</text:span><text:span text:style-name="T78">, n° 1(avril 1953), p. 23-25.</text:span></text:p>
        </text:list-item>
      </text:list>
      <text:list xml:id="list2012906317" text:style-name="WWNum146">
        <text:list-item>
          <text:p text:style-name="P199"><text:span text:style-name="T1">Autre éd., </text:span><text:span text:style-name="T6">Journal de Genève</text:span><text:span text:style-name="T3">,</text:span><text:span text:style-name="T6"> </text:span><text:span text:style-name="T1">n° 117(21 mai 1953), p. 1.</text:span></text:p>
        </text:list-item>
      </text:list>
      <text:list xml:id="list234060516" text:style-name="WWNum147">
        <text:list-item>
          <text:p text:style-name="P200"><text:bookmark-start text:name="_Hlk499123550"/><text:span text:style-name="T1">URL : </text:span><text:a xlink:type="simple" xlink:href="http://www.letempsarchives.ch/page/JDG_1953_05_21/1" text:style-name="ListLabel_20_374" text:visited-style-name="ListLabel_20_374"><text:span text:style-name="Internet_20_link"><text:span text:style-name="T1">http://www.letempsarchives.ch/page/JDG_1953_05_21/1</text:span></text:span></text:a><text:bookmark-end text:name="_Hlk499123550"/></text:p>
        </text:list-item>
      </text:list>
      <text:list xml:id="list175955635042837" text:continue-list="list175956330574876" text:style-name="WWNum1">
        <text:list-item>
          <text:p text:style-name="P3"><text:span text:style-name="T3">[ddr_1953-05courfed]</text:span><text:span text:style-name="T78"> « Situation de l'Europe en juin 1953 », </text:span><text:span text:style-name="T13">Courrier Fédéral</text:span><text:span text:style-name="T78">, organe du groupe des 20, en lien avec le </text:span><text:span text:style-name="T79">Centre européen de la Culture</text:span><text:span text:style-name="T78">, n° 2-3(mai-juin 1953), p. 1-7.</text:span></text:p>
        </text:list-item>
        <text:list-item>
          <text:p text:style-name="P3"><text:span text:style-name="T54">[ddr_1953-05-22jg]</text:span><text:span text:style-name="T57"> « Albert Schweizer », </text:span><text:span text:style-name="T47">Journal de Genève</text:span><text:span text:style-name="T57">, n° 118(22 mai 1953), p. 3.</text:span></text:p>
        </text:list-item>
      </text:list>
      <text:list xml:id="list638630679" text:style-name="WWNum145">
        <text:list-item>
          <text:p text:style-name="P201"><text:span text:style-name="T57">URL : </text:span><text:a xlink:type="simple" xlink:href="http://www.letempsarchives.ch/page/JDG_1953_05_22/3" text:style-name="ListLabel_20_388" text:visited-style-name="ListLabel_20_388"><text:span text:style-name="Internet_20_link"><text:span text:style-name="T57">http://www.letempsarchives.ch/page/JDG_1953_05_22/3</text:span></text:span></text:a><text:bookmark text:name="_Hlk499123564"/></text:p>
        </text:list-item>
      </text:list>
      <text:list xml:id="list175957093697321" text:continue-list="list175955635042837" text:style-name="WWNum1">
        <text:list-item>
          <text:p text:style-name="P3"><text:span text:style-name="T3">[ddr_1953-06-20jeur]</text:span><text:span text:style-name="T1"> « Pourquoi je suis Européen », interview par Ch. Maignial, </text:span><text:span text:style-name="T6">Jeune Europe</text:span><text:span text:style-name="T3">,</text:span><text:span text:style-name="T6"> </text:span><text:span text:style-name="T1">n° 7(20 juin 1953), p. 7-8.</text:span></text:p>
        </text:list-item>
        <text:list-item>
          <text:p text:style-name="P3"><text:span text:style-name="T3">[ddr_1953-06les]</text:span><text:span text:style-name="T1"> « Une fausse nouvelle : "Dieu est mort" », </text:span><text:span text:style-name="T6">Liberté de l'esprit</text:span><text:span text:style-name="T1">, n° 41(juin-juillet 1953), p. 141-142.</text:span></text:p>
        </text:list-item>
      </text:list>
      <text:list xml:id="list3432062253" text:style-name="WWNum347">
        <text:list-item>
          <text:p text:style-name="P202"><text:span text:style-name="T85">Trad. anglaise, « False news », </text:span><text:span text:style-name="T91">The Third Hour</text:span><text:span text:style-name="T94">, </text:span><text:span text:style-name="T85">New York, n° 6(1954), p. 9-12.</text:span></text:p>
        </text:list-item>
      </text:list>
      <text:list xml:id="list175956747505003" text:continue-list="list175957093697321" text:style-name="WWNum1">
        <text:list-item>
          <text:p text:style-name="P3"><text:span text:style-name="T3">[ddr_1953-07preuv]</text:span><text:span text:style-name="T1"> « Nous ne sommes pas des esclaves », </text:span><text:span text:style-name="T6">Preuves</text:span><text:span text:style-name="T3">,</text:span><text:span text:style-name="T1"> n° 29(juillet</text:span><text:span text:style-name="T82"> </text:span><text:span text:style-name="T1">1953), p. 3-4.</text:span></text:p>
        </text:list-item>
      </text:list>
      <text:list xml:id="list3394586609" text:style-name="WWNum143">
        <text:list-item>
          <text:p text:style-name="P203"><text:span text:style-name="T1">Rééds., dans de nombreux journaux européens.</text:span></text:p>
        </text:list-item>
        <text:list-item>
          <text:p text:style-name="P203"><text:span text:style-name="T85">Trad. anglaise condensée, </text:span><text:span text:style-name="T90">The new leader</text:span><text:span text:style-name="T85">, 13 juillet 1958, p. 8.</text:span></text:p>
        </text:list-item>
      </text:list>
      <text:list xml:id="list175955859366509" text:continue-list="list175956747505003" text:style-name="WWNum1">
        <text:list-item>
          <text:p text:style-name="P3"><text:span text:style-name="T3">[ddr_1953-07courfed]</text:span><text:span text:style-name="T78"> « Situation de l'Europe en août 1953 : lettre aux Six », </text:span><text:span text:style-name="T13">Courrier Fédéral</text:span><text:span text:style-name="T78">, organe du groupe des 20, en lien avec le </text:span><text:span text:style-name="T79">Centre européen de la Culture</text:span><text:span text:style-name="T78">, n° 4-5(</text:span><text:span text:style-name="T1">juillet-août </text:span><text:span text:style-name="T78">1953), p. 1-6.</text:span></text:p>
        </text:list-item>
        <text:list-item>
          <text:p text:style-name="P3"><text:span text:style-name="T3">[ddr_1953-09preuv]</text:span><text:span text:style-name="T1"> « Les raisons d'être du Congrès de Hambourg », </text:span><text:span text:style-name="T6">Preuves</text:span><text:span text:style-name="T1">, n° 30-31(août-septembre 1953), p. 140-142.</text:span></text:p>
        </text:list-item>
      </text:list>
      <text:list xml:id="list3669841778" text:style-name="WWNum348">
        <text:list-item>
          <text:p text:style-name="P204"><text:span text:style-name="T1">Allocution inaugurale du Congrès « Science et Liberté », juillet 1953.</text:span></text:p>
        </text:list-item>
        <text:list-item>
          <text:p text:style-name="P353"><text:span text:style-name="T60">Trad. espagnole, « El Congreso de Hamburgo : Por qué nos hallamos aquí », </text:span><text:span text:style-name="T65">Cuadernos</text:span><text:span text:style-name="T60">, Paris, n° 3(septembre-décembre 1953), p. 76-78.</text:span></text:p>
        </text:list-item>
      </text:list>
      <text:list xml:id="list175955646499091" text:continue-list="list175955859366509" text:style-name="WWNum1">
        <text:list-item>
          <text:p text:style-name="P3"><text:span text:style-name="T94">[ddr_1953-10enc] </text:span><text:span text:style-name="T170">« Looking for India », </text:span><text:span text:style-name="T171">Encounter</text:span><text:span text:style-name="T170">, vol. 1, n° 1(octobre 1953), p. 36-42.</text:span></text:p>
        </text:list-item>
        <text:list-item>
          <text:p text:style-name="P3"><text:span text:style-name="T3">[ddr_1953-11bcec]</text:span><text:span text:style-name="T1"> « Une prise de conscience européenne », </text:span><text:span text:style-name="T6">Bulletin du Centre européen de la Culture</text:span><text:span text:style-name="T3">,</text:span><text:span text:style-name="T6"> </text:span><text:span text:style-name="T1">Genève, n° 7-8(novembre-décembre 1953), p. 4-8.</text:span></text:p>
          <text:list>
            <text:list-item>
              <text:p text:style-name="P3"><text:soft-page-break/><text:span text:style-name="T1">Rééd., </text:span><text:span text:style-name="T5">Le Monde diplomatique</text:span><text:span text:style-name="T1">, Paris, n° 205(avril 1971), p. 7.</text:span></text:p>
            </text:list-item>
            <text:list-item>
              <text:p text:style-name="P3"><text:span text:style-name="T28">Rééd., </text:span><text:span text:style-name="T15">La table ronde de l'Europe</text:span><text:span text:style-name="T28">, Strasbourg, Conseil de l'Europe, 1954, p. 6-9.</text:span></text:p>
            </text:list-item>
            <text:list-item>
              <text:p text:style-name="P3"><text:span text:style-name="T28">Rééd., </text:span><text:span text:style-name="T6">Preuves</text:span><text:span text:style-name="T1">, n° 35(janvier 1954), p. 3-11.</text:span></text:p>
            </text:list-item>
          </text:list>
        </text:list-item>
        <text:list-item>
          <text:p text:style-name="P3"><text:span text:style-name="T54">[ddr_1953_rudolf-kassner-achtzigsten-geburtstag-rudolf-kassner]</text:span><text:span text:style-name="T53"> « Rudolf Kassner », </text:span><text:span text:style-name="T49">Rudolf Kassner zum achtzigsten Geburtstag</text:span><text:span text:style-name="T53">, Zürich, E. Rentsch, 1953, p. 80-86.</text:span></text:p>
        </text:list-item>
        <text:list-item>
          <text:p text:style-name="P3"><text:span text:style-name="T3">[ddr_1954-05courfed]</text:span><text:span text:style-name="T78"> « Situation de l'Europe en mai 1954 : l'Europe bloquée », </text:span><text:span text:style-name="T13">Courrier Fédéral</text:span><text:span text:style-name="T78">, n° 6-7(mai 1954), p. 1-5.</text:span></text:p>
        </text:list-item>
        <text:list-item>
          <text:p text:style-name="P3"><text:span text:style-name="T3">[ddr_1954-05courfed]</text:span><text:span text:style-name="T78"> « Deux notes sur la souveraineté nationale », </text:span><text:span text:style-name="T13">Courrier Fédéral</text:span><text:span text:style-name="T78">, n° 6-7(mai 1954), p. 33-36.</text:span></text:p>
        </text:list-item>
        <text:list-item>
          <text:p text:style-name="P3"><text:span text:style-name="T3">[ddr_1954-05bcec]</text:span><text:span text:style-name="T1"> « Trois initiales (CEC : Centre européen de la Culture) », </text:span><text:span text:style-name="T6">Bulletin du Centre européen de la Culture</text:span><text:span text:style-name="T3">,</text:span><text:span text:style-name="T6"> </text:span><text:span text:style-name="T1">Genève, n° 3-4(mai-juillet 1954), p. 3-4.</text:span></text:p>
        </text:list-item>
      </text:list>
      <text:list xml:id="list953563675" text:style-name="WWNum349">
        <text:list-item>
          <text:p text:style-name="P205"><text:span text:style-name="T1">Rééd. ? « Trois initiales (CEC) », </text:span><text:span text:style-name="T6">Bulletin du Centre européen de la Culture</text:span><text:span text:style-name="T3">,</text:span><text:span text:style-name="T6"> </text:span><text:span text:style-name="T1">Genève, n° 1-2(1970), p. 39-45.</text:span></text:p>
        </text:list-item>
      </text:list>
      <text:list xml:id="list175956027986179" text:continue-list="list175955646499091" text:style-name="WWNum1">
        <text:list-item>
          <text:p text:style-name="P3"><text:span text:style-name="T3">[ddr_1954-06preuv]</text:span><text:span text:style-name="T1"> « Tragédie de l'Europe à Genève », </text:span><text:span text:style-name="T6">Preuves</text:span><text:span text:style-name="T1">, n° 40(juin 1954), p. 3-4.</text:span></text:p>
        </text:list-item>
        <text:list-item>
          <text:p text:style-name="P3"><text:span text:style-name="T3">[ddr_1954-06-01jeur]</text:span><text:span text:style-name="T179"> « Ce petit cap de l'Asie », </text:span><text:span text:style-name="T173">Jeune Europe</text:span><text:span text:style-name="T179">, n° 27(1 juin 1954), p. 1.</text:span></text:p>
        </text:list-item>
        <text:list-item>
          <text:p text:style-name="P3"><text:span text:style-name="T3">[ddr_1954-07preuv]</text:span><text:span text:style-name="T1"> « Il n'y a pas de "musique moderne" », </text:span><text:span text:style-name="T6">Preuves</text:span><text:span text:style-name="T1">, n° 41(juillet 1954), p. 75-77.</text:span></text:p>
        </text:list-item>
      </text:list>
      <text:list xml:id="list3435735732" text:style-name="WWNum140">
        <text:list-item>
          <text:p text:style-name="P206"><text:span text:style-name="T85">Trad. anglaise, </text:span><text:span text:style-name="T170">« There is no modern music », </text:span><text:span text:style-name="T171">Encounter</text:span><text:span text:style-name="T170">, vol. 3, n° 2(1954), p. 50-51.</text:span></text:p>
          <text:list>
            <text:list-item>
              <text:list>
                <text:list-item>
                  <text:p text:style-name="P206"><text:span text:style-name="T1">Rééd. de la trad., </text:span><text:span text:style-name="T5">Arts Digest</text:span><text:span text:style-name="T1">, vol. 29, n° 9(1</text:span><text:span text:style-name="T146">er</text:span><text:span text:style-name="T1"> février 1955), p. 9 et 17.</text:span></text:p>
                </text:list-item>
              </text:list>
            </text:list-item>
          </text:list>
        </text:list-item>
      </text:list>
      <text:list xml:id="list175956057384776" text:continue-list="list175956027986179" text:style-name="WWNum1">
        <text:list-item>
          <text:p text:style-name="P3"><text:span text:style-name="T3">[ddr_1954-08-12ill]</text:span><text:span text:style-name="T78"> « La C.E.D., ses mythes et sa réalité », </text:span><text:span text:style-name="T14">L'Illustré</text:span><text:span text:style-name="T78">, Lausanne, n° 33(12 août 1954), p. 19.</text:span></text:p>
        </text:list-item>
      </text:list>
      <text:list xml:id="list3623737214" text:style-name="WWNum142">
        <text:list-item>
          <text:p text:style-name="P207"><text:bookmark-start text:name="_Hlk499123587"/><text:span text:style-name="T78">URL : </text:span><text:a xlink:type="simple" xlink:href="http://scriptorium.bcu-lausanne.ch/zoom/194198/view?search=rougemont&amp;page=19" text:style-name="ListLabel_20_380" text:visited-style-name="ListLabel_20_380"><text:span text:style-name="Internet_20_link"><text:span text:style-name="T78">http://scriptorium.bcu-lausanne.ch/zoom/194198/view?search=rougemont&amp;page=19</text:span></text:span></text:a><text:bookmark-end text:name="_Hlk499123587"/></text:p>
        </text:list-item>
      </text:list>
      <text:list xml:id="list175956846040489" text:continue-list="list175956057384776" text:style-name="WWNum1">
        <text:list-item>
          <text:p text:style-name="P3"><text:span text:style-name="T1">[ddr_1954-09diplo] « Visite à M. Denis de Rougemont, directeur du Centre européen de la culture », propos recueillis par Isabelle Vichniac, </text:span><text:span text:style-name="T5">Le Monde diplomataire</text:span><text:span text:style-name="T1">, Paris, septembre 1954, p. 1.</text:span></text:p>
        </text:list-item>
        <text:list-item>
          <text:p text:style-name="P3"><text:span text:style-name="T3">[ddr_1954-10preuv]</text:span><text:span text:style-name="T1"> « De Gasperi l'Européen », </text:span><text:span text:style-name="T6">Preuves</text:span><text:span text:style-name="T1">, n° 44(octobre 1954), p. 14-16.</text:span></text:p>
        </text:list-item>
        <text:list-item>
          <text:p text:style-name="P3"><text:span text:style-name="T3">[ddr_1954-10bcec]</text:span><text:span text:style-name="T78"> « Education européenne », </text:span><text:span text:style-name="T14">Bulletin du Centre européen de la Culture</text:span><text:span text:style-name="T78">, n° 6-7(octobre-novembre 1954), p. 1-4.</text:span></text:p>
        </text:list-item>
      </text:list>
      <text:list xml:id="list648670689" text:style-name="WWNum141">
        <text:list-item>
          <text:p text:style-name="P208"><text:span text:style-name="T78">Rééd., sous le titre « Rien n'est perdu, tout reste à faire », </text:span><text:span text:style-name="T136">France‑Europe</text:span><text:span text:style-name="T141">, Paris, n° 29(janvier 1955), p. 5.</text:span></text:p>
        </text:list-item>
        <text:list-item>
          <text:p text:style-name="P208"><text:span text:style-name="T68">Trad. italienne, « Nulla è perduto per l'Europa, ma tutto resta ancora da fare », </text:span><text:span text:style-name="T72">Neo Europa</text:span><text:span text:style-name="T68">, supplément au n° 1, Bolzano, 10 décembre 1954, p. 1-2.</text:span></text:p>
        </text:list-item>
      </text:list>
      <text:list xml:id="list175955853282070" text:continue-list="list175956846040489" text:style-name="WWNum1">
        <text:list-item>
          <text:p text:style-name="P3"><text:span text:style-name="T3">[ddr_1954-11preuv]</text:span><text:span text:style-name="T1"> « Politique de la peur proclamée », </text:span><text:span text:style-name="T6">Preuves</text:span><text:span text:style-name="T1">, n° 45(novembre 1954), p. 67-68.</text:span></text:p>
        </text:list-item>
        <text:list-item>
          <text:p text:style-name="P3"><text:span text:style-name="T3">[ddr_1954-12bcec]</text:span><text:span text:style-name="T1"> « Orienter les espoirs européens », </text:span><text:span text:style-name="T6">Bulletin du Centre européen de la Culture</text:span><text:span text:style-name="T3">, </text:span><text:span text:style-name="T1">Genève, n° 8-9(décembre 1954 – janvier 1955), p. 1-3.</text:span></text:p>
        </text:list-item>
        <text:list-item>
          <text:p text:style-name="P3"><text:span text:style-name="T3">[ddr_1954-09fed] </text:span><text:span text:style-name="T28">« Fédéralisme et nationalisme », </text:span><text:span text:style-name="T15">Fédération</text:span><text:span text:style-name="T28">, n° 116-117(septembre-octobre 1954), p. 1-16.</text:span></text:p>
        </text:list-item>
      </text:list>
      <text:list xml:id="list1545465708" text:style-name="WWNum139">
        <text:list-item>
          <text:p text:style-name="P209"><text:span text:style-name="T1">Rééd., </text:span><text:span text:style-name="T6">Dix ans d'effort pour unir l'Europe</text:span><text:span text:style-name="T3">,</text:span><text:span text:style-name="T6"> </text:span><text:span text:style-name="T1">Paris, Bureau de liaison franco-allemand, 1955, p. 101-116.</text:span></text:p>
        </text:list-item>
      </text:list>
      <text:list xml:id="list175955960745033" text:continue-list="list175955853282070" text:style-name="WWNum1">
        <text:list-item>
          <text:p text:style-name="P3"><text:span text:style-name="T3">[ddr_1955-02bcec]</text:span><text:span text:style-name="T78"> « Relance européenne ? », </text:span><text:span text:style-name="T14">Bulletin du Centre européen de la Culture</text:span><text:span text:style-name="T78">, n° 3(février 1956), p. 1-2.</text:span></text:p>
        </text:list-item>
        <text:list-item>
          <text:p text:style-name="P3"><text:soft-page-break/><text:span text:style-name="T3">[ddr_1955-03preuv]</text:span><text:span text:style-name="T1"> « De gauche à droite », </text:span><text:span text:style-name="T6">Preuves</text:span><text:span text:style-name="T1">, n° 49(mars 1955), p. 92-93. </text:span></text:p>
        </text:list-item>
        <text:list-item>
          <text:p text:style-name="P3"><text:span text:style-name="T3">[ddr_1955-05preuv]</text:span><text:span text:style-name="T1"> « Le Château aventureux : Passion, Révolution, Nation », </text:span><text:span text:style-name="T6">Preuves</text:span><text:span text:style-name="T1">, n° 51(mai 1955), p. 5-14.</text:span></text:p>
        </text:list-item>
      </text:list>
      <text:list xml:id="list1846972436" text:style-name="WWNum136">
        <text:list-item>
          <text:p text:style-name="P210"><text:span text:style-name="T1">Repris dans </text:span><text:span text:style-name="T5">L'aventure occidentale de l'homme</text:span><text:span text:style-name="T1">, p. 94-121.</text:span></text:p>
        </text:list-item>
      </text:list>
      <text:list xml:id="list175956545421491" text:continue-list="list175955960745033" text:style-name="WWNum1">
        <text:list-item>
          <text:p text:style-name="P3"><text:span text:style-name="T3">[ddr_1955-07-19jg]</text:span><text:span text:style-name="T1"> « Pour un désarmement moral », </text:span><text:span text:style-name="T6">Journal de Genève</text:span><text:span text:style-name="T3">,</text:span><text:span text:style-name="T6"> </text:span><text:span text:style-name="T1">n° 166(19 juillet 1955), p. 1.</text:span></text:p>
        </text:list-item>
      </text:list>
      <text:list xml:id="list1639825392" text:style-name="WWNum330">
        <text:list-item>
          <text:list>
            <text:list-item>
              <text:p text:style-name="P211"><text:bookmark-start text:name="_Hlk499123603"/><text:span text:style-name="T1">URL : </text:span><text:a xlink:type="simple" xlink:href="http://www.letempsarchives.ch/page/JDG_1955_07_19/1" text:style-name="ListLabel_20_374" text:visited-style-name="ListLabel_20_374"><text:span text:style-name="Internet_20_link"><text:span text:style-name="T1">http://www.letempsarchives.ch/page/JDG_1955_07_19/1</text:span></text:span></text:a><text:bookmark-end text:name="_Hlk499123603"/></text:p>
            </text:list-item>
          </text:list>
        </text:list-item>
      </text:list>
      <text:list xml:id="list175956202719769" text:continue-list="list175956545421491" text:style-name="WWNum1">
        <text:list-item>
          <text:p text:style-name="P3"><text:span text:style-name="T3">[ddr_1955-08preuv]</text:span><text:span text:style-name="T1"> « L'exploration de la matière », </text:span><text:span text:style-name="T5">Preuves</text:span><text:span text:style-name="T1">, n° 54(août 1955), p. 3-12.</text:span></text:p>
        </text:list-item>
      </text:list>
      <text:list xml:id="list1764650469" text:style-name="WWNum137">
        <text:list-item>
          <text:p text:style-name="P212"><text:span text:style-name="T1">Repris dans </text:span><text:span text:style-name="T5">l'Aventure occidentale de l'Homme</text:span><text:span text:style-name="T1">, p. 161-182.</text:span></text:p>
        </text:list-item>
      </text:list>
      <text:list xml:id="list175956961562168" text:continue-list="list175956202719769" text:style-name="WWNum1">
        <text:list-item>
          <text:p text:style-name="P3"><text:span text:style-name="T3">[ddr_1955-10preuv]</text:span><text:span text:style-name="T1"> « L'aventure technique », </text:span><text:span text:style-name="T6">Preuves</text:span><text:span text:style-name="T3">,</text:span><text:span text:style-name="T6"> </text:span><text:span text:style-name="T1">n° 56(octobre 1955), p. 10-20.</text:span></text:p>
        </text:list-item>
      </text:list>
      <text:list xml:id="list175956605209720" text:continue-list="list1846972436" text:style-name="WWNum136">
        <text:list-item>
          <text:p text:style-name="P210"><text:span text:style-name="T1">Repris dans </text:span><text:span text:style-name="T5">l'Aventure occidentale de l'Homme</text:span><text:span text:style-name="T1">, p. 183-215.</text:span></text:p>
        </text:list-item>
      </text:list>
      <text:list xml:id="list175956395124379" text:continue-list="list175956961562168" text:style-name="WWNum1">
        <text:list-item>
          <text:p text:style-name="P3"><text:span text:style-name="T3">[ddr_1955-12bcec]</text:span><text:span text:style-name="T78"> « Pourquoi nous persévérons », suivi de « Que s'est-il passé à Genève », </text:span><text:span text:style-name="T14">Bulletin du Centre européen de la Culture</text:span><text:span text:style-name="T78">, n° 2(décembre 1955), p. 1-2.</text:span></text:p>
        </text:list-item>
        <text:list-item>
          <text:p text:style-name="P3"><text:span text:style-name="T3">[ddr_1955_gonzague-reynold-œuvre-reynold-europe]</text:span><text:span text:style-name="T28"> « Reynold et l'Europe », </text:span><text:span text:style-name="T15">Gonzague de Reynold et son œuvre</text:span><text:span text:style-name="T28">, Fribourg, Ed. Univ., 1955, p. 313-314.</text:span></text:p>
        </text:list-item>
      </text:list>
      <text:list xml:id="list2749803511" text:style-name="WWNum138">
        <text:list-item>
          <text:p text:style-name="P213"><text:span text:style-name="T28">Rééd., </text:span><text:span text:style-name="T15">La parole est aux historiens : la Suisse romande de 1900 à nos jours</text:span><text:span text:style-name="T28">, numéro thématique des </text:span><text:span text:style-name="T15">Cahiers de l'Alliance culturelle romande</text:span><text:span text:style-name="T28">, Genève, n° 23(1977), p. 28.</text:span></text:p>
        </text:list-item>
      </text:list>
      <text:list xml:id="list175955814260525" text:continue-list="list175956395124379" text:style-name="WWNum1">
        <text:list-item>
          <text:p text:style-name="P3"><text:span text:style-name="T3">[ddr_1955-10bcec]</text:span><text:span text:style-name="T1"> « Lever de rideau culturel ? », </text:span><text:span text:style-name="T6">Bulletin du Centre européen de la Culture</text:span><text:span text:style-name="T3">, Genève, </text:span><text:span text:style-name="T1">n° 1(octobre 1955), p. 1-5.</text:span></text:p>
        </text:list-item>
        <text:list-item>
          <text:p text:style-name="P3"><text:span text:style-name="T3">[ddr_1955-10bcec]</text:span><text:span text:style-name="T1"> « Pour les grands festivals de musique l’Europe est faite ! », </text:span><text:span text:style-name="T5">Bulletin du Centre européen de la culture</text:span><text:span text:style-name="T1">, Genève, n° 1(octobre 1955), p. 17-18.</text:span></text:p>
        </text:list-item>
        <text:list-item>
          <text:p text:style-name="P3"><text:span text:style-name="T3">[ddr_1955-12bcec]</text:span><text:span text:style-name="T1"> « Pourquoi nous persévérons », </text:span><text:span text:style-name="T6">Bulletin du Centre européen de la Culture</text:span><text:span text:style-name="T3">,</text:span><text:span text:style-name="T6"> </text:span><text:span text:style-name="T1">Genève, n° 2(décembre 1955), p. 1-2.</text:span></text:p>
        </text:list-item>
        <text:list-item>
          <text:p text:style-name="P351"><text:span text:style-name="T3">[ddr_1955-12bcec]</text:span><text:span text:style-name="T1"> « Aperçu historique des relations culturelles Europe-Russie (des débuts à la Guerre de 1914) », </text:span><text:span text:style-name="T5">Bulletin du Centre Européen de la Culture</text:span><text:span text:style-name="T1">, Genève, n° 2(décembre 1955), p. 3-14.</text:span></text:p>
        </text:list-item>
        <text:list-item>
          <text:p text:style-name="P3"><text:span text:style-name="T3">[ddr_1956-01tr]</text:span><text:span text:style-name="T1"> « Tableau du phénomène courtois », </text:span><text:span text:style-name="T15">L'amour courtois et les hérésies de la passion</text:span><text:span text:style-name="T28">, numéro thématique de </text:span><text:span text:style-name="T6">La Table Ronde</text:span><text:span text:style-name="T1">, n° 97(janvier 1956), p. 16-27.</text:span></text:p>
        </text:list-item>
      </text:list>
      <text:list xml:id="list1390792278" text:style-name="WWNum68">
        <text:list-item>
          <text:list>
            <text:list-item>
              <text:p text:style-name="P214"><text:span text:style-name="T1">Repris dans </text:span><text:span text:style-name="T5">L'Amour et l'Occident</text:span><text:span text:style-name="T1">, nouvelle éd., chap. X, Livre II.</text:span></text:p>
            </text:list-item>
          </text:list>
        </text:list-item>
      </text:list>
      <text:list xml:id="list175956689739991" text:continue-list="list175955814260525" text:style-name="WWNum1">
        <text:list-item>
          <text:p text:style-name="P3"><text:span text:style-name="T3">[ddr_1956-01mf]</text:span><text:span text:style-name="T1"> « "Je vivais en ce temps-là..." », </text:span><text:span text:style-name="T6">Mercure de France</text:span><text:span text:style-name="T1">, t. 326, n° 1109(janvier 1956), p. 50-51. </text:span></text:p>
        </text:list-item>
      </text:list>
      <text:list xml:id="list1360839174" text:style-name="WWNum72">
        <text:list-item>
          <text:p text:style-name="P215"><text:span text:style-name="T1">Hommage à Adrienne Monnier.</text:span></text:p>
        </text:list-item>
      </text:list>
      <text:list xml:id="list175955802218225" text:continue-list="list175956689739991" text:style-name="WWNum1">
        <text:list-item>
          <text:p text:style-name="P3"><text:span text:style-name="T1">[ddr_1956</text:span><text:bookmark-start text:name="_Hlk517902540"/><text:span text:style-name="T1">-02bcec]</text:span><text:bookmark-end text:name="_Hlk517902540"/><text:span text:style-name="T1"> « Domaine musical », </text:span><text:span text:style-name="T5">Bulletin du Centre Européen de la Culture</text:span><text:span text:style-name="T1">, 4</text:span><text:span text:style-name="T146">e</text:span><text:span text:style-name="T1"> année, n° 3(février 1956), p. 16-17.</text:span></text:p>
        </text:list-item>
        <text:list-item>
          <text:p text:style-name="P3"><text:span text:style-name="T1">[ddr_1956-02bcec] « Après le Congrès de Trieste », </text:span><text:span text:style-name="T5">Bulletin du Centre Européen de la Culture</text:span><text:span text:style-name="T1">, 4</text:span><text:span text:style-name="T146">e</text:span><text:span text:style-name="T1"> année, n° 3(février 1956), p. 17.</text:span></text:p>
        </text:list-item>
        <text:list-item>
          <text:p text:style-name="P3"><text:span text:style-name="T3">[ddr_1956</text:span><text:span text:style-name="T1">-02bcec] « Une initiative des Sénateurs belges », </text:span><text:span text:style-name="T5">Bulletin du Centre Européen de la Culture</text:span><text:span text:style-name="T1">, 4</text:span><text:span text:style-name="T146">e</text:span><text:span text:style-name="T1"> année, n° 3(février 1956), p. 19-20.</text:span></text:p>
        </text:list-item>
        <text:list-item>
          <text:p text:style-name="P3"><text:span text:style-name="T3">[ddr_1956</text:span><text:span text:style-name="T1">-02bcec] « Une deuxième Table Ronde de l'Europe » in </text:span><text:span text:style-name="T5">Bulletin du Centre Européen de la Culture</text:span><text:span text:style-name="T1">, 4</text:span><text:span text:style-name="T146">e</text:span><text:span text:style-name="T1"> année, n° 3(février 1956), p. 20.</text:span></text:p>
        </text:list-item>
        <text:list-item>
          <text:p text:style-name="P3"><text:span text:style-name="T3">[ddr_1956</text:span><text:span text:style-name="T1">-02bcec] « Europe-U.R.S.S., en attendant le dialogue », </text:span><text:span text:style-name="T5">Bulletin du Centre Européen de la Culture</text:span><text:span text:style-name="T1">, 4</text:span><text:span text:style-name="T146">e</text:span><text:span text:style-name="T1"> année, n° 3(février 1956), p. 21-22.</text:span></text:p>
        </text:list-item>
        <text:list-item>
          <text:p text:style-name="P3"><text:span text:style-name="T3">[ddr_1956</text:span><text:span text:style-name="T1">-04bcec]</text:span><text:span text:style-name="T78"> « A pied d'œuvre », </text:span><text:span text:style-name="T14">Pour une éducation européenne</text:span><text:span text:style-name="T78">, numéro thématique du </text:span><text:span text:style-name="T14">Bulletin du Centre européen de la Culture</text:span><text:span text:style-name="T78">, n° 4(avril-mai 1956), p. </text:span><text:soft-page-break/><text:span text:style-name="T78">1-2.</text:span></text:p>
        </text:list-item>
        <text:list-item>
          <text:p text:style-name="P3"><text:span text:style-name="T3">[ddr_1956</text:span><text:span text:style-name="T1">-04bcec]</text:span><text:span text:style-name="T28"> « Former des Européens », </text:span><text:span text:style-name="T15">Bulletin du Centre européen de la culture</text:span><text:span text:style-name="T28">, Genève, n° 4(avril-mai 1956), p. 32-41.</text:span></text:p>
        </text:list-item>
        <text:list-item>
          <text:p text:style-name="P3"><text:span text:style-name="T3">[ddr_1956</text:span><text:span text:style-name="T1">-06bcec]</text:span><text:span text:style-name="T3"> « [</text:span><text:span text:style-name="T78">Recension de </text:span><text:span text:style-name="T13">La nation-frein : un essai sur la France</text:span><text:span text:style-name="T78"> de François Fontaine</text:span><text:span text:style-name="T1">] »</text:span><text:span text:style-name="T78">, </text:span><text:span text:style-name="T14">Bulletin du Centre européen de la Culture</text:span><text:span text:style-name="T78">, n° 5(juin-juillet 1956), p. 20-21.</text:span></text:p>
        </text:list-item>
        <text:list-item>
          <text:p text:style-name="P3"><text:span text:style-name="T3">[ddr_1956</text:span><text:span text:style-name="T1">-06bcec]</text:span><text:span text:style-name="T78"> « Ce n'est pas du pied du mur... », </text:span><text:span text:style-name="T14">Bulletin du Centre européen de la Culture</text:span><text:span text:style-name="T78">, n° 5(juin-juillet 1956), p. 1-3.</text:span></text:p>
        </text:list-item>
        <text:list-item>
          <text:p text:style-name="P3"><text:span text:style-name="T3">[ddr_1956-08preuv]</text:span><text:span text:style-name="T1"> « Les Joyeux Butors du Kremlin : remarques sur la liquidation de Staline par les siens », </text:span><text:span text:style-name="T6">Preuves</text:span><text:span text:style-name="T3">,</text:span><text:span text:style-name="T1"> n° 66(août 1956), p. 3-16.</text:span></text:p>
        </text:list-item>
      </text:list>
      <text:list xml:id="list3589467926" text:style-name="WWNum134">
        <text:list-item>
          <text:p text:style-name="P216"><text:span text:style-name="T28">Rééd., en postface à </text:span><text:span text:style-name="T15">Autopsie du stalinisme : avec le texte intégral du "Rapport Khrouchtchev"</text:span><text:span text:style-name="T28"> d'A. Rossi, P. Horay, 1957, p. 273-291.</text:span></text:p>
        </text:list-item>
      </text:list>
      <text:list xml:id="list175956793946179" text:continue-list="list175955802218225" text:style-name="WWNum1">
        <text:list-item>
          <text:p text:style-name="P3"><text:span text:style-name="T54">[ddr_1956-08merk]</text:span><text:span text:style-name="T53"> « </text:span><text:span text:style-name="T51">Theologische Elemente der abendländischen Wissenschaft</text:span><text:span text:style-name="T53"> »</text:span><text:span text:style-name="T51">, </text:span><text:span text:style-name="T50">Merkur</text:span><text:span text:style-name="T51">, 10. Jg., H. 102(août 1956), p. 746-760.</text:span></text:p>
        </text:list-item>
        <text:list-item>
          <text:p text:style-name="P3"><text:span text:style-name="T3">[ddr_1956-10fed]</text:span><text:span text:style-name="T1"> « Un exemple pour l'Europe », </text:span><text:span text:style-name="T6">Fédération</text:span><text:span text:style-name="T3">,</text:span><text:span text:style-name="T6"> </text:span><text:span text:style-name="T1">Paris, octobre 1956, p. 596-598.</text:span></text:p>
        </text:list-item>
        <text:list-item>
          <text:p text:style-name="P3"><text:span text:style-name="T3">[ddr_1956-10preuv]</text:span><text:span text:style-name="T1"> « Sur Suez et ses environs historiques</text:span><text:span text:style-name="T101"> », </text:span><text:span text:style-name="T6">Preuves</text:span><text:span text:style-name="T1">, n° 68(octobre 1956), p. 80-82.</text:span></text:p>
        </text:list-item>
        <text:list-item>
          <text:p text:style-name="P3"><text:span text:style-name="T3">[ddr_1956-11preuv]</text:span><text:span text:style-name="T78"> « Sur l'Europe à faire », </text:span><text:span text:style-name="T14">Preuves</text:span><text:span text:style-name="T78">, n° 69(novembre 1956), p. 53-55.</text:span></text:p>
        </text:list-item>
        <text:list-item>
          <text:p text:style-name="P3"><text:span text:style-name="T3">[ddr_1956-11-06jg]</text:span><text:span text:style-name="T1"> « "Oserons-nous encore..."</text:span><text:span text:style-name="T101"> », </text:span><text:span text:style-name="T6">Journal de Genève</text:span><text:span text:style-name="T3">,</text:span><text:span text:style-name="T6"> </text:span><text:span text:style-name="T1">n° 260(6 novembre 1956), p. 1.</text:span></text:p>
        </text:list-item>
      </text:list>
      <text:list xml:id="list1540539267" text:style-name="WWNum71">
        <text:list-item>
          <text:p text:style-name="P217"><text:span text:style-name="T1">A propos du drame hongrois.</text:span></text:p>
        </text:list-item>
        <text:list-item>
          <text:p text:style-name="P217"><text:bookmark-start text:name="_Hlk499123624"/><text:span text:style-name="T1">URL : </text:span><text:a xlink:type="simple" xlink:href="http://www.letempsarchives.ch/page/JDG_1956_11_06/1" text:style-name="ListLabel_20_374" text:visited-style-name="ListLabel_20_374"><text:span text:style-name="Internet_20_link"><text:span text:style-name="T1">http://www.letempsarchives.ch/page/JDG_1956_11_06/1</text:span></text:span></text:a><text:bookmark-end text:name="_Hlk499123624"/></text:p>
        </text:list-item>
      </text:list>
      <text:list xml:id="list175956611942478" text:continue-list="list175956793946179" text:style-name="WWNum1">
        <text:list-item>
          <text:p text:style-name="P3"><text:span text:style-name="T3">[ddr_1956-12bcec] </text:span><text:span text:style-name="T78">« L'</text:span><text:span text:style-name="T79">Europe s'inscrit dans les faits</text:span><text:span text:style-name="T78"> », </text:span><text:span text:style-name="T14">Bulletin du Centre européen de la Culture</text:span><text:span text:style-name="T78">, n° 1(novembre 1956).</text:span></text:p>
          <text:list>
            <text:list-item>
              <text:p text:style-name="P351"><text:span text:style-name="T28">Rééd., avec la trad. italienne, par Andrea Chiti-Batelli, </text:span><text:span text:style-name="T15">L'Europa è imposta dai fatti</text:span><text:span text:style-name="T28">, Genève, Centre européen de la culture, 1957.</text:span></text:p>
            </text:list-item>
          </text:list>
        </text:list-item>
        <text:list-item>
          <text:p text:style-name="P3"><text:span text:style-name="T3">[ddr_1956-12preuv]</text:span><text:span text:style-name="T1"> « Sur le rêve des sciences », </text:span><text:span text:style-name="T6">Preuves</text:span><text:span text:style-name="T1">, n° 70(décembre 1956), p. 75-77.</text:span></text:p>
        </text:list-item>
        <text:list-item>
          <text:p text:style-name="P3"><text:span text:style-name="T75">[ddr_1956_piccola-antologia-federalista-principidottrina-federalista] </text:span><text:span text:style-name="T37">« Principi della dottrina federalista » </text:span><text:span text:style-name="T38">Piccola antologia federalista</text:span><text:span text:style-name="T37">, Roma, Giovane Europa ed., 1956, p. 33-46, trad. par Francesco Fascione.</text:span></text:p>
        </text:list-item>
        <text:list-item>
          <text:p text:style-name="P3"><text:span text:style-name="T3">[ddr_1957-01preuv]</text:span><text:span text:style-name="T1"> « Sur la honte et l'espoir de l'Europe », </text:span><text:span text:style-name="T6">Preuves</text:span><text:span text:style-name="T3">,</text:span><text:span text:style-name="T1"> n° 71(janvier 1957), p. 55-57.</text:span></text:p>
        </text:list-item>
        <text:list-item>
          <text:p text:style-name="P3"><text:span text:style-name="T3">[ddr_1957-01tr]</text:span><text:span text:style-name="T28"> « La voie et l'aventure », </text:span><text:span text:style-name="T15">La Table ronde</text:span><text:span text:style-name="T28">, n° 109(janvier 1957), p. 9-22.</text:span></text:p>
        </text:list-item>
        <text:list-item>
          <text:p text:style-name="P3"><text:span text:style-name="T3">[ddr_1957-02preuv]</text:span><text:span text:style-name="T1"> « Sur Voltaire à Ferney », </text:span><text:span text:style-name="T6">Preuves</text:span><text:span text:style-name="T3">,</text:span><text:span text:style-name="T1"> n° 72(février 1957), p. 68-70.</text:span></text:p>
        </text:list-item>
      </text:list>
      <text:list xml:id="list2641011474" text:style-name="WWNum74">
        <text:list-item>
          <text:p text:style-name="P218"><text:span text:style-name="T28">Rééd., </text:span><text:span text:style-name="T15">"Preuves" : une revue internationale à Paris</text:span><text:span text:style-name="T28">, Julliard, 1989, p. 289-293.</text:span></text:p>
        </text:list-item>
      </text:list>
      <text:list xml:id="list175956333427674" text:continue-list="list175956611942478" text:style-name="WWNum1">
        <text:list-item>
          <text:p text:style-name="P3"><text:span text:style-name="T3">[ddr_1957-02bcec]</text:span><text:span text:style-name="T78"> « Au seuil d'une année décisive », </text:span><text:span text:style-name="T14">Bulletin du Centre européen de la Culture</text:span><text:span text:style-name="T78">, n° 2(février 1957).</text:span></text:p>
        </text:list-item>
        <text:list-item>
          <text:p text:style-name="P3"><text:span text:style-name="T3">[ddr_1957-02-16glaus]</text:span><text:span text:style-name="T28"> « Une lettre de Denis de Rougemont », </text:span><text:span text:style-name="T15">Gazette de Lausanne</text:span><text:span text:style-name="T28">, n° 39(16-17 février 1957), p. 11.</text:span></text:p>
        </text:list-item>
      </text:list>
      <text:list xml:id="list3565110546" text:style-name="WWNum69">
        <text:list-item>
          <text:p text:style-name="P219"><text:span text:style-name="T28">À propos de l'article « Au Pentagone : Duncan Sandys », paru dans le numéro du 2-3 février 1957. </text:span></text:p>
        </text:list-item>
        <text:list-item>
          <text:p text:style-name="P219"><text:bookmark-start text:name="_Hlk499123642"/><text:span text:style-name="T28">URL : </text:span><text:a xlink:type="simple" xlink:href="http://www.letempsarchives.ch/page/GDL_1957_02_16/11" text:style-name="ListLabel_20_370" text:visited-style-name="ListLabel_20_370"><text:span text:style-name="Internet_20_link"><text:span text:style-name="T28">http://www.letempsarchives.ch/page/GDL_1957_02_16/11</text:span></text:span></text:a><text:bookmark-end text:name="_Hlk499123642"/></text:p>
        </text:list-item>
      </text:list>
      <text:list xml:id="list175955627140738" text:continue-list="list175956333427674" text:style-name="WWNum1">
        <text:list-item>
          <text:p text:style-name="P3"><text:span text:style-name="T3">[ddr_1957-03-01nrf]</text:span><text:span text:style-name="T129"> « La découverte du temps ou l'aventure occidentale », </text:span><text:span text:style-name="T11">Nouvelle Revue Française</text:span><text:span text:style-name="T129">, n° 51(mars 1957), p. 400-415.</text:span></text:p>
        </text:list-item>
        <text:list-item>
          <text:p text:style-name="P3"><text:soft-page-break/><text:span text:style-name="T3">[ddr_1957-03preuv]</text:span><text:span text:style-name="T1"> « Sur la neutralité européenne », </text:span><text:span text:style-name="T6">Preuves</text:span><text:span text:style-name="T1">, n° 73(mars 1957), p. 49-51 ; n° 74(avril 1957), p. 68-70 ; n° 75(mai 1957), p. 56-57.</text:span></text:p>
        </text:list-item>
        <text:list-item>
          <text:p text:style-name="P3"><text:span text:style-name="T3">[ddr_1957-04bcec]</text:span><text:span text:style-name="T1"> « Aux racines de l'Europe de demain », </text:span><text:span text:style-name="T6">Bulletin du Centre européen de la Culture</text:span><text:span text:style-name="T3">, </text:span><text:span text:style-name="T1">Genève, n° 3(avril 1957), p. 1-2.</text:span></text:p>
        </text:list-item>
        <text:list-item>
          <text:p text:style-name="P3"><text:span text:style-name="T3">[ddr_1957-04-10arts]</text:span><text:span text:style-name="T1"> « L'ère des loisirs commence », </text:span><text:span text:style-name="T6">Arts</text:span><text:span text:style-name="T1">, n° 614(10 avril 1957).</text:span></text:p>
        </text:list-item>
        <text:list-item>
          <text:p text:style-name="P3"><text:span text:style-name="T3">[ddr_1957-05tr]</text:span><text:span text:style-name="T1"> « Comment est née l'Europe », </text:span><text:span text:style-name="T6">La Table ronde</text:span><text:span text:style-name="T1">, n° 113(mai 1957), p. 9.</text:span></text:p>
        </text:list-item>
        <text:list-item>
          <text:p text:style-name="P3"><text:span text:style-name="T3">[ddr_1957-05tr]</text:span><text:span text:style-name="T28"> « De l'unité de culture à l'union politique », </text:span><text:span text:style-name="T15">La Table ronde</text:span><text:span text:style-name="T28">, n° 113(mai 1957), p. 10-15.</text:span></text:p>
        </text:list-item>
      </text:list>
      <text:list xml:id="list3550664069" text:style-name="WWNum333">
        <text:list-item>
          <text:list>
            <text:list-item>
              <text:p text:style-name="P220"><text:span text:style-name="T53">Trad. allemande, « </text:span><text:span text:style-name="T51">Von der kulturellen Einheit zur politischen Vereinigung Europas</text:span><text:span text:style-name="T53"> »</text:span><text:span text:style-name="T51">, </text:span><text:span text:style-name="T50">Merkur</text:span><text:span text:style-name="T51">, 12. Jg., H. 125(juillet 1958), p. 601-607.</text:span></text:p>
              <text:list>
                <text:list-item>
                  <text:p text:style-name="P220"><text:span text:style-name="T188">Rééd.? « Von der Kulturellen Einheit zur politischen Vereinigung »</text:span><text:span text:style-name="T53">, </text:span><text:span text:style-name="T49">Wir sprechen von Europa</text:span><text:span text:style-name="T53">, Dortmund, Hoesch, 1990, p.</text:span></text:p>
                </text:list-item>
              </text:list>
            </text:list-item>
            <text:list-item>
              <text:p text:style-name="P220"><text:span text:style-name="T58">Trad. tchèque, « Od kulturního společenství k politické jednotĕ », </text:span><text:span text:style-name="T48">Revue Prostor</text:span><text:span text:style-name="T58">, par Alena Lhotová, Praha, 76(2007), p. 119-125.</text:span></text:p>
            </text:list-item>
          </text:list>
        </text:list-item>
      </text:list>
      <text:list xml:id="list175956081743074" text:continue-list="list175955627140738" text:style-name="WWNum1">
        <text:list-item>
          <text:p text:style-name="P3"><text:span text:style-name="T3">[ddr_1957-05tr]</text:span><text:span text:style-name="T1"> « Post-scriptum », </text:span><text:span text:style-name="T6">La Table Ronde</text:span><text:span text:style-name="T1">, n° 113(mai 1957), p. 31.</text:span></text:p>
        </text:list-item>
      </text:list>
      <text:list xml:id="list3388107665" text:style-name="WWNum73">
        <text:list-item>
          <text:p text:style-name="P221"><text:span text:style-name="T1">Réponse à Emmanuel Berl.</text:span></text:p>
        </text:list-item>
      </text:list>
      <text:list xml:id="list175956931717349" text:continue-list="list175956081743074" text:style-name="WWNum1">
        <text:list-item>
          <text:p text:style-name="P3"><text:span text:style-name="T3">[ddr_1957-06real]</text:span><text:span text:style-name="T1"> « La fin du pessimisme », </text:span><text:span text:style-name="T6">Réalités</text:span><text:span text:style-name="T1">, n° 137(juin 1957), p. 27-29.</text:span></text:p>
        </text:list-item>
        <text:list-item>
          <text:p text:style-name="P3"><text:span text:style-name="T3">[ddr_1957-06preuv]</text:span><text:span text:style-name="T1"> « Sur deux écrivains politiques », </text:span><text:span text:style-name="T6">Preuves</text:span><text:span text:style-name="T1">, n° 76(juin 1957), p. 57-59.</text:span></text:p>
        </text:list-item>
        <text:list-item>
          <text:p text:style-name="P3"><text:span text:style-name="T3">[ddr_1957-07preuv]</text:span><text:span text:style-name="T1"> « Sur le pouvoir des intellectuels », </text:span><text:span text:style-name="T6">Preuves</text:span><text:span text:style-name="T1">, n° 77(juillet 1957), p. 46-48.</text:span></text:p>
        </text:list-item>
        <text:list-item>
          <text:p text:style-name="P3"><text:span text:style-name="T94">[ddr_1957-08real] </text:span><text:span text:style-name="T85">« The end of darkness : the shadow of 1984 is fleeing before us », </text:span><text:span text:style-name="T90">Réalités</text:span><text:span text:style-name="T85">, n° 81(août 1957), p. 5-7.</text:span></text:p>
        </text:list-item>
        <text:list-item>
          <text:p text:style-name="P3"><text:span text:style-name="T3">[ddr_1957-09preuv]</text:span><text:span text:style-name="T1"> « L'échéance de septembre », </text:span><text:span text:style-name="T6">Preuves</text:span><text:span text:style-name="T1">, n° 79(septembre 1957), p. 54-55.</text:span></text:p>
        </text:list-item>
        <text:list-item>
          <text:p text:style-name="P3"><text:span text:style-name="T3">[ddr_1957-09preuv]</text:span><text:span text:style-name="T1"> « Sur un certain cynisme », </text:span><text:span text:style-name="T6">Preuves</text:span><text:span text:style-name="T3">, n</text:span><text:span text:style-name="T1">° 79(septembre 1957), p. 72-73.</text:span></text:p>
        </text:list-item>
        <text:list-item>
          <text:p text:style-name="P3"><text:span text:style-name="T3">[ddr_1957-10preuv]</text:span><text:span text:style-name="T1"> « Pourquoi je suis Européen », </text:span><text:span text:style-name="T6">Preuves</text:span><text:span text:style-name="T1">, n° 80(octobre 1957), p. 2.</text:span></text:p>
        </text:list-item>
        <text:list-item>
          <text:p text:style-name="P3"><text:span text:style-name="T3">[ddr_1957-10preuv]</text:span><text:span text:style-name="T1"> « Sur le crépuscule d'un régime », </text:span><text:span text:style-name="T6">Preuves</text:span><text:span text:style-name="T1">, n° 80(octobre 1957), p. 63-65.</text:span></text:p>
        </text:list-item>
        <text:list-item>
          <text:p text:style-name="P3"><text:span text:style-name="T3">[ddr_1957-11preuv]</text:span><text:span text:style-name="T1"> « Sur l'Europe à faire », </text:span><text:span text:style-name="T6">Preuves</text:span><text:span text:style-name="T3">,</text:span><text:span text:style-name="T1"> n° 81(novembre 1957), p. 52-54.</text:span></text:p>
        </text:list-item>
        <text:list-item>
          <text:p text:style-name="P3"><text:span text:style-name="T3">[ddr_1957-12preuv]</text:span><text:span text:style-name="T1"> « Sur la pluralité des satellites (II) », </text:span><text:span text:style-name="T6">Preuves</text:span><text:span text:style-name="T1">, n° 82(décembre 1957), p. 52-54.</text:span></text:p>
        </text:list-item>
      </text:list>
      <text:list xml:id="list2555685391" text:style-name="WWNum329">
        <text:list-item>
          <text:list>
            <text:list-item>
              <text:p text:style-name="P222"><text:span text:style-name="T1">1</text:span><text:span text:style-name="T146">ère</text:span><text:span text:style-name="T1"> partie parue dans </text:span><text:span text:style-name="T5">Preuves</text:span><text:span text:style-name="T1">, décembre 1956.</text:span></text:p>
            </text:list-item>
          </text:list>
        </text:list-item>
      </text:list>
      <text:list xml:id="list175956512871107" text:continue-list="list175956931717349" text:style-name="WWNum1">
        <text:list-item>
          <text:p text:style-name="P3"><text:span text:style-name="T3">[ddr_1957_annuaire-intitut-etudes-europeennes-options-fondamentales]</text:span><text:span text:style-name="T1"> « Les options fondamentales de l'Europe », </text:span><text:span text:style-name="T6">Annuaire 1957 de l'Institut Universitaire d'Etudes Européennes</text:span><text:span text:style-name="T3">,</text:span><text:span text:style-name="T6"> </text:span><text:span text:style-name="T1">Turin, Institut Universitaire d'Etudes Européennes, 1957, p. 1-9.</text:span></text:p>
        </text:list-item>
        <text:list-item>
          <text:p text:style-name="P3"><text:span text:style-name="T94">[ddr_1957_preface-europe-europeans] </text:span><text:span text:style-name="T85">Préface à</text:span><text:span text:style-name="T91"> Europe and the Europeans : an international discussion :</text:span><text:span text:style-name="T90"> a report prepared of the request of the Council of Europe</text:span><text:span text:style-name="T85"> de Max Beloff, London, Chatto</text:span><text:span text:style-name="T98"> &amp;</text:span><text:span text:style-name="T85"> Windus, 1957, p. IX-XVIII.</text:span></text:p>
        </text:list-item>
      </text:list>
      <text:list xml:id="list1582091399" text:style-name="WWNum355">
        <text:list-item>
          <text:p text:style-name="P354"><text:span text:style-name="T53">Repris dans la traduction allemande, Köln, Verlag für Politik und Wirtschaft, 1959.</text:span></text:p>
        </text:list-item>
        <text:list-item>
          <text:p text:style-name="P354"><text:span text:style-name="T1">Repris dans la traduction italienne, </text:span><text:span text:style-name="T28">Milano, Ed. di Comunità, </text:span><text:span text:style-name="T1">1960.</text:span></text:p>
        </text:list-item>
      </text:list>
      <text:list xml:id="list175955874992285" text:continue-list="list175956512871107" text:style-name="WWNum1">
        <text:list-item>
          <text:p text:style-name="P3"><text:soft-page-break/><text:span text:style-name="T3">[ddr_1958-02bcec]</text:span><text:span text:style-name="T1"> « Le Centre européen de la Culture », </text:span><text:span text:style-name="T6">Bulletin du Centre européen de la Culture</text:span><text:span text:style-name="T3">, </text:span><text:span text:style-name="T1">Genève, n° 1(février 1958), p. 1-7.</text:span></text:p>
        </text:list-item>
        <text:list-item>
          <text:p text:style-name="P3"><text:span text:style-name="T3">[ddr_1958-02preuv]</text:span><text:span text:style-name="T1"> « Sur la fabrication des nouvelles et des faits », </text:span><text:span text:style-name="T6">Preuves</text:span><text:span text:style-name="T1">, n° 84(février 1958), p. 56-58.</text:span></text:p>
        </text:list-item>
        <text:list-item>
          <text:p text:style-name="P3"><text:span text:style-name="T3">[ddr_1958-03preuv]</text:span><text:span text:style-name="T1"> « Sur un patriotisme de la terre », </text:span><text:span text:style-name="T6">Preuves</text:span><text:span text:style-name="T1">, n° 85(mars 1958), p. 44-46. </text:span></text:p>
        </text:list-item>
        <text:list-item>
          <text:p text:style-name="P3"><text:span text:style-name="T3">[ddr_1958-04real]</text:span><text:span text:style-name="T1"> « Le dialogue Einstein-Freud », </text:span><text:span text:style-name="T6">Réalités</text:span><text:span text:style-name="T3">,</text:span><text:span text:style-name="T1"> n° 147(avril 1958), p. 39-42.</text:span></text:p>
        </text:list-item>
        <text:list-item>
          <text:p text:style-name="P3"><text:span text:style-name="T3">[ddr_1958-04preuv]</text:span><text:span text:style-name="T1"> « Sur la prétendue décadence de l'Occident », </text:span><text:span text:style-name="T6">Preuves</text:span><text:span text:style-name="T1">, n° 86(avril 1958), p. 45-47.</text:span></text:p>
        </text:list-item>
        <text:list-item>
          <text:p text:style-name="P3"><text:span text:style-name="T3">[ddr_1958-05bcec]</text:span><text:span text:style-name="T78"> « La méthode culturelle », </text:span><text:span text:style-name="T14">Bulletin du Centre européen de la Culture</text:span><text:span text:style-name="T78">, n° 2(mai 1958), p. 27-34.</text:span></text:p>
        </text:list-item>
        <text:list-item>
          <text:p text:style-name="P3"><text:span text:style-name="T3">[ddr_1958-05bcec]</text:span><text:span text:style-name="T78"> « Positions, oppositions et convergences : un essai de synthèse », </text:span><text:span text:style-name="T14">Bulletin du Centre européen de la Culture</text:span><text:span text:style-name="T78">, n° 2(mai 1958), p. 35-40.</text:span></text:p>
        </text:list-item>
        <text:list-item>
          <text:p text:style-name="P3"><text:span text:style-name="T3">[ddr_1958-05preuv]</text:span><text:span text:style-name="T1"> « Sur un centre qui doit être partout », </text:span><text:span text:style-name="T6">Preuves</text:span><text:span text:style-name="T1">, n° 87(mai 1958), p. 48-50.</text:span></text:p>
        </text:list-item>
        <text:list-item>
          <text:p text:style-name="P3"><text:span text:style-name="T3">[ddr_1958-07bcec]</text:span><text:span text:style-name="T78"> « La création d'un centre européen d'enseignement post-universitaire », </text:span><text:span text:style-name="T14">Bulletin du Centre européen de la Culture</text:span><text:span text:style-name="T78">, n° 3(juillet 1958), p. 26-29.</text:span></text:p>
        </text:list-item>
        <text:list-item>
          <text:p text:style-name="P3"><text:span text:style-name="T3">[ddr_1958</text:span><text:span text:style-name="T1">-08preuv] « Sur le régime fédéraliste », </text:span><text:span text:style-name="T6">Preuves</text:span><text:span text:style-name="T3">,</text:span><text:span text:style-name="T1"> n° 90(août 1958), p. 59-61 ; in </text:span><text:span text:style-name="T6">Preuves</text:span><text:span text:style-name="T3">,</text:span><text:span text:style-name="T1"> n° 91(septembre 1958), p. 48-50.</text:span></text:p>
        </text:list-item>
        <text:list-item>
          <text:p text:style-name="P3"><text:span text:style-name="T3">[ddr_1958-10-31jg]</text:span><text:span text:style-name="T1"> « Hommage à Pasternak », </text:span><text:span text:style-name="T6">Journal de Genève, </text:span><text:span text:style-name="T1">n° 255(31 octobre 1958), p. 1.</text:span></text:p>
        </text:list-item>
      </text:list>
      <text:list xml:id="list2421797845" text:style-name="WWNum133">
        <text:list-item>
          <text:p text:style-name="P223"><text:bookmark-start text:name="_Hlk499123696"/><text:span text:style-name="T1">URL : </text:span><text:a xlink:type="simple" xlink:href="http://www.letempsarchives.ch/page/JDG_1958_10_31/1" text:style-name="ListLabel_20_374" text:visited-style-name="ListLabel_20_374"><text:span text:style-name="Internet_20_link"><text:span text:style-name="T1">http://www.letempsarchives.ch/page/JDG_1958_10_31/1</text:span></text:span></text:a><text:bookmark-end text:name="_Hlk499123696"/></text:p>
        </text:list-item>
      </text:list>
      <text:list xml:id="list175957437784614" text:continue-list="list175955874992285" text:style-name="WWNum1">
        <text:list-item>
          <text:p text:style-name="P3"><text:span text:style-name="T3">[ddr_1958-11preuv]</text:span><text:span text:style-name="T1"> « Sur le vocabulaire politique des Français », </text:span><text:span text:style-name="T6">Preuves</text:span><text:span text:style-name="T1">, n° 93(novembre 1958), p. 64-66.</text:span></text:p>
        </text:list-item>
        <text:list-item>
          <text:p text:style-name="P3"><text:span text:style-name="T3">[ddr_1958-12bcec]</text:span><text:span text:style-name="T1"> « </text:span><text:span text:style-name="T101">Et </text:span><text:span text:style-name="T1">dona ferentes : remarques sur la définition inégale de nos valeurs et de nos produits », </text:span><text:span text:style-name="T6">Bulletin du Centre européen de la Culture</text:span><text:span text:style-name="T3">,</text:span><text:span text:style-name="T6"> </text:span><text:span text:style-name="T1">Genève, n° 6(décembre 1958), p. 19-24.</text:span></text:p>
        </text:list-item>
        <text:list-item>
          <text:p text:style-name="P3"><text:span text:style-name="T3">[ddr_1958-01enc]</text:span><text:span text:style-name="T1"> « Man vs. technics ? », </text:span><text:span text:style-name="T5">Encounter</text:span><text:span text:style-name="T1">, vol. 10, n° 1(janvier 1958), p. 43-52.</text:span></text:p>
        </text:list-item>
        <text:list-item>
          <text:p text:style-name="P3"><text:span text:style-name="T3">[ddr_1958_preface-collectif-demain-europe-sans-frontieres] </text:span><text:span text:style-name="T28">Préface à </text:span><text:span text:style-name="T15">Demain l'Europe sans frontières ?</text:span><text:span text:style-name="T28">, Paris, Plon, 1958, p. I-II.</text:span></text:p>
        </text:list-item>
      </text:list>
      <text:list xml:id="list73544491" text:style-name="WWNum132">
        <text:list-item>
          <text:p text:style-name="P224"><text:span text:style-name="T28">Rééd., avec la trad. espagnole, Valence, Fomento de cultura, 1962.</text:span></text:p>
        </text:list-item>
      </text:list>
      <text:list xml:id="list175956526162070" text:continue-list="list175957437784614" text:style-name="WWNum1">
        <text:list-item>
          <text:p text:style-name="P3"><text:span text:style-name="T3">[ddr_19</text:span><text:span text:style-name="T1">59-02preuv] « Nouvelles métamorphoses de Tristan », </text:span><text:span text:style-name="T5">Preuves</text:span><text:span text:style-name="T1">, n° 96(février 1959), p. 14-27.</text:span></text:p>
        </text:list-item>
      </text:list>
      <text:list xml:id="list4166079903" text:style-name="WWNum131">
        <text:list-item>
          <text:p text:style-name="P225"><text:span text:style-name="T53">Trad. allemande, « Tristans neue Gestalt », </text:span><text:span text:style-name="T49">Marginalien zu Vladimir Nabokov </text:span><text:span text:style-name="T53">Lolita, Hamburg, Rowohlt, 1959, p. 1-28.</text:span></text:p>
          <text:list>
            <text:list-item>
              <text:list>
                <text:list-item>
                  <text:p text:style-name="P225"><text:span text:style-name="T44">Rééd. de cette trad., Tristans Neue Gestalt : Dr. Schiwago, Lolita und der Mann ohne Eigenschaften », </text:span><text:span text:style-name="T45">Der Monat</text:span><text:span text:style-name="T44">, Berlin, n° 127(avril 1959), p. 9-21.</text:span></text:p>
                </text:list-item>
              </text:list>
            </text:list-item>
          </text:list>
        </text:list-item>
        <text:list-item>
          <text:p text:style-name="P225"><text:span text:style-name="T1">Repris dans</text:span><text:span text:style-name="T6"> Comme toi-même</text:span><text:span text:style-name="T1">, puis</text:span><text:span text:style-name="T6"> Les Mythes de l'Amour</text:span><text:span text:style-name="T1">, p. 51-88</text:span><text:span text:style-name="T28">.</text:span><text:span text:style-name="T1"> </text:span></text:p>
        </text:list-item>
      </text:list>
      <text:list xml:id="list175956273279084" text:continue-list="list3550664069" text:style-name="WWNum333">
        <text:list-item>
          <text:list>
            <text:list-item>
              <text:p text:style-name="P220"><text:span text:style-name="T129">Rééd. part., « Métamorphoses de Tristan », </text:span><text:span text:style-name="T11">Nouvelle Revue Française</text:span><text:span text:style-name="T129">, n° 77(mai 1959), p. 934-935.</text:span></text:p>
            </text:list-item>
          </text:list>
        </text:list-item>
      </text:list>
      <text:list xml:id="list175956142890844" text:continue-list="list175956526162070" text:style-name="WWNum1">
        <text:list-item>
          <text:p text:style-name="P3"><text:span text:style-name="T1">[drr_1959-03preuv] « Sur une phrase du </text:span><text:span text:style-name="T5">Bloc-Notes</text:span><text:span text:style-name="T1"> », </text:span><text:span text:style-name="T5">Preuves</text:span><text:span text:style-name="T1">, n° 97(</text:span><text:span text:style-name="T78">mars </text:span><text:span text:style-name="T1">1959), p. 53-55.</text:span></text:p>
        </text:list-item>
      </text:list>
      <text:list xml:id="list3536128265" text:style-name="WWNum130">
        <text:list-item>
          <text:p text:style-name="P226"><text:span text:style-name="T1">A propos de François Mauriac.</text:span></text:p>
        </text:list-item>
      </text:list>
      <text:list xml:id="list175956199586624" text:continue-list="list175956142890844" text:style-name="WWNum1">
        <text:list-item>
          <text:p text:style-name="P3"><text:span text:style-name="T3">[ddr_19</text:span><text:span text:style-name="T1">59-06preuv] « Rudolf Kassner et la grandeur », </text:span><text:span text:style-name="T6">Preuves</text:span><text:span text:style-name="T1">, n° 100(juin 1959), p. 63-71.</text:span></text:p>
        </text:list-item>
      </text:list>
      <text:list xml:id="list1710745758" text:style-name="WWNum129">
        <text:list-item>
          <text:p text:style-name="P227"><text:soft-page-break/><text:span text:style-name="T129">Rééd. part., « Rudolph Kassner », </text:span><text:span text:style-name="T11">Nouvelle Revue Française</text:span><text:span text:style-name="T129">, n° </text:span><text:span text:style-name="T1">80(août 1959), p. 346-347.</text:span></text:p>
        </text:list-item>
        <text:list-item>
          <text:p text:style-name="P227"><text:span text:style-name="T44">Trad. allemande, « Rudolf Kassner und die Grösse », </text:span><text:span text:style-name="T45">Der Monat</text:span><text:span text:style-name="T44">, n° 140(mai 1960), p. 22-30.</text:span></text:p>
        </text:list-item>
        <text:list-item>
          <text:p text:style-name="P227"><text:span text:style-name="T1">Repris dans </text:span><text:span text:style-name="T6">Comme toi-même</text:span><text:span text:style-name="T1">, puis dans </text:span><text:span text:style-name="T6">Les Mythes de l'Amour</text:span><text:span text:style-name="T1">, p. 205-228.</text:span></text:p>
        </text:list-item>
      </text:list>
      <text:list xml:id="list175955827559136" text:continue-list="list175956199586624" text:style-name="WWNum1">
        <text:list-item>
          <text:p text:style-name="P3"><text:span text:style-name="T3">[ddr_19</text:span><text:span text:style-name="T1">59-09bcec] « EDITEUROPA : problèmes et promesses d’une formule neuve », </text:span><text:span text:style-name="T5">Bulletin du Centre européen de la culture</text:span><text:span text:style-name="T1">, Genève, 7</text:span><text:span text:style-name="T146">e</text:span><text:span text:style-name="T1"> année, n° 3(septembre 1959), p. 9‑12.</text:span></text:p>
        </text:list-item>
        <text:list-item>
          <text:p text:style-name="P3"><text:span text:style-name="T3">[ddr_19</text:span><text:span text:style-name="T1">59-09-23arts] « L'homme va s'échapper de la prison terre », </text:span><text:span text:style-name="T6">Arts</text:span><text:span text:style-name="T1">, n° 741(23 septembre 1959), p. 1 et 3.</text:span></text:p>
        </text:list-item>
        <text:list-item>
          <text:p text:style-name="P3"><text:span text:style-name="T3">[ddr_19</text:span><text:span text:style-name="T1">59-11preuv] « Sur un chassé-croisé d'idéaux et de faits », </text:span><text:span text:style-name="T6">Preuves</text:span><text:span text:style-name="T1">, n° 105(novembre 1959), p. 53-55.</text:span></text:p>
        </text:list-item>
        <text:list-item>
          <text:p text:style-name="P3"><text:span text:style-name="T94">[ddr_19</text:span><text:span text:style-name="T85">59_family-function-destiny-crisis-modern-couple] </text:span><text:span text:style-name="T87">« The crisis of the modern couple », </text:span><text:span text:style-name="T89">The family : its function and destiny</text:span><text:span text:style-name="T87">, New York, Harper &amp; Brothers, 1959, p. 449-462.</text:span></text:p>
        </text:list-item>
        <text:list-item>
          <text:p text:style-name="P3"><text:span text:style-name="T54">[ddr_19</text:span><text:span text:style-name="T44">59_tristan-isolde-programm-wagner-achevement]</text:span><text:span text:style-name="T53"> « Wagner ou l'achèvement », </text:span><text:span text:style-name="T49">Tristan und Isolde : Programm</text:span><text:span text:style-name="T53">, Bayreuth, Verlag der Festspielleitung, 1959, p. 42-44.</text:span></text:p>
        </text:list-item>
      </text:list>
      <text:list xml:id="list19779451" text:style-name="WWNum350">
        <text:list-item>
          <text:p text:style-name="P228"><text:span text:style-name="T28">Trad. allemande dans le même volume, p. 26-28.</text:span></text:p>
        </text:list-item>
      </text:list>
      <text:list xml:id="list175957572396809" text:continue-list="list175956273279084" text:style-name="WWNum333">
        <text:list-item>
          <text:list>
            <text:list-item>
              <text:list>
                <text:list-item>
                  <text:p text:style-name="P220"><text:span text:style-name="T53">Rééd. de la trad., « Wagner oder Die Vollendung », </text:span><text:span text:style-name="T49">Hundert Jahre Tristan</text:span><text:span text:style-name="T53">, Emsdetten, Verl. Lechte, cop. 1965, p. 159-163.</text:span></text:p>
                </text:list-item>
              </text:list>
            </text:list-item>
          </text:list>
        </text:list-item>
      </text:list>
      <text:list xml:id="list175957284925358" text:continue-list="list19779451" text:style-name="WWNum350">
        <text:list-item>
          <text:p text:style-name="P228"><text:span text:style-name="T28">Rééd., </text:span><text:span text:style-name="T15">Tristan et Isolde</text:span><text:span text:style-name="T28">, Genève, Le Grand Théâtre, 1978, p. 32-33.</text:span></text:p>
        </text:list-item>
      </text:list>
      <text:list xml:id="list175956296527945" text:continue-list="list175955827559136" text:style-name="WWNum1">
        <text:list-item>
          <text:p text:style-name="P3"><text:span text:style-name="T3">[ddr_19</text:span><text:span text:style-name="T1">59bcec] « Trois initiales, ou raison d'être et objectifs du CEC », </text:span><text:span text:style-name="T6">Bulletin du Centre européen de la Culture</text:span><text:span text:style-name="T3">,</text:span><text:span text:style-name="T6"> </text:span><text:span text:style-name="T1">Genève, 7</text:span><text:span text:style-name="T146">e</text:span><text:span text:style-name="T1"> année, n° 6(1959-1960), p. 1-7.</text:span></text:p>
        </text:list-item>
        <text:list-item>
          <text:p text:style-name="P3"><text:span text:style-name="T3">[ddr_1960-07fraca]</text:span><text:span text:style-name="T179"> « La culture, c'est transmettre et situer », </text:span><text:span text:style-name="T173">France catholique</text:span><text:span text:style-name="T179">, n° 710(8 juillet 1960).</text:span><text:span text:style-name="T1"> </text:span></text:p>
        </text:list-item>
        <text:list-item>
          <text:p text:style-name="P3"><text:span text:style-name="T3">[ddr_1960-07fraca]</text:span><text:span text:style-name="T1"> « La liberté et le sens de la vie », </text:span><text:span text:style-name="T6">La France catholique</text:span><text:span text:style-name="T3">,</text:span><text:span text:style-name="T6"> </text:span><text:span text:style-name="T1">n° 710(8 juillet 1960), p. </text:span><text:span text:style-name="T3">116.</text:span></text:p>
        </text:list-item>
      </text:list>
      <text:list xml:id="list2864669726" text:style-name="WWNum351">
        <text:list-item>
          <text:p text:style-name="P229"><text:span text:style-name="T1">Conférence de clôture du Congrès pour la Liberté de la Culture, Berlin, 16-22 juin 1960.</text:span></text:p>
        </text:list-item>
      </text:list>
      <text:list xml:id="list175957449100404" text:continue-list="list175956296527945" text:style-name="WWNum1">
        <text:list-item>
          <text:p text:style-name="P3"><text:span text:style-name="T3">[ddr_1960re]</text:span><text:span text:style-name="T1"> « Suite neuchâteloise : fragment », </text:span><text:span text:style-name="T5">Vin, vigne, vignerons</text:span><text:span text:style-name="T1">, numéro thématique de </text:span><text:span text:style-name="T5">Revue neuchâteloise</text:span><text:span text:style-name="T1">, n° 12(automne 1960), p. 56.</text:span></text:p>
        </text:list-item>
      </text:list>
      <text:list xml:id="list468710026" text:style-name="WWNum352">
        <text:list-item>
          <text:p text:style-name="P230"><text:span text:style-name="T1">Accès en ligne : </text:span><text:a xlink:type="simple" xlink:href="http://doc.rero.ch/record/29087" text:style-name="ListLabel_20_374" text:visited-style-name="ListLabel_20_374"><text:span text:style-name="Internet_20_link"><text:span text:style-name="T1">http://doc.rero.ch/record/29087</text:span></text:span></text:a></text:p>
        </text:list-item>
      </text:list>
      <text:list xml:id="list175955771461430" text:continue-list="list175957449100404" text:style-name="WWNum1">
        <text:list-item>
          <text:p text:style-name="P3"><text:span text:style-name="T3">[ddr_1960-03preuv]</text:span><text:span text:style-name="T1"> « Sur la détente et les intellectuels », </text:span><text:span text:style-name="T6">Preuves</text:span><text:span text:style-name="T1">, n° 109(mars 1960), p. 66-68.</text:span></text:p>
        </text:list-item>
        <text:list-item>
          <text:p text:style-name="P3"><text:span text:style-name="T3">[ddr_1960-03tr]</text:span><text:span text:style-name="T1"> « Le nationalisme et l'Europe », </text:span><text:span text:style-name="T6">La Table Ronde</text:span><text:span text:style-name="T1">, n° 147(mars 1960), p. 9-26.</text:span></text:p>
        </text:list-item>
        <text:list-item>
          <text:p text:style-name="P3"><text:span text:style-name="T3">[ddr_1960-03real]</text:span><text:span text:style-name="T1"> « Le Concile de la dernière chance : un péché mortel : la désunion des Chrétiens », </text:span><text:span text:style-name="T6">Réalités</text:span><text:span text:style-name="T1">, n° 170(mars 1960), p. 66-67.</text:span></text:p>
        </text:list-item>
        <text:list-item>
          <text:p text:style-name="P3"><text:span text:style-name="T3">[ddr_1960-08preuv]</text:span><text:span text:style-name="T1"> « Les incidences du progrès sur les libertés », </text:span><text:span text:style-name="T6">Preuves</text:span><text:span text:style-name="T1">, n° 114(août 1960), p. 8-10.</text:span></text:p>
        </text:list-item>
        <text:list-item>
          <text:p text:style-name="P3"><text:span text:style-name="T3">[ddr_1960-09-21arts]</text:span><text:span text:style-name="T1"> « Quel est l'avenir de la race blanche ? », </text:span><text:span text:style-name="T5">Arts</text:span><text:span text:style-name="T1">, n° 788(21 septembre 1960), p. 1 et 15.</text:span></text:p>
        </text:list-item>
        <text:list-item>
          <text:p text:style-name="P3"><text:span text:style-name="T3">[ddr_1960-10cce]</text:span><text:span text:style-name="T1"> « Bref historique de la Fondation : une fusée à trois étages », </text:span><text:span text:style-name="T6">Caractère et Culture de l'Europe</text:span><text:span text:style-name="T3">,</text:span><text:span text:style-name="T6"> </text:span><text:span text:style-name="T1">Amsterdam, n° 4(octobre 1960), p. 5-6.</text:span></text:p>
        </text:list-item>
      </text:list>
      <text:list xml:id="list3525439473" text:style-name="WWNum359">
        <text:list-item>
          <text:p text:style-name="P231"><text:span text:style-name="T28">À propos de la </text:span><text:span text:style-name="T1">Fondation européenne de la Culture.</text:span></text:p>
        </text:list-item>
      </text:list>
      <text:list xml:id="list175955899073989" text:continue-list="list175955771461430" text:style-name="WWNum1">
        <text:list-item>
          <text:p text:style-name="P3"><text:span text:style-name="T3">[ddr_1960ssoc]</text:span><text:span text:style-name="T28"> « Eclipse ou disparition d'une civilisation ? », </text:span><text:span text:style-name="T15">Stato sociale</text:span><text:span text:style-name="T28">, Torino, fasc. 6(1960), p. 546-561.</text:span></text:p>
        </text:list-item>
        <text:list-item>
          <text:p text:style-name="P3"><text:span text:style-name="T3">[ddr_1960bcec]</text:span><text:span text:style-name="T78"> « La Règle d'Or – ou Principes de l'éducation européenne », </text:span><text:soft-page-break/><text:span text:style-name="T14">Bulletin du Centre européen de la Culture</text:span><text:span text:style-name="T78">, 8</text:span><text:span text:style-name="T163">e</text:span><text:span text:style-name="T78"> année, n° 3(1960-1961), p. 1-11.</text:span></text:p>
        </text:list-item>
        <text:list-item>
          <text:p text:style-name="P3"><text:span text:style-name="T54">[ddr_1960mak]</text:span><text:span text:style-name="T53"> « Probleme der Europäischen Festspiele », </text:span><text:span text:style-name="T49">Maske und Kothurn</text:span><text:span text:style-name="T53">, Graz, Köln, Jg. 6., H. 2(1960), p. 97-100.</text:span></text:p>
        </text:list-item>
        <text:list-item>
          <text:p text:style-name="P3"><text:span text:style-name="T3">[ddr_1961-02-07arts]</text:span><text:span text:style-name="T1"> « L'Amour en cause », </text:span><text:span text:style-name="T6">Arts</text:span><text:span text:style-name="T1">, n° (7 février 1961), p. 1 et 4.</text:span></text:p>
        </text:list-item>
        <text:list-item>
          <text:p text:style-name="P3"><text:span text:style-name="T3">[ddr_1961-04-01nrf]</text:span><text:span text:style-name="T28"> « La personne, l'ange et l'absolu, ou le dialogue Occident-Orient », </text:span><text:span text:style-name="T15">Nouvelle Fevue Française</text:span><text:span text:style-name="T28">, n° 100(avril 1961), p. 586-617.</text:span></text:p>
        </text:list-item>
      </text:list>
      <text:list xml:id="list2093814728" text:style-name="WWNum128">
        <text:list-item>
          <text:p text:style-name="P232"><text:span text:style-name="T1">Repris dans </text:span><text:span text:style-name="T6">Comme toi-même</text:span><text:span text:style-name="T1">, p. 229-269.</text:span></text:p>
        </text:list-item>
      </text:list>
      <text:list xml:id="list175956421525534" text:continue-list="list175955899073989" text:style-name="WWNum1">
        <text:list-item>
          <text:p text:style-name="P3"><text:span text:style-name="T3">[ddr_1961-05-09arts]</text:span><text:span text:style-name="T1"> « Les quatre amours », </text:span><text:span text:style-name="T5">Arts</text:span><text:span text:style-name="T1">, n° 820(9 mai 1961), p. 1 et 4.</text:span></text:p>
          <text:list>
            <text:list-item>
              <text:p text:style-name="P3"><text:span text:style-name="T134">Repris dans </text:span><text:span text:style-name="T135">Comme toi-même</text:span><text:span text:style-name="T134">, p. 246-257.</text:span></text:p>
            </text:list-item>
          </text:list>
        </text:list-item>
        <text:list-item>
          <text:p text:style-name="P3"><text:span text:style-name="T1">[ddr_1961-07cce] </text:span><text:span text:style-name="T134">« Culture et technique », </text:span><text:span text:style-name="T135">Caractère et culture de l'Europe</text:span><text:span text:style-name="T134">, Amsterdam, n° 5(juillet 1961), p. 5-9.</text:span></text:p>
        </text:list-item>
        <text:list-item>
          <text:p text:style-name="P3"><text:span text:style-name="T3">[ddr_1961-09preuv]</text:span><text:span text:style-name="T1"> « Pour Berlin », </text:span><text:span text:style-name="T6">Preuves</text:span><text:span text:style-name="T3">,</text:span><text:span text:style-name="T6"> </text:span><text:span text:style-name="T1">n° 127(septembre 1961), p. 56.</text:span></text:p>
        </text:list-item>
        <text:list-item>
          <text:p text:style-name="P3"><text:span text:style-name="T3">[ddr_1961-10</text:span><text:span text:style-name="T1">preuv] « Le carrefour fabuleux (Dialectique des mythes) », </text:span><text:span text:style-name="T6">Preuves</text:span><text:span text:style-name="T1">, n° 122(octobre 1961), p. 3-15 ; n° 123(novembre 1961), p. 33-40. </text:span></text:p>
        </text:list-item>
      </text:list>
      <text:list xml:id="list3645673466" text:style-name="WWNum7">
        <text:list-item>
          <text:p text:style-name="P233"><text:span text:style-name="T1">Repris dans </text:span><text:span text:style-name="T6">Comme toi-même</text:span><text:span text:style-name="T1">, p. 121-176.</text:span></text:p>
        </text:list-item>
      </text:list>
      <text:list xml:id="list175957272280431" text:continue-list="list175956421525534" text:style-name="WWNum1">
        <text:list-item>
          <text:p text:style-name="P3"><text:span text:style-name="T3">[ddr_1961-12-29vp]</text:span><text:span text:style-name="T1"> « Billet simple », </text:span><text:span text:style-name="T6">La Vie protestante</text:span><text:span text:style-name="T3">,</text:span><text:span text:style-name="T6"> </text:span><text:span text:style-name="T1">Genève, 29 décembre 1961.</text:span></text:p>
        </text:list-item>
        <text:list-item>
          <text:p text:style-name="P3"><text:span text:style-name="T3">[ddr_1961-08smh]</text:span><text:span text:style-name="T26"> « Originalité de la culture européenne comparée aux autres cultures », </text:span><text:bookmark-start text:name="_Hlk499123721"/><text:span text:style-name="T19">Schweizer Monatshefte</text:span><text:span text:style-name="T26">, Jg. 40, n° 5(août 1960), p. 506-516.</text:span></text:p>
        </text:list-item>
      </text:list>
      <text:list xml:id="list112959107" text:style-name="WWNum4">
        <text:list-item>
          <text:list>
            <text:list-item>
              <text:p text:style-name="P234"><text:bookmark-end text:name="_Hlk499123721"/><text:bookmark-start text:name="_Hlk499123707"/><text:span text:style-name="T26">URL : </text:span><text:a xlink:type="simple" xlink:href="http://dx.doi.org/10.5169/seals-161102" text:style-name="ListLabel_20_389" text:visited-style-name="ListLabel_20_389"><text:span text:style-name="Internet_20_link"><text:span text:style-name="T26">http://dx.doi.org/10.5169/seals-161102</text:span></text:span></text:a><text:bookmark-end text:name="_Hlk499123707"/></text:p>
            </text:list-item>
            <text:list-item>
              <text:p text:style-name="P234"><text:span text:style-name="T1">Autre éd., </text:span><text:span text:style-name="T6">Caractère et Culture de l'Europe</text:span><text:span text:style-name="T3">,</text:span><text:span text:style-name="T6"> </text:span><text:span text:style-name="T1">Amsterdam, n° 2-3(1960), p. 28-34.</text:span></text:p>
            </text:list-item>
          </text:list>
        </text:list-item>
      </text:list>
      <text:list xml:id="list175957112702834" text:continue-list="list175957272280431" text:style-name="WWNum1">
        <text:list-item>
          <text:p text:style-name="P3"><text:span text:style-name="T3">[ddr_1961bcec]</text:span><text:span text:style-name="T1"> « Prédictions et réalités : Russie, Europe, Etats-Unis », </text:span><text:span text:style-name="T6">Bulletin européen de la Culture</text:span><text:span text:style-name="T3">, </text:span><text:span text:style-name="T1">Genève, n° 1(1960-1961), p. 1-44.</text:span></text:p>
        </text:list-item>
        <text:list-item>
          <text:p text:style-name="P3"><text:span text:style-name="T3">[ddr_1961bcec] </text:span><text:span text:style-name="T78">Introduction au </text:span><text:span text:style-name="T14">Guide européen de l'enseignement civique</text:span><text:span text:style-name="T78">, numéro thématique de </text:span><text:span text:style-name="T14">Bulletin du Centre européen de la Culture</text:span><text:span text:style-name="T78">, n° 4(1960-1961). </text:span></text:p>
        </text:list-item>
        <text:list-item>
          <text:p text:style-name="P3"><text:span text:style-name="T3">[ddr_1961bcec]</text:span><text:span text:style-name="T1"> « Esquisse d'une biographie : J. H. Retinger », </text:span><text:span text:style-name="T6">Bulletin du Centre Européen de la Culture</text:span><text:span text:style-name="T3">, </text:span><text:span text:style-name="T1">Genève, n° 5(1960-1961), p. 20-50.</text:span></text:p>
        </text:list-item>
        <text:list-item>
          <text:p text:style-name="P3"><text:span text:style-name="T3">[ddr_1961bcec]</text:span><text:span text:style-name="T1"> « Généalogie des grands desseins européens. De 1306 à 1961 », </text:span><text:span text:style-name="T6">Bulletin du Centre européen de la Culture</text:span><text:span text:style-name="T3">,</text:span><text:span text:style-name="T6"> </text:span><text:span text:style-name="T1">Genève, n° 6(1960-1961), p. 1-89.</text:span></text:p>
        </text:list-item>
        <text:list-item>
          <text:p text:style-name="P3"><text:span text:style-name="T3">[ddr_1961barllf]</text:span><text:span text:style-name="T1"> « Sur Tristan : discours à l'Académie Royale de Belgique », </text:span><text:span text:style-name="T6">Bulletin de l'Académie royale de langue et littérature française</text:span><text:span text:style-name="T3">, </text:span><text:span text:style-name="T1">Bruxelles, t. 39(1961), p. 214-221.</text:span></text:p>
        </text:list-item>
      </text:list>
      <text:list xml:id="list527417893" text:style-name="WWNum5">
        <text:list-item>
          <text:p text:style-name="P235"><text:bookmark-start text:name="_Hlk499123737"/><text:span text:style-name="T1">URL : </text:span><text:a xlink:type="simple" xlink:href="http://arllfb.be/bulletin/bulletinsnumerises/bulletin_1961_xxxix_04.pdf" text:style-name="ListLabel_20_374" text:visited-style-name="ListLabel_20_374"><text:span text:style-name="Internet_20_link"><text:span text:style-name="T1">http://arllfb.be/bulletin/bulletinsnumerises/bulletin_1961_xxxix_04.pdf</text:span></text:span></text:a><text:bookmark-end text:name="_Hlk499123737"/></text:p>
        </text:list-item>
        <text:list-item>
          <text:p text:style-name="P235"><text:span text:style-name="T1">A été publié en brochure à part, sous le titre </text:span><text:span text:style-name="T6">Tristan et Iseut à travers le temps</text:span><text:span text:style-name="T3">, avec d’autres discours prononcés à cette occasion.</text:span></text:p>
        </text:list-item>
      </text:list>
      <text:list xml:id="list175957381530088" text:continue-list="list175957112702834" text:style-name="WWNum1">
        <text:list-item>
          <text:p text:style-name="P3"><text:span text:style-name="T3">[ddr_1961csas]</text:span><text:span text:style-name="T78"> « Le Temps de la louange », à propos de Jean-Paul de Dadelsen, </text:span><text:span text:style-name="T14">Cahiers des saisons</text:span><text:span text:style-name="T78">, n° 26(été 1961), p. 21-24.</text:span></text:p>
        </text:list-item>
      </text:list>
      <text:list xml:id="list2675919576" text:style-name="WWNum6">
        <text:list-item>
          <text:p text:style-name="P236"><text:span text:style-name="T1">Hommage à Jean-Paul de Dadelsen.</text:span></text:p>
        </text:list-item>
        <text:list-item>
          <text:p text:style-name="P236"><text:span text:style-name="T95">Rééd., </text:span><text:span text:style-name="T93">Cadmos</text:span><text:span text:style-name="T95">, n° 38(1987), p. 97-99.</text:span></text:p>
        </text:list-item>
        <text:list-item>
          <text:p text:style-name="P236"><text:span text:style-name="T78">Rééd., sous le titre « Jonas », en préface à </text:span><text:span text:style-name="T14">Jonas</text:span><text:span text:style-name="T78"> suivi des </text:span><text:span text:style-name="T14">Ponts de Budapest et autres poèmes</text:span><text:span text:style-name="T78"> de Jean-Paul de Dadelsen, éd. de Baptiste-Marrey, Paris, Gallimard, 2005, coll. Poésie, n° 405, p. 11-12.</text:span></text:p>
        </text:list-item>
      </text:list>
      <text:list xml:id="list175957519666402" text:continue-list="list175957381530088" text:style-name="WWNum1">
        <text:list-item>
          <text:p text:style-name="P3"><text:span text:style-name="T54">[ddr_1961_dauer-wandel-burckhardt-meilleurs-esprits]</text:span><text:span text:style-name="T53"> « Nos meilleurs esprits », </text:span><text:span text:style-name="T49">Dauer im Wandel : Festschrift zum 70. Geburtstag von Carl J. Burckhardt</text:span><text:span text:style-name="T53">, München, Georg D.W. Callwey, cop. 1961, p. 343-346.</text:span></text:p>
        </text:list-item>
        <text:list-item>
          <text:p text:style-name="P3"><text:span text:style-name="T3">[ddr_1962-03-03glaus]</text:span><text:span text:style-name="T1"> « Fédéralisme et culture », </text:span><text:span text:style-name="T6">Gazette littéraire</text:span><text:span text:style-name="T3">, </text:span><text:soft-page-break/><text:span text:style-name="T3">supplément de</text:span><text:span text:style-name="T6"> la Gazette de Lausanne</text:span><text:span text:style-name="T3">,</text:span><text:span text:style-name="T6"> </text:span><text:span text:style-name="T1">n° 52(3-4 mars 1962), p. 13.</text:span></text:p>
        </text:list-item>
      </text:list>
      <text:list xml:id="list2526006224" text:style-name="WWNum9">
        <text:list-item>
          <text:p text:style-name="P237"><text:span text:style-name="T1">Extrait d'une conférence donnée au </text:span><text:span text:style-name="T5">Congrès pour une collaboration culturelle romande</text:span><text:span text:style-name="T1">. </text:span></text:p>
        </text:list-item>
        <text:list-item>
          <text:p text:style-name="P237"><text:bookmark-start text:name="_Hlk499123752"/><text:span text:style-name="T1">URL : </text:span><text:a xlink:type="simple" xlink:href="http://www.letempsarchives.ch/page/GDL_1962_03_03/13" text:style-name="ListLabel_20_374" text:visited-style-name="ListLabel_20_374"><text:span text:style-name="Internet_20_link"><text:span text:style-name="T1">http://www.letempsarchives.ch/page/GDL_1962_03_03/13</text:span></text:span></text:a><text:bookmark-end text:name="_Hlk499123752"/></text:p>
        </text:list-item>
      </text:list>
      <text:list xml:id="list175957168208333" text:continue-list="list175957519666402" text:style-name="WWNum1">
        <text:list-item>
          <text:p text:style-name="P3"><text:span text:style-name="T3">[ddr_1962-06-06arts]</text:span><text:span text:style-name="T1"> « Le miracle européen a créé le monde civilisé », </text:span><text:span text:style-name="T6">Arts</text:span><text:span text:style-name="T1">, n° 872(6 juin 1962), p. 1-2.</text:span></text:p>
        </text:list-item>
        <text:list-item>
          <text:p text:style-name="P3"><text:span text:style-name="T3">[ddr_1962-06-13arts]</text:span><text:span text:style-name="T1"> « L'Europe détient les secrets de l'avenir, mais a-t-elle la volonté de vivre ? », </text:span><text:span text:style-name="T6">Arts</text:span><text:span text:style-name="T1">, n° 873(13 juin 1962), p…</text:span></text:p>
        </text:list-item>
        <text:list-item>
          <text:p text:style-name="P3"><text:span text:style-name="T3">[ddr_1962-06-20arts]</text:span><text:span text:style-name="T179"> « Les 12 vices de l'Europe », </text:span><text:span text:style-name="T173">Arts</text:span><text:span text:style-name="T179">, n° 874(20 juin 1962), p. 2.</text:span></text:p>
          <text:list>
            <text:list-item>
              <text:p text:style-name="P3"><text:span text:style-name="T1">Autre titre trouvé : « Le monde entier irrite l'Europe et la méprise autant qu'il la jalouse ! ».</text:span></text:p>
            </text:list-item>
          </text:list>
        </text:list-item>
        <text:list-item>
          <text:p text:style-name="P3"><text:span text:style-name="T3">[ddr_1962-06-27arts]</text:span><text:span text:style-name="T1"> « L'Europe est un colosse qui s'ignore (encore) », </text:span><text:span text:style-name="T6">Arts</text:span><text:span text:style-name="T1">, n° 875(27 juin 1962).</text:span></text:p>
        </text:list-item>
        <text:list-item>
          <text:p text:style-name="P3"><text:span text:style-name="T3">[ddr_1962-06-23trige]</text:span><text:span text:style-name="T1"> « Journal d'un témoin », </text:span><text:span text:style-name="T6">Tribune de Genève</text:span><text:span text:style-name="T3">,</text:span><text:span text:style-name="T6"> </text:span><text:span text:style-name="T1">23-24 juin 1962.</text:span></text:p>
        </text:list-item>
      </text:list>
      <text:list xml:id="list681854536" text:style-name="WWNum8">
        <text:list-item>
          <text:p text:style-name="P238"><text:span text:style-name="T1">Suivi de « La Ligue du Gothard : premier mouvement de résistance : Journal d'un témoin II », </text:span><text:span text:style-name="T6">Tribune de Genève</text:span><text:span text:style-name="T3">, </text:span><text:span text:style-name="T1">25 juin 1962</text:span></text:p>
        </text:list-item>
        <text:list-item>
          <text:p text:style-name="P238"><text:span text:style-name="T1">Et de « La conjuration des officiers en juin 1940 : Journal d'un témoin </text:span><text:span text:style-name="T101">III</text:span><text:span text:style-name="T1"> », </text:span><text:span text:style-name="T6">Tribune de Genève</text:span><text:span text:style-name="T3">,</text:span><text:span text:style-name="T6"> </text:span><text:span text:style-name="T1">26 juin 1962.</text:span></text:p>
        </text:list-item>
        <text:list-item>
          <text:p text:style-name="P238"><text:span text:style-name="T1">Repris dans </text:span><text:span text:style-name="T5">Journal d'une époque</text:span><text:span text:style-name="T1">, p. 421 </text:span><text:span text:style-name="T6">sq</text:span><text:span text:style-name="T3">.</text:span></text:p>
        </text:list-item>
      </text:list>
      <text:list xml:id="list175957250050492" text:continue-list="list175957168208333" text:style-name="WWNum1">
        <text:list-item>
          <text:p text:style-name="P3"><text:span text:style-name="T3">[ddr_1962-06-30glaus]</text:span><text:span text:style-name="T1"> « L'Europe est d'abord une culture », </text:span><text:span text:style-name="T6">Gazette littéraire</text:span><text:span text:style-name="T3">, supplément de</text:span><text:span text:style-name="T6"> la Gazette de Lausanne</text:span><text:span text:style-name="T3">,</text:span><text:span text:style-name="T6"> </text:span><text:span text:style-name="T1">n° 151(30 juin 1962), p. 13.</text:span></text:p>
        </text:list-item>
      </text:list>
      <text:list xml:id="list2115731658" text:style-name="WWNum10">
        <text:list-item>
          <text:p text:style-name="P239"><text:bookmark-start text:name="_Hlk499123762"/><text:span text:style-name="T1">URL : </text:span><text:a xlink:type="simple" xlink:href="http://www.letempsarchives.ch/page/GDL_1962_06_30/13" text:style-name="ListLabel_20_374" text:visited-style-name="ListLabel_20_374"><text:span text:style-name="Internet_20_link"><text:span text:style-name="T1">http://www.letempsarchives.ch/page/GDL_1962_06_30/13</text:span></text:span></text:a><text:bookmark-end text:name="_Hlk499123762"/></text:p>
        </text:list-item>
      </text:list>
      <text:list xml:id="list175956096011988" text:continue-list="list175957250050492" text:style-name="WWNum1">
        <text:list-item>
          <text:p text:style-name="P3"><text:span text:style-name="T3">[ddr_1962-10-03arts] « [</text:span><text:span text:style-name="T1">Réponse à l'enquête « Un refus d'aimer »] », </text:span><text:span text:style-name="T6">Arts</text:span><text:span text:style-name="T1">, n° </text:span><text:span text:style-name="T134">864</text:span><text:span text:style-name="T1">(3 octobre 1962), p. 18. </text:span></text:p>
        </text:list-item>
        <text:list-item>
          <text:p text:style-name="P3"><text:span text:style-name="T3">[ddr_1962-11comeur]</text:span><text:span text:style-name="T1"> « La commune, base essentielle de notre civilisation », </text:span><text:span text:style-name="T6">Communes d'Europe</text:span><text:span text:style-name="T3">, c</text:span><text:span text:style-name="T1">ahier 29(novembre-décembre 1962), p. 5 et 20.</text:span></text:p>
        </text:list-item>
        <text:list-item>
          <text:p text:style-name="P3"><text:span text:style-name="T67">[ddr_1962_testimonios-victoria-ocampo-regne-victoria] </text:span><text:span text:style-name="T61">« Le règne de Victoria », </text:span><text:span text:style-name="T63">Testimonios sobre Victoria Ocampo</text:span><text:span text:style-name="T61">, Buenos Aires, s.n., 1962, p. 318-320.</text:span></text:p>
        </text:list-item>
        <text:list-item>
          <text:p text:style-name="P3"><text:span text:style-name="T3">[ddr_1962_europe-19-20-siecle-experience-federalisme]</text:span><text:span text:style-name="T28"> « Une expérience de fédéralisme : la Suisse », </text:span><text:span text:style-name="T15">L'Europe du XIX</text:span><text:span text:style-name="T154">e</text:span><text:span text:style-name="T15"> et du XX</text:span><text:span text:style-name="T154">e</text:span><text:span text:style-name="T15"> siècle</text:span><text:span text:style-name="T28">, Milano, C. Marzorati, 1962, vol. 1, p. 465-476.</text:span></text:p>
          <text:list>
            <text:list-item>
              <text:p text:style-name="P351"><text:span text:style-name="T1">Voir si dans le même volume : « Formation de la Confédération helvétique en 1848 », </text:span><text:span text:style-name="T5">L'Europe du XIXe et XXe siècles</text:span><text:span text:style-name="T1">, éd. Franco Valsecchi (Università degli Studi di Milano). Milano, Dottor Carlo Marzorati-Editore, date ?</text:span></text:p>
            </text:list-item>
            <text:list-item>
              <text:p text:style-name="P351"><text:span text:style-name="T1">Repris dans </text:span><text:span text:style-name="T5">La Suisse ou l'histoire d'un peuple heureux</text:span><text:span text:style-name="T1">.</text:span></text:p>
            </text:list-item>
          </text:list>
        </text:list-item>
        <text:list-item>
          <text:p text:style-name="P3"><text:span text:style-name="T54">[ddr_1962_geist-gesicht-gegenwart-kultur-technik-traum]</text:span><text:span text:style-name="T44"> « Kultur, Technik und Traum », </text:span><text:span text:style-name="T49">Geist und Gesicht der Gegenwart : gesehen durch das Spektrum Alpbach</text:span><text:span text:style-name="T53">, Zürich, Europa, 1962,</text:span><text:span text:style-name="T59"> p. 60-78.</text:span></text:p>
        </text:list-item>
        <text:list-item>
          <text:p text:style-name="P3"><text:span text:style-name="T3">[ddr_1962-05espr] « [</text:span><text:span text:style-name="T1">Lettre à propos de </text:span><text:span text:style-name="T5">Sartre et l'Europe</text:span><text:span text:style-name="T1"> de Jean-Marie Domenach] », </text:span><text:span text:style-name="T5">Esprit</text:span><text:span text:style-name="T1">, n° 306(mai 1962), p. 877.</text:span></text:p>
        </text:list-item>
        <text:list-item>
          <text:p text:style-name="P3"><text:span text:style-name="T3">[ddr_1962_tableau-littérature-francaise-calvin]</text:span><text:span text:style-name="T1"> « Calvin », </text:span><text:span text:style-name="T6">Tableau de la littérature française</text:span><text:span text:style-name="T3">,</text:span><text:span text:style-name="T6"> </text:span><text:span text:style-name="T1">Paris, Gallimard, 1962, t. </text:span><text:span text:style-name="T101">I, p. 276-</text:span><text:span text:style-name="T1">281.</text:span></text:p>
        </text:list-item>
        <text:list-item>
          <text:p text:style-name="P3"><text:span text:style-name="T3">[ddr_1962_dialogue-culture-principe-methode-dialogue]</text:span><text:span text:style-name="T28"> « Principes et méthodes du dialogue entre les cultures : document de travail », </text:span><text:span text:style-name="T15">Le dialogue des cultures</text:span><text:span text:style-name="T28">, Neuchâtel, Ed. de la Baconnière, 1962, p. 5-18.</text:span></text:p>
        </text:list-item>
        <text:list-item>
          <text:p text:style-name="P3"><text:span text:style-name="T3">[ddr_1962cce]</text:span><text:span text:style-name="T1"> « La culture et l'union de l'Europe », </text:span><text:span text:style-name="T6">Caractère et Culture de </text:span><text:soft-page-break/><text:span text:style-name="T6">l'Europe</text:span><text:span text:style-name="T3">,</text:span><text:span text:style-name="T6"> </text:span><text:span text:style-name="T1">Amsterdam, n° 7(1962), p. 9-13.</text:span></text:p>
        </text:list-item>
        <text:list-item>
          <text:p text:style-name="P3"><text:span text:style-name="T3">[ddr_1962-04bcec] </text:span><text:span text:style-name="T1">Plusieurs interventions dans « Principes et méthodes du dialogue entre les cultures », </text:span><text:span text:style-name="T6">Bulletin européen de la Culture</text:span><text:span text:style-name="T3">,</text:span><text:span text:style-name="T6"> </text:span><text:span text:style-name="T1">Genève, n° 1-2(avril 1962), p. 5-18.</text:span></text:p>
        </text:list-item>
        <text:list-item>
          <text:p text:style-name="P3"><text:span text:style-name="T3">[ddr_1962-08bcec]</text:span><text:span text:style-name="T1"> « L'aventure mondiale des Européens », </text:span><text:span text:style-name="T6">Bulletin du Centre européen de la Culture</text:span><text:span text:style-name="T3">,</text:span><text:span text:style-name="T6"> </text:span><text:span text:style-name="T1">Genève, n° 3(août 1962), p. 9-24.</text:span></text:p>
        </text:list-item>
      </text:list>
      <text:list xml:id="list3793696698" text:style-name="WWNum11">
        <text:list-item>
          <text:p text:style-name="P240"><text:span text:style-name="T1">Conférence donnée à l'Université de Genève, mai 1962.</text:span></text:p>
        </text:list-item>
      </text:list>
      <text:list xml:id="list175955745723023" text:continue-list="list175956096011988" text:style-name="WWNum1">
        <text:list-item>
          <text:p text:style-name="P3"><text:span text:style-name="T3">[ddr_1962-08bcec]</text:span><text:span text:style-name="T1"> « Secrets du dynamisme européen », </text:span><text:span text:style-name="T6">Bulletin du Centre européen de la Culture</text:span><text:span text:style-name="T3">,</text:span><text:span text:style-name="T6"> </text:span><text:span text:style-name="T1">Genève, n° 3(août 1962), p. 25-43.</text:span></text:p>
        </text:list-item>
      </text:list>
      <text:list xml:id="list1200334817" text:style-name="WWNum12">
        <text:list-item>
          <text:p text:style-name="P241"><text:span text:style-name="T1">Conférence donnée à l'Université de Genève, mai 1962.</text:span></text:p>
        </text:list-item>
      </text:list>
      <text:list xml:id="list175957112725830" text:continue-list="list175955745723023" text:style-name="WWNum1">
        <text:list-item>
          <text:p text:style-name="P3"><text:span text:style-name="T3">[ddr_1962-08bcec]</text:span><text:span text:style-name="T1"> « L'Europe s'unit », </text:span><text:span text:style-name="T6">Bulletin du Centre européen de la Culture</text:span><text:span text:style-name="T3">,</text:span><text:span text:style-name="T6"> </text:span><text:span text:style-name="T1">Genève, n° 3(août 1962), p. 45-64.</text:span></text:p>
        </text:list-item>
      </text:list>
      <text:list xml:id="list4012533940" text:style-name="WWNum13">
        <text:list-item>
          <text:p text:style-name="P242"><text:span text:style-name="T1">Conférence donnée à l'Université de Genève, mai 1962.</text:span></text:p>
        </text:list-item>
      </text:list>
      <text:list xml:id="list175956506653727" text:continue-list="list175957112725830" text:style-name="WWNum1">
        <text:list-item>
          <text:p text:style-name="P3"><text:span text:style-name="T3">[ddr_1962-08bcec]</text:span><text:span text:style-name="T1"> « Les nouvelles chances de l'Europe », </text:span><text:span text:style-name="T6">Bulletin du Centre européen de la Culture</text:span><text:span text:style-name="T3">, </text:span><text:span text:style-name="T1">Genève, n° 3(août 1962), p. 65-82.</text:span></text:p>
        </text:list-item>
      </text:list>
      <text:list xml:id="list1638246789" text:style-name="WWNum14">
        <text:list-item>
          <text:p text:style-name="P243"><text:span text:style-name="T1">Conférence donnée à l'Université de Genève, mai 1962.</text:span></text:p>
        </text:list-item>
      </text:list>
      <text:list xml:id="list175957009911410" text:continue-list="list175956506653727" text:style-name="WWNum1">
        <text:list-item>
          <text:p text:style-name="P3"><text:span text:style-name="T3">[ddr_1962-08bcec]</text:span><text:span text:style-name="T1"> « Sartre contre l'Europe », </text:span><text:span text:style-name="T6">Bulletin du Centre européen de la Culture</text:span><text:span text:style-name="T3">,</text:span><text:span text:style-name="T6"> </text:span><text:span text:style-name="T1">Genève, n° 3(août 1962), p. 85-90. </text:span></text:p>
        </text:list-item>
      </text:list>
      <text:list xml:id="list2777509546" text:style-name="WWNum127">
        <text:list-item>
          <text:p text:style-name="P244"><text:span text:style-name="T101">À </text:span><text:span text:style-name="T1">propos de la préface de Jean-Paul Sartre aux </text:span><text:span text:style-name="T6">Damnés de la terre</text:span><text:span text:style-name="T3">,</text:span><text:span text:style-name="T6"> </text:span><text:span text:style-name="T1">de Franz Fanon.</text:span></text:p>
        </text:list-item>
        <text:list-item>
          <text:p text:style-name="P244"><text:span text:style-name="T101">Autre éd., </text:span><text:span text:style-name="T21">Arts</text:span><text:span text:style-name="T35">, n° 852(17 janvier 1962), p. 1…</text:span></text:p>
        </text:list-item>
      </text:list>
      <text:list xml:id="list175956391461510" text:continue-list="list175957009911410" text:style-name="WWNum1">
        <text:list-item>
          <text:p text:style-name="P351"><text:span text:style-name="T3">[ddr_1963-01assint]</text:span><text:span text:style-name="T1"> « Apport à la civilisation occidentale », </text:span><text:span text:style-name="T6">Associations internationales</text:span><text:span text:style-name="T3">,</text:span><text:span text:style-name="T6"> </text:span><text:span text:style-name="T1">Bruxelles, n° 1(janvier 1963), p. 22-25.</text:span></text:p>
        </text:list-item>
        <text:list-item>
          <text:p text:style-name="P351"><text:span text:style-name="T3">[ddr_1963-01-12glaus]</text:span><text:span text:style-name="T1"> « Denis de Rougemont : j'ai retrouvé mon Amérique », </text:span><text:span text:style-name="T5">Gazette de Lausanne</text:span><text:span text:style-name="T1">, n° 9(12-13 janvier 1963), p. 1, 13, 19.</text:span></text:p>
        </text:list-item>
      </text:list>
      <text:list xml:id="list202348004" text:style-name="WWNum15">
        <text:list-item>
          <text:p text:style-name="P339"><text:span text:style-name="T106">URL : </text:span><text:a xlink:type="simple" xlink:href="http://www.letempsarchives.ch/page/GDL_1963_01_12/1" text:style-name="ListLabel_20_372" text:visited-style-name="ListLabel_20_372"><text:span text:style-name="Internet_20_link"><text:span text:style-name="T106">http://www.letempsarchives.ch/page/GDL_1963_01_12/1</text:span></text:span></text:a><text:bookmark text:name="_Hlk499123773"/></text:p>
        </text:list-item>
      </text:list>
      <text:list xml:id="list175957681337892" text:continue-list="list175956391461510" text:style-name="WWNum1">
        <text:list-item>
          <text:p text:style-name="P3"><text:span text:style-name="T3">[ddr_1963-02preuv]</text:span><text:span text:style-name="T1"> « Le mur de Berlin vu par </text:span><text:span text:style-name="T6">Esprit</text:span><text:span text:style-name="T3"> », </text:span><text:span text:style-name="T6">Preuves</text:span><text:span text:style-name="T3">, </text:span><text:span text:style-name="T1">n° 144(février 1963), p. 92-93.</text:span></text:p>
        </text:list-item>
        <text:list-item>
          <text:p text:style-name="P3"><text:span text:style-name="T3">[ddr_1963-02-02glaus]</text:span><text:span text:style-name="T1"> « L'éloge, l'élan, l'amour, le monde ouvert à ceux qui s'ouvrent, cela existe... », réponse à l'enquête « Homo helveticus : existe-t-il en Suisse romande ? », </text:span><text:span text:style-name="T6">Gazette de Lausanne</text:span><text:span text:style-name="T3">, </text:span><text:span text:style-name="T1">n° 27(2-3 février 1963), p. 20.</text:span></text:p>
        </text:list-item>
      </text:list>
      <text:list xml:id="list1097065962" text:style-name="WWNum18">
        <text:list-item>
          <text:p text:style-name="P245"><text:span text:style-name="T1">URL : </text:span><text:a xlink:type="simple" xlink:href="http://www.letempsarchives.ch/page/GDL_1963_02_02/20" text:style-name="ListLabel_20_374" text:visited-style-name="ListLabel_20_374"><text:span text:style-name="Internet_20_link"><text:span text:style-name="T1">http://www.letempsarchives.ch/page/GDL_1963_02_02/20</text:span></text:span></text:a><text:bookmark text:name="_Hlk499123807"/></text:p>
        </text:list-item>
      </text:list>
      <text:list xml:id="list175956743553562" text:continue-list="list175957681337892" text:style-name="WWNum1">
        <text:list-item>
          <text:p text:style-name="P331"><text:span text:style-name="T107">[ddr_1963-02-09glaus]</text:span><text:span text:style-name="T109"> « Les mythes sommeillent... ils vont se réveiller », interrogé par Jean-Marie Vodoz, </text:span><text:span text:style-name="T116">Gazette de Lausanne</text:span><text:span text:style-name="T110">, n° 33(</text:span><text:span text:style-name="T109">9-10 février 1963), p. 17.</text:span></text:p>
        </text:list-item>
      </text:list>
      <text:list xml:id="list4007599274" text:style-name="WWNum19">
        <text:list-item>
          <text:p text:style-name="P246"><text:bookmark-start text:name="_Hlk499123833"/><text:span text:style-name="T1">URL : </text:span><text:a xlink:type="simple" xlink:href="http://www.letempsarchives.ch/page/GDL_1963_02_09/17" text:style-name="ListLabel_20_374" text:visited-style-name="ListLabel_20_374"><text:span text:style-name="Internet_20_link"><text:span text:style-name="T1">http://www.letempsarchives.ch/page/GDL_1963_02_09/17</text:span></text:span></text:a><text:bookmark-end text:name="_Hlk499123833"/></text:p>
        </text:list-item>
      </text:list>
      <text:list xml:id="list175956405442808" text:continue-list="list175956743553562" text:style-name="WWNum1">
        <text:list-item>
          <text:p text:style-name="P3"><text:span text:style-name="T3">[ddr_1963-03preuv]</text:span><text:span text:style-name="T78"> « Une journée de dupes et un nouveau départ », </text:span><text:span text:style-name="T14">Preuves</text:span><text:span text:style-name="T78">, n° 145(mars 1963), p. 60-61.</text:span></text:p>
        </text:list-item>
        <text:list-item>
          <text:p text:style-name="P3"><text:span text:style-name="T134">[ddr_1963-05ef] « À propos de la culture européenne », </text:span><text:span text:style-name="T135">L'Europe en formation</text:span><text:span text:style-name="T134">, n° 38(mai 1963), p. 20.</text:span></text:p>
          <text:list>
            <text:list-item>
              <text:p text:style-name="P3"><text:span text:style-name="T134">Réponse à un article de André Chiti-Badelli, paru en décembre 1962 [non consulté], avec une nouvelle réponse de Chiti-Badelli en même page.</text:span></text:p>
            </text:list-item>
          </text:list>
        </text:list-item>
        <text:list-item>
          <text:p text:style-name="P3"><text:span text:style-name="T3">[ddr_1963-07bcec] </text:span><text:span text:style-name="T28">Avant-propos à </text:span><text:span text:style-name="T15">Pour une métropole</text:span><text:span text:style-name="T22"> </text:span><text:span text:style-name="T15">régionale Aix-Marseille-Etang de Berre : colloque tenu à Aix-en-Provence en juillet 1962</text:span><text:span text:style-name="T28">, numéro thématique du </text:span><text:span text:style-name="T15">Bulletin du Centre européen de la culture</text:span><text:span text:style-name="T28">, n° 1-2(juillet 1963), p. 7-8.</text:span></text:p>
        </text:list-item>
      </text:list>
      <text:list xml:id="list1753094642" text:style-name="WWNum126">
        <text:list-item>
          <text:p text:style-name="P247"><text:span text:style-name="T28">Éd. parallèle, en volume, Neuchâtel, à la Baconnière, 1963, coll. Histoire et société d'aujourd'hui.</text:span></text:p>
        </text:list-item>
      </text:list>
      <text:list xml:id="list175957629735849" text:continue-list="list175956405442808" text:style-name="WWNum1">
        <text:list-item>
          <text:p text:style-name="P3"><text:span text:style-name="T3">[ddr_1963-10-25elle]</text:span><text:span text:style-name="T1"> « L'amour ? le mariage ? la fidélité ? l'adultère ? la passion ? le couple ? Toutes ces questions qui vous préoccupent, Claude Berthod les pose au célèbre philosophe du couple, Denis de Rougemont répond », </text:span><text:span text:style-name="T5">Elle</text:span><text:span text:style-name="T1">, </text:span><text:soft-page-break/><text:span text:style-name="T1">Paris, 25 octobre 1963, p. 84-85, 151, 155.</text:span></text:p>
        </text:list-item>
        <text:list-item>
          <text:p text:style-name="P3"><text:span text:style-name="T3">[ddr_1963-11-07nlit]</text:span><text:span text:style-name="T1"> « Mais qui est donc Denis de Rougemont », interview par Pierre Ajame, </text:span><text:span text:style-name="T6">Les Nouvelles littéraires</text:span><text:span text:style-name="T3">, </text:span><text:span text:style-name="T1">n° 1888(7 novembre 1963), </text:span><text:span text:style-name="T3">p. 3</text:span><text:span text:style-name="T1">.</text:span></text:p>
        </text:list-item>
        <text:list-item>
          <text:p text:style-name="P3"><text:span text:style-name="T3">[ddr_1963-11-09jg]</text:span><text:span text:style-name="T1"> « "Le Dieu immanent, qui s'annonce à leur cœur" », </text:span><text:span text:style-name="T5">Journal de Genève</text:span><text:span text:style-name="T1">, n° 263(9-10 novembre 1963), p. 18 (p. III du supplément)</text:span></text:p>
        </text:list-item>
      </text:list>
      <text:list xml:id="list2267851871" text:style-name="WWNum16">
        <text:list-item>
          <text:p text:style-name="P248"><text:span text:style-name="T1">Dans un dossier d'hommage « Dialogue avec Ansermet ».</text:span></text:p>
        </text:list-item>
        <text:list-item>
          <text:p text:style-name="P248"><text:bookmark-start text:name="_Hlk499123783"/><text:span text:style-name="T1">URL : </text:span><text:a xlink:type="simple" xlink:href="http://www.letempsarchives.ch/page/JDG_1963_11_09/18" text:style-name="ListLabel_20_374" text:visited-style-name="ListLabel_20_374"><text:span text:style-name="Internet_20_link"><text:span text:style-name="T1">http://www.letempsarchives.ch/page/JDG_1963_11_09/18</text:span></text:span></text:a><text:bookmark-end text:name="_Hlk499123783"/></text:p>
        </text:list-item>
      </text:list>
      <text:list xml:id="list175957415691382" text:continue-list="list175957629735849" text:style-name="WWNum1">
        <text:list-item>
          <text:p text:style-name="P3"><text:span text:style-name="T3">[ddr_1963tr]</text:span><text:span text:style-name="T1"> « Les nouvelles chances de l'Europe », </text:span><text:span text:style-name="T5">La Table ronde</text:span><text:span text:style-name="T1">, n° 181(1963), p. 149-161.</text:span></text:p>
        </text:list-item>
        <text:list-item>
          <text:p text:style-name="P3"><text:span text:style-name="T3">[ddr_1963vsf]</text:span><text:span text:style-name="T1"> « Orientation vers une Europe fédérée », </text:span><text:span text:style-name="T6">Le </text:span><text:span text:style-name="T10">XX</text:span><text:span text:style-name="T151">e</text:span><text:span text:style-name="T10"> </text:span><text:span text:style-name="T6">Siècle fédéraliste</text:span><text:span text:style-name="T3">,</text:span><text:span text:style-name="T6"> </text:span><text:span text:style-name="T1">Paris ; I, 11 octobre 1963, p. 16 ; II-III, 25 octobre 1963, p. 16 ; IV, </text:span><text:span text:style-name="T129">8 novembre 1963, </text:span><text:span text:style-name="T103">p. </text:span><text:span text:style-name="T129">16 ;</text:span><text:span text:style-name="T1"> V-VI, 6 décembre 1963, p. 16 ; VII, 20 décembre 1963, p. 16 ; VIII-IX, 24 février 1964, p. 16.</text:span></text:p>
        </text:list-item>
        <text:list-item>
          <text:p text:style-name="P3"><text:span text:style-name="T3">[ddr_1963-05-10futur]</text:span><text:span text:style-name="T1"> « Orientation vers une Europe fédérale », </text:span><text:span text:style-name="T6">Futuribles Bulletin SEDE/S</text:span><text:span text:style-name="T3">,</text:span><text:span text:style-name="T6"> </text:span><text:span text:style-name="T1">n° 853(10 mai 1963), suppl. II, p. 5-34.</text:span></text:p>
        </text:list-item>
      </text:list>
      <text:list xml:id="list175957617013779" text:continue-list="list1753094642" text:style-name="WWNum126">
        <text:list-item>
          <text:p text:style-name="P247"><text:span text:style-name="T87">Trad. anglaise, « Pointers towards a federal Europe », </text:span><text:span text:style-name="T89">Studies in conjecture</text:span><text:span text:style-name="T87">, Genève, Droz, 1965, p. 113-148.</text:span></text:p>
        </text:list-item>
      </text:list>
      <text:list xml:id="list175955607626391" text:continue-list="list175957415691382" text:style-name="WWNum1">
        <text:list-item>
          <text:p text:style-name="P3"><text:span text:style-name="T3">[ddr_1963ansh]</text:span><text:span text:style-name="T28"> « Le fédéralisme suisse », </text:span><text:span text:style-name="T15">La Suisse face à l'avenir</text:span><text:span text:style-name="T28">, Berne, Commission de l'Annuaire de la Nouvelle Société Helvétique, 1963, p. 66-75.</text:span></text:p>
        </text:list-item>
        <text:list-item>
          <text:p text:style-name="P3"><text:span text:style-name="T3">[ddr_1963basge]</text:span><text:span text:style-name="T1"> « Aspects fédéralistes dans les plans et projets d'union européenne du Moyen Âge à nos jours », </text:span><text:span text:style-name="T6">Bastions de Genève</text:span><text:span text:style-name="T3">,</text:span><text:span text:style-name="T6"> </text:span><text:span text:style-name="T1">n° 11(1963), p. 61-72.</text:span></text:p>
        </text:list-item>
        <text:list-item>
          <text:p text:style-name="P3"><text:span text:style-name="T3">[ddr_1963acr]</text:span><text:span text:style-name="T28"> « Le fédéralisme et notre temps », </text:span><text:span text:style-name="T15">Cahiers de l'Alliance culturelle romande</text:span><text:span text:style-name="T28">, Genève, n° 2(1963), p. 15-19.</text:span></text:p>
        </text:list-item>
      </text:list>
      <text:list xml:id="list1533520766" text:style-name="WWNum17">
        <text:list-item>
          <text:p text:style-name="P249"><text:span text:style-name="T28">Rééd., </text:span><text:span text:style-name="T15">La percée culturelle : 1962-1987</text:span><text:span text:style-name="T28">, numéro thématique des </text:span><text:span text:style-name="T15">Cahiers de l'Alliance culturelle romande</text:span><text:span text:style-name="T28">, n° 34(1987), p. 19-23.</text:span></text:p>
        </text:list-item>
      </text:list>
      <text:list xml:id="list175956940243414" text:continue-list="list175955607626391" text:style-name="WWNum1">
        <text:list-item>
          <text:p text:style-name="P3"><text:span text:style-name="T67">[ddr_1963roc] </text:span><text:span text:style-name="T168">« Decadencia, caída, renacimiento, o La evolución de la idea europea de 1923 a 1963 », </text:span><text:span text:style-name="T169">Revista de Occidente</text:span><text:span text:style-name="T168">, n° 8-9(1963), p. 149-160.</text:span></text:p>
        </text:list-item>
        <text:list-item>
          <text:p text:style-name="P3"><text:span text:style-name="T3">[ddr_1964-08preuv]</text:span><text:span text:style-name="T1"> « Un district fédéral pour l'Europe », </text:span><text:span text:style-name="T5">Preuves</text:span><text:span text:style-name="T1">, n° 162(août 1964), p. 3-16.</text:span></text:p>
        </text:list-item>
        <text:list-item>
          <text:p text:style-name="P3"><text:span text:style-name="T179">[ddr_1964-09bcec] « Campagne pour l’Europe des citoyens », </text:span><text:span text:style-name="T173">Bulletin du Centre européen de la culture</text:span><text:span text:style-name="T179">, Genève, X</text:span><text:span text:style-name="T189">e</text:span><text:span text:style-name="T179"> année, n° 4(septembre 1964), p. 1-3.</text:span></text:p>
        </text:list-item>
        <text:list-item>
          <text:p text:style-name="P3"><text:span text:style-name="T179">[ddr_1964-09bcec] « Introduction », </text:span><text:span text:style-name="T173">Bulletin du Centre européen de la culture</text:span><text:span text:style-name="T179">, Genève, X</text:span><text:span text:style-name="T189">e</text:span><text:span text:style-name="T179"> année, n° 4(septembre 1964), p. 80-81.</text:span></text:p>
        </text:list-item>
        <text:list-item>
          <text:p text:style-name="P351"><text:span text:style-name="T3">[ddr_1964-12bcec]</text:span><text:span text:style-name="T28">« Université et universalité dans l'Europe d'aujourd'hui », </text:span><text:span text:style-name="T15">Bulletin du Centre européen de la culture,</text:span><text:span text:style-name="T28"> Genève, n° 5(décembre 1964), p. 4‑17.</text:span></text:p>
          <text:list>
            <text:list-item>
              <text:p text:style-name="P3"><text:span text:style-name="T1">Rééd., in </text:span><text:span text:style-name="T5">Revue de Paris</text:span><text:span text:style-name="T1">, n° 11(novembre 1965), p. 1-13.</text:span></text:p>
            </text:list-item>
            <text:list-item>
              <text:p text:style-name="P3"><text:span text:style-name="T53">« Université et universalité dans l'Europe d'aujourd'hui = Universität und Universalität im gegenwärtigen Europa = University and universality in Europe today », </text:span><text:span text:style-name="T49">Les dimensions optimum et maximum de l'université</text:span><text:span text:style-name="T53">, Göttingen, Ständige Konferenz der Rektoren und Vizekanzler der europäischen Universitäten, 1966, p. 102-118, 307-326, 509-527.</text:span></text:p>
            </text:list-item>
          </text:list>
        </text:list-item>
        <text:list-item>
          <text:p text:style-name="P3"><text:span text:style-name="T3">[ddr_1964ansh]</text:span><text:span text:style-name="T28"> « L'idée européenne en Suisse », </text:span><text:span text:style-name="T15">Die Schweiz</text:span><text:span text:style-name="T28">, numéro thématique de </text:span><text:span text:style-name="T15">Jahrbuch der Neuen Helvetischen Gesellschaft = </text:span><text:span text:style-name="T6">Aspects du devenir helvétique</text:span><text:span text:style-name="T28">, numéro thématique de l'</text:span><text:span text:style-name="T15">Annuaire de la Nouvelle Société Helvétique</text:span><text:span text:style-name="T3">, </text:span><text:span text:style-name="T1">1964, p. 176-187.</text:span></text:p>
        </text:list-item>
        <text:list-item>
          <text:p text:style-name="P3"><text:span text:style-name="T3">[ddr_1964_nora-auric-sentier-perdu]</text:span><text:span text:style-name="T28"> « Le sentier perdu », texte pour le dépliant de l'exposition de </text:span><text:span text:style-name="T15">Nora Auric : dès le 24 avril 1964, Galerie Alexandre Iolas, Genève</text:span><text:span text:style-name="T28">, Genève, Galerie Iolas, 1964, 1 p.</text:span></text:p>
        </text:list-item>
        <text:list-item>
          <text:p text:style-name="P3"><text:soft-page-break/><text:span text:style-name="T3">[ddr_1964_arts-vie-suisse]</text:span><text:span text:style-name="T1"> « Les arts dans la vie en Suisse », </text:span><text:span text:style-name="T6">Les Arts dans la Vie</text:span><text:span text:style-name="T3">, </text:span><text:span text:style-name="T1">Zurich, Exposition Nationale Suisse, Nouvelle Société Helvétique, 1964, p. 176-180.</text:span></text:p>
        </text:list-item>
        <text:list-item>
          <text:p text:style-name="P3"><text:span text:style-name="T3">[ddr_1964_assemblee-generale-conference-recteurs-universites-europennes-dimensions-universites]</text:span><text:span text:style-name="T1"> « Les dimensions de l'Université », </text:span><text:span text:style-name="T6">Procès-verbal de la 3</text:span><text:span text:style-name="T149">e</text:span><text:span text:style-name="T6"> Assemblée générale de la Conférence des Recteurs et Vices-Chanceliers des Universités Européennes</text:span><text:span text:style-name="T3">, </text:span><text:span text:style-name="T1">Göttingen 1964, Genève, CRE, 1966, p. 102-118.</text:span><text:span text:style-name="T179"> </text:span></text:p>
        </text:list-item>
      </text:list>
      <text:list xml:id="list604314209" text:style-name="WWNum20">
        <text:list-item>
          <text:p text:style-name="P250"><text:span text:style-name="T179">Ed. part., </text:span><text:bookmark-start text:name="_Hlk499123863"/><text:span text:style-name="T179">« "Il nous faut des hommes de synthèses" », </text:span><text:span text:style-name="T173">Gazette de Lausanne</text:span><text:span text:style-name="T179">, n° 220(19-20 septembre 1964), p. 19 et 21.</text:span></text:p>
        </text:list-item>
      </text:list>
      <text:list xml:id="list175956556699219" text:continue-list="list112959107" text:style-name="WWNum4">
        <text:list-item>
          <text:list>
            <text:list-item>
              <text:list>
                <text:list-item>
                  <text:p text:style-name="P234"><text:span text:style-name="T179">URL : </text:span><text:a xlink:type="simple" xlink:href="http://www.letempsarchives.ch/page/GDL_1964_09_19/19" text:style-name="ListLabel_20_390" text:visited-style-name="ListLabel_20_390"><text:span text:style-name="Internet_20_link"><text:span text:style-name="T33">http://www.letempsarchives.ch/page/GDL_1964_09_19/19</text:span></text:span></text:a><text:bookmark-end text:name="_Hlk499123863"/></text:p>
                </text:list-item>
              </text:list>
            </text:list-item>
          </text:list>
        </text:list-item>
      </text:list>
      <text:list xml:id="list175957400053418" text:continue-list="list175956940243414" text:style-name="WWNum1">
        <text:list-item>
          <text:p text:style-name="P3"><text:span text:style-name="T54">[ddr_1964_bestand-versuch-marche-echec]</text:span><text:span text:style-name="T53"> « De la marche ; De l'échec », </text:span><text:span text:style-name="T49">Bestand und Versuch</text:span><text:span text:style-name="T53">, Zürich, Stuttgart, Artemis, 1964, p. 611-617.</text:span></text:p>
        </text:list-item>
      </text:list>
      <text:list xml:id="list1920628660" text:style-name="WWNum21">
        <text:list-item>
          <text:p text:style-name="P251"><text:span text:style-name="T28">Fragment de </text:span><text:span text:style-name="T15">La Morale du but</text:span><text:span text:style-name="T28">, traité resté inédit.</text:span></text:p>
        </text:list-item>
      </text:list>
      <text:list xml:id="list175956213485721" text:continue-list="list175957400053418" text:style-name="WWNum1">
        <text:list-item>
          <text:p text:style-name="P3"><text:span text:style-name="T94">[ddr_1964_meaning-love-tristan-myth] </text:span><text:span text:style-name="T87">« The Tristan myth », </text:span><text:span text:style-name="T89">The meaning of love</text:span><text:span text:style-name="T87">, New York, G. Braziller, cop. 1964, p. 160-177.</text:span></text:p>
        </text:list-item>
        <text:list-item>
          <text:p text:style-name="P3"><text:span text:style-name="T94">[ddr_1964_world-love-crisis-modern-marriage] </text:span><text:span text:style-name="T87">« Crisis in modern marriage », </text:span><text:span text:style-name="T89">The world of love</text:span><text:span text:style-name="T87">, New York, G. Braziller, cop. 1964, vol. 2, p. 500-510.</text:span></text:p>
        </text:list-item>
        <text:list-item>
          <text:p text:style-name="P3"><text:span text:style-name="T94">[ddr_1964transi] </text:span><text:span text:style-name="T85">« Letter to the Editor : about a Louisiana jail », </text:span><text:span text:style-name="T90">Transition</text:span><text:span text:style-name="T85">, n° 16(1964), p. 35.</text:span></text:p>
        </text:list-item>
      </text:list>
      <text:list xml:id="list2942345657" text:style-name="WWNum125">
        <text:list-item>
          <text:p text:style-name="P252"><text:span text:style-name="T143">À propos de censure autour d'un condamné à mort en une prison de Louisiane.</text:span></text:p>
        </text:list-item>
        <text:list-item>
          <text:p text:style-name="P252"><text:span text:style-name="T28">Rédigée a</text:span><text:span text:style-name="T143">u nom du Congress for Cultural Freedom. Signataires : « Denis de Rougemont, </text:span><text:span text:style-name="T138">chairman</text:span><text:span text:style-name="T143">, Raymond Aron, Edward Shils, Manes Sperber, Ignazio Silone, Minoo Masani and Michael Polanyi ».</text:span></text:p>
        </text:list-item>
      </text:list>
      <text:list xml:id="list175956886280833" text:continue-list="list175956213485721" text:style-name="WWNum1">
        <text:list-item>
          <text:p text:style-name="P3"><text:span text:style-name="T3">[ddr_1964_honneur-saint-john-perse-amerique]</text:span><text:span text:style-name="T28"> « Saint-John Perse en Amérique, </text:span><text:span text:style-name="T15">Honneur à Saint-John Perse : hommages et témoignages littéraires, suivis d'une documentation sur Alexis Léger, diplomate</text:span><text:span text:style-name="T28">, Gallimard, 1965, p. 614-615.</text:span></text:p>
        </text:list-item>
        <text:list-item>
          <text:p text:style-name="P3"><text:span text:style-name="T3">[ddr_1965-03btsr]</text:span><text:span text:style-name="T28"> « La technique, facteur de paix », </text:span><text:span text:style-name="T15">Bulletin technique de la Suisse romande</text:span><text:span text:style-name="T28">, Lausanne, n° 5(mars 1965), p. 1-18.</text:span></text:p>
        </text:list-item>
        <text:list-item>
          <text:p text:style-name="P3"><text:span text:style-name="T3">[ddr_1965-03-20glaus]</text:span><text:span text:style-name="T1"> « Un écrivain suisse », </text:span><text:span text:style-name="T6">Gazette de Lausanne</text:span><text:span text:style-name="T3">, n° 66(</text:span><text:span text:style-name="T1">20-21 mars 1965).</text:span></text:p>
        </text:list-item>
      </text:list>
      <text:list xml:id="list3841223908" text:style-name="WWNum22">
        <text:list-item>
          <text:p text:style-name="P253"><text:span text:style-name="T1">A propos de Carl J. Burckhardt.</text:span></text:p>
        </text:list-item>
        <text:list-item>
          <text:p text:style-name="P253"><text:span text:style-name="T1">Présenté comme un fragment d'« un ouvrage sur la Suisse à paraître. »</text:span></text:p>
        </text:list-item>
        <text:list-item>
          <text:p text:style-name="P253"><text:bookmark-start text:name="_Hlk499123895"/><text:span text:style-name="T1">URL : </text:span><text:a xlink:type="simple" xlink:href="http://www.letempsarchives.ch/page/GDL_1965_03_20/23" text:style-name="ListLabel_20_374" text:visited-style-name="ListLabel_20_374"><text:span text:style-name="Internet_20_link"><text:span text:style-name="T1">http://www.letempsarchives.ch/page/GDL_1965_03_20/23</text:span></text:span></text:a><text:bookmark-end text:name="_Hlk499123895"/></text:p>
        </text:list-item>
      </text:list>
      <text:list xml:id="list175956222867740" text:continue-list="list175956886280833" text:style-name="WWNum1">
        <text:list-item>
          <text:p text:style-name="P3"><text:span text:style-name="T3">[ddr_1965-05rpar]</text:span><text:span text:style-name="T1"> « Le Suisse moyen et quelques autres », </text:span><text:span text:style-name="T6">Revue de Paris</text:span><text:span text:style-name="T1">, n° 5(mai 1965), p. 53-64.</text:span></text:p>
        </text:list-item>
        <text:list-item>
          <text:p text:style-name="P3"><text:span text:style-name="T3">[ddr_1966-01-15glaus]</text:span><text:span text:style-name="T28"> « "Stampa, vieux village…" », </text:span><text:span text:style-name="T15">Gazette de Lausanne</text:span><text:span text:style-name="T28">, n° 12(15-16 janvier 1966), p. 13.</text:span></text:p>
        </text:list-item>
      </text:list>
      <text:list xml:id="list1344900194" text:style-name="WWNum24">
        <text:list-item>
          <text:p text:style-name="P254"><text:span text:style-name="T28">Hommage à Giacometti.</text:span></text:p>
        </text:list-item>
        <text:list-item>
          <text:p text:style-name="P254"><text:bookmark-start text:name="_Hlk499123913"/><text:span text:style-name="T28">URL : </text:span><text:a xlink:type="simple" xlink:href="http://www.letempsarchives.ch/page/GDL_1966_01_15/13" text:style-name="ListLabel_20_370" text:visited-style-name="ListLabel_20_370"><text:span text:style-name="Internet_20_link"><text:span text:style-name="T28">http://www.letempsarchives.ch/page/GDL_1966_01_15/13</text:span></text:span></text:a><text:bookmark-end text:name="_Hlk499123913"/></text:p>
        </text:list-item>
      </text:list>
      <text:list xml:id="list175956218643850" text:continue-list="list175956222867740" text:style-name="WWNum1">
        <text:list-item>
          <text:p text:style-name="P331"><text:span text:style-name="T124">[ddr_1966-04merk] </text:span><text:span text:style-name="T125">« Die Liebe und das Abendland », </text:span><text:span text:style-name="T126">Merkur</text:span><text:span text:style-name="T125">, 20. Jg., H. 4(avril 1966), p. 333-355.</text:span></text:p>
          <text:list>
            <text:list-item>
              <text:p text:style-name="P351"><text:span text:style-name="T44">Incipit: « Platon spricht im Phädrus… </text:span><text:span text:style-name="T134">[première notes bas de page sur Cingria] Termine sur une énumeration de 3 points et une note en bas de page avec Nyk</text:span></text:p>
            </text:list-item>
          </text:list>
        </text:list-item>
        <text:list-item>
          <text:p text:style-name="P3"><text:span text:style-name="T3">[ddr_1966-10-22glaus]</text:span><text:span text:style-name="T1"> « Jacques Chenevière ou la précision des sentiments », </text:span><text:span text:style-name="T6">Gazette de Lausanne</text:span><text:span text:style-name="T3">, </text:span><text:span text:style-name="T1">n° 247(22-23 octobre 1966), p. 27 et 30.</text:span></text:p>
        </text:list-item>
      </text:list>
      <text:list xml:id="list867612198" text:style-name="WWNum23">
        <text:list-item>
          <text:p text:style-name="P255"><text:bookmark-start text:name="_Hlk499123906"/><text:span text:style-name="T1">URL : </text:span><text:a xlink:type="simple" xlink:href="http://www.letempsarchives.ch/page/GDL_1966_10_22/27" text:style-name="ListLabel_20_374" text:visited-style-name="ListLabel_20_374"><text:span text:style-name="Internet_20_link"><text:span text:style-name="T1">http://www.letempsarchives.ch/page/GDL_1966_10_22/27</text:span></text:span></text:a><text:bookmark-end text:name="_Hlk499123906"/></text:p>
        </text:list-item>
      </text:list>
      <text:list xml:id="list175956170061245" text:continue-list="list175956218643850" text:style-name="WWNum1">
        <text:list-item>
          <text:p text:style-name="P3"><text:span text:style-name="T3">[ddr_1966-11preuv]</text:span><text:span text:style-name="T1"> « Dans l'amitié d'André Breton », </text:span><text:span text:style-name="T6">Preuves</text:span><text:span text:style-name="T1">, n° </text:span><text:soft-page-break/><text:span text:style-name="T1">189(novembre 1966), p. 15-17.</text:span></text:p>
        </text:list-item>
      </text:list>
      <text:list xml:id="list3392971353" text:style-name="WWNum25">
        <text:list-item>
          <text:p text:style-name="P256"><text:span text:style-name="T1">Trad. anglaise, </text:span><text:span text:style-name="T179">« André Breton », </text:span><text:span text:style-name="T173">Encounter</text:span><text:span text:style-name="T179">, vol. 19, n° 2(août 1967), p. 64-69.</text:span></text:p>
        </text:list-item>
        <text:list-item>
          <text:p text:style-name="P256"><text:bookmark-start text:name="_Hlk499123929"/><text:span text:style-name="T179">Autre éd., dont quelques paragraphes changent, « André Breton à New-York », </text:span><text:span text:style-name="T173">Gazette de Lausanne</text:span><text:span text:style-name="T179">, n° 235(8-9 octobre 1966), p. 29.</text:span></text:p>
        </text:list-item>
      </text:list>
      <text:list xml:id="list175956768784916" text:continue-list="list175956556699219" text:style-name="WWNum4">
        <text:list-item>
          <text:list>
            <text:list-item>
              <text:list>
                <text:list-item>
                  <text:p text:style-name="P234"><text:span text:style-name="T179">URL : </text:span><text:a xlink:type="simple" xlink:href="http://www.letempsarchives.ch/page/GDL_1966_10_08/29" text:style-name="ListLabel_20_390" text:visited-style-name="ListLabel_20_390"><text:span text:style-name="Internet_20_link"><text:span text:style-name="T33">http://www.letempsarchives.ch/page/GDL_1966_10_08/29</text:span></text:span></text:a><text:bookmark-end text:name="_Hlk499123929"/></text:p>
                </text:list-item>
              </text:list>
            </text:list-item>
          </text:list>
        </text:list-item>
      </text:list>
      <text:list xml:id="list175956092237845" text:continue-list="list175956170061245" text:style-name="WWNum1">
        <text:list-item>
          <text:p text:style-name="P3"><text:span text:style-name="T3">[ddr_1966bcec]</text:span><text:span text:style-name="T1"> « L'Europe et le monde (introduction) », </text:span><text:span text:style-name="T6">Bulletin du Centre européen de la Culture</text:span><text:span text:style-name="T3">, G</text:span><text:span text:style-name="T1">enève, n° 3-4(automne 1966), p. 21-27.</text:span></text:p>
        </text:list-item>
        <text:list-item>
          <text:p text:style-name="P3"><text:span text:style-name="T67">[ddr_1966_liber-amicorum-salvador-madariaga-liberal-engage]</text:span><text:span text:style-name="T61"> « Un libéral engagé », </text:span><text:span text:style-name="T63">Liber amicorum Salvador de Madariaga</text:span><text:span text:style-name="T61">, Bruges, De Tempel, 1966, p. 63-67.</text:span></text:p>
        </text:list-item>
        <text:list-item>
          <text:p text:style-name="P3"><text:span text:style-name="T3">[ddr_1966_probleme-ethique-heure-morale-vocation]</text:span><text:span text:style-name="T28"> « Pour une morale de la vocation », </text:span><text:span text:style-name="T15">Le problème éthique à l'heure actuelle</text:span><text:span text:style-name="T28">, Neuchâtel, Société pastorale suisse, 1966, p. 17-33. </text:span></text:p>
        </text:list-item>
      </text:list>
      <text:list xml:id="list2796378395" text:style-name="WWNum26">
        <text:list-item>
          <text:p text:style-name="P257"><text:span text:style-name="T28">Autre éd., </text:span><text:span text:style-name="T15">Les cahiers protestants</text:span><text:span text:style-name="T28">, nouvelle série, n° 1(1968), p. 5-29.</text:span></text:p>
        </text:list-item>
      </text:list>
      <text:list xml:id="list175956215219210" text:continue-list="list175956092237845" text:style-name="WWNum1">
        <text:list-item>
          <text:p text:style-name="P331"><text:span text:style-name="T107">[ddr_1966bcec]</text:span><text:span text:style-name="T109"> « Bilan des activités culturelles au service de l'Europe, 1949-1964 », </text:span><text:span text:style-name="T116">Bulletin du Centre européen de la Culture</text:span><text:span text:style-name="T110">,</text:span><text:span text:style-name="T116"> </text:span><text:span text:style-name="T109">Genève, n° 3-4(1966), p.m.</text:span></text:p>
        </text:list-item>
        <text:list-item>
          <text:p text:style-name="P3"><text:span text:style-name="T54">[ddr_1967-01-19weltlit]</text:span><text:span text:style-name="T44"> « Interview mit sich selbst : Denis de Rougemont, das Hauptwerk bleibt noch zu schreiben », </text:span><text:span text:style-name="T45">Die Welt der Literatur</text:span><text:span text:style-name="T44">, 19 janvier 1967, p. 10.</text:span></text:p>
        </text:list-item>
        <text:list-item>
          <text:p text:style-name="P3"><text:span text:style-name="T3">[ddr_1967-02communa]</text:span><text:span text:style-name="T1"> « La littérature européenne n'aura pas son édit de Villers-Cotterêts », </text:span><text:span text:style-name="T6">Communauté européenne</text:span><text:span text:style-name="T3">,</text:span><text:span text:style-name="T6"> </text:span><text:span text:style-name="T1">n° 103(février 1967), p. 33-35.</text:span></text:p>
        </text:list-item>
      </text:list>
      <text:list xml:id="list1049026581" text:style-name="WWNum79">
        <text:list-item>
          <text:p text:style-name="P258"><text:span text:style-name="T78">Autre éd., « Vingt langues, une littérature », </text:span><text:span text:style-name="T14">Perspectives européennes de l'enseignement artistique au niveau secondaire</text:span><text:span text:style-name="T78">, numéro thématique de </text:span><text:span text:style-name="T14">Bulletin du Centre européen de la Culture</text:span><text:span text:style-name="T78">, n° 1(mai 1967), p. 29-33.</text:span></text:p>
        </text:list-item>
      </text:list>
      <text:list xml:id="list175955704984112" text:continue-list="list175956215219210" text:style-name="WWNum1">
        <text:list-item>
          <text:p text:style-name="P3"><text:span text:style-name="T3">[ddr_1967-02-25glaus]</text:span><text:span text:style-name="T1"> « J. Robert Oppenheimer », </text:span><text:span text:style-name="T6">La Gazette littéraire</text:span><text:span text:style-name="T3">,</text:span><text:span text:style-name="T6"> </text:span><text:span text:style-name="T1">Genève-Lausanne, n° 47(25 février 1967), p. 29.</text:span></text:p>
        </text:list-item>
      </text:list>
      <text:list xml:id="list1773354369" text:style-name="WWNum78">
        <text:list-item>
          <text:p text:style-name="P259"><text:bookmark-start text:name="_Hlk499123959"/><text:span text:style-name="T1">URL : </text:span><text:a xlink:type="simple" xlink:href="http://www.letempsarchives.ch/page/GDL_1967_02_25/29" text:style-name="ListLabel_20_374" text:visited-style-name="ListLabel_20_374"><text:span text:style-name="Internet_20_link"><text:span text:style-name="T1">http://www.letempsarchives.ch/page/GDL_1967_02_25/29</text:span></text:span></text:a><text:bookmark-end text:name="_Hlk499123959"/></text:p>
        </text:list-item>
      </text:list>
      <text:list xml:id="list175956732517306" text:continue-list="list175955704984112" text:style-name="WWNum1">
        <text:list-item>
          <text:p text:style-name="P3"><text:span text:style-name="T94">[ddr_1967-04gop] </text:span><text:span text:style-name="T85">« The Campaign of the European Congresses », </text:span><text:span text:style-name="T91">Government and Opposition</text:span><text:span text:style-name="T94">, </text:span><text:span text:style-name="T85">Londres, n° 3, vol. 2(avril-juin 1967), p. 329-349.</text:span></text:p>
          <text:list>
            <text:list-item>
              <text:p text:style-name="P3"><text:span text:style-name="T87">Rééd., in </text:span><text:span text:style-name="T89">The new politics of European integration</text:span><text:span text:style-name="T87">, London, Macmillan ; Basingstoke, St. Martin's Press, cop. 1972, p. 10-31.</text:span></text:p>
            </text:list-item>
          </text:list>
        </text:list-item>
        <text:list-item>
          <text:p text:style-name="P3"><text:span text:style-name="T3">[ddr_1967-05bcec]</text:span><text:span text:style-name="T1"> « Civisme et culture (notamment artistique) », </text:span><text:span text:style-name="T137">Bulletin du Centre européen de la culture</text:span><text:span text:style-name="T140">, Genève, n° 1(mai 1967), </text:span><text:span text:style-name="T1">p. 2-10. </text:span></text:p>
        </text:list-item>
      </text:list>
      <text:list xml:id="list1282934799" text:style-name="WWNum77">
        <text:list-item>
          <text:p text:style-name="P260"><text:span text:style-name="T1">Rééd., </text:span><text:span text:style-name="T135">Bulletin européen</text:span><text:span text:style-name="T134">, Rome, n° 8‑9(août‑septembre 1967), p. 3‑7.</text:span></text:p>
        </text:list-item>
        <text:list-item>
          <text:p text:style-name="P260"><text:span text:style-name="T28">Repris dans </text:span><text:span text:style-name="T138">Le Cheminement des esprits</text:span><text:span text:style-name="T143">, p. 83‑92.</text:span></text:p>
        </text:list-item>
      </text:list>
      <text:list xml:id="list175957172852138" text:continue-list="list175956732517306" text:style-name="WWNum1">
        <text:list-item>
          <text:p text:style-name="P3"><text:span text:style-name="T3">[ddr_1967ec]</text:span><text:span text:style-name="T1"> « Le civisme européen : Notes pour un </text:span><text:span text:style-name="T101">"</text:span><text:span text:style-name="T1">Petit livre rouge"</text:span><text:span text:style-name="T101"> », </text:span><text:span text:style-name="T6">Éducation et Culture</text:span><text:span text:style-name="T3">,</text:span><text:span text:style-name="T6"> </text:span><text:span text:style-name="T1">Strasbourg, n° 5(été 1967), p. 10-12.</text:span></text:p>
        </text:list-item>
        <text:list-item>
          <text:p text:style-name="P3"><text:span text:style-name="T3">[ddr_1967bcec]</text:span><text:span text:style-name="T28"> « Vers une fédération des régions », </text:span><text:span text:style-name="T15">Bulletin du Centre européen de la culture</text:span><text:span text:style-name="T28">, Genève, XII</text:span><text:span text:style-name="T147">e</text:span><text:span text:style-name="T28"> <text:s/>année, n° 2(hiver 1967-1968),</text:span><text:span text:style-name="T80"> </text:span><text:span text:style-name="T28">1968, p. 35-56.</text:span></text:p>
        </text:list-item>
      </text:list>
      <text:list xml:id="list1710625820" text:style-name="WWNum28">
        <text:list-item>
          <text:p text:style-name="P261"><text:span text:style-name="T1">Rééd., </text:span><text:span text:style-name="T5">L'Europe en formation</text:span><text:span text:style-name="T1">, n° 100(juillet 1968), p. 18-23.</text:span></text:p>
        </text:list-item>
        <text:list-item>
          <text:p text:style-name="P261"><text:span text:style-name="T1">Rééd., </text:span><text:span text:style-name="T6">La Révolution fédéraliste</text:span><text:span text:style-name="T3">,</text:span><text:span text:style-name="T6"> </text:span><text:span text:style-name="T1">Paris, Presses d'Europe, n° 7(1969), p. 57-81.</text:span></text:p>
        </text:list-item>
      </text:list>
      <text:list xml:id="list175956389596731" text:continue-list="list175957172852138" text:style-name="WWNum1">
        <text:list-item>
          <text:p text:style-name="P3"><text:span text:style-name="T3">[ddr_1967_europe-et-europeens-audela-nations]</text:span><text:span text:style-name="T28"> « Au-delà des nations », </text:span><text:span text:style-name="T15">L'Europe et les européens</text:span><text:span text:style-name="T28">, Nouvelle librairie de France, 1967, p. 81-89.</text:span></text:p>
        </text:list-item>
        <text:list-item>
          <text:p text:style-name="P3"><text:span text:style-name="T54">[ddr_1967_freiheit-westens-einigung-europas-model]</text:span><text:span text:style-name="T53"> « Die Einigung Europas, ein Modell eines Zusammenschlusses in Freiheit », trad. par Kurt Jungwirth, </text:span><text:span text:style-name="T49">Die Freiheit des Westens</text:span><text:span text:style-name="T53">, mélanges offerts au professeur Otto Roegele, Graz, Styria, 1967, p. 579-597.</text:span></text:p>
        </text:list-item>
        <text:list-item>
          <text:p text:style-name="P3"><text:span text:style-name="T3">[ddr_1968-02preuv]</text:span><text:span text:style-name="T28"> « Marcel Duchamp mine de rien », </text:span><text:span text:style-name="T15">Preuves</text:span><text:span text:style-name="T28">, n° 204(février </text:span><text:soft-page-break/><text:span text:style-name="T28">1968), p. 43-47.</text:span></text:p>
        </text:list-item>
        <text:list-item>
          <text:p text:style-name="P3"><text:span text:style-name="T3">[ddr_1968-04-06glaus]</text:span><text:span text:style-name="T143"> « Entretien avec Denis de Rougemont », par Henri-Charles Tauxe, </text:span><text:span text:style-name="T138">La Gazette littéraire</text:span><text:span text:style-name="T143">, supplément de la </text:span><text:span text:style-name="T138">Gazette de Lausanne</text:span><text:span text:style-name="T143">, n° 82(6‑7 avril 1968), p. 27.</text:span></text:p>
        </text:list-item>
      </text:list>
      <text:list xml:id="list3358209633" text:style-name="WWNum80">
        <text:list-item>
          <text:p text:style-name="P262"><text:span text:style-name="T143">A l'occasion de la publication du </text:span><text:span text:style-name="T138">Journal d'une époque</text:span><text:span text:style-name="T143">. </text:span></text:p>
        </text:list-item>
        <text:list-item>
          <text:p text:style-name="P262"><text:bookmark-start text:name="_Hlk499124073"/><text:span text:style-name="T143">URL : </text:span><text:a xlink:type="simple" xlink:href="http://www.letempsarchives.ch/page/GDL_1968_04_06/27" text:style-name="ListLabel_20_391" text:visited-style-name="ListLabel_20_391"><text:span text:style-name="Internet_20_link"><text:span text:style-name="T143">http://www.letempsarchives.ch/page/GDL_1968_04_06/27</text:span></text:span></text:a><text:bookmark-end text:name="_Hlk499124073"/></text:p>
        </text:list-item>
      </text:list>
      <text:list xml:id="list175956859660820" text:continue-list="list175956389596731" text:style-name="WWNum1">
        <text:list-item>
          <text:p text:style-name="P3"><text:span text:style-name="T3">[ddr_1968-06-29glaus]</text:span><text:span text:style-name="T28"> « Il faut réinventer l'Université », </text:span><text:span text:style-name="T15">Gazette de Lausanne</text:span><text:span text:style-name="T28">, n° 150(29 juin 1968), p. 29.</text:span></text:p>
        </text:list-item>
      </text:list>
      <text:list xml:id="list1584519360" text:style-name="WWNum27">
        <text:list-item>
          <text:p text:style-name="P263"><text:bookmark-start text:name="_Hlk499123969"/><text:span text:style-name="T28">URL : </text:span><text:a xlink:type="simple" xlink:href="http://www.letempsarchives.ch/page/GDL_1968_06_29/29" text:style-name="ListLabel_20_370" text:visited-style-name="ListLabel_20_370"><text:span text:style-name="Internet_20_link"><text:span text:style-name="T28">http://www.letempsarchives.ch/page/GDL_1968_06_29/29</text:span></text:span></text:a><text:bookmark-end text:name="_Hlk499123969"/></text:p>
        </text:list-item>
      </text:list>
      <text:list xml:id="list175957192063631" text:continue-list="list175956859660820" text:style-name="WWNum1">
        <text:list-item>
          <text:p text:style-name="P3"><text:span text:style-name="T3">[ddr_1968-07-06jg]</text:span><text:span text:style-name="T1"> « Denis de Rougemont nous écrit », </text:span><text:span text:style-name="T6">Journal de Genève</text:span><text:span text:style-name="T3">, n° 156(</text:span><text:span text:style-name="T1">6-7 juillet 1968), p. 17.</text:span></text:p>
          <text:list>
            <text:list-item>
              <text:p text:style-name="P3"><text:span text:style-name="T1">URL : </text:span><text:a xlink:type="simple" xlink:href="http://www.letempsarchives.ch/page/JDG_1968_07_06/17" text:style-name="ListLabel_20_374" text:visited-style-name="ListLabel_20_374"><text:span text:style-name="Internet_20_link"><text:span text:style-name="T1">http://www.letempsarchives.ch/page/JDG_1968_07_06/17</text:span></text:span></text:a></text:p>
            </text:list-item>
          </text:list>
        </text:list-item>
      </text:list>
      <text:list xml:id="list175956992824865" text:continue-list="list1584519360" text:style-name="WWNum27">
        <text:list-item>
          <text:p text:style-name="P263"><text:span text:style-name="T1">Réponse à Pierre-Olivier </text:span><text:span text:style-name="T104">Walzer, </text:span><text:span text:style-name="T1">« Rougemont : les rescapés sont-ils honteux ? », </text:span><text:span text:style-name="T6">Journal de Genève</text:span><text:span text:style-name="T3">,</text:span><text:span text:style-name="T6"> </text:span><text:span text:style-name="T1">22-23 </text:span><text:span text:style-name="T101">juin </text:span><text:span text:style-name="T1">1968.</text:span></text:p>
        </text:list-item>
      </text:list>
      <text:list xml:id="list175956987863590" text:continue-list="list175957192063631" text:style-name="WWNum1">
        <text:list-item>
          <text:p text:style-name="P3"><text:span text:style-name="T3">[ddr_1968-09-07glaus]</text:span><text:span text:style-name="T1"> « L'écrivain et l'événement », </text:span><text:span text:style-name="T6">La Gazette littéraire</text:span><text:span text:style-name="T3">, supplément de la </text:span><text:span text:style-name="T6">Gazette de Lausanne</text:span><text:span text:style-name="T3">, n° </text:span><text:span text:style-name="T1">210(7-8 septembre 1968), </text:span><text:span text:style-name="T101">p. 35 (p. I du supplément).</text:span></text:p>
        </text:list-item>
      </text:list>
      <text:list xml:id="list589641021" text:style-name="WWNum76">
        <text:list-item>
          <text:p text:style-name="P264"><text:span text:style-name="T101">URL : </text:span><text:a xlink:type="simple" xlink:href="http://www.letempsarchives.ch/page/GDL_1968_09_07/35" text:style-name="ListLabel_20_392" text:visited-style-name="ListLabel_20_392"><text:span text:style-name="Internet_20_link"><text:span text:style-name="T101">http://www.letempsarchives.ch/page/GDL_1968_09_07/35</text:span></text:span></text:a></text:p>
        </text:list-item>
        <text:list-item>
          <text:p text:style-name="P264"><text:span text:style-name="T1">Rééd., </text:span><text:span text:style-name="T6">Bulletin du Centre européen de la Culture</text:span><text:span text:style-name="T3">,</text:span><text:span text:style-name="T6"> </text:span><text:span text:style-name="T1">Genève, n° 1-2(1970), p. 188-190.</text:span></text:p>
        </text:list-item>
        <text:list-item>
          <text:p text:style-name="P264"><text:span text:style-name="T1">Repris dans </text:span><text:span text:style-name="T5">Le Cheminement des esprits</text:span><text:span text:style-name="T1">.</text:span></text:p>
        </text:list-item>
      </text:list>
      <text:list xml:id="list175956845362222" text:continue-list="list175956987863590" text:style-name="WWNum1">
        <text:list-item>
          <text:p text:style-name="P3"><text:span text:style-name="T3">[ddr_1968-10preuv]</text:span><text:span text:style-name="T1"> « Vingt ans après, ou la campagne des congrès, 1947-1949 », </text:span><text:span text:style-name="T6">Preuves</text:span><text:span text:style-name="T1">, n° 211(octobre 1968), p. 16-29.</text:span></text:p>
        </text:list-item>
      </text:list>
      <text:list xml:id="list1422171096" text:style-name="WWNum30">
        <text:list-item>
          <text:p text:style-name="P265"><text:span text:style-name="T85">Trad., « The Campaign of the European Congress », </text:span><text:span text:style-name="T91">Government and Opposition</text:span><text:span text:style-name="T94">, </text:span><text:span text:style-name="T85">London, vol. 2, n° 3(1967), p. 329-349. </text:span></text:p>
        </text:list-item>
        <text:list-item>
          <text:p text:style-name="P265"><text:span text:style-name="T85">Rééd., </text:span><text:span text:style-name="T91">News Politics of European Integration</text:span><text:span text:style-name="T94">, </text:span><text:span text:style-name="T85">London, Macmillan, 1972, p. 10-32.</text:span></text:p>
        </text:list-item>
        <text:list-item>
          <text:p text:style-name="P265"><text:span text:style-name="T134">Autre éd., « Vingt ans après La Haye : où en est l’Europe ? », </text:span><text:span text:style-name="T135">L'Europe en formation</text:span><text:span text:style-name="T134">, Nice, n° 98(mai 1968), p. 14‑16. </text:span></text:p>
        </text:list-item>
        <text:list-item>
          <text:p text:style-name="P265"><text:span text:style-name="T134">Rééd. part., « La Haye, 7 mai 1968. Lorsque tout commençait », </text:span><text:span text:style-name="T135">Communauté européenne</text:span><text:span text:style-name="T134">, n° 118(mai 1968), p. 31‑35.</text:span></text:p>
        </text:list-item>
      </text:list>
      <text:list xml:id="list175955982192511" text:continue-list="list175956845362222" text:style-name="WWNum1">
        <text:list-item>
          <text:p text:style-name="P3"><text:span text:style-name="T3">[ddr_1968-10-19glaus]</text:span><text:span text:style-name="T1"> « Jean Paulhan », </text:span><text:span text:style-name="T5">Gazette littéraire</text:span><text:span text:style-name="T1">, supplément de la </text:span><text:span text:style-name="T5">Gazette de Lausanne</text:span><text:span text:style-name="T1">, n° 245(19 octobre 1968), p. 28.</text:span></text:p>
        </text:list-item>
      </text:list>
      <text:list xml:id="list2702019795" text:style-name="WWNum31">
        <text:list-item>
          <text:p text:style-name="P266"><text:bookmark-start text:name="_Hlk499124052"/><text:span text:style-name="T1">URL : </text:span><text:a xlink:type="simple" xlink:href="http://www.letempsarchives.ch/page/GDL_1968_10_19/28" text:style-name="ListLabel_20_374" text:visited-style-name="ListLabel_20_374"><text:span text:style-name="Internet_20_link"><text:span text:style-name="T1">http://www.letempsarchives.ch/page/GDL_1968_10_19/28</text:span></text:span></text:a><text:bookmark-end text:name="_Hlk499124052"/></text:p>
        </text:list-item>
      </text:list>
      <text:list xml:id="list175956982876481" text:continue-list="list175955982192511" text:style-name="WWNum1">
        <text:list-item>
          <text:p text:style-name="P3"><text:span text:style-name="T3">[ddr_1968-11-30ref]</text:span><text:span text:style-name="T1"> « Vers l'Europe des Régions », interview par Annouchka von Hemer, Christian Roux-Pétel, </text:span><text:span text:style-name="T6">Réforme</text:span><text:span text:style-name="T3">,</text:span><text:span text:style-name="T6"> </text:span><text:span text:style-name="T1">Paris, n° 1237(30 novembre 1968).</text:span></text:p>
          <text:list>
            <text:list-item>
              <text:p text:style-name="P3"><text:span text:style-name="T3">Comparer : « </text:span><text:span text:style-name="T1">Vers l'Europe des Régions », propos recueillis par Anouchka von Hemer et Christian Roux-Petel, </text:span><text:span text:style-name="T6">La Gazette littéraire</text:span><text:span text:style-name="T3">,</text:span><text:span text:style-name="T6"> </text:span><text:span text:style-name="T1">Genève et Lausanne, n° 233(5 octobre 1968), p. 25.</text:span></text:p>
              <text:list>
                <text:list-item>
                  <text:p text:style-name="P3"><text:span text:style-name="T1">URL : </text:span><text:a xlink:type="simple" xlink:href="http://letempsarchives.ch/page/GDL_1968_10_05/25" text:style-name="ListLabel_20_374" text:visited-style-name="ListLabel_20_374"><text:span text:style-name="Internet_20_link"><text:span text:style-name="T1">http://letempsarchives.ch/page/GDL_1968_10_05/25</text:span></text:span></text:a></text:p>
                </text:list-item>
              </text:list>
            </text:list-item>
          </text:list>
        </text:list-item>
        <text:list-item>
          <text:p text:style-name="P3"><text:span text:style-name="T54">[ddr_1968_trugbild-nationalstaat-kultur-kennt-keine-zollner]</text:span><text:span text:style-name="T53"> « Die Kultur kennt keine Zöllner », </text:span><text:span text:style-name="T49">Trugbild Nationalstaat</text:span><text:span text:style-name="T53">, Köln, Europa Union, cop. 1968, p. 24-33.</text:span></text:p>
        </text:list-item>
        <text:list-item>
          <text:p text:style-name="P3"><text:span text:style-name="T3">[ddr_1968rbl]</text:span><text:span text:style-name="T28"> « Hölderlin dans le souvenir des noms splendides », </text:span><text:span text:style-name="T15">Revue de Belles-Lettres</text:span><text:span text:style-name="T28">, n° 2(1968), p. 15-19.</text:span></text:p>
        </text:list-item>
        <text:list-item>
          <text:p text:style-name="P3"><text:span text:style-name="T3">[ddr_1968-04fen]</text:span><text:span text:style-name="T1"> « L'eau », </text:span><text:span text:style-name="T6">Fénix</text:span><text:span text:style-name="T3">,</text:span><text:span text:style-name="T6"> </text:span><text:span text:style-name="T1">Montpellier, n° 5(avril 1968).</text:span></text:p>
        </text:list-item>
      </text:list>
      <text:list xml:id="list3208028421" text:style-name="WWNum334">
        <text:list-item>
          <text:p text:style-name="P267"><text:span text:style-name="T1">Poème datant du printemps 1941.</text:span></text:p>
        </text:list-item>
        <text:list-item>
          <text:p text:style-name="P267"><text:span text:style-name="T1">Rééd., </text:span><text:span text:style-name="T6">Entailles</text:span><text:span text:style-name="T3">,</text:span><text:span text:style-name="T6"> </text:span><text:span text:style-name="T1">Montpellier, n° 23(printemps 1986), p. 84.</text:span></text:p>
        </text:list-item>
      </text:list>
      <text:list xml:id="list175955984371454" text:continue-list="list175956982876481" text:style-name="WWNum1">
        <text:list-item>
          <text:p text:style-name="P3"><text:span text:style-name="T54">[ddr_1968_europaische-probleme-wirtschaft-politik-etat-nation-regions-</text:span><text:soft-page-break/><text:span text:style-name="T54">federees]</text:span><text:span text:style-name="T53"> « De l'Etat-Nation aux Régions fédérées », </text:span><text:span text:style-name="T49">Europäische Probleme aus Wirtschaft und Politik</text:span><text:span text:style-name="T53">, Stuttgart, E. Rentsch, 1968, p. 107-129.</text:span></text:p>
        </text:list-item>
        <text:list-item>
          <text:p text:style-name="P3"><text:span text:style-name="T3">[ddr_1968</text:span><text:span text:style-name="T1"> « Naissance de l'Europe des Régions », suivi de « Dossier du problème des Régions », </text:span><text:span text:style-name="T6">Bulletin de l'Institut universitaire d'Etudes Européennes</text:span><text:span text:style-name="T3">,</text:span><text:span text:style-name="T6"> </text:span><text:span text:style-name="T1">Genève, 1968, p. 35-78.</text:span></text:p>
        </text:list-item>
        <text:list-item>
          <text:p text:style-name="P3"><text:span text:style-name="T3">[ddr_1968bcec]</text:span><text:span text:style-name="T1"> « Vers une fédération des régions</text:span><text:span text:style-name="T101"> », </text:span><text:span text:style-name="T6">Bulletin du Centre européen de la Culture</text:span><text:span text:style-name="T3">,</text:span><text:span text:style-name="T6"> </text:span><text:span text:style-name="T1">Genève, n° 2(1967-1968), p. 35-56, p.m.</text:span></text:p>
        </text:list-item>
        <text:list-item>
          <text:p text:style-name="P3"><text:span text:style-name="T3">[ddr_1968essais]</text:span><text:span text:style-name="T1"> « L'avenir de New York », </text:span><text:span text:style-name="T6">Essais</text:span><text:span text:style-name="T3">,</text:span><text:span text:style-name="T6"> </text:span><text:span text:style-name="T1">Toulouse, n° 4(1968), p. 10-15.</text:span></text:p>
        </text:list-item>
        <text:list-item>
          <text:p text:style-name="P3"><text:span text:style-name="T3">[ddr_1968basge] « [</text:span><text:span text:style-name="T1">Participation au débat </text:span><text:span text:style-name="T5">L'Exode des cerveaux</text:span><text:span text:style-name="T1">] », </text:span><text:span text:style-name="T5">Bastions de Genève</text:span><text:span text:style-name="T1">, n° 23(1968), p. 13-20 ; p. 26-27.</text:span></text:p>
        </text:list-item>
        <text:list-item>
          <text:p text:style-name="P3"><text:span text:style-name="T3">[ddr_1969-04ef]</text:span><text:span text:style-name="T1"> « Les résistances mondiales à l'Europe des Régions », </text:span><text:span text:style-name="T6">L'Europe en formation</text:span><text:span text:style-name="T3">,</text:span><text:span text:style-name="T1"> n° 109(avril 1969), p. 3-6.</text:span></text:p>
        </text:list-item>
        <text:list-item>
          <text:p text:style-name="P3"><text:span text:style-name="T3">[ddr_1969-04-14elle]</text:span><text:span text:style-name="T1"> « Le Mariage est à réinventer », </text:span><text:span text:style-name="T3">propos recueillis </text:span><text:span text:style-name="T1">par Claude Berthod, </text:span><text:span text:style-name="T5">Elle</text:span><text:span text:style-name="T1">, Paris, 14 avril 1969, p. 29-44.</text:span></text:p>
        </text:list-item>
        <text:list-item>
          <text:p text:style-name="P3"><text:span text:style-name="T3">[ddr_1969-06-30jg]</text:span><text:span text:style-name="T1"> « Denis de Rougemont et l'objection de conscience », </text:span><text:span text:style-name="T5">Journal de Genève</text:span><text:span text:style-name="T1">, n° 149(30 juin 1969), p. 9.</text:span></text:p>
        </text:list-item>
      </text:list>
      <text:list xml:id="list3492771559" text:style-name="WWNum81">
        <text:list-item>
          <text:p text:style-name="P268"><text:span text:style-name="T1">Lettre à la défense d'un jeune objecteur.</text:span></text:p>
        </text:list-item>
        <text:list-item>
          <text:p text:style-name="P268"><text:bookmark-start text:name="_Hlk499124180"/><text:span text:style-name="T1">URL : </text:span><text:a xlink:type="simple" xlink:href="http://www.letempsarchives.ch/page/JDG_1969_06_30/9" text:style-name="ListLabel_20_374" text:visited-style-name="ListLabel_20_374"><text:span text:style-name="Internet_20_link"><text:span text:style-name="T1">http://www.letempsarchives.ch/page/JDG_1969_06_30/9</text:span></text:span></text:a><text:bookmark-end text:name="_Hlk499124180"/></text:p>
        </text:list-item>
      </text:list>
      <text:list xml:id="list175957609501162" text:continue-list="list175955984371454" text:style-name="WWNum1">
        <text:list-item>
          <text:p text:style-name="P3"><text:span text:style-name="T1">[ddr_1969-07-04jg] « Objection de conscience : Denis de Rougemont répond », </text:span><text:span text:style-name="T5">Journal de Genève</text:span><text:span text:style-name="T1">, n° 153(4 juillet 1969), p. 11.</text:span></text:p>
          <text:list>
            <text:list-item>
              <text:p text:style-name="P3"><text:span text:style-name="T1">URL : </text:span><text:a xlink:type="simple" xlink:href="http://www.letempsarchives.ch/page/JDG_1969_07_04/11" text:style-name="ListLabel_20_374" text:visited-style-name="ListLabel_20_374"><text:span text:style-name="Internet_20_link"><text:span text:style-name="T1">http://www.letempsarchives.ch/page/JDG_1969_07_04/11</text:span></text:span></text:a></text:p>
            </text:list-item>
            <text:list-item>
              <text:p text:style-name="P3"><text:span text:style-name="T1">Réaction à la publication, sans sa consultation, de la lettre parue le 30 juin.</text:span></text:p>
            </text:list-item>
          </text:list>
        </text:list-item>
        <text:list-item>
          <text:p text:style-name="P3"><text:span text:style-name="T3">[ddr_1969-08-30jg] </text:span><text:span text:style-name="T1">« Non, notre civilisation n'est pas mortelle !</text:span><text:span text:style-name="T101"> », </text:span><text:span text:style-name="T1">interview par Annouchka Van Heuer et Chritian Roux-Pétel, </text:span><text:span text:style-name="T6">Journal de Genève</text:span><text:span text:style-name="T3">, n° 202(30-31 </text:span><text:span text:style-name="T1">août 1969), p. 29.</text:span></text:p>
          <text:list>
            <text:list-item>
              <text:p text:style-name="P3"><text:span text:style-name="T1">URL : </text:span><text:a xlink:type="simple" xlink:href="http://www.letempsarchives.ch/page/JDG_1969_08_30/29" text:style-name="ListLabel_20_374" text:visited-style-name="ListLabel_20_374"><text:span text:style-name="Internet_20_link"><text:span text:style-name="T1">http://www.letempsarchives.ch/page/JDG_1969_08_30/29</text:span></text:span></text:a></text:p>
            </text:list-item>
            <text:list-item>
              <text:p text:style-name="P3"><text:span text:style-name="T1">Rééd., sous le titre « Pronostics 1969 », </text:span><text:span text:style-name="T5">Bulletin du Centre Européen de la Culture</text:span><text:span text:style-name="T1">, n° 1-2(1970), p. 75-79.</text:span></text:p>
            </text:list-item>
          </text:list>
        </text:list-item>
        <text:list-item>
          <text:p text:style-name="P3"><text:span text:style-name="T3">[ddr_1969-09-27dev]</text:span><text:span text:style-name="T1"> « Denis de Rougemont, le personnalisme, la contestation, les hippies et… le fédéralisme », entretien avec Jean-Pierre Tadros, </text:span><text:span text:style-name="T5">Le Devoir</text:span><text:span text:style-name="T1">, Montréal, n° 225(27 septembre 1969), p. 11.</text:span></text:p>
        </text:list-item>
      </text:list>
      <text:list xml:id="list4054480830" text:style-name="WWNum83">
        <text:list-item>
          <text:p text:style-name="P269"><text:span text:style-name="T1">URL : </text:span><text:a xlink:type="simple" xlink:href="http://www.banq.qc.ca/collections/collection_numerique/journaux-revues/result-pop.html?l_id=0005226335f19690927fp2777674p1&amp;keyword=Denis%20de%20Rougemont" text:style-name="ListLabel_20_374" text:visited-style-name="ListLabel_20_374"><text:span text:style-name="Internet_20_link"><text:span text:style-name="T1">http://collections.banq.qc.ca/ark:/52327/2777674</text:span></text:span></text:a></text:p>
        </text:list-item>
      </text:list>
      <text:list xml:id="list175955948355022" text:continue-list="list175957609501162" text:style-name="WWNum1">
        <text:list-item>
          <text:p text:style-name="P3"><text:span text:style-name="T3">[ddr_1969-09rpar]</text:span><text:span text:style-name="T1"> « L'avenir du fédéralisme », </text:span><text:span text:style-name="T6">Revue de Paris</text:span><text:span text:style-name="T1">, n° 9(septembre 1969), p. 1-10.</text:span></text:p>
        </text:list-item>
        <text:list-item>
          <text:p text:style-name="P3"><text:span text:style-name="T3">[ddr_1969-10-04presse]</text:span><text:span text:style-name="T1"> « La révolution des meilleurs », entretien avec Jean-Paul Brousseau, </text:span><text:span text:style-name="T135">La Presse</text:span><text:span text:style-name="T134">, Montréal, 85</text:span><text:span text:style-name="T164">e</text:span><text:span text:style-name="T134"> année, n° 231(4 octobre 1969), </text:span><text:span text:style-name="T1">p. 31. </text:span></text:p>
        </text:list-item>
      </text:list>
      <text:list xml:id="list709148992" text:style-name="WWNum84">
        <text:list-item>
          <text:p text:style-name="P270"><text:bookmark-start text:name="_Hlk499124217"/><text:span text:style-name="T1">URL : </text:span><text:a xlink:type="simple" xlink:href="http://collections.banq.qc.ca/ark:/52327/2682589?previewMode=pdf" office:target-frame-name="_blank" xlink:show="new" text:style-name="ListLabel_20_374" text:visited-style-name="ListLabel_20_374"><text:span text:style-name="Internet_20_link"><text:span text:style-name="T1">http://collections.banq.qc.ca/ark:/52327/2682589?previewMode=pdf</text:span></text:span></text:a><text:bookmark-end text:name="_Hlk499124217"/></text:p>
        </text:list-item>
      </text:list>
      <text:list xml:id="list175956053590394" text:continue-list="list175955948355022" text:style-name="WWNum1">
        <text:list-item>
          <text:p text:style-name="P3"><text:span text:style-name="T3">[ddr_1969-10-04jg] </text:span><text:span text:style-name="T143">Participation au débat « Entre Dieu et l’État » sur l’objection de conscience, </text:span><text:span text:style-name="T138">Journal de Genève</text:span><text:span text:style-name="T143">, n° 231(4‑5 octobre 1969), p. 14‑15. </text:span></text:p>
        </text:list-item>
      </text:list>
      <text:list xml:id="list998356600" text:style-name="WWNum82">
        <text:list-item>
          <text:p text:style-name="P271"><text:bookmark-start text:name="_Hlk499124200"/><text:span text:style-name="T143">URL : </text:span><text:a xlink:type="simple" xlink:href="http://www.letempsarchives.ch/page/JDG_1969_10_04/14" text:style-name="ListLabel_20_391" text:visited-style-name="ListLabel_20_391"><text:span text:style-name="Internet_20_link"><text:span text:style-name="T143">http://www.letempsarchives.ch/page/JDG_1969_10_04/14</text:span></text:span></text:a><text:bookmark-end text:name="_Hlk499124200"/></text:p>
        </text:list-item>
      </text:list>
      <text:list xml:id="list175956806092944" text:continue-list="list175956053590394" text:style-name="WWNum1">
        <text:list-item>
          <text:p text:style-name="P3"><text:span text:style-name="T54">[ddr_1969_unterwegs-sozialen-demokratie-oprecht-toujours-disponible]</text:span><text:span text:style-name="T53"> « Toujours disponible », </text:span><text:span text:style-name="T49">Unterwegs zur sozialen Demokratie : Festschrift zum 75. Geburtstag von Hans Oprecht</text:span><text:span text:style-name="T53">, Zürich, Europa Verl., 1969, p. 237-239.</text:span></text:p>
        </text:list-item>
        <text:list-item>
          <text:p text:style-name="P3"><text:span text:style-name="T3">[ddr_1969_preface-dunant-souvenir-solferino] Préface à </text:span><text:span text:style-name="T6">Un souvenir de Solférino</text:span><text:span text:style-name="T3">,</text:span><text:span text:style-name="T6"> </text:span><text:span text:style-name="T1">de Henry Dunant, Lausanne, L'Age d'Homme, 1969, coll. de l'Institut Henry Dunant, 1, p. VII-XXII. </text:span></text:p>
        </text:list-item>
      </text:list>
      <text:list xml:id="list3981690168" text:style-name="WWNum124">
        <text:list-item>
          <text:p text:style-name="P272"><text:span text:style-name="T44">Repris avec la trad. allemande, </text:span><text:span text:style-name="T49">Eine Erinnerung an Solferino</text:span><text:span text:style-name="T53">, Zürich, Fretz, </text:span><text:soft-page-break/><text:span text:style-name="T53">1972.</text:span></text:p>
        </text:list-item>
      </text:list>
      <text:list xml:id="list175955909363255" text:continue-list="list175956806092944" text:style-name="WWNum1">
        <text:list-item>
          <text:p text:style-name="P3"><text:span text:style-name="T3">[ddr_1969rasmp]</text:span><text:span text:style-name="T28"> « Pour une définition nouvelle du fédéralisme », </text:span><text:span text:style-name="T15">Revue des travaux de l'Académie des sciences morales et politiques et comptes rendus de ses séances</text:span><text:span text:style-name="T28">, 1969, p. 141-153.</text:span></text:p>
        </text:list-item>
        <text:list-item>
          <text:p text:style-name="P3"><text:span text:style-name="T3">[ddr_1969_aar-aar-europe]</text:span><text:span text:style-name="T28"> « De l'Aar à l'Europe », </text:span><text:span text:style-name="T15">L'Aar</text:span><text:span text:style-name="T28">, Genève, Ed. Générales, 1969, p. 93-97.</text:span></text:p>
        </text:list-item>
        <text:list-item>
          <text:p text:style-name="P3"><text:span text:style-name="T3">[ddr_1969_alpes-naissance-confederation]</text:span><text:span text:style-name="T28"> « Naissance d'une confédération », </text:span><text:span text:style-name="T15">Les Alpes</text:span><text:span text:style-name="T28">, Zürich, Sélection du Reader's Digest, 1969, p. 89-96.</text:span></text:p>
        </text:list-item>
      </text:list>
      <text:list xml:id="list108419029" text:style-name="WWNum34">
        <text:list-item>
          <text:p text:style-name="P273"><text:span text:style-name="T53">Trad. allemande, « Die Schweizer Eidgenossenschaft », </text:span><text:span text:style-name="T49">Die Alpen</text:span><text:span text:style-name="T53">, Stuttgart, Zürich, Verl. Das Beste, cop. 1972, p. 43-50, trad. de Maria Honeit.</text:span></text:p>
        </text:list-item>
      </text:list>
      <text:list xml:id="list175956192972484" text:continue-list="list175955909363255" text:style-name="WWNum1">
        <text:list-item>
          <text:p text:style-name="P3"><text:span text:style-name="T54">[ddr_1969_alpenflug-herzstuck-alpen-schweiz]</text:span><text:span text:style-name="T53"> « Herzstück der Alpen : die Schweiz », </text:span><text:span text:style-name="T49">Alpenflug</text:span><text:span text:style-name="T53">, Bern, Kümmerly &amp; Frey, 1969, p. 77-94.</text:span></text:p>
        </text:list-item>
        <text:list-item>
          <text:p text:style-name="P3"><text:span text:style-name="T3">[ddr_1969re]</text:span><text:span text:style-name="T28"> « "La lecture des </text:span><text:span text:style-name="T15">Nourritures terrestres</text:span><text:span text:style-name="T28">…" », </text:span><text:span text:style-name="T5">Revue neuchâteloise</text:span><text:span text:style-name="T1">, n° 46(printemps 1969), p. 9-10. </text:span></text:p>
        </text:list-item>
      </text:list>
      <text:list xml:id="list3419788628" text:style-name="WWNum33">
        <text:list-item>
          <text:p text:style-name="P274"><text:span text:style-name="T1">Réponse à l'enquête sur Gide.</text:span></text:p>
        </text:list-item>
        <text:list-item>
          <text:p text:style-name="P274"><text:bookmark-start text:name="_Hlk499124090"/><text:span text:style-name="T68">Accessible via : </text:span><text:a xlink:type="simple" xlink:href="http://doc.rero.ch/record/29087" text:style-name="ListLabel_20_383" text:visited-style-name="ListLabel_20_383"><text:span text:style-name="Internet_20_link"><text:span text:style-name="T68">http://doc.rero.ch/record/29087</text:span></text:span></text:a><text:bookmark-end text:name="_Hlk499124090"/></text:p>
        </text:list-item>
      </text:list>
      <text:list xml:id="list175957689706233" text:continue-list="list175956192972484" text:style-name="WWNum1">
        <text:list-item>
          <text:p text:style-name="P3"><text:span text:style-name="T3">[ddr_1969ecr]</text:span><text:span text:style-name="T1"> « À la fontaine Castalie », </text:span><text:span text:style-name="T6">Écriture</text:span><text:span text:style-name="T3">,</text:span><text:span text:style-name="T6"> </text:span><text:span text:style-name="T1">Lausanne, n° 5(1969), p. 7-12.</text:span></text:p>
        </text:list-item>
      </text:list>
      <text:list xml:id="list3800229017" text:style-name="WWNum364">
        <text:list-item>
          <text:p text:style-name="P275"><text:span text:style-name="T28">Daté de juillet 1962.</text:span></text:p>
        </text:list-item>
      </text:list>
      <text:list xml:id="list175955741534696" text:continue-list="list175957689706233" text:style-name="WWNum1">
        <text:list-item>
          <text:p text:style-name="P3"><text:span text:style-name="T3">[ddr_1970-02-07glaus] « [</text:span><text:span text:style-name="T1">Témoignage sur Bernard Barbey, </text:span><text:span text:style-name="T6">Gazette littéraire</text:span><text:span text:style-name="T3">, supplément de la</text:span><text:span text:style-name="T6"> Gazette de Lausanne</text:span><text:span text:style-name="T3">, n° 31</text:span><text:span text:style-name="T1">(7-8 février 1970), p. 3.</text:span></text:p>
        </text:list-item>
      </text:list>
      <text:list xml:id="list467956288" text:style-name="WWNum123">
        <text:list-item>
          <text:p text:style-name="P276"><text:bookmark-start text:name="_Hlk499124225"/><text:span text:style-name="T1">URL : </text:span><text:a xlink:type="simple" xlink:href="http://www.letempsarchives.ch/page/GDL_1970_02_07/21" text:style-name="ListLabel_20_374" text:visited-style-name="ListLabel_20_374"><text:span text:style-name="Internet_20_link"><text:span text:style-name="T1">http://www.letempsarchives.ch/page/GDL_1970_02_07/21</text:span></text:span></text:a><text:bookmark-end text:name="_Hlk499124225"/></text:p>
        </text:list-item>
      </text:list>
      <text:list xml:id="list175956997724343" text:continue-list="list175955741534696" text:style-name="WWNum1">
        <text:list-item>
          <text:p text:style-name="P3"><text:span text:style-name="T3">[ddr_1970-03treje]</text:span><text:span text:style-name="T1"> « Deux en un, ou le fédéralisme », </text:span><text:span text:style-name="T6">30 jours d'Europe</text:span><text:span text:style-name="T3">,</text:span><text:span text:style-name="T6"> </text:span><text:span text:style-name="T1">n° 140(mars 1970), p. 22-23.</text:span></text:p>
        </text:list-item>
        <text:list-item>
          <text:p text:style-name="P3"><text:span text:style-name="T1">[ddr_1970-03-19cons] « Ce que la Suisse peut apporter à l'Europe », </text:span><text:span text:style-name="T5">Construire</text:span><text:span text:style-name="T1">, 19 mars 1970, p. 3.</text:span></text:p>
        </text:list-item>
        <text:list-item>
          <text:p text:style-name="P3"><text:span text:style-name="T3">[ddr_1970-04-18glaus]</text:span><text:span text:style-name="T28"> « La cité européenne : discours de l'Université de Bonn », </text:span><text:span text:style-name="T15">Gazette de Lausanne</text:span><text:span text:style-name="T28">, n° 89(18-19 avril 1970), p. 32 ; suite, « L'Europe et le sens de la vie », n° 95(25-26 avril 1970), p. 32.</text:span></text:p>
        </text:list-item>
      </text:list>
      <text:list xml:id="list2429066262" text:style-name="WWNum119">
        <text:list-item>
          <text:p text:style-name="P277"><text:span text:style-name="T28">URL : </text:span><text:a xlink:type="simple" xlink:href="http://www.letempsarchives.ch/page/GDL_1970_04_18/32" text:style-name="ListLabel_20_370" text:visited-style-name="ListLabel_20_370"><text:span text:style-name="Internet_20_link"><text:span text:style-name="T28">http://www.letempsarchives.ch/page/GDL_1970_04_18/32</text:span></text:span></text:a></text:p>
        </text:list-item>
        <text:list-item>
          <text:p text:style-name="P277"><text:span text:style-name="T28">URL : </text:span><text:a xlink:type="simple" xlink:href="http://www.letempsarchives.ch/page/GDL_1970_04_25/32" text:style-name="ListLabel_20_370" text:visited-style-name="ListLabel_20_370"><text:span text:style-name="Internet_20_link"><text:span text:style-name="T28">http://www.letempsarchives.ch/page/GDL_1970_04_25/32</text:span></text:span></text:a></text:p>
        </text:list-item>
        <text:list-item>
          <text:p text:style-name="P277"><text:span text:style-name="T28">Rééd., </text:span><text:span text:style-name="T15">Paroles et idées</text:span><text:span text:style-name="T28">, Nivelles, Ed. de la Francité, 1972, p. 281-293.</text:span></text:p>
        </text:list-item>
        <text:list-item>
          <text:p text:style-name="P277"><text:span text:style-name="T28">Repris dans </text:span><text:span text:style-name="T15">L’Un et le divers</text:span><text:span text:style-name="T28">.</text:span></text:p>
        </text:list-item>
      </text:list>
      <text:list xml:id="list175956752122515" text:continue-list="list175956997724343" text:style-name="WWNum1">
        <text:list-item>
          <text:p text:style-name="P331"><text:span text:style-name="T107">[ddr_1970-05fcz]</text:span><text:span text:style-name="T109"> « Denis de Rougemont, lauréat du prix Schuman 1970 », </text:span><text:span text:style-name="T116">Feuille centrale de Zofingue</text:span><text:span text:style-name="T110">,</text:span><text:span text:style-name="T116"> </text:span><text:span text:style-name="T109">n° 5-6(mai-juin 1970), p. 242-245.</text:span></text:p>
        </text:list-item>
        <text:list-item>
          <text:p text:style-name="P3"><text:span text:style-name="T3">[ddr_1970-06treje]</text:span><text:span text:style-name="T143"> « Qu’est‑ce que la culture européenne ? », </text:span><text:span text:style-name="T138">30 Jours d’Europe (Service d’information des communautés européennes)</text:span><text:span text:style-name="T143">, Paris, n° 143(juin 1970), p. 20‑21.</text:span></text:p>
        </text:list-item>
        <text:list-item>
          <text:p text:style-name="P3"><text:span text:style-name="T3">[ddr_1970-06-02glaus]</text:span><text:span text:style-name="T179"> « Une réflexion sur le mode de vie plutôt que sur le niveau de vie », </text:span><text:bookmark-start text:name="_Hlk499124253"/><text:span text:style-name="T173">Les travailleurs étrangers en Suisse</text:span><text:span text:style-name="T179">, numéro thématique conjoint de la </text:span><text:span text:style-name="T173">Nouvelle Revue de Lausanne</text:span><text:span text:style-name="T179"> et de la </text:span><text:span text:style-name="T173">Gazette de Lausanne</text:span><text:span text:style-name="T179">, n° 125(2 juin 1970), p. 33.</text:span><text:bookmark-end text:name="_Hlk499124253"/></text:p>
        </text:list-item>
      </text:list>
      <text:list xml:id="list2212578876" text:style-name="WWNum35">
        <text:list-item>
          <text:p text:style-name="P278"><text:bookmark-start text:name="_Hlk499124244"/><text:span text:style-name="T179">URL : </text:span><text:a xlink:type="simple" xlink:href="http://www.letempsarchives.ch/page/GDL_1970_06_02/32" text:style-name="ListLabel_20_390" text:visited-style-name="ListLabel_20_390"><text:span text:style-name="Internet_20_link"><text:span text:style-name="T33">http://www.letempsarchives.ch/page/GDL_1970_06_02/32</text:span></text:span></text:a><text:bookmark-end text:name="_Hlk499124244"/></text:p>
        </text:list-item>
      </text:list>
      <text:list xml:id="list175957273545655" text:continue-list="list175956752122515" text:style-name="WWNum1">
        <text:list-item>
          <text:p text:style-name="P3"><text:span text:style-name="T3">[ddr_1970-09-24nlit]</text:span><text:span text:style-name="T1"> « Les prophètes de la décadence », </text:span><text:span text:style-name="T6">Les Nouvelles littéraires</text:span><text:span text:style-name="T1">, n° 2244(24 septembre 1970), p. 3.</text:span></text:p>
        </text:list-item>
        <text:list-item>
          <text:p text:style-name="P331"><text:span text:style-name="T107">[ddr_1970-10-15fal] « </text:span><text:span text:style-name="T109">Denis de Rougemont : L'Europe ? Une révolution culturelle ! » interview par Henri-Charles Tauxe, </text:span><text:span text:style-name="T116">Feuille d'Avis de Lausanne</text:span><text:span text:style-name="T110">, n° 240(</text:span><text:span text:style-name="T109">15 octobre 1970), p. 57.</text:span></text:p>
          <text:list>
            <text:list-item>
              <text:p text:style-name="P331"><text:span text:style-name="T109">URL : </text:span><text:a xlink:type="simple" xlink:href="https://scriptorium.bcu-lausanne.ch/zoom/8696/view?page=75" text:style-name="ListLabel_20_379" text:visited-style-name="ListLabel_20_379"><text:span text:style-name="Internet_20_link"><text:span text:style-name="T109">https://scriptorium.bcu-lausanne.ch/zoom/8696/view?page=75</text:span></text:span></text:a></text:p>
            </text:list-item>
          </text:list>
        </text:list-item>
        <text:list-item>
          <text:p text:style-name="P3"><text:span text:style-name="T3">[ddr_1970-11-14glaus]</text:span><text:span text:style-name="T1"> « Le testament de Tristan », </text:span><text:span text:style-name="T5">La Gazette littéraire</text:span><text:span text:style-name="T1">, supplément de la </text:span><text:span text:style-name="T6">Gazette de Lausanne</text:span><text:span text:style-name="T3">, n° 266</text:span><text:span text:style-name="T1">(14-15 novembre 1970), p. 33.</text:span></text:p>
        </text:list-item>
      </text:list>
      <text:list xml:id="list189927174" text:style-name="WWNum36">
        <text:list-item>
          <text:p text:style-name="P279"><text:soft-page-break/><text:span text:style-name="T1">A propos de Charles de Gaulle.</text:span></text:p>
        </text:list-item>
        <text:list-item>
          <text:p text:style-name="P279"><text:bookmark-start text:name="_Hlk499124285"/><text:span text:style-name="T1">URL : </text:span><text:a xlink:type="simple" xlink:href="http://www.letempsarchives.ch/page/GDL_1970_11_14/33" text:style-name="ListLabel_20_374" text:visited-style-name="ListLabel_20_374"><text:span text:style-name="Internet_20_link"><text:span text:style-name="T1">http://www.letempsarchives.ch/page/GDL_1970_11_14/33</text:span></text:span></text:a><text:bookmark-end text:name="_Hlk499124285"/></text:p>
        </text:list-item>
      </text:list>
      <text:list xml:id="list175956612347643" text:continue-list="list175957273545655" text:style-name="WWNum1">
        <text:list-item>
          <text:p text:style-name="P331"><text:span text:style-name="T107">[ddr_1970-11-22tlaus]</text:span><text:span text:style-name="T109"> « L'Europe à l'heure de ses choix », propos recueillis par Claude Smadja, </text:span><text:span text:style-name="T116">Tribune de Lausanne</text:span><text:span text:style-name="T110"> – </text:span><text:span text:style-name="T116">Le Matin</text:span><text:span text:style-name="T110">, n° (</text:span><text:span text:style-name="T109">22 novembre 1970), p. 33 et 37.</text:span></text:p>
          <text:list>
            <text:list-item>
              <text:p text:style-name="P331"><text:span text:style-name="T109">URL : </text:span><text:a xlink:type="simple" xlink:href="https://scriptorium.bcu-lausanne.ch/zoom/77087/view?page=33" text:style-name="ListLabel_20_379" text:visited-style-name="ListLabel_20_379"><text:span text:style-name="Internet_20_link"><text:span text:style-name="T109">https://scriptorium.bcu-lausanne.ch/zoom/77087/view?page=33</text:span></text:span></text:a></text:p>
            </text:list-item>
          </text:list>
        </text:list-item>
        <text:list-item>
          <text:p text:style-name="P3"><text:span text:style-name="T3">[ddr_1970-12-24nlit]</text:span><text:span text:style-name="T183"> « Denis de Rougemont : l'amour et l'Europe », entretien, </text:span><text:span text:style-name="T177">Les Nouvelles littéraires</text:span><text:span text:style-name="T183">, n° 2257(24 décembre 1970), p. 1.</text:span></text:p>
        </text:list-item>
      </text:list>
      <text:list xml:id="list384500273" text:style-name="WWNum122">
        <text:list-item>
          <text:p text:style-name="P280"><text:span text:style-name="T183">Cf. </text:span><text:bookmark-start text:name="_Hlk499124308"/><text:span text:style-name="T143">« Denis de Rougemont, l’amour et l’Europe », entretien avec Geneviève Armleder, </text:span><text:span text:style-name="T138">Journal de Genève</text:span><text:span text:style-name="T143">, n° 52(3‑4 mars 1973), p. 15. URL : </text:span><text:a xlink:type="simple" xlink:href="http://www.letempsarchives.ch/page/JDG_1973_03_03/15" text:style-name="ListLabel_20_391" text:visited-style-name="ListLabel_20_391"><text:span text:style-name="Internet_20_link"><text:span text:style-name="T143">http://www.letempsarchives.ch/page/JDG_1973_03_03/15</text:span></text:span></text:a><text:bookmark-end text:name="_Hlk499124308"/></text:p>
        </text:list-item>
      </text:list>
      <text:list xml:id="list175956256497289" text:continue-list="list175956612347643" text:style-name="WWNum1">
        <text:list-item>
          <text:p text:style-name="P3"><text:span text:style-name="T3">[ddr_1970bcec]</text:span><text:span text:style-name="T1"> « Naissance du Centre (fragments) », </text:span><text:span text:style-name="T6">Bulletin du Centre européen de la Culture</text:span><text:span text:style-name="T3">, </text:span><text:span text:style-name="T1">Genève, n° 1-2(1970), p. 31-33.</text:span></text:p>
        </text:list-item>
        <text:list-item>
          <text:p text:style-name="P3"><text:span text:style-name="T3">[ddr_1970preuv]</text:span><text:span text:style-name="T1"> « Dépasser l'Etat-nation », </text:span><text:span text:style-name="T5">Preuves</text:span><text:span text:style-name="T1">, n° 4(4</text:span><text:span text:style-name="T146">e</text:span><text:span text:style-name="T1"> trimestre 1970), p. 54-59.</text:span></text:p>
        </text:list-item>
        <text:list-item>
          <text:p text:style-name="P3"><text:span text:style-name="T3">[ddr_1970_europe-regions-region-pas-mini-etat-nation]</text:span><text:span text:style-name="T28"> « La région n'est pas un mini-état-nation », </text:span><text:span text:style-name="T15">L'Europe des régions</text:span><text:span text:style-name="T28">, Genève, Institut d'études européennes, 1970, vol. 2, p. 31-40.</text:span></text:p>
        </text:list-item>
        <text:list-item>
          <text:p text:style-name="P3"><text:span text:style-name="T3">[ddr_1970_premier-festival-livre-nice-place-livre-information] « [</text:span><text:span text:style-name="T1">Interventions dans la discussion « La place du livre dans l'information de l'homme moderne »] », </text:span><text:span text:style-name="T5">Premier festival international du livre de Nice : colloques 1969</text:span><text:span text:style-name="T1">, Nice, Festival international du livre, 1970, p. 12-14, p. 18-21.</text:span></text:p>
        </text:list-item>
        <text:list-item>
          <text:p text:style-name="P3"><text:span text:style-name="T94">[ddr_1970_man-crisis-diabolic-modern-society] </text:span><text:span text:style-name="T85">« On the diabolic in modern society », </text:span><text:span text:style-name="T91">Man in Crisis</text:span><text:span text:style-name="T94">, </text:span><text:span text:style-name="T85">Glenview Illinois, Foresman </text:span><text:span text:style-name="T98">&amp; </text:span><text:span text:style-name="T85">Co, 1970, p. 17-28.</text:span></text:p>
        </text:list-item>
        <text:list-item>
          <text:p text:style-name="P3"><text:span text:style-name="T94">[ddr_1970_man-crisis-devil-share] </text:span><text:span text:style-name="T87">« The devil's share », </text:span><text:span text:style-name="T89">Man in crisis</text:span><text:span text:style-name="T87">, Glenview, Scott, Foresman, cop. 1970, p. 64-69.</text:span></text:p>
        </text:list-item>
        <text:list-item>
          <text:p text:style-name="P3"><text:span text:style-name="T94">[ddr_1970atlcom] </text:span><text:span text:style-name="T85">« Toward a new definition of federalism », </text:span><text:span text:style-name="T91">The Atlantic Community, </text:span><text:span text:style-name="T85">New York, 1970, p. 224-234.</text:span></text:p>
        </text:list-item>
        <text:list-item>
          <text:p text:style-name="P3"><text:span text:style-name="T3">[ddr_1971-01-30glaus]</text:span><text:span text:style-name="T134"> « Pourquoi j’écris », </text:span><text:span text:style-name="T135">Gazette de Lausanne</text:span><text:span text:style-name="T134">, n° 24(30‑31 janvier 1971), p. 29. </text:span></text:p>
          <text:list>
            <text:list-item>
              <text:p text:style-name="P3"><text:span text:style-name="T1">URL : </text:span><text:a xlink:type="simple" xlink:href="http://www.letempsarchives.ch/page/GDL_1971_01_30/29" text:style-name="ListLabel_20_374" text:visited-style-name="ListLabel_20_374"><text:span text:style-name="Internet_20_link"><text:span text:style-name="T1">http://www.letempsarchives.ch/page/GDL_1971_01_30/29</text:span></text:span></text:a></text:p>
            </text:list-item>
          </text:list>
        </text:list-item>
      </text:list>
      <text:list xml:id="list4279334808" text:style-name="WWNum37">
        <text:list-item>
          <text:p text:style-name="P281"><text:span text:style-name="T1">Rééd., « Zazie disait... », </text:span><text:span text:style-name="T5">Pourquoi j'écris</text:span><text:span text:style-name="T1">, Lausanne, La Gazette littéraire, 1971, p. 89-91.</text:span></text:p>
        </text:list-item>
      </text:list>
      <text:list xml:id="list175957756308800" text:continue-list="list175956256497289" text:style-name="WWNum1">
        <text:list-item>
          <text:p text:style-name="P3"><text:span text:style-name="T3">[ddr_1971-02-04ill] </text:span><text:span text:style-name="T1">« Supprimer un anachronisme et une injustice », e</text:span><text:span text:style-name="T28">ntretien à propos du suffrage féminin, </text:span><text:span text:style-name="T15">L'Illustré</text:span><text:span text:style-name="T28">, Lausanne, n° 6(4 février 1971), p. 30-31.</text:span></text:p>
        </text:list-item>
      </text:list>
      <text:list xml:id="list3379557321" text:style-name="WWNum120">
        <text:list-item>
          <text:p text:style-name="P282"><text:span text:style-name="T28">URL : </text:span><text:a xlink:type="simple" xlink:href="http://scriptorium.bcu-lausanne.ch/zoom/193578/view?page=30&amp;p=separate&amp;view=0,0,3161,3855" text:style-name="ListLabel_20_370" text:visited-style-name="ListLabel_20_370"><text:span text:style-name="Internet_20_link"><text:span text:style-name="T28">http://scriptorium.bcu-lausanne.ch/zoom/193578/view?page=30&amp;p=separate&amp;view=0,0,3161,3855</text:span></text:span></text:a></text:p>
        </text:list-item>
      </text:list>
      <text:list xml:id="list175955723227228" text:continue-list="list175957756308800" text:style-name="WWNum1">
        <text:list-item>
          <text:p text:style-name="P3"><text:span text:style-name="T3">[ddr_1971-03ef]</text:span><text:span text:style-name="T1"> « Arnaud Dandieu, la Révolution et les Régions », </text:span><text:span text:style-name="T5">L'</text:span><text:span text:style-name="T6">Europe en Formation</text:span><text:span text:style-name="T3">,</text:span><text:span text:style-name="T1"> n° 132(mars 1971), p. 11-12.</text:span></text:p>
        </text:list-item>
        <text:list-item>
          <text:p text:style-name="P3"><text:span text:style-name="T3">[ddr_1971-04-12expr]</text:span><text:span text:style-name="T1"> « L'Amour et l'Europe : </text:span><text:span text:style-name="T5">L'Express</text:span><text:span text:style-name="T1"> va plus loin... avec D. de Rougemont », </text:span><text:span text:style-name="T6">L'Express</text:span><text:span text:style-name="T3">,</text:span><text:span text:style-name="T1"> n° 1031(12 avril 1971), p. 124-134, 139, 147.</text:span></text:p>
        </text:list-item>
        <text:list-item>
          <text:p text:style-name="P3"><text:span text:style-name="T3">[ddr_1971-09-11glaus]</text:span><text:span text:style-name="T143"> « Une dimension nouvelle », </text:span><text:span text:style-name="T138">La Gazette littéraire</text:span><text:span text:style-name="T143">, supplément de la </text:span><text:span text:style-name="T138">Gazette de Lausanne</text:span><text:span text:style-name="T143">, n° 212(11‑12 septembre 1971), p. 25.</text:span></text:p>
        </text:list-item>
      </text:list>
      <text:list xml:id="list1928772028" text:style-name="WWNum121">
        <text:list-item>
          <text:p text:style-name="P283"><text:span text:style-name="T143">A propos de Carl Jakob Burckhardt. </text:span></text:p>
        </text:list-item>
        <text:list-item>
          <text:p text:style-name="P283"><text:bookmark-start text:name="_Hlk499124336"/><text:span text:style-name="T143">URL : </text:span><text:a xlink:type="simple" xlink:href="http://www.letempsarchives.ch/page/GDL_1971_09_11/25" text:style-name="ListLabel_20_391" text:visited-style-name="ListLabel_20_391"><text:span text:style-name="Internet_20_link"><text:span text:style-name="T143">http://www.letempsarchives.ch/page/GDL_1971_09_11/25</text:span></text:span></text:a><text:span text:style-name="T1"> </text:span><text:bookmark-end text:name="_Hlk499124336"/></text:p>
        </text:list-item>
      </text:list>
      <text:list xml:id="list175956034757735" text:continue-list="list175955723227228" text:style-name="WWNum1">
        <text:list-item>
          <text:p text:style-name="P3"><text:span text:style-name="T3">[ddr_1971-09-27mond]</text:span><text:span text:style-name="T1"> « L'absence d'une "culture nationale" facteur du développement intellectuel », </text:span><text:span text:style-name="T5">Le Monde</text:span><text:span text:style-name="T1">, 27 septembre 1971.</text:span></text:p>
        </text:list-item>
        <text:list-item>
          <text:p text:style-name="P3"><text:span text:style-name="T3">[ddr_1971-10-29mond]</text:span><text:span text:style-name="T1"> « Paul Valéry et l'Europe », </text:span><text:span text:style-name="T5">Le Monde</text:span><text:span text:style-name="T1">, 29 octobre 1971.</text:span></text:p>
        </text:list-item>
        <text:list-item>
          <text:p text:style-name="P3"><text:span text:style-name="T3">[ddr_1971contr]</text:span><text:span text:style-name="T1"> « Dépolitiser la politique », </text:span><text:span text:style-name="T6">Contrepoint</text:span><text:span text:style-name="T3">,</text:span><text:span text:style-name="T1"> n° 3(printemps 1971), p. 33-41.</text:span></text:p>
        </text:list-item>
      </text:list>
      <text:list xml:id="list16805961" text:style-name="WWNum38">
        <text:list-item>
          <text:p text:style-name="P284"><text:span text:style-name="T28">Rééd., </text:span><text:span text:style-name="T15">Remise en question</text:span><text:span text:style-name="T28">, numéro thématique du </text:span><text:span text:style-name="T15">Bulletin du Centre </text:span><text:soft-page-break/><text:span text:style-name="T15">européen de la culture</text:span><text:span text:style-name="T28">, Genève, n° 5(automne 1971), p. 3-15.</text:span></text:p>
        </text:list-item>
      </text:list>
      <text:list xml:id="list175956580213087" text:continue-list="list175956034757735" text:style-name="WWNum1">
        <text:list-item>
          <text:p text:style-name="P3"><text:span text:style-name="T3">[ddr_1971_brochure-information-epfl-ingenieur-cite]</text:span><text:span text:style-name="T28"> « L'ingénieur dans la cité », </text:span><text:span text:style-name="T15">Brochure d'information</text:span><text:span text:style-name="T28">, Ecole polytechinque fédérale de Lausanne, 1971-1972, p. 7-8.</text:span></text:p>
        </text:list-item>
        <text:list-item>
          <text:p text:style-name="P3"><text:span text:style-name="T3">[ddr_1971_preface-collectif-memoires-europe]</text:span><text:span text:style-name="T78"> « L'héritage culturel de l'Europe », préface à </text:span><text:span text:style-name="T14">Mémoires de l'Europe</text:span><text:span text:style-name="T78">, t. III, Paris, Laffont, 1971.</text:span></text:p>
        </text:list-item>
        <text:list-item>
          <text:p text:style-name="P3"><text:span text:style-name="T3">[ddr_1971_encyclopedie-musiques-sacrees-souvenirs-honegger-flue]</text:span><text:span text:style-name="T1"> « Souvenirs d'A. Honegger et de Nicolas de Flue », </text:span><text:span text:style-name="T6">Encyclopédie des Musiques sacrées</text:span><text:span text:style-name="T3">,</text:span><text:span text:style-name="T1"> Labergerie, 1971, tome III, p. 119-121.</text:span></text:p>
        </text:list-item>
        <text:list-item>
          <text:p text:style-name="P3"><text:span text:style-name="T3">[ddr_1971_beautes-europe-saisons-chateaux]</text:span><text:span text:style-name="T1"> « O Saisons ! O Châteaux », </text:span><text:span text:style-name="T6">Beautés de l'Europe</text:span><text:span text:style-name="T3">, </text:span><text:span text:style-name="T1">avec deux gravures de Michel Ciry,</text:span><text:span text:style-name="T6"> Les Peintres témoins de leurs temps</text:span><text:span text:style-name="T3">, </text:span><text:span text:style-name="T1">1971, s.p.</text:span></text:p>
        </text:list-item>
        <text:list-item>
          <text:p text:style-name="P3"><text:span text:style-name="T3">[ddr_1971_hommage-paul-martin-courir-europe]</text:span><text:span text:style-name="T28"> « Quand Paul Martin voulait faire courir l'Europe », </text:span><text:span text:style-name="T15">Hommage à Paul Martin</text:span><text:span text:style-name="T28">, [S.l.], [s.n.], [1971], p. 41.</text:span></text:p>
        </text:list-item>
        <text:list-item>
          <text:p text:style-name="P3"><text:span text:style-name="T3">[ddr_1971-integ]</text:span><text:span text:style-name="T28"> « L'Europe est d'abord une unité de culture », </text:span><text:span text:style-name="T15">Intégration : Vierteljahreshefte zur Europaforschung</text:span><text:span text:style-name="T28">, Bruxelles, Bonn, n° 3-4(1971), p. 219-225.</text:span></text:p>
        </text:list-item>
      </text:list>
      <text:list xml:id="list4021388805" text:style-name="WWNum39">
        <text:list-item>
          <text:p text:style-name="P285"><text:span text:style-name="T87">Trad. anglaise, « Europe is primarily a culture », </text:span><text:span text:style-name="T89">European conference of Jewish communities</text:span><text:span text:style-name="T87">, London, World Jewish Congress, 1975 European branch, p. 50-57.</text:span></text:p>
        </text:list-item>
        <text:list-item>
          <text:p text:style-name="P285"><text:span text:style-name="T61">Trad. espagnole, « Europa, es ante todo una cultura », </text:span><text:span text:style-name="T63">Revista de Occidente</text:span><text:span text:style-name="T61">, Madrid, n° 119-120(1973), p. 177-187.</text:span></text:p>
        </text:list-item>
        <text:list-item>
          <text:p text:style-name="P285"><text:span text:style-name="T28">Rééd., </text:span><text:span text:style-name="T15">Cadmos</text:span><text:span text:style-name="T28">, Genève, n° 43(1988), p. 8-17.</text:span></text:p>
        </text:list-item>
      </text:list>
      <text:list xml:id="list175956562812516" text:continue-list="list175956580213087" text:style-name="WWNum1">
        <text:list-item>
          <text:p text:style-name="P3"><text:span text:style-name="T3">[ddr_1972-06acr]</text:span><text:span text:style-name="T28"> « Qu'est-ce que la culture ? : quatre thèses et une hypothèse », </text:span><text:span text:style-name="T15">Une culture, pour qui, pour quoi, comment ?</text:span><text:span text:style-name="T28">, numéro thématique des </text:span><text:span text:style-name="T15">Cahiers de l'Alliance culturelle romande</text:span><text:span text:style-name="T28">, Genève, n° 18(juin 1972), p. 7-9.</text:span></text:p>
        </text:list-item>
        <text:list-item>
          <text:p text:style-name="P3"><text:span text:style-name="T3">[ddr_1972-12-08glaus]</text:span><text:span text:style-name="T1"> « Il faut dénationaliser l'enseignement : un entretien avec Denis de Rougemont », propos recueillis par Laurent Rebeaud, </text:span><text:span text:style-name="T5">Gazette de Lausanne</text:span><text:span text:style-name="T1">, n° 288(8 décembre 1972), p. 3.</text:span></text:p>
          <text:list>
            <text:list-item>
              <text:p text:style-name="P3"><text:span text:style-name="T1">URL : </text:span><text:a xlink:type="simple" xlink:href="http://www.letempsarchives.ch/page/GDL_1972_12_08/3" text:style-name="ListLabel_20_374" text:visited-style-name="ListLabel_20_374"><text:span text:style-name="Internet_20_link"><text:span text:style-name="T1">http://www.letempsarchives.ch/page/GDL_1972_12_08/3</text:span></text:span></text:a></text:p>
            </text:list-item>
          </text:list>
        </text:list-item>
        <text:list-item>
          <text:p text:style-name="P351"><text:span text:style-name="T3">[ddr_1972-12-14mond]</text:span><text:span text:style-name="T1"> « Denis de Rougemont : le respect du réel, c'est le revers du paradoxe », </text:span><text:span text:style-name="T5">Le Monde</text:span><text:span text:style-name="T1">, 14 décembre 1972, p. 20-21.</text:span></text:p>
        </text:list-item>
        <text:list-item>
          <text:p text:style-name="P3"><text:span text:style-name="T3">[ddr_1972_preface-lettres-einstein-freud </text:span><text:span text:style-name="T28">Préface à </text:span><text:span text:style-name="T15">Lettres de Einstein et Freud échangée </text:span><text:span text:style-name="T28">[sic]</text:span><text:span text:style-name="T15"> sur la guerre</text:span><text:span text:style-name="T28">, Liège, P. Aelberts, 1972.</text:span></text:p>
        </text:list-item>
        <text:list-item>
          <text:p text:style-name="P3"><text:span text:style-name="T3">[ddr_1972_europe-an-2000-europe-divisee-federee]</text:span><text:span text:style-name="T28"> « Europe divisée ou Europe fédérée ? », </text:span><text:span text:style-name="T15">L'Europe en l'an 2000</text:span><text:span text:style-name="T28">, Fayard, 1972, p. 169-199. </text:span></text:p>
        </text:list-item>
      </text:list>
      <text:list xml:id="list555832741" text:style-name="WWNum40">
        <text:list-item>
          <text:p text:style-name="P286"><text:span text:style-name="T28">Trad. flamande, par Margot Bakker, dans l'éd. parallèle, Deventer, Kluwer, 1972, p. 63-90.</text:span></text:p>
        </text:list-item>
        <text:list-item>
          <text:p text:style-name="P286"><text:span text:style-name="T85">Trad. anglaise, « A divided or a federate Europe ? Participation in social, civic and political responsabilities in the future», </text:span><text:span text:style-name="T90">Future Is Tomorrow : 17 Prospective Studies</text:span><text:span text:style-name="T85">, La Haye, M. Nijhoff, 1972, p. 59-87.</text:span></text:p>
        </text:list-item>
      </text:list>
      <text:list xml:id="list175955748846174" text:continue-list="list175956562812516" text:style-name="WWNum1">
        <text:list-item>
          <text:p text:style-name="P3"><text:span text:style-name="T3">[ddr_1972_confrontation-regions-frontalieres-aspects-culturelles-cooperation]</text:span><text:span text:style-name="T28"> « Aspects culturels de la coopération dans les régions frontalières », </text:span><text:span text:style-name="T15">Confrontation des régions frontalières</text:span><text:span text:style-name="T28">, Genève, Institut universitaire d'Etudes européennes, 1972, p. 66-79.</text:span></text:p>
        </text:list-item>
        <text:list-item>
          <text:p text:style-name="P3"><text:span text:style-name="T3">[ddr_1972_civisme-europeen-sort-an-2000-ecoles]</text:span><text:span text:style-name="T28"> « Le sort de l'an 2000 se joue dans nos écoles », </text:span><text:span text:style-name="T15">Civisme européen</text:span><text:span text:style-name="T28">, Genève, 1972.</text:span></text:p>
        </text:list-item>
        <text:list-item>
          <text:p text:style-name="P3"><text:span text:style-name="T3">[ddr_1973-01unif]</text:span><text:span text:style-name="T1"> « Université et universalité », </text:span><text:span text:style-name="T5">Uni-Information</text:span><text:span text:style-name="T1">, n° 31(janvier 1973), p. 15-16.</text:span></text:p>
        </text:list-item>
        <text:list-item>
          <text:p text:style-name="P3"><text:soft-page-break/><text:span text:style-name="T3">[ddr_1973-03bcs]</text:span><text:span text:style-name="T1"> « De Genève à l'Europe par les Régions », </text:span><text:span text:style-name="T5">Bulletin du Crédit suisse</text:span><text:span text:style-name="T1">, mars 1973, p. 33-36.</text:span></text:p>
          <text:list>
            <text:list-item>
              <text:p text:style-name="P351"><text:span text:style-name="T44">Trad. allemande, dans l'édition parallèle, « Genf und das Europa der Regionen », </text:span><text:span text:style-name="T45">Bulletin Schweizerische Kreditanstalt</text:span><text:span text:style-name="T44">, mars 1973, p. 34-36</text:span></text:p>
            </text:list-item>
            <text:list-item>
              <text:p text:style-name="P351"><text:span text:style-name="T85">Trad. anglaise, dans l'édition parallèle, « From Geneva to Europe through Regionalization », </text:span><text:span text:style-name="T90">Bulletin</text:span><text:span text:style-name="T85"> </text:span><text:span text:style-name="T90">Swiss Credit Bank</text:span><text:span text:style-name="T85">, été 1973, p. 31-33.<text:tab/></text:span></text:p>
            </text:list-item>
          </text:list>
        </text:list-item>
        <text:list-item>
          <text:p text:style-name="P3"><text:span text:style-name="T3">[ddr_1973-06-27agefi]</text:span><text:span text:style-name="T78"> « Du passé à l'avenir d'une région », </text:span><text:span text:style-name="T14">Agence économique et financière</text:span><text:span text:style-name="T78">, 27 juin 1973</text:span><text:span text:style-name="T1">, p. 6-7</text:span><text:span text:style-name="T78">.</text:span></text:p>
        </text:list-item>
        <text:list-item>
          <text:p text:style-name="P3"><text:span text:style-name="T3">[ddr_1973-07-01tlaus]</text:span><text:span text:style-name="T1"> « Recréer la place publique », </text:span><text:span text:style-name="T5">La Tribune le Matin</text:span><text:span text:style-name="T1">, n° 182(1</text:span><text:span text:style-name="T146">er</text:span><text:span text:style-name="T1"> juillet 1973), p. 21.</text:span></text:p>
          <text:list>
            <text:list-item>
              <text:p text:style-name="P3"><text:span text:style-name="T1">URL : </text:span><text:a xlink:type="simple" xlink:href="https://scriptorium.bcu-lausanne.ch/zoom/76137/view?page=21" text:style-name="ListLabel_20_374" text:visited-style-name="ListLabel_20_374"><text:span text:style-name="Internet_20_link"><text:span text:style-name="T1">https://scriptorium.bcu-lausanne.ch/zoom/76137/view?page=21</text:span></text:span></text:a></text:p>
            </text:list-item>
          </text:list>
        </text:list-item>
        <text:list-item>
          <text:p text:style-name="P3"><text:span text:style-name="T3">[ddr_1973-11acr]</text:span><text:span text:style-name="T28"> « Une possibilité européenne : la région genevoise », </text:span><text:span text:style-name="T15">Cahiers de l'Alliance culturelle romande</text:span><text:span text:style-name="T28">, Genève, n° 19(novembre 1973), p. 151-152.</text:span></text:p>
        </text:list-item>
        <text:list-item>
          <text:p text:style-name="P3"><text:span text:style-name="T3">[ddr_1973_france-Belgique-suisse-toits-forteresse-centre-europe-suisse]</text:span><text:span text:style-name="T28"> « Forteresse au centre de l'Europe : la Suisse », </text:span><text:span text:style-name="T15">La France, la Belgique, la Suisse par-dessus les toits</text:span><text:span text:style-name="T28">, 2</text:span><text:span text:style-name="T147">e</text:span><text:span text:style-name="T28"> éd., Zürich, Sélection du Reader's Digest, 1973, p. 149-151.</text:span></text:p>
        </text:list-item>
        <text:list-item>
          <text:p text:style-name="P3"><text:span text:style-name="T3">[ddr_1973_preface-mary-tristant-iseut] </text:span><text:span text:style-name="T28">Préface à l’édition d’André Mary de </text:span><text:span text:style-name="T15">La merveilleuse histoire de Tristan et Iseut</text:span><text:span text:style-name="T28">, Gallimard, </text:span><text:span text:style-name="T1">1973, p. 8-25.</text:span></text:p>
        </text:list-item>
      </text:list>
      <text:list xml:id="list3797885633" text:style-name="WWNum332">
        <text:list-item>
          <text:list>
            <text:list-item>
              <text:p text:style-name="P287"><text:span text:style-name="T28">Reprend quoi ?</text:span></text:p>
            </text:list-item>
          </text:list>
        </text:list-item>
      </text:list>
      <text:list xml:id="list175955986546343" text:continue-list="list175955748846174" text:style-name="WWNum1">
        <text:list-item>
          <text:p text:style-name="P3"><text:span text:style-name="T3">[ddr_1973_dizionnario-enciclopedica-panorama-culture-europeenne]</text:span><text:span text:style-name="T78"> « Panorama de la culture européenne de la Grèce à nos jours », </text:span><text:span text:style-name="T14">Dizionnario enciclopedica</text:span><text:span text:style-name="T78">, Novarra, 1973.</text:span></text:p>
        </text:list-item>
      </text:list>
      <text:list xml:id="list3755273354" text:style-name="WWNum353">
        <text:list-item>
          <text:p text:style-name="P288"><text:span text:style-name="T1">Vérifier – cf. </text:span><text:span text:style-name="T5">28 siècles d'Europe</text:span><text:span text:style-name="T1">.</text:span></text:p>
        </text:list-item>
      </text:list>
      <text:list xml:id="list175956563193587" text:continue-list="list175955986546343" text:style-name="WWNum1">
        <text:list-item>
          <text:p text:style-name="P3"><text:span text:style-name="T3">[ddr_1973refo]</text:span><text:span text:style-name="T134"> « L'Europe, c'est d'abord une culture », </text:span><text:span text:style-name="T135">Reformatio</text:span><text:span text:style-name="T134">, Zurich, n° 7‑8(1973), p. 388‑395.</text:span></text:p>
        </text:list-item>
        <text:list-item>
          <text:p text:style-name="P3"><text:span text:style-name="T94">[ddr_1973_dictionary-history-ideas-love] </text:span><text:span text:style-name="T87">« Love », </text:span><text:span text:style-name="T89">Dictionary of history of ideas</text:span><text:span text:style-name="T87">, New York, C. Scribner's sons, 1973, p. 94-108.</text:span></text:p>
        </text:list-item>
        <text:list-item>
          <text:p text:style-name="P351"><text:span text:style-name="T3">[ddr_1973_cinq-europe-extraits-lettre-ouverte-europeens] </text:span><text:span text:style-name="T28">Extraits de la </text:span><text:span text:style-name="T15">Lettre ouverte aux Européens</text:span><text:span text:style-name="T28">, </text:span><text:span text:style-name="T15">Cinq Europe : 1464, 1623, 1789, 1879, 1970</text:span><text:span text:style-name="T28">, Neuchâtel, Office cantonal des éditions scolaires, 1973, p. 17 et 19.</text:span></text:p>
        </text:list-item>
        <text:list-item>
          <text:p text:style-name="P3"><text:span text:style-name="T3">[ddr_1974-02docens]</text:span><text:span text:style-name="T28"> « Recherches pour un modèle de société européenne », </text:span><text:span text:style-name="T15">Documents pour l'enseignement</text:span><text:span text:style-name="T28">, Genève, Bruxelles, Centre d'éducation européenne, n° 9-10(février 1974), p. 1-6.</text:span></text:p>
        </text:list-item>
        <text:list-item>
          <text:p text:style-name="P3"><text:span text:style-name="T3">[ddr_1974-03-09mond]</text:span><text:span text:style-name="T1"> « Double élection à l'Académie Goncourt : Robert Aron, le témoin d'une génération passionnée », </text:span><text:span text:style-name="T5">Le Monde</text:span><text:span text:style-name="T1">, n° 9066(9 mars 1974).</text:span></text:p>
        </text:list-item>
        <text:list-item>
          <text:p text:style-name="P3"><text:span text:style-name="T3">[ddr_1974-03diplo]</text:span><text:span text:style-name="T183"> « L'Etat-nation contre l'Europe », </text:span><text:span text:style-name="T177">Le Monde diplomatique</text:span><text:span text:style-name="T183">, n° 240(mars 1974), p. 30.</text:span></text:p>
        </text:list-item>
        <text:list-item>
          <text:p text:style-name="P3"><text:span text:style-name="T3">[ddr_1974-09-07vqh]</text:span><text:span text:style-name="T143"> « Surréalisme : un jeu qui dure depuis 50 ans », entretien avec Franck Jotterand, </text:span><text:span text:style-name="T138">24 Heures</text:span><text:span text:style-name="T143">, Lausanne, n° 208(7‑8 septembre 1974), p. 57.</text:span></text:p>
        </text:list-item>
      </text:list>
      <text:list xml:id="list4129448485" text:style-name="WWNum118">
        <text:list-item>
          <text:p text:style-name="P289"><text:bookmark-start text:name="_Hlk499124354"/><text:span text:style-name="T87">URL : </text:span><text:span text:style-name="Internet_20_link"><text:span text:style-name="T87">http://scriptorium.bcu-lau sanne.ch/zoom/9917/view?page=57</text:span></text:span><text:bookmark-end text:name="_Hlk499124354"/></text:p>
        </text:list-item>
      </text:list>
      <text:list xml:id="list175956198962848" text:continue-list="list175956563193587" text:style-name="WWNum1">
        <text:list-item>
          <text:p text:style-name="P3"><text:span text:style-name="T3">[ddr_1974_fondation-prince-pierre-monaco-philosophie-prix-litteraire]</text:span><text:span text:style-name="T28"> « Philosophie du prix littéraire Prince Pierre de Monaco », </text:span><text:span text:style-name="T15">La Fondation Prince Pierre de Monaco</text:span><text:span text:style-name="T28">, Monaco, La Fondation, 1974, p. 55-58.</text:span></text:p>
        </text:list-item>
        <text:list-item>
          <text:p text:style-name="P3"><text:span text:style-name="T3">[ddr_1974_federalisme-alexandre-marc-invention-personnalisme]</text:span><text:span text:style-name="T28"> « Alexandre Marc et l'invention du personnalisme », </text:span><text:span text:style-name="T15">Le fédéralisme et Alexandre Marc</text:span><text:span text:style-name="T28">, Lausanne, Centre de recherches européennes, 1974, p. 51-69.</text:span></text:p>
        </text:list-item>
        <text:list-item>
          <text:p text:style-name="P3"><text:span text:style-name="T3">[ddr_1974_gymnase-cantonal-neuchâtel-quelques-unes-choses-curieuses]</text:span><text:span text:style-name="T28"> « Quelques-unes des choses curieuses qui me sont arrivées », </text:span><text:span text:style-name="T15">Gymnase cantonal de Neuchâtel</text:span><text:span text:style-name="T28">, plaquette du centenaire, Neuchâtel, Gymnase cantonal de </text:span><text:soft-page-break/><text:span text:style-name="T28">Neuchâtel, 1974, p. 245-249.</text:span></text:p>
        </text:list-item>
        <text:list-item>
          <text:p text:style-name="P3"><text:span text:style-name="T3">[ddr_1974_europe-regions-strategie-europe-regions]</text:span><text:span text:style-name="T28"> « Stratégie de l'Europe des régions : conférence donnée à l'aula de l'Ecole polytechnique fédérale de Lausanne le 5 mai 1971, à l'occasion de la Journée de l'Europe », </text:span><text:span text:style-name="T15">L'Europe des régions</text:span><text:span text:style-name="T28">, Genève, Institut des études européennes, 1974, vol. 4, p. 3-20.</text:span></text:p>
        </text:list-item>
        <text:list-item>
          <text:p text:style-name="P3"><text:span text:style-name="T3">[ddr_1974_europe-regions-grandes-beances-histoire]</text:span><text:span text:style-name="T28"> « Les grandes béances de l'histoire », </text:span><text:span text:style-name="T15">L'Europe des régions</text:span><text:span text:style-name="T28">, Genève, Institut des études européennes, 1974, vol. 4, p. 61-66.</text:span></text:p>
        </text:list-item>
        <text:list-item>
          <text:p text:style-name="P3"><text:span text:style-name="T3">[ddr_1974_europe-regions-carl-jakob-burckhardt-europeen]</text:span><text:span text:style-name="T28"> « C. J. B. l'Européen : 1891-1974 », </text:span><text:span text:style-name="T15">L'Europe des régions</text:span><text:span text:style-name="T28">, Genève, Institut des études européennes, 1974, vol. 4, p. 81-83.</text:span></text:p>
        </text:list-item>
      </text:list>
      <text:list xml:id="list902486267" text:style-name="WWNum41">
        <text:list-item>
          <text:p text:style-name="P290"><text:span text:style-name="T28">Autre éd., </text:span><text:span text:style-name="T5">Bulletin du Centre Européen de la Culture</text:span><text:span text:style-name="T1">, n° 1(1974), p. 81-83.</text:span></text:p>
        </text:list-item>
        <text:list-item>
          <text:p text:style-name="P290"><text:span text:style-name="T53">Trad. allemande, « C. J. B. oder der vollständige Mensch : [1891-1974] », </text:span><text:span text:style-name="T49">Neue Zürcher Zeitung</text:span><text:span text:style-name="T53">, 26 mai 1974.</text:span></text:p>
        </text:list-item>
      </text:list>
      <text:list xml:id="list175956583696120" text:continue-list="list175956198962848" text:style-name="WWNum1">
        <text:list-item>
          <text:p text:style-name="P3"><text:span text:style-name="T3">[ddr_1974_liberte-pour-detruire-modele-europe]</text:span><text:span text:style-name="T1"> « Un modèle de l'Europe ? », </text:span><text:span text:style-name="T6">Liberté pour détruire ?</text:span><text:span text:style-name="T3">,</text:span><text:span text:style-name="T6"> </text:span><text:span text:style-name="T1">Nouvelle Société Helvétique, Annuaire 1974, p. 144-150.</text:span></text:p>
        </text:list-item>
      </text:list>
      <text:list xml:id="list2862943535" text:style-name="WWNum42">
        <text:list-item>
          <text:p text:style-name="P291"><text:span text:style-name="T53">Ed. parallèle en allemand, </text:span><text:span text:style-name="T49">Zerstörerische Freiheit ?</text:span><text:span text:style-name="T53">, Bern, Jahrbuch der Neuen Helvetischen Gesellschaft, 1974, p. 144-149.</text:span></text:p>
        </text:list-item>
      </text:list>
      <text:list xml:id="list175956632327361" text:continue-list="list175956583696120" text:style-name="WWNum1">
        <text:list-item>
          <text:p text:style-name="P3"><text:span text:style-name="T3">[ddr_1974ke]</text:span><text:span text:style-name="T28"> « Responsabilité de l'écrivain dans la société européenne d'aujourd'hui » in </text:span><text:span text:style-name="T15">Kunst heute</text:span><text:span text:style-name="T28">, Bern, Frankfurt/M., H. Lang, 1974, p. 73-90.</text:span></text:p>
        </text:list-item>
      </text:list>
      <text:list xml:id="list1008825920" text:style-name="WWNum43">
        <text:list-item>
          <text:p text:style-name="P292"><text:span text:style-name="T87">Trad. anglaise, par Mervyn Poole, « The social responsibility of the writer in contemporary West European societies », </text:span><text:span text:style-name="T89">The yearbook of comparative and general literature</text:span><text:span text:style-name="T87">, </text:span><text:span text:style-name="T85">Bloomington, </text:span><text:span text:style-name="T87">n° 22(1973), p. 58-70.</text:span></text:p>
        </text:list-item>
        <text:list-item>
          <text:p text:style-name="P292"><text:span text:style-name="T53">Trad. allemande, en brochure, </text:span><text:span text:style-name="T49">Die Verantwortung des Schriftstellers in der europäischen Gesellschaft der Gegenwart</text:span><text:span text:style-name="T53">, Zürich, Pro Helvetia, 1973, 23 p.</text:span></text:p>
        </text:list-item>
        <text:list-item>
          <text:p text:style-name="P292"><text:span text:style-name="T28">Rééd., en brochure, Pailly, Ed. du Madrier, 2000, 18 p.</text:span></text:p>
        </text:list-item>
        <text:list-item>
          <text:p text:style-name="P292"><text:span text:style-name="T28">Autre éd., </text:span><text:span text:style-name="T15">Papyrus</text:span><text:span text:style-name="T28">, n° 0(1995), p. 35-43.</text:span></text:p>
        </text:list-item>
      </text:list>
      <text:list xml:id="list175956459825703" text:continue-list="list175956632327361" text:style-name="WWNum1">
        <text:list-item>
          <text:p text:style-name="P3"><text:span text:style-name="T54">[ddr_1975_idee-wirklichkeit-dreissig-jahre-entwicklung-europe]</text:span><text:span text:style-name="T53"> « Dreissig Jahre kulturelle Entwicklung in Europa : Vorschläge zu einer europäischen Kulturpolitik », </text:span><text:span text:style-name="T49">Idee und Wirklichkeit</text:span><text:span text:style-name="T53">, Wien, New York, Springer, 1975, p. 77-86.</text:span></text:p>
        </text:list-item>
        <text:list-item>
          <text:p text:style-name="P3"><text:span text:style-name="T3">[ddr_1975_regions-transfrontalieres-europe-pourquoi-regions]</text:span><text:span text:style-name="T28"> « Pourquoi des régions ? », </text:span><text:span text:style-name="T15">Les régions transfrontalières de l'Europe</text:span><text:span text:style-name="T28">, Genève, Institut universitaire d'Etudes européennes, 1975, p. 9-17.</text:span></text:p>
        </text:list-item>
      </text:list>
      <text:list xml:id="list3636509336" text:style-name="WWNum44">
        <text:list-item>
          <text:p text:style-name="P293"><text:span text:style-name="T28">Rééd., </text:span><text:span text:style-name="T5">L'Europe de Denis de Rougemont</text:span><text:span text:style-name="T1">, Louvain-la-Neuve, Academia ; Paris, L'Harmattan ; Genève, Université de Genève, p. 173-183.</text:span></text:p>
        </text:list-item>
      </text:list>
      <text:list xml:id="list175955975573206" text:continue-list="list175956459825703" text:style-name="WWNum1">
        <text:list-item>
          <text:p text:style-name="P3"><text:span text:style-name="T3">[ddr_1975bcec]</text:span><text:span text:style-name="T179"> « Paradoxes de la prospective », </text:span><text:span text:style-name="T173">Deux études sur la prospective</text:span><text:span text:style-name="T179">, numéro thématique du </text:span><text:span text:style-name="T173">Bulletin du Centre européen de la culture</text:span><text:span text:style-name="T179">, n° 3(automne 1975), p. 30-43.</text:span></text:p>
        </text:list-item>
        <text:list-item>
          <text:p text:style-name="P3"><text:span text:style-name="T3">[ddr_1975bcec]</text:span><text:span text:style-name="T179"> « Quand même il serait seul… : (sur un texte de Georges Orwell) », </text:span><text:span text:style-name="T173">Deux études sur la prospective</text:span><text:span text:style-name="T179">, numéro thématique du </text:span><text:span text:style-name="T173">Bulletin du Centre européen de la culture</text:span><text:span text:style-name="T179">, n° 3(automne 1975), p. 51-53.</text:span></text:p>
        </text:list-item>
        <text:list-item>
          <text:p text:style-name="P3"><text:span text:style-name="T3">[ddr_1975_suisse-veulent-morgarten]</text:span><text:span text:style-name="T28"> « Le Morgarten du XX</text:span><text:span text:style-name="T147">e</text:span><text:span text:style-name="T28"> siècle », </text:span><text:span text:style-name="T15">La Suisse qu'ils veulent</text:span><text:span text:style-name="T28">, Lausanne, L'Age d'homme, 1975, p. 71-77.</text:span></text:p>
        </text:list-item>
        <text:list-item>
          <text:p text:style-name="P3"><text:span text:style-name="T3">[ddr_1975_ch-communaute-helvetique-complexe-culpabilite]</text:span><text:span text:style-name="T28"> « Notre complexe de culpabilité », </text:span><text:span text:style-name="T15">CH, Choix de textes</text:span><text:span text:style-name="T28">, Berne, Chancellerie fédérale, 1975, p. 548-553.</text:span></text:p>
        </text:list-item>
      </text:list>
      <text:list xml:id="list2483639803" text:style-name="WWNum45">
        <text:list-item>
          <text:p text:style-name="P294"><text:span text:style-name="T28">Repris de </text:span><text:span text:style-name="T15">La Suisse ou l’histoire d’un peuple heureux</text:span><text:span text:style-name="T28">, 2</text:span><text:span text:style-name="T147">e</text:span><text:span text:style-name="T28"> éd., 1970, p. 267-273.</text:span></text:p>
        </text:list-item>
      </text:list>
      <text:list xml:id="list175957291127885" text:continue-list="list175955975573206" text:style-name="WWNum1">
        <text:list-item>
          <text:p text:style-name="P3"><text:span text:style-name="T3">[ddr_1975_reflexions-prospectives-societe-surabondance-gaspillage-au-dela-societe-industrielle]</text:span><text:span text:style-name="T28"> « Au-delà de la société industrielle », </text:span><text:span text:style-name="T15">Réflexions prospectives </text:span><text:soft-page-break/><text:span text:style-name="T15">sur la société au-delà de la surabondance et du gaspillage</text:span><text:span text:style-name="T28">, Bruxelles, Nestlé Belgique, 1975, p. 29-38. </text:span></text:p>
          <text:list>
            <text:list-item>
              <text:p text:style-name="P3"><text:span text:style-name="T28">Bilingue français-néerlandais. </text:span></text:p>
            </text:list-item>
          </text:list>
        </text:list-item>
        <text:list-item>
          <text:p text:style-name="P3"><text:span text:style-name="T3">[ddr_1975_univers-psychologie-amour]</text:span><text:span text:style-name="T28"> « L'amour », </text:span><text:span text:style-name="T15">L'univers de la psychologie</text:span><text:span text:style-name="T28">, Ed. Lidis, 1975, p. 203-212.</text:span></text:p>
        </text:list-item>
        <text:list-item>
          <text:p text:style-name="P3"><text:span text:style-name="T3">[ddr_1975_encyclopedie-suisse-actuelle-situation-pays-sortir-second-guerre]</text:span><text:span text:style-name="T28"> « Suisse 1975 : </text:span><text:span text:style-name="T1">situation du pays au sortir de la Seconde Guerre mondiale</text:span><text:span text:style-name="T28"> », </text:span><text:span text:style-name="T15">Encyclopédie de la Suisse actuelle</text:span><text:span text:style-name="T28">, Lausanne, Ed. Mondo, 1975, p. 806-808.</text:span></text:p>
        </text:list-item>
        <text:list-item>
          <text:p text:style-name="P3"><text:span text:style-name="T3">[ddr_1975-07-01expr]</text:span><text:span text:style-name="T179"> « L'Etat-nation, voilà l'ennemi », </text:span><text:span text:style-name="T173">Vivre, demain</text:span><text:span text:style-name="T179">, numéro thématique de </text:span><text:span text:style-name="T173">l'Express</text:span><text:span text:style-name="T179">, 1</text:span><text:span text:style-name="T189">er</text:span><text:span text:style-name="T179"> juillet 1975, p. 57-58.</text:span></text:p>
        </text:list-item>
        <text:list-item>
          <text:p text:style-name="P3"><text:span text:style-name="T3">[ddr_1975_ecrivains-guerre-espagne-lettre-marc-hanrez] « [</text:span><text:span text:style-name="T1">Lettre à Marc Hanrez] », </text:span><text:span text:style-name="T5">Les écrivains et la guerre d'Espagne</text:span><text:span text:style-name="T1">, Paris, Pantheon Press ; Lausanne, L'Age d'homme, 1975, p. 289.</text:span></text:p>
        </text:list-item>
      </text:list>
      <text:list xml:id="list175956299262790" text:continue-list="list3755273354" text:style-name="WWNum353">
        <text:list-item>
          <text:p text:style-name="P288"><text:span text:style-name="T1">Fac-similé de la lettre manuscrite.</text:span></text:p>
        </text:list-item>
      </text:list>
      <text:list xml:id="list175955713214040" text:continue-list="list175957291127885" text:style-name="WWNum1">
        <text:list-item>
          <text:p text:style-name="P3"><text:span text:style-name="T1">[ddr_1976-02-21ref] « A propos du Concorde », </text:span><text:span text:style-name="T5">Réforme</text:span><text:span text:style-name="T1">, 21 février 1976, p. 16.</text:span></text:p>
        </text:list-item>
        <text:list-item>
          <text:p text:style-name="P3"><text:span text:style-name="T3">[ddr_19</text:span><text:span text:style-name="T28">76-03-31ill]</text:span><text:span text:style-name="T3"> </text:span><text:span text:style-name="T28">« Un jeune contestataire de 70 ans : [entretien] », </text:span><text:span text:style-name="T15">Le nouvel Illustré</text:span><text:span text:style-name="T28">, n° 14(31 mars 1976), p. 36-37, 39, 41.</text:span></text:p>
        </text:list-item>
      </text:list>
      <text:list xml:id="list3732461614" text:style-name="WWNum93">
        <text:list-item>
          <text:p text:style-name="P295"><text:span text:style-name="T28">URL : </text:span><text:a xlink:type="simple" xlink:href="http://scriptorium.bcu-lausanne.ch/zoom/196883/view?page=37" text:style-name="ListLabel_20_370" text:visited-style-name="ListLabel_20_370"><text:span text:style-name="Internet_20_link"><text:span text:style-name="T28">http://scriptorium.bcu-lausanne.ch/zoom/196883/view?page=37</text:span></text:span></text:a></text:p>
        </text:list-item>
      </text:list>
      <text:list xml:id="list175957738332870" text:continue-list="list175955713214040" text:style-name="WWNum1">
        <text:list-item>
          <text:p text:style-name="P3"><text:span text:style-name="T28">[ddr_1976ri] « Rôle de la modernité dans les relations Europe-Monde », </text:span><text:span text:style-name="T15">Relations internationales</text:span><text:span text:style-name="T28">, Genève, n° 8(hiver 1975-1976), p. 379-388.</text:span></text:p>
        </text:list-item>
        <text:list-item>
          <text:p text:style-name="P3"><text:span text:style-name="T3">[ddr_19</text:span><text:span text:style-name="T28">76acr] « Changer le cap », </text:span><text:span text:style-name="T15">Aujourd'hui : ou le pour et le contre</text:span><text:span text:style-name="T28">, numéro thématique des </text:span><text:span text:style-name="T15">Cahiers de l’alliance culturelle romande</text:span><text:span text:style-name="T28">, Genève, n° 22(1976), p. 13-15.</text:span></text:p>
        </text:list-item>
        <text:list-item>
          <text:p text:style-name="P3"><text:span text:style-name="T3">[ddr_19</text:span><text:span text:style-name="T28">76_preface-festivals-musique-europeens-europe-été] « L'Europe l'été », préface à </text:span><text:span text:style-name="T15">Festivals de musique européens</text:span><text:span text:style-name="T28">, avec une trad. anglaise en regard, Lausanne, Ed. 24 Heures, 1976, p. 7-12.</text:span></text:p>
        </text:list-item>
        <text:list-item>
          <text:p text:style-name="P3"><text:span text:style-name="T3">[ddr_19</text:span><text:span text:style-name="T28">76_litteratures-langue-francaise-hors-France-pas-culture-nationales]</text:span><text:span text:style-name="T1"> « Il n'y a pas de "cultures nationales" », </text:span><text:span text:style-name="T5">Littératures de langue française hors de France : anthologie didactique</text:span><text:span text:style-name="T1">, Sèvres, FIPF, 1976, p. 596-597.</text:span></text:p>
        </text:list-item>
      </text:list>
      <text:list xml:id="list57203054" text:style-name="WWNum46">
        <text:list-item>
          <text:p text:style-name="P296"><text:span text:style-name="T1">Extrait de </text:span><text:span text:style-name="T5">Lettre ouverte aux Européens</text:span><text:span text:style-name="T1">.</text:span></text:p>
        </text:list-item>
      </text:list>
      <text:list xml:id="list175956269490455" text:continue-list="list175957738332870" text:style-name="WWNum1">
        <text:list-item>
          <text:p text:style-name="P3"><text:span text:style-name="T3">[ddr_19</text:span><text:span text:style-name="T28">77-04fv]</text:span><text:span text:style-name="T1"> « Pédagogie des catastrophes », </text:span><text:span text:style-name="T5">Foi et vie</text:span><text:span text:style-name="T1">, n° 2-3(avril 1977), p. 145-155.</text:span></text:p>
        </text:list-item>
      </text:list>
      <text:list xml:id="list4202315542" text:style-name="WWNum47">
        <text:list-item>
          <text:p text:style-name="P297"><text:span text:style-name="T1">Présenté comme les dernières pages de </text:span><text:span text:style-name="T5">L’Avenir est notre affaire</text:span><text:span text:style-name="T1">.</text:span></text:p>
        </text:list-item>
      </text:list>
      <text:list xml:id="list175957014217842" text:continue-list="list175956269490455" text:style-name="WWNum1">
        <text:list-item>
          <text:p text:style-name="P331"><text:span text:style-name="T107">[ddr_19</text:span><text:span text:style-name="T114">77-09-10figlitt]</text:span><text:span text:style-name="T184"> « Denis de Rougemont : une politique de l'homme », interview par Brincourt, </text:span><text:span text:style-name="T186">Le Figaro littéraire</text:span><text:span text:style-name="T184">, n° 1633(10 septembre 1977).</text:span></text:p>
        </text:list-item>
        <text:list-item>
          <text:p text:style-name="P331"><text:span text:style-name="T107">[ddr_1977-09-27aurore]</text:span><text:span text:style-name="T109"> « L'Avenir est notre affaire. Denis de Rougemont, il faut changer de cap », </text:span><text:span text:style-name="T115">L'Aurore</text:span><text:span text:style-name="T109">, 27 septembre 1977, p. 6.</text:span></text:p>
        </text:list-item>
        <text:list-item>
          <text:p text:style-name="P331"><text:span text:style-name="T107">[ddr_197709-29rtjvt]</text:span><text:span text:style-name="T109"> « </text:span><text:span text:style-name="T115">L'Avenir est notre affaire</text:span><text:span text:style-name="T109"> : le manifeste d'une nouvelle révolution par Denis de Rougemont », </text:span><text:span text:style-name="T115">Radio-TV Je vois tout</text:span><text:span text:style-name="T109">, n° 39(29 septembre 1977), p. 34-36.</text:span></text:p>
        </text:list-item>
        <text:list-item>
          <text:p text:style-name="P331"><text:span text:style-name="T107">[ddr_1977-10par]</text:span><text:span text:style-name="T109"> « Denis de Rougemont, l'avenir est notre affaire », </text:span><text:span text:style-name="T115">Parents</text:span><text:span text:style-name="T109">, octobre 1977, p. 46-48.</text:span></text:p>
        </text:list-item>
        <text:list-item>
          <text:p text:style-name="P331"><text:span text:style-name="T107">[ddr_1977-10-03obs]</text:span><text:span text:style-name="T109"> « Denis de Rougemont : le retour d'un hérétique », propos recueillis par Jean-Paul Enthoven, </text:span><text:span text:style-name="T115">Le Nouvel observateur</text:span><text:span text:style-name="T109">, n° 673(3 octobre 1977), p. 96-97, 99, 102, 110, 115, 118, 126, 132. </text:span></text:p>
        </text:list-item>
      </text:list>
      <text:list xml:id="list3211398243" text:style-name="WWNum86">
        <text:list-item>
          <text:p text:style-name="P340"><text:span text:style-name="T109">URL : </text:span><text:a xlink:type="simple" xlink:href="http://referentiel.nouvelobs.com/archives_pdf/OBS0673_19771003/OBS0673_19771003_096.pdf" text:style-name="ListLabel_20_379" text:visited-style-name="ListLabel_20_379"><text:span text:style-name="Internet_20_link"><text:span text:style-name="T109">http://referentiel.nouvelobs.com/archives_pdf/OBS0673_19771003/OBS0673_19771003_096.pdf</text:span></text:span></text:a></text:p>
        </text:list-item>
      </text:list>
      <text:list xml:id="list175957626210804" text:continue-list="list175957014217842" text:style-name="WWNum1">
        <text:list-item>
          <text:p text:style-name="P3"><text:span text:style-name="T3">[ddr_1977-10-10point]</text:span><text:span text:style-name="T1"> « Pierre Desgraupes fait le point avec Denis de Rougemont », entretien, </text:span><text:span text:style-name="T5">Le Point</text:span><text:span text:style-name="T1">, n° 264(10 octobre 1977), p. 189-210.</text:span></text:p>
        </text:list-item>
        <text:list-item>
          <text:p text:style-name="P351"><text:span text:style-name="T3">[ddr_1977-10-11vqh]</text:span><text:span text:style-name="T1"> « L'Avenir est votre affaire », propos recueillis par Henri-</text:span><text:soft-page-break/><text:span text:style-name="T1">Charles Tauxe, </text:span><text:span text:style-name="T5">24 Heures</text:span><text:span text:style-name="T1">, n° 236(11 octobre 1977), p. 58.</text:span></text:p>
          <text:list>
            <text:list-item>
              <text:p text:style-name="P351"><text:span text:style-name="T1">URL : </text:span><text:a xlink:type="simple" xlink:href="https://scriptorium.bcu-lausanne.ch/zoom/10820/view?page=58" text:style-name="ListLabel_20_374" text:visited-style-name="ListLabel_20_374"><text:span text:style-name="Internet_20_link"><text:span text:style-name="T1">https://scriptorium.bcu-lausanne.ch/zoom/10820/view?page=58</text:span></text:span></text:a></text:p>
            </text:list-item>
          </text:list>
        </text:list-item>
        <text:list-item>
          <text:p text:style-name="P351"><text:span text:style-name="T3">[ddr_1977-10-17elle]</text:span><text:span text:style-name="T1"> « Entretien avec Denis de Rougemont : Je suis un pessimiste actif », </text:span><text:span text:style-name="T5">Elle</text:span><text:span text:style-name="T1">, Paris, 17 octobre 1977, p. 8.</text:span></text:p>
        </text:list-item>
        <text:list-item>
          <text:p text:style-name="P351"><text:span text:style-name="T3">[ddr_1977-10-18trige]</text:span><text:span text:style-name="T1"> « Denis de Rougemont, l'avenir est notre affaire », </text:span><text:span text:style-name="T5">Tribune de Genève</text:span><text:span text:style-name="T1">, 18 octobre 1977, p. 37.</text:span></text:p>
        </text:list-item>
        <text:list-item>
          <text:p text:style-name="P351"><text:span text:style-name="T3">[ddr_1977-12-20frasoi]</text:span><text:span text:style-name="T1"> « Demain le soleil », </text:span><text:span text:style-name="T5">France Soir</text:span><text:span text:style-name="T1">, Paris, 20 décembre 1977, p. 2.</text:span></text:p>
        </text:list-item>
        <text:list-item>
          <text:p text:style-name="P351"><text:span text:style-name="T3">[ddr_1977-12-30aian]</text:span><text:span text:style-name="T1"> « Ecologie, régionalisme, fédéralisme : l'avenir selon Denis de Rougemont », </text:span><text:span text:style-name="T5">Ain-actualités</text:span><text:span text:style-name="T1">, 30 décembre 1977, p. 63.</text:span></text:p>
        </text:list-item>
        <text:list-item>
          <text:p text:style-name="P3"><text:span text:style-name="T3">[ddr_1977fmmv]</text:span><text:span text:style-name="T28"> « Souvenir de 1938 », </text:span><text:span text:style-name="T15">Festival de musique Montreux-Vevey</text:span><text:span text:style-name="T28">, n° 32(1977), p. 51.</text:span></text:p>
        </text:list-item>
        <text:list-item>
          <text:p text:style-name="P3"><text:span text:style-name="T3">[ddr_1977_hommes-etat-celebres-debuts-construction-europeenne]</text:span><text:span text:style-name="T28"> « Les débuts de la construction européenne », </text:span><text:span text:style-name="T15">Les hommes d'Etat célèbres</text:span><text:span text:style-name="T28">, vol. 6, </text:span><text:span text:style-name="T15">De 1920 à nos jours</text:span><text:span text:style-name="T28">, Mazenod, 1977, p. 238-243.</text:span></text:p>
        </text:list-item>
        <text:list-item>
          <text:p text:style-name="P3"><text:span text:style-name="T3">[ddr_1977_hommes-etat-celebres-robert-schuman]</text:span><text:span text:style-name="T28"> « Robert Schuman : 1886-1963 », </text:span><text:span text:style-name="T15">Les hommes d'Etat célèbres</text:span><text:span text:style-name="T28">, vol. 6, </text:span><text:span text:style-name="T15">De 1920 à nos jours</text:span><text:span text:style-name="T28">, Mazenod, 1977, p. 254-257.</text:span></text:p>
        </text:list-item>
        <text:list-item>
          <text:p text:style-name="P3"><text:span text:style-name="T3">[ddr_1977bcec]</text:span><text:span text:style-name="T179"> « Réponse », </text:span><text:span text:style-name="T173">Itinéraire d'un penseur engagé</text:span><text:span text:style-name="T179">, numéro thématique du </text:span><text:span text:style-name="T173">Bulletin du Centre Européen pour la Culture</text:span><text:span text:style-name="T179">, n° 3(1977), p. 17-18.</text:span></text:p>
        </text:list-item>
      </text:list>
      <text:list xml:id="list1978991008" text:style-name="WWNum48">
        <text:list-item>
          <text:p text:style-name="P298"><text:span text:style-name="T179">Discours de remerciement à l'occasion de la réception de </text:span><text:span text:style-name="T173">Denis de Rougemont : l'écrivain, l'Européen</text:span><text:span text:style-name="T179">, pour ses 70 ans.</text:span></text:p>
        </text:list-item>
      </text:list>
      <text:list xml:id="list175956108912981" text:continue-list="list175957626210804" text:style-name="WWNum1">
        <text:list-item>
          <text:p text:style-name="P3"><text:span text:style-name="T3">[ddr_1977_melanges-henry-corbin-heretiques-toutes-religions]</text:span><text:span text:style-name="T28"> « Hérétiques de toutes les religions, unissez-vous ! », </text:span><text:span text:style-name="T15">Mélanges offerts à Henry Corbin</text:span><text:span text:style-name="T28">, Téhran, Tehran Univ., 1977, p. 539-546.</text:span></text:p>
        </text:list-item>
      </text:list>
      <text:list xml:id="list1384526744" text:style-name="WWNum49">
        <text:list-item>
          <text:p text:style-name="P299"><text:span text:style-name="T28">Repris dans </text:span><text:span text:style-name="T15">Henry Corbin</text:span><text:span text:style-name="T28">, l'Herne, 1981, numéro thématique des </text:span><text:span text:style-name="T15">Cahiers de l'Herne</text:span><text:span text:style-name="T28">,</text:span><text:span text:style-name="T15"> </text:span><text:span text:style-name="T28">p. 298-303.</text:span></text:p>
        </text:list-item>
      </text:list>
      <text:list xml:id="list175956308303070" text:continue-list="list175956108912981" text:style-name="WWNum1">
        <text:list-item>
          <text:p text:style-name="P331"><text:span text:style-name="T107">[ddr_1977_pouvoir-27-rig-nature-pouvoir « [</text:span><text:span text:style-name="T127">Intervention lors de l'entretien public « La nature du pouvoir »] », </text:span><text:span text:style-name="T128">Le Pouvoir. Textes des XXVI</text:span><text:span text:style-name="T158">e</text:span><text:span text:style-name="T128"> Rencontres internationales de Genève</text:span><text:span text:style-name="T127">, Neuchâtel, À la Baconnière, 1977, p. </text:span><text:span text:style-name="T109">98-100 (p. 112-115 en ligne).</text:span></text:p>
        </text:list-item>
      </text:list>
      <text:list xml:id="list2018677064" text:style-name="WWNum85">
        <text:list-item>
          <text:p text:style-name="P341"><text:span text:style-name="T109">A propos de Bernard-Henri Lévy.</text:span><text:bookmark text:name="_Hlk499124399"/></text:p>
        </text:list-item>
      </text:list>
      <text:list xml:id="list175955810114252" text:continue-list="list175956308303070" text:style-name="WWNum1">
        <text:list-item>
          <text:p text:style-name="P3"><text:span text:style-name="T3">[ddr_19</text:span><text:bookmark-start text:name="_Hlk516866865"/><text:span text:style-name="T3">78</text:span><text:bookmark-end text:name="_Hlk516866865"/><text:span text:style-name="T3">-01-01suis]</text:span><text:span text:style-name="T1"> « Le Diable en Suisse », </text:span><text:span text:style-name="T5">La Suisse</text:span><text:span text:style-name="T1">, 1</text:span><text:span text:style-name="T146">er</text:span><text:span text:style-name="T1"> janvier 1978, p. 15.</text:span></text:p>
        </text:list-item>
        <text:list-item>
          <text:p text:style-name="P3"><text:span text:style-name="T1">[ddr_1978-01-10sauv] « Dépolitiser la politique », entretien, in </text:span><text:span text:style-name="T5">Le Sauvage</text:span><text:span text:style-name="T1">, 10 janvier 1978, p. 44.</text:span></text:p>
        </text:list-item>
        <text:list-item>
          <text:p text:style-name="P3"><text:span text:style-name="T3">[ddr_1978-01-04cons]</text:span><text:span text:style-name="T1"> « Réfléchir à ce que le terrorisme signifie », entretien avec J.-L. Kuffer, </text:span><text:span text:style-name="T5">Construire</text:span><text:span text:style-name="T1">, n° 1(4 janvier 1978), p. 11.</text:span></text:p>
        </text:list-item>
        <text:list-item>
          <text:p text:style-name="P3"><text:span text:style-name="T3">[ddr_1978-02-01mlitt]</text:span><text:span text:style-name="T183"> « Quel avenir voulons-nous », entretien avec Agathe Mallet-Buisson, </text:span><text:span text:style-name="T177">Magazine littéraire</text:span><text:span text:style-name="T183">, n° 133(1</text:span><text:span text:style-name="T190">er</text:span><text:span text:style-name="T183"> février 1978)</text:span><text:span text:style-name="T1">, p. 66-68.</text:span></text:p>
        </text:list-item>
        <text:list-item>
          <text:p text:style-name="P3"><text:span text:style-name="T3">[ddr_1978-02-08fem]</text:span><text:span text:style-name="T1"> « 20 questions à Denis de Rougemont », </text:span><text:span text:style-name="T5">Femina</text:span><text:span text:style-name="T1">, 8 février 1978, p. 7-9.</text:span></text:p>
        </text:list-item>
        <text:list-item>
          <text:p text:style-name="P3"><text:span text:style-name="T3">[ddr_1978-05smh]</text:span><text:span text:style-name="T1"> « De l'Europe des Etats coalisés à l'Europe des peuples fédérés », appendice à </text:span><text:span text:style-name="T6">Schweizerische Monatshefte</text:span><text:span text:style-name="T3">, vol. 58, n° 5(</text:span><text:span text:style-name="T1">mai 1978), 16 p.</text:span></text:p>
          <text:list>
            <text:list-item>
              <text:p text:style-name="P3"><text:span text:style-name="T1">URL : </text:span><text:a xlink:type="simple" xlink:href="https://www.e-periodica.ch/digbib/view?pid=smh-002:1978:58::435" text:style-name="ListLabel_20_374" text:visited-style-name="ListLabel_20_374"><text:span text:style-name="Internet_20_link"><text:span text:style-name="T1">https://www.e-periodica.ch/digbib/view?pid=smh-002:1978:58::435</text:span></text:span></text:a></text:p>
            </text:list-item>
            <text:list-item>
              <text:p text:style-name="P351"><text:span text:style-name="T28">Autre éd., en brochure, </text:span><text:span text:style-name="T15">De l'Europe des Etats coalisés à l'Europe des peuples fédérés</text:span><text:span text:style-name="T28">, Zürich, Fondation Suisse Winston Churchill, 1978, 16 p., coll. Conférence Winston Churchill, n° 11.</text:span></text:p>
            </text:list-item>
          </text:list>
        </text:list-item>
        <text:list-item>
          <text:p text:style-name="P3"><text:span text:style-name="T3">[ddr_1978-07-26cons]</text:span><text:span text:style-name="T1"> « Questions gênantes mais fécondes », </text:span><text:span text:style-name="T6">Construire</text:span><text:span text:style-name="T1">, 26 juillet 1978, p. 2.</text:span></text:p>
          <text:list>
            <text:list-item>
              <text:p text:style-name="P3"><text:span text:style-name="T1">Autre éd., </text:span><text:span text:style-name="T5">Ouest-France</text:span><text:span text:style-name="T1">, 19 janvier 1979, p. 1 et 3.</text:span></text:p>
            </text:list-item>
          </text:list>
        </text:list-item>
        <text:list-item>
          <text:p text:style-name="P3"><text:soft-page-break/><text:span text:style-name="T3">[ddr_1978-09cfed]</text:span><text:span text:style-name="T1"> « Paradoxes marxiens », </text:span><text:span text:style-name="T6">Les cahiers du fédéralisme</text:span><text:span text:style-name="T3">,</text:span><text:span text:style-name="T1"> n° 4(septembre 1978), supplément à </text:span><text:span text:style-name="T6">L'Europe en Formation</text:span><text:span text:style-name="T3">, </text:span><text:span text:style-name="T1">n° 220-221, p. 213-215.</text:span></text:p>
        </text:list-item>
        <text:list-item>
          <text:p text:style-name="P3"><text:span text:style-name="T1">[ddr_1978-11panda] « Le choix du siècle appartient aux citoyens, non aux experts », </text:span><text:span text:style-name="T5">Panda nouvelles</text:span><text:span text:style-name="T1">, 11</text:span><text:span text:style-name="T146">e</text:span><text:span text:style-name="T1"> année, n° 8(novembre 1978), p. 5-6.</text:span></text:p>
          <text:list>
            <text:list-item>
              <text:p text:style-name="P3"><text:span text:style-name="T1">Autre éd., </text:span><text:span text:style-name="T5">Energie demain</text:span><text:span text:style-name="T1">, s.d., p. 44-45.</text:span></text:p>
            </text:list-item>
          </text:list>
        </text:list-item>
        <text:list-item>
          <text:p text:style-name="P3"><text:span text:style-name="T3">[ddr_1978cadm]</text:span><text:span text:style-name="T28"> « Contribution à une recherche éventuelle sur les sources de la notion d'engagement de l'écrivain », </text:span><text:span text:style-name="T15">Cadmos</text:span><text:span text:style-name="T28">, Genève, n° 1(printemps 1978), p. 17-25.</text:span></text:p>
        </text:list-item>
        <text:list-item>
          <text:p text:style-name="P3"><text:span text:style-name="T3">[ddr_1978cadm]</text:span><text:span text:style-name="T1"> « L'intellectuel contre l'Europe », </text:span><text:span text:style-name="T6">Cadmos</text:span><text:span text:style-name="T3">,</text:span><text:span text:style-name="T6"> </text:span><text:span text:style-name="T1">Genève, n° 2(été 1978), p. 76-82.</text:span><text:span text:style-name="T3"> </text:span></text:p>
        </text:list-item>
        <text:list-item>
          <text:p text:style-name="P3"><text:span text:style-name="T3">[ddr_1978</text:span><text:span text:style-name="T1">cadm] « Conditions d'un renouveau », </text:span><text:span text:style-name="T6">Cadmos</text:span><text:span text:style-name="T3">, </text:span><text:span text:style-name="T1">Genève, n° 3(automne 1978), p. 100-105.</text:span></text:p>
        </text:list-item>
        <text:list-item>
          <text:p text:style-name="P3"><text:span text:style-name="T3">[ddr_1978cadm]</text:span><text:span text:style-name="T1"> « Chronique européenne : Du temps que l'Europe c'était fini ! », </text:span><text:span text:style-name="T6">Cadmos</text:span><text:span text:style-name="T3">,</text:span><text:span text:style-name="T6"> </text:span><text:span text:style-name="T1">Genève, n° 4(1978), p. 97-104.</text:span></text:p>
        </text:list-item>
        <text:list-item>
          <text:p text:style-name="P3"><text:span text:style-name="T3">[ddr_1978_oui-canton-jura-jura-libre-heure-regions]</text:span><text:span text:style-name="T28"> « Le Jura libre à l'heure des régions », </text:span><text:span text:style-name="T15">Oui au canton du Jura</text:span><text:span text:style-name="T28">, Bern, Annuaire de la Nouvelle Société Helvétique, 1978, p. 90-95.</text:span></text:p>
          <text:list>
            <text:list-item>
              <text:p text:style-name="P3"><text:span text:style-name="T28">Avec une trad. allemande, p. 236-241.</text:span></text:p>
            </text:list-item>
          </text:list>
        </text:list-item>
        <text:list-item>
          <text:p text:style-name="P3"><text:span text:style-name="T3">[ddr_1979-01treje]</text:span><text:span text:style-name="T1"> « Un foyer de culture », </text:span><text:span text:style-name="T5">30 Jours d'Europe</text:span><text:span text:style-name="T1">, n° 246(janvier 1979), p. 19-20.</text:span></text:p>
        </text:list-item>
        <text:list-item>
          <text:p text:style-name="P3"><text:span text:style-name="T3">[ddr_1979-02-21ill]</text:span><text:span text:style-name="T28"> « Quand la Perse renverse l’Iran », </text:span><text:span text:style-name="T15">Le Nouvel illustré</text:span><text:span text:style-name="T28">, Lausanne, n° 8(21 février 1979), p. 95-96.</text:span></text:p>
        </text:list-item>
      </text:list>
      <text:list xml:id="list693480144" text:style-name="WWNum92">
        <text:list-item>
          <text:p text:style-name="P300"><text:span text:style-name="T28">URL : </text:span><text:a xlink:type="simple" xlink:href="http://scriptorium.bcu-lausanne.ch/zoom/196645/view?page=95" text:style-name="ListLabel_20_370" text:visited-style-name="ListLabel_20_370"><text:span text:style-name="Internet_20_link"><text:span text:style-name="T28">http://scriptorium.bcu-lausanne.ch/zoom/196645/view?page=95</text:span></text:span></text:a></text:p>
        </text:list-item>
      </text:list>
      <text:list xml:id="list175956348398318" text:continue-list="list175955810114252" text:style-name="WWNum1">
        <text:list-item>
          <text:p text:style-name="P3"><text:span text:style-name="T3">[ddr_1979-03sauv]</text:span><text:span text:style-name="T1"> « Cet amour qui nous rendrait la liberté », </text:span><text:span text:style-name="T6">Le Sauvage</text:span><text:span text:style-name="T3">,</text:span><text:span text:style-name="T1"> mars 1979, p. 28-36.</text:span></text:p>
          <text:list>
            <text:list-item>
              <text:p text:style-name="P3"><text:span text:style-name="T1">Rééd., </text:span><text:span text:style-name="T5">Construire</text:span><text:span text:style-name="T1">, n° 22(2 juin 1982).</text:span></text:p>
            </text:list-item>
            <text:list-item>
              <text:p text:style-name="P351"><text:span text:style-name="T68">Trad. italienne, </text:span><text:span text:style-name="T72">Spirali</text:span><text:span text:style-name="T68">, octobre 1979, p. 45</text:span></text:p>
            </text:list-item>
          </text:list>
        </text:list-item>
        <text:list-item>
          <text:p text:style-name="P3"><text:span text:style-name="T3">[ddr_1979-03-16mond]</text:span><text:span text:style-name="T1"> « Avez-vous lu Jérôme Deshusses ? », </text:span><text:span text:style-name="T5">Le Monde</text:span><text:span text:style-name="T1">, 16 mars 1979, p. 17 et 23.</text:span></text:p>
        </text:list-item>
        <text:list-item>
          <text:p text:style-name="P3"><text:span text:style-name="T3">[ddr_1979-05-09cons]</text:span><text:span text:style-name="T1"> « Rapport au peuple européen », </text:span><text:span text:style-name="T5">Construire</text:span><text:span text:style-name="T1">, 9 mai 1979, p. 20.</text:span></text:p>
          <text:list>
            <text:list-item>
              <text:p text:style-name="P3"><text:span text:style-name="T44">Trad. dans l'éd. allemande, </text:span><text:span text:style-name="T45">Wir Brückenbauer</text:span><text:span text:style-name="T44">.</text:span><text:span text:style-name="T54"> </text:span></text:p>
            </text:list-item>
          </text:list>
        </text:list-item>
        <text:list-item>
          <text:p text:style-name="P3"><text:span text:style-name="T3">[ddr_1979-05-19ref]</text:span><text:span text:style-name="T1"> « Ecologie, Régions, Europe fédérée : même avenir », </text:span><text:span text:style-name="T5">Réforme</text:span><text:span text:style-name="T1">, n° 1782(19 mai 1979), p. 6-7.</text:span></text:p>
          <text:list>
            <text:list-item>
              <text:p text:style-name="P3"><text:span text:style-name="T1">Rééd., </text:span><text:span text:style-name="T6">Cadmos</text:span><text:span text:style-name="T3">,</text:span><text:span text:style-name="T6"> </text:span><text:span text:style-name="T1">Genève, n° 5(1979), p. 5-12.</text:span></text:p>
            </text:list-item>
          </text:list>
        </text:list-item>
        <text:list-item>
          <text:p text:style-name="P3"><text:span text:style-name="T3">[ddr_1979-06-25mond]</text:span><text:span text:style-name="T1"> « Le fédéralisme helvétique dans l'Europe d'aujourd'hui », </text:span><text:span text:style-name="T5">Le Monde</text:span><text:span text:style-name="T1">, 25 juin 1979.</text:span></text:p>
          <text:list>
            <text:list-item>
              <text:p text:style-name="P351"><text:span text:style-name="T1">Vf titre : « Le Fédéralisme suisse dans l'Europe d'aujourd'hui », </text:span><text:span text:style-name="T5">Le Monde</text:span><text:span text:style-name="T1">, 24-25 juin 1979, p. 5.</text:span></text:p>
            </text:list-item>
          </text:list>
        </text:list-item>
        <text:list-item>
          <text:p text:style-name="P3"><text:span text:style-name="T3">[ddr_1979-08-03ouf]</text:span><text:span text:style-name="T1"> « L’Europe : idéal… et moyen de survie », </text:span><text:span text:style-name="T5">Ouest-France</text:span><text:span text:style-name="T1">, 3 août 1979, p. 1 et 3.</text:span></text:p>
        </text:list-item>
        <text:list-item>
          <text:p text:style-name="P3"><text:span text:style-name="T3">[ddr_1979-08-27ouf]</text:span><text:span text:style-name="T1"> « Une Europe unie et diverse », </text:span><text:span text:style-name="T5">Ouest-France</text:span><text:span text:style-name="T1">, 27 août 1979, p. 1-2.</text:span></text:p>
        </text:list-item>
        <text:list-item>
          <text:p text:style-name="P351"><text:span text:style-name="T3">[ddr_1979-12icar]</text:span><text:span text:style-name="T1"> « La Qualité des choses que j'aime », </text:span><text:span text:style-name="T5">Icare</text:span><text:span text:style-name="T1">, n° 96(décembre 1979), p. 20-22.</text:span></text:p>
        </text:list-item>
        <text:list-item>
          <text:p text:style-name="P3"><text:span text:style-name="T3">[ddr_1979_merveilleux-lavaux-centre-monde]</text:span><text:span text:style-name="T28"> « Au centre du monde, Lavaux », </text:span><text:span text:style-name="T15">Merveilleux Lavaux</text:span><text:span text:style-name="T28">, Lausanne, Ed. du Grand Pont, 1979, p. 21-22.</text:span></text:p>
          <text:list>
            <text:list-item>
              <text:p text:style-name="P351"><text:span text:style-name="T1">Rééd., in </text:span><text:span text:style-name="T5">Gazette littéraire</text:span><text:span text:style-name="T1">, supplément de la </text:span><text:span text:style-name="T5">Gazette de Lausanne</text:span><text:span text:style-name="T1">, n° </text:span><text:soft-page-break/><text:span text:style-name="T1">301(23-25 décembre 1972), p. 1.</text:span></text:p>
              <text:list>
                <text:list-item>
                  <text:p text:style-name="P351"><text:span text:style-name="T1">URL : </text:span><text:a xlink:type="simple" xlink:href="http://www.letempsarchives.ch/page/GDL_1972_12_23/17" text:style-name="ListLabel_20_374" text:visited-style-name="ListLabel_20_374"><text:span text:style-name="Internet_20_link"><text:span text:style-name="T1">http://www.letempsarchives.ch/page/GDL_1972_12_23/17</text:span></text:span></text:a></text:p>
                </text:list-item>
              </text:list>
            </text:list-item>
            <text:list-item>
              <text:p text:style-name="P351"><text:span text:style-name="T28">Traduction dans l'éd. parallèle allemande, « Zentrum der Erde : Lavaux », </text:span><text:span text:style-name="T15">Lavaux : Wunder der Weinberge</text:span><text:span text:style-name="T28">, p. 33-34, et anglaise, « Lavaux, centre of the world », </text:span><text:span text:style-name="T15">Enchanting Lavaux</text:span><text:span text:style-name="T28">, p. 33-35.</text:span></text:p>
            </text:list-item>
          </text:list>
        </text:list-item>
        <text:list-item>
          <text:p text:style-name="P3"><text:span text:style-name="T3">[ddr_1979_grand-theatre-geneve-mythe-opera]</text:span><text:span text:style-name="T28"> « Le mythe et l'opéra », </text:span><text:span text:style-name="T15">Le Grand Théâtre de Genève</text:span><text:span text:style-name="T28">, Genève, Fondation du Grand Théâtre de Genève, 1979, p. 16-17.</text:span></text:p>
        </text:list-item>
        <text:list-item>
          <text:p text:style-name="P3"><text:span text:style-name="T3">[ddr_1979cadm]</text:span><text:span text:style-name="T1"> « Chronique européenne », </text:span><text:span text:style-name="T6">Cadmos</text:span><text:span text:style-name="T3">, </text:span><text:span text:style-name="T1">n° 5(1979), p. 99-111.</text:span></text:p>
        </text:list-item>
        <text:list-item>
          <text:p text:style-name="P3"><text:span text:style-name="T3">[ddr_1979cadm]</text:span><text:span text:style-name="T1"> « L'Europe comme invention de la culture », </text:span><text:span text:style-name="T6">Cadmos</text:span><text:span text:style-name="T3">, </text:span><text:span text:style-name="T1">n° 7(automne 1979), p. 14-25.</text:span></text:p>
        </text:list-item>
        <text:list-item>
          <text:p text:style-name="P3"><text:span text:style-name="T3">[ddr_1979cadm]</text:span><text:span text:style-name="T1"> « L'Université par l'Europe et vice versa » in </text:span><text:span text:style-name="T6">Cadmos</text:span><text:span text:style-name="T3">, </text:span><text:span text:style-name="T1">n° 8(hiver 1979), p. 31-39.</text:span></text:p>
          <text:list>
            <text:list-item>
              <text:p text:style-name="P3"><text:span text:style-name="T28">Autre éd., </text:span><text:span text:style-name="T5">CRE-Information</text:span><text:span text:style-name="T1">, n° 48(1979), p. 7-14.</text:span></text:p>
            </text:list-item>
          </text:list>
        </text:list-item>
        <text:list-item>
          <text:p text:style-name="P3"><text:span text:style-name="T3">[ddr_1979_melanges-fernand-dehousse-formule-europe-parallele]</text:span><text:span text:style-name="T28"> « Formule d'une Europe parallèle ou Rêverie d'un fédéraliste libertaire », </text:span><text:span text:style-name="T15">Mélanges Fernand Dehousse</text:span><text:span text:style-name="T28">, Paris, F. Nathan, 1979, vol. 2, p. 29-30.</text:span></text:p>
        </text:list-item>
        <text:list-item>
          <text:p text:style-name="P3"><text:span text:style-name="T54">[ddr_1979_menschenrechte-foderalismus-demokratie-festschrift-kagi-notes-ethique-federalisme]</text:span><text:span text:style-name="T53"> « Notes pour une éthique du fédéralisme », </text:span><text:span text:style-name="T49">Menschenrechte, Föderalismus, Demokratie : Festschrift zum 70. Geburtstag von Werner Kägi</text:span><text:span text:style-name="T53">, Zürich, Schulthess, 1979, p. 259-265.</text:span></text:p>
        </text:list-item>
      </text:list>
      <text:list xml:id="list3514234310" text:style-name="WWNum52">
        <text:list-item>
          <text:p text:style-name="P301"><text:span text:style-name="T28">Ed. parallèle, </text:span><text:span text:style-name="T15">Ex Libris</text:span><text:span text:style-name="T28">, Lausanne, n° 1-2(</text:span><text:span text:style-name="T1">janvier-février </text:span><text:span text:style-name="T28">1979), p. 9-14.</text:span></text:p>
        </text:list-item>
      </text:list>
      <text:list xml:id="list175956836899689" text:continue-list="list175956348398318" text:style-name="WWNum1">
        <text:list-item>
          <text:p text:style-name="P331"><text:span text:style-name="T107">[ddr_1980-01-02ill]</text:span><text:span text:style-name="T114"> « 1979 : [commentaires sur l'année écoulée] », </text:span><text:span text:style-name="T122">L'Illustré</text:span><text:span text:style-name="T114">, Lausanne, n° 1(2 janvier 1980), p. 6-7.</text:span></text:p>
        </text:list-item>
      </text:list>
      <text:list xml:id="list4225933385" text:style-name="WWNum117">
        <text:list-item>
          <text:p text:style-name="P342"><text:span text:style-name="T114">URL : </text:span><text:a xlink:type="simple" xlink:href="http://scriptorium.bcu-lausanne.ch/zoom/196864/view?page=6&amp;p=separate&amp;view=0,0,2801,2491" text:style-name="ListLabel_20_394" text:visited-style-name="ListLabel_20_394"><text:span text:style-name="Internet_20_link"><text:span text:style-name="T114">http://scriptorium.bcu-lausanne.ch/zoom/196864/view?page=6&amp;p=separate&amp;view=0,0,2801,2491</text:span></text:span></text:a><text:span text:style-name="T184"> </text:span></text:p>
        </text:list-item>
      </text:list>
      <text:list xml:id="list175957519214347" text:continue-list="list175956836899689" text:style-name="WWNum1">
        <text:list-item>
          <text:p text:style-name="P3"><text:span text:style-name="T3">[ddr_1980-05-01mlitt] </text:span><text:span text:style-name="T183">« Un précurseur de l'engagement politique », entretien, </text:span><text:span text:style-name="T177">Le magazine littéraire</text:span><text:span text:style-name="T183">, n° 161(1</text:span><text:span text:style-name="T190">er</text:span><text:span text:style-name="T183"> mai 1980), p. 54-56.</text:span></text:p>
        </text:list-item>
        <text:list-item>
          <text:p text:style-name="P3"><text:span text:style-name="T3">[ddr_1980-05-31glaus]</text:span><text:span text:style-name="T134"> « </text:span><text:span text:style-name="T142">Les journalistes sportifs ? On dirait qu</text:span><text:span text:style-name="T134">'</text:span><text:span text:style-name="T142">ils aiment les tyrans</text:span><text:span text:style-name="T134"> </text:span><text:span text:style-name="T142">» </text:span><text:span text:style-name="T134">propos recueillis par Bernard Monnard</text:span><text:span text:style-name="T142">, </text:span><text:span text:style-name="T139">Journal de Genève</text:span><text:span text:style-name="T142">, n</text:span><text:span text:style-name="T134">° </text:span><text:span text:style-name="T142">125</text:span><text:span text:style-name="T134">(</text:span><text:span text:style-name="T142">31 mai‑1</text:span><text:span text:style-name="T165">er</text:span><text:span text:style-name="T142"> juin 1980</text:span><text:span text:style-name="T134">)</text:span><text:span text:style-name="T142">, p. 24.</text:span><text:span text:style-name="T134"> </text:span></text:p>
        </text:list-item>
      </text:list>
      <text:list xml:id="list727224899" text:style-name="WWNum89">
        <text:list-item>
          <text:p text:style-name="P302"><text:bookmark-start text:name="_Hlk499124461"/><text:span text:style-name="T134">URL : </text:span><text:a xlink:type="simple" xlink:href="http://www.letempsarchives.ch/page/JDG_1980_05_31/24" text:style-name="ListLabel_20_386" text:visited-style-name="ListLabel_20_386"><text:span text:style-name="Internet_20_link"><text:span text:style-name="T134">http://www.letempsarchives.ch/page/JDG_1980_05_31/24</text:span></text:span></text:a><text:bookmark-end text:name="_Hlk499124461"/></text:p>
        </text:list-item>
      </text:list>
      <text:list xml:id="list175957720043150" text:continue-list="list175957519214347" text:style-name="WWNum1">
        <text:list-item>
          <text:p text:style-name="P3"><text:span text:style-name="T3">[ddr_1980-11bh]</text:span><text:span text:style-name="T1"> « Interview avec Denis de Rougemont », </text:span><text:span text:style-name="T5">Brûlots helvétiques</text:span><text:span text:style-name="T1">, Fondation Dialogue, n° 1(novembre 1980), p. 21-22. </text:span></text:p>
        </text:list-item>
        <text:list-item>
          <text:p text:style-name="P3"><text:span text:style-name="T54">[ddr_1980-12-06kb]</text:span><text:span text:style-name="T53"> « Die Zukunft ist unsere Sache », </text:span><text:span text:style-name="T49">Der kleine Bund</text:span><text:span text:style-name="T53">, 6 décembre 1980, p. 2.</text:span></text:p>
        </text:list-item>
      </text:list>
      <text:list xml:id="list2183032756" text:style-name="WWNum53">
        <text:list-item>
          <text:p text:style-name="P303"><text:span text:style-name="T53">Autre éd., </text:span><text:span text:style-name="T49">Basler Zeitung</text:span><text:span text:style-name="T53">, 28 mars 1981, p. 47.</text:span></text:p>
        </text:list-item>
        <text:list-item>
          <text:p text:style-name="P303"><text:span text:style-name="T53">« Przyszłość jest nasza sprawa », trad. polonaise par Mirosława Goszczyńska, </text:span><text:span text:style-name="T49">Literatura na świecie</text:span><text:span text:style-name="T53">, Varsovie, 118, n° 2(1981) p. 207-254.</text:span></text:p>
        </text:list-item>
      </text:list>
      <text:list xml:id="list175957152345268" text:continue-list="list175957720043150" text:style-name="WWNum1">
        <text:list-item>
          <text:p text:style-name="P3"><text:span text:style-name="T3">[ddr_1980_autonomie-energie-solaire]</text:span><text:span text:style-name="T28"> « Energie solaire et autonomie », </text:span><text:span text:style-name="T15">Autonomie énergie solaire</text:span><text:span text:style-name="T28">, Saint-Saphorin, Ed. Georgi, 1980, p. 17-26.</text:span></text:p>
        </text:list-item>
        <text:list-item>
          <text:p text:style-name="P3"><text:span text:style-name="T3">[ddr_1980_theater-unser-welt-bilan-culturel-1970]</text:span><text:span text:style-name="T28"> « Le bilan culturel de la décennie 1970-1980 », </text:span><text:span text:style-name="T15">Das Theater, unser Welt = Le théâtre, notre Monde</text:span><text:span text:style-name="T28">, Luzern, Raeber Verlag, 1980, p. 40-46.</text:span></text:p>
        </text:list-item>
        <text:list-item>
          <text:p text:style-name="P3"><text:span text:style-name="T3">[ddr_1980_lew-kowarski-responsabilite-sociale-scientifique]</text:span><text:span text:style-name="T28"> « Lew Kowarski et la responsabilité sociale du scientifique », </text:span><text:span text:style-name="T15">Lew Kowarski</text:span><text:span text:style-name="T28">, Genève, CERN, 1980, p. 15-17.</text:span></text:p>
        </text:list-item>
        <text:list-item>
          <text:p text:style-name="P3"><text:span text:style-name="T94">[ddr_1980hei] </text:span><text:span text:style-name="T87">« L'Europe, invention culturelle », </text:span><text:span text:style-name="T89">History of European ideas</text:span><text:span text:style-name="T87">, Oxford, New York, vol. 1(1980), p. 31-38. </text:span></text:p>
        </text:list-item>
      </text:list>
      <text:list xml:id="list2508577784" text:style-name="WWNum91">
        <text:list-item>
          <text:p text:style-name="P304"><text:span text:style-name="T28">Rééd., </text:span><text:span text:style-name="T6">Cadmos</text:span><text:span text:style-name="T3">,</text:span><text:span text:style-name="T6"> </text:span><text:span text:style-name="T1">Genève, n° 32(1985), p. 4-17.</text:span></text:p>
        </text:list-item>
        <text:list-item>
          <text:p text:style-name="P304"><text:soft-page-break/><text:span text:style-name="T85">Trad., « Europe, a Cultural Invention », </text:span><text:span text:style-name="T91">History of European Ideas</text:span><text:span text:style-name="T94">,</text:span><text:span text:style-name="T91"> </text:span><text:span text:style-name="T85">Tel-Aviv, 1, mars 1981, p. 31-38.</text:span></text:p>
        </text:list-item>
      </text:list>
      <text:list xml:id="list175956217931880" text:continue-list="list175957152345268" text:style-name="WWNum1">
        <text:list-item>
          <text:p text:style-name="P3"><text:span text:style-name="T3">[ddr_1980csta]</text:span><text:span text:style-name="T28"> « Madame de Staël et "l'esprit européen" », </text:span><text:span text:style-name="T15">Cahiers staëliens</text:span><text:span text:style-name="T28">, n° 28(1980), p. 41-48.</text:span></text:p>
        </text:list-item>
      </text:list>
      <text:list xml:id="list2617203224" text:style-name="WWNum90">
        <text:list-item>
          <text:p text:style-name="P305"><text:bookmark-start text:name="_Hlk499124448"/><text:span text:style-name="T28">URL : </text:span><text:a xlink:type="simple" xlink:href="http://gallica.bnf.fr/ark:/12148/bpt6k9766778d/f43.item" text:style-name="ListLabel_20_374" text:visited-style-name="ListLabel_20_374"><text:span text:style-name="Internet_20_link"><text:span text:style-name="T1">http://gallica.bnf.fr/ark:/12148/bpt6k9766778d/f43.item</text:span></text:span></text:a><text:bookmark-end text:name="_Hlk499124448"/></text:p>
        </text:list-item>
        <text:list-item>
          <text:p text:style-name="P305"><text:span text:style-name="T1">Autre éd., « Mme de Staël et l'Europe », </text:span><text:span text:style-name="T6">Cadmos</text:span><text:span text:style-name="T3">,</text:span><text:span text:style-name="T6"> </text:span><text:span text:style-name="T1">Genève, n° 10(été 1980), p. 5-11.</text:span></text:p>
        </text:list-item>
      </text:list>
      <text:list xml:id="list175956883163555" text:continue-list="list175956217931880" text:style-name="WWNum1">
        <text:list-item>
          <text:p text:style-name="P3"><text:span text:style-name="T3">[ddr_1980_preface-constant-esprit-conquete]</text:span><text:span text:style-name="T78"> « Actualité de Benjamin Constant », préface à </text:span><text:span text:style-name="T13">L'Esprit de conquête</text:span><text:span text:style-name="T78">, Lausanne, P. M. Favre, 1980, p. 7-24.</text:span></text:p>
        </text:list-item>
        <text:list-item>
          <text:p text:style-name="P3"><text:span text:style-name="T3">[ddr_1980cadm]</text:span><text:span text:style-name="T1"> « Utopie, technique, Etat-nation », </text:span><text:span text:style-name="T6">Cadmos</text:span><text:span text:style-name="T3">,</text:span><text:span text:style-name="T6"> </text:span><text:span text:style-name="T1">Genève, n° 9(printemps 1980), p. 122-128.</text:span></text:p>
        </text:list-item>
        <text:list-item>
          <text:p text:style-name="P3"><text:span text:style-name="T3">[ddr_1981-03uva]</text:span><text:span text:style-name="T1"> « Sur la taille des régions », </text:span><text:span text:style-name="T5">Union Valdotaine</text:span><text:span text:style-name="T1">, n° 2(mars-avril 1981), p. 4-5.</text:span></text:p>
        </text:list-item>
        <text:list-item>
          <text:p text:style-name="P3"><text:span text:style-name="T3">[ddr_1981-03-04cons]</text:span><text:span text:style-name="T1"> « Je suis un pessimiste actif », </text:span><text:span text:style-name="T5">Construire</text:span><text:span text:style-name="T1">, 4 mars 1981, p. 19.</text:span></text:p>
        </text:list-item>
        <text:list-item>
          <text:p text:style-name="P351"><text:span text:style-name="T3">[ddr_1981-06-13vqh]</text:span><text:span text:style-name="T1"> « La ruée vers le Graal : questions à Denis de Rougemont », </text:span><text:span text:style-name="T5">24 Heures</text:span><text:span text:style-name="T1">, n° 135(13-14 juin 1981), p. 53.</text:span></text:p>
          <text:list>
            <text:list-item>
              <text:p text:style-name="P351"><text:span text:style-name="T1">URL : </text:span><text:a xlink:type="simple" xlink:href="https://scriptorium.bcu-lausanne.ch/zoom/11932/view?page=53" text:style-name="ListLabel_20_374" text:visited-style-name="ListLabel_20_374"><text:span text:style-name="Internet_20_link"><text:span text:style-name="T1">https://scriptorium.bcu-lausanne.ch/zoom/11932/view?page=53</text:span></text:span></text:a></text:p>
            </text:list-item>
          </text:list>
        </text:list-item>
        <text:list-item>
          <text:p text:style-name="P3"><text:span text:style-name="T3">[ddr_1981-08-05trige]</text:span><text:span text:style-name="T1"> « Denis de Rougemont : les socialistes sont la chance de la France pour réaliser la réforme des régions », </text:span><text:span text:style-name="T5">Tribune de Genève</text:span><text:span text:style-name="T1">, 5 août 1981, p. 1 et 6.</text:span></text:p>
        </text:list-item>
        <text:list-item>
          <text:p text:style-name="P3"><text:span text:style-name="T3">[ddr_1981-10diog]</text:span><text:span text:style-name="T28"> « Information n'est pas savoir », </text:span><text:span text:style-name="T15">Diogène</text:span><text:span text:style-name="T28">, n° 116(octobre-décembre 1981), p. 3-19. </text:span></text:p>
        </text:list-item>
      </text:list>
      <text:list xml:id="list331846453" text:style-name="WWNum55">
        <text:list-item>
          <text:p text:style-name="P306"><text:span text:style-name="T26">Autre éd., </text:span><text:span text:style-name="T19">Revue économique et sociale</text:span><text:span text:style-name="T26">, vol. 39, n° 4(1981), p. 310-320.</text:span></text:p>
          <text:list>
            <text:list-item>
              <text:list>
                <text:list-item>
                  <text:p text:style-name="P306"><text:bookmark-start text:name="_Hlk499124527"/><text:span text:style-name="T26">URL : </text:span><text:a xlink:type="simple" xlink:href="http://dx.doi.org/10.5169/seals-138696" text:style-name="ListLabel_20_389" text:visited-style-name="ListLabel_20_389"><text:span text:style-name="Internet_20_link"><text:span text:style-name="T26">http://dx.doi.org/10.5169/seals-138696</text:span></text:span></text:a><text:bookmark-end text:name="_Hlk499124527"/></text:p>
                </text:list-item>
              </text:list>
            </text:list-item>
          </text:list>
        </text:list-item>
        <text:list-item>
          <text:p text:style-name="P306"><text:span text:style-name="T85">T</text:span><text:span text:style-name="T87">rad. anglaise, « </text:span><text:span text:style-name="T85">Information is not knowledge </text:span><text:span text:style-name="T87">», </text:span><text:span text:style-name="T89">Diogene</text:span><text:span text:style-name="T87">,</text:span><text:span text:style-name="T89"> </text:span><text:span text:style-name="T87">n° 116(1981), p. 1-17.</text:span></text:p>
        </text:list-item>
        <text:list-item>
          <text:p text:style-name="P306"><text:span text:style-name="T53">Trad. allemande, « Information ist nicht Wissen », </text:span><text:span text:style-name="T49">Symposium 2000 : Perspektiven der Zukunft</text:span><text:span text:style-name="T53">, Basel, 1982, p. 10-18.</text:span></text:p>
        </text:list-item>
        <text:list-item>
          <text:p text:style-name="P355"><text:span text:style-name="T1">Autre éd., </text:span><text:span text:style-name="T5">Symposium 2000, perspectives de l'avenir</text:span><text:span text:style-name="T1">, anniversaire de l'Union des Banques cantonales suisses, 1982.</text:span></text:p>
        </text:list-item>
        <text:list-item>
          <text:p text:style-name="P355"><text:span text:style-name="T1">autre éd., revue et augmentée, </text:span><text:span text:style-name="T5">Diogène</text:span><text:span text:style-name="T1">, n° 4(1983), p. 23-35.</text:span></text:p>
        </text:list-item>
        <text:list-item>
          <text:p text:style-name="P355"><text:span text:style-name="T1">Autre éd., </text:span><text:span text:style-name="T5">L'Imaginaire des techniques de pointe au doigt et à l'œil</text:span><text:span text:style-name="T1">, Paris, L'Harmattan, 1989, p. 33-51.</text:span></text:p>
        </text:list-item>
      </text:list>
      <text:list xml:id="list175956690185485" text:continue-list="list175956883163555" text:style-name="WWNum1">
        <text:list-item>
          <text:p text:style-name="P3"><text:span text:style-name="T3">[ddr_1981cadm]</text:span><text:span text:style-name="T1"> « L'apport culturel de l'Europe de l'Est », </text:span><text:span text:style-name="T6">Cadmos</text:span><text:span text:style-name="T3">,</text:span><text:span text:style-name="T6"> </text:span><text:span text:style-name="T1">Genève, n° 13(printemps 1981), p. 119-126.</text:span></text:p>
        </text:list-item>
        <text:list-item>
          <text:p text:style-name="P3"><text:span text:style-name="T3">[ddr_1981_preface-pourtales-exposition-centenaire-guy-pourtales-europeen]</text:span><text:span text:style-name="T28"> « Guy de Pourtalès l'Européen », préface à </text:span><text:span text:style-name="T15">Guy de Pourtalès : exposition du centenaire, 1881-1941</text:span><text:span text:style-name="T28">,</text:span><text:span text:style-name="T15"> </text:span><text:span text:style-name="T28">Genève, Château de Penthes, 1981, p. 7-10.</text:span></text:p>
        </text:list-item>
        <text:list-item>
          <text:p text:style-name="P3"><text:span text:style-name="T3">[ddr_1981_historien-relations-internationales-quelques-maximes-propesctives]</text:span><text:span text:style-name="T28"> « Quelques maximes de prospective », </text:span><text:span text:style-name="T15">L'historien et les relations internationales</text:span><text:span text:style-name="T28">, Genève, Institut univ. de Hautes Etudes internationales, 1981, p. 161-166.</text:span></text:p>
          <text:list>
            <text:list-item>
              <text:p text:style-name="P3"><text:span text:style-name="T80">Autre édition en archives ?</text:span></text:p>
            </text:list-item>
          </text:list>
        </text:list-item>
        <text:list-item>
          <text:p text:style-name="P3"><text:span text:style-name="T3">[ddr_1981_liber-amicorum-henri-brugmans-federalisme-personnalisme-oecumenisme]</text:span><text:span text:style-name="T28"> « Fédéralisme, personnalisme, œcuménisme », </text:span><text:span text:style-name="T15">Liber amicorum Henri Brugmans</text:span><text:span text:style-name="T28">, Amsterdam, Fondation européenne de la culture, 1981, p. 124-135.</text:span></text:p>
        </text:list-item>
      </text:list>
      <text:list xml:id="list4249771338" text:style-name="WWNum54">
        <text:list-item>
          <text:p text:style-name="P307"><text:span text:style-name="T28">Trad. espagnole, </text:span><text:span text:style-name="T8">Federalisme, personalisme, ecumenisme : la inspiració </text:span><text:soft-page-break/><text:span text:style-name="T8">europea</text:span><text:span text:style-name="T77">, recueil de textes de Denis de Rougemont traduits par Joan Alfred Martinez i Segui, Paiporta, Denes, 2010, 147 p., coll. Col.lecció rent 8, ISBN 9788492768424.</text:span></text:p>
        </text:list-item>
      </text:list>
      <text:list xml:id="list175956803050138" text:continue-list="list175956690185485" text:style-name="WWNum1">
        <text:list-item>
          <text:p text:style-name="P3"><text:span text:style-name="T3">[ddr_1981_preface-aron-fragments-vie] </text:span><text:span text:style-name="T28">Préface à </text:span><text:span text:style-name="T15">Fragments d'une vie</text:span><text:span text:style-name="T28"> de Robert Aron, Plon, 1981, p. I-VII.</text:span></text:p>
        </text:list-item>
        <text:list-item>
          <text:p text:style-name="P3"><text:span text:style-name="T3">[ddr_1981cadm]</text:span><text:span text:style-name="T1"> « Un falsificateur vu de près », </text:span><text:span text:style-name="T6">Cadmos</text:span><text:span text:style-name="T3">,</text:span><text:span text:style-name="T6"> </text:span><text:span text:style-name="T1">Genève, n° 14(été 1981), p. 70-86.</text:span></text:p>
        </text:list-item>
        <text:list-item>
          <text:p text:style-name="P3"><text:span text:style-name="T3">[ddr_1981_preface_ricq-travailleurs-frontaliers-europe] </text:span><text:span text:style-name="T28">Préface à </text:span><text:span text:style-name="T15">Les travailleurs frontaliers en Europe : essai de politique sociale et régionale</text:span><text:span text:style-name="T28"> de Charles Ricq, Ed. Anthropos, 1981, p. IX-XI.</text:span></text:p>
        </text:list-item>
        <text:list-item>
          <text:p text:style-name="P3"><text:span text:style-name="T3">[ddr_1981_roger-caillois-lettre] « [</text:span><text:span text:style-name="T28">Lettre à Roger Caillois du 8 avril 1941] », </text:span><text:span text:style-name="T16">Roger Caillois</text:span><text:span text:style-name="T30">, Paris, Centre Georges Pompidou, 1981, coll. Cahiers pour un temps, </text:span><text:span text:style-name="T28">p. 208-209.</text:span></text:p>
        </text:list-item>
        <text:list-item>
          <text:p text:style-name="P326"><text:span text:style-name="T107">[ddr_1982-05-28hebd] « [</text:span><text:span text:style-name="T106">Réponse au « sondage-minute » sur les Rollings Stones] », </text:span><text:span text:style-name="T119">L'Hebdo</text:span><text:span text:style-name="T106">, n° 21(28 mai 1982), p. 11.</text:span></text:p>
          <text:list>
            <text:list-item>
              <text:p text:style-name="P326"><text:span text:style-name="T106">URL : </text:span><text:a xlink:type="simple" xlink:href="https://scriptorium.bcu-lausanne.ch/zoom/195067/view?page=11" text:style-name="ListLabel_20_372" text:visited-style-name="ListLabel_20_372"><text:span text:style-name="Internet_20_link"><text:span text:style-name="T106">https://scriptorium.bcu-lausanne.ch/zoom/195067/view?page=11</text:span></text:span></text:a></text:p>
            </text:list-item>
          </text:list>
        </text:list-item>
        <text:list-item>
          <text:p text:style-name="P326"><text:span text:style-name="T107">[ddr_1982-07hum]</text:span><text:span text:style-name="T106"> « Des régions à la paix pour l'union de l'Europe », </text:span><text:span text:style-name="T119">L'Humaniste</text:span><text:span text:style-name="T106">, Genève, n° 4(juillet-août 1982), p. 1 et 3.</text:span></text:p>
        </text:list-item>
        <text:list-item>
          <text:p text:style-name="P326"><text:span text:style-name="T107">[ddr_1982-07-02lif]</text:span><text:span text:style-name="T106"> « Denis de Rougemont : des manifestations pacifistes encore plus grandes ! », </text:span><text:span text:style-name="T119">La Liberté</text:span><text:span text:style-name="T106">, Fribourg, n° 226(2 juillet 1982), p. 27.</text:span></text:p>
          <text:list>
            <text:list-item>
              <text:p text:style-name="P326"><text:span text:style-name="T106">URL : </text:span><text:a xlink:type="simple" xlink:href="http://newspaper.archives.rero.ch/olive/apa/snl_fr/?href=LLE%2F1982%2F07%2F02&amp;page=27" text:style-name="ListLabel_20_372" text:visited-style-name="ListLabel_20_372"><text:span text:style-name="Internet_20_link"><text:span text:style-name="T106">http://newspaper.archives.rero.ch/olive/apa/snl_fr/?href=LLE%2F1982%2F07%2F02&amp;page=27</text:span></text:span></text:a></text:p>
            </text:list-item>
          </text:list>
        </text:list-item>
        <text:list-item>
          <text:p text:style-name="P326"><text:span text:style-name="T107">[ddr_1982-07-17obs]</text:span><text:span text:style-name="T106"> « Denis de Rougemont devant l'Histoire », </text:span><text:span text:style-name="T119">Le Nouvel observateur</text:span><text:span text:style-name="T106">, n° 923(17 juillet 1982), p. 19.</text:span></text:p>
        </text:list-item>
      </text:list>
      <text:list xml:id="list255704720" text:style-name="WWNum88">
        <text:list-item>
          <text:p text:style-name="P328"><text:span text:style-name="T106">Titre donné par la rédaction à une lettre de réponse.</text:span></text:p>
        </text:list-item>
        <text:list-item>
          <text:p text:style-name="P328"><text:span text:style-name="T106">URL : </text:span><text:a xlink:type="simple" xlink:href="http://referentiel.nouvelobs.com/archives_pdf/OBS0923_19820717/OBS0923_19820717_019.pdf" text:style-name="ListLabel_20_372" text:visited-style-name="ListLabel_20_372"><text:span text:style-name="Internet_20_link"><text:span text:style-name="T106">http://referentiel.nouvelobs.com/archives_pdf/OBS0923_19820717/OBS0923_19820717_019.pdf</text:span></text:span></text:a></text:p>
        </text:list-item>
      </text:list>
      <text:list xml:id="list175957348990790" text:continue-list="list175956803050138" text:style-name="WWNum1">
        <text:list-item>
          <text:p text:style-name="P3"><text:span text:style-name="T3">[ddr_1982-08-11vqh]</text:span><text:span text:style-name="T179"> </text:span><text:span text:style-name="T1">« Denis de Rougemont : un jeune auteur de 76 ans », propos recueillis par Lin E. Krieger, in </text:span><text:span text:style-name="T5">24 Heures</text:span><text:span text:style-name="T1">, n° 186(11 août 1982), p. 46.</text:span></text:p>
          <text:list>
            <text:list-item>
              <text:p text:style-name="P3"><text:span text:style-name="T1">URL : </text:span><text:a xlink:type="simple" xlink:href="https://scriptorium.bcu-lausanne.ch/zoom/12286/view?page=46" text:style-name="ListLabel_20_374" text:visited-style-name="ListLabel_20_374"><text:span text:style-name="Internet_20_link"><text:span text:style-name="T1">https://scriptorium.bcu-lausanne.ch/zoom/12286/view?page=46</text:span></text:span></text:a></text:p>
            </text:list-item>
          </text:list>
        </text:list-item>
        <text:list-item>
          <text:p text:style-name="P3"><text:span text:style-name="T3">[ddr_1982-10-09salitt]</text:span><text:span text:style-name="T179"> « Mes amis et Nerval », réponse à l'enquête « Que lisent les écrivains romands ? », </text:span><text:span text:style-name="T173">Samedi littéraire</text:span><text:span text:style-name="T179"> de la </text:span><text:span text:style-name="T173">Gazette de Lausanne</text:span><text:span text:style-name="T179"> et </text:span><text:span text:style-name="T173">Journal de Genève</text:span><text:span text:style-name="T179">, n° 235(9 octobre 1982), p. 19 (p. V du supplément).</text:span></text:p>
        </text:list-item>
      </text:list>
      <text:list xml:id="list1732593487" text:style-name="WWNum57">
        <text:list-item>
          <text:p text:style-name="P308"><text:span text:style-name="T179">URL : </text:span><text:a xlink:type="simple" xlink:href="http://www.letempsarchives.ch/page/JDG_1982_10_09/19" text:style-name="ListLabel_20_390" text:visited-style-name="ListLabel_20_390"><text:span text:style-name="Internet_20_link"><text:span text:style-name="T33">http://www.letempsarchives.ch/page/JDG_1982_10_09/19</text:span></text:span></text:a></text:p>
        </text:list-item>
      </text:list>
      <text:list xml:id="list175956219002406" text:continue-list="list175957348990790" text:style-name="WWNum1">
        <text:list-item>
          <text:p text:style-name="P3"><text:span text:style-name="T1">[ddr_1982-10-24tlaus] « Un écrivain au service de la cité », entretien à l'occasion du Prix Schiller, in </text:span><text:span text:style-name="T5">Tribune de Lausanne – Le Matin</text:span><text:span text:style-name="T1">, n° 297(24 octobre 1982), p. 6.</text:span></text:p>
          <text:list>
            <text:list-item>
              <text:p text:style-name="P3"><text:span text:style-name="T1">URL : </text:span><text:a xlink:type="simple" xlink:href="https://scriptorium.bcu-lausanne.ch/zoom/79459/view?page=6" text:style-name="ListLabel_20_374" text:visited-style-name="ListLabel_20_374"><text:span text:style-name="Internet_20_link"><text:span text:style-name="T1">https://scriptorium.bcu-lausanne.ch/zoom/79459/view?page=6</text:span></text:span></text:a></text:p>
            </text:list-item>
          </text:list>
        </text:list-item>
        <text:list-item>
          <text:p text:style-name="P3"><text:span text:style-name="T3">[ddr_1982-10-30salitt]</text:span><text:span text:style-name="T179"> « Suis-je perdu pour la littérature ? », </text:span><text:span text:style-name="T173">Samedi littéraire</text:span><text:span text:style-name="T179"> du </text:span><text:span text:style-name="T173">Journal de Genève</text:span><text:span text:style-name="T179"> et de la </text:span><text:span text:style-name="T173">Gazette de Lausanne</text:span><text:span text:style-name="T179">, n° 253(30 octobre 1982), p. 17 et 20 (p. I et IV du supplément)</text:span></text:p>
        </text:list-item>
      </text:list>
      <text:list xml:id="list281991513" text:style-name="WWNum58">
        <text:list-item>
          <text:p text:style-name="P309"><text:span text:style-name="T179">URL : </text:span><text:bookmark-start text:name="_Hlk499124568"/><text:a xlink:type="simple" xlink:href="http://www.letempsarchives.ch/page/JDG_1982_10_30/17" text:style-name="ListLabel_20_390" text:visited-style-name="ListLabel_20_390"><text:span text:style-name="Internet_20_link"><text:span text:style-name="T33">http://www.letempsarchives.ch/page/JDG_1982_10_30/17</text:span></text:span></text:a><text:bookmark-end text:name="_Hlk499124568"/></text:p>
        </text:list-item>
        <text:list-item>
          <text:p text:style-name="P309"><text:span text:style-name="T1">Éd. complète, « L'Europe des consciences », </text:span><text:span text:style-name="T179">discours pour la remise du Prix Schiller, </text:span><text:span text:style-name="T5">Entailles</text:span><text:span text:style-name="T1">, n° 23(1986) p. 77-83.</text:span></text:p>
        </text:list-item>
      </text:list>
      <text:list xml:id="list175955972467488" text:continue-list="list175956219002406" text:style-name="WWNum1">
        <text:list-item>
          <text:p text:style-name="P351"><text:span text:style-name="T3">[ddr_1982-11prob]</text:span><text:span text:style-name="T1"> « Dans vingt ans une Europe neuve », </text:span><text:span text:style-name="T5">Problèmes</text:span><text:span text:style-name="T1">, n° 83(novembre 1982), p. 9-14.</text:span></text:p>
        </text:list-item>
        <text:list-item>
          <text:p text:style-name="P3"><text:span text:style-name="T3">[ddr_1982_europe-une-diverse-contribution-cultures-nationales]</text:span><text:span text:style-name="T28"> « L'Europe une et diverse : la contribution des cultures nationales : commentaires », </text:span><text:span text:style-name="T15">L'Europe une et diverse</text:span><text:span text:style-name="T28">, Genève, Centre d'études pratique de la négociation internationale, 1982, p. 217-226.</text:span></text:p>
        </text:list-item>
        <text:list-item>
          <text:p text:style-name="P3"><text:soft-page-break/><text:span text:style-name="T3">[ddr_1982_almanach-suisse-romande-stans-1481]</text:span><text:span text:style-name="T28"> « A Stans en 1481 », </text:span><text:span text:style-name="T15">Almanach catholique de la Suisse Romande</text:span><text:span text:style-name="T28">, 124(1982), p. 33-36.</text:span></text:p>
        </text:list-item>
      </text:list>
      <text:list xml:id="list3709098452" text:style-name="WWNum56">
        <text:list-item>
          <text:p text:style-name="P310"><text:span text:style-name="T28">Extrait de </text:span><text:span text:style-name="T15">Nicolas de Flue</text:span><text:span text:style-name="T28">.</text:span></text:p>
        </text:list-item>
      </text:list>
      <text:list xml:id="list175955850780985" text:continue-list="list175955972467488" text:style-name="WWNum1">
        <text:list-item>
          <text:p text:style-name="P326"><text:span text:style-name="T107">[ddr_1982coev]</text:span><text:span text:style-name="T106"> « La peur d'être libre », </text:span><text:span text:style-name="T119">CoÉvolution</text:span><text:span text:style-name="T106">, n° 8-9(printemps-été 1982), p. 31-35.</text:span></text:p>
        </text:list-item>
        <text:list-item>
          <text:p text:style-name="P3"><text:span text:style-name="T3">[ddr_1983-02-10fevr]</text:span><text:span text:style-name="T1"> « Hitler, l'anti-prophète de notre siècle », </text:span><text:span text:style-name="T5">L'Hebdo</text:span><text:span text:style-name="T1">, n° 6(10 février 1983), p. 44-48.</text:span></text:p>
          <text:list>
            <text:list-item>
              <text:p text:style-name="P3"><text:span text:style-name="T1">URL : </text:span><text:a xlink:type="simple" xlink:href="https://scriptorium.bcu-lausanne.ch/zoom/195100/view?page=44" text:style-name="ListLabel_20_374" text:visited-style-name="ListLabel_20_374"><text:span text:style-name="Internet_20_link"><text:span text:style-name="T1">https://scriptorium.bcu-lausanne.ch/zoom/195100/view?page=44</text:span></text:span></text:a></text:p>
            </text:list-item>
          </text:list>
        </text:list-item>
        <text:list-item>
          <text:p text:style-name="P3"><text:span text:style-name="T3">[ddr_1983_suisse-communaute-europeenne-elargie-suisse-quelle-europe]</text:span><text:span text:style-name="T28"> « La Suisse et quelle Europe ? », </text:span><text:span text:style-name="T15">La Suisse et la Communauté européenne élargie</text:span><text:span text:style-name="T28">, Genève, I.U.E.D., 1983, p. 57-63.</text:span></text:p>
        </text:list-item>
        <text:list-item>
          <text:p text:style-name="P3"><text:span text:style-name="T54">[ddr_1983_freien-gemeinde-foderalistichen-europa-devise-regionalismus]</text:span><text:span text:style-name="T53"> « Die Devise des Regionalismus : keine Freiheit ohne Verantwortung ! », </text:span><text:span text:style-name="T49">Von der freien Gemeinde zum föderalistischen Europa : Festschrift für Adolf Gasser zum 80. Geburtstag</text:span><text:span text:style-name="T53">, Berlin, Duncker und Humblot, 1983, p. 519-528.</text:span></text:p>
        </text:list-item>
        <text:list-item>
          <text:p text:style-name="P3"><text:span text:style-name="T3">[ddr_1983_cent-suisse-questionnaire-proust-reponses]</text:span><text:span text:style-name="T28"> « [Réponses] », </text:span><text:span text:style-name="T15">Cent Suisses répondent à des questions de Marcel Proust et de Michel Moret</text:span><text:span text:style-name="T28">, Lausanne, Ed. de l'Aire, 1983, non paginé.</text:span></text:p>
        </text:list-item>
        <text:list-item>
          <text:p text:style-name="P3"><text:span text:style-name="T3">[ddr_1983_preface-launay-poker-nucleaire] </text:span><text:span text:style-name="T28">Préface à </text:span><text:span text:style-name="T15">Le poker nucléaire : comme brebis à l'abattoir</text:span><text:span text:style-name="T28"> de </text:span><text:span text:style-name="T143">Bertrand de Launay</text:span><text:span text:style-name="T28">, Syros, 1983, p. 9-15.</text:span></text:p>
        </text:list-item>
        <text:list-item>
          <text:p text:style-name="P3"><text:span text:style-name="T3">[ddr_1984-06-19evaud] </text:span><text:span text:style-name="T1">Conférence au Club-Énergie de l'Est vaudois, </text:span><text:span text:style-name="T5">L'Est vaudois</text:span><text:span text:style-name="T1">, n° 141(19 juin 1984), p. 6.</text:span></text:p>
          <text:list>
            <text:list-item>
              <text:p text:style-name="P3"><text:span text:style-name="T1">URL : </text:span><text:a xlink:type="simple" xlink:href="https://scriptorium.bcu-lausanne.ch/zoom/232572/view?page=6" text:style-name="ListLabel_20_374" text:visited-style-name="ListLabel_20_374"><text:span text:style-name="Internet_20_link"><text:span text:style-name="T1">https://scriptorium.bcu-lausanne.ch/zoom/232572/view?page=6</text:span></text:span></text:a></text:p>
            </text:list-item>
          </text:list>
        </text:list-item>
        <text:list-item>
          <text:p text:style-name="P3"><text:span text:style-name="T3">[ddr_1984-06-28glaus]</text:span><text:span text:style-name="T179"> « Philosophie et énergie nucléaire : une mise au point », </text:span><text:span text:style-name="T173">Gazette de Lausanne</text:span><text:span text:style-name="T179">, n° 140(28 juin 1984), p. 2.</text:span></text:p>
        </text:list-item>
      </text:list>
      <text:list xml:id="list2502975792" text:style-name="WWNum87">
        <text:list-item>
          <text:p text:style-name="P311"><text:span text:style-name="T179">URL : </text:span><text:a xlink:type="simple" xlink:href="http://www.letempsarchives.ch/page/GDL_1984_06_28/2" text:style-name="ListLabel_20_390" text:visited-style-name="ListLabel_20_390"><text:span text:style-name="Internet_20_link"><text:span text:style-name="T33">http://www.letempsarchives.ch/page/GDL_1984_06_28/2</text:span></text:span></text:a></text:p>
        </text:list-item>
      </text:list>
      <text:list xml:id="list175956072644414" text:continue-list="list175955850780985" text:style-name="WWNum1">
        <text:list-item>
          <text:p text:style-name="P3"><text:span text:style-name="T3">[ddr_1984-12ago]</text:span><text:span text:style-name="T78"> « L'agora, condition première de la démocratie réelle », </text:span><text:span text:style-name="T14">Agora</text:span><text:span text:style-name="T78">, n° 13(décembre 1984 – janvier 1985), p. 1 ; p. 3.</text:span></text:p>
        </text:list-item>
        <text:list-item>
          <text:p text:style-name="P3"><text:span text:style-name="T3">[ddr_1984_informatique-societe-sagesse]</text:span><text:span text:style-name="T28"> « Informatique, société, sagesse », </text:span><text:span text:style-name="T15">Informatique et société</text:span><text:span text:style-name="T28">, Genève, Université de Genève, 1984, p. 13-26.</text:span></text:p>
        </text:list-item>
        <text:list-item>
          <text:p text:style-name="P351"><text:span text:style-name="T3">[ddr_1984_autour-avenir-affaire-cret-berard-remarque-maron]</text:span><text:span text:style-name="T1"> « Remarques sur la note de Stanley Maron » in </text:span><text:span text:style-name="T5">Autour de l'Avenir est notre affaire. Entretiens de Crêt-Bérard</text:span><text:span text:style-name="T1">, éd. Gérard de Puymègue, Lausanne, Fondation Veillon, 1984, p. 101.</text:span></text:p>
        </text:list-item>
        <text:list-item>
          <text:p text:style-name="P351"><text:span text:style-name="T3">[ddr_1984_autour-avenir-affaire-cret-berard-reponse-strassoldo]</text:span><text:span text:style-name="T1"> « Réponse à Raimondo Strassoldo », </text:span><text:span text:style-name="T5">Autour de l'Avenir est notre affaire. Entretiens de Crêt-Bérard</text:span><text:span text:style-name="T1">, éd. Gérard de Puymègue, Lausanne, Fondation Veillon, 1984, p. 157-163.</text:span></text:p>
        </text:list-item>
        <text:list-item>
          <text:p text:style-name="P351"><text:span text:style-name="T3">[ddr_1984_autour-avenir-affaire-cret-berard-conclusion]</text:span><text:span text:style-name="T1"> « Conclusion », </text:span><text:span text:style-name="T5">Autour de l'Avenir est notre affaire. Entretiens de Crêt-Bérard</text:span><text:span text:style-name="T1">, éd. Gérard de Puymègue, Lausanne, Fondation Veillon, 1984, p. 164-182.</text:span></text:p>
        </text:list-item>
        <text:list-item>
          <text:p text:style-name="P3"><text:span text:style-name="T3">[ddr_1984qaf]</text:span><text:span text:style-name="T78"> « Continuité des politiques nationales en Europe », publié </text:span><text:span text:style-name="T84">en italien</text:span><text:span text:style-name="T78"> in </text:span><text:span text:style-name="T14">Quaderni federalisti</text:span><text:span text:style-name="T78">.</text:span></text:p>
        </text:list-item>
      </text:list>
      <text:list xml:id="list3046346125" text:style-name="WWNum116">
        <text:list-item>
          <text:p text:style-name="P312"><text:span text:style-name="T78">Version française (inédite?), daté du 8 février 1979.</text:span></text:p>
        </text:list-item>
      </text:list>
      <text:list xml:id="list175957614798151" text:continue-list="list175956072644414" text:style-name="WWNum1">
        <text:list-item>
          <text:p text:style-name="P3"><text:span text:style-name="T3">[ddr_1984cadm]</text:span><text:span text:style-name="T78"> « Chronique européenne : la préparation des élections européennes », </text:span><text:span text:style-name="T14">Cadmos</text:span><text:span text:style-name="T78">, n° 25(printemps 1984)</text:span><text:span text:style-name="T1">, p. 113-122.</text:span></text:p>
        </text:list-item>
        <text:list-item>
          <text:p text:style-name="P3"><text:span text:style-name="T3">[ddr_1984cadm]</text:span><text:span text:style-name="T1"> « L'Etat-nation contre l'Europe », </text:span><text:span text:style-name="T6">Cadmos</text:span><text:span text:style-name="T3">,</text:span><text:span text:style-name="T6"> </text:span><text:span text:style-name="T1">Genève, n° 25(1984), p. 88-112.</text:span></text:p>
        </text:list-item>
      </text:list>
      <text:list xml:id="list3870814461" text:style-name="WWNum59">
        <text:list-item>
          <text:p text:style-name="P313"><text:span text:style-name="T3">[ddr_1994_dictionnaire-international-federalisme-etat-nation] </text:span><text:span text:style-name="T1">Rééd. part. ??? article « Etat-Nation », </text:span><text:span text:style-name="T5">Dictionnaire international du Fédéralisme</text:span><text:span text:style-name="T1">, Bruxelles, Bruylant, 1994, p. 58-64.</text:span></text:p>
        </text:list-item>
      </text:list>
      <text:list xml:id="list175956962388976" text:continue-list="list175957614798151" text:style-name="WWNum1">
        <text:list-item>
          <text:p text:style-name="P3"><text:span text:style-name="T3">[ddr_1984cadm]</text:span><text:span text:style-name="T1"> « Chronique européenne », </text:span><text:span text:style-name="T6">Cadmos</text:span><text:span text:style-name="T3">,</text:span><text:span text:style-name="T6"> </text:span><text:span text:style-name="T1">Genève, n° 25(1984), p. </text:span><text:soft-page-break/><text:span text:style-name="T1">113-122.</text:span></text:p>
        </text:list-item>
        <text:list-item>
          <text:p text:style-name="P3"><text:span text:style-name="T3">[ddr_1984rspi]</text:span><text:span text:style-name="T28"> « Le Conseil de l'Europe : trente-cinq ans d'attentes déçues, mais d'espoir invaincu », </text:span><text:span text:style-name="T15">Rivista di studi politici internazionali</text:span><text:span text:style-name="T28">, Firenze, n° 3(1984), p. 491-512.</text:span></text:p>
        </text:list-item>
      </text:list>
      <text:list xml:id="list193428477" text:style-name="WWNum60">
        <text:list-item>
          <text:p text:style-name="P314"><text:span text:style-name="T1">Autre éd., </text:span><text:span text:style-name="T6">Cadmos, </text:span><text:span text:style-name="T1">Genève, n° 30(1985), p. 17-43.</text:span></text:p>
        </text:list-item>
      </text:list>
      <text:list xml:id="list175955753961666" text:continue-list="list175956962388976" text:style-name="WWNum1">
        <text:list-item>
          <text:p text:style-name="P3"><text:span text:style-name="T3">[ddr_1984_europe-intellectuels-entretien-browning] </text:span><text:span text:style-name="T28">Entretien avec Alison Browning, </text:span><text:span text:style-name="T15">L'Europe et les intellectuels : enquête internationale</text:span><text:span text:style-name="T28">, Paris, Gallimard, 1984, coll. Idées, 500, ISBN 2070355004, p. 238-250.</text:span></text:p>
        </text:list-item>
        <text:list-item>
          <text:p text:style-name="P3"><text:span text:style-name="T3">[ddr_1985-09passa]</text:span><text:span text:style-name="T28"> « Vocation culturelle de la Suisse en Europe », </text:span><text:span text:style-name="T15">Passages</text:span><text:span text:style-name="T28">, Zurich, n° 1(septembre 1985), p. 3-4.</text:span><text:span text:style-name="T3"> </text:span></text:p>
        </text:list-item>
        <text:list-item>
          <text:p text:style-name="P3"><text:span text:style-name="T3">[ddr_1985_ordre-aventure-quelques-uns-ecrivains]</text:span><text:span text:style-name="T28"> « Quelques-uns de mes écrivains : anecdotes », </text:span><text:span text:style-name="T15">De l'ordre et de l'aventure :</text:span> <text:span text:style-name="T15">mélanges offerts à Pierre Olivier Walzer</text:span><text:span text:style-name="T28">, Neuchâtel, La Baconnière, 1985, p. 187-193.</text:span></text:p>
        </text:list-item>
        <text:list-item>
          <text:p text:style-name="P3"><text:span text:style-name="T3">[ddr_1985_jean-starobinski-eloge]</text:span><text:span text:style-name="T28"> « Eloge de Jean Starobinski », </text:span><text:span text:style-name="T15">Jean Starobinski</text:span><text:span text:style-name="T28">, Bussigny, Fondation Charles Veillon, 1985, p. 5-10.</text:span></text:p>
        </text:list-item>
        <text:list-item>
          <text:p text:style-name="P3"><text:span text:style-name="T3">[ddr_1985_personnalisme-emmanuel-mounier-fondation-esprit-options-personnalisme-aujourdhui] « [</text:span><text:span text:style-name="T28">Deux témoignages, sur « La fondation d'</text:span><text:span text:style-name="T15">Esprit</text:span><text:span text:style-name="T28"> » et sur « Les options du personnalisme aujourd'hui »] », </text:span><text:span text:style-name="T15">Le personnalisme d'Emmanuel Mounier : hier et demain : pour un cinquantenaire</text:span><text:span text:style-name="T28">, Paris, Ed. du Seuil, 1985, ISBN 2020086034, p. 35-39 et 130-133.</text:span></text:p>
        </text:list-item>
        <text:list-item>
          <text:p text:style-name="P3"><text:span text:style-name="T3">[ddr_1986cadm]</text:span><text:span text:style-name="T1"> « Denis de Rougemont tel qu'en lui-même… », </text:span><text:span text:style-name="T5">Denis de Rougemont</text:span><text:span text:style-name="T1">, numéro thématique de </text:span><text:span text:style-name="T5">Cadmos</text:span><text:span text:style-name="T1">, n° 33(printemps 1986), p. 7-23.</text:span></text:p>
        </text:list-item>
      </text:list>
      <text:list xml:id="list694907398" text:style-name="WWNum115">
        <text:list-item>
          <text:p text:style-name="P315"><text:span text:style-name="T1">Transcription d'une interview donnée pour la RTSI le 5 décembre 1985, dans le cadre de l’émission « Testimoni allo specchio ».</text:span></text:p>
        </text:list-item>
      </text:list>
      <text:list xml:id="list175957573938706" text:continue-list="list175955753961666" text:style-name="WWNum1">
        <text:list-item>
          <text:p text:style-name="P3"><text:span text:style-name="T3">[ddr_1986cadm]</text:span><text:span text:style-name="T28"> « Textes sur le fédéralisme », </text:span><text:span text:style-name="T15">Cadmos</text:span><text:span text:style-name="T28">, Genève, n° 36(1986), p. 9-28.</text:span></text:p>
        </text:list-item>
        <text:list-item>
          <text:p text:style-name="P3"><text:span text:style-name="T3">[ddr_1986cfc]</text:span><text:span text:style-name="T28"> « Interview avec Denis de Rougemont », propos recueillis par Pierre Verdaguer, </text:span><text:span text:style-name="T15">Contemporary French civilization</text:span><text:span text:style-name="T28">, Bozeman, vol. 10, n° 1(1986), p. 64-77.</text:span></text:p>
        </text:list-item>
        <text:list-item>
          <text:p text:style-name="P3"><text:span text:style-name="T3">[ddr_1989cadm]</text:span><text:span text:style-name="T28"> « Message aux Européens », </text:span><text:span text:style-name="T15">Cadmos</text:span><text:span text:style-name="T28">, Genève, n° 46(1989), p. 142-143.</text:span></text:p>
        </text:list-item>
        <text:list-item>
          <text:p text:style-name="P3"><text:span text:style-name="T3">[ddr_1990cadm]</text:span><text:span text:style-name="T28"> « Un autre modèle de civilisation », </text:span><text:span text:style-name="T15">Cadmos</text:span><text:span text:style-name="T28">, Genève, n° 49(1990), p. 9-12.</text:span></text:p>
        </text:list-item>
      </text:list>
      <text:list xml:id="list1719414533" text:style-name="WWNum62">
        <text:list-item>
          <text:p text:style-name="P316"><text:span text:style-name="T28">Texte inédit de 1979.</text:span></text:p>
        </text:list-item>
      </text:list>
      <text:list xml:id="list175956654814341" text:continue-list="list175957573938706" text:style-name="WWNum1">
        <text:list-item>
          <text:p text:style-name="P3"><text:span text:style-name="T3">[ddr_1990cadm]</text:span><text:span text:style-name="T28"> « Sur le rôle de l'Europe dans le dialogue des cultures », </text:span><text:span text:style-name="T15">Cadmos</text:span><text:span text:style-name="T28">, Genève, n° 50(1990), p. 6-22.</text:span></text:p>
        </text:list-item>
      </text:list>
      <text:list xml:id="list1337499342" text:style-name="WWNum63">
        <text:list-item>
          <text:p text:style-name="P317"><text:span text:style-name="T77">Autre éd., </text:span><text:span text:style-name="T8">Dialogue des cultures à l'aube du XXI</text:span><text:span text:style-name="T152">ème</text:span><text:span text:style-name="T8"> siècle</text:span><text:span text:style-name="T77">, Bruxelles, Bruylant, 2007, p. 13-29.</text:span></text:p>
        </text:list-item>
      </text:list>
      <text:list xml:id="list175957080291422" text:continue-list="list175956654814341" text:style-name="WWNum1">
        <text:list-item>
          <text:p text:style-name="P3"><text:span text:style-name="T3">[ddr_1990_ecrivains-suisse-romande-mission-demission-suisse]</text:span><text:span text:style-name="T1"> « Mission ou démission de la Suisse », </text:span><text:span text:style-name="T5">Ecrivains de Suisse romande : 21 textes de la littérature romande du XX</text:span><text:span text:style-name="T148">e</text:span><text:span text:style-name="T5"> siècle</text:span><text:span text:style-name="T1">, Zug, Klett et Balmer, 1990, p. 57-60.</text:span></text:p>
        </text:list-item>
      </text:list>
      <text:list xml:id="list1025827064" text:style-name="WWNum64">
        <text:list-item>
          <text:p text:style-name="P318"><text:span text:style-name="T1">Repris de </text:span><text:span text:style-name="T5">Mission et démission de la Suisse</text:span><text:span text:style-name="T1">.</text:span></text:p>
        </text:list-item>
      </text:list>
      <text:list xml:id="list175956763862829" text:continue-list="list175957080291422" text:style-name="WWNum1">
        <text:list-item>
          <text:p text:style-name="P3"><text:span text:style-name="T3">[ddr_1991-03av]</text:span><text:span text:style-name="T28"> « La cité européenne », </text:span><text:span text:style-name="T15">Ad veritatem</text:span><text:span text:style-name="T28">, Bruxelles, n° 29(mars 1991), p. 1-12.</text:span></text:p>
        </text:list-item>
        <text:list-item>
          <text:p text:style-name="P3"><text:span text:style-name="T3">[ddr_1994_dictionnaire-international-federalisme-agora] </text:span><text:span text:style-name="T78">« [</text:span><text:span text:style-name="T1">Article « Agora »] », </text:span><text:span text:style-name="T5">Dictionnaire international du Fédéralisme</text:span><text:span text:style-name="T1">, Bruxelles, Bruylant, 1994, p. 17-18.</text:span></text:p>
        </text:list-item>
        <text:list-item>
          <text:p text:style-name="P3"><text:span text:style-name="T3">[ddr_1994_dictionnaire-international-federalisme-civisme] « [</text:span><text:span text:style-name="T1">Art. « Civisme »] », </text:span><text:span text:style-name="T5">Dictionnaire international du Fédéralisme</text:span><text:span text:style-name="T1">, Bruxelles, Bruylant, </text:span><text:soft-page-break/><text:span text:style-name="T1">1994, p. 34-36.</text:span></text:p>
        </text:list-item>
        <text:list-item>
          <text:p text:style-name="P3"><text:span text:style-name="T3">[ddr_1994_dictionnaire-international-federalisme-urss] </text:span><text:span text:style-name="T1">Article « URSS », </text:span><text:span text:style-name="T5">Dictionnaire international du Fédéralisme</text:span><text:span text:style-name="T1">, Bruxelles, Bruylant, 1994, p. 457-463.</text:span></text:p>
        </text:list-item>
        <text:list-item>
          <text:p text:style-name="P3"><text:span text:style-name="T3">[ddr_1994-03pass]</text:span><text:span text:style-name="T1"> « De la "culture nationale" », </text:span><text:span text:style-name="T5">Le passe-muraille</text:span><text:span text:style-name="T1">, Lausanne, n° 11-12(mars 1994), p. 1-2. </text:span></text:p>
        </text:list-item>
      </text:list>
      <text:list xml:id="list4268138880" text:style-name="WWNum65">
        <text:list-item>
          <text:p text:style-name="P319"><text:span text:style-name="T1">Extrait d'un texte publié en italien dans le </text:span><text:span text:style-name="T5">Dizionario enciclopedico</text:span><text:span text:style-name="T1"> en 1973, et resté inédit en français.</text:span></text:p>
        </text:list-item>
      </text:list>
      <text:list xml:id="list175956555884461" text:continue-list="list175956763862829" text:style-name="WWNum1">
        <text:list-item>
          <text:p text:style-name="P3"><text:span text:style-name="T3">[ddr_1995_paris-suisses-extrait-journal-intellectuel-chomage]</text:span><text:span text:style-name="T1"> « "Je regarde autour de moi ces hommes en casquette et leurs femmes..." », </text:span><text:span text:style-name="T6">Le Paris des Suisses</text:span><text:span text:style-name="T1">, Paris, La Différence, Centre culturel suisse, 1995, p. 139-141.</text:span></text:p>
        </text:list-item>
      </text:list>
      <text:list xml:id="list4015683977" text:style-name="WWNum66">
        <text:list-item>
          <text:p text:style-name="P320"><text:span text:style-name="T1">Repris du </text:span><text:span text:style-name="T6">Journal d'un intellectuel en chômage</text:span><text:span text:style-name="T1">.</text:span></text:p>
        </text:list-item>
      </text:list>
      <text:list xml:id="list175956692690352" text:continue-list="list175956555884461" text:style-name="WWNum1">
        <text:list-item>
          <text:p text:style-name="P3"><text:span text:style-name="T3">[ddr_1996te]</text:span><text:span text:style-name="T144"> « "Plaise aux dieux que je sois un faux prophète" », propos recueillis par Jacqueline Baron, </text:span><text:span text:style-name="T25">Temps européens</text:span><text:span text:style-name="T144">, Genève, n° 1(automne 1996), p. 34-41.</text:span></text:p>
        </text:list-item>
        <text:list-item>
          <text:p text:style-name="P3"><text:span text:style-name="T3">[ddr_2002-01baag]</text:span><text:span text:style-name="T28"> « Correspondance inédite » avec André Gide, présentée par Henry de Paysac, </text:span><text:span text:style-name="T15">Bulletin des amis d'André Gide</text:span><text:span text:style-name="T28">, Angers, vol. 30, n° 133(janvier 2002), p. 7-23.</text:span></text:p>
        </text:list-item>
        <text:list-item>
          <text:p text:style-name="P3"><text:span text:style-name="T3">[ddr_2008_voyages-reich-reve-soixante-millions-personnes]</text:span><text:span text:style-name="T77"> « Le rêve de soixante millions de personnes », </text:span><text:span text:style-name="T8">Voyages dans le Reich</text:span><text:span text:style-name="T77">, Arles, Actes Sud, 2008, p. 115-131.</text:span></text:p>
        </text:list-item>
      </text:list>
      <text:list xml:id="list175957211404563" text:continue-list="list2555685391" text:style-name="WWNum329">
        <text:list-item>
          <text:list>
            <text:list-item>
              <text:p text:style-name="P222"><text:span text:style-name="T77">Repris du </text:span><text:span text:style-name="T8">Journal d'Allemagne</text:span><text:span text:style-name="T77"> ?</text:span></text:p>
            </text:list-item>
          </text:list>
        </text:list-item>
      </text:list>
      <text:list xml:id="list175956334672846" text:continue-list="list175956692690352" text:style-name="WWNum1">
        <text:list-item>
          <text:p text:style-name="P3"><text:span text:style-name="T3">[ddr_2009_flux-regards-pourquoi-regions-message-regionalistes]</text:span><text:span text:style-name="T77"> « Pourquoi des régions ? », et « Message aux régionalistes », </text:span><text:span text:style-name="T8">Flux : regards par-dessus la frontière</text:span><text:span text:style-name="T77">, Gollion, Infolio ; Archamps, Conseil du Léman, 2009, ISBN 9782884741620, p. 37 et 40.</text:span></text:p>
        </text:list-item>
      </text:list>
      <text:list xml:id="list1564472464" text:style-name="WWNum94">
        <text:list-item>
          <text:p text:style-name="P321"><text:span text:style-name="T77">Extraits repris des </text:span><text:span text:style-name="T8">Ecrits sur l'Europe</text:span><text:span text:style-name="T77"> (sans plus de précision…)</text:span></text:p>
        </text:list-item>
      </text:list>
      <text:list xml:id="list175956781823342" text:continue-list="list175956334672846" text:style-name="WWNum1">
        <text:list-item>
          <text:p text:style-name="P331"><text:span text:style-name="T107">[ddr_2014_europe-denis-rougemont-sixieme-lettre-deputes-europeens] « [</text:span><text:span text:style-name="T106">Sixième Lettre aux députés européens] », </text:span><text:span text:style-name="T119">L'Europe de Denis de Rougemont</text:span><text:span text:style-name="T106">, Louvain-la-Neuve, Academia ; Paris, L'Harmattan ; Genève, Université de Genève, 2014, p. 21-25.</text:span></text:p>
        </text:list-item>
        <text:list-item>
          <text:p text:style-name="P331"><text:span text:style-name="T107">[ddr_2014_europe-denis-rougemont-de-la-liberte]</text:span><text:span text:style-name="T106"> « De la liberté », </text:span><text:span text:style-name="T119">L'Europe de Denis de Rougemont</text:span><text:span text:style-name="T106">, Louvain-la-Neuve, Academia ; Paris, L'Harmattan ; Genève, Université de Genève, 2014, p. 14-20.</text:span></text:p>
        </text:list-item>
        <text:list-item>
          <text:p text:style-name="P331"><text:span text:style-name="T107">[ddr_2018cbj]</text:span><text:span text:style-name="T106"> « [Lettre de Rougemont du 1</text:span><text:span text:style-name="T157">er</text:span><text:span text:style-name="T106"> juin 1936 à Benjamin Fondane] », </text:span><text:span text:style-name="T119">Cahiers Benjamin Fondane</text:span><text:span text:style-name="T106">, n° 21(2018), p. 153-154.</text:span></text:p>
        </text:list-item>
      </text:list>
      <text:p text:style-name="P346"/>
      <text:p text:style-name="P3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de" svg:font-family="Code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de1" svg:font-family="Code" style:font-family-generic="system" style:font-pitch="variable"/>
    <style:font-face style:name="Courier New1" svg:font-family="'Courier New'" style:font-family-generic="system" style:font-pitch="variable"/>
    <style:font-face style:name="HiddenHorzOCR" svg:font-family="HiddenHorzOCR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CH" style:letter-kerning="false" style:font-name-asian="Calibri1" style:font-size-asian="10pt" style:language-asian="fr" style:country-asian="CH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CH" style:letter-kerning="false" style:font-name-asian="Calibri1" style:font-size-asian="10pt" style:language-asian="fr" style:country-asian="CH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0" fo:widows="0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Andale Sans UI" style:font-family-asian="'Andale Sans UI'" style:font-family-generic-asian="system" style:font-pitch-asian="variable" style:font-size-asian="12pt" style:language-asian="en" style:country-asian="US" style:font-name-complex="Tahoma1" style:font-family-complex="Tahoma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.423cm" loext:contextual-spacing="false" fo:line-height="100%" fo:keep-together="always" fo:keep-with-next="always"/>
      <style:text-properties fo:color="#365f91" style:font-name="Cambria" fo:font-family="Cambria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.212cm" loext:contextual-spacing="false" fo:line-height="100%" fo:text-align="center" style:justify-single-word="false" fo:keep-with-next="always"/>
      <style:text-properties fo:color="#0070c0" style:font-name="Cambria" fo:font-family="Cambria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Calibri Light" fo:font-family="'Calibri Light'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style:line-height-at-least="0.459cm"/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CH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List_20_Bullet" style:display-name="List Bullet" style:family="paragraph" style:parent-style-name="Standard" style:default-outline-level="">
      <style:paragraph-properties fo:margin-top="0cm" fo:margin-bottom="0cm" loext:contextual-spacing="false" style:line-height-at-least="0.459cm"/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CH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ode" fo:font-family="Code" style:font-family-generic="roman" style:font-pitch="variable" fo:font-size="12pt" style:font-size-asian="12pt" style:language-asian="en" style:country-asian="US" style:font-name-complex="Code1" style:font-family-complex="Code" style:font-family-generic-complex="system" style:font-pitch-complex="variable" style:font-size-complex="12pt"/>
    </style:style>
    <style:style style:name="List_20_Bullet_20_2" style:display-name="List Bullet 2" style:family="paragraph" style:parent-style-name="Standard" style:default-outline-level="">
      <style:paragraph-properties fo:margin-top="0cm" fo:margin-bottom="0.282cm" loext:contextual-spacing="tru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xte_20_brut_20_Car" style:display-name="Texte brut Car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CH" style:font-name-complex="Courier New1" style:font-family-complex="'Courier New'" style:font-family-generic-complex="system" style:font-pitch-complex="variable" style:font-size-complex="10pt"/>
    </style:style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Note_20_de_20_bas_20_de_20_page_20_Car" style:display-name="Note de bas de page Car" style:family="text"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1_20_Car" style:display-name="Titre 1 Car" style:family="text">
      <style:text-properties fo:color="#365f91" style:font-name="Cambria" fo:font-family="Cambria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Mention1" style:family="text">
      <style:text-properties fo:color="#2b579a" fo:background-color="#e6e6e6"/>
    </style:style>
    <style:style style:name="Mention_20_non_20_résolue1" style:display-name="Mention non résolue1" style:family="text">
      <style:text-properties fo:color="#808080" fo:background-color="#e6e6e6"/>
    </style:style>
    <style:style style:name="Strong" style:family="text">
      <style:text-properties fo:font-weight="bold" style:font-weight-asian="bold" style:font-weight-complex="bold"/>
    </style:style>
    <style:style style:name="Titre_20_2_20_Car" style:display-name="Titre 2 Car" style:family="text">
      <style:text-properties fo:color="#0070c0" style:font-name="Cambria" fo:font-family="Cambria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itre_20_3_20_Car" style:display-name="Titre 3 Car" style:family="text">
      <style:text-properties style:font-name="Calibri Light" fo:font-family="'Calibri Light'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itre_20_4_20_Car" style:display-name="Titre 4 Car" style:family="text"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Mention_20_non_20_résolue2" style:display-name="Mention non résolue2" style:family="text">
      <style:text-properties fo:color="#808080" fo:background-color="#e6e6e6"/>
    </style:style>
    <style:style style:name="Mention_20_non_20_résolue3" style:display-name="Mention non résolue3" style:family="text">
      <style:text-properties fo:color="#808080" fo:background-color="#e6e6e6"/>
    </style:style>
    <style:style style:name="Unresolved_20_Mention" style:display-name="Unresolved Mention" style:family="text">
      <style:text-properties fo:color="#808080" fo:background-color="#e6e6e6"/>
    </style:style>
    <style:style style:name="ListLabel_20_1" style:display-name="ListLabel 1" style:family="text">
      <style:text-properties style:font-name="Cambria" fo:font-family="Cambria" style:font-family-generic="roman" style:font-pitch="variable" fo:font-size="11pt" fo:language="fr" fo:country="CH" fo:font-style="normal" fo:font-weight="bold" style:font-size-asian="11pt" style:font-style-asian="normal" style:font-weight-asian="normal" style:font-size-complex="11pt"/>
    </style:style>
    <style:style style:name="ListLabel_20_2" style:display-name="ListLabel 2" style:family="text">
      <style:text-properties style:font-name="Cambria" fo:font-family="Cambria" style:font-family-generic="roman" style:font-pitch="variable" fo:font-size="11pt" fo:language="fr" fo:country="CH" fo:font-style="normal" fo:font-weight="bold" style:font-size-asian="11pt" style:font-style-asian="normal" style:font-weight-asian="normal"/>
    </style:style>
    <style:style style:name="ListLabel_20_3" style:display-name="ListLabel 3" style:family="text">
      <style:text-properties fo:font-size="11pt" fo:language="fr" fo:country="CH" fo:font-style="normal" style:font-size-asian="11pt" style:font-style-asian="normal" style:font-size-complex="11pt"/>
    </style:style>
    <style:style style:name="ListLabel_20_4" style:display-name="ListLabel 4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5" style:display-name="ListLabel 5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6" style:display-name="ListLabel 6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7" style:display-name="ListLabel 7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8" style:display-name="ListLabel 8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9" style:display-name="ListLabel 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0" style:display-name="ListLabel 10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1" style:display-name="ListLabel 11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2" style:display-name="ListLabel 12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3" style:display-name="ListLabel 13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4" style:display-name="ListLabel 14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5" style:display-name="ListLabel 15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6" style:display-name="ListLabel 16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7" style:display-name="ListLabel 17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8" style:display-name="ListLabel 18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0" style:display-name="ListLabel 20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1" style:display-name="ListLabel 21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2" style:display-name="ListLabel 22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3" style:display-name="ListLabel 23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4" style:display-name="ListLabel 24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5" style:display-name="ListLabel 25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6" style:display-name="ListLabel 26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7" style:display-name="ListLabel 27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9" style:display-name="ListLabel 29" style:family="text">
      <style:text-properties fo:font-size="11pt" fo:language="de" fo:country="CH" fo:font-style="normal" style:font-size-asian="11pt" style:font-style-asian="normal"/>
    </style:style>
    <style:style style:name="ListLabel_20_30" style:display-name="ListLabel 30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1" style:display-name="ListLabel 31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2" style:display-name="ListLabel 32" style:family="text">
      <style:text-properties fo:font-size="11pt" fo:language="de" fo:country="CH" fo:font-style="normal" style:font-size-asian="11pt" style:font-style-asian="normal"/>
    </style:style>
    <style:style style:name="ListLabel_20_33" style:display-name="ListLabel 33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4" style:display-name="ListLabel 34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5" style:display-name="ListLabel 35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6" style:display-name="ListLabel 36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7" style:display-name="ListLabel 37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8" style:display-name="ListLabel 38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9" style:display-name="ListLabel 3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40" style:display-name="ListLabel 40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41" style:display-name="ListLabel 41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42" style:display-name="ListLabel 42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43" style:display-name="ListLabel 43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44" style:display-name="ListLabel 44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45" style:display-name="ListLabel 45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46" style:display-name="ListLabel 46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47" style:display-name="ListLabel 47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48" style:display-name="ListLabel 48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49" style:display-name="ListLabel 4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50" style:display-name="ListLabel 50" style:family="text">
      <style:text-properties fo:font-size="11pt" fo:language="de" fo:country="CH" fo:font-style="normal" style:font-size-asian="11pt" style:font-style-asian="normal"/>
    </style:style>
    <style:style style:name="ListLabel_20_51" style:display-name="ListLabel 51" style:family="text">
      <style:text-properties fo:font-size="11pt" fo:language="de" fo:country="CH" fo:font-style="normal" style:font-size-asian="11pt" style:font-style-asian="normal"/>
    </style:style>
    <style:style style:name="ListLabel_20_52" style:display-name="ListLabel 52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53" style:display-name="ListLabel 53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54" style:display-name="ListLabel 54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56" style:display-name="ListLabel 56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57" style:display-name="ListLabel 57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58" style:display-name="ListLabel 58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59" style:display-name="ListLabel 5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60" style:display-name="ListLabel 60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61" style:display-name="ListLabel 61" style:family="text">
      <style:text-properties fo:font-size="11pt" fo:language="de" fo:country="CH" fo:font-style="normal" style:font-size-asian="11pt" style:font-style-asian="normal"/>
    </style:style>
    <style:style style:name="ListLabel_20_62" style:display-name="ListLabel 62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63" style:display-name="ListLabel 63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64" style:display-name="ListLabel 64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65" style:display-name="ListLabel 65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66" style:display-name="ListLabel 66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67" style:display-name="ListLabel 67" style:family="text">
      <style:text-properties style:font-name="Cambria" fo:font-family="Cambria" style:font-family-generic="roman" style:font-pitch="variable" fo:font-size="11pt" fo:language="de" fo:country="CH" fo:font-style="normal" fo:font-weight="bold" style:font-size-asian="11pt" style:font-style-asian="normal" style:font-size-complex="11pt"/>
    </style:style>
    <style:style style:name="ListLabel_20_68" style:display-name="ListLabel 68" style:family="text">
      <style:text-properties fo:font-size="11pt" fo:language="fr" fo:country="CH" fo:font-style="normal" style:font-size-asian="11pt" style:font-style-asian="normal" style:font-size-complex="11pt"/>
    </style:style>
    <style:style style:name="ListLabel_20_69" style:display-name="ListLabel 6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70" style:display-name="ListLabel 70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71" style:display-name="ListLabel 71" style:family="text">
      <style:text-properties fo:font-size="11pt" fo:language="de" fo:country="CH" fo:font-style="normal" style:font-size-asian="11pt" style:font-style-asian="normal"/>
    </style:style>
    <style:style style:name="ListLabel_20_72" style:display-name="ListLabel 72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73" style:display-name="ListLabel 73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74" style:display-name="ListLabel 74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75" style:display-name="ListLabel 75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76" style:display-name="ListLabel 76" style:family="text">
      <style:text-properties fo:font-size="11pt" fo:language="de" fo:country="CH" fo:font-style="normal" style:font-size-asian="11pt" style:font-style-asian="normal"/>
    </style:style>
    <style:style style:name="ListLabel_20_77" style:display-name="ListLabel 77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78" style:display-name="ListLabel 78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79" style:display-name="ListLabel 7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80" style:display-name="ListLabel 80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81" style:display-name="ListLabel 81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82" style:display-name="ListLabel 82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83" style:display-name="ListLabel 83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84" style:display-name="ListLabel 84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85" style:display-name="ListLabel 85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86" style:display-name="ListLabel 86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87" style:display-name="ListLabel 87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88" style:display-name="ListLabel 88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89" style:display-name="ListLabel 8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90" style:display-name="ListLabel 90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91" style:display-name="ListLabel 91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92" style:display-name="ListLabel 92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93" style:display-name="ListLabel 93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94" style:display-name="ListLabel 94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95" style:display-name="ListLabel 95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96" style:display-name="ListLabel 96" style:family="text">
      <style:text-properties fo:font-size="11pt" fo:language="fr" fo:country="CH" fo:font-style="normal" style:font-size-asian="11pt" style:font-style-asian="normal" style:font-size-complex="11pt"/>
    </style:style>
    <style:style style:name="ListLabel_20_97" style:display-name="ListLabel 97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98" style:display-name="ListLabel 98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99" style:display-name="ListLabel 9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00" style:display-name="ListLabel 100" style:family="text">
      <style:text-properties fo:font-size="11pt" fo:language="de" fo:country="CH" fo:font-style="normal" style:font-size-asian="11pt" style:font-style-asian="normal"/>
    </style:style>
    <style:style style:name="ListLabel_20_101" style:display-name="ListLabel 101" style:family="text">
      <style:text-properties style:font-name="Cambria" fo:font-family="Cambria" style:font-family-generic="roman" style:font-pitch="variable" fo:font-size="11pt" fo:language="de" fo:country="CH" fo:font-style="normal" fo:font-weight="bold" style:font-size-asian="11pt" style:font-style-asian="normal"/>
    </style:style>
    <style:style style:name="ListLabel_20_102" style:display-name="ListLabel 102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03" style:display-name="ListLabel 103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04" style:display-name="ListLabel 104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05" style:display-name="ListLabel 105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06" style:display-name="ListLabel 106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07" style:display-name="ListLabel 107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08" style:display-name="ListLabel 108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09" style:display-name="ListLabel 10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10" style:display-name="ListLabel 110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11" style:display-name="ListLabel 111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12" style:display-name="ListLabel 112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13" style:display-name="ListLabel 113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14" style:display-name="ListLabel 114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15" style:display-name="ListLabel 115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16" style:display-name="ListLabel 116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17" style:display-name="ListLabel 117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18" style:display-name="ListLabel 118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19" style:display-name="ListLabel 11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20" style:display-name="ListLabel 120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21" style:display-name="ListLabel 121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22" style:display-name="ListLabel 122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23" style:display-name="ListLabel 123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24" style:display-name="ListLabel 124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25" style:display-name="ListLabel 125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26" style:display-name="ListLabel 126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27" style:display-name="ListLabel 127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28" style:display-name="ListLabel 128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29" style:display-name="ListLabel 12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30" style:display-name="ListLabel 130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31" style:display-name="ListLabel 131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32" style:display-name="ListLabel 132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33" style:display-name="ListLabel 133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34" style:display-name="ListLabel 134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35" style:display-name="ListLabel 135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36" style:display-name="ListLabel 136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37" style:display-name="ListLabel 137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38" style:display-name="ListLabel 138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39" style:display-name="ListLabel 13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40" style:display-name="ListLabel 140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41" style:display-name="ListLabel 141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42" style:display-name="ListLabel 142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43" style:display-name="ListLabel 143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44" style:display-name="ListLabel 144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45" style:display-name="ListLabel 145" style:family="text">
      <style:text-properties fo:font-size="11pt" fo:language="de" fo:country="CH" fo:font-style="normal" style:font-size-asian="11pt" style:font-style-asian="normal"/>
    </style:style>
    <style:style style:name="ListLabel_20_146" style:display-name="ListLabel 146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47" style:display-name="ListLabel 147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48" style:display-name="ListLabel 148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49" style:display-name="ListLabel 14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50" style:display-name="ListLabel 150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51" style:display-name="ListLabel 151" style:family="text">
      <style:text-properties style:font-name="Cambria" fo:font-family="Cambria" style:font-family-generic="roman" style:font-pitch="variable" fo:font-size="11pt" fo:language="fr" fo:country="CH" fo:font-style="normal" style:font-size-asian="11pt" style:font-style-asian="normal"/>
    </style:style>
    <style:style style:name="ListLabel_20_152" style:display-name="ListLabel 152" style:family="text">
      <style:text-properties fo:font-size="11pt" fo:language="de" fo:country="CH" fo:font-style="normal" style:font-size-asian="11pt" style:font-style-asian="normal"/>
    </style:style>
    <style:style style:name="ListLabel_20_153" style:display-name="ListLabel 153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54" style:display-name="ListLabel 154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55" style:display-name="ListLabel 155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56" style:display-name="ListLabel 156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57" style:display-name="ListLabel 157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58" style:display-name="ListLabel 158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59" style:display-name="ListLabel 15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60" style:display-name="ListLabel 160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61" style:display-name="ListLabel 161" style:family="text">
      <style:text-properties fo:font-size="11pt" fo:language="de" fo:country="CH" fo:font-style="normal" style:font-size-asian="11pt" style:font-style-asian="normal"/>
    </style:style>
    <style:style style:name="ListLabel_20_162" style:display-name="ListLabel 162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63" style:display-name="ListLabel 163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64" style:display-name="ListLabel 164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65" style:display-name="ListLabel 165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66" style:display-name="ListLabel 166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67" style:display-name="ListLabel 167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68" style:display-name="ListLabel 168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69" style:display-name="ListLabel 169" style:family="text">
      <style:text-properties fo:font-size="11pt" fo:language="de" fo:country="CH" fo:font-style="normal" style:font-size-asian="11pt" style:font-style-asian="normal"/>
    </style:style>
    <style:style style:name="ListLabel_20_170" style:display-name="ListLabel 170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71" style:display-name="ListLabel 171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72" style:display-name="ListLabel 172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73" style:display-name="ListLabel 173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74" style:display-name="ListLabel 174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75" style:display-name="ListLabel 175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76" style:display-name="ListLabel 176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77" style:display-name="ListLabel 177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78" style:display-name="ListLabel 178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79" style:display-name="ListLabel 17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80" style:display-name="ListLabel 180" style:family="text">
      <style:text-properties fo:font-size="11pt" fo:language="de" fo:country="CH" fo:font-style="normal" style:font-size-asian="11pt" style:font-style-asian="normal"/>
    </style:style>
    <style:style style:name="ListLabel_20_181" style:display-name="ListLabel 181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82" style:display-name="ListLabel 182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83" style:display-name="ListLabel 183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84" style:display-name="ListLabel 184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85" style:display-name="ListLabel 185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86" style:display-name="ListLabel 186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87" style:display-name="ListLabel 187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88" style:display-name="ListLabel 188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89" style:display-name="ListLabel 18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90" style:display-name="ListLabel 190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91" style:display-name="ListLabel 191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92" style:display-name="ListLabel 192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93" style:display-name="ListLabel 193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94" style:display-name="ListLabel 194" style:family="text">
      <style:text-properties style:font-name="Cambria" fo:font-family="Cambria" style:font-family-generic="roman" style:font-pitch="variable" fo:font-size="11pt" fo:language="fr" fo:country="CH" fo:font-style="normal" style:font-size-asian="11pt" style:font-style-asian="normal"/>
    </style:style>
    <style:style style:name="ListLabel_20_195" style:display-name="ListLabel 195" style:family="text">
      <style:text-properties fo:font-size="11pt" fo:language="de" fo:country="CH" fo:font-style="normal" style:font-size-asian="11pt" style:font-style-asian="normal"/>
    </style:style>
    <style:style style:name="ListLabel_20_196" style:display-name="ListLabel 196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97" style:display-name="ListLabel 197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98" style:display-name="ListLabel 198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199" style:display-name="ListLabel 19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00" style:display-name="ListLabel 200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01" style:display-name="ListLabel 201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02" style:display-name="ListLabel 202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03" style:display-name="ListLabel 203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04" style:display-name="ListLabel 204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05" style:display-name="ListLabel 205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06" style:display-name="ListLabel 206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07" style:display-name="ListLabel 207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08" style:display-name="ListLabel 208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09" style:display-name="ListLabel 20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10" style:display-name="ListLabel 210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11" style:display-name="ListLabel 211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12" style:display-name="ListLabel 212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13" style:display-name="ListLabel 213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14" style:display-name="ListLabel 214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15" style:display-name="ListLabel 215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16" style:display-name="ListLabel 216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17" style:display-name="ListLabel 217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18" style:display-name="ListLabel 218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19" style:display-name="ListLabel 21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20" style:display-name="ListLabel 220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21" style:display-name="ListLabel 221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22" style:display-name="ListLabel 222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23" style:display-name="ListLabel 223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24" style:display-name="ListLabel 224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25" style:display-name="ListLabel 225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26" style:display-name="ListLabel 226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27" style:display-name="ListLabel 227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28" style:display-name="ListLabel 228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29" style:display-name="ListLabel 22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30" style:display-name="ListLabel 230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31" style:display-name="ListLabel 231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32" style:display-name="ListLabel 232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33" style:display-name="ListLabel 233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34" style:display-name="ListLabel 234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35" style:display-name="ListLabel 235" style:family="text">
      <style:text-properties fo:font-size="11pt" fo:language="de" fo:country="CH" fo:font-style="normal" style:font-size-asian="11pt" style:font-style-asian="normal"/>
    </style:style>
    <style:style style:name="ListLabel_20_236" style:display-name="ListLabel 236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37" style:display-name="ListLabel 237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38" style:display-name="ListLabel 238" style:family="text">
      <style:text-properties style:font-name="Cambria" fo:font-family="Cambria" style:font-family-generic="roman" style:font-pitch="variable" fo:font-size="11pt" fo:language="de" fo:country="CH" fo:font-style="normal" fo:font-weight="bold" style:font-size-asian="11pt" style:font-style-asian="normal"/>
    </style:style>
    <style:style style:name="ListLabel_20_239" style:display-name="ListLabel 23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40" style:display-name="ListLabel 240" style:family="text">
      <style:text-properties style:font-name="Cambria" fo:font-family="Cambria" style:font-family-generic="roman" style:font-pitch="variable" fo:font-size="11pt" fo:language="de" fo:country="CH" fo:font-style="normal" fo:font-weight="bold" style:font-size-asian="11pt" style:font-style-asian="normal"/>
    </style:style>
    <style:style style:name="ListLabel_20_241" style:display-name="ListLabel 241" style:family="text">
      <style:text-properties style:font-name="Cambria" fo:font-family="Cambria" style:font-family-generic="roman" style:font-pitch="variable" fo:font-size="11pt" fo:language="de" fo:country="CH" fo:font-style="normal" fo:font-weight="bold" style:font-size-asian="11pt" style:font-style-asian="normal"/>
    </style:style>
    <style:style style:name="ListLabel_20_242" style:display-name="ListLabel 242" style:family="text">
      <style:text-properties style:font-name="Cambria" fo:font-family="Cambria" style:font-family-generic="roman" style:font-pitch="variable" fo:font-size="11pt" fo:language="de" fo:country="CH" fo:font-style="normal" fo:font-weight="bold" style:font-size-asian="11pt" style:font-style-asian="normal"/>
    </style:style>
    <style:style style:name="ListLabel_20_243" style:display-name="ListLabel 243" style:family="text">
      <style:text-properties style:font-name="Cambria" fo:font-family="Cambria" style:font-family-generic="roman" style:font-pitch="variable" fo:font-size="11pt" fo:language="de" fo:country="CH" fo:font-style="normal" fo:font-weight="bold" style:font-size-asian="11pt" style:font-style-asian="normal"/>
    </style:style>
    <style:style style:name="ListLabel_20_244" style:display-name="ListLabel 244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45" style:display-name="ListLabel 245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46" style:display-name="ListLabel 246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47" style:display-name="ListLabel 247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48" style:display-name="ListLabel 248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49" style:display-name="ListLabel 24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50" style:display-name="ListLabel 250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51" style:display-name="ListLabel 251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52" style:display-name="ListLabel 252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53" style:display-name="ListLabel 253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54" style:display-name="ListLabel 254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55" style:display-name="ListLabel 255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56" style:display-name="ListLabel 256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57" style:display-name="ListLabel 257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58" style:display-name="ListLabel 258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59" style:display-name="ListLabel 25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60" style:display-name="ListLabel 260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61" style:display-name="ListLabel 261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62" style:display-name="ListLabel 262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63" style:display-name="ListLabel 263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64" style:display-name="ListLabel 264" style:family="text">
      <style:text-properties style:font-name="Cambria" fo:font-family="Cambria" style:font-family-generic="roman" style:font-pitch="variable" fo:font-size="11pt" fo:language="de" fo:country="CH" fo:font-style="normal" fo:font-weight="bold" style:font-size-asian="11pt" style:font-style-asian="normal"/>
    </style:style>
    <style:style style:name="ListLabel_20_265" style:display-name="ListLabel 265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66" style:display-name="ListLabel 266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67" style:display-name="ListLabel 267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68" style:display-name="ListLabel 268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69" style:display-name="ListLabel 26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70" style:display-name="ListLabel 270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71" style:display-name="ListLabel 271" style:family="text">
      <style:text-properties style:font-name="Cambria" fo:font-family="Cambria" style:font-family-generic="roman" style:font-pitch="variable" fo:font-size="11pt" fo:language="de" fo:country="CH" fo:font-style="normal" fo:font-weight="bold" style:font-size-asian="11pt" style:font-style-asian="normal"/>
    </style:style>
    <style:style style:name="ListLabel_20_272" style:display-name="ListLabel 272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73" style:display-name="ListLabel 273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74" style:display-name="ListLabel 274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75" style:display-name="ListLabel 275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76" style:display-name="ListLabel 276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77" style:display-name="ListLabel 277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78" style:display-name="ListLabel 278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79" style:display-name="ListLabel 27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80" style:display-name="ListLabel 280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81" style:display-name="ListLabel 281" style:family="text">
      <style:text-properties fo:font-size="11pt" fo:language="de" fo:country="CH" fo:font-style="normal" style:font-size-asian="11pt" style:font-style-asian="normal"/>
    </style:style>
    <style:style style:name="ListLabel_20_282" style:display-name="ListLabel 282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83" style:display-name="ListLabel 283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84" style:display-name="ListLabel 284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85" style:display-name="ListLabel 285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86" style:display-name="ListLabel 286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87" style:display-name="ListLabel 287" style:family="text">
      <style:text-properties fo:font-size="11pt" fo:language="de" fo:country="CH" fo:font-style="normal" style:font-size-asian="11pt" style:font-style-asian="normal"/>
    </style:style>
    <style:style style:name="ListLabel_20_288" style:display-name="ListLabel 288" style:family="text">
      <style:text-properties style:font-name="Cambria" fo:font-family="Cambria" style:font-family-generic="roman" style:font-pitch="variable" fo:font-size="11pt" fo:language="de" fo:country="CH" fo:font-style="normal" fo:font-weight="bold" style:font-size-asian="11pt" style:font-style-asian="normal"/>
    </style:style>
    <style:style style:name="ListLabel_20_289" style:display-name="ListLabel 28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90" style:display-name="ListLabel 290" style:family="text">
      <style:text-properties style:font-name="Cambria" fo:font-family="Cambria" style:font-family-generic="roman" style:font-pitch="variable" fo:font-size="11pt" fo:language="de" fo:country="CH" fo:font-style="normal" fo:font-weight="bold" style:font-size-asian="11pt" style:font-style-asian="normal"/>
    </style:style>
    <style:style style:name="ListLabel_20_291" style:display-name="ListLabel 291" style:family="text">
      <style:text-properties style:font-name="Cambria" fo:font-family="Cambria" style:font-family-generic="roman" style:font-pitch="variable" fo:font-size="11pt" fo:language="de" fo:country="CH" fo:font-style="normal" fo:font-weight="bold" style:font-size-asian="11pt" style:font-style-asian="normal"/>
    </style:style>
    <style:style style:name="ListLabel_20_292" style:display-name="ListLabel 292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93" style:display-name="ListLabel 293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94" style:display-name="ListLabel 294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95" style:display-name="ListLabel 295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96" style:display-name="ListLabel 296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97" style:display-name="ListLabel 297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98" style:display-name="ListLabel 298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299" style:display-name="ListLabel 29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00" style:display-name="ListLabel 300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01" style:display-name="ListLabel 301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02" style:display-name="ListLabel 302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03" style:display-name="ListLabel 303" style:family="text">
      <style:text-properties style:font-name="Cambria" fo:font-family="Cambria" style:font-family-generic="roman" style:font-pitch="variable" fo:font-size="11pt" fo:language="de" fo:country="CH" fo:font-style="normal" fo:font-weight="bold" style:font-size-asian="11pt" style:font-style-asian="normal"/>
    </style:style>
    <style:style style:name="ListLabel_20_304" style:display-name="ListLabel 304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05" style:display-name="ListLabel 305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06" style:display-name="ListLabel 306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07" style:display-name="ListLabel 307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08" style:display-name="ListLabel 308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09" style:display-name="ListLabel 30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10" style:display-name="ListLabel 310" style:family="text">
      <style:text-properties fo:font-size="11pt" fo:language="fr" fo:country="CH" fo:font-style="normal" style:font-size-asian="11pt" style:font-style-asian="normal" style:font-size-complex="11pt"/>
    </style:style>
    <style:style style:name="ListLabel_20_311" style:display-name="ListLabel 311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12" style:display-name="ListLabel 312" style:family="text">
      <style:text-properties fo:font-size="11pt" fo:language="fr" fo:country="CH" fo:font-style="normal" style:font-size-asian="11pt" style:font-style-asian="normal" style:font-size-complex="11pt"/>
    </style:style>
    <style:style style:name="ListLabel_20_313" style:display-name="ListLabel 313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14" style:display-name="ListLabel 314" style:family="text">
      <style:text-properties fo:font-size="11pt" fo:language="fr" fo:country="CH" fo:font-style="normal" style:font-size-asian="11pt" style:font-style-asian="normal" style:font-size-complex="11pt"/>
    </style:style>
    <style:style style:name="ListLabel_20_315" style:display-name="ListLabel 315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16" style:display-name="ListLabel 316" style:family="text">
      <style:text-properties fo:font-size="11pt" fo:language="fr" fo:country="CH" fo:font-style="normal" style:font-size-asian="11pt" style:font-style-asian="normal" style:font-size-complex="11pt"/>
    </style:style>
    <style:style style:name="ListLabel_20_317" style:display-name="ListLabel 317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18" style:display-name="ListLabel 318" style:family="text">
      <style:text-properties fo:font-size="11pt" fo:language="fr" fo:country="CH" fo:font-style="normal" style:font-size-asian="11pt" style:font-style-asian="normal" style:font-size-complex="11pt"/>
    </style:style>
    <style:style style:name="ListLabel_20_319" style:display-name="ListLabel 31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20" style:display-name="ListLabel 320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21" style:display-name="ListLabel 321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22" style:display-name="ListLabel 322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23" style:display-name="ListLabel 323" style:family="text">
      <style:text-properties fo:font-size="11pt" fo:language="fr" fo:country="CH" fo:font-style="normal" style:font-size-asian="11pt" style:font-style-asian="normal" style:font-size-complex="11pt"/>
    </style:style>
    <style:style style:name="ListLabel_20_324" style:display-name="ListLabel 324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25" style:display-name="ListLabel 325" style:family="text">
      <style:text-properties fo:font-size="11pt" fo:language="fr" fo:country="CH" fo:font-style="normal" style:font-size-asian="11pt" style:font-style-asian="normal" style:font-size-complex="11pt"/>
    </style:style>
    <style:style style:name="ListLabel_20_326" style:display-name="ListLabel 326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27" style:display-name="ListLabel 327" style:family="text">
      <style:text-properties fo:font-size="11pt" fo:language="de" fo:country="CH" fo:font-style="normal" style:font-size-asian="11pt" style:font-style-asian="normal"/>
    </style:style>
    <style:style style:name="ListLabel_20_328" style:display-name="ListLabel 328" style:family="text">
      <style:text-properties fo:font-size="11pt" fo:language="fr" fo:country="CH" fo:font-style="normal" style:font-size-asian="11pt" style:font-style-asian="normal" style:font-size-complex="11pt"/>
    </style:style>
    <style:style style:name="ListLabel_20_329" style:display-name="ListLabel 32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30" style:display-name="ListLabel 330" style:family="text">
      <style:text-properties fo:font-size="11pt" fo:language="fr" fo:country="CH" fo:font-style="normal" style:font-size-asian="11pt" style:font-style-asian="normal" style:font-size-complex="11pt"/>
    </style:style>
    <style:style style:name="ListLabel_20_331" style:display-name="ListLabel 331" style:family="text">
      <style:text-properties style:font-name="Cambria" fo:font-family="Cambria" style:font-family-generic="roman" style:font-pitch="variable" fo:font-size="11pt" fo:language="de" fo:country="CH" fo:font-style="normal" fo:font-weight="bold" style:font-size-asian="11pt" style:font-style-asian="normal"/>
    </style:style>
    <style:style style:name="ListLabel_20_332" style:display-name="ListLabel 332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33" style:display-name="ListLabel 333" style:family="text">
      <style:text-properties fo:font-size="11pt" fo:language="de" fo:country="CH" fo:font-style="normal" style:font-size-asian="11pt" style:font-style-asian="normal"/>
    </style:style>
    <style:style style:name="ListLabel_20_334" style:display-name="ListLabel 334" style:family="text">
      <style:text-properties fo:font-size="11pt" fo:language="fr" fo:country="CH" fo:font-style="normal" style:font-size-asian="11pt" style:font-style-asian="normal" style:font-size-complex="11pt"/>
    </style:style>
    <style:style style:name="ListLabel_20_335" style:display-name="ListLabel 335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36" style:display-name="ListLabel 336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37" style:display-name="ListLabel 337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38" style:display-name="ListLabel 338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39" style:display-name="ListLabel 33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40" style:display-name="ListLabel 340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41" style:display-name="ListLabel 341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42" style:display-name="ListLabel 342" style:family="text">
      <style:text-properties fo:font-size="11pt" fo:language="de" fo:country="CH" fo:font-style="normal" style:font-size-asian="11pt" style:font-style-asian="normal"/>
    </style:style>
    <style:style style:name="ListLabel_20_343" style:display-name="ListLabel 343" style:family="text">
      <style:text-properties style:font-name="Cambria" fo:font-family="Cambria" style:font-family-generic="roman" style:font-pitch="variable" fo:font-size="11pt" fo:language="de" fo:country="CH" fo:font-style="normal" fo:font-weight="bold" style:font-size-asian="11pt" style:font-style-asian="normal" style:font-weight-asian="normal"/>
    </style:style>
    <style:style style:name="ListLabel_20_344" style:display-name="ListLabel 344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45" style:display-name="ListLabel 345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46" style:display-name="ListLabel 346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47" style:display-name="ListLabel 347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48" style:display-name="ListLabel 348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49" style:display-name="ListLabel 34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50" style:display-name="ListLabel 350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51" style:display-name="ListLabel 351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52" style:display-name="ListLabel 352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53" style:display-name="ListLabel 353" style:family="text">
      <style:text-properties fo:font-size="11pt" fo:language="de" fo:country="CH" fo:font-style="normal" style:font-size-asian="11pt" style:font-style-asian="normal"/>
    </style:style>
    <style:style style:name="ListLabel_20_354" style:display-name="ListLabel 354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55" style:display-name="ListLabel 355" style:family="text">
      <style:text-properties fo:font-size="11pt" fo:language="fr" fo:country="CH" fo:font-style="normal" fo:font-weight="normal" style:font-size-asian="11pt" style:font-style-asian="normal" style:font-weight-asian="normal" style:font-size-complex="11pt"/>
    </style:style>
    <style:style style:name="ListLabel_20_356" style:display-name="ListLabel 356" style:family="text">
      <style:text-properties fo:font-size="11pt" fo:language="fr" fo:country="CH" fo:font-style="normal" style:font-size-asian="11pt" style:font-style-asian="normal"/>
    </style:style>
    <style:style style:name="ListLabel_20_357" style:display-name="ListLabel 357" style:family="text">
      <style:text-properties fo:font-size="11pt" fo:language="fr" fo:country="CH" fo:font-style="normal" fo:font-weight="normal" style:font-size-asian="11pt" style:font-style-asian="normal" style:font-weight-asian="normal" style:font-size-complex="11pt"/>
    </style:style>
    <style:style style:name="ListLabel_20_358" style:display-name="ListLabel 358" style:family="text">
      <style:text-properties fo:font-size="11pt" fo:language="fr" fo:country="CH" fo:font-style="normal" style:font-size-asian="11pt" style:font-style-asian="normal"/>
    </style:style>
    <style:style style:name="ListLabel_20_359" style:display-name="ListLabel 359" style:family="text">
      <style:text-properties fo:font-size="11pt" fo:language="fr" fo:country="CH" fo:font-style="normal" fo:font-weight="normal" style:font-size-asian="11pt" style:font-style-asian="normal" style:font-weight-asian="normal" style:font-size-complex="11pt"/>
    </style:style>
    <style:style style:name="ListLabel_20_360" style:display-name="ListLabel 360" style:family="text">
      <style:text-properties fo:font-size="11pt" fo:language="fr" fo:country="CH" fo:font-style="normal" style:font-size-asian="11pt" style:font-style-asian="normal"/>
    </style:style>
    <style:style style:name="ListLabel_20_361" style:display-name="ListLabel 361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62" style:display-name="ListLabel 362" style:family="text">
      <style:text-properties fo:font-size="11pt" fo:language="fr" fo:country="CH" fo:font-style="normal" fo:font-weight="normal" style:font-size-asian="11pt" style:font-style-asian="normal" style:font-weight-asian="normal" style:font-size-complex="11pt"/>
    </style:style>
    <style:style style:name="ListLabel_20_363" style:display-name="ListLabel 363" style:family="text">
      <style:text-properties fo:font-size="11pt" fo:language="fr" fo:country="CH" fo:font-style="normal" style:font-size-asian="11pt" style:font-style-asian="normal"/>
    </style:style>
    <style:style style:name="ListLabel_20_364" style:display-name="ListLabel 364" style:family="text">
      <style:text-properties fo:font-size="11pt" fo:language="fr" fo:country="CH" fo:font-style="normal" fo:font-weight="normal" style:font-size-asian="11pt" style:font-style-asian="normal" style:font-weight-asian="normal" style:font-size-complex="11pt"/>
    </style:style>
    <style:style style:name="ListLabel_20_365" style:display-name="ListLabel 365" style:family="text">
      <style:text-properties fo:font-size="11pt" fo:language="fr" fo:country="CH" fo:font-style="normal" style:font-size-asian="11pt" style:font-style-asian="normal"/>
    </style:style>
    <style:style style:name="ListLabel_20_366" style:display-name="ListLabel 366" style:family="text">
      <style:text-properties fo:font-size="11pt" fo:language="de" fo:country="CH" fo:font-style="normal" style:font-size-asian="11pt" style:font-style-asian="normal" style:font-size-complex="11pt"/>
    </style:style>
    <style:style style:name="ListLabel_20_367" style:display-name="ListLabel 367" style:family="text">
      <style:text-properties fo:font-size="11pt" fo:language="fr" fo:country="CH" fo:font-style="normal" fo:font-weight="normal" style:font-size-asian="11pt" style:font-style-asian="normal" style:font-weight-asian="normal" style:font-size-complex="11pt"/>
    </style:style>
    <style:style style:name="ListLabel_20_368" style:display-name="ListLabel 368" style:family="text">
      <style:text-properties fo:font-size="11pt" fo:language="fr" fo:country="CH" fo:font-style="normal" fo:font-weight="normal" style:font-size-asian="11pt" style:font-style-asian="normal" style:font-weight-asian="normal"/>
    </style:style>
    <style:style style:name="ListLabel_20_369" style:display-name="ListLabel 369" style:family="text">
      <style:text-properties style:font-name="Cambria" fo:font-family="Cambria" style:font-family-generic="roman" style:font-pitch="variable" fo:font-size="11pt" fo:language="de" fo:country="CH" fo:font-style="normal" style:font-size-asian="11pt" style:font-style-asian="normal"/>
    </style:style>
    <style:style style:name="ListLabel_20_370" style:display-name="ListLabel 370" style:family="text">
      <style:text-properties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language-asian="fr" style:country-asian="CH" style:font-name-complex="Courier New1" style:font-family-complex="'Courier New'" style:font-family-generic-complex="system" style:font-pitch-complex="variable"/>
    </style:style>
    <style:style style:name="ListLabel_20_371" style:display-name="ListLabel 371" style:family="text">
      <style:text-properties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language-asian="fr" style:country-asian="CH" style:font-size-complex="12pt"/>
    </style:style>
    <style:style style:name="ListLabel_20_372" style:display-name="ListLabel 372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ListLabel_20_373" style:display-name="ListLabel 373" style:family="text">
      <style:text-properties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size-complex="12pt"/>
    </style:style>
    <style:style style:name="ListLabel_20_374" style:display-name="ListLabel 374" style:family="text">
      <style:text-properties style:font-name="Cambria" fo:font-family="Cambria" style:font-family-generic="roman" style:font-pitch="variable"/>
    </style:style>
    <style:style style:name="ListLabel_20_375" style:display-name="ListLabel 375" style:family="text">
      <style:text-properties style:font-name="Cambria" fo:font-family="Cambria" style:font-family-generic="roman" style:font-pitch="variable" fo:language="en" fo:country="US"/>
    </style:style>
    <style:style style:name="ListLabel_20_376" style:display-name="ListLabel 376" style:family="text">
      <style:text-properties style:font-name="Cambria" fo:font-family="Cambria" style:font-family-generic="roman" style:font-pitch="variable" style:font-weight-complex="bold"/>
    </style:style>
    <style:style style:name="ListLabel_20_377" style:display-name="ListLabel 377" style:family="text">
      <style:text-properties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language-asian="de" style:country-asian="CH" style:font-name-complex="Courier New1" style:font-family-complex="'Courier New'" style:font-family-generic-complex="system" style:font-pitch-complex="variable"/>
    </style:style>
    <style:style style:name="ListLabel_20_378" style:display-name="ListLabel 378" style:family="text">
      <style:text-properties style:font-name="Cambria" fo:font-family="Cambria" style:font-family-generic="roman" style:font-pitch="variable" fo:language="en" fo:country="US" style:font-name-asian="Times New Roman1" style:font-family-asian="'Times New Roman'" style:font-family-generic-asian="system" style:font-pitch-asian="variable" style:language-asian="de" style:country-asian="CH" style:font-name-complex="Courier New1" style:font-family-complex="'Courier New'" style:font-family-generic-complex="system" style:font-pitch-complex="variable"/>
    </style:style>
    <style:style style:name="ListLabel_20_379" style:display-name="ListLabel 379" style:family="text">
      <style:text-properties style:font-name="Cambria" fo:font-family="Cambria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ListLabel_20_380" style:display-name="ListLabel 380" style:family="text">
      <style:text-properties style:font-name="Cambria" fo:font-family="Cambria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381" style:display-name="ListLabel 381" style:family="text">
      <style:text-properties style:font-name="Cambria" fo:font-family="Cambria" style:font-family-generic="roman" style:font-pitch="variable" fo:language="es" fo:country="ES" style:font-name-asian="Times New Roman1" style:font-family-asian="'Times New Roman'" style:font-family-generic-asian="system" style:font-pitch-asian="variable" style:language-asian="fr" style:country-asian="CH" style:font-name-complex="Courier New1" style:font-family-complex="'Courier New'" style:font-family-generic-complex="system" style:font-pitch-complex="variable"/>
    </style:style>
    <style:style style:name="ListLabel_20_382" style:display-name="ListLabel 382" style:family="text">
      <style:text-properties style:font-name="Cambria" fo:font-family="Cambria" style:font-family-generic="roman" style:font-pitch="variable" fo:language="es" fo:country="ES"/>
    </style:style>
    <style:style style:name="ListLabel_20_383" style:display-name="ListLabel 383" style:family="text">
      <style:text-properties style:font-name="Cambria" fo:font-family="Cambria" style:font-family-generic="roman" style:font-pitch="variable" fo:language="it" fo:country="IT"/>
    </style:style>
    <style:style style:name="ListLabel_20_384" style:display-name="ListLabel 384" style:family="text">
      <style:text-properties style:font-name="Cambria" fo:font-family="Cambria" style:font-family-generic="roman" style:font-pitch="variable" fo:font-size="11pt" style:font-size-asian="11pt"/>
    </style:style>
    <style:style style:name="ListLabel_20_385" style:display-name="ListLabel 385" style:family="text">
      <style:text-properties style:font-name="Cambria" fo:font-family="Cambria" style:font-family-generic="roman" style:font-pitch="variable" style:language-asian="de" style:country-asian="CH"/>
    </style:style>
    <style:style style:name="ListLabel_20_386" style:display-name="ListLabel 386" style:family="text">
      <style:text-properties style:font-name="Cambria" fo:font-family="Cambria" style:font-family-generic="roman" style:font-pitch="variable" fo:language="fr" fo:country="FR"/>
    </style:style>
    <style:style style:name="ListLabel_20_387" style:display-name="ListLabel 387" style:family="text">
      <style:text-properties style:font-name="Cambria" fo:font-family="Cambria" style:font-family-generic="roman" style:font-pitch="variable" fo:language="en" fo:country="US" style:font-name-asian="Times New Roman1" style:font-family-asian="'Times New Roman'" style:font-family-generic-asian="system" style:font-pitch-asian="variable"/>
    </style:style>
    <style:style style:name="ListLabel_20_388" style:display-name="ListLabel 388" style:family="text">
      <style:text-properties style:font-name="Cambria" fo:font-family="Cambria" style:font-family-generic="roman" style:font-pitch="variable" fo:language="de" fo:country="CH" style:font-name-complex="Courier New1" style:font-family-complex="'Courier New'" style:font-family-generic-complex="system" style:font-pitch-complex="variable"/>
    </style:style>
    <style:style style:name="ListLabel_20_389" style:display-name="ListLabel 389" style:family="text">
      <style:text-properties style:font-name="Cambria" fo:font-family="Cambria" style:font-family-generic="roman" style:font-pitch="variable" style:font-name-asian="Times New Roman1" style:font-family-asian="'Times New Roman'" style:font-family-generic-asian="system" style:font-pitch-asian="variable"/>
    </style:style>
    <style:style style:name="ListLabel_20_390" style:display-name="ListLabel 390" style:family="text">
      <style:text-properties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language-asian="fr" style:country-asian="CH" style:font-name-complex="Tahoma1" style:font-family-complex="Tahoma" style:font-family-generic-complex="system" style:font-pitch-complex="variable"/>
    </style:style>
    <style:style style:name="ListLabel_20_391" style:display-name="ListLabel 391" style:family="text">
      <style:text-properties style:font-name="Cambria" fo:font-family="Cambria" style:font-family-generic="roman" style:font-pitch="variable" fo:language="fr" fo:country="FR" style:font-name-asian="Times New Roman1" style:font-family-asian="'Times New Roman'" style:font-family-generic-asian="system" style:font-pitch-asian="variable" style:language-asian="fr" style:country-asian="CH" style:font-name-complex="Courier New1" style:font-family-complex="'Courier New'" style:font-family-generic-complex="system" style:font-pitch-complex="variable"/>
    </style:style>
    <style:style style:name="ListLabel_20_392" style:display-name="ListLabel 392" style:family="text">
      <style:text-properties style:font-name="Cambria" fo:font-family="Cambria" style:font-family-generic="roman" style:font-pitch="variable" style:font-name-complex="Arial1" style:font-family-complex="Arial" style:font-family-generic-complex="system" style:font-pitch-complex="variable"/>
    </style:style>
    <style:style style:name="ListLabel_20_393" style:display-name="ListLabel 393" style:family="text">
      <style:text-properties style:font-name="Cambria" fo:font-family="Cambria" style:font-family-generic="roman" style:font-pitch="variable" fo:language="en" fo:country="US" style:font-name-asian="Times New Roman1" style:font-family-asian="'Times New Roman'" style:font-family-generic-asian="system" style:font-pitch-asian="variable" style:language-asian="fr" style:country-asian="CH" style:font-name-complex="Courier New1" style:font-family-complex="'Courier New'" style:font-family-generic-complex="system" style:font-pitch-complex="variable"/>
    </style:style>
    <style:style style:name="ListLabel_20_394" style:display-name="ListLabel 394" style:family="text">
      <style:text-properties style:font-name="Cambria" fo:font-family="Cambria" style:font-family-generic="roman" style:font-pitch="variable" fo:font-size="11pt" style:font-size-asian="11pt" style:language-asian="fr" style:country-asian="CH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2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2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2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2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3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3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3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3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3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4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4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4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4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4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4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text:style-name="ListLabel_20_4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4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text:style-name="ListLabel_20_4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text:style-name="ListLabel_20_4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ListLabel_20_5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text:style-name="ListLabel_20_5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ListLabel_20_5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text:style-name="ListLabel_20_5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ListLabel_20_5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text:style-name="ListLabel_20_5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text:style-name="ListLabel_20_5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text:style-name="ListLabel_20_5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text:style-name="ListLabel_20_5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text:style-name="ListLabel_20_5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text:style-name="ListLabel_20_6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ListLabel_20_6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text:style-name="ListLabel_20_6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6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text:style-name="ListLabel_20_6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text:style-name="ListLabel_20_6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number text:level="1" text:style-name="ListLabel_20_6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6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number text:level="1" text:style-name="ListLabel_20_68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6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number text:level="1" text:style-name="ListLabel_20_7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number text:level="1" text:style-name="ListLabel_20_7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number text:level="1" text:style-name="ListLabel_20_7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number text:level="1" text:style-name="ListLabel_20_7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number text:level="1" text:style-name="ListLabel_20_7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4">
      <text:list-level-style-number text:level="1" text:style-name="ListLabel_20_7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number text:level="1" text:style-name="ListLabel_20_7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6">
      <text:list-level-style-number text:level="1" text:style-name="ListLabel_20_7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number text:level="1" text:style-name="ListLabel_20_7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8">
      <text:list-level-style-number text:level="1" text:style-name="ListLabel_20_7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number text:level="1" text:style-name="ListLabel_20_8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0">
      <text:list-level-style-number text:level="1" text:style-name="ListLabel_20_8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number text:level="1" text:style-name="ListLabel_20_8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2">
      <text:list-level-style-number text:level="1" text:style-name="ListLabel_20_8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number text:level="1" text:style-name="ListLabel_20_8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4">
      <text:list-level-style-number text:level="1" text:style-name="ListLabel_20_8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number text:level="1" text:style-name="ListLabel_20_8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6">
      <text:list-level-style-number text:level="1" text:style-name="ListLabel_20_8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number text:level="1" text:style-name="ListLabel_20_8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8">
      <text:list-level-style-number text:level="1" text:style-name="ListLabel_20_8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number text:level="1" text:style-name="ListLabel_20_9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0">
      <text:list-level-style-number text:level="1" text:style-name="ListLabel_20_9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number text:level="1" text:style-name="ListLabel_20_9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2">
      <text:list-level-style-number text:level="1" text:style-name="ListLabel_20_9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number text:level="1" text:style-name="ListLabel_20_9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4">
      <text:list-level-style-number text:level="1" text:style-name="ListLabel_20_9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number text:level="1" text:style-name="ListLabel_20_96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9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6">
      <text:list-level-style-number text:level="1" text:style-name="ListLabel_20_9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7">
      <text:list-level-style-number text:level="1" text:style-name="ListLabel_20_9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8">
      <text:list-level-style-number text:level="1" text:style-name="ListLabel_20_10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9">
      <text:list-level-style-number text:level="1" text:style-name="ListLabel_20_10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">
      <text:list-level-style-number text:level="1" text:style-name="ListLabel_20_10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">
      <text:list-level-style-number text:level="1" text:style-name="ListLabel_20_10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2">
      <text:list-level-style-number text:level="1" text:style-name="ListLabel_20_10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3">
      <text:list-level-style-number text:level="1" text:style-name="ListLabel_20_10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4">
      <text:list-level-style-number text:level="1" text:style-name="ListLabel_20_10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5">
      <text:list-level-style-number text:level="1" text:style-name="ListLabel_20_10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6">
      <text:list-level-style-number text:level="1" text:style-name="ListLabel_20_10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7">
      <text:list-level-style-number text:level="1" text:style-name="ListLabel_20_10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8">
      <text:list-level-style-number text:level="1" text:style-name="ListLabel_20_11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number text:level="1" text:style-name="ListLabel_20_11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0">
      <text:list-level-style-number text:level="1" text:style-name="ListLabel_20_11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number text:level="1" text:style-name="ListLabel_20_11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2">
      <text:list-level-style-number text:level="1" text:style-name="ListLabel_20_11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number text:level="1" text:style-name="ListLabel_20_11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4">
      <text:list-level-style-number text:level="1" text:style-name="ListLabel_20_11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number text:level="1" text:style-name="ListLabel_20_11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6">
      <text:list-level-style-number text:level="1" text:style-name="ListLabel_20_11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7">
      <text:list-level-style-number text:level="1" text:style-name="ListLabel_20_11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8">
      <text:list-level-style-number text:level="1" text:style-name="ListLabel_20_12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9">
      <text:list-level-style-number text:level="1" text:style-name="ListLabel_20_12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0">
      <text:list-level-style-number text:level="1" text:style-name="ListLabel_20_12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1">
      <text:list-level-style-number text:level="1" text:style-name="ListLabel_20_12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2">
      <text:list-level-style-number text:level="1" text:style-name="ListLabel_20_12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3">
      <text:list-level-style-number text:level="1" text:style-name="ListLabel_20_12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4">
      <text:list-level-style-number text:level="1" text:style-name="ListLabel_20_12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5">
      <text:list-level-style-number text:level="1" text:style-name="ListLabel_20_12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6">
      <text:list-level-style-number text:level="1" text:style-name="ListLabel_20_12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7">
      <text:list-level-style-number text:level="1" text:style-name="ListLabel_20_12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8">
      <text:list-level-style-number text:level="1" text:style-name="ListLabel_20_13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9">
      <text:list-level-style-number text:level="1" text:style-name="ListLabel_20_13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0">
      <text:list-level-style-number text:level="1" text:style-name="ListLabel_20_13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1">
      <text:list-level-style-number text:level="1" text:style-name="ListLabel_20_13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2">
      <text:list-level-style-number text:level="1" text:style-name="ListLabel_20_13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3">
      <text:list-level-style-number text:level="1" text:style-name="ListLabel_20_13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4">
      <text:list-level-style-number text:level="1" text:style-name="ListLabel_20_13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5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6">
      <text:list-level-style-number text:level="1" text:style-name="ListLabel_20_13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7">
      <text:list-level-style-number text:level="1" text:style-name="ListLabel_20_13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8">
      <text:list-level-style-number text:level="1" text:style-name="ListLabel_20_13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9">
      <text:list-level-style-number text:level="1" text:style-name="ListLabel_20_14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0">
      <text:list-level-style-number text:level="1" text:style-name="ListLabel_20_14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1">
      <text:list-level-style-number text:level="1" text:style-name="ListLabel_20_14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2">
      <text:list-level-style-number text:level="1" text:style-name="ListLabel_20_14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3">
      <text:list-level-style-number text:level="1" text:style-name="ListLabel_20_14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4">
      <text:list-level-style-number text:level="1" text:style-name="ListLabel_20_14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5">
      <text:list-level-style-number text:level="1" text:style-name="ListLabel_20_14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6">
      <text:list-level-style-number text:level="1" text:style-name="ListLabel_20_14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7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8">
      <text:list-level-style-number text:level="1" text:style-name="ListLabel_20_14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9">
      <text:list-level-style-number text:level="1" text:style-name="ListLabel_20_14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0">
      <text:list-level-style-number text:level="1" text:style-name="ListLabel_20_15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1">
      <text:list-level-style-number text:level="1" text:style-name="ListLabel_20_15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2">
      <text:list-level-style-number text:level="1" text:style-name="ListLabel_20_15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3">
      <text:list-level-style-number text:level="1" text:style-name="ListLabel_20_15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4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5">
      <text:list-level-style-number text:level="1" text:style-name="ListLabel_20_15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6">
      <text:list-level-style-number text:level="1" text:style-name="ListLabel_20_15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7">
      <text:list-level-style-number text:level="1" text:style-name="ListLabel_20_15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8">
      <text:list-level-style-number text:level="1" text:style-name="ListLabel_20_15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9">
      <text:list-level-style-number text:level="1" text:style-name="ListLabel_20_15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0">
      <text:list-level-style-number text:level="1" text:style-name="ListLabel_20_15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1">
      <text:list-level-style-number text:level="1" text:style-name="ListLabel_20_16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2">
      <text:list-level-style-number text:level="1" text:style-name="ListLabel_20_16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3">
      <text:list-level-style-number text:level="1" text:style-name="ListLabel_20_16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4">
      <text:list-level-style-number text:level="1" text:style-name="ListLabel_20_16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5">
      <text:list-level-style-number text:level="1" text:style-name="ListLabel_20_16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6">
      <text:list-level-style-number text:level="1" text:style-name="ListLabel_20_16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7">
      <text:list-level-style-number text:level="1" text:style-name="ListLabel_20_16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8">
      <text:list-level-style-number text:level="1" text:style-name="ListLabel_20_16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9">
      <text:list-level-style-number text:level="1" text:style-name="ListLabel_20_16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0">
      <text:list-level-style-number text:level="1" text:style-name="ListLabel_20_16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2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3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1">
      <text:list-level-style-number text:level="1" text:style-name="ListLabel_20_17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2">
      <text:list-level-style-number text:level="1" text:style-name="ListLabel_20_17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3">
      <text:list-level-style-number text:level="1" text:style-name="ListLabel_20_17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4">
      <text:list-level-style-number text:level="1" text:style-name="ListLabel_20_17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5">
      <text:list-level-style-number text:level="1" text:style-name="ListLabel_20_17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6">
      <text:list-level-style-number text:level="1" text:style-name="ListLabel_20_17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7">
      <text:list-level-style-number text:level="1" text:style-name="ListLabel_20_17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8">
      <text:list-level-style-number text:level="1" text:style-name="ListLabel_20_17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9">
      <text:list-level-style-number text:level="1" text:style-name="ListLabel_20_17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0">
      <text:list-level-style-number text:level="1" text:style-name="ListLabel_20_17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1">
      <text:list-level-style-number text:level="1" text:style-name="ListLabel_20_18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2">
      <text:list-level-style-number text:level="1" text:style-name="ListLabel_20_18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3">
      <text:list-level-style-number text:level="1" text:style-name="ListLabel_20_18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4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5">
      <text:list-level-style-number text:level="1" text:style-name="ListLabel_20_18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6">
      <text:list-level-style-number text:level="1" text:style-name="ListLabel_20_18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7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8">
      <text:list-level-style-number text:level="1" text:style-name="ListLabel_20_18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9">
      <text:list-level-style-number text:level="1" text:style-name="ListLabel_20_18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0">
      <text:list-level-style-number text:level="1" text:style-name="ListLabel_20_18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1">
      <text:list-level-style-number text:level="1" text:style-name="ListLabel_20_18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2">
      <text:list-level-style-number text:level="1" text:style-name="ListLabel_20_18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3">
      <text:list-level-style-number text:level="1" text:style-name="ListLabel_20_19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4">
      <text:list-level-style-number text:level="1" text:style-name="ListLabel_20_19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5">
      <text:list-level-style-number text:level="1" text:style-name="ListLabel_20_19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6">
      <text:list-level-style-number text:level="1" text:style-name="ListLabel_20_19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7">
      <text:list-level-style-number text:level="1" text:style-name="ListLabel_20_19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8">
      <text:list-level-style-number text:level="1" text:style-name="ListLabel_20_19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9">
      <text:list-level-style-number text:level="1" text:style-name="ListLabel_20_19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0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1">
      <text:list-level-style-number text:level="1" text:style-name="ListLabel_20_19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2">
      <text:list-level-style-number text:level="1" text:style-name="ListLabel_20_19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3">
      <text:list-level-style-number text:level="1" text:style-name="ListLabel_20_19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4">
      <text:list-level-style-number text:level="1" text:style-name="ListLabel_20_20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5">
      <text:list-level-style-number text:level="1" text:style-name="ListLabel_20_20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6">
      <text:list-level-style-number text:level="1" text:style-name="ListLabel_20_20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7">
      <text:list-level-style-number text:level="1" text:style-name="ListLabel_20_20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8">
      <text:list-level-style-number text:level="1" text:style-name="ListLabel_20_20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9">
      <text:list-level-style-number text:level="1" text:style-name="ListLabel_20_20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0">
      <text:list-level-style-number text:level="1" text:style-name="ListLabel_20_20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1">
      <text:list-level-style-number text:level="1" text:style-name="ListLabel_20_20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2">
      <text:list-level-style-number text:level="1" text:style-name="ListLabel_20_20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3">
      <text:list-level-style-number text:level="1" text:style-name="ListLabel_20_20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4">
      <text:list-level-style-number text:level="1" text:style-name="ListLabel_20_21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5">
      <text:list-level-style-number text:level="1" text:style-name="ListLabel_20_21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6">
      <text:list-level-style-number text:level="1" text:style-name="ListLabel_20_21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7">
      <text:list-level-style-number text:level="1" text:style-name="ListLabel_20_21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8">
      <text:list-level-style-number text:level="1" text:style-name="ListLabel_20_21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9">
      <text:list-level-style-number text:level="1" text:style-name="ListLabel_20_21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0">
      <text:list-level-style-number text:level="1" text:style-name="ListLabel_20_21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1">
      <text:list-level-style-number text:level="1" text:style-name="ListLabel_20_21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2">
      <text:list-level-style-number text:level="1" text:style-name="ListLabel_20_21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3">
      <text:list-level-style-number text:level="1" text:style-name="ListLabel_20_21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4">
      <text:list-level-style-number text:level="1" text:style-name="ListLabel_20_22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5">
      <text:list-level-style-number text:level="1" text:style-name="ListLabel_20_22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6">
      <text:list-level-style-number text:level="1" text:style-name="ListLabel_20_22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7">
      <text:list-level-style-number text:level="1" text:style-name="ListLabel_20_22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8">
      <text:list-level-style-number text:level="1" text:style-name="ListLabel_20_22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9">
      <text:list-level-style-number text:level="1" text:style-name="ListLabel_20_22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0">
      <text:list-level-style-number text:level="1" text:style-name="ListLabel_20_22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1">
      <text:list-level-style-number text:level="1" text:style-name="ListLabel_20_22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2">
      <text:list-level-style-number text:level="1" text:style-name="ListLabel_20_22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3">
      <text:list-level-style-number text:level="1" text:style-name="ListLabel_20_22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4">
      <text:list-level-style-number text:level="1" text:style-name="ListLabel_20_23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5">
      <text:list-level-style-number text:level="1" text:style-name="ListLabel_20_23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6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7">
      <text:list-level-style-number text:level="1" text:style-name="ListLabel_20_23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8">
      <text:list-level-style-number text:level="1" text:style-name="ListLabel_20_23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9">
      <text:list-level-style-number text:level="1" text:style-name="ListLabel_20_23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0">
      <text:list-level-style-number text:level="1" text:style-name="ListLabel_20_23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1">
      <text:list-level-style-number text:level="1" text:style-name="ListLabel_20_23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2">
      <text:list-level-style-number text:level="1" text:style-name="ListLabel_20_23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3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4">
      <text:list-level-style-number text:level="1" text:style-name="ListLabel_20_23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5">
      <text:list-level-style-number text:level="1" text:style-name="ListLabel_20_23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6">
      <text:list-level-style-number text:level="1" text:style-name="ListLabel_20_24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7">
      <text:list-level-style-number text:level="1" text:style-name="ListLabel_20_24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8">
      <text:list-level-style-number text:level="1" text:style-name="ListLabel_20_24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9">
      <text:list-level-style-number text:level="1" text:style-name="ListLabel_20_24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0">
      <text:list-level-style-number text:level="1" text:style-name="ListLabel_20_24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1">
      <text:list-level-style-number text:level="1" text:style-name="ListLabel_20_24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2">
      <text:list-level-style-number text:level="1" text:style-name="ListLabel_20_24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3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06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79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06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3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0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87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1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1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6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4">
      <text:list-level-style-number text:level="1" text:style-name="ListLabel_20_24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5">
      <text:list-level-style-number text:level="1" text:style-name="ListLabel_20_24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6">
      <text:list-level-style-number text:level="1" text:style-name="ListLabel_20_24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7">
      <text:list-level-style-number text:level="1" text:style-name="ListLabel_20_25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8">
      <text:list-level-style-number text:level="1" text:style-name="ListLabel_20_25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9">
      <text:list-level-style-number text:level="1" text:style-name="ListLabel_20_25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0">
      <text:list-level-style-number text:level="1" text:style-name="ListLabel_20_25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1">
      <text:list-level-style-number text:level="1" text:style-name="ListLabel_20_25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2">
      <text:list-level-style-number text:level="1" text:style-name="ListLabel_20_25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3">
      <text:list-level-style-number text:level="1" text:style-name="ListLabel_20_25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4">
      <text:list-level-style-number text:level="1" text:style-name="ListLabel_20_25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5">
      <text:list-level-style-number text:level="1" text:style-name="ListLabel_20_25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6">
      <text:list-level-style-number text:level="1" text:style-name="ListLabel_20_25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7">
      <text:list-level-style-number text:level="1" text:style-name="ListLabel_20_26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8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9">
      <text:list-level-style-number text:level="1" text:style-name="ListLabel_20_26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0">
      <text:list-level-style-number text:level="1" text:style-name="ListLabel_20_26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1">
      <text:list-level-style-number text:level="1" text:style-name="ListLabel_20_26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2">
      <text:list-level-style-number text:level="1" text:style-name="ListLabel_20_26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3">
      <text:list-level-style-number text:level="1" text:style-name="ListLabel_20_26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4">
      <text:list-level-style-number text:level="1" text:style-name="ListLabel_20_26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5">
      <text:list-level-style-number text:level="1" text:style-name="ListLabel_20_26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6">
      <text:list-level-style-number text:level="1" text:style-name="ListLabel_20_26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7">
      <text:list-level-style-number text:level="1" text:style-name="ListLabel_20_26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8">
      <text:list-level-style-number text:level="1" text:style-name="ListLabel_20_27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9">
      <text:list-level-style-number text:level="1" text:style-name="ListLabel_20_27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0">
      <text:list-level-style-number text:level="1" text:style-name="ListLabel_20_27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1">
      <text:list-level-style-number text:level="1" text:style-name="ListLabel_20_27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2">
      <text:list-level-style-number text:level="1" text:style-name="ListLabel_20_27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3">
      <text:list-level-style-number text:level="1" text:style-name="ListLabel_20_27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4">
      <text:list-level-style-number text:level="1" text:style-name="ListLabel_20_27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5">
      <text:list-level-style-number text:level="1" text:style-name="ListLabel_20_27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6">
      <text:list-level-style-number text:level="1" text:style-name="ListLabel_20_27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7">
      <text:list-level-style-number text:level="1" text:style-name="ListLabel_20_27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8">
      <text:list-level-style-number text:level="1" text:style-name="ListLabel_20_28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9">
      <text:list-level-style-number text:level="1" text:style-name="ListLabel_20_28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0">
      <text:list-level-style-number text:level="1" text:style-name="ListLabel_20_28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1">
      <text:list-level-style-number text:level="1" text:style-name="ListLabel_20_28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2">
      <text:list-level-style-number text:level="1" text:style-name="ListLabel_20_28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3">
      <text:list-level-style-number text:level="1" text:style-name="ListLabel_20_28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4">
      <text:list-level-style-number text:level="1" text:style-name="ListLabel_20_28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5">
      <text:list-level-style-number text:level="1" text:style-name="ListLabel_20_28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6">
      <text:list-level-style-number text:level="1" text:style-name="ListLabel_20_28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7">
      <text:list-level-style-number text:level="1" text:style-name="ListLabel_20_28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8">
      <text:list-level-style-number text:level="1" text:style-name="ListLabel_20_29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9">
      <text:list-level-style-number text:level="1" text:style-name="ListLabel_20_29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0">
      <text:list-level-style-number text:level="1" text:style-name="ListLabel_20_29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1">
      <text:list-level-style-number text:level="1" text:style-name="ListLabel_20_29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2">
      <text:list-level-style-number text:level="1" text:style-name="ListLabel_20_29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3">
      <text:list-level-style-number text:level="1" text:style-name="ListLabel_20_29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4">
      <text:list-level-style-number text:level="1" text:style-name="ListLabel_20_29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5">
      <text:list-level-style-number text:level="1" text:style-name="ListLabel_20_29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6">
      <text:list-level-style-number text:level="1" text:style-name="ListLabel_20_29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7">
      <text:list-level-style-number text:level="1" text:style-name="ListLabel_20_29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8">
      <text:list-level-style-number text:level="1" text:style-name="ListLabel_20_30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9">
      <text:list-level-style-number text:level="1" text:style-name="ListLabel_20_30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0">
      <text:list-level-style-number text:level="1" text:style-name="ListLabel_20_30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1">
      <text:list-level-style-number text:level="1" text:style-name="ListLabel_20_30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2">
      <text:list-level-style-number text:level="1" text:style-name="ListLabel_20_30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3">
      <text:list-level-style-number text:level="1" text:style-name="ListLabel_20_30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4">
      <text:list-level-style-number text:level="1" text:style-name="ListLabel_20_30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5">
      <text:list-level-style-number text:level="1" text:style-name="ListLabel_20_30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6">
      <text:list-level-style-number text:level="1" text:style-name="ListLabel_20_30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7">
      <text:list-level-style-number text:level="1" text:style-name="ListLabel_20_30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8">
      <text:list-level-style-number text:level="1" text:style-name="ListLabel_20_310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31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9">
      <text:list-level-style-number text:level="1" text:style-name="ListLabel_20_312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31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0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space" fo:text-indent="-0.318cm" fo:margin-left="2.81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5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8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0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3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6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8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1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4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1">
      <text:list-level-style-number text:level="1" text:style-name="ListLabel_20_314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31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06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79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06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3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0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87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1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1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6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3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06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79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06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3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0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87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1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1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6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4">
      <text:list-level-style-number text:level="1" text:style-name="ListLabel_20_316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31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5">
      <text:list-level-style-number text:level="1" text:style-name="ListLabel_20_318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31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6">
      <text:list-level-style-number text:level="1" text:style-name="ListLabel_20_32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7">
      <text:list-level-style-number text:level="1" text:style-name="ListLabel_20_32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8">
      <text:list-level-style-number text:level="1" text:style-name="ListLabel_20_32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9">
      <text:list-level-style-number text:level="1" text:style-name="ListLabel_20_323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32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0">
      <text:list-level-style-number text:level="1" text:style-name="ListLabel_20_325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32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1">
      <text:list-level-style-number text:level="1" text:style-name="ListLabel_20_32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2">
      <text:list-level-style-number text:level="1" text:style-name="ListLabel_20_328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32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3">
      <text:list-level-style-number text:level="1" text:style-name="ListLabel_20_330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33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4">
      <text:list-level-style-number text:level="1" text:style-name="ListLabel_20_33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5">
      <text:list-level-style-number text:level="1" text:style-name="ListLabel_20_33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6">
      <text:list-level-style-number text:level="1" text:style-name="ListLabel_20_334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33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7">
      <text:list-level-style-number text:level="1" text:style-name="ListLabel_20_33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8">
      <text:list-level-style-number text:level="1" text:style-name="ListLabel_20_33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9">
      <text:list-level-style-number text:level="1" text:style-name="ListLabel_20_33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0">
      <text:list-level-style-number text:level="1" text:style-name="ListLabel_20_33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1">
      <text:list-level-style-number text:level="1" text:style-name="ListLabel_20_34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2">
      <text:list-level-style-number text:level="1" text:style-name="ListLabel_20_34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3">
      <text:list-level-style-number text:level="1" text:style-name="ListLabel_20_34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4">
      <text:list-level-style-number text:level="1" text:style-name="ListLabel_20_34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5">
      <text:list-level-style-number text:level="1" text:style-name="ListLabel_20_34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6">
      <text:list-level-style-number text:level="1" text:style-name="ListLabel_20_34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7">
      <text:list-level-style-number text:level="1" text:style-name="ListLabel_20_34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8">
      <text:list-level-style-number text:level="1" text:style-name="ListLabel_20_347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9">
      <text:list-level-style-number text:level="1" text:style-name="ListLabel_20_34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0">
      <text:list-level-style-number text:level="1" text:style-name="ListLabel_20_34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1">
      <text:list-level-style-number text:level="1" text:style-name="ListLabel_20_35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2">
      <text:list-level-style-number text:level="1" text:style-name="ListLabel_20_35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3">
      <text:list-level-style-number text:level="1" text:style-name="ListLabel_20_35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4">
      <text:list-level-style-number text:level="1" text:style-name="ListLabel_20_35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5">
      <text:list-level-style-number text:level="1" text:style-name="ListLabel_20_354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6">
      <text:list-level-style-number text:level="1" text:style-name="ListLabel_20_355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35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7">
      <text:list-level-style-number text:level="1" text:style-name="ListLabel_20_357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35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8">
      <text:list-level-style-number text:level="1" text:style-name="ListLabel_20_359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360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9">
      <text:list-level-style-number text:level="1" text:style-name="ListLabel_20_36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0">
      <text:list-level-style-number text:level="1" text:style-name="ListLabel_20_362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363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1">
      <text:list-level-style-number text:level="1" text:style-name="ListLabel_20_364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365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2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366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3">
      <text:list-level-style-number text:level="1" text:style-name="ListLabel_20_367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368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space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4">
      <text:list-level-style-number text:level="1" text:style-name="ListLabel_20_369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ambria" fo:font-size="10pt" fo:language="fr" fo:country="FR" style:font-size-asian="10pt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1</text:page-number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stall</meta:initial-creator>
    <dc:creator>Etudiant</dc:creator>
    <meta:editing-cycles>3</meta:editing-cycles>
    <meta:print-date>2014-06-27T17:18:00</meta:print-date>
    <meta:creation-date>2018-07-19T17:20:00</meta:creation-date>
    <dc:date>2018-07-19T17:41:00</dc:date>
    <meta:editing-duration>PT20M</meta:editing-duration>
    <meta:generator>LibreOffice/6.0.3.2$Linux_X86_64 LibreOffice_project/00m0$Build-2</meta:generator>
    <meta:document-statistic meta:table-count="0" meta:image-count="0" meta:object-count="0" meta:page-count="75" meta:paragraph-count="1961" meta:word-count="32161" meta:character-count="214464" meta:non-whitespace-character-count="186085"/>
    <meta:user-defined meta:name="AppVersion">16.0000</meta:user-defined>
    <meta:user-defined meta:name="Company">UniN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